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5.8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ze_fee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. de Acceso</text:p>
          </table:table-cell>
          <table:table-cell office:value-type="string" calcext:value-type="string">
            <text:p>HMM</text:p>
          </table:table-cell>
          <table:table-cell office:value-type="string" calcext:value-type="string">
            <text:p>E-value</text:p>
          </table:table-cell>
          <table:table-cell office:value-type="string" calcext:value-type="string">
            <text:p>C-Evalue</text:p>
          </table:table-cell>
          <table:table-cell office:value-type="string" calcext:value-type="string">
            <text:p>I-Evalue</text:p>
          </table:table-cell>
          <table:table-cell office:value-type="string" calcext:value-type="string">
            <text:p>Organismo</text:p>
          </table:table-cell>
        </table:table-row>
        <table:table-row table:style-name="ro1">
          <table:table-cell office:value-type="string" calcext:value-type="string">
            <text:p>XP_0375091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" calcext:value-type="float">
            <text:p>0</text:p>
          </table:table-cell>
          <table:table-cell office:value-type="float" office:value="3.6E-189" calcext:value-type="float">
            <text:p>3.6E-189</text:p>
          </table:table-cell>
          <table:table-cell office:value-type="float" office:value="2.2E-185" calcext:value-type="float">
            <text:p>2.2E-185</text:p>
          </table:table-cell>
          <table:table-cell office:value-type="string" calcext:value-type="string">
            <text:p>LOW QUALITY PROTEIN: chitin synthase chs-1-like [Rhipicephalus sanguineus]</text:p>
          </table:table-cell>
        </table:table-row>
        <table:table-row table:style-name="ro1">
          <table:table-cell office:value-type="string" calcext:value-type="string">
            <text:p>XP_026880781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0" calcext:value-type="float">
            <text:p>0</text:p>
          </table:table-cell>
          <table:table-cell office:value-type="float" office:value="2.8E-170" calcext:value-type="float">
            <text:p>2.8E-170</text:p>
          </table:table-cell>
          <table:table-cell office:value-type="float" office:value="1.7E-166" calcext:value-type="float">
            <text:p>1.7E-166</text:p>
          </table:table-cell>
          <table:table-cell office:value-type="string" calcext:value-type="string">
            <text:p>LOW QUALITY PROTEIN: chitin synthase 1 [Electrophorus electricus]</text:p>
          </table:table-cell>
        </table:table-row>
        <table:table-row table:style-name="ro1">
          <table:table-cell office:value-type="string" calcext:value-type="string">
            <text:p>XP_0436567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259" calcext:value-type="float">
            <text:p>2.2E-259</text:p>
          </table:table-cell>
          <table:table-cell office:value-type="float" office:value="2.6E-262" calcext:value-type="float">
            <text:p>2.6E-262</text:p>
          </table:table-cell>
          <table:table-cell office:value-type="float" office:value="1.6E-258" calcext:value-type="float">
            <text:p>1.6E-258</text:p>
          </table:table-cell>
          <table:table-cell office:value-type="string" calcext:value-type="string">
            <text:p>chitin synthase chs-2 isoform X1 [Drosophila teissieri]</text:p>
          </table:table-cell>
        </table:table-row>
        <table:table-row table:style-name="ro1">
          <table:table-cell office:value-type="string" calcext:value-type="string">
            <text:p>XP_0394958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259" calcext:value-type="float">
            <text:p>2.8E-259</text:p>
          </table:table-cell>
          <table:table-cell office:value-type="float" office:value="2.2E-262" calcext:value-type="float">
            <text:p>2.2E-262</text:p>
          </table:table-cell>
          <table:table-cell office:value-type="float" office:value="1.4E-258" calcext:value-type="float">
            <text:p>1.4E-258</text:p>
          </table:table-cell>
          <table:table-cell office:value-type="string" calcext:value-type="string">
            <text:p>chitin synthase chs-2 isoform X2 [Drosophila santomea]</text:p>
          </table:table-cell>
        </table:table-row>
        <table:table-row table:style-name="ro1">
          <table:table-cell office:value-type="string" calcext:value-type="string">
            <text:p>XP_0331620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259" calcext:value-type="float">
            <text:p>4.2E-259</text:p>
          </table:table-cell>
          <table:table-cell office:value-type="float" office:value="3.2E-262" calcext:value-type="float">
            <text:p>3.2E-262</text:p>
          </table:table-cell>
          <table:table-cell office:value-type="float" office:value="1.9E-258" calcext:value-type="float">
            <text:p>1.9E-258</text:p>
          </table:table-cell>
          <table:table-cell office:value-type="string" calcext:value-type="string">
            <text:p>chitin synthase chs-2 isoform X3 [Drosophila mauritiana]</text:p>
          </table:table-cell>
        </table:table-row>
        <table:table-row table:style-name="ro1">
          <table:table-cell office:value-type="string" calcext:value-type="string">
            <text:p>XP_0325762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259" calcext:value-type="float">
            <text:p>4.2E-259</text:p>
          </table:table-cell>
          <table:table-cell office:value-type="float" office:value="3.2E-262" calcext:value-type="float">
            <text:p>3.2E-262</text:p>
          </table:table-cell>
          <table:table-cell office:value-type="float" office:value="1.9E-258" calcext:value-type="float">
            <text:p>1.9E-258</text:p>
          </table:table-cell>
          <table:table-cell office:value-type="string" calcext:value-type="string">
            <text:p>chitin synthase chs-2 isoform X3 [Drosophila sechellia]</text:p>
          </table:table-cell>
        </table:table-row>
        <table:table-row table:style-name="ro1">
          <table:table-cell office:value-type="string" calcext:value-type="string">
            <text:p>XP_0331619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259" calcext:value-type="float">
            <text:p>4.2E-259</text:p>
          </table:table-cell>
          <table:table-cell office:value-type="float" office:value="3.2E-262" calcext:value-type="float">
            <text:p>3.2E-262</text:p>
          </table:table-cell>
          <table:table-cell office:value-type="float" office:value="1.9E-258" calcext:value-type="float">
            <text:p>1.9E-258</text:p>
          </table:table-cell>
          <table:table-cell office:value-type="string" calcext:value-type="string">
            <text:p>chitin synthase chs-2 isoform X1 [Drosophila mauritiana]</text:p>
          </table:table-cell>
        </table:table-row>
        <table:table-row table:style-name="ro1">
          <table:table-cell office:value-type="string" calcext:value-type="string">
            <text:p>XP_0325762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259" calcext:value-type="float">
            <text:p>4.2E-259</text:p>
          </table:table-cell>
          <table:table-cell office:value-type="float" office:value="3.2E-262" calcext:value-type="float">
            <text:p>3.2E-262</text:p>
          </table:table-cell>
          <table:table-cell office:value-type="float" office:value="1.9E-258" calcext:value-type="float">
            <text:p>1.9E-258</text:p>
          </table:table-cell>
          <table:table-cell office:value-type="string" calcext:value-type="string">
            <text:p>chitin synthase chs-2 isoform X1 [Drosophila sechellia]</text:p>
          </table:table-cell>
        </table:table-row>
        <table:table-row table:style-name="ro1">
          <table:table-cell office:value-type="string" calcext:value-type="string">
            <text:p>NP_5242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259" calcext:value-type="float">
            <text:p>4.2E-259</text:p>
          </table:table-cell>
          <table:table-cell office:value-type="float" office:value="3.2E-262" calcext:value-type="float">
            <text:p>3.2E-262</text:p>
          </table:table-cell>
          <table:table-cell office:value-type="float" office:value="1.9E-258" calcext:value-type="float">
            <text:p>1.9E-258</text:p>
          </table:table-cell>
          <table:table-cell office:value-type="string" calcext:value-type="string">
            <text:p>krotzkopf verkehrt <text:s/>isoform A [Drosophila melanogaster]</text:p>
          </table:table-cell>
        </table:table-row>
        <table:table-row table:style-name="ro1">
          <table:table-cell office:value-type="string" calcext:value-type="string">
            <text:p>NP_9961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259" calcext:value-type="float">
            <text:p>4.2E-259</text:p>
          </table:table-cell>
          <table:table-cell office:value-type="float" office:value="3.2E-262" calcext:value-type="float">
            <text:p>3.2E-262</text:p>
          </table:table-cell>
          <table:table-cell office:value-type="float" office:value="1.9E-258" calcext:value-type="float">
            <text:p>1.9E-258</text:p>
          </table:table-cell>
          <table:table-cell office:value-type="string" calcext:value-type="string">
            <text:p>krotzkopf verkehrt <text:s/>isoform C [Drosophila melanogaster]</text:p>
          </table:table-cell>
        </table:table-row>
        <table:table-row table:style-name="ro1">
          <table:table-cell office:value-type="string" calcext:value-type="string">
            <text:p>XP_0160333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259" calcext:value-type="float">
            <text:p>4.2E-259</text:p>
          </table:table-cell>
          <table:table-cell office:value-type="float" office:value="3.2E-262" calcext:value-type="float">
            <text:p>3.2E-262</text:p>
          </table:table-cell>
          <table:table-cell office:value-type="float" office:value="1.9E-258" calcext:value-type="float">
            <text:p>1.9E-258</text:p>
          </table:table-cell>
          <table:table-cell office:value-type="string" calcext:value-type="string">
            <text:p>chitin synthase chs-2 isoform X1 [Drosophila simulans]</text:p>
          </table:table-cell>
        </table:table-row>
        <table:table-row table:style-name="ro1">
          <table:table-cell office:value-type="string" calcext:value-type="string">
            <text:p>XP_0160333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259" calcext:value-type="float">
            <text:p>4.3E-259</text:p>
          </table:table-cell>
          <table:table-cell office:value-type="float" office:value="3.5E-262" calcext:value-type="float">
            <text:p>3.5E-262</text:p>
          </table:table-cell>
          <table:table-cell office:value-type="float" office:value="2.1E-258" calcext:value-type="float">
            <text:p>2.1E-258</text:p>
          </table:table-cell>
          <table:table-cell office:value-type="string" calcext:value-type="string">
            <text:p>chitin synthase chs-2 isoform X3 [Drosophila simulans]</text:p>
          </table:table-cell>
        </table:table-row>
        <table:table-row table:style-name="ro1">
          <table:table-cell office:value-type="string" calcext:value-type="string">
            <text:p>XP_0150471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259" calcext:value-type="float">
            <text:p>4.5E-259</text:p>
          </table:table-cell>
          <table:table-cell office:value-type="float" office:value="2.4E-262" calcext:value-type="float">
            <text:p>2.4E-262</text:p>
          </table:table-cell>
          <table:table-cell office:value-type="float" office:value="1.5E-258" calcext:value-type="float">
            <text:p>1.5E-258</text:p>
          </table:table-cell>
          <table:table-cell office:value-type="string" calcext:value-type="string">
            <text:p>chitin synthase chs-2 isoform X1 [Drosophila yakuba]</text:p>
          </table:table-cell>
        </table:table-row>
        <table:table-row table:style-name="ro1">
          <table:table-cell office:value-type="string" calcext:value-type="string">
            <text:p>XP_0366748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259" calcext:value-type="float">
            <text:p>6.2E-259</text:p>
          </table:table-cell>
          <table:table-cell office:value-type="float" office:value="3.3E-262" calcext:value-type="float">
            <text:p>3.3E-262</text:p>
          </table:table-cell>
          <table:table-cell office:value-type="float" office:value="2E-258" calcext:value-type="float">
            <text:p>2E-258</text:p>
          </table:table-cell>
          <table:table-cell office:value-type="string" calcext:value-type="string">
            <text:p>chitin synthase chs-2 isoform X1 [Drosophila suzukii]</text:p>
          </table:table-cell>
        </table:table-row>
        <table:table-row table:style-name="ro1">
          <table:table-cell office:value-type="string" calcext:value-type="string">
            <text:p>XP_01476658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5E-259" calcext:value-type="float">
            <text:p>6.5E-259</text:p>
          </table:table-cell>
          <table:table-cell office:value-type="float" office:value="1.1E-261" calcext:value-type="float">
            <text:p>1.1E-261</text:p>
          </table:table-cell>
          <table:table-cell office:value-type="float" office:value="7E-258" calcext:value-type="float">
            <text:p>7E-258</text:p>
          </table:table-cell>
          <table:table-cell office:value-type="string" calcext:value-type="string">
            <text:p>chitin synthase chs-2 isoform X1 [Drosophila ananassae]</text:p>
          </table:table-cell>
        </table:table-row>
        <table:table-row table:style-name="ro1">
          <table:table-cell office:value-type="string" calcext:value-type="string">
            <text:p>XP_0377289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9E-259" calcext:value-type="float">
            <text:p>6.9E-259</text:p>
          </table:table-cell>
          <table:table-cell office:value-type="float" office:value="3.3E-262" calcext:value-type="float">
            <text:p>3.3E-262</text:p>
          </table:table-cell>
          <table:table-cell office:value-type="float" office:value="2E-258" calcext:value-type="float">
            <text:p>2E-258</text:p>
          </table:table-cell>
          <table:table-cell office:value-type="string" calcext:value-type="string">
            <text:p>chitin synthase chs-2 isoform X1 [Drosophila subpulchrella]</text:p>
          </table:table-cell>
        </table:table-row>
        <table:table-row table:style-name="ro1">
          <table:table-cell office:value-type="string" calcext:value-type="string">
            <text:p>XP_00209604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58" calcext:value-type="float">
            <text:p>1.7E-258</text:p>
          </table:table-cell>
          <table:table-cell office:value-type="float" office:value="1.2E-261" calcext:value-type="float">
            <text:p>1.2E-261</text:p>
          </table:table-cell>
          <table:table-cell office:value-type="float" office:value="7.2E-258" calcext:value-type="float">
            <text:p>7.2E-258</text:p>
          </table:table-cell>
          <table:table-cell office:value-type="string" calcext:value-type="string">
            <text:p>chitin synthase chs-2 isoform X2 [Drosophila yakuba]</text:p>
          </table:table-cell>
        </table:table-row>
        <table:table-row table:style-name="ro1">
          <table:table-cell office:value-type="string" calcext:value-type="string">
            <text:p>XP_0171429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258" calcext:value-type="float">
            <text:p>1.8E-258</text:p>
          </table:table-cell>
          <table:table-cell office:value-type="float" office:value="2E-261" calcext:value-type="float">
            <text:p>2E-261</text:p>
          </table:table-cell>
          <table:table-cell office:value-type="float" office:value="1.2E-257" calcext:value-type="float">
            <text:p>1.2E-257</text:p>
          </table:table-cell>
          <table:table-cell office:value-type="string" calcext:value-type="string">
            <text:p>chitin synthase chs-2 isoform X1 [Drosophila miranda]</text:p>
          </table:table-cell>
        </table:table-row>
        <table:table-row table:style-name="ro1">
          <table:table-cell office:value-type="string" calcext:value-type="string">
            <text:p>XP_0394958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258" calcext:value-type="float">
            <text:p>2E-258</text:p>
          </table:table-cell>
          <table:table-cell office:value-type="float" office:value="1.1E-261" calcext:value-type="float">
            <text:p>1.1E-261</text:p>
          </table:table-cell>
          <table:table-cell office:value-type="float" office:value="6.5E-258" calcext:value-type="float">
            <text:p>6.5E-258</text:p>
          </table:table-cell>
          <table:table-cell office:value-type="string" calcext:value-type="string">
            <text:p>chitin synthase chs-2 isoform X1 [Drosophila santomea]</text:p>
          </table:table-cell>
        </table:table-row>
        <table:table-row table:style-name="ro1">
          <table:table-cell office:value-type="string" calcext:value-type="string">
            <text:p>XP_0331619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258" calcext:value-type="float">
            <text:p>2E-258</text:p>
          </table:table-cell>
          <table:table-cell office:value-type="float" office:value="1.8E-261" calcext:value-type="float">
            <text:p>1.8E-261</text:p>
          </table:table-cell>
          <table:table-cell office:value-type="float" office:value="1.1E-257" calcext:value-type="float">
            <text:p>1.1E-257</text:p>
          </table:table-cell>
          <table:table-cell office:value-type="string" calcext:value-type="string">
            <text:p>chitin synthase chs-2 isoform X2 [Drosophila mauritiana]</text:p>
          </table:table-cell>
        </table:table-row>
        <table:table-row table:style-name="ro1">
          <table:table-cell office:value-type="string" calcext:value-type="string">
            <text:p>XP_0325762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258" calcext:value-type="float">
            <text:p>2E-258</text:p>
          </table:table-cell>
          <table:table-cell office:value-type="float" office:value="1.8E-261" calcext:value-type="float">
            <text:p>1.8E-261</text:p>
          </table:table-cell>
          <table:table-cell office:value-type="float" office:value="1.1E-257" calcext:value-type="float">
            <text:p>1.1E-257</text:p>
          </table:table-cell>
          <table:table-cell office:value-type="string" calcext:value-type="string">
            <text:p>chitin synthase chs-2 isoform X2 [Drosophila sechellia]</text:p>
          </table:table-cell>
        </table:table-row>
        <table:table-row table:style-name="ro1">
          <table:table-cell office:value-type="string" calcext:value-type="string">
            <text:p>NP_73092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258" calcext:value-type="float">
            <text:p>2E-258</text:p>
          </table:table-cell>
          <table:table-cell office:value-type="float" office:value="1.8E-261" calcext:value-type="float">
            <text:p>1.8E-261</text:p>
          </table:table-cell>
          <table:table-cell office:value-type="float" office:value="1.1E-257" calcext:value-type="float">
            <text:p>1.1E-257</text:p>
          </table:table-cell>
          <table:table-cell office:value-type="string" calcext:value-type="string">
            <text:p>krotzkopf verkehrt <text:s/>isoform D [Drosophila melanogaster]</text:p>
          </table:table-cell>
        </table:table-row>
        <table:table-row table:style-name="ro1">
          <table:table-cell office:value-type="string" calcext:value-type="string">
            <text:p>XP_0160333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258" calcext:value-type="float">
            <text:p>2E-258</text:p>
          </table:table-cell>
          <table:table-cell office:value-type="float" office:value="1.8E-261" calcext:value-type="float">
            <text:p>1.8E-261</text:p>
          </table:table-cell>
          <table:table-cell office:value-type="float" office:value="1.1E-257" calcext:value-type="float">
            <text:p>1.1E-257</text:p>
          </table:table-cell>
          <table:table-cell office:value-type="string" calcext:value-type="string">
            <text:p>chitin synthase chs-2 isoform X2 [Drosophila simulans]</text:p>
          </table:table-cell>
        </table:table-row>
        <table:table-row table:style-name="ro1">
          <table:table-cell office:value-type="string" calcext:value-type="string">
            <text:p>XP_0331620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258" calcext:value-type="float">
            <text:p>2.1E-258</text:p>
          </table:table-cell>
          <table:table-cell office:value-type="float" office:value="1.7E-261" calcext:value-type="float">
            <text:p>1.7E-261</text:p>
          </table:table-cell>
          <table:table-cell office:value-type="float" office:value="1E-257" calcext:value-type="float">
            <text:p>1E-257</text:p>
          </table:table-cell>
          <table:table-cell office:value-type="string" calcext:value-type="string">
            <text:p>chitin synthase chs-2 isoform X4 [Drosophila mauritiana]</text:p>
          </table:table-cell>
        </table:table-row>
        <table:table-row table:style-name="ro1">
          <table:table-cell office:value-type="string" calcext:value-type="string">
            <text:p>XP_0325762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258" calcext:value-type="float">
            <text:p>2.1E-258</text:p>
          </table:table-cell>
          <table:table-cell office:value-type="float" office:value="1.7E-261" calcext:value-type="float">
            <text:p>1.7E-261</text:p>
          </table:table-cell>
          <table:table-cell office:value-type="float" office:value="1E-257" calcext:value-type="float">
            <text:p>1E-257</text:p>
          </table:table-cell>
          <table:table-cell office:value-type="string" calcext:value-type="string">
            <text:p>chitin synthase chs-2 isoform X4 [Drosophila sechellia]</text:p>
          </table:table-cell>
        </table:table-row>
        <table:table-row table:style-name="ro1">
          <table:table-cell office:value-type="string" calcext:value-type="string">
            <text:p>XP_003736740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258" calcext:value-type="float">
            <text:p>2.1E-258</text:p>
          </table:table-cell>
          <table:table-cell office:value-type="float" office:value="2.9E-261" calcext:value-type="float">
            <text:p>2.9E-261</text:p>
          </table:table-cell>
          <table:table-cell office:value-type="float" office:value="1.8E-257" calcext:value-type="float">
            <text:p>1.8E-257</text:p>
          </table:table-cell>
          <table:table-cell office:value-type="string" calcext:value-type="string">
            <text:p>chitin synthase chs-2 isoform X1 [Drosophila pseudoobscura]</text:p>
          </table:table-cell>
        </table:table-row>
        <table:table-row table:style-name="ro1">
          <table:table-cell office:value-type="string" calcext:value-type="string">
            <text:p>XP_0436567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258" calcext:value-type="float">
            <text:p>2.2E-258</text:p>
          </table:table-cell>
          <table:table-cell office:value-type="float" office:value="1.3E-261" calcext:value-type="float">
            <text:p>1.3E-261</text:p>
          </table:table-cell>
          <table:table-cell office:value-type="float" office:value="7.8E-258" calcext:value-type="float">
            <text:p>7.8E-258</text:p>
          </table:table-cell>
          <table:table-cell office:value-type="string" calcext:value-type="string">
            <text:p>chitin synthase chs-2 isoform X2 [Drosophila teissieri]</text:p>
          </table:table-cell>
        </table:table-row>
        <table:table-row table:style-name="ro1">
          <table:table-cell office:value-type="string" calcext:value-type="string">
            <text:p>XP_01693184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258" calcext:value-type="float">
            <text:p>2.5E-258</text:p>
          </table:table-cell>
          <table:table-cell office:value-type="float" office:value="1.6E-261" calcext:value-type="float">
            <text:p>1.6E-261</text:p>
          </table:table-cell>
          <table:table-cell office:value-type="float" office:value="1E-257" calcext:value-type="float">
            <text:p>1E-257</text:p>
          </table:table-cell>
          <table:table-cell office:value-type="string" calcext:value-type="string">
            <text:p>chitin synthase chs-2 isoform X2 [Drosophila suzukii]</text:p>
          </table:table-cell>
        </table:table-row>
        <table:table-row table:style-name="ro1">
          <table:table-cell office:value-type="string" calcext:value-type="string">
            <text:p>XP_0377289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258" calcext:value-type="float">
            <text:p>2.7E-258</text:p>
          </table:table-cell>
          <table:table-cell office:value-type="float" office:value="1.7E-261" calcext:value-type="float">
            <text:p>1.7E-261</text:p>
          </table:table-cell>
          <table:table-cell office:value-type="float" office:value="1E-257" calcext:value-type="float">
            <text:p>1E-257</text:p>
          </table:table-cell>
          <table:table-cell office:value-type="string" calcext:value-type="string">
            <text:p>chitin synthase chs-2 isoform X2 [Drosophila subpulchrella]</text:p>
          </table:table-cell>
        </table:table-row>
        <table:table-row table:style-name="ro1">
          <table:table-cell office:value-type="string" calcext:value-type="string">
            <text:p>XP_0391514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258" calcext:value-type="float">
            <text:p>2.9E-258</text:p>
          </table:table-cell>
          <table:table-cell office:value-type="float" office:value="1.7E-261" calcext:value-type="float">
            <text:p>1.7E-261</text:p>
          </table:table-cell>
          <table:table-cell office:value-type="float" office:value="1E-257" calcext:value-type="float">
            <text:p>1E-257</text:p>
          </table:table-cell>
          <table:table-cell office:value-type="string" calcext:value-type="string">
            <text:p>chitin synthase chs-2 isoform X4 [Drosophila simulans]</text:p>
          </table:table-cell>
        </table:table-row>
        <table:table-row table:style-name="ro1">
          <table:table-cell office:value-type="string" calcext:value-type="string">
            <text:p>XP_0346649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258" calcext:value-type="float">
            <text:p>3.2E-258</text:p>
          </table:table-cell>
          <table:table-cell office:value-type="float" office:value="3.1E-261" calcext:value-type="float">
            <text:p>3.1E-261</text:p>
          </table:table-cell>
          <table:table-cell office:value-type="float" office:value="1.9E-257" calcext:value-type="float">
            <text:p>1.9E-257</text:p>
          </table:table-cell>
          <table:table-cell office:value-type="string" calcext:value-type="string">
            <text:p>chitin synthase chs-2 isoform X1 [Drosophila subobscura]</text:p>
          </table:table-cell>
        </table:table-row>
        <table:table-row table:style-name="ro1">
          <table:table-cell office:value-type="string" calcext:value-type="string">
            <text:p>XP_0178474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8E-258" calcext:value-type="float">
            <text:p>4.8E-258</text:p>
          </table:table-cell>
          <table:table-cell office:value-type="float" office:value="6.4E-261" calcext:value-type="float">
            <text:p>6.4E-261</text:p>
          </table:table-cell>
          <table:table-cell office:value-type="float" office:value="3.9E-257" calcext:value-type="float">
            <text:p>3.9E-257</text:p>
          </table:table-cell>
          <table:table-cell office:value-type="string" calcext:value-type="string">
            <text:p>chitin synthase chs-2 isoform X1 [Drosophila busckii]</text:p>
          </table:table-cell>
        </table:table-row>
        <table:table-row table:style-name="ro1">
          <table:table-cell office:value-type="string" calcext:value-type="string">
            <text:p>XP_0341164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2E-258" calcext:value-type="float">
            <text:p>8.2E-258</text:p>
          </table:table-cell>
          <table:table-cell office:value-type="float" office:value="1.5E-260" calcext:value-type="float">
            <text:p>1.5E-260</text:p>
          </table:table-cell>
          <table:table-cell office:value-type="float" office:value="9.3E-257" calcext:value-type="float">
            <text:p>9.3E-257</text:p>
          </table:table-cell>
          <table:table-cell office:value-type="string" calcext:value-type="string">
            <text:p>chitin synthase chs-2 isoform X1 [Drosophila albomicans]</text:p>
          </table:table-cell>
        </table:table-row>
        <table:table-row table:style-name="ro1">
          <table:table-cell office:value-type="string" calcext:value-type="string">
            <text:p>XP_01784743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257" calcext:value-type="float">
            <text:p>6.2E-257</text:p>
          </table:table-cell>
          <table:table-cell office:value-type="float" office:value="4.4E-260" calcext:value-type="float">
            <text:p>4.4E-260</text:p>
          </table:table-cell>
          <table:table-cell office:value-type="float" office:value="2.7E-256" calcext:value-type="float">
            <text:p>2.7E-256</text:p>
          </table:table-cell>
          <table:table-cell office:value-type="string" calcext:value-type="string">
            <text:p>chitin synthase chs-2 isoform X2 [Drosophila busckii]</text:p>
          </table:table-cell>
        </table:table-row>
        <table:table-row table:style-name="ro1">
          <table:table-cell office:value-type="string" calcext:value-type="string">
            <text:p>XP_0341164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257" calcext:value-type="float">
            <text:p>9.2E-257</text:p>
          </table:table-cell>
          <table:table-cell office:value-type="float" office:value="8.1E-260" calcext:value-type="float">
            <text:p>8.1E-260</text:p>
          </table:table-cell>
          <table:table-cell office:value-type="float" office:value="5E-256" calcext:value-type="float">
            <text:p>5E-256</text:p>
          </table:table-cell>
          <table:table-cell office:value-type="string" calcext:value-type="string">
            <text:p>chitin synthase chs-2 isoform X2 [Drosophila albomicans]</text:p>
          </table:table-cell>
        </table:table-row>
        <table:table-row table:style-name="ro1">
          <table:table-cell office:value-type="string" calcext:value-type="string">
            <text:p>XP_0377289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56" calcext:value-type="float">
            <text:p>1.7E-256</text:p>
          </table:table-cell>
          <table:table-cell office:value-type="float" office:value="1.1E-259" calcext:value-type="float">
            <text:p>1.1E-259</text:p>
          </table:table-cell>
          <table:table-cell office:value-type="float" office:value="6.5E-256" calcext:value-type="float">
            <text:p>6.5E-256</text:p>
          </table:table-cell>
          <table:table-cell office:value-type="string" calcext:value-type="string">
            <text:p>chitin synthase chs-2 isoform X3 [Drosophila subpulchrella]</text:p>
          </table:table-cell>
        </table:table-row>
        <table:table-row table:style-name="ro1">
          <table:table-cell office:value-type="string" calcext:value-type="string">
            <text:p>XP_0445700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56" calcext:value-type="float">
            <text:p>1.7E-256</text:p>
          </table:table-cell>
          <table:table-cell office:value-type="float" office:value="4.4E-260" calcext:value-type="float">
            <text:p>4.4E-260</text:p>
          </table:table-cell>
          <table:table-cell office:value-type="float" office:value="2.7E-256" calcext:value-type="float">
            <text:p>2.7E-256</text:p>
          </table:table-cell>
          <table:table-cell office:value-type="string" calcext:value-type="string">
            <text:p>chitin synthase chs-2 isoform X2 [Drosophila ananassae]</text:p>
          </table:table-cell>
        </table:table-row>
        <table:table-row table:style-name="ro1">
          <table:table-cell office:value-type="string" calcext:value-type="string">
            <text:p>XP_0332445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256" calcext:value-type="float">
            <text:p>6.1E-256</text:p>
          </table:table-cell>
          <table:table-cell office:value-type="float" office:value="1.5E-259" calcext:value-type="float">
            <text:p>1.5E-259</text:p>
          </table:table-cell>
          <table:table-cell office:value-type="float" office:value="9.2E-256" calcext:value-type="float">
            <text:p>9.2E-256</text:p>
          </table:table-cell>
          <table:table-cell office:value-type="string" calcext:value-type="string">
            <text:p>chitin synthase chs-2 isoform X2 [Drosophila miranda]</text:p>
          </table:table-cell>
        </table:table-row>
        <table:table-row table:style-name="ro1">
          <table:table-cell office:value-type="string" calcext:value-type="string">
            <text:p>XP_001359390.4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7E-256" calcext:value-type="float">
            <text:p>7.7E-256</text:p>
          </table:table-cell>
          <table:table-cell office:value-type="float" office:value="2E-259" calcext:value-type="float">
            <text:p>2E-259</text:p>
          </table:table-cell>
          <table:table-cell office:value-type="float" office:value="1.2E-255" calcext:value-type="float">
            <text:p>1.2E-255</text:p>
          </table:table-cell>
          <table:table-cell office:value-type="string" calcext:value-type="string">
            <text:p>chitin synthase chs-2 isoform X2 [Drosophila pseudoobscura]</text:p>
          </table:table-cell>
        </table:table-row>
        <table:table-row table:style-name="ro1">
          <table:table-cell office:value-type="string" calcext:value-type="string">
            <text:p>XP_0346649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255" calcext:value-type="float">
            <text:p>1.1E-255</text:p>
          </table:table-cell>
          <table:table-cell office:value-type="float" office:value="2.8E-259" calcext:value-type="float">
            <text:p>2.8E-259</text:p>
          </table:table-cell>
          <table:table-cell office:value-type="float" office:value="1.7E-255" calcext:value-type="float">
            <text:p>1.7E-255</text:p>
          </table:table-cell>
          <table:table-cell office:value-type="string" calcext:value-type="string">
            <text:p>chitin synthase chs-2 isoform X2 [Drosophila subobscura]</text:p>
          </table:table-cell>
        </table:table-row>
        <table:table-row table:style-name="ro1">
          <table:table-cell office:value-type="string" calcext:value-type="string">
            <text:p>XP_0332341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254" calcext:value-type="float">
            <text:p>3.3E-254</text:p>
          </table:table-cell>
          <table:table-cell office:value-type="float" office:value="7.4E-258" calcext:value-type="float">
            <text:p>7.4E-258</text:p>
          </table:table-cell>
          <table:table-cell office:value-type="float" office:value="4.5E-254" calcext:value-type="float">
            <text:p>4.5E-254</text:p>
          </table:table-cell>
          <table:table-cell office:value-type="string" calcext:value-type="string">
            <text:p>chitin synthase chs-2 isoform X3 [Drosophila pseudoobscura]</text:p>
          </table:table-cell>
        </table:table-row>
        <table:table-row table:style-name="ro1">
          <table:table-cell office:value-type="string" calcext:value-type="string">
            <text:p>XP_0379452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253" calcext:value-type="float">
            <text:p>3.1E-253</text:p>
          </table:table-cell>
          <table:table-cell office:value-type="float" office:value="5.1E-257" calcext:value-type="float">
            <text:p>5.1E-257</text:p>
          </table:table-cell>
          <table:table-cell office:value-type="float" office:value="3.1E-253" calcext:value-type="float">
            <text:p>3.1E-253</text:p>
          </table:table-cell>
          <table:table-cell office:value-type="string" calcext:value-type="string">
            <text:p>chitin synthase chs-2 isoform X1 [Teleopsis dalmanni]</text:p>
          </table:table-cell>
        </table:table-row>
        <table:table-row table:style-name="ro1">
          <table:table-cell office:value-type="string" calcext:value-type="string">
            <text:p>XP_0379452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252" calcext:value-type="float">
            <text:p>1.6E-252</text:p>
          </table:table-cell>
          <table:table-cell office:value-type="float" office:value="2.6E-256" calcext:value-type="float">
            <text:p>2.6E-256</text:p>
          </table:table-cell>
          <table:table-cell office:value-type="float" office:value="1.6E-252" calcext:value-type="float">
            <text:p>1.6E-252</text:p>
          </table:table-cell>
          <table:table-cell office:value-type="string" calcext:value-type="string">
            <text:p>chitin synthase chs-2 isoform X2 [Teleopsis dalmanni]</text:p>
          </table:table-cell>
        </table:table-row>
        <table:table-row table:style-name="ro1">
          <table:table-cell office:value-type="string" calcext:value-type="string">
            <text:p>XP_0401586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252" calcext:value-type="float">
            <text:p>7E-252</text:p>
          </table:table-cell>
          <table:table-cell office:value-type="float" office:value="5E-255" calcext:value-type="float">
            <text:p>5E-255</text:p>
          </table:table-cell>
          <table:table-cell office:value-type="float" office:value="3.1E-251" calcext:value-type="float">
            <text:p>3.1E-251</text:p>
          </table:table-cell>
          <table:table-cell office:value-type="string" calcext:value-type="string">
            <text:p>chitin synthase chs-2 isoform X1 [Anopheles arabiensis]</text:p>
          </table:table-cell>
        </table:table-row>
        <table:table-row table:style-name="ro1">
          <table:table-cell office:value-type="string" calcext:value-type="string">
            <text:p>XP_0399581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4E-252" calcext:value-type="float">
            <text:p>7.4E-252</text:p>
          </table:table-cell>
          <table:table-cell office:value-type="float" office:value="5.3E-255" calcext:value-type="float">
            <text:p>5.3E-255</text:p>
          </table:table-cell>
          <table:table-cell office:value-type="float" office:value="3.2E-251" calcext:value-type="float">
            <text:p>3.2E-251</text:p>
          </table:table-cell>
          <table:table-cell office:value-type="string" calcext:value-type="string">
            <text:p>chitin synthase chs-2 isoform X1 [Bactrocera tryoni]</text:p>
          </table:table-cell>
        </table:table-row>
        <table:table-row table:style-name="ro1">
          <table:table-cell office:value-type="string" calcext:value-type="string">
            <text:p>XP_0357962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1E-252" calcext:value-type="float">
            <text:p>8.1E-252</text:p>
          </table:table-cell>
          <table:table-cell office:value-type="float" office:value="6.4E-255" calcext:value-type="float">
            <text:p>6.4E-255</text:p>
          </table:table-cell>
          <table:table-cell office:value-type="float" office:value="3.9E-251" calcext:value-type="float">
            <text:p>3.9E-251</text:p>
          </table:table-cell>
          <table:table-cell office:value-type="string" calcext:value-type="string">
            <text:p>chitin synthase chs-2-like isoform X3 [Anopheles albimanus]</text:p>
          </table:table-cell>
        </table:table-row>
        <table:table-row table:style-name="ro1">
          <table:table-cell office:value-type="string" calcext:value-type="string">
            <text:p>XP_0357962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252" calcext:value-type="float">
            <text:p>8.6E-252</text:p>
          </table:table-cell>
          <table:table-cell office:value-type="float" office:value="6.5E-255" calcext:value-type="float">
            <text:p>6.5E-255</text:p>
          </table:table-cell>
          <table:table-cell office:value-type="float" office:value="4E-251" calcext:value-type="float">
            <text:p>4E-251</text:p>
          </table:table-cell>
          <table:table-cell office:value-type="string" calcext:value-type="string">
            <text:p>chitin synthase chs-2-like isoform X1 [Anopheles albimanus]</text:p>
          </table:table-cell>
        </table:table-row>
        <table:table-row table:style-name="ro1">
          <table:table-cell office:value-type="string" calcext:value-type="string">
            <text:p>XP_0401587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9E-252" calcext:value-type="float">
            <text:p>8.9E-252</text:p>
          </table:table-cell>
          <table:table-cell office:value-type="float" office:value="2.9E-255" calcext:value-type="float">
            <text:p>2.9E-255</text:p>
          </table:table-cell>
          <table:table-cell office:value-type="float" office:value="1.8E-251" calcext:value-type="float">
            <text:p>1.8E-251</text:p>
          </table:table-cell>
          <table:table-cell office:value-type="string" calcext:value-type="string">
            <text:p>chitin synthase chs-2 isoform X2 [Anopheles arabiensis]</text:p>
          </table:table-cell>
        </table:table-row>
        <table:table-row table:style-name="ro1">
          <table:table-cell office:value-type="string" calcext:value-type="string">
            <text:p>XP_0357962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8E-252" calcext:value-type="float">
            <text:p>9.8E-252</text:p>
          </table:table-cell>
          <table:table-cell office:value-type="float" office:value="6.9E-255" calcext:value-type="float">
            <text:p>6.9E-255</text:p>
          </table:table-cell>
          <table:table-cell office:value-type="float" office:value="4.2E-251" calcext:value-type="float">
            <text:p>4.2E-251</text:p>
          </table:table-cell>
          <table:table-cell office:value-type="string" calcext:value-type="string">
            <text:p>chitin synthase chs-2-like isoform X4 [Anopheles albimanus]</text:p>
          </table:table-cell>
        </table:table-row>
        <table:table-row table:style-name="ro1">
          <table:table-cell office:value-type="string" calcext:value-type="string">
            <text:p>XP_0357962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251" calcext:value-type="float">
            <text:p>1E-251</text:p>
          </table:table-cell>
          <table:table-cell office:value-type="float" office:value="7E-255" calcext:value-type="float">
            <text:p>7E-255</text:p>
          </table:table-cell>
          <table:table-cell office:value-type="float" office:value="4.3E-251" calcext:value-type="float">
            <text:p>4.3E-251</text:p>
          </table:table-cell>
          <table:table-cell office:value-type="string" calcext:value-type="string">
            <text:p>chitin synthase chs-2-like isoform X2 [Anopheles albimanus]</text:p>
          </table:table-cell>
        </table:table-row>
        <table:table-row table:style-name="ro1">
          <table:table-cell office:value-type="string" calcext:value-type="string">
            <text:p>XP_0402293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251" calcext:value-type="float">
            <text:p>1E-251</text:p>
          </table:table-cell>
          <table:table-cell office:value-type="float" office:value="7.5E-255" calcext:value-type="float">
            <text:p>7.5E-255</text:p>
          </table:table-cell>
          <table:table-cell office:value-type="float" office:value="4.6E-251" calcext:value-type="float">
            <text:p>4.6E-251</text:p>
          </table:table-cell>
          <table:table-cell office:value-type="string" calcext:value-type="string">
            <text:p>chitin synthase chs-2 isoform X3 [Anopheles coluzzii]</text:p>
          </table:table-cell>
        </table:table-row>
        <table:table-row table:style-name="ro1">
          <table:table-cell office:value-type="string" calcext:value-type="string">
            <text:p>XP_0417611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251" calcext:value-type="float">
            <text:p>1E-251</text:p>
          </table:table-cell>
          <table:table-cell office:value-type="float" office:value="7.5E-255" calcext:value-type="float">
            <text:p>7.5E-255</text:p>
          </table:table-cell>
          <table:table-cell office:value-type="float" office:value="4.6E-251" calcext:value-type="float">
            <text:p>4.6E-251</text:p>
          </table:table-cell>
          <table:table-cell office:value-type="string" calcext:value-type="string">
            <text:p>chitin synthase chs-2 isoform X2 [Anopheles merus]</text:p>
          </table:table-cell>
        </table:table-row>
        <table:table-row table:style-name="ro1">
          <table:table-cell office:value-type="string" calcext:value-type="string">
            <text:p>XP_321336.5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251" calcext:value-type="float">
            <text:p>1E-251</text:p>
          </table:table-cell>
          <table:table-cell office:value-type="float" office:value="7.5E-255" calcext:value-type="float">
            <text:p>7.5E-255</text:p>
          </table:table-cell>
          <table:table-cell office:value-type="float" office:value="4.6E-251" calcext:value-type="float">
            <text:p>4.6E-251</text:p>
          </table:table-cell>
          <table:table-cell office:value-type="string" calcext:value-type="string">
            <text:p>AGAP001748-PA [Anopheles gambiae str. PEST]</text:p>
          </table:table-cell>
        </table:table-row>
        <table:table-row table:style-name="ro1">
          <table:table-cell office:value-type="string" calcext:value-type="string">
            <text:p>XP_0402293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251" calcext:value-type="float">
            <text:p>1.1E-251</text:p>
          </table:table-cell>
          <table:table-cell office:value-type="float" office:value="7.3E-255" calcext:value-type="float">
            <text:p>7.3E-255</text:p>
          </table:table-cell>
          <table:table-cell office:value-type="float" office:value="4.5E-251" calcext:value-type="float">
            <text:p>4.5E-251</text:p>
          </table:table-cell>
          <table:table-cell office:value-type="string" calcext:value-type="string">
            <text:p>chitin synthase chs-2 isoform X1 [Anopheles coluzzii]</text:p>
          </table:table-cell>
        </table:table-row>
        <table:table-row table:style-name="ro1">
          <table:table-cell office:value-type="string" calcext:value-type="string">
            <text:p>XP_0402293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251" calcext:value-type="float">
            <text:p>1.2E-251</text:p>
          </table:table-cell>
          <table:table-cell office:value-type="float" office:value="7.5E-255" calcext:value-type="float">
            <text:p>7.5E-255</text:p>
          </table:table-cell>
          <table:table-cell office:value-type="float" office:value="4.6E-251" calcext:value-type="float">
            <text:p>4.6E-251</text:p>
          </table:table-cell>
          <table:table-cell office:value-type="string" calcext:value-type="string">
            <text:p>chitin synthase chs-2 isoform X4 [Anopheles coluzzii]</text:p>
          </table:table-cell>
        </table:table-row>
        <table:table-row table:style-name="ro1">
          <table:table-cell office:value-type="string" calcext:value-type="string">
            <text:p>XP_0417611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251" calcext:value-type="float">
            <text:p>1.2E-251</text:p>
          </table:table-cell>
          <table:table-cell office:value-type="float" office:value="7.5E-255" calcext:value-type="float">
            <text:p>7.5E-255</text:p>
          </table:table-cell>
          <table:table-cell office:value-type="float" office:value="4.6E-251" calcext:value-type="float">
            <text:p>4.6E-251</text:p>
          </table:table-cell>
          <table:table-cell office:value-type="string" calcext:value-type="string">
            <text:p>chitin synthase chs-2 isoform X1 [Anopheles merus]</text:p>
          </table:table-cell>
        </table:table-row>
        <table:table-row table:style-name="ro1">
          <table:table-cell office:value-type="string" calcext:value-type="string">
            <text:p>XP_0358969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251" calcext:value-type="float">
            <text:p>1.3E-251</text:p>
          </table:table-cell>
          <table:table-cell office:value-type="float" office:value="8.7E-255" calcext:value-type="float">
            <text:p>8.7E-255</text:p>
          </table:table-cell>
          <table:table-cell office:value-type="float" office:value="5.3E-251" calcext:value-type="float">
            <text:p>5.3E-251</text:p>
          </table:table-cell>
          <table:table-cell office:value-type="string" calcext:value-type="string">
            <text:p>chitin synthase chs-2 isoform X3 [Anopheles stephensi]</text:p>
          </table:table-cell>
        </table:table-row>
        <table:table-row table:style-name="ro1">
          <table:table-cell office:value-type="string" calcext:value-type="string">
            <text:p>XP_0402293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251" calcext:value-type="float">
            <text:p>1.4E-251</text:p>
          </table:table-cell>
          <table:table-cell office:value-type="float" office:value="8.5E-255" calcext:value-type="float">
            <text:p>8.5E-255</text:p>
          </table:table-cell>
          <table:table-cell office:value-type="float" office:value="5.2E-251" calcext:value-type="float">
            <text:p>5.2E-251</text:p>
          </table:table-cell>
          <table:table-cell office:value-type="string" calcext:value-type="string">
            <text:p>chitin synthase chs-2 isoform X2 [Anopheles coluzzii]</text:p>
          </table:table-cell>
        </table:table-row>
        <table:table-row table:style-name="ro1">
          <table:table-cell office:value-type="string" calcext:value-type="string">
            <text:p>XP_0358969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251" calcext:value-type="float">
            <text:p>1.5E-251</text:p>
          </table:table-cell>
          <table:table-cell office:value-type="float" office:value="9.3E-255" calcext:value-type="float">
            <text:p>9.3E-255</text:p>
          </table:table-cell>
          <table:table-cell office:value-type="float" office:value="5.6E-251" calcext:value-type="float">
            <text:p>5.6E-251</text:p>
          </table:table-cell>
          <table:table-cell office:value-type="string" calcext:value-type="string">
            <text:p>chitin synthase chs-2 isoform X2 [Anopheles stephensi]</text:p>
          </table:table-cell>
        </table:table-row>
        <table:table-row table:style-name="ro1">
          <table:table-cell office:value-type="string" calcext:value-type="string">
            <text:p>XP_0358969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51" calcext:value-type="float">
            <text:p>1.7E-251</text:p>
          </table:table-cell>
          <table:table-cell office:value-type="float" office:value="9.5E-255" calcext:value-type="float">
            <text:p>9.5E-255</text:p>
          </table:table-cell>
          <table:table-cell office:value-type="float" office:value="5.8E-251" calcext:value-type="float">
            <text:p>5.8E-251</text:p>
          </table:table-cell>
          <table:table-cell office:value-type="string" calcext:value-type="string">
            <text:p>chitin synthase chs-2 isoform X4 [Anopheles stephensi]</text:p>
          </table:table-cell>
        </table:table-row>
        <table:table-row table:style-name="ro1">
          <table:table-cell office:value-type="string" calcext:value-type="string">
            <text:p>XP_0358969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51" calcext:value-type="float">
            <text:p>1.7E-251</text:p>
          </table:table-cell>
          <table:table-cell office:value-type="float" office:value="1E-254" calcext:value-type="float">
            <text:p>1E-254</text:p>
          </table:table-cell>
          <table:table-cell office:value-type="float" office:value="6.1E-251" calcext:value-type="float">
            <text:p>6.1E-251</text:p>
          </table:table-cell>
          <table:table-cell office:value-type="string" calcext:value-type="string">
            <text:p>chitin synthase chs-2 isoform X1 [Anopheles stephensi]</text:p>
          </table:table-cell>
        </table:table-row>
        <table:table-row table:style-name="ro1">
          <table:table-cell office:value-type="string" calcext:value-type="string">
            <text:p>XP_0217048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251" calcext:value-type="float">
            <text:p>2.5E-251</text:p>
          </table:table-cell>
          <table:table-cell office:value-type="float" office:value="1.8E-254" calcext:value-type="float">
            <text:p>1.8E-254</text:p>
          </table:table-cell>
          <table:table-cell office:value-type="float" office:value="1.1E-250" calcext:value-type="float">
            <text:p>1.1E-250</text:p>
          </table:table-cell>
          <table:table-cell office:value-type="string" calcext:value-type="string">
            <text:p>uncharacterized protein LOC5575776 isoform X4 [Aedes aegypti]</text:p>
          </table:table-cell>
        </table:table-row>
        <table:table-row table:style-name="ro1">
          <table:table-cell office:value-type="string" calcext:value-type="string">
            <text:p>XP_0217048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251" calcext:value-type="float">
            <text:p>2.7E-251</text:p>
          </table:table-cell>
          <table:table-cell office:value-type="float" office:value="2.8E-254" calcext:value-type="float">
            <text:p>2.8E-254</text:p>
          </table:table-cell>
          <table:table-cell office:value-type="float" office:value="1.7E-250" calcext:value-type="float">
            <text:p>1.7E-250</text:p>
          </table:table-cell>
          <table:table-cell office:value-type="string" calcext:value-type="string">
            <text:p>uncharacterized protein LOC5575776 isoform X2 [Aedes aegypti]</text:p>
          </table:table-cell>
        </table:table-row>
        <table:table-row table:style-name="ro1">
          <table:table-cell office:value-type="string" calcext:value-type="string">
            <text:p>XP_0370396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251" calcext:value-type="float">
            <text:p>3.4E-251</text:p>
          </table:table-cell>
          <table:table-cell office:value-type="float" office:value="5.3E-254" calcext:value-type="float">
            <text:p>5.3E-254</text:p>
          </table:table-cell>
          <table:table-cell office:value-type="float" office:value="3.2E-250" calcext:value-type="float">
            <text:p>3.2E-250</text:p>
          </table:table-cell>
          <table:table-cell office:value-type="string" calcext:value-type="string">
            <text:p>chitin synthase chs-2 isoform X3 [Bradysia coprophila]</text:p>
          </table:table-cell>
        </table:table-row>
        <table:table-row table:style-name="ro1">
          <table:table-cell office:value-type="string" calcext:value-type="string">
            <text:p>XP_03703968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251" calcext:value-type="float">
            <text:p>3.6E-251</text:p>
          </table:table-cell>
          <table:table-cell office:value-type="float" office:value="5E-254" calcext:value-type="float">
            <text:p>5E-254</text:p>
          </table:table-cell>
          <table:table-cell office:value-type="float" office:value="3.1E-250" calcext:value-type="float">
            <text:p>3.1E-250</text:p>
          </table:table-cell>
          <table:table-cell office:value-type="string" calcext:value-type="string">
            <text:p>chitin synthase chs-2 isoform X1 [Bradysia coprophila]</text:p>
          </table:table-cell>
        </table:table-row>
        <table:table-row table:style-name="ro1">
          <table:table-cell office:value-type="string" calcext:value-type="string">
            <text:p>XP_0370396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251" calcext:value-type="float">
            <text:p>3.6E-251</text:p>
          </table:table-cell>
          <table:table-cell office:value-type="float" office:value="4.1E-254" calcext:value-type="float">
            <text:p>4.1E-254</text:p>
          </table:table-cell>
          <table:table-cell office:value-type="float" office:value="2.5E-250" calcext:value-type="float">
            <text:p>2.5E-250</text:p>
          </table:table-cell>
          <table:table-cell office:value-type="string" calcext:value-type="string">
            <text:p>chitin synthase chs-2 isoform X5 [Bradysia coprophila]</text:p>
          </table:table-cell>
        </table:table-row>
        <table:table-row table:style-name="ro1">
          <table:table-cell office:value-type="string" calcext:value-type="string">
            <text:p>XP_0217048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251" calcext:value-type="float">
            <text:p>4.6E-251</text:p>
          </table:table-cell>
          <table:table-cell office:value-type="float" office:value="3.2E-254" calcext:value-type="float">
            <text:p>3.2E-254</text:p>
          </table:table-cell>
          <table:table-cell office:value-type="float" office:value="2E-250" calcext:value-type="float">
            <text:p>2E-250</text:p>
          </table:table-cell>
          <table:table-cell office:value-type="string" calcext:value-type="string">
            <text:p>uncharacterized protein LOC5575776 isoform X3 [Aedes aegypti]</text:p>
          </table:table-cell>
        </table:table-row>
        <table:table-row table:style-name="ro1">
          <table:table-cell office:value-type="string" calcext:value-type="string">
            <text:p>XP_0217048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251" calcext:value-type="float">
            <text:p>4.9E-251</text:p>
          </table:table-cell>
          <table:table-cell office:value-type="float" office:value="3.6E-254" calcext:value-type="float">
            <text:p>3.6E-254</text:p>
          </table:table-cell>
          <table:table-cell office:value-type="float" office:value="2.2E-250" calcext:value-type="float">
            <text:p>2.2E-250</text:p>
          </table:table-cell>
          <table:table-cell office:value-type="string" calcext:value-type="string">
            <text:p>uncharacterized protein LOC5575776 isoform X1 [Aedes aegypti]</text:p>
          </table:table-cell>
        </table:table-row>
        <table:table-row table:style-name="ro1">
          <table:table-cell office:value-type="string" calcext:value-type="string">
            <text:p>XP_03995811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250" calcext:value-type="float">
            <text:p>1E-250</text:p>
          </table:table-cell>
          <table:table-cell office:value-type="float" office:value="6.6E-254" calcext:value-type="float">
            <text:p>6.6E-254</text:p>
          </table:table-cell>
          <table:table-cell office:value-type="float" office:value="4E-250" calcext:value-type="float">
            <text:p>4E-250</text:p>
          </table:table-cell>
          <table:table-cell office:value-type="string" calcext:value-type="string">
            <text:p>chitin synthase chs-2 isoform X2 [Bactrocera tryoni]</text:p>
          </table:table-cell>
        </table:table-row>
        <table:table-row table:style-name="ro1">
          <table:table-cell office:value-type="string" calcext:value-type="string">
            <text:p>XP_0381175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250" calcext:value-type="float">
            <text:p>2.8E-250</text:p>
          </table:table-cell>
          <table:table-cell office:value-type="float" office:value="2.2E-253" calcext:value-type="float">
            <text:p>2.2E-253</text:p>
          </table:table-cell>
          <table:table-cell office:value-type="float" office:value="1.4E-249" calcext:value-type="float">
            <text:p>1.4E-249</text:p>
          </table:table-cell>
          <table:table-cell office:value-type="string" calcext:value-type="string">
            <text:p>chitin synthase chs-2 isoform X1 [Culex quinquefasciatus]</text:p>
          </table:table-cell>
        </table:table-row>
        <table:table-row table:style-name="ro1">
          <table:table-cell office:value-type="string" calcext:value-type="string">
            <text:p>XP_0381175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250" calcext:value-type="float">
            <text:p>4.9E-250</text:p>
          </table:table-cell>
          <table:table-cell office:value-type="float" office:value="3.4E-253" calcext:value-type="float">
            <text:p>3.4E-253</text:p>
          </table:table-cell>
          <table:table-cell office:value-type="float" office:value="2.1E-249" calcext:value-type="float">
            <text:p>2.1E-249</text:p>
          </table:table-cell>
          <table:table-cell office:value-type="string" calcext:value-type="string">
            <text:p>chitin synthase chs-2 isoform X2 [Culex quinquefasciatus]</text:p>
          </table:table-cell>
        </table:table-row>
        <table:table-row table:style-name="ro1">
          <table:table-cell office:value-type="string" calcext:value-type="string">
            <text:p>XP_0379225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249" calcext:value-type="float">
            <text:p>1.3E-249</text:p>
          </table:table-cell>
          <table:table-cell office:value-type="float" office:value="3.1E-253" calcext:value-type="float">
            <text:p>3.1E-253</text:p>
          </table:table-cell>
          <table:table-cell office:value-type="float" office:value="1.9E-249" calcext:value-type="float">
            <text:p>1.9E-249</text:p>
          </table:table-cell>
          <table:table-cell office:value-type="string" calcext:value-type="string">
            <text:p>chitin synthase chs-2 isoform X1 [Hermetia illucens]</text:p>
          </table:table-cell>
        </table:table-row>
        <table:table-row table:style-name="ro1">
          <table:table-cell office:value-type="string" calcext:value-type="string">
            <text:p>XP_0370396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249" calcext:value-type="float">
            <text:p>2.8E-249</text:p>
          </table:table-cell>
          <table:table-cell office:value-type="float" office:value="6.6E-253" calcext:value-type="float">
            <text:p>6.6E-253</text:p>
          </table:table-cell>
          <table:table-cell office:value-type="float" office:value="4E-249" calcext:value-type="float">
            <text:p>4E-249</text:p>
          </table:table-cell>
          <table:table-cell office:value-type="string" calcext:value-type="string">
            <text:p>chitin synthase chs-2 isoform X2 [Bradysia coprophila]</text:p>
          </table:table-cell>
        </table:table-row>
        <table:table-row table:style-name="ro1">
          <table:table-cell office:value-type="string" calcext:value-type="string">
            <text:p>XP_0370396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249" calcext:value-type="float">
            <text:p>3.4E-249</text:p>
          </table:table-cell>
          <table:table-cell office:value-type="float" office:value="8E-253" calcext:value-type="float">
            <text:p>8E-253</text:p>
          </table:table-cell>
          <table:table-cell office:value-type="float" office:value="4.9E-249" calcext:value-type="float">
            <text:p>4.9E-249</text:p>
          </table:table-cell>
          <table:table-cell office:value-type="string" calcext:value-type="string">
            <text:p>chitin synthase chs-2 isoform X4 [Bradysia coprophila]</text:p>
          </table:table-cell>
        </table:table-row>
        <table:table-row table:style-name="ro1">
          <table:table-cell office:value-type="string" calcext:value-type="string">
            <text:p>XP_0268269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8E-249" calcext:value-type="float">
            <text:p>9.8E-249</text:p>
          </table:table-cell>
          <table:table-cell office:value-type="float" office:value="1.1E-250" calcext:value-type="float">
            <text:p>1.1E-250</text:p>
          </table:table-cell>
          <table:table-cell office:value-type="float" office:value="6.6E-247" calcext:value-type="float">
            <text:p>6.6E-247</text:p>
          </table:table-cell>
          <table:table-cell office:value-type="string" calcext:value-type="string">
            <text:p>chitin synthase chs-2 [Ooceraea biroi]</text:p>
          </table:table-cell>
        </table:table-row>
        <table:table-row table:style-name="ro1">
          <table:table-cell office:value-type="string" calcext:value-type="string">
            <text:p>XP_0332092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248" calcext:value-type="float">
            <text:p>2.8E-248</text:p>
          </table:table-cell>
          <table:table-cell office:value-type="float" office:value="2E-251" calcext:value-type="float">
            <text:p>2E-251</text:p>
          </table:table-cell>
          <table:table-cell office:value-type="float" office:value="1.2E-247" calcext:value-type="float">
            <text:p>1.2E-247</text:p>
          </table:table-cell>
          <table:table-cell office:value-type="string" calcext:value-type="string">
            <text:p>chitin synthase chs-2 isoform X1 [Belonocnema treatae]</text:p>
          </table:table-cell>
        </table:table-row>
        <table:table-row table:style-name="ro1">
          <table:table-cell office:value-type="string" calcext:value-type="string">
            <text:p>XP_0332092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248" calcext:value-type="float">
            <text:p>6.1E-248</text:p>
          </table:table-cell>
          <table:table-cell office:value-type="float" office:value="4.4E-251" calcext:value-type="float">
            <text:p>4.4E-251</text:p>
          </table:table-cell>
          <table:table-cell office:value-type="float" office:value="2.7E-247" calcext:value-type="float">
            <text:p>2.7E-247</text:p>
          </table:table-cell>
          <table:table-cell office:value-type="string" calcext:value-type="string">
            <text:p>chitin synthase chs-2 isoform X2 [Belonocnema treatae]</text:p>
          </table:table-cell>
        </table:table-row>
        <table:table-row table:style-name="ro1">
          <table:table-cell office:value-type="string" calcext:value-type="string">
            <text:p>XP_0111572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248" calcext:value-type="float">
            <text:p>7.8E-248</text:p>
          </table:table-cell>
          <table:table-cell office:value-type="float" office:value="2.4E-251" calcext:value-type="float">
            <text:p>2.4E-251</text:p>
          </table:table-cell>
          <table:table-cell office:value-type="float" office:value="1.5E-247" calcext:value-type="float">
            <text:p>1.5E-247</text:p>
          </table:table-cell>
          <table:table-cell office:value-type="string" calcext:value-type="string">
            <text:p>chitin synthase chs-2 isoform X1 [Solenopsis invicta]</text:p>
          </table:table-cell>
        </table:table-row>
        <table:table-row table:style-name="ro1">
          <table:table-cell office:value-type="string" calcext:value-type="string">
            <text:p>XP_0125266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247" calcext:value-type="float">
            <text:p>1E-247</text:p>
          </table:table-cell>
          <table:table-cell office:value-type="float" office:value="8.1E-251" calcext:value-type="float">
            <text:p>8.1E-251</text:p>
          </table:table-cell>
          <table:table-cell office:value-type="float" office:value="4.9E-247" calcext:value-type="float">
            <text:p>4.9E-247</text:p>
          </table:table-cell>
          <table:table-cell office:value-type="string" calcext:value-type="string">
            <text:p>chitin synthase chs-2 [Monomorium pharaonis]</text:p>
          </table:table-cell>
        </table:table-row>
        <table:table-row table:style-name="ro1">
          <table:table-cell office:value-type="string" calcext:value-type="string">
            <text:p>XP_0379225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247" calcext:value-type="float">
            <text:p>1.1E-247</text:p>
          </table:table-cell>
          <table:table-cell office:value-type="float" office:value="2.8E-251" calcext:value-type="float">
            <text:p>2.8E-251</text:p>
          </table:table-cell>
          <table:table-cell office:value-type="float" office:value="1.7E-247" calcext:value-type="float">
            <text:p>1.7E-247</text:p>
          </table:table-cell>
          <table:table-cell office:value-type="string" calcext:value-type="string">
            <text:p>chitin synthase chs-2 isoform X2 [Hermetia illucens]</text:p>
          </table:table-cell>
        </table:table-row>
        <table:table-row table:style-name="ro1">
          <table:table-cell office:value-type="string" calcext:value-type="string">
            <text:p>XP_0111572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247" calcext:value-type="float">
            <text:p>2.9E-247</text:p>
          </table:table-cell>
          <table:table-cell office:value-type="float" office:value="2.2E-250" calcext:value-type="float">
            <text:p>2.2E-250</text:p>
          </table:table-cell>
          <table:table-cell office:value-type="float" office:value="1.3E-246" calcext:value-type="float">
            <text:p>1.3E-246</text:p>
          </table:table-cell>
          <table:table-cell office:value-type="string" calcext:value-type="string">
            <text:p>chitin synthase chs-2 isoform X2 [Solenopsis invicta]</text:p>
          </table:table-cell>
        </table:table-row>
        <table:table-row table:style-name="ro1">
          <table:table-cell office:value-type="string" calcext:value-type="string">
            <text:p>XP_0167707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1E-247" calcext:value-type="float">
            <text:p>4.1E-247</text:p>
          </table:table-cell>
          <table:table-cell office:value-type="float" office:value="1.2E-250" calcext:value-type="float">
            <text:p>1.2E-250</text:p>
          </table:table-cell>
          <table:table-cell office:value-type="float" office:value="7.1E-247" calcext:value-type="float">
            <text:p>7.1E-247</text:p>
          </table:table-cell>
          <table:table-cell office:value-type="string" calcext:value-type="string">
            <text:p>chitin synthase chs-2 isoform X1 [Apis mellifera]</text:p>
          </table:table-cell>
        </table:table-row>
        <table:table-row table:style-name="ro1">
          <table:table-cell office:value-type="string" calcext:value-type="string">
            <text:p>XP_0065633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247" calcext:value-type="float">
            <text:p>4.2E-247</text:p>
          </table:table-cell>
          <table:table-cell office:value-type="float" office:value="2.5E-250" calcext:value-type="float">
            <text:p>2.5E-250</text:p>
          </table:table-cell>
          <table:table-cell office:value-type="float" office:value="1.5E-246" calcext:value-type="float">
            <text:p>1.5E-246</text:p>
          </table:table-cell>
          <table:table-cell office:value-type="string" calcext:value-type="string">
            <text:p>chitin synthase chs-2 isoform X4 [Apis mellifera]</text:p>
          </table:table-cell>
        </table:table-row>
        <table:table-row table:style-name="ro1">
          <table:table-cell office:value-type="string" calcext:value-type="string">
            <text:p>XP_0436741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247" calcext:value-type="float">
            <text:p>6.1E-247</text:p>
          </table:table-cell>
          <table:table-cell office:value-type="float" office:value="2.8E-250" calcext:value-type="float">
            <text:p>2.8E-250</text:p>
          </table:table-cell>
          <table:table-cell office:value-type="float" office:value="1.7E-246" calcext:value-type="float">
            <text:p>1.7E-246</text:p>
          </table:table-cell>
          <table:table-cell office:value-type="string" calcext:value-type="string">
            <text:p>chitin synthase chs-2 isoform X2 [Vespula pensylvanica]</text:p>
          </table:table-cell>
        </table:table-row>
        <table:table-row table:style-name="ro1">
          <table:table-cell office:value-type="string" calcext:value-type="string">
            <text:p>XP_0167707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246" calcext:value-type="float">
            <text:p>1.2E-246</text:p>
          </table:table-cell>
          <table:table-cell office:value-type="float" office:value="9.8E-250" calcext:value-type="float">
            <text:p>9.8E-250</text:p>
          </table:table-cell>
          <table:table-cell office:value-type="float" office:value="6E-246" calcext:value-type="float">
            <text:p>6E-246</text:p>
          </table:table-cell>
          <table:table-cell office:value-type="string" calcext:value-type="string">
            <text:p>chitin synthase chs-2 isoform X3 [Apis mellifera]</text:p>
          </table:table-cell>
        </table:table-row>
        <table:table-row table:style-name="ro1">
          <table:table-cell office:value-type="string" calcext:value-type="string">
            <text:p>XP_0432847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246" calcext:value-type="float">
            <text:p>1.6E-246</text:p>
          </table:table-cell>
          <table:table-cell office:value-type="float" office:value="1.4E-249" calcext:value-type="float">
            <text:p>1.4E-249</text:p>
          </table:table-cell>
          <table:table-cell office:value-type="float" office:value="8.6E-246" calcext:value-type="float">
            <text:p>8.6E-246</text:p>
          </table:table-cell>
          <table:table-cell office:value-type="string" calcext:value-type="string">
            <text:p>chitin synthase chs-2 isoform X1 [Venturia canescens]</text:p>
          </table:table-cell>
        </table:table-row>
        <table:table-row table:style-name="ro1">
          <table:table-cell office:value-type="string" calcext:value-type="string">
            <text:p>XP_0436741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246" calcext:value-type="float">
            <text:p>1.8E-246</text:p>
          </table:table-cell>
          <table:table-cell office:value-type="float" office:value="1.1E-249" calcext:value-type="float">
            <text:p>1.1E-249</text:p>
          </table:table-cell>
          <table:table-cell office:value-type="float" office:value="6.5E-246" calcext:value-type="float">
            <text:p>6.5E-246</text:p>
          </table:table-cell>
          <table:table-cell office:value-type="string" calcext:value-type="string">
            <text:p>chitin synthase chs-2 isoform X3 [Vespula pensylvanica]</text:p>
          </table:table-cell>
        </table:table-row>
        <table:table-row table:style-name="ro1">
          <table:table-cell office:value-type="string" calcext:value-type="string">
            <text:p>XP_0435935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246" calcext:value-type="float">
            <text:p>3.8E-246</text:p>
          </table:table-cell>
          <table:table-cell office:value-type="float" office:value="3.3E-249" calcext:value-type="float">
            <text:p>3.3E-249</text:p>
          </table:table-cell>
          <table:table-cell office:value-type="float" office:value="2E-245" calcext:value-type="float">
            <text:p>2E-245</text:p>
          </table:table-cell>
          <table:table-cell office:value-type="string" calcext:value-type="string">
            <text:p>chitin synthase chs-2 isoform X2 [Bombus pyrosoma]</text:p>
          </table:table-cell>
        </table:table-row>
        <table:table-row table:style-name="ro1">
          <table:table-cell office:value-type="string" calcext:value-type="string">
            <text:p>XP_0121688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246" calcext:value-type="float">
            <text:p>5.3E-246</text:p>
          </table:table-cell>
          <table:table-cell office:value-type="float" office:value="4.4E-249" calcext:value-type="float">
            <text:p>4.4E-249</text:p>
          </table:table-cell>
          <table:table-cell office:value-type="float" office:value="2.7E-245" calcext:value-type="float">
            <text:p>2.7E-245</text:p>
          </table:table-cell>
          <table:table-cell office:value-type="string" calcext:value-type="string">
            <text:p>uncharacterized protein LOC100647512 isoform X2 [Bombus terrestris]</text:p>
          </table:table-cell>
        </table:table-row>
        <table:table-row table:style-name="ro1">
          <table:table-cell office:value-type="string" calcext:value-type="string">
            <text:p>XP_0445807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246" calcext:value-type="float">
            <text:p>5.9E-246</text:p>
          </table:table-cell>
          <table:table-cell office:value-type="float" office:value="4.3E-249" calcext:value-type="float">
            <text:p>4.3E-249</text:p>
          </table:table-cell>
          <table:table-cell office:value-type="float" office:value="2.6E-245" calcext:value-type="float">
            <text:p>2.6E-245</text:p>
          </table:table-cell>
          <table:table-cell office:value-type="string" calcext:value-type="string">
            <text:p>chitin synthase chs-2 isoform X1 [Cotesia glomerata]</text:p>
          </table:table-cell>
        </table:table-row>
        <table:table-row table:style-name="ro1">
          <table:table-cell office:value-type="string" calcext:value-type="string">
            <text:p>XP_0317893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246" calcext:value-type="float">
            <text:p>7.6E-246</text:p>
          </table:table-cell>
          <table:table-cell office:value-type="float" office:value="2.1E-244" calcext:value-type="float">
            <text:p>2.1E-244</text:p>
          </table:table-cell>
          <table:table-cell office:value-type="float" office:value="1.3E-240" calcext:value-type="float">
            <text:p>1.3E-240</text:p>
          </table:table-cell>
          <table:table-cell office:value-type="string" calcext:value-type="string">
            <text:p>chitin synthase chs-2 isoform X2 [Nasonia vitripennis]</text:p>
          </table:table-cell>
        </table:table-row>
        <table:table-row table:style-name="ro1">
          <table:table-cell office:value-type="string" calcext:value-type="string">
            <text:p>XP_0435935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45" calcext:value-type="float">
            <text:p>1.7E-245</text:p>
          </table:table-cell>
          <table:table-cell office:value-type="float" office:value="1E-248" calcext:value-type="float">
            <text:p>1E-248</text:p>
          </table:table-cell>
          <table:table-cell office:value-type="float" office:value="6.3E-245" calcext:value-type="float">
            <text:p>6.3E-245</text:p>
          </table:table-cell>
          <table:table-cell office:value-type="string" calcext:value-type="string">
            <text:p>chitin synthase chs-2 isoform X3 [Bombus pyrosoma]</text:p>
          </table:table-cell>
        </table:table-row>
        <table:table-row table:style-name="ro1">
          <table:table-cell office:value-type="string" calcext:value-type="string">
            <text:p>XP_0445807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245" calcext:value-type="float">
            <text:p>2.3E-245</text:p>
          </table:table-cell>
          <table:table-cell office:value-type="float" office:value="1.7E-248" calcext:value-type="float">
            <text:p>1.7E-248</text:p>
          </table:table-cell>
          <table:table-cell office:value-type="float" office:value="1E-244" calcext:value-type="float">
            <text:p>1E-244</text:p>
          </table:table-cell>
          <table:table-cell office:value-type="string" calcext:value-type="string">
            <text:p>chitin synthase chs-2 isoform X2 [Cotesia glomerata]</text:p>
          </table:table-cell>
        </table:table-row>
        <table:table-row table:style-name="ro1">
          <table:table-cell office:value-type="string" calcext:value-type="string">
            <text:p>XP_0440204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245" calcext:value-type="float">
            <text:p>3.5E-245</text:p>
          </table:table-cell>
          <table:table-cell office:value-type="float" office:value="3.2E-248" calcext:value-type="float">
            <text:p>3.2E-248</text:p>
          </table:table-cell>
          <table:table-cell office:value-type="float" office:value="2E-244" calcext:value-type="float">
            <text:p>2E-244</text:p>
          </table:table-cell>
          <table:table-cell office:value-type="string" calcext:value-type="string">
            <text:p>chitin synthase chs-2 isoform X2 [Aphidius gifuensis]</text:p>
          </table:table-cell>
        </table:table-row>
        <table:table-row table:style-name="ro1">
          <table:table-cell office:value-type="string" calcext:value-type="string">
            <text:p>NP_0010344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245" calcext:value-type="float">
            <text:p>4E-245</text:p>
          </table:table-cell>
          <table:table-cell office:value-type="float" office:value="2.5E-248" calcext:value-type="float">
            <text:p>2.5E-248</text:p>
          </table:table-cell>
          <table:table-cell office:value-type="float" office:value="1.5E-244" calcext:value-type="float">
            <text:p>1.5E-244</text:p>
          </table:table-cell>
          <table:table-cell office:value-type="string" calcext:value-type="string">
            <text:p>chitin synthase 1 [Tribolium castaneum]</text:p>
          </table:table-cell>
        </table:table-row>
        <table:table-row table:style-name="ro1">
          <table:table-cell office:value-type="string" calcext:value-type="string">
            <text:p>XP_0081941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244" calcext:value-type="float">
            <text:p>1E-244</text:p>
          </table:table-cell>
          <table:table-cell office:value-type="float" office:value="1E-247" calcext:value-type="float">
            <text:p>1E-247</text:p>
          </table:table-cell>
          <table:table-cell office:value-type="float" office:value="6.4E-244" calcext:value-type="float">
            <text:p>6.4E-244</text:p>
          </table:table-cell>
          <table:table-cell office:value-type="string" calcext:value-type="string">
            <text:p>PREDICTED: chitin synthase 1 isoform X1 [Tribolium castaneum]</text:p>
          </table:table-cell>
        </table:table-row>
        <table:table-row table:style-name="ro1">
          <table:table-cell office:value-type="string" calcext:value-type="string">
            <text:p>XP_0440204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44" calcext:value-type="float">
            <text:p>1.7E-244</text:p>
          </table:table-cell>
          <table:table-cell office:value-type="float" office:value="1.6E-247" calcext:value-type="float">
            <text:p>1.6E-247</text:p>
          </table:table-cell>
          <table:table-cell office:value-type="float" office:value="9.8E-244" calcext:value-type="float">
            <text:p>9.8E-244</text:p>
          </table:table-cell>
          <table:table-cell office:value-type="string" calcext:value-type="string">
            <text:p>chitin synthase chs-2 isoform X1 [Aphidius gifuensis]</text:p>
          </table:table-cell>
        </table:table-row>
        <table:table-row table:style-name="ro1">
          <table:table-cell office:value-type="string" calcext:value-type="string">
            <text:p>XP_0082151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244" calcext:value-type="float">
            <text:p>3E-244</text:p>
          </table:table-cell>
          <table:table-cell office:value-type="float" office:value="4.9E-247" calcext:value-type="float">
            <text:p>4.9E-247</text:p>
          </table:table-cell>
          <table:table-cell office:value-type="float" office:value="3E-243" calcext:value-type="float">
            <text:p>3E-243</text:p>
          </table:table-cell>
          <table:table-cell office:value-type="string" calcext:value-type="string">
            <text:p>chitin synthase chs-2 isoform X1 [Nasonia vitripennis]</text:p>
          </table:table-cell>
        </table:table-row>
        <table:table-row table:style-name="ro1">
          <table:table-cell office:value-type="string" calcext:value-type="string">
            <text:p>XP_0354458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244" calcext:value-type="float">
            <text:p>3.7E-244</text:p>
          </table:table-cell>
          <table:table-cell office:value-type="float" office:value="9E-248" calcext:value-type="float">
            <text:p>9E-248</text:p>
          </table:table-cell>
          <table:table-cell office:value-type="float" office:value="5.5E-244" calcext:value-type="float">
            <text:p>5.5E-244</text:p>
          </table:table-cell>
          <table:table-cell office:value-type="string" calcext:value-type="string">
            <text:p>chitin synthase chs-2-like isoform X3 [Spodoptera frugiperda]</text:p>
          </table:table-cell>
        </table:table-row>
        <table:table-row table:style-name="ro1">
          <table:table-cell office:value-type="string" calcext:value-type="string">
            <text:p>XP_0354458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244" calcext:value-type="float">
            <text:p>5.4E-244</text:p>
          </table:table-cell>
          <table:table-cell office:value-type="float" office:value="1.3E-247" calcext:value-type="float">
            <text:p>1.3E-247</text:p>
          </table:table-cell>
          <table:table-cell office:value-type="float" office:value="7.8E-244" calcext:value-type="float">
            <text:p>7.8E-244</text:p>
          </table:table-cell>
          <table:table-cell office:value-type="string" calcext:value-type="string">
            <text:p>chitin synthase chs-2-like isoform X1 [Spodoptera frugiperda]</text:p>
          </table:table-cell>
        </table:table-row>
        <table:table-row table:style-name="ro1">
          <table:table-cell office:value-type="string" calcext:value-type="string">
            <text:p>XP_0436741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244" calcext:value-type="float">
            <text:p>5.7E-244</text:p>
          </table:table-cell>
          <table:table-cell office:value-type="float" office:value="2E-247" calcext:value-type="float">
            <text:p>2E-247</text:p>
          </table:table-cell>
          <table:table-cell office:value-type="float" office:value="1.2E-243" calcext:value-type="float">
            <text:p>1.2E-243</text:p>
          </table:table-cell>
          <table:table-cell office:value-type="string" calcext:value-type="string">
            <text:p>chitin synthase chs-2 isoform X4 [Vespula pensylvanica]</text:p>
          </table:table-cell>
        </table:table-row>
        <table:table-row table:style-name="ro1">
          <table:table-cell office:value-type="string" calcext:value-type="string">
            <text:p>XP_0436741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244" calcext:value-type="float">
            <text:p>5.9E-244</text:p>
          </table:table-cell>
          <table:table-cell office:value-type="float" office:value="1.7E-247" calcext:value-type="float">
            <text:p>1.7E-247</text:p>
          </table:table-cell>
          <table:table-cell office:value-type="float" office:value="1E-243" calcext:value-type="float">
            <text:p>1E-243</text:p>
          </table:table-cell>
          <table:table-cell office:value-type="string" calcext:value-type="string">
            <text:p>chitin synthase chs-2 isoform X1 [Vespula pensylvanica]</text:p>
          </table:table-cell>
        </table:table-row>
        <table:table-row table:style-name="ro1">
          <table:table-cell office:value-type="string" calcext:value-type="string">
            <text:p>XP_03544585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244" calcext:value-type="float">
            <text:p>6.3E-244</text:p>
          </table:table-cell>
          <table:table-cell office:value-type="float" office:value="1.5E-247" calcext:value-type="float">
            <text:p>1.5E-247</text:p>
          </table:table-cell>
          <table:table-cell office:value-type="float" office:value="9E-244" calcext:value-type="float">
            <text:p>9E-244</text:p>
          </table:table-cell>
          <table:table-cell office:value-type="string" calcext:value-type="string">
            <text:p>chitin synthase chs-2-like isoform X4 [Spodoptera frugiperda]</text:p>
          </table:table-cell>
        </table:table-row>
        <table:table-row table:style-name="ro1">
          <table:table-cell office:value-type="string" calcext:value-type="string">
            <text:p>XP_0354458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244" calcext:value-type="float">
            <text:p>9.2E-244</text:p>
          </table:table-cell>
          <table:table-cell office:value-type="float" office:value="2.1E-247" calcext:value-type="float">
            <text:p>2.1E-247</text:p>
          </table:table-cell>
          <table:table-cell office:value-type="float" office:value="1.3E-243" calcext:value-type="float">
            <text:p>1.3E-243</text:p>
          </table:table-cell>
          <table:table-cell office:value-type="string" calcext:value-type="string">
            <text:p>chitin synthase chs-2-like isoform X2 [Spodoptera frugiperda]</text:p>
          </table:table-cell>
        </table:table-row>
        <table:table-row table:style-name="ro1">
          <table:table-cell office:value-type="string" calcext:value-type="string">
            <text:p>XP_0436741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243" calcext:value-type="float">
            <text:p>1.2E-243</text:p>
          </table:table-cell>
          <table:table-cell office:value-type="float" office:value="7.2E-247" calcext:value-type="float">
            <text:p>7.2E-247</text:p>
          </table:table-cell>
          <table:table-cell office:value-type="float" office:value="4.4E-243" calcext:value-type="float">
            <text:p>4.4E-243</text:p>
          </table:table-cell>
          <table:table-cell office:value-type="string" calcext:value-type="string">
            <text:p>chitin synthase chs-2 isoform X5 [Vespula pensylvanica]</text:p>
          </table:table-cell>
        </table:table-row>
        <table:table-row table:style-name="ro1">
          <table:table-cell office:value-type="string" calcext:value-type="string">
            <text:p>XP_021206755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43" calcext:value-type="float">
            <text:p>1.7E-243</text:p>
          </table:table-cell>
          <table:table-cell office:value-type="float" office:value="3.8E-247" calcext:value-type="float">
            <text:p>3.8E-247</text:p>
          </table:table-cell>
          <table:table-cell office:value-type="float" office:value="2.3E-243" calcext:value-type="float">
            <text:p>2.3E-243</text:p>
          </table:table-cell>
          <table:table-cell office:value-type="string" calcext:value-type="string">
            <text:p>chitin synthase A isoform X2 [Bombyx mori]</text:p>
          </table:table-cell>
        </table:table-row>
        <table:table-row table:style-name="ro1">
          <table:table-cell office:value-type="string" calcext:value-type="string">
            <text:p>XP_0378776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43" calcext:value-type="float">
            <text:p>1.7E-243</text:p>
          </table:table-cell>
          <table:table-cell office:value-type="float" office:value="3.8E-247" calcext:value-type="float">
            <text:p>3.8E-247</text:p>
          </table:table-cell>
          <table:table-cell office:value-type="float" office:value="2.3E-243" calcext:value-type="float">
            <text:p>2.3E-243</text:p>
          </table:table-cell>
          <table:table-cell office:value-type="string" calcext:value-type="string">
            <text:p>chitin synthase A isoform X4 [Bombyx mori]</text:p>
          </table:table-cell>
        </table:table-row>
        <table:table-row table:style-name="ro1">
          <table:table-cell office:value-type="string" calcext:value-type="string">
            <text:p>XP_0378776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243" calcext:value-type="float">
            <text:p>3.1E-243</text:p>
          </table:table-cell>
          <table:table-cell office:value-type="float" office:value="7.4E-247" calcext:value-type="float">
            <text:p>7.4E-247</text:p>
          </table:table-cell>
          <table:table-cell office:value-type="float" office:value="4.5E-243" calcext:value-type="float">
            <text:p>4.5E-243</text:p>
          </table:table-cell>
          <table:table-cell office:value-type="string" calcext:value-type="string">
            <text:p>chitin synthase A isoform X1 [Bombyx mori]</text:p>
          </table:table-cell>
        </table:table-row>
        <table:table-row table:style-name="ro1">
          <table:table-cell office:value-type="string" calcext:value-type="string">
            <text:p>XP_0378776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243" calcext:value-type="float">
            <text:p>3.1E-243</text:p>
          </table:table-cell>
          <table:table-cell office:value-type="float" office:value="7.3E-247" calcext:value-type="float">
            <text:p>7.3E-247</text:p>
          </table:table-cell>
          <table:table-cell office:value-type="float" office:value="4.4E-243" calcext:value-type="float">
            <text:p>4.4E-243</text:p>
          </table:table-cell>
          <table:table-cell office:value-type="string" calcext:value-type="string">
            <text:p>chitin synthase A isoform X3 [Bombyx mori]</text:p>
          </table:table-cell>
        </table:table-row>
        <table:table-row table:style-name="ro1">
          <table:table-cell office:value-type="string" calcext:value-type="string">
            <text:p>XP_0267273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243" calcext:value-type="float">
            <text:p>6.1E-243</text:p>
          </table:table-cell>
          <table:table-cell office:value-type="float" office:value="1.6E-246" calcext:value-type="float">
            <text:p>1.6E-246</text:p>
          </table:table-cell>
          <table:table-cell office:value-type="float" office:value="1E-242" calcext:value-type="float">
            <text:p>1E-242</text:p>
          </table:table-cell>
          <table:table-cell office:value-type="string" calcext:value-type="string">
            <text:p>chitin synthase chs-2 [Trichoplusia ni]</text:p>
          </table:table-cell>
        </table:table-row>
        <table:table-row table:style-name="ro1">
          <table:table-cell office:value-type="string" calcext:value-type="string">
            <text:p>XP_0382115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2E-243" calcext:value-type="float">
            <text:p>8.2E-243</text:p>
          </table:table-cell>
          <table:table-cell office:value-type="float" office:value="5.4E-246" calcext:value-type="float">
            <text:p>5.4E-246</text:p>
          </table:table-cell>
          <table:table-cell office:value-type="float" office:value="3.3E-242" calcext:value-type="float">
            <text:p>3.3E-242</text:p>
          </table:table-cell>
          <table:table-cell office:value-type="string" calcext:value-type="string">
            <text:p>chitin synthase chs-2 isoform X2 [Zerene cesonia]</text:p>
          </table:table-cell>
        </table:table-row>
        <table:table-row table:style-name="ro1">
          <table:table-cell office:value-type="string" calcext:value-type="string">
            <text:p>XP_03821161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5E-243" calcext:value-type="float">
            <text:p>8.5E-243</text:p>
          </table:table-cell>
          <table:table-cell office:value-type="float" office:value="5.7E-246" calcext:value-type="float">
            <text:p>5.7E-246</text:p>
          </table:table-cell>
          <table:table-cell office:value-type="float" office:value="3.5E-242" calcext:value-type="float">
            <text:p>3.5E-242</text:p>
          </table:table-cell>
          <table:table-cell office:value-type="string" calcext:value-type="string">
            <text:p>chitin synthase chs-2 isoform X4 [Zerene cesonia]</text:p>
          </table:table-cell>
        </table:table-row>
        <table:table-row table:style-name="ro1">
          <table:table-cell office:value-type="string" calcext:value-type="string">
            <text:p>XP_04359351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242" calcext:value-type="float">
            <text:p>1.1E-242</text:p>
          </table:table-cell>
          <table:table-cell office:value-type="float" office:value="6.1E-246" calcext:value-type="float">
            <text:p>6.1E-246</text:p>
          </table:table-cell>
          <table:table-cell office:value-type="float" office:value="3.7E-242" calcext:value-type="float">
            <text:p>3.7E-242</text:p>
          </table:table-cell>
          <table:table-cell office:value-type="string" calcext:value-type="string">
            <text:p>chitin synthase chs-2 isoform X4 [Bombus pyrosoma]</text:p>
          </table:table-cell>
        </table:table-row>
        <table:table-row table:style-name="ro1">
          <table:table-cell office:value-type="string" calcext:value-type="string">
            <text:p>XP_0435935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242" calcext:value-type="float">
            <text:p>1.4E-242</text:p>
          </table:table-cell>
          <table:table-cell office:value-type="float" office:value="6.3E-246" calcext:value-type="float">
            <text:p>6.3E-246</text:p>
          </table:table-cell>
          <table:table-cell office:value-type="float" office:value="3.8E-242" calcext:value-type="float">
            <text:p>3.8E-242</text:p>
          </table:table-cell>
          <table:table-cell office:value-type="string" calcext:value-type="string">
            <text:p>chitin synthase chs-2 isoform X1 [Bombus pyrosoma]</text:p>
          </table:table-cell>
        </table:table-row>
        <table:table-row table:style-name="ro1">
          <table:table-cell office:value-type="string" calcext:value-type="string">
            <text:p>XP_0167707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42" calcext:value-type="float">
            <text:p>1.7E-242</text:p>
          </table:table-cell>
          <table:table-cell office:value-type="float" office:value="4.4E-246" calcext:value-type="float">
            <text:p>4.4E-246</text:p>
          </table:table-cell>
          <table:table-cell office:value-type="float" office:value="2.7E-242" calcext:value-type="float">
            <text:p>2.7E-242</text:p>
          </table:table-cell>
          <table:table-cell office:value-type="string" calcext:value-type="string">
            <text:p>chitin synthase chs-2 isoform X2 [Apis mellifera]</text:p>
          </table:table-cell>
        </table:table-row>
        <table:table-row table:style-name="ro1">
          <table:table-cell office:value-type="string" calcext:value-type="string">
            <text:p>XP_0121688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242" calcext:value-type="float">
            <text:p>3.3E-242</text:p>
          </table:table-cell>
          <table:table-cell office:value-type="float" office:value="1.6E-245" calcext:value-type="float">
            <text:p>1.6E-245</text:p>
          </table:table-cell>
          <table:table-cell office:value-type="float" office:value="9.8E-242" calcext:value-type="float">
            <text:p>9.8E-242</text:p>
          </table:table-cell>
          <table:table-cell office:value-type="string" calcext:value-type="string">
            <text:p>uncharacterized protein LOC100647512 isoform X1 [Bombus terrestris]</text:p>
          </table:table-cell>
        </table:table-row>
        <table:table-row table:style-name="ro1">
          <table:table-cell office:value-type="string" calcext:value-type="string">
            <text:p>XP_0262995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242" calcext:value-type="float">
            <text:p>4.3E-242</text:p>
          </table:table-cell>
          <table:table-cell office:value-type="float" office:value="1.1E-245" calcext:value-type="float">
            <text:p>1.1E-245</text:p>
          </table:table-cell>
          <table:table-cell office:value-type="float" office:value="6.8E-242" calcext:value-type="float">
            <text:p>6.8E-242</text:p>
          </table:table-cell>
          <table:table-cell office:value-type="string" calcext:value-type="string">
            <text:p>chitin synthase chs-2 isoform X6 [Apis mellifera]</text:p>
          </table:table-cell>
        </table:table-row>
        <table:table-row table:style-name="ro1">
          <table:table-cell office:value-type="string" calcext:value-type="string">
            <text:p>XP_0435935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5E-242" calcext:value-type="float">
            <text:p>8.5E-242</text:p>
          </table:table-cell>
          <table:table-cell office:value-type="float" office:value="1.7E-245" calcext:value-type="float">
            <text:p>1.7E-245</text:p>
          </table:table-cell>
          <table:table-cell office:value-type="float" office:value="1E-241" calcext:value-type="float">
            <text:p>1E-241</text:p>
          </table:table-cell>
          <table:table-cell office:value-type="string" calcext:value-type="string">
            <text:p>chitin synthase chs-2 isoform X5 [Bombus pyrosoma]</text:p>
          </table:table-cell>
        </table:table-row>
        <table:table-row table:style-name="ro1">
          <table:table-cell office:value-type="string" calcext:value-type="string">
            <text:p>XP_0372976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241" calcext:value-type="float">
            <text:p>2.6E-241</text:p>
          </table:table-cell>
          <table:table-cell office:value-type="float" office:value="6.3E-245" calcext:value-type="float">
            <text:p>6.3E-245</text:p>
          </table:table-cell>
          <table:table-cell office:value-type="float" office:value="3.8E-241" calcext:value-type="float">
            <text:p>3.8E-241</text:p>
          </table:table-cell>
          <table:table-cell office:value-type="string" calcext:value-type="string">
            <text:p>LOW QUALITY PROTEIN: chitin synthase chs-2 [Manduca sexta]</text:p>
          </table:table-cell>
        </table:table-row>
        <table:table-row table:style-name="ro1">
          <table:table-cell office:value-type="string" calcext:value-type="string">
            <text:p>XP_0392795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241" calcext:value-type="float">
            <text:p>3.9E-241</text:p>
          </table:table-cell>
          <table:table-cell office:value-type="float" office:value="2.6E-244" calcext:value-type="float">
            <text:p>2.6E-244</text:p>
          </table:table-cell>
          <table:table-cell office:value-type="float" office:value="1.6E-240" calcext:value-type="float">
            <text:p>1.6E-240</text:p>
          </table:table-cell>
          <table:table-cell office:value-type="string" calcext:value-type="string">
            <text:p>chitin synthase chs-2 isoform X1 [Nilaparvata lugens]</text:p>
          </table:table-cell>
        </table:table-row>
        <table:table-row table:style-name="ro1">
          <table:table-cell office:value-type="string" calcext:value-type="string">
            <text:p>XP_0447435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241" calcext:value-type="float">
            <text:p>4.3E-241</text:p>
          </table:table-cell>
          <table:table-cell office:value-type="float" office:value="7E-245" calcext:value-type="float">
            <text:p>7E-245</text:p>
          </table:table-cell>
          <table:table-cell office:value-type="float" office:value="4.3E-241" calcext:value-type="float">
            <text:p>4.3E-241</text:p>
          </table:table-cell>
          <table:table-cell office:value-type="string" calcext:value-type="string">
            <text:p>chitin synthase chs-2 [Chrysoperla carnea]</text:p>
          </table:table-cell>
        </table:table-row>
        <table:table-row table:style-name="ro1">
          <table:table-cell office:value-type="string" calcext:value-type="string">
            <text:p>XP_0419763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E-241" calcext:value-type="float">
            <text:p>8E-241</text:p>
          </table:table-cell>
          <table:table-cell office:value-type="float" office:value="1.8E-244" calcext:value-type="float">
            <text:p>1.8E-244</text:p>
          </table:table-cell>
          <table:table-cell office:value-type="float" office:value="1.1E-240" calcext:value-type="float">
            <text:p>1.1E-240</text:p>
          </table:table-cell>
          <table:table-cell office:value-type="string" calcext:value-type="string">
            <text:p>chitin synthase chs-2 isoform X2 [Aricia agestis]</text:p>
          </table:table-cell>
        </table:table-row>
        <table:table-row table:style-name="ro1">
          <table:table-cell office:value-type="string" calcext:value-type="string">
            <text:p>XP_0447530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240" calcext:value-type="float">
            <text:p>1.1E-240</text:p>
          </table:table-cell>
          <table:table-cell office:value-type="float" office:value="8.4E-244" calcext:value-type="float">
            <text:p>8.4E-244</text:p>
          </table:table-cell>
          <table:table-cell office:value-type="float" office:value="5.1E-240" calcext:value-type="float">
            <text:p>5.1E-240</text:p>
          </table:table-cell>
          <table:table-cell office:value-type="string" calcext:value-type="string">
            <text:p>chitin synthase chs-2 isoform X1 [Coccinella septempunctata]</text:p>
          </table:table-cell>
        </table:table-row>
        <table:table-row table:style-name="ro1">
          <table:table-cell office:value-type="string" calcext:value-type="string">
            <text:p>XP_0392795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240" calcext:value-type="float">
            <text:p>1.3E-240</text:p>
          </table:table-cell>
          <table:table-cell office:value-type="float" office:value="4E-244" calcext:value-type="float">
            <text:p>4E-244</text:p>
          </table:table-cell>
          <table:table-cell office:value-type="float" office:value="2.5E-240" calcext:value-type="float">
            <text:p>2.5E-240</text:p>
          </table:table-cell>
          <table:table-cell office:value-type="string" calcext:value-type="string">
            <text:p>chitin synthase chs-2 isoform X2 [Nilaparvata lugens]</text:p>
          </table:table-cell>
        </table:table-row>
        <table:table-row table:style-name="ro1">
          <table:table-cell office:value-type="string" calcext:value-type="string">
            <text:p>XP_0325105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240" calcext:value-type="float">
            <text:p>2.3E-240</text:p>
          </table:table-cell>
          <table:table-cell office:value-type="float" office:value="5.4E-244" calcext:value-type="float">
            <text:p>5.4E-244</text:p>
          </table:table-cell>
          <table:table-cell office:value-type="float" office:value="3.3E-240" calcext:value-type="float">
            <text:p>3.3E-240</text:p>
          </table:table-cell>
          <table:table-cell office:value-type="string" calcext:value-type="string">
            <text:p>LOW QUALITY PROTEIN: chitin synthase chs-2-like [Danaus plexippus plexippus]</text:p>
          </table:table-cell>
        </table:table-row>
        <table:table-row table:style-name="ro1">
          <table:table-cell office:value-type="string" calcext:value-type="string">
            <text:p>XP_03279201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240" calcext:value-type="float">
            <text:p>2.5E-240</text:p>
          </table:table-cell>
          <table:table-cell office:value-type="float" office:value="1.8E-243" calcext:value-type="float">
            <text:p>1.8E-243</text:p>
          </table:table-cell>
          <table:table-cell office:value-type="float" office:value="1.1E-239" calcext:value-type="float">
            <text:p>1.1E-239</text:p>
          </table:table-cell>
          <table:table-cell office:value-type="string" calcext:value-type="string">
            <text:p>chitin synthase chs-2-like isoform X2 [Daphnia magna]</text:p>
          </table:table-cell>
        </table:table-row>
        <table:table-row table:style-name="ro1">
          <table:table-cell office:value-type="string" calcext:value-type="string">
            <text:p>XP_0327920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240" calcext:value-type="float">
            <text:p>2.7E-240</text:p>
          </table:table-cell>
          <table:table-cell office:value-type="float" office:value="2.9E-243" calcext:value-type="float">
            <text:p>2.9E-243</text:p>
          </table:table-cell>
          <table:table-cell office:value-type="float" office:value="1.7E-239" calcext:value-type="float">
            <text:p>1.7E-239</text:p>
          </table:table-cell>
          <table:table-cell office:value-type="string" calcext:value-type="string">
            <text:p>chitin synthase chs-2-like isoform X1 [Daphnia magna]</text:p>
          </table:table-cell>
        </table:table-row>
        <table:table-row table:style-name="ro1">
          <table:table-cell office:value-type="string" calcext:value-type="string">
            <text:p>XP_0419763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240" calcext:value-type="float">
            <text:p>2.9E-240</text:p>
          </table:table-cell>
          <table:table-cell office:value-type="float" office:value="6.4E-244" calcext:value-type="float">
            <text:p>6.4E-244</text:p>
          </table:table-cell>
          <table:table-cell office:value-type="float" office:value="3.9E-240" calcext:value-type="float">
            <text:p>3.9E-240</text:p>
          </table:table-cell>
          <table:table-cell office:value-type="string" calcext:value-type="string">
            <text:p>chitin synthase chs-2 isoform X1 [Aricia agestis]</text:p>
          </table:table-cell>
        </table:table-row>
        <table:table-row table:style-name="ro1">
          <table:table-cell office:value-type="string" calcext:value-type="string">
            <text:p>XP_04475305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240" calcext:value-type="float">
            <text:p>3E-240</text:p>
          </table:table-cell>
          <table:table-cell office:value-type="float" office:value="2.5E-243" calcext:value-type="float">
            <text:p>2.5E-243</text:p>
          </table:table-cell>
          <table:table-cell office:value-type="float" office:value="1.5E-239" calcext:value-type="float">
            <text:p>1.5E-239</text:p>
          </table:table-cell>
          <table:table-cell office:value-type="string" calcext:value-type="string">
            <text:p>chitin synthase chs-2 isoform X2 [Coccinella septempunctata]</text:p>
          </table:table-cell>
        </table:table-row>
        <table:table-row table:style-name="ro1">
          <table:table-cell office:value-type="string" calcext:value-type="string">
            <text:p>XP_0382115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240" calcext:value-type="float">
            <text:p>3.6E-240</text:p>
          </table:table-cell>
          <table:table-cell office:value-type="float" office:value="8.7E-244" calcext:value-type="float">
            <text:p>8.7E-244</text:p>
          </table:table-cell>
          <table:table-cell office:value-type="float" office:value="5.3E-240" calcext:value-type="float">
            <text:p>5.3E-240</text:p>
          </table:table-cell>
          <table:table-cell office:value-type="string" calcext:value-type="string">
            <text:p>chitin synthase chs-2 isoform X1 [Zerene cesonia]</text:p>
          </table:table-cell>
        </table:table-row>
        <table:table-row table:style-name="ro1">
          <table:table-cell office:value-type="string" calcext:value-type="string">
            <text:p>XP_0382116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240" calcext:value-type="float">
            <text:p>3.9E-240</text:p>
          </table:table-cell>
          <table:table-cell office:value-type="float" office:value="9.2E-244" calcext:value-type="float">
            <text:p>9.2E-244</text:p>
          </table:table-cell>
          <table:table-cell office:value-type="float" office:value="5.6E-240" calcext:value-type="float">
            <text:p>5.6E-240</text:p>
          </table:table-cell>
          <table:table-cell office:value-type="string" calcext:value-type="string">
            <text:p>chitin synthase chs-2 isoform X3 [Zerene cesonia]</text:p>
          </table:table-cell>
        </table:table-row>
        <table:table-row table:style-name="ro1">
          <table:table-cell office:value-type="string" calcext:value-type="string">
            <text:p>XP_0397645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239" calcext:value-type="float">
            <text:p>4.4E-239</text:p>
          </table:table-cell>
          <table:table-cell office:value-type="float" office:value="1.1E-242" calcext:value-type="float">
            <text:p>1.1E-242</text:p>
          </table:table-cell>
          <table:table-cell office:value-type="float" office:value="6.7E-239" calcext:value-type="float">
            <text:p>6.7E-239</text:p>
          </table:table-cell>
          <table:table-cell office:value-type="string" calcext:value-type="string">
            <text:p>chitin synthase chs-2 [Pararge aegeria]</text:p>
          </table:table-cell>
        </table:table-row>
        <table:table-row table:style-name="ro1">
          <table:table-cell office:value-type="string" calcext:value-type="string">
            <text:p>XP_0167674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238" calcext:value-type="float">
            <text:p>2.3E-238</text:p>
          </table:table-cell>
          <table:table-cell office:value-type="float" office:value="3.8E-242" calcext:value-type="float">
            <text:p>3.8E-242</text:p>
          </table:table-cell>
          <table:table-cell office:value-type="float" office:value="2.3E-238" calcext:value-type="float">
            <text:p>2.3E-238</text:p>
          </table:table-cell>
          <table:table-cell office:value-type="string" calcext:value-type="string">
            <text:p>chitin synthase chs-2 [Apis mellifera]</text:p>
          </table:table-cell>
        </table:table-row>
        <table:table-row table:style-name="ro1">
          <table:table-cell office:value-type="string" calcext:value-type="string">
            <text:p>XP_0432847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238" calcext:value-type="float">
            <text:p>7.8E-238</text:p>
          </table:table-cell>
          <table:table-cell office:value-type="float" office:value="7.1E-241" calcext:value-type="float">
            <text:p>7.1E-241</text:p>
          </table:table-cell>
          <table:table-cell office:value-type="float" office:value="4.4E-237" calcext:value-type="float">
            <text:p>4.4E-237</text:p>
          </table:table-cell>
          <table:table-cell office:value-type="string" calcext:value-type="string">
            <text:p>chitin synthase chs-2 isoform X2 [Venturia canescens]</text:p>
          </table:table-cell>
        </table:table-row>
        <table:table-row table:style-name="ro1">
          <table:table-cell office:value-type="string" calcext:value-type="string">
            <text:p>XP_0393125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237" calcext:value-type="float">
            <text:p>2.1E-237</text:p>
          </table:table-cell>
          <table:table-cell office:value-type="float" office:value="1.6E-240" calcext:value-type="float">
            <text:p>1.6E-240</text:p>
          </table:table-cell>
          <table:table-cell office:value-type="float" office:value="9.5E-237" calcext:value-type="float">
            <text:p>9.5E-237</text:p>
          </table:table-cell>
          <table:table-cell office:value-type="string" calcext:value-type="string">
            <text:p>chitin synthase chs-2 isoform X3 [Solenopsis invicta]</text:p>
          </table:table-cell>
        </table:table-row>
        <table:table-row table:style-name="ro1">
          <table:table-cell office:value-type="string" calcext:value-type="string">
            <text:p>XP_0356580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235" calcext:value-type="float">
            <text:p>2.4E-235</text:p>
          </table:table-cell>
          <table:table-cell office:value-type="float" office:value="4.8E-239" calcext:value-type="float">
            <text:p>4.8E-239</text:p>
          </table:table-cell>
          <table:table-cell office:value-type="float" office:value="2.9E-235" calcext:value-type="float">
            <text:p>2.9E-235</text:p>
          </table:table-cell>
          <table:table-cell office:value-type="string" calcext:value-type="string">
            <text:p>chitin synthase chs-1-like [Branchiostoma floridae]</text:p>
          </table:table-cell>
        </table:table-row>
        <table:table-row table:style-name="ro1">
          <table:table-cell office:value-type="string" calcext:value-type="string">
            <text:p>XP_0375103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235" calcext:value-type="float">
            <text:p>3.1E-235</text:p>
          </table:table-cell>
          <table:table-cell office:value-type="float" office:value="2.4E-238" calcext:value-type="float">
            <text:p>2.4E-238</text:p>
          </table:table-cell>
          <table:table-cell office:value-type="float" office:value="1.4E-234" calcext:value-type="float">
            <text:p>1.4E-234</text:p>
          </table:table-cell>
          <table:table-cell office:value-type="string" calcext:value-type="string">
            <text:p>LOW QUALITY PROTEIN: chitin synthase chs-2-like [Rhipicephalus sanguineus]</text:p>
          </table:table-cell>
        </table:table-row>
        <table:table-row table:style-name="ro1">
          <table:table-cell office:value-type="string" calcext:value-type="string">
            <text:p>XP_0372680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235" calcext:value-type="float">
            <text:p>3.3E-235</text:p>
          </table:table-cell>
          <table:table-cell office:value-type="float" office:value="3.3E-238" calcext:value-type="float">
            <text:p>3.3E-238</text:p>
          </table:table-cell>
          <table:table-cell office:value-type="float" office:value="2E-234" calcext:value-type="float">
            <text:p>2E-234</text:p>
          </table:table-cell>
          <table:table-cell office:value-type="string" calcext:value-type="string">
            <text:p>chitin synthase chs-2-like [Rhipicephalus microplus]</text:p>
          </table:table-cell>
        </table:table-row>
        <table:table-row table:style-name="ro1">
          <table:table-cell office:value-type="string" calcext:value-type="string">
            <text:p>XP_0268131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235" calcext:value-type="float">
            <text:p>3.6E-235</text:p>
          </table:table-cell>
          <table:table-cell office:value-type="float" office:value="5.9E-239" calcext:value-type="float">
            <text:p>5.9E-239</text:p>
          </table:table-cell>
          <table:table-cell office:value-type="float" office:value="3.6E-235" calcext:value-type="float">
            <text:p>3.6E-235</text:p>
          </table:table-cell>
          <table:table-cell office:value-type="string" calcext:value-type="string">
            <text:p>chitin synthase chs-2 [Rhopalosiphum maidis]</text:p>
          </table:table-cell>
        </table:table-row>
        <table:table-row table:style-name="ro1">
          <table:table-cell office:value-type="string" calcext:value-type="string">
            <text:p>XP_0375103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235" calcext:value-type="float">
            <text:p>3.9E-235</text:p>
          </table:table-cell>
          <table:table-cell office:value-type="float" office:value="4.2E-238" calcext:value-type="float">
            <text:p>4.2E-238</text:p>
          </table:table-cell>
          <table:table-cell office:value-type="float" office:value="2.6E-234" calcext:value-type="float">
            <text:p>2.6E-234</text:p>
          </table:table-cell>
          <table:table-cell office:value-type="string" calcext:value-type="string">
            <text:p>chitin synthase chs-2-like [Rhipicephalus sanguineus]</text:p>
          </table:table-cell>
        </table:table-row>
        <table:table-row table:style-name="ro1">
          <table:table-cell office:value-type="string" calcext:value-type="string">
            <text:p>XP_00324751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E-235" calcext:value-type="float">
            <text:p>8E-235</text:p>
          </table:table-cell>
          <table:table-cell office:value-type="float" office:value="1.3E-238" calcext:value-type="float">
            <text:p>1.3E-238</text:p>
          </table:table-cell>
          <table:table-cell office:value-type="float" office:value="8E-235" calcext:value-type="float">
            <text:p>8E-235</text:p>
          </table:table-cell>
          <table:table-cell office:value-type="string" calcext:value-type="string">
            <text:p>chitin synthase chs-2 [Acyrthosiphon pisum]</text:p>
          </table:table-cell>
        </table:table-row>
        <table:table-row table:style-name="ro1">
          <table:table-cell office:value-type="string" calcext:value-type="string">
            <text:p>XP_0378776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5E-234" calcext:value-type="float">
            <text:p>9.5E-234</text:p>
          </table:table-cell>
          <table:table-cell office:value-type="float" office:value="1.8E-237" calcext:value-type="float">
            <text:p>1.8E-237</text:p>
          </table:table-cell>
          <table:table-cell office:value-type="float" office:value="1.1E-233" calcext:value-type="float">
            <text:p>1.1E-233</text:p>
          </table:table-cell>
          <table:table-cell office:value-type="string" calcext:value-type="string">
            <text:p>chitin synthase A isoform X5 [Bombyx mori]</text:p>
          </table:table-cell>
        </table:table-row>
        <table:table-row table:style-name="ro1">
          <table:table-cell office:value-type="string" calcext:value-type="string">
            <text:p>XP_0375633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233" calcext:value-type="float">
            <text:p>1.1E-233</text:p>
          </table:table-cell>
          <table:table-cell office:value-type="float" office:value="1.1E-236" calcext:value-type="float">
            <text:p>1.1E-236</text:p>
          </table:table-cell>
          <table:table-cell office:value-type="float" office:value="6.8E-233" calcext:value-type="float">
            <text:p>6.8E-233</text:p>
          </table:table-cell>
          <table:table-cell office:value-type="string" calcext:value-type="string">
            <text:p>LOW QUALITY PROTEIN: chitin synthase chs-2-like [Dermacentor silvarum]</text:p>
          </table:table-cell>
        </table:table-row>
        <table:table-row table:style-name="ro1">
          <table:table-cell office:value-type="string" calcext:value-type="string">
            <text:p>XP_0405836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E-228" calcext:value-type="float">
            <text:p>9E-228</text:p>
          </table:table-cell>
          <table:table-cell office:value-type="float" office:value="1.9E-231" calcext:value-type="float">
            <text:p>1.9E-231</text:p>
          </table:table-cell>
          <table:table-cell office:value-type="float" office:value="1.1E-227" calcext:value-type="float">
            <text:p>1.1E-227</text:p>
          </table:table-cell>
          <table:table-cell office:value-type="string" calcext:value-type="string">
            <text:p>chitin synthase chs-2-like [Lepeophtheirus salmonis]</text:p>
          </table:table-cell>
        </table:table-row>
        <table:table-row table:style-name="ro1">
          <table:table-cell office:value-type="string" calcext:value-type="string">
            <text:p>XP_0377769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224" calcext:value-type="float">
            <text:p>2.6E-224</text:p>
          </table:table-cell>
          <table:table-cell office:value-type="float" office:value="5.4E-228" calcext:value-type="float">
            <text:p>5.4E-228</text:p>
          </table:table-cell>
          <table:table-cell office:value-type="float" office:value="3.3E-224" calcext:value-type="float">
            <text:p>3.3E-224</text:p>
          </table:table-cell>
          <table:table-cell office:value-type="string" calcext:value-type="string">
            <text:p>LOW QUALITY PROTEIN: chitin synthase chs-2-like [Penaeus monodon]</text:p>
          </table:table-cell>
        </table:table-row>
        <table:table-row table:style-name="ro1">
          <table:table-cell office:value-type="string" calcext:value-type="string">
            <text:p>XP_03279943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224" calcext:value-type="float">
            <text:p>5.1E-224</text:p>
          </table:table-cell>
          <table:table-cell office:value-type="float" office:value="1.1E-227" calcext:value-type="float">
            <text:p>1.1E-227</text:p>
          </table:table-cell>
          <table:table-cell office:value-type="float" office:value="6.9E-224" calcext:value-type="float">
            <text:p>6.9E-224</text:p>
          </table:table-cell>
          <table:table-cell office:value-type="string" calcext:value-type="string">
            <text:p>chitin synthase chs-2-like [Daphnia magna]</text:p>
          </table:table-cell>
        </table:table-row>
        <table:table-row table:style-name="ro1">
          <table:table-cell office:value-type="string" calcext:value-type="string">
            <text:p>XP_0397650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3E-223" calcext:value-type="float">
            <text:p>8.3E-223</text:p>
          </table:table-cell>
          <table:table-cell office:value-type="float" office:value="1.4E-226" calcext:value-type="float">
            <text:p>1.4E-226</text:p>
          </table:table-cell>
          <table:table-cell office:value-type="float" office:value="8.3E-223" calcext:value-type="float">
            <text:p>8.3E-223</text:p>
          </table:table-cell>
          <table:table-cell office:value-type="string" calcext:value-type="string">
            <text:p>chitin synthase chs-2-like [Pararge aegeria]</text:p>
          </table:table-cell>
        </table:table-row>
        <table:table-row table:style-name="ro1">
          <table:table-cell office:value-type="string" calcext:value-type="string">
            <text:p>XP_0325296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219" calcext:value-type="float">
            <text:p>1.6E-219</text:p>
          </table:table-cell>
          <table:table-cell office:value-type="float" office:value="2.6E-223" calcext:value-type="float">
            <text:p>2.6E-223</text:p>
          </table:table-cell>
          <table:table-cell office:value-type="float" office:value="1.6E-219" calcext:value-type="float">
            <text:p>1.6E-219</text:p>
          </table:table-cell>
          <table:table-cell office:value-type="string" calcext:value-type="string">
            <text:p>chitin synthase chs-2-like [Danaus plexippus plexippus]</text:p>
          </table:table-cell>
        </table:table-row>
        <table:table-row table:style-name="ro1">
          <table:table-cell office:value-type="string" calcext:value-type="string">
            <text:p>XP_0382128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219" calcext:value-type="float">
            <text:p>6.1E-219</text:p>
          </table:table-cell>
          <table:table-cell office:value-type="float" office:value="1E-222" calcext:value-type="float">
            <text:p>1E-222</text:p>
          </table:table-cell>
          <table:table-cell office:value-type="float" office:value="6.1E-219" calcext:value-type="float">
            <text:p>6.1E-219</text:p>
          </table:table-cell>
          <table:table-cell office:value-type="string" calcext:value-type="string">
            <text:p>chitin synthase chs-2-like [Zerene cesonia]</text:p>
          </table:table-cell>
        </table:table-row>
        <table:table-row table:style-name="ro1">
          <table:table-cell office:value-type="string" calcext:value-type="string">
            <text:p>XP_0419764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2E-218" calcext:value-type="float">
            <text:p>5.2E-218</text:p>
          </table:table-cell>
          <table:table-cell office:value-type="float" office:value="1.2E-221" calcext:value-type="float">
            <text:p>1.2E-221</text:p>
          </table:table-cell>
          <table:table-cell office:value-type="float" office:value="7.5E-218" calcext:value-type="float">
            <text:p>7.5E-218</text:p>
          </table:table-cell>
          <table:table-cell office:value-type="string" calcext:value-type="string">
            <text:p>chitin synthase chs-2-like [Aricia agestis]</text:p>
          </table:table-cell>
        </table:table-row>
        <table:table-row table:style-name="ro1">
          <table:table-cell office:value-type="string" calcext:value-type="string">
            <text:p>XP_03786658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17" calcext:value-type="float">
            <text:p>1.7E-217</text:p>
          </table:table-cell>
          <table:table-cell office:value-type="float" office:value="4.1E-221" calcext:value-type="float">
            <text:p>4.1E-221</text:p>
          </table:table-cell>
          <table:table-cell office:value-type="float" office:value="2.5E-217" calcext:value-type="float">
            <text:p>2.5E-217</text:p>
          </table:table-cell>
          <table:table-cell office:value-type="string" calcext:value-type="string">
            <text:p>chitin synthase chs-2 [Bombyx mori]</text:p>
          </table:table-cell>
        </table:table-row>
        <table:table-row table:style-name="ro1">
          <table:table-cell office:value-type="string" calcext:value-type="string">
            <text:p>XP_0267273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217" calcext:value-type="float">
            <text:p>2.5E-217</text:p>
          </table:table-cell>
          <table:table-cell office:value-type="float" office:value="5.6E-221" calcext:value-type="float">
            <text:p>5.6E-221</text:p>
          </table:table-cell>
          <table:table-cell office:value-type="float" office:value="3.4E-217" calcext:value-type="float">
            <text:p>3.4E-217</text:p>
          </table:table-cell>
          <table:table-cell office:value-type="string" calcext:value-type="string">
            <text:p>chitin synthase chs-2-like [Trichoplusia ni]</text:p>
          </table:table-cell>
        </table:table-row>
        <table:table-row table:style-name="ro1">
          <table:table-cell office:value-type="string" calcext:value-type="string">
            <text:p>XP_03544578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216" calcext:value-type="float">
            <text:p>1.3E-216</text:p>
          </table:table-cell>
          <table:table-cell office:value-type="float" office:value="3.3E-220" calcext:value-type="float">
            <text:p>3.3E-220</text:p>
          </table:table-cell>
          <table:table-cell office:value-type="float" office:value="2E-216" calcext:value-type="float">
            <text:p>2E-216</text:p>
          </table:table-cell>
          <table:table-cell office:value-type="string" calcext:value-type="string">
            <text:p>LOW QUALITY PROTEIN: chitin synthase chs-2-like [Spodoptera frugiperda]</text:p>
          </table:table-cell>
        </table:table-row>
        <table:table-row table:style-name="ro1">
          <table:table-cell office:value-type="string" calcext:value-type="string">
            <text:p>XP_00821512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213" calcext:value-type="float">
            <text:p>4.9E-213</text:p>
          </table:table-cell>
          <table:table-cell office:value-type="float" office:value="1.2E-216" calcext:value-type="float">
            <text:p>1.2E-216</text:p>
          </table:table-cell>
          <table:table-cell office:value-type="float" office:value="7.3E-213" calcext:value-type="float">
            <text:p>7.3E-213</text:p>
          </table:table-cell>
          <table:table-cell office:value-type="string" calcext:value-type="string">
            <text:p>chitin synthase chs-2 [Nasonia vitripennis]</text:p>
          </table:table-cell>
        </table:table-row>
        <table:table-row table:style-name="ro1">
          <table:table-cell office:value-type="string" calcext:value-type="string">
            <text:p>XP_0393123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211" calcext:value-type="float">
            <text:p>4.3E-211</text:p>
          </table:table-cell>
          <table:table-cell office:value-type="float" office:value="9.4E-215" calcext:value-type="float">
            <text:p>9.4E-215</text:p>
          </table:table-cell>
          <table:table-cell office:value-type="float" office:value="5.7E-211" calcext:value-type="float">
            <text:p>5.7E-211</text:p>
          </table:table-cell>
          <table:table-cell office:value-type="string" calcext:value-type="string">
            <text:p>chitin synthase chs-2 [Solenopsis invicta]</text:p>
          </table:table-cell>
        </table:table-row>
        <table:table-row table:style-name="ro1">
          <table:table-cell office:value-type="string" calcext:value-type="string">
            <text:p>NP_0010344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8E-211" calcext:value-type="float">
            <text:p>4.8E-211</text:p>
          </table:table-cell>
          <table:table-cell office:value-type="float" office:value="1.1E-214" calcext:value-type="float">
            <text:p>1.1E-214</text:p>
          </table:table-cell>
          <table:table-cell office:value-type="float" office:value="6.4E-211" calcext:value-type="float">
            <text:p>6.4E-211</text:p>
          </table:table-cell>
          <table:table-cell office:value-type="string" calcext:value-type="string">
            <text:p>chitin synthase 2 [Tribolium castaneum]</text:p>
          </table:table-cell>
        </table:table-row>
        <table:table-row table:style-name="ro1">
          <table:table-cell office:value-type="string" calcext:value-type="string">
            <text:p>XP_0413748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210" calcext:value-type="float">
            <text:p>1.3E-210</text:p>
          </table:table-cell>
          <table:table-cell office:value-type="float" office:value="5E-214" calcext:value-type="float">
            <text:p>5E-214</text:p>
          </table:table-cell>
          <table:table-cell office:value-type="float" office:value="3.1E-210" calcext:value-type="float">
            <text:p>3.1E-210</text:p>
          </table:table-cell>
          <table:table-cell office:value-type="string" calcext:value-type="string">
            <text:p>chitin synthase chs-2-like [Gigantopelta aegis]</text:p>
          </table:table-cell>
        </table:table-row>
        <table:table-row table:style-name="ro1">
          <table:table-cell office:value-type="string" calcext:value-type="string">
            <text:p>XP_0440207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209" calcext:value-type="float">
            <text:p>1E-209</text:p>
          </table:table-cell>
          <table:table-cell office:value-type="float" office:value="2.3E-213" calcext:value-type="float">
            <text:p>2.3E-213</text:p>
          </table:table-cell>
          <table:table-cell office:value-type="float" office:value="1.4E-209" calcext:value-type="float">
            <text:p>1.4E-209</text:p>
          </table:table-cell>
          <table:table-cell office:value-type="string" calcext:value-type="string">
            <text:p>chitin synthase chs-2-like isoform X2 [Aphidius gifuensis]</text:p>
          </table:table-cell>
        </table:table-row>
        <table:table-row table:style-name="ro1">
          <table:table-cell office:value-type="string" calcext:value-type="string">
            <text:p>XP_0207210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209" calcext:value-type="float">
            <text:p>2.4E-209</text:p>
          </table:table-cell>
          <table:table-cell office:value-type="float" office:value="3.9E-213" calcext:value-type="float">
            <text:p>3.9E-213</text:p>
          </table:table-cell>
          <table:table-cell office:value-type="float" office:value="2.4E-209" calcext:value-type="float">
            <text:p>2.4E-209</text:p>
          </table:table-cell>
          <table:table-cell office:value-type="string" calcext:value-type="string">
            <text:p>uncharacterized protein LOC100651910 [Bombus terrestris]</text:p>
          </table:table-cell>
        </table:table-row>
        <table:table-row table:style-name="ro1">
          <table:table-cell office:value-type="string" calcext:value-type="string">
            <text:p>XP_0435789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208" calcext:value-type="float">
            <text:p>2E-208</text:p>
          </table:table-cell>
          <table:table-cell office:value-type="float" office:value="3.2E-212" calcext:value-type="float">
            <text:p>3.2E-212</text:p>
          </table:table-cell>
          <table:table-cell office:value-type="float" office:value="2E-208" calcext:value-type="float">
            <text:p>2E-208</text:p>
          </table:table-cell>
          <table:table-cell office:value-type="string" calcext:value-type="string">
            <text:p>chitin synthase chs-2-like isoform X1 [Bombus pyrosoma]</text:p>
          </table:table-cell>
        </table:table-row>
        <table:table-row table:style-name="ro1">
          <table:table-cell office:value-type="string" calcext:value-type="string">
            <text:p>XP_0435789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208" calcext:value-type="float">
            <text:p>2.5E-208</text:p>
          </table:table-cell>
          <table:table-cell office:value-type="float" office:value="4.1E-212" calcext:value-type="float">
            <text:p>4.1E-212</text:p>
          </table:table-cell>
          <table:table-cell office:value-type="float" office:value="2.5E-208" calcext:value-type="float">
            <text:p>2.5E-208</text:p>
          </table:table-cell>
          <table:table-cell office:value-type="string" calcext:value-type="string">
            <text:p>chitin synthase chs-2-like isoform X3 [Bombus pyrosoma]</text:p>
          </table:table-cell>
        </table:table-row>
        <table:table-row table:style-name="ro1">
          <table:table-cell office:value-type="string" calcext:value-type="string">
            <text:p>XP_04357892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208" calcext:value-type="float">
            <text:p>2.7E-208</text:p>
          </table:table-cell>
          <table:table-cell office:value-type="float" office:value="4.5E-212" calcext:value-type="float">
            <text:p>4.5E-212</text:p>
          </table:table-cell>
          <table:table-cell office:value-type="float" office:value="2.7E-208" calcext:value-type="float">
            <text:p>2.7E-208</text:p>
          </table:table-cell>
          <table:table-cell office:value-type="string" calcext:value-type="string">
            <text:p>chitin synthase chs-2-like isoform X2 [Bombus pyrosoma]</text:p>
          </table:table-cell>
        </table:table-row>
        <table:table-row table:style-name="ro1">
          <table:table-cell office:value-type="string" calcext:value-type="string">
            <text:p>XP_321951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208" calcext:value-type="float">
            <text:p>2.9E-208</text:p>
          </table:table-cell>
          <table:table-cell office:value-type="float" office:value="4.8E-212" calcext:value-type="float">
            <text:p>4.8E-212</text:p>
          </table:table-cell>
          <table:table-cell office:value-type="float" office:value="2.9E-208" calcext:value-type="float">
            <text:p>2.9E-208</text:p>
          </table:table-cell>
          <table:table-cell office:value-type="string" calcext:value-type="string">
            <text:p>AGAP001205-PA [Anopheles gambiae str. PEST]</text:p>
          </table:table-cell>
        </table:table-row>
        <table:table-row table:style-name="ro1">
          <table:table-cell office:value-type="string" calcext:value-type="string">
            <text:p>XP_0401558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208" calcext:value-type="float">
            <text:p>3.8E-208</text:p>
          </table:table-cell>
          <table:table-cell office:value-type="float" office:value="6.2E-212" calcext:value-type="float">
            <text:p>6.2E-212</text:p>
          </table:table-cell>
          <table:table-cell office:value-type="float" office:value="3.8E-208" calcext:value-type="float">
            <text:p>3.8E-208</text:p>
          </table:table-cell>
          <table:table-cell office:value-type="string" calcext:value-type="string">
            <text:p>chitin synthase chs-2-like [Anopheles arabiensis]</text:p>
          </table:table-cell>
        </table:table-row>
        <table:table-row table:style-name="ro1">
          <table:table-cell office:value-type="string" calcext:value-type="string">
            <text:p>XP_0332321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6E-208" calcext:value-type="float">
            <text:p>5.6E-208</text:p>
          </table:table-cell>
          <table:table-cell office:value-type="float" office:value="1.2E-211" calcext:value-type="float">
            <text:p>1.2E-211</text:p>
          </table:table-cell>
          <table:table-cell office:value-type="float" office:value="7.6E-208" calcext:value-type="float">
            <text:p>7.6E-208</text:p>
          </table:table-cell>
          <table:table-cell office:value-type="string" calcext:value-type="string">
            <text:p>LOW QUALITY PROTEIN: chitin synthase chs-2-like [Belonocnema treatae]</text:p>
          </table:table-cell>
        </table:table-row>
        <table:table-row table:style-name="ro1">
          <table:table-cell office:value-type="string" calcext:value-type="string">
            <text:p>XP_0402269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208" calcext:value-type="float">
            <text:p>7.8E-208</text:p>
          </table:table-cell>
          <table:table-cell office:value-type="float" office:value="4.6E-211" calcext:value-type="float">
            <text:p>4.6E-211</text:p>
          </table:table-cell>
          <table:table-cell office:value-type="float" office:value="2.8E-207" calcext:value-type="float">
            <text:p>2.8E-207</text:p>
          </table:table-cell>
          <table:table-cell office:value-type="string" calcext:value-type="string">
            <text:p>LOW QUALITY PROTEIN: chitin synthase chs-2-like [Anopheles coluzzii]</text:p>
          </table:table-cell>
        </table:table-row>
        <table:table-row table:style-name="ro1">
          <table:table-cell office:value-type="string" calcext:value-type="string">
            <text:p>XP_0337289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8E-208" calcext:value-type="float">
            <text:p>8.8E-208</text:p>
          </table:table-cell>
          <table:table-cell office:value-type="float" office:value="5.1E-211" calcext:value-type="float">
            <text:p>5.1E-211</text:p>
          </table:table-cell>
          <table:table-cell office:value-type="float" office:value="3.1E-207" calcext:value-type="float">
            <text:p>3.1E-207</text:p>
          </table:table-cell>
          <table:table-cell office:value-type="string" calcext:value-type="string">
            <text:p>chitin synthase chs-2-like [Pecten maximus]</text:p>
          </table:table-cell>
        </table:table-row>
        <table:table-row table:style-name="ro1">
          <table:table-cell office:value-type="string" calcext:value-type="string">
            <text:p>XP_0417635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207" calcext:value-type="float">
            <text:p>3.3E-207</text:p>
          </table:table-cell>
          <table:table-cell office:value-type="float" office:value="8.9E-211" calcext:value-type="float">
            <text:p>8.9E-211</text:p>
          </table:table-cell>
          <table:table-cell office:value-type="float" office:value="5.5E-207" calcext:value-type="float">
            <text:p>5.5E-207</text:p>
          </table:table-cell>
          <table:table-cell office:value-type="string" calcext:value-type="string">
            <text:p>chitin synthase chs-2-like [Anopheles merus]</text:p>
          </table:table-cell>
        </table:table-row>
        <table:table-row table:style-name="ro1">
          <table:table-cell office:value-type="string" calcext:value-type="string">
            <text:p>XP_0440207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207" calcext:value-type="float">
            <text:p>3.9E-207</text:p>
          </table:table-cell>
          <table:table-cell office:value-type="float" office:value="8.1E-211" calcext:value-type="float">
            <text:p>8.1E-211</text:p>
          </table:table-cell>
          <table:table-cell office:value-type="float" office:value="4.9E-207" calcext:value-type="float">
            <text:p>4.9E-207</text:p>
          </table:table-cell>
          <table:table-cell office:value-type="string" calcext:value-type="string">
            <text:p>chitin synthase chs-2-like isoform X1 [Aphidius gifuensis]</text:p>
          </table:table-cell>
        </table:table-row>
        <table:table-row table:style-name="ro1">
          <table:table-cell office:value-type="string" calcext:value-type="string">
            <text:p>XP_0250781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207" calcext:value-type="float">
            <text:p>5.1E-207</text:p>
          </table:table-cell>
          <table:table-cell office:value-type="float" office:value="1.1E-210" calcext:value-type="float">
            <text:p>1.1E-210</text:p>
          </table:table-cell>
          <table:table-cell office:value-type="float" office:value="7E-207" calcext:value-type="float">
            <text:p>7E-207</text:p>
          </table:table-cell>
          <table:table-cell office:value-type="string" calcext:value-type="string">
            <text:p>LOW QUALITY PROTEIN: chitin synthase chs-2-like [Pomacea canaliculata]</text:p>
          </table:table-cell>
        </table:table-row>
        <table:table-row table:style-name="ro1">
          <table:table-cell office:value-type="string" calcext:value-type="string">
            <text:p>XP_0445961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5E-207" calcext:value-type="float">
            <text:p>5.5E-207</text:p>
          </table:table-cell>
          <table:table-cell office:value-type="float" office:value="1.2E-210" calcext:value-type="float">
            <text:p>1.2E-210</text:p>
          </table:table-cell>
          <table:table-cell office:value-type="float" office:value="7.5E-207" calcext:value-type="float">
            <text:p>7.5E-207</text:p>
          </table:table-cell>
          <table:table-cell office:value-type="string" calcext:value-type="string">
            <text:p>chitin synthase chs-2-like [Cotesia glomerata]</text:p>
          </table:table-cell>
        </table:table-row>
        <table:table-row table:style-name="ro1">
          <table:table-cell office:value-type="string" calcext:value-type="string">
            <text:p>XP_0358969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206" calcext:value-type="float">
            <text:p>4E-206</text:p>
          </table:table-cell>
          <table:table-cell office:value-type="float" office:value="1.1E-209" calcext:value-type="float">
            <text:p>1.1E-209</text:p>
          </table:table-cell>
          <table:table-cell office:value-type="float" office:value="6.5E-206" calcext:value-type="float">
            <text:p>6.5E-206</text:p>
          </table:table-cell>
          <table:table-cell office:value-type="string" calcext:value-type="string">
            <text:p>chitin synthase chs-2-like isoform X3 [Anopheles stephensi]</text:p>
          </table:table-cell>
        </table:table-row>
        <table:table-row table:style-name="ro1">
          <table:table-cell office:value-type="string" calcext:value-type="string">
            <text:p>XP_0016511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206" calcext:value-type="float">
            <text:p>6.2E-206</text:p>
          </table:table-cell>
          <table:table-cell office:value-type="float" office:value="1.3E-209" calcext:value-type="float">
            <text:p>1.3E-209</text:p>
          </table:table-cell>
          <table:table-cell office:value-type="float" office:value="8.1E-206" calcext:value-type="float">
            <text:p>8.1E-206</text:p>
          </table:table-cell>
          <table:table-cell office:value-type="string" calcext:value-type="string">
            <text:p>uncharacterized protein LOC5566760 [Aedes aegypti]</text:p>
          </table:table-cell>
        </table:table-row>
        <table:table-row table:style-name="ro1">
          <table:table-cell office:value-type="string" calcext:value-type="string">
            <text:p>XP_0358969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205" calcext:value-type="float">
            <text:p>1.5E-205</text:p>
          </table:table-cell>
          <table:table-cell office:value-type="float" office:value="4.1E-209" calcext:value-type="float">
            <text:p>4.1E-209</text:p>
          </table:table-cell>
          <table:table-cell office:value-type="float" office:value="2.5E-205" calcext:value-type="float">
            <text:p>2.5E-205</text:p>
          </table:table-cell>
          <table:table-cell office:value-type="string" calcext:value-type="string">
            <text:p>chitin synthase chs-2-like isoform X1 [Anopheles stephensi]</text:p>
          </table:table-cell>
        </table:table-row>
        <table:table-row table:style-name="ro1">
          <table:table-cell office:value-type="string" calcext:value-type="string">
            <text:p>XP_0358969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205" calcext:value-type="float">
            <text:p>1.8E-205</text:p>
          </table:table-cell>
          <table:table-cell office:value-type="float" office:value="4.9E-209" calcext:value-type="float">
            <text:p>4.9E-209</text:p>
          </table:table-cell>
          <table:table-cell office:value-type="float" office:value="3E-205" calcext:value-type="float">
            <text:p>3E-205</text:p>
          </table:table-cell>
          <table:table-cell office:value-type="string" calcext:value-type="string">
            <text:p>chitin synthase chs-2-like isoform X2 [Anopheles stephensi]</text:p>
          </table:table-cell>
        </table:table-row>
        <table:table-row table:style-name="ro1">
          <table:table-cell office:value-type="string" calcext:value-type="string">
            <text:p>XP_0167707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205" calcext:value-type="float">
            <text:p>4E-205</text:p>
          </table:table-cell>
          <table:table-cell office:value-type="float" office:value="2.4E-190" calcext:value-type="float">
            <text:p>2.4E-190</text:p>
          </table:table-cell>
          <table:table-cell office:value-type="float" office:value="1.4E-186" calcext:value-type="float">
            <text:p>1.4E-186</text:p>
          </table:table-cell>
          <table:table-cell office:value-type="string" calcext:value-type="string">
            <text:p>chitin synthase chs-2 isoform X5 [Apis mellifera]</text:p>
          </table:table-cell>
        </table:table-row>
        <table:table-row table:style-name="ro1">
          <table:table-cell office:value-type="string" calcext:value-type="string">
            <text:p>XP_0337285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205" calcext:value-type="float">
            <text:p>4.9E-205</text:p>
          </table:table-cell>
          <table:table-cell office:value-type="float" office:value="8.1E-209" calcext:value-type="float">
            <text:p>8.1E-209</text:p>
          </table:table-cell>
          <table:table-cell office:value-type="float" office:value="4.9E-205" calcext:value-type="float">
            <text:p>4.9E-205</text:p>
          </table:table-cell>
          <table:table-cell office:value-type="string" calcext:value-type="string">
            <text:p>chitin synthase chs-2-like isoform X2 [Pecten maximus]</text:p>
          </table:table-cell>
        </table:table-row>
        <table:table-row table:style-name="ro1">
          <table:table-cell office:value-type="string" calcext:value-type="string">
            <text:p>XP_0337285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4E-205" calcext:value-type="float">
            <text:p>6.4E-205</text:p>
          </table:table-cell>
          <table:table-cell office:value-type="float" office:value="1.1E-208" calcext:value-type="float">
            <text:p>1.1E-208</text:p>
          </table:table-cell>
          <table:table-cell office:value-type="float" office:value="6.4E-205" calcext:value-type="float">
            <text:p>6.4E-205</text:p>
          </table:table-cell>
          <table:table-cell office:value-type="string" calcext:value-type="string">
            <text:p>chitin synthase chs-2-like isoform X1 [Pecten maximus]</text:p>
          </table:table-cell>
        </table:table-row>
        <table:table-row table:style-name="ro1">
          <table:table-cell office:value-type="string" calcext:value-type="string">
            <text:p>XP_03811896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204" calcext:value-type="float">
            <text:p>4E-204</text:p>
          </table:table-cell>
          <table:table-cell office:value-type="float" office:value="9.1E-208" calcext:value-type="float">
            <text:p>9.1E-208</text:p>
          </table:table-cell>
          <table:table-cell office:value-type="float" office:value="5.6E-204" calcext:value-type="float">
            <text:p>5.6E-204</text:p>
          </table:table-cell>
          <table:table-cell office:value-type="string" calcext:value-type="string">
            <text:p>chitin synthase chs-2 [Culex quinquefasciatus]</text:p>
          </table:table-cell>
        </table:table-row>
        <table:table-row table:style-name="ro1">
          <table:table-cell office:value-type="string" calcext:value-type="string">
            <text:p>XP_0379080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203" calcext:value-type="float">
            <text:p>1.1E-203</text:p>
          </table:table-cell>
          <table:table-cell office:value-type="float" office:value="1.7E-207" calcext:value-type="float">
            <text:p>1.7E-207</text:p>
          </table:table-cell>
          <table:table-cell office:value-type="float" office:value="1.1E-203" calcext:value-type="float">
            <text:p>1.1E-203</text:p>
          </table:table-cell>
          <table:table-cell office:value-type="string" calcext:value-type="string">
            <text:p>chitin synthase chs-2 [Hermetia illucens]</text:p>
          </table:table-cell>
        </table:table-row>
        <table:table-row table:style-name="ro1">
          <table:table-cell office:value-type="string" calcext:value-type="string">
            <text:p>NP_0012452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203" calcext:value-type="float">
            <text:p>1.6E-203</text:p>
          </table:table-cell>
          <table:table-cell office:value-type="float" office:value="9E-187" calcext:value-type="float">
            <text:p>9E-187</text:p>
          </table:table-cell>
          <table:table-cell office:value-type="float" office:value="5.5E-183" calcext:value-type="float">
            <text:p>5.5E-183</text:p>
          </table:table-cell>
          <table:table-cell office:value-type="string" calcext:value-type="string">
            <text:p>chitin synthase A [Bombyx mori]</text:p>
          </table:table-cell>
        </table:table-row>
        <table:table-row table:style-name="ro1">
          <table:table-cell office:value-type="string" calcext:value-type="string">
            <text:p>XP_0432842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203" calcext:value-type="float">
            <text:p>4.4E-203</text:p>
          </table:table-cell>
          <table:table-cell office:value-type="float" office:value="8.9E-207" calcext:value-type="float">
            <text:p>8.9E-207</text:p>
          </table:table-cell>
          <table:table-cell office:value-type="float" office:value="5.5E-203" calcext:value-type="float">
            <text:p>5.5E-203</text:p>
          </table:table-cell>
          <table:table-cell office:value-type="string" calcext:value-type="string">
            <text:p>chitin synthase chs-2-like [Venturia canescens]</text:p>
          </table:table-cell>
        </table:table-row>
        <table:table-row table:style-name="ro1">
          <table:table-cell office:value-type="string" calcext:value-type="string">
            <text:p>XP_0343012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01" calcext:value-type="float">
            <text:p>1.7E-201</text:p>
          </table:table-cell>
          <table:table-cell office:value-type="float" office:value="2.8E-205" calcext:value-type="float">
            <text:p>2.8E-205</text:p>
          </table:table-cell>
          <table:table-cell office:value-type="float" office:value="1.7E-201" calcext:value-type="float">
            <text:p>1.7E-201</text:p>
          </table:table-cell>
          <table:table-cell office:value-type="string" calcext:value-type="string">
            <text:p>chitin synthase chs-2 isoform X1 [Crassostrea gigas]</text:p>
          </table:table-cell>
        </table:table-row>
        <table:table-row table:style-name="ro1">
          <table:table-cell office:value-type="string" calcext:value-type="string">
            <text:p>XP_0343012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201" calcext:value-type="float">
            <text:p>1.7E-201</text:p>
          </table:table-cell>
          <table:table-cell office:value-type="float" office:value="5.7E-205" calcext:value-type="float">
            <text:p>5.7E-205</text:p>
          </table:table-cell>
          <table:table-cell office:value-type="float" office:value="3.5E-201" calcext:value-type="float">
            <text:p>3.5E-201</text:p>
          </table:table-cell>
          <table:table-cell office:value-type="string" calcext:value-type="string">
            <text:p>chitin synthase chs-2 isoform X2 [Crassostrea gigas]</text:p>
          </table:table-cell>
        </table:table-row>
        <table:table-row table:style-name="ro1">
          <table:table-cell office:value-type="string" calcext:value-type="string">
            <text:p>XP_0343012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201" calcext:value-type="float">
            <text:p>4.2E-201</text:p>
          </table:table-cell>
          <table:table-cell office:value-type="float" office:value="6.9E-205" calcext:value-type="float">
            <text:p>6.9E-205</text:p>
          </table:table-cell>
          <table:table-cell office:value-type="float" office:value="4.2E-201" calcext:value-type="float">
            <text:p>4.2E-201</text:p>
          </table:table-cell>
          <table:table-cell office:value-type="string" calcext:value-type="string">
            <text:p>chitin synthase chs-2 isoform X3 [Crassostrea gigas]</text:p>
          </table:table-cell>
        </table:table-row>
        <table:table-row table:style-name="ro1">
          <table:table-cell office:value-type="string" calcext:value-type="string">
            <text:p>XP_0337330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201" calcext:value-type="float">
            <text:p>4.3E-201</text:p>
          </table:table-cell>
          <table:table-cell office:value-type="float" office:value="7.1E-205" calcext:value-type="float">
            <text:p>7.1E-205</text:p>
          </table:table-cell>
          <table:table-cell office:value-type="float" office:value="4.3E-201" calcext:value-type="float">
            <text:p>4.3E-201</text:p>
          </table:table-cell>
          <table:table-cell office:value-type="string" calcext:value-type="string">
            <text:p>uncharacterized protein LOC117322317 [Pecten maximus]</text:p>
          </table:table-cell>
        </table:table-row>
        <table:table-row table:style-name="ro1">
          <table:table-cell office:value-type="string" calcext:value-type="string">
            <text:p>XP_0223247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200" calcext:value-type="float">
            <text:p>1.3E-200</text:p>
          </table:table-cell>
          <table:table-cell office:value-type="float" office:value="7.7E-204" calcext:value-type="float">
            <text:p>7.7E-204</text:p>
          </table:table-cell>
          <table:table-cell office:value-type="float" office:value="4.7E-200" calcext:value-type="float">
            <text:p>4.7E-200</text:p>
          </table:table-cell>
          <table:table-cell office:value-type="string" calcext:value-type="string">
            <text:p>LOW QUALITY PROTEIN: uncharacterized protein LOC111125342 [Crassostrea virginica]</text:p>
          </table:table-cell>
        </table:table-row>
        <table:table-row table:style-name="ro1">
          <table:table-cell office:value-type="string" calcext:value-type="string">
            <text:p>XP_0223244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200" calcext:value-type="float">
            <text:p>2.1E-200</text:p>
          </table:table-cell>
          <table:table-cell office:value-type="float" office:value="4.8E-204" calcext:value-type="float">
            <text:p>4.8E-204</text:p>
          </table:table-cell>
          <table:table-cell office:value-type="float" office:value="2.9E-200" calcext:value-type="float">
            <text:p>2.9E-200</text:p>
          </table:table-cell>
          <table:table-cell office:value-type="string" calcext:value-type="string">
            <text:p>uncharacterized protein LOC111125208 isoform X1 [Crassostrea virginica]</text:p>
          </table:table-cell>
        </table:table-row>
        <table:table-row table:style-name="ro1">
          <table:table-cell office:value-type="string" calcext:value-type="string">
            <text:p>XP_0223244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200" calcext:value-type="float">
            <text:p>3.9E-200</text:p>
          </table:table-cell>
          <table:table-cell office:value-type="float" office:value="8.8E-204" calcext:value-type="float">
            <text:p>8.8E-204</text:p>
          </table:table-cell>
          <table:table-cell office:value-type="float" office:value="5.4E-200" calcext:value-type="float">
            <text:p>5.4E-200</text:p>
          </table:table-cell>
          <table:table-cell office:value-type="string" calcext:value-type="string">
            <text:p>uncharacterized protein LOC111125208 isoform X2 [Crassostrea virginica]</text:p>
          </table:table-cell>
        </table:table-row>
        <table:table-row table:style-name="ro1">
          <table:table-cell office:value-type="string" calcext:value-type="string">
            <text:p>XP_0223244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200" calcext:value-type="float">
            <text:p>9.2E-200</text:p>
          </table:table-cell>
          <table:table-cell office:value-type="float" office:value="2E-203" calcext:value-type="float">
            <text:p>2E-203</text:p>
          </table:table-cell>
          <table:table-cell office:value-type="float" office:value="1.2E-199" calcext:value-type="float">
            <text:p>1.2E-199</text:p>
          </table:table-cell>
          <table:table-cell office:value-type="string" calcext:value-type="string">
            <text:p>uncharacterized protein LOC111125208 isoform X4 [Crassostrea virginica]</text:p>
          </table:table-cell>
        </table:table-row>
        <table:table-row table:style-name="ro1">
          <table:table-cell office:value-type="string" calcext:value-type="string">
            <text:p>XP_0223244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99" calcext:value-type="float">
            <text:p>1.2E-199</text:p>
          </table:table-cell>
          <table:table-cell office:value-type="float" office:value="2.7E-203" calcext:value-type="float">
            <text:p>2.7E-203</text:p>
          </table:table-cell>
          <table:table-cell office:value-type="float" office:value="1.7E-199" calcext:value-type="float">
            <text:p>1.7E-199</text:p>
          </table:table-cell>
          <table:table-cell office:value-type="string" calcext:value-type="string">
            <text:p>uncharacterized protein LOC111125208 isoform X3 [Crassostrea virginica]</text:p>
          </table:table-cell>
        </table:table-row>
        <table:table-row table:style-name="ro1">
          <table:table-cell office:value-type="string" calcext:value-type="string">
            <text:p>XP_0223244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99" calcext:value-type="float">
            <text:p>1.3E-199</text:p>
          </table:table-cell>
          <table:table-cell office:value-type="float" office:value="2.9E-203" calcext:value-type="float">
            <text:p>2.9E-203</text:p>
          </table:table-cell>
          <table:table-cell office:value-type="float" office:value="1.8E-199" calcext:value-type="float">
            <text:p>1.8E-199</text:p>
          </table:table-cell>
          <table:table-cell office:value-type="string" calcext:value-type="string">
            <text:p>uncharacterized protein LOC111125208 isoform X5 [Crassostrea virginica]</text:p>
          </table:table-cell>
        </table:table-row>
        <table:table-row table:style-name="ro1">
          <table:table-cell office:value-type="string" calcext:value-type="string">
            <text:p>XP_0392307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99" calcext:value-type="float">
            <text:p>2.5E-199</text:p>
          </table:table-cell>
          <table:table-cell office:value-type="float" office:value="1.1E-202" calcext:value-type="float">
            <text:p>1.1E-202</text:p>
          </table:table-cell>
          <table:table-cell office:value-type="float" office:value="6.7E-199" calcext:value-type="float">
            <text:p>6.7E-199</text:p>
          </table:table-cell>
          <table:table-cell office:value-type="string" calcext:value-type="string">
            <text:p>chitin synthase chs-2 isoform X3 [Drosophila yakuba]</text:p>
          </table:table-cell>
        </table:table-row>
        <table:table-row table:style-name="ro1">
          <table:table-cell office:value-type="string" calcext:value-type="string">
            <text:p>NP_00113799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98" calcext:value-type="float">
            <text:p>1.1E-198</text:p>
          </table:table-cell>
          <table:table-cell office:value-type="float" office:value="6.7E-202" calcext:value-type="float">
            <text:p>6.7E-202</text:p>
          </table:table-cell>
          <table:table-cell office:value-type="float" office:value="4.1E-198" calcext:value-type="float">
            <text:p>4.1E-198</text:p>
          </table:table-cell>
          <table:table-cell office:value-type="string" calcext:value-type="string">
            <text:p>chitin synthase 2 <text:s/>isoform C [Drosophila melanogaster]</text:p>
          </table:table-cell>
        </table:table-row>
        <table:table-row table:style-name="ro1">
          <table:table-cell office:value-type="string" calcext:value-type="string">
            <text:p>NP_524209.3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98" calcext:value-type="float">
            <text:p>1.1E-198</text:p>
          </table:table-cell>
          <table:table-cell office:value-type="float" office:value="7.1E-202" calcext:value-type="float">
            <text:p>7.1E-202</text:p>
          </table:table-cell>
          <table:table-cell office:value-type="float" office:value="4.4E-198" calcext:value-type="float">
            <text:p>4.4E-198</text:p>
          </table:table-cell>
          <table:table-cell office:value-type="string" calcext:value-type="string">
            <text:p>chitin synthase 2 <text:s/>isoform D [Drosophila melanogaster]</text:p>
          </table:table-cell>
        </table:table-row>
        <table:table-row table:style-name="ro1">
          <table:table-cell office:value-type="string" calcext:value-type="string">
            <text:p>XP_0343005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98" calcext:value-type="float">
            <text:p>2.4E-198</text:p>
          </table:table-cell>
          <table:table-cell office:value-type="float" office:value="1.6" calcext:value-type="float">
            <text:p>1.6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uncharacterized protein LOC105317562 isoform X2 [Crassostrea gigas]</text:p>
          </table:table-cell>
        </table:table-row>
        <table:table-row table:style-name="ro1">
          <table:table-cell office:value-type="string" calcext:value-type="string">
            <text:p>XP_0343005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98" calcext:value-type="float">
            <text:p>2.5E-198</text:p>
          </table:table-cell>
          <table:table-cell office:value-type="float" office:value="2.1" calcext:value-type="float">
            <text:p>2.1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uncharacterized protein LOC105317562 isoform X3 [Crassostrea gigas]</text:p>
          </table:table-cell>
        </table:table-row>
        <table:table-row table:style-name="ro1">
          <table:table-cell office:value-type="string" calcext:value-type="string">
            <text:p>XP_0296464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98" calcext:value-type="float">
            <text:p>3E-198</text:p>
          </table:table-cell>
          <table:table-cell office:value-type="float" office:value="1.9E-201" calcext:value-type="float">
            <text:p>1.9E-201</text:p>
          </table:table-cell>
          <table:table-cell office:value-type="float" office:value="1.1E-197" calcext:value-type="float">
            <text:p>1.1E-197</text:p>
          </table:table-cell>
          <table:table-cell office:value-type="string" calcext:value-type="string">
            <text:p>chitin synthase chs-2-like [Octopus vulgaris]</text:p>
          </table:table-cell>
        </table:table-row>
        <table:table-row table:style-name="ro1">
          <table:table-cell office:value-type="string" calcext:value-type="string">
            <text:p>XP_0343005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198" calcext:value-type="float">
            <text:p>3.3E-198</text:p>
          </table:table-cell>
          <table:table-cell office:value-type="float" office:value="1.7" calcext:value-type="float">
            <text:p>1.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ncharacterized protein LOC105317562 isoform X1 [Crassostrea gigas]</text:p>
          </table:table-cell>
        </table:table-row>
        <table:table-row table:style-name="ro1">
          <table:table-cell office:value-type="string" calcext:value-type="string">
            <text:p>XP_0331606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198" calcext:value-type="float">
            <text:p>5.9E-198</text:p>
          </table:table-cell>
          <table:table-cell office:value-type="float" office:value="1.5E-201" calcext:value-type="float">
            <text:p>1.5E-201</text:p>
          </table:table-cell>
          <table:table-cell office:value-type="float" office:value="8.9E-198" calcext:value-type="float">
            <text:p>8.9E-198</text:p>
          </table:table-cell>
          <table:table-cell office:value-type="string" calcext:value-type="string">
            <text:p>chitin synthase chs-2 [Drosophila mauritiana]</text:p>
          </table:table-cell>
        </table:table-row>
        <table:table-row table:style-name="ro1">
          <table:table-cell office:value-type="string" calcext:value-type="string">
            <text:p>XP_01603292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97" calcext:value-type="float">
            <text:p>1.2E-197</text:p>
          </table:table-cell>
          <table:table-cell office:value-type="float" office:value="3E-201" calcext:value-type="float">
            <text:p>3E-201</text:p>
          </table:table-cell>
          <table:table-cell office:value-type="float" office:value="1.9E-197" calcext:value-type="float">
            <text:p>1.9E-197</text:p>
          </table:table-cell>
          <table:table-cell office:value-type="string" calcext:value-type="string">
            <text:p>chitin synthase chs-2 [Drosophila simulans]</text:p>
          </table:table-cell>
        </table:table-row>
        <table:table-row table:style-name="ro1">
          <table:table-cell office:value-type="string" calcext:value-type="string">
            <text:p>XP_0370406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97" calcext:value-type="float">
            <text:p>1.3E-197</text:p>
          </table:table-cell>
          <table:table-cell office:value-type="float" office:value="3E-201" calcext:value-type="float">
            <text:p>3E-201</text:p>
          </table:table-cell>
          <table:table-cell office:value-type="float" office:value="1.8E-197" calcext:value-type="float">
            <text:p>1.8E-197</text:p>
          </table:table-cell>
          <table:table-cell office:value-type="string" calcext:value-type="string">
            <text:p>chitin synthase chs-2 [Bradysia coprophila]</text:p>
          </table:table-cell>
        </table:table-row>
        <table:table-row table:style-name="ro1">
          <table:table-cell office:value-type="string" calcext:value-type="string">
            <text:p>XP_001352881.4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97" calcext:value-type="float">
            <text:p>2.4E-197</text:p>
          </table:table-cell>
          <table:table-cell office:value-type="float" office:value="3.9E-201" calcext:value-type="float">
            <text:p>3.9E-201</text:p>
          </table:table-cell>
          <table:table-cell office:value-type="float" office:value="2.4E-197" calcext:value-type="float">
            <text:p>2.4E-197</text:p>
          </table:table-cell>
          <table:table-cell office:value-type="string" calcext:value-type="string">
            <text:p>chitin synthase chs-2 [Drosophila pseudoobscura]</text:p>
          </table:table-cell>
        </table:table-row>
        <table:table-row table:style-name="ro1">
          <table:table-cell office:value-type="string" calcext:value-type="string">
            <text:p>XP_0223016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5E-197" calcext:value-type="float">
            <text:p>5.5E-197</text:p>
          </table:table-cell>
          <table:table-cell office:value-type="float" office:value="0.33" calcext:value-type="float">
            <text:p>0.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W QUALITY PROTEIN: uncharacterized protein LOC111109754 [Crassostrea virginica]</text:p>
          </table:table-cell>
        </table:table-row>
        <table:table-row table:style-name="ro1">
          <table:table-cell office:value-type="string" calcext:value-type="string">
            <text:p>XP_0171348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9E-197" calcext:value-type="float">
            <text:p>7.9E-197</text:p>
          </table:table-cell>
          <table:table-cell office:value-type="float" office:value="1.3E-200" calcext:value-type="float">
            <text:p>1.3E-200</text:p>
          </table:table-cell>
          <table:table-cell office:value-type="float" office:value="7.9E-197" calcext:value-type="float">
            <text:p>7.9E-197</text:p>
          </table:table-cell>
          <table:table-cell office:value-type="string" calcext:value-type="string">
            <text:p>chitin synthase chs-2 [Drosophila miranda]</text:p>
          </table:table-cell>
        </table:table-row>
        <table:table-row table:style-name="ro1">
          <table:table-cell office:value-type="string" calcext:value-type="string">
            <text:p>XP_0346571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96" calcext:value-type="float">
            <text:p>2.4E-196</text:p>
          </table:table-cell>
          <table:table-cell office:value-type="float" office:value="5.9E-200" calcext:value-type="float">
            <text:p>5.9E-200</text:p>
          </table:table-cell>
          <table:table-cell office:value-type="float" office:value="3.6E-196" calcext:value-type="float">
            <text:p>3.6E-196</text:p>
          </table:table-cell>
          <table:table-cell office:value-type="string" calcext:value-type="string">
            <text:p>chitin synthase chs-2 [Drosophila subobscura]</text:p>
          </table:table-cell>
        </table:table-row>
        <table:table-row table:style-name="ro1">
          <table:table-cell office:value-type="string" calcext:value-type="string">
            <text:p>XP_0343006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96" calcext:value-type="float">
            <text:p>2.7E-196</text:p>
          </table:table-cell>
          <table:table-cell office:value-type="float" office:value="4.4E-200" calcext:value-type="float">
            <text:p>4.4E-200</text:p>
          </table:table-cell>
          <table:table-cell office:value-type="float" office:value="2.7E-196" calcext:value-type="float">
            <text:p>2.7E-196</text:p>
          </table:table-cell>
          <table:table-cell office:value-type="string" calcext:value-type="string">
            <text:p>uncharacterized protein LOC105317566 [Crassostrea gigas]</text:p>
          </table:table-cell>
        </table:table-row>
        <table:table-row table:style-name="ro1">
          <table:table-cell office:value-type="string" calcext:value-type="string">
            <text:p>XP_0222883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E-196" calcext:value-type="float">
            <text:p>9E-196</text:p>
          </table:table-cell>
          <table:table-cell office:value-type="float" office:value="2E-199" calcext:value-type="float">
            <text:p>2E-199</text:p>
          </table:table-cell>
          <table:table-cell office:value-type="float" office:value="1.2E-195" calcext:value-type="float">
            <text:p>1.2E-195</text:p>
          </table:table-cell>
          <table:table-cell office:value-type="string" calcext:value-type="string">
            <text:p>uncharacterized protein LOC111100586 isoform X2 [Crassostrea virginica]</text:p>
          </table:table-cell>
        </table:table-row>
        <table:table-row table:style-name="ro1">
          <table:table-cell office:value-type="string" calcext:value-type="string">
            <text:p>XP_0377212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9E-196" calcext:value-type="float">
            <text:p>9.9E-196</text:p>
          </table:table-cell>
          <table:table-cell office:value-type="float" office:value="2.3E-199" calcext:value-type="float">
            <text:p>2.3E-199</text:p>
          </table:table-cell>
          <table:table-cell office:value-type="float" office:value="1.4E-195" calcext:value-type="float">
            <text:p>1.4E-195</text:p>
          </table:table-cell>
          <table:table-cell office:value-type="string" calcext:value-type="string">
            <text:p>chitin synthase chs-2 [Drosophila subpulchrella]</text:p>
          </table:table-cell>
        </table:table-row>
        <table:table-row table:style-name="ro1">
          <table:table-cell office:value-type="string" calcext:value-type="string">
            <text:p>XP_0222883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95" calcext:value-type="float">
            <text:p>1E-195</text:p>
          </table:table-cell>
          <table:table-cell office:value-type="float" office:value="2.3E-199" calcext:value-type="float">
            <text:p>2.3E-199</text:p>
          </table:table-cell>
          <table:table-cell office:value-type="float" office:value="1.4E-195" calcext:value-type="float">
            <text:p>1.4E-195</text:p>
          </table:table-cell>
          <table:table-cell office:value-type="string" calcext:value-type="string">
            <text:p>uncharacterized protein LOC111100586 isoform X3 [Crassostrea virginica]</text:p>
          </table:table-cell>
        </table:table-row>
        <table:table-row table:style-name="ro1">
          <table:table-cell office:value-type="string" calcext:value-type="string">
            <text:p>XP_0222883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95" calcext:value-type="float">
            <text:p>1.3E-195</text:p>
          </table:table-cell>
          <table:table-cell office:value-type="float" office:value="2.9E-199" calcext:value-type="float">
            <text:p>2.9E-199</text:p>
          </table:table-cell>
          <table:table-cell office:value-type="float" office:value="1.7E-195" calcext:value-type="float">
            <text:p>1.7E-195</text:p>
          </table:table-cell>
          <table:table-cell office:value-type="string" calcext:value-type="string">
            <text:p>uncharacterized protein LOC111100586 isoform X1 [Crassostrea virginica]</text:p>
          </table:table-cell>
        </table:table-row>
        <table:table-row table:style-name="ro1">
          <table:table-cell office:value-type="string" calcext:value-type="string">
            <text:p>XP_0019584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95" calcext:value-type="float">
            <text:p>3.6E-195</text:p>
          </table:table-cell>
          <table:table-cell office:value-type="float" office:value="6.9E-199" calcext:value-type="float">
            <text:p>6.9E-199</text:p>
          </table:table-cell>
          <table:table-cell office:value-type="float" office:value="4.2E-195" calcext:value-type="float">
            <text:p>4.2E-195</text:p>
          </table:table-cell>
          <table:table-cell office:value-type="string" calcext:value-type="string">
            <text:p>chitin synthase chs-2 [Drosophila ananassae]</text:p>
          </table:table-cell>
        </table:table-row>
        <table:table-row table:style-name="ro1">
          <table:table-cell office:value-type="string" calcext:value-type="string">
            <text:p>XP_016927016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95" calcext:value-type="float">
            <text:p>4.9E-195</text:p>
          </table:table-cell>
          <table:table-cell office:value-type="float" office:value="1.2E-198" calcext:value-type="float">
            <text:p>1.2E-198</text:p>
          </table:table-cell>
          <table:table-cell office:value-type="float" office:value="7.1E-195" calcext:value-type="float">
            <text:p>7.1E-195</text:p>
          </table:table-cell>
          <table:table-cell office:value-type="string" calcext:value-type="string">
            <text:p>chitin synthase chs-2 [Drosophila suzukii]</text:p>
          </table:table-cell>
        </table:table-row>
        <table:table-row table:style-name="ro1">
          <table:table-cell office:value-type="string" calcext:value-type="string">
            <text:p>XP_02230168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4E-195" calcext:value-type="float">
            <text:p>7.4E-195</text:p>
          </table:table-cell>
          <table:table-cell office:value-type="float" office:value="1.2E-198" calcext:value-type="float">
            <text:p>1.2E-198</text:p>
          </table:table-cell>
          <table:table-cell office:value-type="float" office:value="7.4E-195" calcext:value-type="float">
            <text:p>7.4E-195</text:p>
          </table:table-cell>
          <table:table-cell office:value-type="string" calcext:value-type="string">
            <text:p>LOW QUALITY PROTEIN: uncharacterized protein LOC111109745 [Crassostrea virginica]</text:p>
          </table:table-cell>
        </table:table-row>
        <table:table-row table:style-name="ro1">
          <table:table-cell office:value-type="string" calcext:value-type="string">
            <text:p>XP_0413748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94" calcext:value-type="float">
            <text:p>1.5E-194</text:p>
          </table:table-cell>
          <table:table-cell office:value-type="float" office:value="3.1E-198" calcext:value-type="float">
            <text:p>3.1E-198</text:p>
          </table:table-cell>
          <table:table-cell office:value-type="float" office:value="1.9E-194" calcext:value-type="float">
            <text:p>1.9E-194</text:p>
          </table:table-cell>
          <table:table-cell office:value-type="string" calcext:value-type="string">
            <text:p>LOW QUALITY PROTEIN: chitin synthase chs-2-like [Gigantopelta aegis]</text:p>
          </table:table-cell>
        </table:table-row>
        <table:table-row table:style-name="ro1">
          <table:table-cell office:value-type="string" calcext:value-type="string">
            <text:p>XP_0341093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94" calcext:value-type="float">
            <text:p>6.2E-194</text:p>
          </table:table-cell>
          <table:table-cell office:value-type="float" office:value="1.5E-197" calcext:value-type="float">
            <text:p>1.5E-197</text:p>
          </table:table-cell>
          <table:table-cell office:value-type="float" office:value="9.5E-194" calcext:value-type="float">
            <text:p>9.5E-194</text:p>
          </table:table-cell>
          <table:table-cell office:value-type="string" calcext:value-type="string">
            <text:p>chitin synthase chs-2 [Drosophila albomicans]</text:p>
          </table:table-cell>
        </table:table-row>
        <table:table-row table:style-name="ro1">
          <table:table-cell office:value-type="string" calcext:value-type="string">
            <text:p>XP_0343012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3" calcext:value-type="float">
            <text:p>2.8E-193</text:p>
          </table:table-cell>
          <table:table-cell office:value-type="float" office:value="4.6E-197" calcext:value-type="float">
            <text:p>4.6E-197</text:p>
          </table:table-cell>
          <table:table-cell office:value-type="float" office:value="2.8E-193" calcext:value-type="float">
            <text:p>2.8E-193</text:p>
          </table:table-cell>
          <table:table-cell office:value-type="string" calcext:value-type="string">
            <text:p>chitin synthase chs-2 [Crassostrea gigas]</text:p>
          </table:table-cell>
        </table:table-row>
        <table:table-row table:style-name="ro1">
          <table:table-cell office:value-type="string" calcext:value-type="string">
            <text:p>XP_0272874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93" calcext:value-type="float">
            <text:p>5.3E-193</text:p>
          </table:table-cell>
          <table:table-cell office:value-type="float" office:value="6.7E-196" calcext:value-type="float">
            <text:p>6.7E-196</text:p>
          </table:table-cell>
          <table:table-cell office:value-type="float" office:value="4.1E-192" calcext:value-type="float">
            <text:p>4.1E-192</text:p>
          </table:table-cell>
          <table:table-cell office:value-type="string" calcext:value-type="string">
            <text:p>hyaluronan synthase 2 isoform X3 [Cricetulus griseus]</text:p>
          </table:table-cell>
        </table:table-row>
        <table:table-row table:style-name="ro1">
          <table:table-cell office:value-type="string" calcext:value-type="string">
            <text:p>NP_032242.3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93" calcext:value-type="float">
            <text:p>5.7E-193</text:p>
          </table:table-cell>
          <table:table-cell office:value-type="float" office:value="7.3E-196" calcext:value-type="float">
            <text:p>7.3E-196</text:p>
          </table:table-cell>
          <table:table-cell office:value-type="float" office:value="4.5E-192" calcext:value-type="float">
            <text:p>4.5E-192</text:p>
          </table:table-cell>
          <table:table-cell office:value-type="string" calcext:value-type="string">
            <text:p>hyaluronan synthase 2 [Mus musculus]</text:p>
          </table:table-cell>
        </table:table-row>
        <table:table-row table:style-name="ro1">
          <table:table-cell office:value-type="string" calcext:value-type="string">
            <text:p>XP_0069824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93" calcext:value-type="float">
            <text:p>5.7E-193</text:p>
          </table:table-cell>
          <table:table-cell office:value-type="float" office:value="7.3E-196" calcext:value-type="float">
            <text:p>7.3E-196</text:p>
          </table:table-cell>
          <table:table-cell office:value-type="float" office:value="4.5E-192" calcext:value-type="float">
            <text:p>4.5E-192</text:p>
          </table:table-cell>
          <table:table-cell office:value-type="string" calcext:value-type="string">
            <text:p>hyaluronan synthase 2 [Peromyscus maniculatus bairdii]</text:p>
          </table:table-cell>
        </table:table-row>
        <table:table-row table:style-name="ro1">
          <table:table-cell office:value-type="string" calcext:value-type="string">
            <text:p>XP_0210394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93" calcext:value-type="float">
            <text:p>5.7E-193</text:p>
          </table:table-cell>
          <table:table-cell office:value-type="float" office:value="7.3E-196" calcext:value-type="float">
            <text:p>7.3E-196</text:p>
          </table:table-cell>
          <table:table-cell office:value-type="float" office:value="4.5E-192" calcext:value-type="float">
            <text:p>4.5E-192</text:p>
          </table:table-cell>
          <table:table-cell office:value-type="string" calcext:value-type="string">
            <text:p>hyaluronan synthase 2 [Mus caroli]</text:p>
          </table:table-cell>
        </table:table-row>
        <table:table-row table:style-name="ro1">
          <table:table-cell office:value-type="string" calcext:value-type="string">
            <text:p>XP_0287277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93" calcext:value-type="float">
            <text:p>5.7E-193</text:p>
          </table:table-cell>
          <table:table-cell office:value-type="float" office:value="7.3E-196" calcext:value-type="float">
            <text:p>7.3E-196</text:p>
          </table:table-cell>
          <table:table-cell office:value-type="float" office:value="4.5E-192" calcext:value-type="float">
            <text:p>4.5E-192</text:p>
          </table:table-cell>
          <table:table-cell office:value-type="string" calcext:value-type="string">
            <text:p>hyaluronan synthase 2 [Peromyscus leucopus]</text:p>
          </table:table-cell>
        </table:table-row>
        <table:table-row table:style-name="ro1">
          <table:table-cell office:value-type="string" calcext:value-type="string">
            <text:p>XP_0312149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93" calcext:value-type="float">
            <text:p>5.7E-193</text:p>
          </table:table-cell>
          <table:table-cell office:value-type="float" office:value="7.3E-196" calcext:value-type="float">
            <text:p>7.3E-196</text:p>
          </table:table-cell>
          <table:table-cell office:value-type="float" office:value="4.5E-192" calcext:value-type="float">
            <text:p>4.5E-192</text:p>
          </table:table-cell>
          <table:table-cell office:value-type="string" calcext:value-type="string">
            <text:p>hyaluronan synthase 2 [Mastomys coucha]</text:p>
          </table:table-cell>
        </table:table-row>
        <table:table-row table:style-name="ro1">
          <table:table-cell office:value-type="string" calcext:value-type="string">
            <text:p>XP_0343731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93" calcext:value-type="float">
            <text:p>5.7E-193</text:p>
          </table:table-cell>
          <table:table-cell office:value-type="float" office:value="7.3E-196" calcext:value-type="float">
            <text:p>7.3E-196</text:p>
          </table:table-cell>
          <table:table-cell office:value-type="float" office:value="4.5E-192" calcext:value-type="float">
            <text:p>4.5E-192</text:p>
          </table:table-cell>
          <table:table-cell office:value-type="string" calcext:value-type="string">
            <text:p>hyaluronan synthase 2 [Arvicanthis niloticus]</text:p>
          </table:table-cell>
        </table:table-row>
        <table:table-row table:style-name="ro1">
          <table:table-cell office:value-type="string" calcext:value-type="string">
            <text:p>XP_0053546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193" calcext:value-type="float">
            <text:p>7.6E-193</text:p>
          </table:table-cell>
          <table:table-cell office:value-type="float" office:value="9.7E-196" calcext:value-type="float">
            <text:p>9.7E-196</text:p>
          </table:table-cell>
          <table:table-cell office:value-type="float" office:value="5.9E-192" calcext:value-type="float">
            <text:p>5.9E-192</text:p>
          </table:table-cell>
          <table:table-cell office:value-type="string" calcext:value-type="string">
            <text:p>hyaluronan synthase 2 [Microtus ochrogaster]</text:p>
          </table:table-cell>
        </table:table-row>
        <table:table-row table:style-name="ro1">
          <table:table-cell office:value-type="string" calcext:value-type="string">
            <text:p>XP_0360645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1E-193" calcext:value-type="float">
            <text:p>9.1E-193</text:p>
          </table:table-cell>
          <table:table-cell office:value-type="float" office:value="1.2E-195" calcext:value-type="float">
            <text:p>1.2E-195</text:p>
          </table:table-cell>
          <table:table-cell office:value-type="float" office:value="7.1E-192" calcext:value-type="float">
            <text:p>7.1E-192</text:p>
          </table:table-cell>
          <table:table-cell office:value-type="string" calcext:value-type="string">
            <text:p>hyaluronan synthase 2 [Onychomys torridus]</text:p>
          </table:table-cell>
        </table:table-row>
        <table:table-row table:style-name="ro1">
          <table:table-cell office:value-type="string" calcext:value-type="string">
            <text:p>XP_0381995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9E-193" calcext:value-type="float">
            <text:p>9.9E-193</text:p>
          </table:table-cell>
          <table:table-cell office:value-type="float" office:value="1.3E-195" calcext:value-type="float">
            <text:p>1.3E-195</text:p>
          </table:table-cell>
          <table:table-cell office:value-type="float" office:value="7.7E-192" calcext:value-type="float">
            <text:p>7.7E-192</text:p>
          </table:table-cell>
          <table:table-cell office:value-type="string" calcext:value-type="string">
            <text:p>hyaluronan synthase 2 [Arvicola amphibius]</text:p>
          </table:table-cell>
        </table:table-row>
        <table:table-row table:style-name="ro1">
          <table:table-cell office:value-type="string" calcext:value-type="string">
            <text:p>NP_0372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92" calcext:value-type="float">
            <text:p>1.1E-192</text:p>
          </table:table-cell>
          <table:table-cell office:value-type="float" office:value="1.4E-195" calcext:value-type="float">
            <text:p>1.4E-195</text:p>
          </table:table-cell>
          <table:table-cell office:value-type="float" office:value="8.6E-192" calcext:value-type="float">
            <text:p>8.6E-192</text:p>
          </table:table-cell>
          <table:table-cell office:value-type="string" calcext:value-type="string">
            <text:p>hyaluronan synthase 2 [Rattus norvegicus]</text:p>
          </table:table-cell>
        </table:table-row>
        <table:table-row table:style-name="ro1">
          <table:table-cell office:value-type="string" calcext:value-type="string">
            <text:p>XP_0337504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92" calcext:value-type="float">
            <text:p>1.1E-192</text:p>
          </table:table-cell>
          <table:table-cell office:value-type="float" office:value="2.8E-196" calcext:value-type="float">
            <text:p>2.8E-196</text:p>
          </table:table-cell>
          <table:table-cell office:value-type="float" office:value="1.7E-192" calcext:value-type="float">
            <text:p>1.7E-192</text:p>
          </table:table-cell>
          <table:table-cell office:value-type="string" calcext:value-type="string">
            <text:p>LOW QUALITY PROTEIN: chitin synthase chs-2-like [Pecten maximus]</text:p>
          </table:table-cell>
        </table:table-row>
        <table:table-row table:style-name="ro1">
          <table:table-cell office:value-type="string" calcext:value-type="string">
            <text:p>XP_0210722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92" calcext:value-type="float">
            <text:p>1.1E-192</text:p>
          </table:table-cell>
          <table:table-cell office:value-type="float" office:value="1.5E-195" calcext:value-type="float">
            <text:p>1.5E-195</text:p>
          </table:table-cell>
          <table:table-cell office:value-type="float" office:value="8.9E-192" calcext:value-type="float">
            <text:p>8.9E-192</text:p>
          </table:table-cell>
          <table:table-cell office:value-type="string" calcext:value-type="string">
            <text:p>hyaluronan synthase 2 [Mus pahari]</text:p>
          </table:table-cell>
        </table:table-row>
        <table:table-row table:style-name="ro1">
          <table:table-cell office:value-type="string" calcext:value-type="string">
            <text:p>XP_0327467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92" calcext:value-type="float">
            <text:p>1.2E-192</text:p>
          </table:table-cell>
          <table:table-cell office:value-type="float" office:value="1.5E-195" calcext:value-type="float">
            <text:p>1.5E-195</text:p>
          </table:table-cell>
          <table:table-cell office:value-type="float" office:value="9E-192" calcext:value-type="float">
            <text:p>9E-192</text:p>
          </table:table-cell>
          <table:table-cell office:value-type="string" calcext:value-type="string">
            <text:p>hyaluronan synthase 2 [Rattus rattus]</text:p>
          </table:table-cell>
        </table:table-row>
        <table:table-row table:style-name="ro1">
          <table:table-cell office:value-type="string" calcext:value-type="string">
            <text:p>XP_0053162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92" calcext:value-type="float">
            <text:p>1.3E-192</text:p>
          </table:table-cell>
          <table:table-cell office:value-type="float" office:value="1.7E-195" calcext:value-type="float">
            <text:p>1.7E-195</text:p>
          </table:table-cell>
          <table:table-cell office:value-type="float" office:value="1E-191" calcext:value-type="float">
            <text:p>1E-191</text:p>
          </table:table-cell>
          <table:table-cell office:value-type="string" calcext:value-type="string">
            <text:p>hyaluronan synthase 2 [Ictidomys tridecemlineatus]</text:p>
          </table:table-cell>
        </table:table-row>
        <table:table-row table:style-name="ro1">
          <table:table-cell office:value-type="string" calcext:value-type="string">
            <text:p>XP_0109892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92" calcext:value-type="float">
            <text:p>1.8E-192</text:p>
          </table:table-cell>
          <table:table-cell office:value-type="float" office:value="2.4E-195" calcext:value-type="float">
            <text:p>2.4E-195</text:p>
          </table:table-cell>
          <table:table-cell office:value-type="float" office:value="1.4E-191" calcext:value-type="float">
            <text:p>1.4E-191</text:p>
          </table:table-cell>
          <table:table-cell office:value-type="string" calcext:value-type="string">
            <text:p>hyaluronan synthase 2 [Camelus dromedarius]</text:p>
          </table:table-cell>
        </table:table-row>
        <table:table-row table:style-name="ro1">
          <table:table-cell office:value-type="string" calcext:value-type="string">
            <text:p>XP_0323236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92" calcext:value-type="float">
            <text:p>1.8E-192</text:p>
          </table:table-cell>
          <table:table-cell office:value-type="float" office:value="2.4E-195" calcext:value-type="float">
            <text:p>2.4E-195</text:p>
          </table:table-cell>
          <table:table-cell office:value-type="float" office:value="1.4E-191" calcext:value-type="float">
            <text:p>1.4E-191</text:p>
          </table:table-cell>
          <table:table-cell office:value-type="string" calcext:value-type="string">
            <text:p>hyaluronan synthase 2 [Camelus ferus]</text:p>
          </table:table-cell>
        </table:table-row>
        <table:table-row table:style-name="ro1">
          <table:table-cell office:value-type="string" calcext:value-type="string">
            <text:p>XP_0040001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2" calcext:value-type="float">
            <text:p>2.2E-192</text:p>
          </table:table-cell>
          <table:table-cell office:value-type="float" office:value="2.8E-195" calcext:value-type="float">
            <text:p>2.8E-195</text:p>
          </table:table-cell>
          <table:table-cell office:value-type="float" office:value="1.7E-191" calcext:value-type="float">
            <text:p>1.7E-191</text:p>
          </table:table-cell>
          <table:table-cell office:value-type="string" calcext:value-type="string">
            <text:p>LOW QUALITY PROTEIN: hyaluronan synthase 2 [Felis catus]</text:p>
          </table:table-cell>
        </table:table-row>
        <table:table-row table:style-name="ro1">
          <table:table-cell office:value-type="string" calcext:value-type="string">
            <text:p>XP_0070756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2" calcext:value-type="float">
            <text:p>2.2E-192</text:p>
          </table:table-cell>
          <table:table-cell office:value-type="float" office:value="2.8E-195" calcext:value-type="float">
            <text:p>2.8E-195</text:p>
          </table:table-cell>
          <table:table-cell office:value-type="float" office:value="1.7E-191" calcext:value-type="float">
            <text:p>1.7E-191</text:p>
          </table:table-cell>
          <table:table-cell office:value-type="string" calcext:value-type="string">
            <text:p>hyaluronan synthase 2 [Panthera tigris]</text:p>
          </table:table-cell>
        </table:table-row>
        <table:table-row table:style-name="ro1">
          <table:table-cell office:value-type="string" calcext:value-type="string">
            <text:p>XP_0196641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2" calcext:value-type="float">
            <text:p>2.2E-192</text:p>
          </table:table-cell>
          <table:table-cell office:value-type="float" office:value="2.8E-195" calcext:value-type="float">
            <text:p>2.8E-195</text:p>
          </table:table-cell>
          <table:table-cell office:value-type="float" office:value="1.7E-191" calcext:value-type="float">
            <text:p>1.7E-191</text:p>
          </table:table-cell>
          <table:table-cell office:value-type="string" calcext:value-type="string">
            <text:p>hyaluronan synthase 2 [Ailuropoda melanoleuca]</text:p>
          </table:table-cell>
        </table:table-row>
        <table:table-row table:style-name="ro1">
          <table:table-cell office:value-type="string" calcext:value-type="string">
            <text:p>XP_0253066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2" calcext:value-type="float">
            <text:p>2.2E-192</text:p>
          </table:table-cell>
          <table:table-cell office:value-type="float" office:value="2.8E-195" calcext:value-type="float">
            <text:p>2.8E-195</text:p>
          </table:table-cell>
          <table:table-cell office:value-type="float" office:value="1.7E-191" calcext:value-type="float">
            <text:p>1.7E-191</text:p>
          </table:table-cell>
          <table:table-cell office:value-type="string" calcext:value-type="string">
            <text:p>hyaluronan synthase 2 [Canis lupus dingo]</text:p>
          </table:table-cell>
        </table:table-row>
        <table:table-row table:style-name="ro1">
          <table:table-cell office:value-type="string" calcext:value-type="string">
            <text:p>XP_0301601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2" calcext:value-type="float">
            <text:p>2.2E-192</text:p>
          </table:table-cell>
          <table:table-cell office:value-type="float" office:value="2.8E-195" calcext:value-type="float">
            <text:p>2.8E-195</text:p>
          </table:table-cell>
          <table:table-cell office:value-type="float" office:value="1.7E-191" calcext:value-type="float">
            <text:p>1.7E-191</text:p>
          </table:table-cell>
          <table:table-cell office:value-type="string" calcext:value-type="string">
            <text:p>hyaluronan synthase 2 [Lynx canadensis]</text:p>
          </table:table-cell>
        </table:table-row>
        <table:table-row table:style-name="ro1">
          <table:table-cell office:value-type="string" calcext:value-type="string">
            <text:p>XP_0382855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2" calcext:value-type="float">
            <text:p>2.2E-192</text:p>
          </table:table-cell>
          <table:table-cell office:value-type="float" office:value="2.8E-195" calcext:value-type="float">
            <text:p>2.8E-195</text:p>
          </table:table-cell>
          <table:table-cell office:value-type="float" office:value="1.7E-191" calcext:value-type="float">
            <text:p>1.7E-191</text:p>
          </table:table-cell>
          <table:table-cell office:value-type="string" calcext:value-type="string">
            <text:p>hyaluronan synthase 2 [Canis lupus familiaris]</text:p>
          </table:table-cell>
        </table:table-row>
        <table:table-row table:style-name="ro1">
          <table:table-cell office:value-type="string" calcext:value-type="string">
            <text:p>XP_0416243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2" calcext:value-type="float">
            <text:p>2.2E-192</text:p>
          </table:table-cell>
          <table:table-cell office:value-type="float" office:value="2.8E-195" calcext:value-type="float">
            <text:p>2.8E-195</text:p>
          </table:table-cell>
          <table:table-cell office:value-type="float" office:value="1.7E-191" calcext:value-type="float">
            <text:p>1.7E-191</text:p>
          </table:table-cell>
          <table:table-cell office:value-type="string" calcext:value-type="string">
            <text:p>hyaluronan synthase 2 [Vulpes lagopus]</text:p>
          </table:table-cell>
        </table:table-row>
        <table:table-row table:style-name="ro1">
          <table:table-cell office:value-type="string" calcext:value-type="string">
            <text:p>XP_0427797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2" calcext:value-type="float">
            <text:p>2.2E-192</text:p>
          </table:table-cell>
          <table:table-cell office:value-type="float" office:value="2.8E-195" calcext:value-type="float">
            <text:p>2.8E-195</text:p>
          </table:table-cell>
          <table:table-cell office:value-type="float" office:value="1.7E-191" calcext:value-type="float">
            <text:p>1.7E-191</text:p>
          </table:table-cell>
          <table:table-cell office:value-type="string" calcext:value-type="string">
            <text:p>hyaluronan synthase 2 [Panthera leo]</text:p>
          </table:table-cell>
        </table:table-row>
        <table:table-row table:style-name="ro1">
          <table:table-cell office:value-type="string" calcext:value-type="string">
            <text:p>XP_0434576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2" calcext:value-type="float">
            <text:p>2.2E-192</text:p>
          </table:table-cell>
          <table:table-cell office:value-type="float" office:value="2.8E-195" calcext:value-type="float">
            <text:p>2.8E-195</text:p>
          </table:table-cell>
          <table:table-cell office:value-type="float" office:value="1.7E-191" calcext:value-type="float">
            <text:p>1.7E-191</text:p>
          </table:table-cell>
          <table:table-cell office:value-type="string" calcext:value-type="string">
            <text:p>hyaluronan synthase 2 [Prionailurus bengalensis]</text:p>
          </table:table-cell>
        </table:table-row>
        <table:table-row table:style-name="ro1">
          <table:table-cell office:value-type="string" calcext:value-type="string">
            <text:p>XP_0251212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92" calcext:value-type="float">
            <text:p>2.3E-192</text:p>
          </table:table-cell>
          <table:table-cell office:value-type="float" office:value="3E-195" calcext:value-type="float">
            <text:p>3E-195</text:p>
          </table:table-cell>
          <table:table-cell office:value-type="float" office:value="1.8E-191" calcext:value-type="float">
            <text:p>1.8E-191</text:p>
          </table:table-cell>
          <table:table-cell office:value-type="string" calcext:value-type="string">
            <text:p>hyaluronan synthase 2 isoform X1 [Bubalus bubalis]</text:p>
          </table:table-cell>
        </table:table-row>
        <table:table-row table:style-name="ro1">
          <table:table-cell office:value-type="string" calcext:value-type="string">
            <text:p>XP_0321723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92" calcext:value-type="float">
            <text:p>2.4E-192</text:p>
          </table:table-cell>
          <table:table-cell office:value-type="float" office:value="3.1E-195" calcext:value-type="float">
            <text:p>3.1E-195</text:p>
          </table:table-cell>
          <table:table-cell office:value-type="float" office:value="1.9E-191" calcext:value-type="float">
            <text:p>1.9E-191</text:p>
          </table:table-cell>
          <table:table-cell office:value-type="string" calcext:value-type="string">
            <text:p>hyaluronan synthase 2 [Mustela erminea]</text:p>
          </table:table-cell>
        </table:table-row>
        <table:table-row table:style-name="ro1">
          <table:table-cell office:value-type="string" calcext:value-type="string">
            <text:p>XP_0441009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92" calcext:value-type="float">
            <text:p>2.4E-192</text:p>
          </table:table-cell>
          <table:table-cell office:value-type="float" office:value="3.1E-195" calcext:value-type="float">
            <text:p>3.1E-195</text:p>
          </table:table-cell>
          <table:table-cell office:value-type="float" office:value="1.9E-191" calcext:value-type="float">
            <text:p>1.9E-191</text:p>
          </table:table-cell>
          <table:table-cell office:value-type="string" calcext:value-type="string">
            <text:p>hyaluronan synthase 2 [Neovison vison]</text:p>
          </table:table-cell>
        </table:table-row>
        <table:table-row table:style-name="ro1">
          <table:table-cell office:value-type="string" calcext:value-type="string">
            <text:p>XP_0274379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92" calcext:value-type="float">
            <text:p>2.7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1E-191" calcext:value-type="float">
            <text:p>2.1E-191</text:p>
          </table:table-cell>
          <table:table-cell office:value-type="string" calcext:value-type="string">
            <text:p>hyaluronan synthase 2 [Zalophus californianus]</text:p>
          </table:table-cell>
        </table:table-row>
        <table:table-row table:style-name="ro1">
          <table:table-cell office:value-type="string" calcext:value-type="string">
            <text:p>NP_00531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Homo sapiens]</text:p>
          </table:table-cell>
        </table:table-row>
        <table:table-row table:style-name="ro1">
          <table:table-cell office:value-type="string" calcext:value-type="string">
            <text:p>XP_0010988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Macaca mulatta]</text:p>
          </table:table-cell>
        </table:table-row>
        <table:table-row table:style-name="ro1">
          <table:table-cell office:value-type="string" calcext:value-type="string">
            <text:p>XP_0027593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Callithrix jacchus]</text:p>
          </table:table-cell>
        </table:table-row>
        <table:table-row table:style-name="ro1">
          <table:table-cell office:value-type="string" calcext:value-type="string">
            <text:p>XP_0032562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Nomascus leucogenys]</text:p>
          </table:table-cell>
        </table:table-row>
        <table:table-row table:style-name="ro1">
          <table:table-cell office:value-type="string" calcext:value-type="string">
            <text:p>XP_0055640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PREDICTED: hyaluronan synthase 2 [Macaca fascicularis]</text:p>
          </table:table-cell>
        </table:table-row>
        <table:table-row table:style-name="ro1">
          <table:table-cell office:value-type="string" calcext:value-type="string">
            <text:p>XP_0103798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Rhinopithecus roxellana]</text:p>
          </table:table-cell>
        </table:table-row>
        <table:table-row table:style-name="ro1">
          <table:table-cell office:value-type="string" calcext:value-type="string">
            <text:p>XP_0230788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Piliocolobus tephrosceles]</text:p>
          </table:table-cell>
        </table:table-row>
        <table:table-row table:style-name="ro1">
          <table:table-cell office:value-type="string" calcext:value-type="string">
            <text:p>XP_0241072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Pongo abelii]</text:p>
          </table:table-cell>
        </table:table-row>
        <table:table-row table:style-name="ro1">
          <table:table-cell office:value-type="string" calcext:value-type="string">
            <text:p>XP_0242010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Pan troglodytes]</text:p>
          </table:table-cell>
        </table:table-row>
        <table:table-row table:style-name="ro1">
          <table:table-cell office:value-type="string" calcext:value-type="string">
            <text:p>XP_0252502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Theropithecus gelada]</text:p>
          </table:table-cell>
        </table:table-row>
        <table:table-row table:style-name="ro1">
          <table:table-cell office:value-type="string" calcext:value-type="string">
            <text:p>XP_0308694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92" calcext:value-type="float">
            <text:p>2.8E-192</text:p>
          </table:table-cell>
          <table:table-cell office:value-type="float" office:value="3.5E-195" calcext:value-type="float">
            <text:p>3.5E-195</text:p>
          </table:table-cell>
          <table:table-cell office:value-type="float" office:value="2.2E-191" calcext:value-type="float">
            <text:p>2.2E-191</text:p>
          </table:table-cell>
          <table:table-cell office:value-type="string" calcext:value-type="string">
            <text:p>hyaluronan synthase 2 [Gorilla gorilla gorilla]</text:p>
          </table:table-cell>
        </table:table-row>
        <table:table-row table:style-name="ro1">
          <table:table-cell office:value-type="string" calcext:value-type="string">
            <text:p>XP_0043241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92" calcext:value-type="float">
            <text:p>2.9E-192</text:p>
          </table:table-cell>
          <table:table-cell office:value-type="float" office:value="3.8E-195" calcext:value-type="float">
            <text:p>3.8E-195</text:p>
          </table:table-cell>
          <table:table-cell office:value-type="float" office:value="2.3E-191" calcext:value-type="float">
            <text:p>2.3E-191</text:p>
          </table:table-cell>
          <table:table-cell office:value-type="string" calcext:value-type="string">
            <text:p>hyaluronan synthase 2 [Tursiops truncatus]</text:p>
          </table:table-cell>
        </table:table-row>
        <table:table-row table:style-name="ro1">
          <table:table-cell office:value-type="string" calcext:value-type="string">
            <text:p>XP_0071069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92" calcext:value-type="float">
            <text:p>2.9E-192</text:p>
          </table:table-cell>
          <table:table-cell office:value-type="float" office:value="3.8E-195" calcext:value-type="float">
            <text:p>3.8E-195</text:p>
          </table:table-cell>
          <table:table-cell office:value-type="float" office:value="2.3E-191" calcext:value-type="float">
            <text:p>2.3E-191</text:p>
          </table:table-cell>
          <table:table-cell office:value-type="string" calcext:value-type="string">
            <text:p>hyaluronan synthase 2 isoform X1 [Physeter catodon]</text:p>
          </table:table-cell>
        </table:table-row>
        <table:table-row table:style-name="ro1">
          <table:table-cell office:value-type="string" calcext:value-type="string">
            <text:p>XP_0324659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92" calcext:value-type="float">
            <text:p>2.9E-192</text:p>
          </table:table-cell>
          <table:table-cell office:value-type="float" office:value="3.8E-195" calcext:value-type="float">
            <text:p>3.8E-195</text:p>
          </table:table-cell>
          <table:table-cell office:value-type="float" office:value="2.3E-191" calcext:value-type="float">
            <text:p>2.3E-191</text:p>
          </table:table-cell>
          <table:table-cell office:value-type="string" calcext:value-type="string">
            <text:p>hyaluronan synthase 2 [Phocoena sinus]</text:p>
          </table:table-cell>
        </table:table-row>
        <table:table-row table:style-name="ro1">
          <table:table-cell office:value-type="string" calcext:value-type="string">
            <text:p>XP_0366868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92" calcext:value-type="float">
            <text:p>2.9E-192</text:p>
          </table:table-cell>
          <table:table-cell office:value-type="float" office:value="3.8E-195" calcext:value-type="float">
            <text:p>3.8E-195</text:p>
          </table:table-cell>
          <table:table-cell office:value-type="float" office:value="2.3E-191" calcext:value-type="float">
            <text:p>2.3E-191</text:p>
          </table:table-cell>
          <table:table-cell office:value-type="string" calcext:value-type="string">
            <text:p>hyaluronan synthase 2 [Balaenoptera musculus]</text:p>
          </table:table-cell>
        </table:table-row>
        <table:table-row table:style-name="ro1">
          <table:table-cell office:value-type="string" calcext:value-type="string">
            <text:p>XP_0376589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92" calcext:value-type="float">
            <text:p>4E-192</text:p>
          </table:table-cell>
          <table:table-cell office:value-type="float" office:value="5.1E-195" calcext:value-type="float">
            <text:p>5.1E-195</text:p>
          </table:table-cell>
          <table:table-cell office:value-type="float" office:value="3.1E-191" calcext:value-type="float">
            <text:p>3.1E-191</text:p>
          </table:table-cell>
          <table:table-cell office:value-type="string" calcext:value-type="string">
            <text:p>hyaluronan synthase 2 [Choloepus didactylus]</text:p>
          </table:table-cell>
        </table:table-row>
        <table:table-row table:style-name="ro1">
          <table:table-cell office:value-type="string" calcext:value-type="string">
            <text:p>NP_776504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92" calcext:value-type="float">
            <text:p>4.6E-192</text:p>
          </table:table-cell>
          <table:table-cell office:value-type="float" office:value="5.8E-195" calcext:value-type="float">
            <text:p>5.8E-195</text:p>
          </table:table-cell>
          <table:table-cell office:value-type="float" office:value="3.5E-191" calcext:value-type="float">
            <text:p>3.5E-191</text:p>
          </table:table-cell>
          <table:table-cell office:value-type="string" calcext:value-type="string">
            <text:p>hyaluronan synthase 2 [Bos taurus]</text:p>
          </table:table-cell>
        </table:table-row>
        <table:table-row table:style-name="ro1">
          <table:table-cell office:value-type="string" calcext:value-type="string">
            <text:p>XP_0040117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92" calcext:value-type="float">
            <text:p>4.6E-192</text:p>
          </table:table-cell>
          <table:table-cell office:value-type="float" office:value="5.8E-195" calcext:value-type="float">
            <text:p>5.8E-195</text:p>
          </table:table-cell>
          <table:table-cell office:value-type="float" office:value="3.5E-191" calcext:value-type="float">
            <text:p>3.5E-191</text:p>
          </table:table-cell>
          <table:table-cell office:value-type="string" calcext:value-type="string">
            <text:p>hyaluronan synthase 2 [Ovis aries]</text:p>
          </table:table-cell>
        </table:table-row>
        <table:table-row table:style-name="ro1">
          <table:table-cell office:value-type="string" calcext:value-type="string">
            <text:p>XP_0056889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92" calcext:value-type="float">
            <text:p>4.6E-192</text:p>
          </table:table-cell>
          <table:table-cell office:value-type="float" office:value="5.8E-195" calcext:value-type="float">
            <text:p>5.8E-195</text:p>
          </table:table-cell>
          <table:table-cell office:value-type="float" office:value="3.5E-191" calcext:value-type="float">
            <text:p>3.5E-191</text:p>
          </table:table-cell>
          <table:table-cell office:value-type="string" calcext:value-type="string">
            <text:p>PREDICTED: hyaluronan synthase 2 [Capra hircus]</text:p>
          </table:table-cell>
        </table:table-row>
        <table:table-row table:style-name="ro1">
          <table:table-cell office:value-type="string" calcext:value-type="string">
            <text:p>XP_0198296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92" calcext:value-type="float">
            <text:p>4.6E-192</text:p>
          </table:table-cell>
          <table:table-cell office:value-type="float" office:value="5.8E-195" calcext:value-type="float">
            <text:p>5.8E-195</text:p>
          </table:table-cell>
          <table:table-cell office:value-type="float" office:value="3.5E-191" calcext:value-type="float">
            <text:p>3.5E-191</text:p>
          </table:table-cell>
          <table:table-cell office:value-type="string" calcext:value-type="string">
            <text:p>PREDICTED: hyaluronan synthase 2 [Bos indicus]</text:p>
          </table:table-cell>
        </table:table-row>
        <table:table-row table:style-name="ro1">
          <table:table-cell office:value-type="string" calcext:value-type="string">
            <text:p>XP_0251212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92" calcext:value-type="float">
            <text:p>4.6E-192</text:p>
          </table:table-cell>
          <table:table-cell office:value-type="float" office:value="5.8E-195" calcext:value-type="float">
            <text:p>5.8E-195</text:p>
          </table:table-cell>
          <table:table-cell office:value-type="float" office:value="3.5E-191" calcext:value-type="float">
            <text:p>3.5E-191</text:p>
          </table:table-cell>
          <table:table-cell office:value-type="string" calcext:value-type="string">
            <text:p>hyaluronan synthase 2 isoform X2 [Bubalus bubalis]</text:p>
          </table:table-cell>
        </table:table-row>
        <table:table-row table:style-name="ro1">
          <table:table-cell office:value-type="string" calcext:value-type="string">
            <text:p>XP_0274167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92" calcext:value-type="float">
            <text:p>4.6E-192</text:p>
          </table:table-cell>
          <table:table-cell office:value-type="float" office:value="5.8E-195" calcext:value-type="float">
            <text:p>5.8E-195</text:p>
          </table:table-cell>
          <table:table-cell office:value-type="float" office:value="3.5E-191" calcext:value-type="float">
            <text:p>3.5E-191</text:p>
          </table:table-cell>
          <table:table-cell office:value-type="string" calcext:value-type="string">
            <text:p>hyaluronan synthase 2 [Bos indicus x Bos taurus]</text:p>
          </table:table-cell>
        </table:table-row>
        <table:table-row table:style-name="ro1">
          <table:table-cell office:value-type="string" calcext:value-type="string">
            <text:p>XP_0433397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92" calcext:value-type="float">
            <text:p>4.6E-192</text:p>
          </table:table-cell>
          <table:table-cell office:value-type="float" office:value="5.8E-195" calcext:value-type="float">
            <text:p>5.8E-195</text:p>
          </table:table-cell>
          <table:table-cell office:value-type="float" office:value="3.5E-191" calcext:value-type="float">
            <text:p>3.5E-191</text:p>
          </table:table-cell>
          <table:table-cell office:value-type="string" calcext:value-type="string">
            <text:p>hyaluronan synthase 2 [Cervus canadensis]</text:p>
          </table:table-cell>
        </table:table-row>
        <table:table-row table:style-name="ro1">
          <table:table-cell office:value-type="string" calcext:value-type="string">
            <text:p>XP_0437360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92" calcext:value-type="float">
            <text:p>4.6E-192</text:p>
          </table:table-cell>
          <table:table-cell office:value-type="float" office:value="5.8E-195" calcext:value-type="float">
            <text:p>5.8E-195</text:p>
          </table:table-cell>
          <table:table-cell office:value-type="float" office:value="3.5E-191" calcext:value-type="float">
            <text:p>3.5E-191</text:p>
          </table:table-cell>
          <table:table-cell office:value-type="string" calcext:value-type="string">
            <text:p>hyaluronan synthase 2 [Cervus elaphus]</text:p>
          </table:table-cell>
        </table:table-row>
        <table:table-row table:style-name="ro1">
          <table:table-cell office:value-type="string" calcext:value-type="string">
            <text:p>XP_0125987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91" calcext:value-type="float">
            <text:p>1E-191</text:p>
          </table:table-cell>
          <table:table-cell office:value-type="float" office:value="1.3E-194" calcext:value-type="float">
            <text:p>1.3E-194</text:p>
          </table:table-cell>
          <table:table-cell office:value-type="float" office:value="8.2E-191" calcext:value-type="float">
            <text:p>8.2E-191</text:p>
          </table:table-cell>
          <table:table-cell office:value-type="string" calcext:value-type="string">
            <text:p>hyaluronan synthase 2 [Microcebus murinus]</text:p>
          </table:table-cell>
        </table:table-row>
        <table:table-row table:style-name="ro1">
          <table:table-cell office:value-type="string" calcext:value-type="string">
            <text:p>XP_0215440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91" calcext:value-type="float">
            <text:p>1E-191</text:p>
          </table:table-cell>
          <table:table-cell office:value-type="float" office:value="1.3E-194" calcext:value-type="float">
            <text:p>1.3E-194</text:p>
          </table:table-cell>
          <table:table-cell office:value-type="float" office:value="7.9E-191" calcext:value-type="float">
            <text:p>7.9E-191</text:p>
          </table:table-cell>
          <table:table-cell office:value-type="string" calcext:value-type="string">
            <text:p>hyaluronan synthase 2 [Neomonachus schauinslandi]</text:p>
          </table:table-cell>
        </table:table-row>
        <table:table-row table:style-name="ro1">
          <table:table-cell office:value-type="string" calcext:value-type="string">
            <text:p>NP_99921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91" calcext:value-type="float">
            <text:p>1E-191</text:p>
          </table:table-cell>
          <table:table-cell office:value-type="float" office:value="1.4E-194" calcext:value-type="float">
            <text:p>1.4E-194</text:p>
          </table:table-cell>
          <table:table-cell office:value-type="float" office:value="8.5E-191" calcext:value-type="float">
            <text:p>8.5E-191</text:p>
          </table:table-cell>
          <table:table-cell office:value-type="string" calcext:value-type="string">
            <text:p>hyaluronan synthase 2 [Sus scrofa]</text:p>
          </table:table-cell>
        </table:table-row>
        <table:table-row table:style-name="ro1">
          <table:table-cell office:value-type="string" calcext:value-type="string">
            <text:p>NP_00107527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91" calcext:value-type="float">
            <text:p>1.1E-191</text:p>
          </table:table-cell>
          <table:table-cell office:value-type="float" office:value="1.4E-194" calcext:value-type="float">
            <text:p>1.4E-194</text:p>
          </table:table-cell>
          <table:table-cell office:value-type="float" office:value="8.5E-191" calcext:value-type="float">
            <text:p>8.5E-191</text:p>
          </table:table-cell>
          <table:table-cell office:value-type="string" calcext:value-type="string">
            <text:p>hyaluronan synthase 2 [Equus caballus]</text:p>
          </table:table-cell>
        </table:table-row>
        <table:table-row table:style-name="ro1">
          <table:table-cell office:value-type="string" calcext:value-type="string">
            <text:p>XP_0147107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91" calcext:value-type="float">
            <text:p>1.1E-191</text:p>
          </table:table-cell>
          <table:table-cell office:value-type="float" office:value="1.4E-194" calcext:value-type="float">
            <text:p>1.4E-194</text:p>
          </table:table-cell>
          <table:table-cell office:value-type="float" office:value="8.5E-191" calcext:value-type="float">
            <text:p>8.5E-191</text:p>
          </table:table-cell>
          <table:table-cell office:value-type="string" calcext:value-type="string">
            <text:p>hyaluronan synthase 2 [Equus asinus]</text:p>
          </table:table-cell>
        </table:table-row>
        <table:table-row table:style-name="ro1">
          <table:table-cell office:value-type="string" calcext:value-type="string">
            <text:p>XP_0045807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91" calcext:value-type="float">
            <text:p>1.4E-191</text:p>
          </table:table-cell>
          <table:table-cell office:value-type="float" office:value="1.9E-194" calcext:value-type="float">
            <text:p>1.9E-194</text:p>
          </table:table-cell>
          <table:table-cell office:value-type="float" office:value="1.1E-190" calcext:value-type="float">
            <text:p>1.1E-190</text:p>
          </table:table-cell>
          <table:table-cell office:value-type="string" calcext:value-type="string">
            <text:p>hyaluronan synthase 2 [Ochotona princeps]</text:p>
          </table:table-cell>
        </table:table-row>
        <table:table-row table:style-name="ro1">
          <table:table-cell office:value-type="string" calcext:value-type="string">
            <text:p>XP_0337498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91" calcext:value-type="float">
            <text:p>1.4E-191</text:p>
          </table:table-cell>
          <table:table-cell office:value-type="float" office:value="3E-195" calcext:value-type="float">
            <text:p>3E-195</text:p>
          </table:table-cell>
          <table:table-cell office:value-type="float" office:value="1.8E-191" calcext:value-type="float">
            <text:p>1.8E-191</text:p>
          </table:table-cell>
          <table:table-cell office:value-type="string" calcext:value-type="string">
            <text:p>uncharacterized protein LOC117334391 [Pecten maximus]</text:p>
          </table:table-cell>
        </table:table-row>
        <table:table-row table:style-name="ro1">
          <table:table-cell office:value-type="string" calcext:value-type="string">
            <text:p>XP_017842695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91" calcext:value-type="float">
            <text:p>1.5E-191</text:p>
          </table:table-cell>
          <table:table-cell office:value-type="float" office:value="4E-195" calcext:value-type="float">
            <text:p>4E-195</text:p>
          </table:table-cell>
          <table:table-cell office:value-type="float" office:value="2.4E-191" calcext:value-type="float">
            <text:p>2.4E-191</text:p>
          </table:table-cell>
          <table:table-cell office:value-type="string" calcext:value-type="string">
            <text:p>LOW QUALITY PROTEIN: chitin synthase chs-2 [Drosophila busckii]</text:p>
          </table:table-cell>
        </table:table-row>
        <table:table-row table:style-name="ro1">
          <table:table-cell office:value-type="string" calcext:value-type="string">
            <text:p>XP_0297794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91" calcext:value-type="float">
            <text:p>2.1E-191</text:p>
          </table:table-cell>
          <table:table-cell office:value-type="float" office:value="2.7E-194" calcext:value-type="float">
            <text:p>2.7E-194</text:p>
          </table:table-cell>
          <table:table-cell office:value-type="float" office:value="1.6E-190" calcext:value-type="float">
            <text:p>1.6E-190</text:p>
          </table:table-cell>
          <table:table-cell office:value-type="string" calcext:value-type="string">
            <text:p>hyaluronan synthase 2 [Suricata suricatta]</text:p>
          </table:table-cell>
        </table:table-row>
        <table:table-row table:style-name="ro1">
          <table:table-cell office:value-type="string" calcext:value-type="string">
            <text:p>NP_0010754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1" calcext:value-type="float">
            <text:p>2.2E-191</text:p>
          </table:table-cell>
          <table:table-cell office:value-type="float" office:value="3.1E-194" calcext:value-type="float">
            <text:p>3.1E-194</text:p>
          </table:table-cell>
          <table:table-cell office:value-type="float" office:value="1.9E-190" calcext:value-type="float">
            <text:p>1.9E-190</text:p>
          </table:table-cell>
          <table:table-cell office:value-type="string" calcext:value-type="string">
            <text:p>hyaluronan synthase 2 [Oryctolagus cuniculus]</text:p>
          </table:table-cell>
        </table:table-row>
        <table:table-row table:style-name="ro1">
          <table:table-cell office:value-type="string" calcext:value-type="string">
            <text:p>XP_0082538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91" calcext:value-type="float">
            <text:p>2.2E-191</text:p>
          </table:table-cell>
          <table:table-cell office:value-type="float" office:value="3.1E-194" calcext:value-type="float">
            <text:p>3.1E-194</text:p>
          </table:table-cell>
          <table:table-cell office:value-type="float" office:value="1.9E-190" calcext:value-type="float">
            <text:p>1.9E-190</text:p>
          </table:table-cell>
          <table:table-cell office:value-type="string" calcext:value-type="string">
            <text:p>PREDICTED: hyaluronan synthase 2 isoform X1 [Oryctolagus cuniculus]</text:p>
          </table:table-cell>
        </table:table-row>
        <table:table-row table:style-name="ro1">
          <table:table-cell office:value-type="string" calcext:value-type="string">
            <text:p>XP_0358872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91" calcext:value-type="float">
            <text:p>2.3E-191</text:p>
          </table:table-cell>
          <table:table-cell office:value-type="float" office:value="2.9E-194" calcext:value-type="float">
            <text:p>2.9E-194</text:p>
          </table:table-cell>
          <table:table-cell office:value-type="float" office:value="1.8E-190" calcext:value-type="float">
            <text:p>1.8E-190</text:p>
          </table:table-cell>
          <table:table-cell office:value-type="string" calcext:value-type="string">
            <text:p>hyaluronan synthase 2 isoform X1 [Phyllostomus discolor]</text:p>
          </table:table-cell>
        </table:table-row>
        <table:table-row table:style-name="ro1">
          <table:table-cell office:value-type="string" calcext:value-type="string">
            <text:p>XP_02838962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91" calcext:value-type="float">
            <text:p>2.4E-191</text:p>
          </table:table-cell>
          <table:table-cell office:value-type="float" office:value="3.1E-194" calcext:value-type="float">
            <text:p>3.1E-194</text:p>
          </table:table-cell>
          <table:table-cell office:value-type="float" office:value="1.9E-190" calcext:value-type="float">
            <text:p>1.9E-190</text:p>
          </table:table-cell>
          <table:table-cell office:value-type="string" calcext:value-type="string">
            <text:p>hyaluronan synthase 2 isoform X2 [Phyllostomus discolor]</text:p>
          </table:table-cell>
        </table:table-row>
        <table:table-row table:style-name="ro1">
          <table:table-cell office:value-type="string" calcext:value-type="string">
            <text:p>XP_0379385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191" calcext:value-type="float">
            <text:p>5E-191</text:p>
          </table:table-cell>
          <table:table-cell office:value-type="float" office:value="8.3E-195" calcext:value-type="float">
            <text:p>8.3E-195</text:p>
          </table:table-cell>
          <table:table-cell office:value-type="float" office:value="5E-191" calcext:value-type="float">
            <text:p>5E-191</text:p>
          </table:table-cell>
          <table:table-cell office:value-type="string" calcext:value-type="string">
            <text:p>chitin synthase chs-2 [Teleopsis dalmanni]</text:p>
          </table:table-cell>
        </table:table-row>
        <table:table-row table:style-name="ro1">
          <table:table-cell office:value-type="string" calcext:value-type="string">
            <text:p>XP_04475377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5E-191" calcext:value-type="float">
            <text:p>9.5E-191</text:p>
          </table:table-cell>
          <table:table-cell office:value-type="float" office:value="1.9E-194" calcext:value-type="float">
            <text:p>1.9E-194</text:p>
          </table:table-cell>
          <table:table-cell office:value-type="float" office:value="1.2E-190" calcext:value-type="float">
            <text:p>1.2E-190</text:p>
          </table:table-cell>
          <table:table-cell office:value-type="string" calcext:value-type="string">
            <text:p>chitin synthase chs-2-like isoform X1 [Coccinella septempunctata]</text:p>
          </table:table-cell>
        </table:table-row>
        <table:table-row table:style-name="ro1">
          <table:table-cell office:value-type="string" calcext:value-type="string">
            <text:p>XP_0223072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90" calcext:value-type="float">
            <text:p>1.9E-190</text:p>
          </table:table-cell>
          <table:table-cell office:value-type="float" office:value="3.1E-194" calcext:value-type="float">
            <text:p>3.1E-194</text:p>
          </table:table-cell>
          <table:table-cell office:value-type="float" office:value="1.9E-190" calcext:value-type="float">
            <text:p>1.9E-190</text:p>
          </table:table-cell>
          <table:table-cell office:value-type="string" calcext:value-type="string">
            <text:p>LOW QUALITY PROTEIN: uncharacterized protein LOC111113317 [Crassostrea virginica]</text:p>
          </table:table-cell>
        </table:table-row>
        <table:table-row table:style-name="ro1">
          <table:table-cell office:value-type="string" calcext:value-type="string">
            <text:p>XP_02451022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90" calcext:value-type="float">
            <text:p>2.4E-190</text:p>
          </table:table-cell>
          <table:table-cell office:value-type="float" office:value="3.9E-194" calcext:value-type="float">
            <text:p>3.9E-194</text:p>
          </table:table-cell>
          <table:table-cell office:value-type="float" office:value="2.4E-190" calcext:value-type="float">
            <text:p>2.4E-190</text:p>
          </table:table-cell>
          <table:table-cell office:value-type="string" calcext:value-type="string">
            <text:p>Chitin synthase family-containing protein [Strongyloides ratti]</text:p>
          </table:table-cell>
        </table:table-row>
        <table:table-row table:style-name="ro1">
          <table:table-cell office:value-type="string" calcext:value-type="string">
            <text:p>XP_0223247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1E-190" calcext:value-type="float">
            <text:p>4.1E-190</text:p>
          </table:table-cell>
          <table:table-cell office:value-type="float" office:value="6.6E-193" calcext:value-type="float">
            <text:p>6.6E-193</text:p>
          </table:table-cell>
          <table:table-cell office:value-type="float" office:value="4E-189" calcext:value-type="float">
            <text:p>4E-189</text:p>
          </table:table-cell>
          <table:table-cell office:value-type="string" calcext:value-type="string">
            <text:p>LOW QUALITY PROTEIN: uncharacterized protein LOC111125341 [Crassostrea virginica]</text:p>
          </table:table-cell>
        </table:table-row>
        <table:table-row table:style-name="ro1">
          <table:table-cell office:value-type="string" calcext:value-type="string">
            <text:p>XP_0343301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6E-190" calcext:value-type="float">
            <text:p>5.6E-190</text:p>
          </table:table-cell>
          <table:table-cell office:value-type="float" office:value="1.3E-193" calcext:value-type="float">
            <text:p>1.3E-193</text:p>
          </table:table-cell>
          <table:table-cell office:value-type="float" office:value="8.2E-190" calcext:value-type="float">
            <text:p>8.2E-190</text:p>
          </table:table-cell>
          <table:table-cell office:value-type="string" calcext:value-type="string">
            <text:p>chitin synthase isoform X2 [Crassostrea gigas]</text:p>
          </table:table-cell>
        </table:table-row>
        <table:table-row table:style-name="ro1">
          <table:table-cell office:value-type="string" calcext:value-type="string">
            <text:p>XP_0223247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6E-190" calcext:value-type="float">
            <text:p>5.6E-190</text:p>
          </table:table-cell>
          <table:table-cell office:value-type="float" office:value="3.3E-193" calcext:value-type="float">
            <text:p>3.3E-193</text:p>
          </table:table-cell>
          <table:table-cell office:value-type="float" office:value="2E-189" calcext:value-type="float">
            <text:p>2E-189</text:p>
          </table:table-cell>
          <table:table-cell office:value-type="string" calcext:value-type="string">
            <text:p>LOW QUALITY PROTEIN: uncharacterized protein LOC111125340 [Crassostrea virginica]</text:p>
          </table:table-cell>
        </table:table-row>
        <table:table-row table:style-name="ro1">
          <table:table-cell office:value-type="string" calcext:value-type="string">
            <text:p>XP_0343301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90" calcext:value-type="float">
            <text:p>6.1E-190</text:p>
          </table:table-cell>
          <table:table-cell office:value-type="float" office:value="1.5E-193" calcext:value-type="float">
            <text:p>1.5E-193</text:p>
          </table:table-cell>
          <table:table-cell office:value-type="float" office:value="8.9E-190" calcext:value-type="float">
            <text:p>8.9E-190</text:p>
          </table:table-cell>
          <table:table-cell office:value-type="string" calcext:value-type="string">
            <text:p>chitin synthase isoform X1 [Crassostrea gigas]</text:p>
          </table:table-cell>
        </table:table-row>
        <table:table-row table:style-name="ro1">
          <table:table-cell office:value-type="string" calcext:value-type="string">
            <text:p>XP_0289178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3E-190" calcext:value-type="float">
            <text:p>8.3E-190</text:p>
          </table:table-cell>
          <table:table-cell office:value-type="float" office:value="1.1E-192" calcext:value-type="float">
            <text:p>1.1E-192</text:p>
          </table:table-cell>
          <table:table-cell office:value-type="float" office:value="6.5E-189" calcext:value-type="float">
            <text:p>6.5E-189</text:p>
          </table:table-cell>
          <table:table-cell office:value-type="string" calcext:value-type="string">
            <text:p>hyaluronan synthase 2 isoform X1 [Ornithorhynchus anatinus]</text:p>
          </table:table-cell>
        </table:table-row>
        <table:table-row table:style-name="ro1">
          <table:table-cell office:value-type="string" calcext:value-type="string">
            <text:p>XP_0386013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3E-190" calcext:value-type="float">
            <text:p>8.3E-190</text:p>
          </table:table-cell>
          <table:table-cell office:value-type="float" office:value="1.1E-192" calcext:value-type="float">
            <text:p>1.1E-192</text:p>
          </table:table-cell>
          <table:table-cell office:value-type="float" office:value="6.5E-189" calcext:value-type="float">
            <text:p>6.5E-189</text:p>
          </table:table-cell>
          <table:table-cell office:value-type="string" calcext:value-type="string">
            <text:p>hyaluronan synthase 2 [Tachyglossus aculeatus]</text:p>
          </table:table-cell>
        </table:table-row>
        <table:table-row table:style-name="ro1">
          <table:table-cell office:value-type="string" calcext:value-type="string">
            <text:p>XP_0223293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88" calcext:value-type="float">
            <text:p>1.1E-188</text:p>
          </table:table-cell>
          <table:table-cell office:value-type="float" office:value="2.4E-192" calcext:value-type="float">
            <text:p>2.4E-192</text:p>
          </table:table-cell>
          <table:table-cell office:value-type="float" office:value="1.5E-188" calcext:value-type="float">
            <text:p>1.5E-188</text:p>
          </table:table-cell>
          <table:table-cell office:value-type="string" calcext:value-type="string">
            <text:p>uncharacterized protein LOC111128135 [Crassostrea virginica]</text:p>
          </table:table-cell>
        </table:table-row>
        <table:table-row table:style-name="ro1">
          <table:table-cell office:value-type="string" calcext:value-type="string">
            <text:p>XP_0223292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88" calcext:value-type="float">
            <text:p>1.4E-188</text:p>
          </table:table-cell>
          <table:table-cell office:value-type="float" office:value="3E-192" calcext:value-type="float">
            <text:p>3E-192</text:p>
          </table:table-cell>
          <table:table-cell office:value-type="float" office:value="1.9E-188" calcext:value-type="float">
            <text:p>1.9E-188</text:p>
          </table:table-cell>
          <table:table-cell office:value-type="string" calcext:value-type="string">
            <text:p>uncharacterized protein LOC111128079 isoform X1 [Crassostrea virginica]</text:p>
          </table:table-cell>
        </table:table-row>
        <table:table-row table:style-name="ro1">
          <table:table-cell office:value-type="string" calcext:value-type="string">
            <text:p>XP_0349820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88" calcext:value-type="float">
            <text:p>1.4E-188</text:p>
          </table:table-cell>
          <table:table-cell office:value-type="float" office:value="1.8E-191" calcext:value-type="float">
            <text:p>1.8E-191</text:p>
          </table:table-cell>
          <table:table-cell office:value-type="float" office:value="1.1E-187" calcext:value-type="float">
            <text:p>1.1E-187</text:p>
          </table:table-cell>
          <table:table-cell office:value-type="string" calcext:value-type="string">
            <text:p>hyaluronan synthase 2 isoform X1 [Zootoca vivipara]</text:p>
          </table:table-cell>
        </table:table-row>
        <table:table-row table:style-name="ro1">
          <table:table-cell office:value-type="string" calcext:value-type="string">
            <text:p>NP_0013005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88" calcext:value-type="float">
            <text:p>1.4E-188</text:p>
          </table:table-cell>
          <table:table-cell office:value-type="float" office:value="2.4E-192" calcext:value-type="float">
            <text:p>2.4E-192</text:p>
          </table:table-cell>
          <table:table-cell office:value-type="float" office:value="1.4E-188" calcext:value-type="float">
            <text:p>1.4E-188</text:p>
          </table:table-cell>
          <table:table-cell office:value-type="string" calcext:value-type="string">
            <text:p>Chitin synthase chs-2 [Caenorhabditis elegans]</text:p>
          </table:table-cell>
        </table:table-row>
        <table:table-row table:style-name="ro1">
          <table:table-cell office:value-type="string" calcext:value-type="string">
            <text:p>XP_011423725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88" calcext:value-type="float">
            <text:p>1.5E-188</text:p>
          </table:table-cell>
          <table:table-cell office:value-type="float" office:value="3.6E-192" calcext:value-type="float">
            <text:p>3.6E-192</text:p>
          </table:table-cell>
          <table:table-cell office:value-type="float" office:value="2.2E-188" calcext:value-type="float">
            <text:p>2.2E-188</text:p>
          </table:table-cell>
          <table:table-cell office:value-type="string" calcext:value-type="string">
            <text:p>uncharacterized protein LOC105325734 [Crassostrea gigas]</text:p>
          </table:table-cell>
        </table:table-row>
        <table:table-row table:style-name="ro1">
          <table:table-cell office:value-type="string" calcext:value-type="string">
            <text:p>XP_0223292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88" calcext:value-type="float">
            <text:p>1.8E-188</text:p>
          </table:table-cell>
          <table:table-cell office:value-type="float" office:value="4E-192" calcext:value-type="float">
            <text:p>4E-192</text:p>
          </table:table-cell>
          <table:table-cell office:value-type="float" office:value="2.4E-188" calcext:value-type="float">
            <text:p>2.4E-188</text:p>
          </table:table-cell>
          <table:table-cell office:value-type="string" calcext:value-type="string">
            <text:p>uncharacterized protein LOC111128079 isoform X2 [Crassostrea virginica]</text:p>
          </table:table-cell>
        </table:table-row>
        <table:table-row table:style-name="ro1">
          <table:table-cell office:value-type="string" calcext:value-type="string">
            <text:p>XP_0285920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88" calcext:value-type="float">
            <text:p>3.6E-188</text:p>
          </table:table-cell>
          <table:table-cell office:value-type="float" office:value="4.7E-191" calcext:value-type="float">
            <text:p>4.7E-191</text:p>
          </table:table-cell>
          <table:table-cell office:value-type="float" office:value="2.8E-187" calcext:value-type="float">
            <text:p>2.8E-187</text:p>
          </table:table-cell>
          <table:table-cell office:value-type="string" calcext:value-type="string">
            <text:p>LOW QUALITY PROTEIN: hyaluronan synthase 2 [Podarcis muralis]</text:p>
          </table:table-cell>
        </table:table-row>
        <table:table-row table:style-name="ro1">
          <table:table-cell office:value-type="string" calcext:value-type="string">
            <text:p>XP_0393771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88" calcext:value-type="float">
            <text:p>4E-188</text:p>
          </table:table-cell>
          <table:table-cell office:value-type="float" office:value="5E-191" calcext:value-type="float">
            <text:p>5E-191</text:p>
          </table:table-cell>
          <table:table-cell office:value-type="float" office:value="3.1E-187" calcext:value-type="float">
            <text:p>3.1E-187</text:p>
          </table:table-cell>
          <table:table-cell office:value-type="string" calcext:value-type="string">
            <text:p>hyaluronan synthase 2 isoform X1 [Mauremys reevesii]</text:p>
          </table:table-cell>
        </table:table-row>
        <table:table-row table:style-name="ro1">
          <table:table-cell office:value-type="string" calcext:value-type="string">
            <text:p>XP_0423175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88" calcext:value-type="float">
            <text:p>4E-188</text:p>
          </table:table-cell>
          <table:table-cell office:value-type="float" office:value="5.4E-191" calcext:value-type="float">
            <text:p>5.4E-191</text:p>
          </table:table-cell>
          <table:table-cell office:value-type="float" office:value="3.3E-187" calcext:value-type="float">
            <text:p>3.3E-187</text:p>
          </table:table-cell>
          <table:table-cell office:value-type="string" calcext:value-type="string">
            <text:p>hyaluronan synthase 2 isoform X1 [Sceloporus undulatus]</text:p>
          </table:table-cell>
        </table:table-row>
        <table:table-row table:style-name="ro1">
          <table:table-cell office:value-type="string" calcext:value-type="string">
            <text:p>XP_0052888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88" calcext:value-type="float">
            <text:p>6.2E-188</text:p>
          </table:table-cell>
          <table:table-cell office:value-type="float" office:value="7.9E-191" calcext:value-type="float">
            <text:p>7.9E-191</text:p>
          </table:table-cell>
          <table:table-cell office:value-type="float" office:value="4.8E-187" calcext:value-type="float">
            <text:p>4.8E-187</text:p>
          </table:table-cell>
          <table:table-cell office:value-type="string" calcext:value-type="string">
            <text:p>hyaluronan synthase 2 [Chrysemys picta bellii]</text:p>
          </table:table-cell>
        </table:table-row>
        <table:table-row table:style-name="ro1">
          <table:table-cell office:value-type="string" calcext:value-type="string">
            <text:p>XP_0346194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88" calcext:value-type="float">
            <text:p>6.2E-188</text:p>
          </table:table-cell>
          <table:table-cell office:value-type="float" office:value="7.9E-191" calcext:value-type="float">
            <text:p>7.9E-191</text:p>
          </table:table-cell>
          <table:table-cell office:value-type="float" office:value="4.8E-187" calcext:value-type="float">
            <text:p>4.8E-187</text:p>
          </table:table-cell>
          <table:table-cell office:value-type="string" calcext:value-type="string">
            <text:p>hyaluronan synthase 2 [Trachemys scripta elegans]</text:p>
          </table:table-cell>
        </table:table-row>
        <table:table-row table:style-name="ro1">
          <table:table-cell office:value-type="string" calcext:value-type="string">
            <text:p>XP_0393771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88" calcext:value-type="float">
            <text:p>6.2E-188</text:p>
          </table:table-cell>
          <table:table-cell office:value-type="float" office:value="7.9E-191" calcext:value-type="float">
            <text:p>7.9E-191</text:p>
          </table:table-cell>
          <table:table-cell office:value-type="float" office:value="4.8E-187" calcext:value-type="float">
            <text:p>4.8E-187</text:p>
          </table:table-cell>
          <table:table-cell office:value-type="string" calcext:value-type="string">
            <text:p>hyaluronan synthase 2 isoform X2 [Mauremys reevesii]</text:p>
          </table:table-cell>
        </table:table-row>
        <table:table-row table:style-name="ro1">
          <table:table-cell office:value-type="string" calcext:value-type="string">
            <text:p>XP_04486201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88" calcext:value-type="float">
            <text:p>6.2E-188</text:p>
          </table:table-cell>
          <table:table-cell office:value-type="float" office:value="7.9E-191" calcext:value-type="float">
            <text:p>7.9E-191</text:p>
          </table:table-cell>
          <table:table-cell office:value-type="float" office:value="4.8E-187" calcext:value-type="float">
            <text:p>4.8E-187</text:p>
          </table:table-cell>
          <table:table-cell office:value-type="string" calcext:value-type="string">
            <text:p>hyaluronan synthase 2 [Mauremys mutica]</text:p>
          </table:table-cell>
        </table:table-row>
        <table:table-row table:style-name="ro1">
          <table:table-cell office:value-type="string" calcext:value-type="string">
            <text:p>XP_0304096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7E-188" calcext:value-type="float">
            <text:p>8.7E-188</text:p>
          </table:table-cell>
          <table:table-cell office:value-type="float" office:value="1.1E-190" calcext:value-type="float">
            <text:p>1.1E-190</text:p>
          </table:table-cell>
          <table:table-cell office:value-type="float" office:value="6.8E-187" calcext:value-type="float">
            <text:p>6.8E-187</text:p>
          </table:table-cell>
          <table:table-cell office:value-type="string" calcext:value-type="string">
            <text:p>hyaluronan synthase 2 [Gopherus evgoodei]</text:p>
          </table:table-cell>
        </table:table-row>
        <table:table-row table:style-name="ro1">
          <table:table-cell office:value-type="string" calcext:value-type="string">
            <text:p>XP_0013702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9E-188" calcext:value-type="float">
            <text:p>8.9E-188</text:p>
          </table:table-cell>
          <table:table-cell office:value-type="float" office:value="1.1E-190" calcext:value-type="float">
            <text:p>1.1E-190</text:p>
          </table:table-cell>
          <table:table-cell office:value-type="float" office:value="7E-187" calcext:value-type="float">
            <text:p>7E-187</text:p>
          </table:table-cell>
          <table:table-cell office:value-type="string" calcext:value-type="string">
            <text:p>PREDICTED: hyaluronan synthase 2 [Monodelphis domestica]</text:p>
          </table:table-cell>
        </table:table-row>
        <table:table-row table:style-name="ro1">
          <table:table-cell office:value-type="string" calcext:value-type="string">
            <text:p>XP_0438342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87" calcext:value-type="float">
            <text:p>1E-187</text:p>
          </table:table-cell>
          <table:table-cell office:value-type="float" office:value="1.3E-190" calcext:value-type="float">
            <text:p>1.3E-190</text:p>
          </table:table-cell>
          <table:table-cell office:value-type="float" office:value="8E-187" calcext:value-type="float">
            <text:p>8E-187</text:p>
          </table:table-cell>
          <table:table-cell office:value-type="string" calcext:value-type="string">
            <text:p>hyaluronan synthase 2 [Dromiciops gliroides]</text:p>
          </table:table-cell>
        </table:table-row>
        <table:table-row table:style-name="ro1">
          <table:table-cell office:value-type="string" calcext:value-type="string">
            <text:p>XP_0330116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87" calcext:value-type="float">
            <text:p>1.1E-187</text:p>
          </table:table-cell>
          <table:table-cell office:value-type="float" office:value="1.3E-190" calcext:value-type="float">
            <text:p>1.3E-190</text:p>
          </table:table-cell>
          <table:table-cell office:value-type="float" office:value="8.2E-187" calcext:value-type="float">
            <text:p>8.2E-187</text:p>
          </table:table-cell>
          <table:table-cell office:value-type="string" calcext:value-type="string">
            <text:p>hyaluronan synthase 2 [Lacerta agilis]</text:p>
          </table:table-cell>
        </table:table-row>
        <table:table-row table:style-name="ro1">
          <table:table-cell office:value-type="string" calcext:value-type="string">
            <text:p>XP_0070634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87" calcext:value-type="float">
            <text:p>1.5E-187</text:p>
          </table:table-cell>
          <table:table-cell office:value-type="float" office:value="2E-190" calcext:value-type="float">
            <text:p>2E-190</text:p>
          </table:table-cell>
          <table:table-cell office:value-type="float" office:value="1.2E-186" calcext:value-type="float">
            <text:p>1.2E-186</text:p>
          </table:table-cell>
          <table:table-cell office:value-type="string" calcext:value-type="string">
            <text:p>hyaluronan synthase 2 [Chelonia mydas]</text:p>
          </table:table-cell>
        </table:table-row>
        <table:table-row table:style-name="ro1">
          <table:table-cell office:value-type="string" calcext:value-type="string">
            <text:p>XP_0081151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87" calcext:value-type="float">
            <text:p>2.1E-187</text:p>
          </table:table-cell>
          <table:table-cell office:value-type="float" office:value="2.8E-190" calcext:value-type="float">
            <text:p>2.8E-190</text:p>
          </table:table-cell>
          <table:table-cell office:value-type="float" office:value="1.7E-186" calcext:value-type="float">
            <text:p>1.7E-186</text:p>
          </table:table-cell>
          <table:table-cell office:value-type="string" calcext:value-type="string">
            <text:p>PREDICTED: hyaluronan synthase 2 [Anolis carolinensis]</text:p>
          </table:table-cell>
        </table:table-row>
        <table:table-row table:style-name="ro1">
          <table:table-cell office:value-type="string" calcext:value-type="string">
            <text:p>XP_0445142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87" calcext:value-type="float">
            <text:p>2.1E-187</text:p>
          </table:table-cell>
          <table:table-cell office:value-type="float" office:value="2.8E-190" calcext:value-type="float">
            <text:p>2.8E-190</text:p>
          </table:table-cell>
          <table:table-cell office:value-type="float" office:value="1.7E-186" calcext:value-type="float">
            <text:p>1.7E-186</text:p>
          </table:table-cell>
          <table:table-cell office:value-type="string" calcext:value-type="string">
            <text:p>hyaluronan synthase 2 [Gracilinanus agilis]</text:p>
          </table:table-cell>
        </table:table-row>
        <table:table-row table:style-name="ro1">
          <table:table-cell office:value-type="string" calcext:value-type="string">
            <text:p>XP_0037604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87" calcext:value-type="float">
            <text:p>2.5E-187</text:p>
          </table:table-cell>
          <table:table-cell office:value-type="float" office:value="3.3E-190" calcext:value-type="float">
            <text:p>3.3E-190</text:p>
          </table:table-cell>
          <table:table-cell office:value-type="float" office:value="2E-186" calcext:value-type="float">
            <text:p>2E-186</text:p>
          </table:table-cell>
          <table:table-cell office:value-type="string" calcext:value-type="string">
            <text:p>hyaluronan synthase 2 [Sarcophilus harrisii]</text:p>
          </table:table-cell>
        </table:table-row>
        <table:table-row table:style-name="ro1">
          <table:table-cell office:value-type="string" calcext:value-type="string">
            <text:p>XP_0365973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87" calcext:value-type="float">
            <text:p>3.8E-187</text:p>
          </table:table-cell>
          <table:table-cell office:value-type="float" office:value="4.9E-190" calcext:value-type="float">
            <text:p>4.9E-190</text:p>
          </table:table-cell>
          <table:table-cell office:value-type="float" office:value="3E-186" calcext:value-type="float">
            <text:p>3E-186</text:p>
          </table:table-cell>
          <table:table-cell office:value-type="string" calcext:value-type="string">
            <text:p>hyaluronan synthase 2 [Trichosurus vulpecula]</text:p>
          </table:table-cell>
        </table:table-row>
        <table:table-row table:style-name="ro1">
          <table:table-cell office:value-type="string" calcext:value-type="string">
            <text:p>XP_00850355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2E-187" calcext:value-type="float">
            <text:p>7.2E-187</text:p>
          </table:table-cell>
          <table:table-cell office:value-type="float" office:value="9.3E-190" calcext:value-type="float">
            <text:p>9.3E-190</text:p>
          </table:table-cell>
          <table:table-cell office:value-type="float" office:value="5.7E-186" calcext:value-type="float">
            <text:p>5.7E-186</text:p>
          </table:table-cell>
          <table:table-cell office:value-type="string" calcext:value-type="string">
            <text:p>hyaluronan synthase 2 [Calypte anna]</text:p>
          </table:table-cell>
        </table:table-row>
        <table:table-row table:style-name="ro1">
          <table:table-cell office:value-type="string" calcext:value-type="string">
            <text:p>XP_0320791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E-187" calcext:value-type="float">
            <text:p>9E-187</text:p>
          </table:table-cell>
          <table:table-cell office:value-type="float" office:value="1.2E-189" calcext:value-type="float">
            <text:p>1.2E-189</text:p>
          </table:table-cell>
          <table:table-cell office:value-type="float" office:value="7E-186" calcext:value-type="float">
            <text:p>7E-186</text:p>
          </table:table-cell>
          <table:table-cell office:value-type="string" calcext:value-type="string">
            <text:p>hyaluronan synthase 2 [Thamnophis elegans]</text:p>
          </table:table-cell>
        </table:table-row>
        <table:table-row table:style-name="ro1">
          <table:table-cell office:value-type="string" calcext:value-type="string">
            <text:p>XP_0447537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86" calcext:value-type="float">
            <text:p>1E-186</text:p>
          </table:table-cell>
          <table:table-cell office:value-type="float" office:value="1.7E-190" calcext:value-type="float">
            <text:p>1.7E-190</text:p>
          </table:table-cell>
          <table:table-cell office:value-type="float" office:value="1E-186" calcext:value-type="float">
            <text:p>1E-186</text:p>
          </table:table-cell>
          <table:table-cell office:value-type="string" calcext:value-type="string">
            <text:p>chitin synthase chs-2-like isoform X2 [Coccinella septempunctata]</text:p>
          </table:table-cell>
        </table:table-row>
        <table:table-row table:style-name="ro1">
          <table:table-cell office:value-type="string" calcext:value-type="string">
            <text:p>XP_02508167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86" calcext:value-type="float">
            <text:p>1.4E-186</text:p>
          </table:table-cell>
          <table:table-cell office:value-type="float" office:value="2.3E-190" calcext:value-type="float">
            <text:p>2.3E-190</text:p>
          </table:table-cell>
          <table:table-cell office:value-type="float" office:value="1.4E-186" calcext:value-type="float">
            <text:p>1.4E-186</text:p>
          </table:table-cell>
          <table:table-cell office:value-type="string" calcext:value-type="string">
            <text:p>LOW QUALITY PROTEIN: uncharacterized protein LOC112556673 [Pomacea canaliculata]</text:p>
          </table:table-cell>
        </table:table-row>
        <table:table-row table:style-name="ro1">
          <table:table-cell office:value-type="string" calcext:value-type="string">
            <text:p>XP_0051438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86" calcext:value-type="float">
            <text:p>1.4E-186</text:p>
          </table:table-cell>
          <table:table-cell office:value-type="float" office:value="1.8E-189" calcext:value-type="float">
            <text:p>1.8E-189</text:p>
          </table:table-cell>
          <table:table-cell office:value-type="float" office:value="1.1E-185" calcext:value-type="float">
            <text:p>1.1E-185</text:p>
          </table:table-cell>
          <table:table-cell office:value-type="string" calcext:value-type="string">
            <text:p>hyaluronan synthase 2 [Melopsittacus undulatus]</text:p>
          </table:table-cell>
        </table:table-row>
        <table:table-row table:style-name="ro1">
          <table:table-cell office:value-type="string" calcext:value-type="string">
            <text:p>XP_0303630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86" calcext:value-type="float">
            <text:p>1.4E-186</text:p>
          </table:table-cell>
          <table:table-cell office:value-type="float" office:value="1.8E-189" calcext:value-type="float">
            <text:p>1.8E-189</text:p>
          </table:table-cell>
          <table:table-cell office:value-type="float" office:value="1.1E-185" calcext:value-type="float">
            <text:p>1.1E-185</text:p>
          </table:table-cell>
          <table:table-cell office:value-type="string" calcext:value-type="string">
            <text:p>hyaluronan synthase 2 [Strigops habroptila]</text:p>
          </table:table-cell>
        </table:table-row>
        <table:table-row table:style-name="ro1">
          <table:table-cell office:value-type="string" calcext:value-type="string">
            <text:p>XP_0298686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86" calcext:value-type="float">
            <text:p>2.2E-186</text:p>
          </table:table-cell>
          <table:table-cell office:value-type="float" office:value="2.9E-189" calcext:value-type="float">
            <text:p>2.9E-189</text:p>
          </table:table-cell>
          <table:table-cell office:value-type="float" office:value="1.8E-185" calcext:value-type="float">
            <text:p>1.8E-185</text:p>
          </table:table-cell>
          <table:table-cell office:value-type="string" calcext:value-type="string">
            <text:p>hyaluronan synthase 2 [Aquila chrysaetos chrysaetos]</text:p>
          </table:table-cell>
        </table:table-row>
        <table:table-row table:style-name="ro1">
          <table:table-cell office:value-type="string" calcext:value-type="string">
            <text:p>XP_0372381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85" calcext:value-type="float">
            <text:p>1.9E-185</text:p>
          </table:table-cell>
          <table:table-cell office:value-type="float" office:value="2.5E-188" calcext:value-type="float">
            <text:p>2.5E-188</text:p>
          </table:table-cell>
          <table:table-cell office:value-type="float" office:value="1.5E-184" calcext:value-type="float">
            <text:p>1.5E-184</text:p>
          </table:table-cell>
          <table:table-cell office:value-type="string" calcext:value-type="string">
            <text:p>hyaluronan synthase 2 [Falco rusticolus]</text:p>
          </table:table-cell>
        </table:table-row>
        <table:table-row table:style-name="ro1">
          <table:table-cell office:value-type="string" calcext:value-type="string">
            <text:p>XP_0404447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85" calcext:value-type="float">
            <text:p>1.9E-185</text:p>
          </table:table-cell>
          <table:table-cell office:value-type="float" office:value="2.5E-188" calcext:value-type="float">
            <text:p>2.5E-188</text:p>
          </table:table-cell>
          <table:table-cell office:value-type="float" office:value="1.5E-184" calcext:value-type="float">
            <text:p>1.5E-184</text:p>
          </table:table-cell>
          <table:table-cell office:value-type="string" calcext:value-type="string">
            <text:p>hyaluronan synthase 2 [Falco naumanni]</text:p>
          </table:table-cell>
        </table:table-row>
        <table:table-row table:style-name="ro1">
          <table:table-cell office:value-type="string" calcext:value-type="string">
            <text:p>NP_99013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85" calcext:value-type="float">
            <text:p>3.1E-185</text:p>
          </table:table-cell>
          <table:table-cell office:value-type="float" office:value="4E-188" calcext:value-type="float">
            <text:p>4E-188</text:p>
          </table:table-cell>
          <table:table-cell office:value-type="float" office:value="2.4E-184" calcext:value-type="float">
            <text:p>2.4E-184</text:p>
          </table:table-cell>
          <table:table-cell office:value-type="string" calcext:value-type="string">
            <text:p>hyaluronan synthase 2 [Gallus gallus]</text:p>
          </table:table-cell>
        </table:table-row>
        <table:table-row table:style-name="ro1">
          <table:table-cell office:value-type="string" calcext:value-type="string">
            <text:p>XP_0157117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85" calcext:value-type="float">
            <text:p>3.1E-185</text:p>
          </table:table-cell>
          <table:table-cell office:value-type="float" office:value="4E-188" calcext:value-type="float">
            <text:p>4E-188</text:p>
          </table:table-cell>
          <table:table-cell office:value-type="float" office:value="2.4E-184" calcext:value-type="float">
            <text:p>2.4E-184</text:p>
          </table:table-cell>
          <table:table-cell office:value-type="string" calcext:value-type="string">
            <text:p>hyaluronan synthase 2 [Coturnix japonica]</text:p>
          </table:table-cell>
        </table:table-row>
        <table:table-row table:style-name="ro1">
          <table:table-cell office:value-type="string" calcext:value-type="string">
            <text:p>XP_0212434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85" calcext:value-type="float">
            <text:p>3.1E-185</text:p>
          </table:table-cell>
          <table:table-cell office:value-type="float" office:value="4E-188" calcext:value-type="float">
            <text:p>4E-188</text:p>
          </table:table-cell>
          <table:table-cell office:value-type="float" office:value="2.4E-184" calcext:value-type="float">
            <text:p>2.4E-184</text:p>
          </table:table-cell>
          <table:table-cell office:value-type="string" calcext:value-type="string">
            <text:p>hyaluronan synthase 2 [Numida meleagris]</text:p>
          </table:table-cell>
        </table:table-row>
        <table:table-row table:style-name="ro1">
          <table:table-cell office:value-type="string" calcext:value-type="string">
            <text:p>XP_0405314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85" calcext:value-type="float">
            <text:p>3.1E-185</text:p>
          </table:table-cell>
          <table:table-cell office:value-type="float" office:value="4E-188" calcext:value-type="float">
            <text:p>4E-188</text:p>
          </table:table-cell>
          <table:table-cell office:value-type="float" office:value="2.4E-184" calcext:value-type="float">
            <text:p>2.4E-184</text:p>
          </table:table-cell>
          <table:table-cell office:value-type="string" calcext:value-type="string">
            <text:p>hyaluronan synthase 2 isoform X1 [Gallus gallus]</text:p>
          </table:table-cell>
        </table:table-row>
        <table:table-row table:style-name="ro1">
          <table:table-cell office:value-type="string" calcext:value-type="string">
            <text:p>XP_0320380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85" calcext:value-type="float">
            <text:p>3.7E-185</text:p>
          </table:table-cell>
          <table:table-cell office:value-type="float" office:value="4.7E-188" calcext:value-type="float">
            <text:p>4.7E-188</text:p>
          </table:table-cell>
          <table:table-cell office:value-type="float" office:value="2.9E-184" calcext:value-type="float">
            <text:p>2.9E-184</text:p>
          </table:table-cell>
          <table:table-cell office:value-type="string" calcext:value-type="string">
            <text:p>hyaluronan synthase 2 [Aythya fuligula]</text:p>
          </table:table-cell>
        </table:table-row>
        <table:table-row table:style-name="ro1">
          <table:table-cell office:value-type="string" calcext:value-type="string">
            <text:p>XP_0351751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185" calcext:value-type="float">
            <text:p>4.7E-185</text:p>
          </table:table-cell>
          <table:table-cell office:value-type="float" office:value="6E-188" calcext:value-type="float">
            <text:p>6E-188</text:p>
          </table:table-cell>
          <table:table-cell office:value-type="float" office:value="3.6E-184" calcext:value-type="float">
            <text:p>3.6E-184</text:p>
          </table:table-cell>
          <table:table-cell office:value-type="string" calcext:value-type="string">
            <text:p>hyaluronan synthase 2 [Oxyura jamaicensis]</text:p>
          </table:table-cell>
        </table:table-row>
        <table:table-row table:style-name="ro1">
          <table:table-cell office:value-type="string" calcext:value-type="string">
            <text:p>XP_04040291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185" calcext:value-type="float">
            <text:p>4.7E-185</text:p>
          </table:table-cell>
          <table:table-cell office:value-type="float" office:value="6E-188" calcext:value-type="float">
            <text:p>6E-188</text:p>
          </table:table-cell>
          <table:table-cell office:value-type="float" office:value="3.6E-184" calcext:value-type="float">
            <text:p>3.6E-184</text:p>
          </table:table-cell>
          <table:table-cell office:value-type="string" calcext:value-type="string">
            <text:p>hyaluronan synthase 2 [Cygnus olor]</text:p>
          </table:table-cell>
        </table:table-row>
        <table:table-row table:style-name="ro1">
          <table:table-cell office:value-type="string" calcext:value-type="string">
            <text:p>XP_0050190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185" calcext:value-type="float">
            <text:p>5E-185</text:p>
          </table:table-cell>
          <table:table-cell office:value-type="float" office:value="6.4E-188" calcext:value-type="float">
            <text:p>6.4E-188</text:p>
          </table:table-cell>
          <table:table-cell office:value-type="float" office:value="3.9E-184" calcext:value-type="float">
            <text:p>3.9E-184</text:p>
          </table:table-cell>
          <table:table-cell office:value-type="string" calcext:value-type="string">
            <text:p>hyaluronan synthase 2 [Anas platyrhynchos]</text:p>
          </table:table-cell>
        </table:table-row>
        <table:table-row table:style-name="ro1">
          <table:table-cell office:value-type="string" calcext:value-type="string">
            <text:p>XP_0413722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9E-185" calcext:value-type="float">
            <text:p>6.9E-185</text:p>
          </table:table-cell>
          <table:table-cell office:value-type="float" office:value="1.1E-188" calcext:value-type="float">
            <text:p>1.1E-188</text:p>
          </table:table-cell>
          <table:table-cell office:value-type="float" office:value="6.9E-185" calcext:value-type="float">
            <text:p>6.9E-185</text:p>
          </table:table-cell>
          <table:table-cell office:value-type="string" calcext:value-type="string">
            <text:p>uncharacterized protein LOC121385560 isoform X3 [Gigantopelta aegis]</text:p>
          </table:table-cell>
        </table:table-row>
        <table:table-row table:style-name="ro1">
          <table:table-cell office:value-type="string" calcext:value-type="string">
            <text:p>XP_0413722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2E-185" calcext:value-type="float">
            <text:p>7.2E-185</text:p>
          </table:table-cell>
          <table:table-cell office:value-type="float" office:value="1.2E-188" calcext:value-type="float">
            <text:p>1.2E-188</text:p>
          </table:table-cell>
          <table:table-cell office:value-type="float" office:value="7.2E-185" calcext:value-type="float">
            <text:p>7.2E-185</text:p>
          </table:table-cell>
          <table:table-cell office:value-type="string" calcext:value-type="string">
            <text:p>uncharacterized protein LOC121385560 isoform X2 [Gigantopelta aegis]</text:p>
          </table:table-cell>
        </table:table-row>
        <table:table-row table:style-name="ro1">
          <table:table-cell office:value-type="string" calcext:value-type="string">
            <text:p>XP_0413722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2E-185" calcext:value-type="float">
            <text:p>7.2E-185</text:p>
          </table:table-cell>
          <table:table-cell office:value-type="float" office:value="1.2E-188" calcext:value-type="float">
            <text:p>1.2E-188</text:p>
          </table:table-cell>
          <table:table-cell office:value-type="float" office:value="7.2E-185" calcext:value-type="float">
            <text:p>7.2E-185</text:p>
          </table:table-cell>
          <table:table-cell office:value-type="string" calcext:value-type="string">
            <text:p>uncharacterized protein LOC121385560 isoform X1 [Gigantopelta aegis]</text:p>
          </table:table-cell>
        </table:table-row>
        <table:table-row table:style-name="ro1">
          <table:table-cell office:value-type="string" calcext:value-type="string">
            <text:p>XP_0050425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85" calcext:value-type="float">
            <text:p>9.4E-185</text:p>
          </table:table-cell>
          <table:table-cell office:value-type="float" office:value="1.4E-187" calcext:value-type="float">
            <text:p>1.4E-187</text:p>
          </table:table-cell>
          <table:table-cell office:value-type="float" office:value="8.4E-184" calcext:value-type="float">
            <text:p>8.4E-184</text:p>
          </table:table-cell>
          <table:table-cell office:value-type="string" calcext:value-type="string">
            <text:p>PREDICTED: hyaluronan synthase 2 [Ficedula albicollis]</text:p>
          </table:table-cell>
        </table:table-row>
        <table:table-row table:style-name="ro1">
          <table:table-cell office:value-type="string" calcext:value-type="string">
            <text:p>XP_0104031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85" calcext:value-type="float">
            <text:p>9.4E-185</text:p>
          </table:table-cell>
          <table:table-cell office:value-type="float" office:value="1.4E-187" calcext:value-type="float">
            <text:p>1.4E-187</text:p>
          </table:table-cell>
          <table:table-cell office:value-type="float" office:value="8.4E-184" calcext:value-type="float">
            <text:p>8.4E-184</text:p>
          </table:table-cell>
          <table:table-cell office:value-type="string" calcext:value-type="string">
            <text:p>hyaluronan synthase 2 [Corvus cornix cornix]</text:p>
          </table:table-cell>
        </table:table-row>
        <table:table-row table:style-name="ro1">
          <table:table-cell office:value-type="string" calcext:value-type="string">
            <text:p>XP_0154756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85" calcext:value-type="float">
            <text:p>9.4E-185</text:p>
          </table:table-cell>
          <table:table-cell office:value-type="float" office:value="1.4E-187" calcext:value-type="float">
            <text:p>1.4E-187</text:p>
          </table:table-cell>
          <table:table-cell office:value-type="float" office:value="8.4E-184" calcext:value-type="float">
            <text:p>8.4E-184</text:p>
          </table:table-cell>
          <table:table-cell office:value-type="string" calcext:value-type="string">
            <text:p>hyaluronan synthase 2 [Parus major]</text:p>
          </table:table-cell>
        </table:table-row>
        <table:table-row table:style-name="ro1">
          <table:table-cell office:value-type="string" calcext:value-type="string">
            <text:p>XP_0307989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85" calcext:value-type="float">
            <text:p>9.4E-185</text:p>
          </table:table-cell>
          <table:table-cell office:value-type="float" office:value="1.4E-187" calcext:value-type="float">
            <text:p>1.4E-187</text:p>
          </table:table-cell>
          <table:table-cell office:value-type="float" office:value="8.4E-184" calcext:value-type="float">
            <text:p>8.4E-184</text:p>
          </table:table-cell>
          <table:table-cell office:value-type="string" calcext:value-type="string">
            <text:p>hyaluronan synthase 2 [Camarhynchus parvulus]</text:p>
          </table:table-cell>
        </table:table-row>
        <table:table-row table:style-name="ro1">
          <table:table-cell office:value-type="string" calcext:value-type="string">
            <text:p>XP_0319883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85" calcext:value-type="float">
            <text:p>9.4E-185</text:p>
          </table:table-cell>
          <table:table-cell office:value-type="float" office:value="1.4E-187" calcext:value-type="float">
            <text:p>1.4E-187</text:p>
          </table:table-cell>
          <table:table-cell office:value-type="float" office:value="8.4E-184" calcext:value-type="float">
            <text:p>8.4E-184</text:p>
          </table:table-cell>
          <table:table-cell office:value-type="string" calcext:value-type="string">
            <text:p>hyaluronan synthase 2 [Corvus moneduloides]</text:p>
          </table:table-cell>
        </table:table-row>
        <table:table-row table:style-name="ro1">
          <table:table-cell office:value-type="string" calcext:value-type="string">
            <text:p>XP_0329224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85" calcext:value-type="float">
            <text:p>9.4E-185</text:p>
          </table:table-cell>
          <table:table-cell office:value-type="float" office:value="1.4E-187" calcext:value-type="float">
            <text:p>1.4E-187</text:p>
          </table:table-cell>
          <table:table-cell office:value-type="float" office:value="8.4E-184" calcext:value-type="float">
            <text:p>8.4E-184</text:p>
          </table:table-cell>
          <table:table-cell office:value-type="string" calcext:value-type="string">
            <text:p>hyaluronan synthase 2 [Catharus ustulatus]</text:p>
          </table:table-cell>
        </table:table-row>
        <table:table-row table:style-name="ro1">
          <table:table-cell office:value-type="string" calcext:value-type="string">
            <text:p>XP_0362602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85" calcext:value-type="float">
            <text:p>9.4E-185</text:p>
          </table:table-cell>
          <table:table-cell office:value-type="float" office:value="1.4E-187" calcext:value-type="float">
            <text:p>1.4E-187</text:p>
          </table:table-cell>
          <table:table-cell office:value-type="float" office:value="8.4E-184" calcext:value-type="float">
            <text:p>8.4E-184</text:p>
          </table:table-cell>
          <table:table-cell office:value-type="string" calcext:value-type="string">
            <text:p>hyaluronan synthase 2 [Molothrus ater]</text:p>
          </table:table-cell>
        </table:table-row>
        <table:table-row table:style-name="ro1">
          <table:table-cell office:value-type="string" calcext:value-type="string">
            <text:p>XP_0379852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85" calcext:value-type="float">
            <text:p>9.4E-185</text:p>
          </table:table-cell>
          <table:table-cell office:value-type="float" office:value="1.4E-187" calcext:value-type="float">
            <text:p>1.4E-187</text:p>
          </table:table-cell>
          <table:table-cell office:value-type="float" office:value="8.4E-184" calcext:value-type="float">
            <text:p>8.4E-184</text:p>
          </table:table-cell>
          <table:table-cell office:value-type="string" calcext:value-type="string">
            <text:p>hyaluronan synthase 2 [Motacilla alba alba]</text:p>
          </table:table-cell>
        </table:table-row>
        <table:table-row table:style-name="ro1">
          <table:table-cell office:value-type="string" calcext:value-type="string">
            <text:p>XP_0399232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85" calcext:value-type="float">
            <text:p>9.4E-185</text:p>
          </table:table-cell>
          <table:table-cell office:value-type="float" office:value="1.4E-187" calcext:value-type="float">
            <text:p>1.4E-187</text:p>
          </table:table-cell>
          <table:table-cell office:value-type="float" office:value="8.4E-184" calcext:value-type="float">
            <text:p>8.4E-184</text:p>
          </table:table-cell>
          <table:table-cell office:value-type="string" calcext:value-type="string">
            <text:p>hyaluronan synthase 2 [Hirundo rustica]</text:p>
          </table:table-cell>
        </table:table-row>
        <table:table-row table:style-name="ro1">
          <table:table-cell office:value-type="string" calcext:value-type="string">
            <text:p>XP_0325469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6E-185" calcext:value-type="float">
            <text:p>9.6E-185</text:p>
          </table:table-cell>
          <table:table-cell office:value-type="float" office:value="1.3E-187" calcext:value-type="float">
            <text:p>1.3E-187</text:p>
          </table:table-cell>
          <table:table-cell office:value-type="float" office:value="8.2E-184" calcext:value-type="float">
            <text:p>8.2E-184</text:p>
          </table:table-cell>
          <table:table-cell office:value-type="string" calcext:value-type="string">
            <text:p>hyaluronan synthase 2 [Chiroxiphia lanceolata]</text:p>
          </table:table-cell>
        </table:table-row>
        <table:table-row table:style-name="ro1">
          <table:table-cell office:value-type="string" calcext:value-type="string">
            <text:p>XP_0337319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84" calcext:value-type="float">
            <text:p>1.2E-184</text:p>
          </table:table-cell>
          <table:table-cell office:value-type="float" office:value="1.9E-188" calcext:value-type="float">
            <text:p>1.9E-188</text:p>
          </table:table-cell>
          <table:table-cell office:value-type="float" office:value="1.2E-184" calcext:value-type="float">
            <text:p>1.2E-184</text:p>
          </table:table-cell>
          <table:table-cell office:value-type="string" calcext:value-type="string">
            <text:p>uncharacterized protein LOC117321593 [Pecten maximus]</text:p>
          </table:table-cell>
        </table:table-row>
        <table:table-row table:style-name="ro1">
          <table:table-cell office:value-type="string" calcext:value-type="string">
            <text:p>XP_0022004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84" calcext:value-type="float">
            <text:p>2.1E-184</text:p>
          </table:table-cell>
          <table:table-cell office:value-type="float" office:value="3E-187" calcext:value-type="float">
            <text:p>3E-187</text:p>
          </table:table-cell>
          <table:table-cell office:value-type="float" office:value="1.8E-183" calcext:value-type="float">
            <text:p>1.8E-183</text:p>
          </table:table-cell>
          <table:table-cell office:value-type="string" calcext:value-type="string">
            <text:p>hyaluronan synthase 2 [Taeniopygia guttata]</text:p>
          </table:table-cell>
        </table:table-row>
        <table:table-row table:style-name="ro1">
          <table:table-cell office:value-type="string" calcext:value-type="string">
            <text:p>XP_02140211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84" calcext:value-type="float">
            <text:p>2.1E-184</text:p>
          </table:table-cell>
          <table:table-cell office:value-type="float" office:value="3E-187" calcext:value-type="float">
            <text:p>3E-187</text:p>
          </table:table-cell>
          <table:table-cell office:value-type="float" office:value="1.8E-183" calcext:value-type="float">
            <text:p>1.8E-183</text:p>
          </table:table-cell>
          <table:table-cell office:value-type="string" calcext:value-type="string">
            <text:p>hyaluronan synthase 2 [Lonchura striata domestica]</text:p>
          </table:table-cell>
        </table:table-row>
        <table:table-row table:style-name="ro1">
          <table:table-cell office:value-type="string" calcext:value-type="string">
            <text:p>XP_0222965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84" calcext:value-type="float">
            <text:p>2.8E-184</text:p>
          </table:table-cell>
          <table:table-cell office:value-type="float" office:value="6E-188" calcext:value-type="float">
            <text:p>6E-188</text:p>
          </table:table-cell>
          <table:table-cell office:value-type="float" office:value="3.7E-184" calcext:value-type="float">
            <text:p>3.7E-184</text:p>
          </table:table-cell>
          <table:table-cell office:value-type="string" calcext:value-type="string">
            <text:p>uncharacterized protein LOC111106230 [Crassostrea virginica]</text:p>
          </table:table-cell>
        </table:table-row>
        <table:table-row table:style-name="ro1">
          <table:table-cell office:value-type="string" calcext:value-type="string">
            <text:p>NP_7059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E-184" calcext:value-type="float">
            <text:p>7.3E-184</text:p>
          </table:table-cell>
          <table:table-cell office:value-type="float" office:value="1.1E-186" calcext:value-type="float">
            <text:p>1.1E-186</text:p>
          </table:table-cell>
          <table:table-cell office:value-type="float" office:value="6.6E-183" calcext:value-type="float">
            <text:p>6.6E-183</text:p>
          </table:table-cell>
          <table:table-cell office:value-type="string" calcext:value-type="string">
            <text:p>hyaluronan synthase 2 [Danio rerio]</text:p>
          </table:table-cell>
        </table:table-row>
        <table:table-row table:style-name="ro1">
          <table:table-cell office:value-type="string" calcext:value-type="string">
            <text:p>XP_0399663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7E-184" calcext:value-type="float">
            <text:p>8.7E-184</text:p>
          </table:table-cell>
          <table:table-cell office:value-type="float" office:value="2.9E-187" calcext:value-type="float">
            <text:p>2.9E-187</text:p>
          </table:table-cell>
          <table:table-cell office:value-type="float" office:value="1.8E-183" calcext:value-type="float">
            <text:p>1.8E-183</text:p>
          </table:table-cell>
          <table:table-cell office:value-type="string" calcext:value-type="string">
            <text:p>chitin synthase chs-2 isoform X3 [Bactrocera tryoni]</text:p>
          </table:table-cell>
        </table:table-row>
        <table:table-row table:style-name="ro1">
          <table:table-cell office:value-type="string" calcext:value-type="string">
            <text:p>XP_003205319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83" calcext:value-type="float">
            <text:p>1.1E-183</text:p>
          </table:table-cell>
          <table:table-cell office:value-type="float" office:value="1.4E-186" calcext:value-type="float">
            <text:p>1.4E-186</text:p>
          </table:table-cell>
          <table:table-cell office:value-type="float" office:value="8.3E-183" calcext:value-type="float">
            <text:p>8.3E-183</text:p>
          </table:table-cell>
          <table:table-cell office:value-type="string" calcext:value-type="string">
            <text:p>hyaluronan synthase 2 [Meleagris gallopavo]</text:p>
          </table:table-cell>
        </table:table-row>
        <table:table-row table:style-name="ro1">
          <table:table-cell office:value-type="string" calcext:value-type="string">
            <text:p>XP_0437383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83" calcext:value-type="float">
            <text:p>1.5E-183</text:p>
          </table:table-cell>
          <table:table-cell office:value-type="float" office:value="2E-186" calcext:value-type="float">
            <text:p>2E-186</text:p>
          </table:table-cell>
          <table:table-cell office:value-type="float" office:value="1.2E-182" calcext:value-type="float">
            <text:p>1.2E-182</text:p>
          </table:table-cell>
          <table:table-cell office:value-type="string" calcext:value-type="string">
            <text:p>hyaluronan synthase 2-like [Cervus elaphus]</text:p>
          </table:table-cell>
        </table:table-row>
        <table:table-row table:style-name="ro1">
          <table:table-cell office:value-type="string" calcext:value-type="string">
            <text:p>XP_0432974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83" calcext:value-type="float">
            <text:p>3.6E-183</text:p>
          </table:table-cell>
          <table:table-cell office:value-type="float" office:value="4.8E-186" calcext:value-type="float">
            <text:p>4.8E-186</text:p>
          </table:table-cell>
          <table:table-cell office:value-type="float" office:value="2.9E-182" calcext:value-type="float">
            <text:p>2.9E-182</text:p>
          </table:table-cell>
          <table:table-cell office:value-type="string" calcext:value-type="string">
            <text:p>hyaluronan synthase 2-like [Cervus canadensis]</text:p>
          </table:table-cell>
        </table:table-row>
        <table:table-row table:style-name="ro1">
          <table:table-cell office:value-type="string" calcext:value-type="string">
            <text:p>XP_0392307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1E-183" calcext:value-type="float">
            <text:p>4.1E-183</text:p>
          </table:table-cell>
          <table:table-cell office:value-type="float" office:value="6.4E-186" calcext:value-type="float">
            <text:p>6.4E-186</text:p>
          </table:table-cell>
          <table:table-cell office:value-type="float" office:value="3.9E-182" calcext:value-type="float">
            <text:p>3.9E-182</text:p>
          </table:table-cell>
          <table:table-cell office:value-type="string" calcext:value-type="string">
            <text:p>chitin synthase chs-2 isoform X4 [Drosophila yakuba]</text:p>
          </table:table-cell>
        </table:table-row>
        <table:table-row table:style-name="ro1">
          <table:table-cell office:value-type="string" calcext:value-type="string">
            <text:p>XP_0431161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8E-183" calcext:value-type="float">
            <text:p>5.8E-183</text:p>
          </table:table-cell>
          <table:table-cell office:value-type="float" office:value="8.5E-186" calcext:value-type="float">
            <text:p>8.5E-186</text:p>
          </table:table-cell>
          <table:table-cell office:value-type="float" office:value="5.2E-182" calcext:value-type="float">
            <text:p>5.2E-182</text:p>
          </table:table-cell>
          <table:table-cell office:value-type="string" calcext:value-type="string">
            <text:p>hyaluronan synthase 2 [Puntigrus tetrazona]</text:p>
          </table:table-cell>
        </table:table-row>
        <table:table-row table:style-name="ro1">
          <table:table-cell office:value-type="string" calcext:value-type="string">
            <text:p>XP_0426281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1E-183" calcext:value-type="float">
            <text:p>9.1E-183</text:p>
          </table:table-cell>
          <table:table-cell office:value-type="float" office:value="1.3E-185" calcext:value-type="float">
            <text:p>1.3E-185</text:p>
          </table:table-cell>
          <table:table-cell office:value-type="float" office:value="8.2E-182" calcext:value-type="float">
            <text:p>8.2E-182</text:p>
          </table:table-cell>
          <table:table-cell office:value-type="string" calcext:value-type="string">
            <text:p>hyaluronan synthase 2 [Cyprinus carpio]</text:p>
          </table:table-cell>
        </table:table-row>
        <table:table-row table:style-name="ro1">
          <table:table-cell office:value-type="string" calcext:value-type="string">
            <text:p>XP_0425995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82" calcext:value-type="float">
            <text:p>1.6E-182</text:p>
          </table:table-cell>
          <table:table-cell office:value-type="float" office:value="3.5E-173" calcext:value-type="float">
            <text:p>3.5E-173</text:p>
          </table:table-cell>
          <table:table-cell office:value-type="float" office:value="2.2E-169" calcext:value-type="float">
            <text:p>2.2E-169</text:p>
          </table:table-cell>
          <table:table-cell office:value-type="string" calcext:value-type="string">
            <text:p>chitin synthase chs-1-like [Cyprinus carpio]</text:p>
          </table:table-cell>
        </table:table-row>
        <table:table-row table:style-name="ro1">
          <table:table-cell office:value-type="string" calcext:value-type="string">
            <text:p>XP_0337492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82" calcext:value-type="float">
            <text:p>1.6E-182</text:p>
          </table:table-cell>
          <table:table-cell office:value-type="float" office:value="6.7E-186" calcext:value-type="float">
            <text:p>6.7E-186</text:p>
          </table:table-cell>
          <table:table-cell office:value-type="float" office:value="4.1E-182" calcext:value-type="float">
            <text:p>4.1E-182</text:p>
          </table:table-cell>
          <table:table-cell office:value-type="string" calcext:value-type="string">
            <text:p>uncharacterized protein LOC117333891 [Pecten maximus]</text:p>
          </table:table-cell>
        </table:table-row>
        <table:table-row table:style-name="ro1">
          <table:table-cell office:value-type="string" calcext:value-type="string">
            <text:p>XP_0222959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82" calcext:value-type="float">
            <text:p>2.5E-182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uncharacterized protein LOC111105812 [Crassostrea virginica]</text:p>
          </table:table-cell>
        </table:table-row>
        <table:table-row table:style-name="ro1">
          <table:table-cell office:value-type="string" calcext:value-type="string">
            <text:p>XP_0394867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82" calcext:value-type="float">
            <text:p>3.1E-182</text:p>
          </table:table-cell>
          <table:table-cell office:value-type="float" office:value="7.8E-186" calcext:value-type="float">
            <text:p>7.8E-186</text:p>
          </table:table-cell>
          <table:table-cell office:value-type="float" office:value="4.8E-182" calcext:value-type="float">
            <text:p>4.8E-182</text:p>
          </table:table-cell>
          <table:table-cell office:value-type="string" calcext:value-type="string">
            <text:p>chitin synthase chs-2 isoform X3 [Drosophila santomea]</text:p>
          </table:table-cell>
        </table:table-row>
        <table:table-row table:style-name="ro1">
          <table:table-cell office:value-type="string" calcext:value-type="string">
            <text:p>XP_0066360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1E-182" calcext:value-type="float">
            <text:p>7.1E-182</text:p>
          </table:table-cell>
          <table:table-cell office:value-type="float" office:value="1.1E-184" calcext:value-type="float">
            <text:p>1.1E-184</text:p>
          </table:table-cell>
          <table:table-cell office:value-type="float" office:value="7E-181" calcext:value-type="float">
            <text:p>7E-181</text:p>
          </table:table-cell>
          <table:table-cell office:value-type="string" calcext:value-type="string">
            <text:p>PREDICTED: hyaluronan synthase 2 [Lepisosteus oculatus]</text:p>
          </table:table-cell>
        </table:table-row>
        <table:table-row table:style-name="ro1">
          <table:table-cell office:value-type="string" calcext:value-type="string">
            <text:p>XP_0296376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81" calcext:value-type="float">
            <text:p>1.3E-181</text:p>
          </table:table-cell>
          <table:table-cell office:value-type="float" office:value="2.1E-185" calcext:value-type="float">
            <text:p>2.1E-185</text:p>
          </table:table-cell>
          <table:table-cell office:value-type="float" office:value="1.3E-181" calcext:value-type="float">
            <text:p>1.3E-181</text:p>
          </table:table-cell>
          <table:table-cell office:value-type="string" calcext:value-type="string">
            <text:p>chitin synthase chs-1-like [Octopus vulgaris]</text:p>
          </table:table-cell>
        </table:table-row>
        <table:table-row table:style-name="ro1">
          <table:table-cell office:value-type="string" calcext:value-type="string">
            <text:p>XP_0338553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81" calcext:value-type="float">
            <text:p>2.6E-181</text:p>
          </table:table-cell>
          <table:table-cell office:value-type="float" office:value="3.8E-184" calcext:value-type="float">
            <text:p>3.8E-184</text:p>
          </table:table-cell>
          <table:table-cell office:value-type="float" office:value="2.3E-180" calcext:value-type="float">
            <text:p>2.3E-180</text:p>
          </table:table-cell>
          <table:table-cell office:value-type="string" calcext:value-type="string">
            <text:p>hyaluronan synthase 2 [Acipenser ruthenus]</text:p>
          </table:table-cell>
        </table:table-row>
        <table:table-row table:style-name="ro1">
          <table:table-cell office:value-type="string" calcext:value-type="string">
            <text:p>XP_0260843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E-181" calcext:value-type="float">
            <text:p>6E-181</text:p>
          </table:table-cell>
          <table:table-cell office:value-type="float" office:value="8.9E-184" calcext:value-type="float">
            <text:p>8.9E-184</text:p>
          </table:table-cell>
          <table:table-cell office:value-type="float" office:value="5.4E-180" calcext:value-type="float">
            <text:p>5.4E-180</text:p>
          </table:table-cell>
          <table:table-cell office:value-type="string" calcext:value-type="string">
            <text:p>hyaluronan synthase 2-like [Carassius auratus]</text:p>
          </table:table-cell>
        </table:table-row>
        <table:table-row table:style-name="ro1">
          <table:table-cell office:value-type="string" calcext:value-type="string">
            <text:p>XP_0251390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80" calcext:value-type="float">
            <text:p>1E-180</text:p>
          </table:table-cell>
          <table:table-cell office:value-type="float" office:value="1.5E-183" calcext:value-type="float">
            <text:p>1.5E-183</text:p>
          </table:table-cell>
          <table:table-cell office:value-type="float" office:value="9.3E-180" calcext:value-type="float">
            <text:p>9.3E-180</text:p>
          </table:table-cell>
          <table:table-cell office:value-type="string" calcext:value-type="string">
            <text:p>hyaluronan synthase 2-like [Bubalus bubalis]</text:p>
          </table:table-cell>
        </table:table-row>
        <table:table-row table:style-name="ro1">
          <table:table-cell office:value-type="string" calcext:value-type="string">
            <text:p>XP_0251025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80" calcext:value-type="float">
            <text:p>1.1E-180</text:p>
          </table:table-cell>
          <table:table-cell office:value-type="float" office:value="2.3E-184" calcext:value-type="float">
            <text:p>2.3E-184</text:p>
          </table:table-cell>
          <table:table-cell office:value-type="float" office:value="1.4E-180" calcext:value-type="float">
            <text:p>1.4E-180</text:p>
          </table:table-cell>
          <table:table-cell office:value-type="string" calcext:value-type="string">
            <text:p>chitin synthase chs-2-like isoform X2 [Pomacea canaliculata]</text:p>
          </table:table-cell>
        </table:table-row>
        <table:table-row table:style-name="ro1">
          <table:table-cell office:value-type="string" calcext:value-type="string">
            <text:p>XP_0251025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80" calcext:value-type="float">
            <text:p>1.4E-180</text:p>
          </table:table-cell>
          <table:table-cell office:value-type="float" office:value="3.4E-184" calcext:value-type="float">
            <text:p>3.4E-184</text:p>
          </table:table-cell>
          <table:table-cell office:value-type="float" office:value="2.1E-180" calcext:value-type="float">
            <text:p>2.1E-180</text:p>
          </table:table-cell>
          <table:table-cell office:value-type="string" calcext:value-type="string">
            <text:p>chitin synthase chs-2-like isoform X1 [Pomacea canaliculata]</text:p>
          </table:table-cell>
        </table:table-row>
        <table:table-row table:style-name="ro1">
          <table:table-cell office:value-type="string" calcext:value-type="string">
            <text:p>XP_0411016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80" calcext:value-type="float">
            <text:p>2.5E-180</text:p>
          </table:table-cell>
          <table:table-cell office:value-type="float" office:value="3.6E-183" calcext:value-type="float">
            <text:p>3.6E-183</text:p>
          </table:table-cell>
          <table:table-cell office:value-type="float" office:value="2.2E-179" calcext:value-type="float">
            <text:p>2.2E-179</text:p>
          </table:table-cell>
          <table:table-cell office:value-type="string" calcext:value-type="string">
            <text:p>hyaluronan synthase 2 [Polyodon spathula]</text:p>
          </table:table-cell>
        </table:table-row>
        <table:table-row table:style-name="ro1">
          <table:table-cell office:value-type="string" calcext:value-type="string">
            <text:p>XP_0261401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80" calcext:value-type="float">
            <text:p>4.9E-180</text:p>
          </table:table-cell>
          <table:table-cell office:value-type="float" office:value="7.6E-183" calcext:value-type="float">
            <text:p>7.6E-183</text:p>
          </table:table-cell>
          <table:table-cell office:value-type="float" office:value="4.6E-179" calcext:value-type="float">
            <text:p>4.6E-179</text:p>
          </table:table-cell>
          <table:table-cell office:value-type="string" calcext:value-type="string">
            <text:p>hyaluronan synthase 2 [Carassius auratus]</text:p>
          </table:table-cell>
        </table:table-row>
        <table:table-row table:style-name="ro1">
          <table:table-cell office:value-type="string" calcext:value-type="string">
            <text:p>XP_0395932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6E-180" calcext:value-type="float">
            <text:p>9.6E-180</text:p>
          </table:table-cell>
          <table:table-cell office:value-type="float" office:value="1.2E-182" calcext:value-type="float">
            <text:p>1.2E-182</text:p>
          </table:table-cell>
          <table:table-cell office:value-type="float" office:value="7.6E-179" calcext:value-type="float">
            <text:p>7.6E-179</text:p>
          </table:table-cell>
          <table:table-cell office:value-type="string" calcext:value-type="string">
            <text:p>hyaluronan synthase 2 [Polypterus senegalus]</text:p>
          </table:table-cell>
        </table:table-row>
        <table:table-row table:style-name="ro1">
          <table:table-cell office:value-type="string" calcext:value-type="string">
            <text:p>XP_0421034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79" calcext:value-type="float">
            <text:p>1.5E-179</text:p>
          </table:table-cell>
          <table:table-cell office:value-type="float" office:value="2.1E-182" calcext:value-type="float">
            <text:p>2.1E-182</text:p>
          </table:table-cell>
          <table:table-cell office:value-type="float" office:value="1.3E-178" calcext:value-type="float">
            <text:p>1.3E-178</text:p>
          </table:table-cell>
          <table:table-cell office:value-type="string" calcext:value-type="string">
            <text:p>hyaluronan synthase 2-like [Ovis aries]</text:p>
          </table:table-cell>
        </table:table-row>
        <table:table-row table:style-name="ro1">
          <table:table-cell office:value-type="string" calcext:value-type="string">
            <text:p>XP_033849580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79" calcext:value-type="float">
            <text:p>2.8E-179</text:p>
          </table:table-cell>
          <table:table-cell office:value-type="float" office:value="3.6E-182" calcext:value-type="float">
            <text:p>3.6E-182</text:p>
          </table:table-cell>
          <table:table-cell office:value-type="float" office:value="2.2E-178" calcext:value-type="float">
            <text:p>2.2E-178</text:p>
          </table:table-cell>
          <table:table-cell office:value-type="string" calcext:value-type="string">
            <text:p>hyaluronan synthase 2-like [Acipenser ruthenus]</text:p>
          </table:table-cell>
        </table:table-row>
        <table:table-row table:style-name="ro1">
          <table:table-cell office:value-type="string" calcext:value-type="string">
            <text:p>XP_0363954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4E-179" calcext:value-type="float">
            <text:p>6.4E-179</text:p>
          </table:table-cell>
          <table:table-cell office:value-type="float" office:value="8.5E-182" calcext:value-type="float">
            <text:p>8.5E-182</text:p>
          </table:table-cell>
          <table:table-cell office:value-type="float" office:value="5.2E-178" calcext:value-type="float">
            <text:p>5.2E-178</text:p>
          </table:table-cell>
          <table:table-cell office:value-type="string" calcext:value-type="string">
            <text:p>hyaluronan synthase 2 [Megalops cyprinoides]</text:p>
          </table:table-cell>
        </table:table-row>
        <table:table-row table:style-name="ro1">
          <table:table-cell office:value-type="string" calcext:value-type="string">
            <text:p>XP_0419209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78" calcext:value-type="float">
            <text:p>1.3E-178</text:p>
          </table:table-cell>
          <table:table-cell office:value-type="float" office:value="3.4E-182" calcext:value-type="float">
            <text:p>3.4E-182</text:p>
          </table:table-cell>
          <table:table-cell office:value-type="float" office:value="2.1E-178" calcext:value-type="float">
            <text:p>2.1E-178</text:p>
          </table:table-cell>
          <table:table-cell office:value-type="string" calcext:value-type="string">
            <text:p>chitin synthase chs-2-like [Alosa sapidissima]</text:p>
          </table:table-cell>
        </table:table-row>
        <table:table-row table:style-name="ro1">
          <table:table-cell office:value-type="string" calcext:value-type="string">
            <text:p>XP_0372680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78" calcext:value-type="float">
            <text:p>1.8E-178</text:p>
          </table:table-cell>
          <table:table-cell office:value-type="float" office:value="3.9E-182" calcext:value-type="float">
            <text:p>3.9E-182</text:p>
          </table:table-cell>
          <table:table-cell office:value-type="float" office:value="2.4E-178" calcext:value-type="float">
            <text:p>2.4E-178</text:p>
          </table:table-cell>
          <table:table-cell office:value-type="string" calcext:value-type="string">
            <text:p>chitin synthase chs-2-like isoform X1 [Rhipicephalus microplus]</text:p>
          </table:table-cell>
        </table:table-row>
        <table:table-row table:style-name="ro1">
          <table:table-cell office:value-type="string" calcext:value-type="string">
            <text:p>XP_0402108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78" calcext:value-type="float">
            <text:p>3.8E-178</text:p>
          </table:table-cell>
          <table:table-cell office:value-type="float" office:value="2E-180" calcext:value-type="float">
            <text:p>2E-180</text:p>
          </table:table-cell>
          <table:table-cell office:value-type="float" office:value="1.2E-176" calcext:value-type="float">
            <text:p>1.2E-176</text:p>
          </table:table-cell>
          <table:table-cell office:value-type="string" calcext:value-type="string">
            <text:p>hyaluronan synthase 2 [Rana temporaria]</text:p>
          </table:table-cell>
        </table:table-row>
        <table:table-row table:style-name="ro1">
          <table:table-cell office:value-type="string" calcext:value-type="string">
            <text:p>XP_0186182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78" calcext:value-type="float">
            <text:p>4.4E-178</text:p>
          </table:table-cell>
          <table:table-cell office:value-type="float" office:value="5.6E-181" calcext:value-type="float">
            <text:p>5.6E-181</text:p>
          </table:table-cell>
          <table:table-cell office:value-type="float" office:value="3.4E-177" calcext:value-type="float">
            <text:p>3.4E-177</text:p>
          </table:table-cell>
          <table:table-cell office:value-type="string" calcext:value-type="string">
            <text:p>hyaluronan synthase 2 [Scleropages formosus]</text:p>
          </table:table-cell>
        </table:table-row>
        <table:table-row table:style-name="ro1">
          <table:table-cell office:value-type="string" calcext:value-type="string">
            <text:p>XP_017541426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78" calcext:value-type="float">
            <text:p>5.3E-178</text:p>
          </table:table-cell>
          <table:table-cell office:value-type="float" office:value="1E-180" calcext:value-type="float">
            <text:p>1E-180</text:p>
          </table:table-cell>
          <table:table-cell office:value-type="float" office:value="6.4E-177" calcext:value-type="float">
            <text:p>6.4E-177</text:p>
          </table:table-cell>
          <table:table-cell office:value-type="string" calcext:value-type="string">
            <text:p>LOW QUALITY PROTEIN: hyaluronan synthase 2 [Pygocentrus nattereri]</text:p>
          </table:table-cell>
        </table:table-row>
        <table:table-row table:style-name="ro1">
          <table:table-cell office:value-type="string" calcext:value-type="string">
            <text:p>XP_0352665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5E-178" calcext:value-type="float">
            <text:p>8.5E-178</text:p>
          </table:table-cell>
          <table:table-cell office:value-type="float" office:value="1.2E-180" calcext:value-type="float">
            <text:p>1.2E-180</text:p>
          </table:table-cell>
          <table:table-cell office:value-type="float" office:value="7.6E-177" calcext:value-type="float">
            <text:p>7.6E-177</text:p>
          </table:table-cell>
          <table:table-cell office:value-type="string" calcext:value-type="string">
            <text:p>hyaluronan synthase 2 [Anguilla anguilla]</text:p>
          </table:table-cell>
        </table:table-row>
        <table:table-row table:style-name="ro1">
          <table:table-cell office:value-type="string" calcext:value-type="string">
            <text:p>XP_0395940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9E-178" calcext:value-type="float">
            <text:p>9.9E-178</text:p>
          </table:table-cell>
          <table:table-cell office:value-type="float" office:value="2.5E-181" calcext:value-type="float">
            <text:p>2.5E-181</text:p>
          </table:table-cell>
          <table:table-cell office:value-type="float" office:value="1.5E-177" calcext:value-type="float">
            <text:p>1.5E-177</text:p>
          </table:table-cell>
          <table:table-cell office:value-type="string" calcext:value-type="string">
            <text:p>chitin synthase chs-2-like [Polypterus senegalus]</text:p>
          </table:table-cell>
        </table:table-row>
        <table:table-row table:style-name="ro1">
          <table:table-cell office:value-type="string" calcext:value-type="string">
            <text:p>XP_0411045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77" calcext:value-type="float">
            <text:p>1.3E-177</text:p>
          </table:table-cell>
          <table:table-cell office:value-type="float" office:value="2.1E-180" calcext:value-type="float">
            <text:p>2.1E-180</text:p>
          </table:table-cell>
          <table:table-cell office:value-type="float" office:value="1.3E-176" calcext:value-type="float">
            <text:p>1.3E-176</text:p>
          </table:table-cell>
          <table:table-cell office:value-type="string" calcext:value-type="string">
            <text:p>hyaluronan synthase 2-like [Polyodon spathula]</text:p>
          </table:table-cell>
        </table:table-row>
        <table:table-row table:style-name="ro1">
          <table:table-cell office:value-type="string" calcext:value-type="string">
            <text:p>XP_0402892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77" calcext:value-type="float">
            <text:p>2.8E-177</text:p>
          </table:table-cell>
          <table:table-cell office:value-type="float" office:value="4.8E-180" calcext:value-type="float">
            <text:p>4.8E-180</text:p>
          </table:table-cell>
          <table:table-cell office:value-type="float" office:value="2.9E-176" calcext:value-type="float">
            <text:p>2.9E-176</text:p>
          </table:table-cell>
          <table:table-cell office:value-type="string" calcext:value-type="string">
            <text:p>hyaluronan synthase 2 [Bufo bufo]</text:p>
          </table:table-cell>
        </table:table-row>
        <table:table-row table:style-name="ro1">
          <table:table-cell office:value-type="string" calcext:value-type="string">
            <text:p>XP_0441497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77" calcext:value-type="float">
            <text:p>3E-177</text:p>
          </table:table-cell>
          <table:table-cell office:value-type="float" office:value="5.1E-180" calcext:value-type="float">
            <text:p>5.1E-180</text:p>
          </table:table-cell>
          <table:table-cell office:value-type="float" office:value="3.1E-176" calcext:value-type="float">
            <text:p>3.1E-176</text:p>
          </table:table-cell>
          <table:table-cell office:value-type="string" calcext:value-type="string">
            <text:p>hyaluronan synthase 2 [Bufo gargarizans]</text:p>
          </table:table-cell>
        </table:table-row>
        <table:table-row table:style-name="ro1">
          <table:table-cell office:value-type="string" calcext:value-type="string">
            <text:p>XP_0435527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8E-177" calcext:value-type="float">
            <text:p>4.8E-177</text:p>
          </table:table-cell>
          <table:table-cell office:value-type="float" office:value="1.1E-180" calcext:value-type="float">
            <text:p>1.1E-180</text:p>
          </table:table-cell>
          <table:table-cell office:value-type="float" office:value="6.8E-177" calcext:value-type="float">
            <text:p>6.8E-177</text:p>
          </table:table-cell>
          <table:table-cell office:value-type="string" calcext:value-type="string">
            <text:p>chitin synthase chs-2-like [Chiloscyllium plagiosum]</text:p>
          </table:table-cell>
        </table:table-row>
        <table:table-row table:style-name="ro1">
          <table:table-cell office:value-type="string" calcext:value-type="string">
            <text:p>XP_0299284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4E-177" calcext:value-type="float">
            <text:p>7.4E-177</text:p>
          </table:table-cell>
          <table:table-cell office:value-type="float" office:value="1E-179" calcext:value-type="float">
            <text:p>1E-179</text:p>
          </table:table-cell>
          <table:table-cell office:value-type="float" office:value="6.3E-176" calcext:value-type="float">
            <text:p>6.3E-176</text:p>
          </table:table-cell>
          <table:table-cell office:value-type="string" calcext:value-type="string">
            <text:p>hyaluronan synthase 2 [Myripristis murdjan]</text:p>
          </table:table-cell>
        </table:table-row>
        <table:table-row table:style-name="ro1">
          <table:table-cell office:value-type="string" calcext:value-type="string">
            <text:p>NP_0011205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77" calcext:value-type="float">
            <text:p>9.4E-177</text:p>
          </table:table-cell>
          <table:table-cell office:value-type="float" office:value="1.5E-179" calcext:value-type="float">
            <text:p>1.5E-179</text:p>
          </table:table-cell>
          <table:table-cell office:value-type="float" office:value="9.4E-176" calcext:value-type="float">
            <text:p>9.4E-176</text:p>
          </table:table-cell>
          <table:table-cell office:value-type="string" calcext:value-type="string">
            <text:p>hyaluronan synthase 2 [Xenopus tropicalis]</text:p>
          </table:table-cell>
        </table:table-row>
        <table:table-row table:style-name="ro1">
          <table:table-cell office:value-type="string" calcext:value-type="string">
            <text:p>XP_0225296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6E-177" calcext:value-type="float">
            <text:p>9.6E-177</text:p>
          </table:table-cell>
          <table:table-cell office:value-type="float" office:value="1.3E-179" calcext:value-type="float">
            <text:p>1.3E-179</text:p>
          </table:table-cell>
          <table:table-cell office:value-type="float" office:value="7.7E-176" calcext:value-type="float">
            <text:p>7.7E-176</text:p>
          </table:table-cell>
          <table:table-cell office:value-type="string" calcext:value-type="string">
            <text:p>hyaluronan synthase 2 [Astyanax mexicanus]</text:p>
          </table:table-cell>
        </table:table-row>
        <table:table-row table:style-name="ro1">
          <table:table-cell office:value-type="string" calcext:value-type="string">
            <text:p>XP_0435446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76" calcext:value-type="float">
            <text:p>3.8E-176</text:p>
          </table:table-cell>
          <table:table-cell office:value-type="float" office:value="5.6E-179" calcext:value-type="float">
            <text:p>5.6E-179</text:p>
          </table:table-cell>
          <table:table-cell office:value-type="float" office:value="3.4E-175" calcext:value-type="float">
            <text:p>3.4E-175</text:p>
          </table:table-cell>
          <table:table-cell office:value-type="string" calcext:value-type="string">
            <text:p>hyaluronan synthase 2 [Chiloscyllium plagiosum]</text:p>
          </table:table-cell>
        </table:table-row>
        <table:table-row table:style-name="ro1">
          <table:table-cell office:value-type="string" calcext:value-type="string">
            <text:p>XP_0268548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75" calcext:value-type="float">
            <text:p>1.2E-175</text:p>
          </table:table-cell>
          <table:table-cell office:value-type="float" office:value="1.6E-178" calcext:value-type="float">
            <text:p>1.6E-178</text:p>
          </table:table-cell>
          <table:table-cell office:value-type="float" office:value="9.5E-175" calcext:value-type="float">
            <text:p>9.5E-175</text:p>
          </table:table-cell>
          <table:table-cell office:value-type="string" calcext:value-type="string">
            <text:p>hyaluronan synthase 2 [Electrophorus electricus]</text:p>
          </table:table-cell>
        </table:table-row>
        <table:table-row table:style-name="ro1">
          <table:table-cell office:value-type="string" calcext:value-type="string">
            <text:p>XP_0181237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75" calcext:value-type="float">
            <text:p>1.6E-175</text:p>
          </table:table-cell>
          <table:table-cell office:value-type="float" office:value="2.5E-178" calcext:value-type="float">
            <text:p>2.5E-178</text:p>
          </table:table-cell>
          <table:table-cell office:value-type="float" office:value="1.5E-174" calcext:value-type="float">
            <text:p>1.5E-174</text:p>
          </table:table-cell>
          <table:table-cell office:value-type="string" calcext:value-type="string">
            <text:p>hyaluronan synthase 2-like [Xenopus laevis]</text:p>
          </table:table-cell>
        </table:table-row>
        <table:table-row table:style-name="ro1">
          <table:table-cell office:value-type="string" calcext:value-type="string">
            <text:p>XP_0410463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75" calcext:value-type="float">
            <text:p>2E-175</text:p>
          </table:table-cell>
          <table:table-cell office:value-type="float" office:value="2.9E-178" calcext:value-type="float">
            <text:p>2.9E-178</text:p>
          </table:table-cell>
          <table:table-cell office:value-type="float" office:value="1.8E-174" calcext:value-type="float">
            <text:p>1.8E-174</text:p>
          </table:table-cell>
          <table:table-cell office:value-type="string" calcext:value-type="string">
            <text:p>hyaluronan synthase 2 [Carcharodon carcharias]</text:p>
          </table:table-cell>
        </table:table-row>
        <table:table-row table:style-name="ro1">
          <table:table-cell office:value-type="string" calcext:value-type="string">
            <text:p>XP_0410644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75" calcext:value-type="float">
            <text:p>2.1E-175</text:p>
          </table:table-cell>
          <table:table-cell office:value-type="float" office:value="3.4E-179" calcext:value-type="float">
            <text:p>3.4E-179</text:p>
          </table:table-cell>
          <table:table-cell office:value-type="float" office:value="2.1E-175" calcext:value-type="float">
            <text:p>2.1E-175</text:p>
          </table:table-cell>
          <table:table-cell office:value-type="string" calcext:value-type="string">
            <text:p>chitin synthase chs-2-like isoform X2 [Carcharodon carcharias]</text:p>
          </table:table-cell>
        </table:table-row>
        <table:table-row table:style-name="ro1">
          <table:table-cell office:value-type="string" calcext:value-type="string">
            <text:p>NP_0010838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75" calcext:value-type="float">
            <text:p>2.2E-175</text:p>
          </table:table-cell>
          <table:table-cell office:value-type="float" office:value="3.6E-178" calcext:value-type="float">
            <text:p>3.6E-178</text:p>
          </table:table-cell>
          <table:table-cell office:value-type="float" office:value="2.2E-174" calcext:value-type="float">
            <text:p>2.2E-174</text:p>
          </table:table-cell>
          <table:table-cell office:value-type="string" calcext:value-type="string">
            <text:p>hyaluronan synthase 2 [Xenopus laevis]</text:p>
          </table:table-cell>
        </table:table-row>
        <table:table-row table:style-name="ro1">
          <table:table-cell office:value-type="string" calcext:value-type="string">
            <text:p>XP_04106441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75" calcext:value-type="float">
            <text:p>2.9E-175</text:p>
          </table:table-cell>
          <table:table-cell office:value-type="float" office:value="4.8E-179" calcext:value-type="float">
            <text:p>4.8E-179</text:p>
          </table:table-cell>
          <table:table-cell office:value-type="float" office:value="2.9E-175" calcext:value-type="float">
            <text:p>2.9E-175</text:p>
          </table:table-cell>
          <table:table-cell office:value-type="string" calcext:value-type="string">
            <text:p>chitin synthase chs-2-like isoform X1 [Carcharodon carcharias]</text:p>
          </table:table-cell>
        </table:table-row>
        <table:table-row table:style-name="ro1">
          <table:table-cell office:value-type="string" calcext:value-type="string">
            <text:p>XP_0439228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75" calcext:value-type="float">
            <text:p>3.7E-175</text:p>
          </table:table-cell>
          <table:table-cell office:value-type="float" office:value="6.2E-178" calcext:value-type="float">
            <text:p>6.2E-178</text:p>
          </table:table-cell>
          <table:table-cell office:value-type="float" office:value="3.8E-174" calcext:value-type="float">
            <text:p>3.8E-174</text:p>
          </table:table-cell>
          <table:table-cell office:value-type="string" calcext:value-type="string">
            <text:p>hyaluronan synthase 2 [Protopterus annectens]</text:p>
          </table:table-cell>
        </table:table-row>
        <table:table-row table:style-name="ro1">
          <table:table-cell office:value-type="string" calcext:value-type="string">
            <text:p>XP_0399748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75" calcext:value-type="float">
            <text:p>3.8E-175</text:p>
          </table:table-cell>
          <table:table-cell office:value-type="float" office:value="5.1E-178" calcext:value-type="float">
            <text:p>5.1E-178</text:p>
          </table:table-cell>
          <table:table-cell office:value-type="float" office:value="3.1E-174" calcext:value-type="float">
            <text:p>3.1E-174</text:p>
          </table:table-cell>
          <table:table-cell office:value-type="string" calcext:value-type="string">
            <text:p>hyaluronan synthase 2 [Xiphias gladius]</text:p>
          </table:table-cell>
        </table:table-row>
        <table:table-row table:style-name="ro1">
          <table:table-cell office:value-type="string" calcext:value-type="string">
            <text:p>XP_0417988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75" calcext:value-type="float">
            <text:p>3.8E-175</text:p>
          </table:table-cell>
          <table:table-cell office:value-type="float" office:value="5.1E-178" calcext:value-type="float">
            <text:p>5.1E-178</text:p>
          </table:table-cell>
          <table:table-cell office:value-type="float" office:value="3.1E-174" calcext:value-type="float">
            <text:p>3.1E-174</text:p>
          </table:table-cell>
          <table:table-cell office:value-type="string" calcext:value-type="string">
            <text:p>hyaluronan synthase 2 [Chelmon rostratus]</text:p>
          </table:table-cell>
        </table:table-row>
        <table:table-row table:style-name="ro1">
          <table:table-cell office:value-type="string" calcext:value-type="string">
            <text:p>XP_0359859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75" calcext:value-type="float">
            <text:p>4E-175</text:p>
          </table:table-cell>
          <table:table-cell office:value-type="float" office:value="5.9E-178" calcext:value-type="float">
            <text:p>5.9E-178</text:p>
          </table:table-cell>
          <table:table-cell office:value-type="float" office:value="3.6E-174" calcext:value-type="float">
            <text:p>3.6E-174</text:p>
          </table:table-cell>
          <table:table-cell office:value-type="string" calcext:value-type="string">
            <text:p>hyaluronan synthase 2 [Fundulus heteroclitus]</text:p>
          </table:table-cell>
        </table:table-row>
        <table:table-row table:style-name="ro1">
          <table:table-cell office:value-type="string" calcext:value-type="string">
            <text:p>XP_0440645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175" calcext:value-type="float">
            <text:p>4.2E-175</text:p>
          </table:table-cell>
          <table:table-cell office:value-type="float" office:value="6.2E-178" calcext:value-type="float">
            <text:p>6.2E-178</text:p>
          </table:table-cell>
          <table:table-cell office:value-type="float" office:value="3.8E-174" calcext:value-type="float">
            <text:p>3.8E-174</text:p>
          </table:table-cell>
          <table:table-cell office:value-type="string" calcext:value-type="string">
            <text:p>hyaluronan synthase 2 [Siniperca chuatsi]</text:p>
          </table:table-cell>
        </table:table-row>
        <table:table-row table:style-name="ro1">
          <table:table-cell office:value-type="string" calcext:value-type="string">
            <text:p>XP_0343227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75" calcext:value-type="float">
            <text:p>4.6E-175</text:p>
          </table:table-cell>
          <table:table-cell office:value-type="float" office:value="7.6E-179" calcext:value-type="float">
            <text:p>7.6E-179</text:p>
          </table:table-cell>
          <table:table-cell office:value-type="float" office:value="4.6E-175" calcext:value-type="float">
            <text:p>4.6E-175</text:p>
          </table:table-cell>
          <table:table-cell office:value-type="string" calcext:value-type="string">
            <text:p>chitin synthase chs-2-like isoform X1 [Crassostrea gigas]</text:p>
          </table:table-cell>
        </table:table-row>
        <table:table-row table:style-name="ro1">
          <table:table-cell office:value-type="string" calcext:value-type="string">
            <text:p>XP_03432278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75" calcext:value-type="float">
            <text:p>4.6E-175</text:p>
          </table:table-cell>
          <table:table-cell office:value-type="float" office:value="7.6E-179" calcext:value-type="float">
            <text:p>7.6E-179</text:p>
          </table:table-cell>
          <table:table-cell office:value-type="float" office:value="4.6E-175" calcext:value-type="float">
            <text:p>4.6E-175</text:p>
          </table:table-cell>
          <table:table-cell office:value-type="string" calcext:value-type="string">
            <text:p>chitin synthase chs-2-like isoform X2 [Crassostrea gigas]</text:p>
          </table:table-cell>
        </table:table-row>
        <table:table-row table:style-name="ro1">
          <table:table-cell office:value-type="string" calcext:value-type="string">
            <text:p>XP_0034437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5E-175" calcext:value-type="float">
            <text:p>9.5E-175</text:p>
          </table:table-cell>
          <table:table-cell office:value-type="float" office:value="1.5E-177" calcext:value-type="float">
            <text:p>1.5E-177</text:p>
          </table:table-cell>
          <table:table-cell office:value-type="float" office:value="9E-174" calcext:value-type="float">
            <text:p>9E-174</text:p>
          </table:table-cell>
          <table:table-cell office:value-type="string" calcext:value-type="string">
            <text:p>hyaluronan synthase 2 [Oreochromis niloticus]</text:p>
          </table:table-cell>
        </table:table-row>
        <table:table-row table:style-name="ro1">
          <table:table-cell office:value-type="string" calcext:value-type="string">
            <text:p>XP_0316040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74" calcext:value-type="float">
            <text:p>1.1E-174</text:p>
          </table:table-cell>
          <table:table-cell office:value-type="float" office:value="1.8E-177" calcext:value-type="float">
            <text:p>1.8E-177</text:p>
          </table:table-cell>
          <table:table-cell office:value-type="float" office:value="1.1E-173" calcext:value-type="float">
            <text:p>1.1E-173</text:p>
          </table:table-cell>
          <table:table-cell office:value-type="string" calcext:value-type="string">
            <text:p>hyaluronan synthase 2 [Oreochromis aureus]</text:p>
          </table:table-cell>
        </table:table-row>
        <table:table-row table:style-name="ro1">
          <table:table-cell office:value-type="string" calcext:value-type="string">
            <text:p>XP_0107406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74" calcext:value-type="float">
            <text:p>1.5E-174</text:p>
          </table:table-cell>
          <table:table-cell office:value-type="float" office:value="2.3E-177" calcext:value-type="float">
            <text:p>2.3E-177</text:p>
          </table:table-cell>
          <table:table-cell office:value-type="float" office:value="1.4E-173" calcext:value-type="float">
            <text:p>1.4E-173</text:p>
          </table:table-cell>
          <table:table-cell office:value-type="string" calcext:value-type="string">
            <text:p>hyaluronan synthase 2 [Larimichthys crocea]</text:p>
          </table:table-cell>
        </table:table-row>
        <table:table-row table:style-name="ro1">
          <table:table-cell office:value-type="string" calcext:value-type="string">
            <text:p>XP_0306385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74" calcext:value-type="float">
            <text:p>1.8E-174</text:p>
          </table:table-cell>
          <table:table-cell office:value-type="float" office:value="2.3E-177" calcext:value-type="float">
            <text:p>2.3E-177</text:p>
          </table:table-cell>
          <table:table-cell office:value-type="float" office:value="1.4E-173" calcext:value-type="float">
            <text:p>1.4E-173</text:p>
          </table:table-cell>
          <table:table-cell office:value-type="string" calcext:value-type="string">
            <text:p>hyaluronan synthase 2 [Chanos chanos]</text:p>
          </table:table-cell>
        </table:table-row>
        <table:table-row table:style-name="ro1">
          <table:table-cell office:value-type="string" calcext:value-type="string">
            <text:p>XP_00832217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74" calcext:value-type="float">
            <text:p>1.9E-174</text:p>
          </table:table-cell>
          <table:table-cell office:value-type="float" office:value="2.6E-177" calcext:value-type="float">
            <text:p>2.6E-177</text:p>
          </table:table-cell>
          <table:table-cell office:value-type="float" office:value="1.6E-173" calcext:value-type="float">
            <text:p>1.6E-173</text:p>
          </table:table-cell>
          <table:table-cell office:value-type="string" calcext:value-type="string">
            <text:p>hyaluronan synthase 2 [Cynoglossus semilaevis]</text:p>
          </table:table-cell>
        </table:table-row>
        <table:table-row table:style-name="ro1">
          <table:table-cell office:value-type="string" calcext:value-type="string">
            <text:p>XP_0439737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74" calcext:value-type="float">
            <text:p>1.9E-174</text:p>
          </table:table-cell>
          <table:table-cell office:value-type="float" office:value="2.7E-177" calcext:value-type="float">
            <text:p>2.7E-177</text:p>
          </table:table-cell>
          <table:table-cell office:value-type="float" office:value="1.6E-173" calcext:value-type="float">
            <text:p>1.6E-173</text:p>
          </table:table-cell>
          <table:table-cell office:value-type="string" calcext:value-type="string">
            <text:p>hyaluronan synthase 2 [Gambusia affinis]</text:p>
          </table:table-cell>
        </table:table-row>
        <table:table-row table:style-name="ro1">
          <table:table-cell office:value-type="string" calcext:value-type="string">
            <text:p>XP_0418443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74" calcext:value-type="float">
            <text:p>2E-174</text:p>
          </table:table-cell>
          <table:table-cell office:value-type="float" office:value="3.1E-177" calcext:value-type="float">
            <text:p>3.1E-177</text:p>
          </table:table-cell>
          <table:table-cell office:value-type="float" office:value="1.9E-173" calcext:value-type="float">
            <text:p>1.9E-173</text:p>
          </table:table-cell>
          <table:table-cell office:value-type="string" calcext:value-type="string">
            <text:p>hyaluronan synthase 2 [Melanotaenia boesemani]</text:p>
          </table:table-cell>
        </table:table-row>
        <table:table-row table:style-name="ro1">
          <table:table-cell office:value-type="string" calcext:value-type="string">
            <text:p>XP_0422803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74" calcext:value-type="float">
            <text:p>2.5E-174</text:p>
          </table:table-cell>
          <table:table-cell office:value-type="float" office:value="3.5E-177" calcext:value-type="float">
            <text:p>3.5E-177</text:p>
          </table:table-cell>
          <table:table-cell office:value-type="float" office:value="2.2E-173" calcext:value-type="float">
            <text:p>2.2E-173</text:p>
          </table:table-cell>
          <table:table-cell office:value-type="string" calcext:value-type="string">
            <text:p>hyaluronan synthase 2 [Thunnus maccoyii]</text:p>
          </table:table-cell>
        </table:table-row>
        <table:table-row table:style-name="ro1">
          <table:table-cell office:value-type="string" calcext:value-type="string">
            <text:p>XP_0442163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74" calcext:value-type="float">
            <text:p>2.5E-174</text:p>
          </table:table-cell>
          <table:table-cell office:value-type="float" office:value="3.5E-177" calcext:value-type="float">
            <text:p>3.5E-177</text:p>
          </table:table-cell>
          <table:table-cell office:value-type="float" office:value="2.2E-173" calcext:value-type="float">
            <text:p>2.2E-173</text:p>
          </table:table-cell>
          <table:table-cell office:value-type="string" calcext:value-type="string">
            <text:p>hyaluronan synthase 2 [Thunnus albacares]</text:p>
          </table:table-cell>
        </table:table-row>
        <table:table-row table:style-name="ro1">
          <table:table-cell office:value-type="string" calcext:value-type="string">
            <text:p>XP_0328749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74" calcext:value-type="float">
            <text:p>3E-174</text:p>
          </table:table-cell>
          <table:table-cell office:value-type="float" office:value="4.1E-177" calcext:value-type="float">
            <text:p>4.1E-177</text:p>
          </table:table-cell>
          <table:table-cell office:value-type="float" office:value="2.5E-173" calcext:value-type="float">
            <text:p>2.5E-173</text:p>
          </table:table-cell>
          <table:table-cell office:value-type="string" calcext:value-type="string">
            <text:p>hyaluronan synthase 2 [Amblyraja radiata]</text:p>
          </table:table-cell>
        </table:table-row>
        <table:table-row table:style-name="ro1">
          <table:table-cell office:value-type="string" calcext:value-type="string">
            <text:p>XP_0408993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174" calcext:value-type="float">
            <text:p>3.3E-174</text:p>
          </table:table-cell>
          <table:table-cell office:value-type="float" office:value="4.9E-177" calcext:value-type="float">
            <text:p>4.9E-177</text:p>
          </table:table-cell>
          <table:table-cell office:value-type="float" office:value="3E-173" calcext:value-type="float">
            <text:p>3E-173</text:p>
          </table:table-cell>
          <table:table-cell office:value-type="string" calcext:value-type="string">
            <text:p>hyaluronan synthase 2 [Toxotes jaculatrix]</text:p>
          </table:table-cell>
        </table:table-row>
        <table:table-row table:style-name="ro1">
          <table:table-cell office:value-type="string" calcext:value-type="string">
            <text:p>XP_0084302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74" calcext:value-type="float">
            <text:p>3.5E-174</text:p>
          </table:table-cell>
          <table:table-cell office:value-type="float" office:value="4.8E-177" calcext:value-type="float">
            <text:p>4.8E-177</text:p>
          </table:table-cell>
          <table:table-cell office:value-type="float" office:value="2.9E-173" calcext:value-type="float">
            <text:p>2.9E-173</text:p>
          </table:table-cell>
          <table:table-cell office:value-type="string" calcext:value-type="string">
            <text:p>PREDICTED: hyaluronan synthase 2 [Poecilia reticulata]</text:p>
          </table:table-cell>
        </table:table-row>
        <table:table-row table:style-name="ro1">
          <table:table-cell office:value-type="string" calcext:value-type="string">
            <text:p>XP_0416497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74" calcext:value-type="float">
            <text:p>3.6E-174</text:p>
          </table:table-cell>
          <table:table-cell office:value-type="float" office:value="4.9E-177" calcext:value-type="float">
            <text:p>4.9E-177</text:p>
          </table:table-cell>
          <table:table-cell office:value-type="float" office:value="3E-173" calcext:value-type="float">
            <text:p>3E-173</text:p>
          </table:table-cell>
          <table:table-cell office:value-type="string" calcext:value-type="string">
            <text:p>hyaluronan synthase 2 [Cheilinus undulatus]</text:p>
          </table:table-cell>
        </table:table-row>
        <table:table-row table:style-name="ro1">
          <table:table-cell office:value-type="string" calcext:value-type="string">
            <text:p>XP_0299587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74" calcext:value-type="float">
            <text:p>3.7E-174</text:p>
          </table:table-cell>
          <table:table-cell office:value-type="float" office:value="5E-177" calcext:value-type="float">
            <text:p>5E-177</text:p>
          </table:table-cell>
          <table:table-cell office:value-type="float" office:value="3.1E-173" calcext:value-type="float">
            <text:p>3.1E-173</text:p>
          </table:table-cell>
          <table:table-cell office:value-type="string" calcext:value-type="string">
            <text:p>hyaluronan synthase 2 [Salarias fasciatus]</text:p>
          </table:table-cell>
        </table:table-row>
        <table:table-row table:style-name="ro1">
          <table:table-cell office:value-type="string" calcext:value-type="string">
            <text:p>XP_0306060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74" calcext:value-type="float">
            <text:p>3.8E-174</text:p>
          </table:table-cell>
          <table:table-cell office:value-type="float" office:value="5.5E-177" calcext:value-type="float">
            <text:p>5.5E-177</text:p>
          </table:table-cell>
          <table:table-cell office:value-type="float" office:value="3.4E-173" calcext:value-type="float">
            <text:p>3.4E-173</text:p>
          </table:table-cell>
          <table:table-cell office:value-type="string" calcext:value-type="string">
            <text:p>hyaluronan synthase 2 isoform X1 [Archocentrus centrarchus]</text:p>
          </table:table-cell>
        </table:table-row>
        <table:table-row table:style-name="ro1">
          <table:table-cell office:value-type="string" calcext:value-type="string">
            <text:p>XP_03692876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8E-174" calcext:value-type="float">
            <text:p>4.8E-174</text:p>
          </table:table-cell>
          <table:table-cell office:value-type="float" office:value="6.2E-177" calcext:value-type="float">
            <text:p>6.2E-177</text:p>
          </table:table-cell>
          <table:table-cell office:value-type="float" office:value="3.8E-173" calcext:value-type="float">
            <text:p>3.8E-173</text:p>
          </table:table-cell>
          <table:table-cell office:value-type="string" calcext:value-type="string">
            <text:p>hyaluronan synthase 2 [Acanthopagrus latus]</text:p>
          </table:table-cell>
        </table:table-row>
        <table:table-row table:style-name="ro1">
          <table:table-cell office:value-type="string" calcext:value-type="string">
            <text:p>XP_0419436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74" calcext:value-type="float">
            <text:p>5.3E-174</text:p>
          </table:table-cell>
          <table:table-cell office:value-type="float" office:value="8.8E-177" calcext:value-type="float">
            <text:p>8.8E-177</text:p>
          </table:table-cell>
          <table:table-cell office:value-type="float" office:value="5.4E-173" calcext:value-type="float">
            <text:p>5.4E-173</text:p>
          </table:table-cell>
          <table:table-cell office:value-type="string" calcext:value-type="string">
            <text:p>hyaluronan synthase 2 isoform X1 [Alosa sapidissima]</text:p>
          </table:table-cell>
        </table:table-row>
        <table:table-row table:style-name="ro1">
          <table:table-cell office:value-type="string" calcext:value-type="string">
            <text:p>XP_00456686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74" calcext:value-type="float">
            <text:p>6.3E-174</text:p>
          </table:table-cell>
          <table:table-cell office:value-type="float" office:value="9.1E-177" calcext:value-type="float">
            <text:p>9.1E-177</text:p>
          </table:table-cell>
          <table:table-cell office:value-type="float" office:value="5.5E-173" calcext:value-type="float">
            <text:p>5.5E-173</text:p>
          </table:table-cell>
          <table:table-cell office:value-type="string" calcext:value-type="string">
            <text:p>hyaluronan synthase 2 [Maylandia zebra]</text:p>
          </table:table-cell>
        </table:table-row>
        <table:table-row table:style-name="ro1">
          <table:table-cell office:value-type="string" calcext:value-type="string">
            <text:p>XP_0300131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174" calcext:value-type="float">
            <text:p>7E-174</text:p>
          </table:table-cell>
          <table:table-cell office:value-type="float" office:value="1E-176" calcext:value-type="float">
            <text:p>1E-176</text:p>
          </table:table-cell>
          <table:table-cell office:value-type="float" office:value="6.3E-173" calcext:value-type="float">
            <text:p>6.3E-173</text:p>
          </table:table-cell>
          <table:table-cell office:value-type="string" calcext:value-type="string">
            <text:p>hyaluronan synthase 2 [Sphaeramia orbicularis]</text:p>
          </table:table-cell>
        </table:table-row>
        <table:table-row table:style-name="ro1">
          <table:table-cell office:value-type="string" calcext:value-type="string">
            <text:p>XP_0334958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7E-174" calcext:value-type="float">
            <text:p>7.7E-174</text:p>
          </table:table-cell>
          <table:table-cell office:value-type="float" office:value="1.1E-176" calcext:value-type="float">
            <text:p>1.1E-176</text:p>
          </table:table-cell>
          <table:table-cell office:value-type="float" office:value="6.8E-173" calcext:value-type="float">
            <text:p>6.8E-173</text:p>
          </table:table-cell>
          <table:table-cell office:value-type="string" calcext:value-type="string">
            <text:p>hyaluronan synthase 2 [Epinephelus lanceolatus]</text:p>
          </table:table-cell>
        </table:table-row>
        <table:table-row table:style-name="ro1">
          <table:table-cell office:value-type="string" calcext:value-type="string">
            <text:p>XP_010878735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7E-174" calcext:value-type="float">
            <text:p>8.7E-174</text:p>
          </table:table-cell>
          <table:table-cell office:value-type="float" office:value="1.5E-176" calcext:value-type="float">
            <text:p>1.5E-176</text:p>
          </table:table-cell>
          <table:table-cell office:value-type="float" office:value="9.3E-173" calcext:value-type="float">
            <text:p>9.3E-173</text:p>
          </table:table-cell>
          <table:table-cell office:value-type="string" calcext:value-type="string">
            <text:p>hyaluronan synthase 2 [Esox lucius]</text:p>
          </table:table-cell>
        </table:table-row>
        <table:table-row table:style-name="ro1">
          <table:table-cell office:value-type="string" calcext:value-type="string">
            <text:p>XP_0057990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74" calcext:value-type="float">
            <text:p>9.4E-174</text:p>
          </table:table-cell>
          <table:table-cell office:value-type="float" office:value="1.3E-176" calcext:value-type="float">
            <text:p>1.3E-176</text:p>
          </table:table-cell>
          <table:table-cell office:value-type="float" office:value="7.9E-173" calcext:value-type="float">
            <text:p>7.9E-173</text:p>
          </table:table-cell>
          <table:table-cell office:value-type="string" calcext:value-type="string">
            <text:p>hyaluronan synthase 2 [Xiphophorus maculatus]</text:p>
          </table:table-cell>
        </table:table-row>
        <table:table-row table:style-name="ro1">
          <table:table-cell office:value-type="string" calcext:value-type="string">
            <text:p>XP_0328809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73" calcext:value-type="float">
            <text:p>1E-173</text:p>
          </table:table-cell>
          <table:table-cell office:value-type="float" office:value="1.7E-177" calcext:value-type="float">
            <text:p>1.7E-177</text:p>
          </table:table-cell>
          <table:table-cell office:value-type="float" office:value="1E-173" calcext:value-type="float">
            <text:p>1E-173</text:p>
          </table:table-cell>
          <table:table-cell office:value-type="string" calcext:value-type="string">
            <text:p>chitin synthase chs-2-like [Amblyraja radiata]</text:p>
          </table:table-cell>
        </table:table-row>
        <table:table-row table:style-name="ro1">
          <table:table-cell office:value-type="string" calcext:value-type="string">
            <text:p>XP_0140396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73" calcext:value-type="float">
            <text:p>1.2E-173</text:p>
          </table:table-cell>
          <table:table-cell office:value-type="float" office:value="2.2E-176" calcext:value-type="float">
            <text:p>2.2E-176</text:p>
          </table:table-cell>
          <table:table-cell office:value-type="float" office:value="1.4E-172" calcext:value-type="float">
            <text:p>1.4E-172</text:p>
          </table:table-cell>
          <table:table-cell office:value-type="string" calcext:value-type="string">
            <text:p>PREDICTED: hyaluronan synthase 2-like [Salmo salar]</text:p>
          </table:table-cell>
        </table:table-row>
        <table:table-row table:style-name="ro1">
          <table:table-cell office:value-type="string" calcext:value-type="string">
            <text:p>XP_0040866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73" calcext:value-type="float">
            <text:p>1.3E-173</text:p>
          </table:table-cell>
          <table:table-cell office:value-type="float" office:value="1.8E-176" calcext:value-type="float">
            <text:p>1.8E-176</text:p>
          </table:table-cell>
          <table:table-cell office:value-type="float" office:value="1.1E-172" calcext:value-type="float">
            <text:p>1.1E-172</text:p>
          </table:table-cell>
          <table:table-cell office:value-type="string" calcext:value-type="string">
            <text:p>hyaluronan synthase 2 [Oryzias latipes]</text:p>
          </table:table-cell>
        </table:table-row>
        <table:table-row table:style-name="ro1">
          <table:table-cell office:value-type="string" calcext:value-type="string">
            <text:p>XP_0438892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73" calcext:value-type="float">
            <text:p>1.4E-173</text:p>
          </table:table-cell>
          <table:table-cell office:value-type="float" office:value="2.2E-176" calcext:value-type="float">
            <text:p>2.2E-176</text:p>
          </table:table-cell>
          <table:table-cell office:value-type="float" office:value="1.3E-172" calcext:value-type="float">
            <text:p>1.3E-172</text:p>
          </table:table-cell>
          <table:table-cell office:value-type="string" calcext:value-type="string">
            <text:p>hyaluronan synthase 2 [Solea senegalensis]</text:p>
          </table:table-cell>
        </table:table-row>
        <table:table-row table:style-name="ro1">
          <table:table-cell office:value-type="string" calcext:value-type="string">
            <text:p>XP_0278719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73" calcext:value-type="float">
            <text:p>2.3E-173</text:p>
          </table:table-cell>
          <table:table-cell office:value-type="float" office:value="3.1E-176" calcext:value-type="float">
            <text:p>3.1E-176</text:p>
          </table:table-cell>
          <table:table-cell office:value-type="float" office:value="1.9E-172" calcext:value-type="float">
            <text:p>1.9E-172</text:p>
          </table:table-cell>
          <table:table-cell office:value-type="string" calcext:value-type="string">
            <text:p>hyaluronan synthase 2 [Xiphophorus couchianus]</text:p>
          </table:table-cell>
        </table:table-row>
        <table:table-row table:style-name="ro1">
          <table:table-cell office:value-type="string" calcext:value-type="string">
            <text:p>XP_0241192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73" calcext:value-type="float">
            <text:p>2.4E-173</text:p>
          </table:table-cell>
          <table:table-cell office:value-type="float" office:value="3.6E-176" calcext:value-type="float">
            <text:p>3.6E-176</text:p>
          </table:table-cell>
          <table:table-cell office:value-type="float" office:value="2.2E-172" calcext:value-type="float">
            <text:p>2.2E-172</text:p>
          </table:table-cell>
          <table:table-cell office:value-type="string" calcext:value-type="string">
            <text:p>hyaluronan synthase 2 [Oryzias melastigma]</text:p>
          </table:table-cell>
        </table:table-row>
        <table:table-row table:style-name="ro1">
          <table:table-cell office:value-type="string" calcext:value-type="string">
            <text:p>XP_0158049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73" calcext:value-type="float">
            <text:p>2.5E-173</text:p>
          </table:table-cell>
          <table:table-cell office:value-type="float" office:value="4E-176" calcext:value-type="float">
            <text:p>4E-176</text:p>
          </table:table-cell>
          <table:table-cell office:value-type="float" office:value="2.4E-172" calcext:value-type="float">
            <text:p>2.4E-172</text:p>
          </table:table-cell>
          <table:table-cell office:value-type="string" calcext:value-type="string">
            <text:p>PREDICTED: hyaluronan synthase 2 [Nothobranchius furzeri]</text:p>
          </table:table-cell>
        </table:table-row>
        <table:table-row table:style-name="ro1">
          <table:table-cell office:value-type="string" calcext:value-type="string">
            <text:p>XP_0126819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73" calcext:value-type="float">
            <text:p>2.7E-173</text:p>
          </table:table-cell>
          <table:table-cell office:value-type="float" office:value="4.6E-176" calcext:value-type="float">
            <text:p>4.6E-176</text:p>
          </table:table-cell>
          <table:table-cell office:value-type="float" office:value="2.8E-172" calcext:value-type="float">
            <text:p>2.8E-172</text:p>
          </table:table-cell>
          <table:table-cell office:value-type="string" calcext:value-type="string">
            <text:p>hyaluronan synthase 2 [Clupea harengus]</text:p>
          </table:table-cell>
        </table:table-row>
        <table:table-row table:style-name="ro1">
          <table:table-cell office:value-type="string" calcext:value-type="string">
            <text:p>XP_0423460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173" calcext:value-type="float">
            <text:p>3.2E-173</text:p>
          </table:table-cell>
          <table:table-cell office:value-type="float" office:value="5.3E-176" calcext:value-type="float">
            <text:p>5.3E-176</text:p>
          </table:table-cell>
          <table:table-cell office:value-type="float" office:value="3.3E-172" calcext:value-type="float">
            <text:p>3.3E-172</text:p>
          </table:table-cell>
          <table:table-cell office:value-type="string" calcext:value-type="string">
            <text:p>hyaluronan synthase 2 [Plectropomus leopardus]</text:p>
          </table:table-cell>
        </table:table-row>
        <table:table-row table:style-name="ro1">
          <table:table-cell office:value-type="string" calcext:value-type="string">
            <text:p>XP_0324154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173" calcext:value-type="float">
            <text:p>3.3E-173</text:p>
          </table:table-cell>
          <table:table-cell office:value-type="float" office:value="4.5E-176" calcext:value-type="float">
            <text:p>4.5E-176</text:p>
          </table:table-cell>
          <table:table-cell office:value-type="float" office:value="2.8E-172" calcext:value-type="float">
            <text:p>2.8E-172</text:p>
          </table:table-cell>
          <table:table-cell office:value-type="string" calcext:value-type="string">
            <text:p>hyaluronan synthase 2 [Xiphophorus hellerii]</text:p>
          </table:table-cell>
        </table:table-row>
        <table:table-row table:style-name="ro1">
          <table:table-cell office:value-type="string" calcext:value-type="string">
            <text:p>XP_0340312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173" calcext:value-type="float">
            <text:p>3.3E-173</text:p>
          </table:table-cell>
          <table:table-cell office:value-type="float" office:value="5.4E-176" calcext:value-type="float">
            <text:p>5.4E-176</text:p>
          </table:table-cell>
          <table:table-cell office:value-type="float" office:value="3.3E-172" calcext:value-type="float">
            <text:p>3.3E-172</text:p>
          </table:table-cell>
          <table:table-cell office:value-type="string" calcext:value-type="string">
            <text:p>LOW QUALITY PROTEIN: hyaluronan synthase 2-like [Thalassophryne amazonica]</text:p>
          </table:table-cell>
        </table:table-row>
        <table:table-row table:style-name="ro1">
          <table:table-cell office:value-type="string" calcext:value-type="string">
            <text:p>XP_0417081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173" calcext:value-type="float">
            <text:p>3.9E-173</text:p>
          </table:table-cell>
          <table:table-cell office:value-type="float" office:value="7.1E-176" calcext:value-type="float">
            <text:p>7.1E-176</text:p>
          </table:table-cell>
          <table:table-cell office:value-type="float" office:value="4.3E-172" calcext:value-type="float">
            <text:p>4.3E-172</text:p>
          </table:table-cell>
          <table:table-cell office:value-type="string" calcext:value-type="string">
            <text:p>hyaluronan synthase 2-like [Coregonus clupeaformis]</text:p>
          </table:table-cell>
        </table:table-row>
        <table:table-row table:style-name="ro1">
          <table:table-cell office:value-type="string" calcext:value-type="string">
            <text:p>XP_0344678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173" calcext:value-type="float">
            <text:p>4.7E-173</text:p>
          </table:table-cell>
          <table:table-cell office:value-type="float" office:value="8E-176" calcext:value-type="float">
            <text:p>8E-176</text:p>
          </table:table-cell>
          <table:table-cell office:value-type="float" office:value="4.9E-172" calcext:value-type="float">
            <text:p>4.9E-172</text:p>
          </table:table-cell>
          <table:table-cell office:value-type="string" calcext:value-type="string">
            <text:p>hyaluronan synthase 2 [Hippoglossus hippoglossus]</text:p>
          </table:table-cell>
        </table:table-row>
        <table:table-row table:style-name="ro1">
          <table:table-cell office:value-type="string" calcext:value-type="string">
            <text:p>XP_0350205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173" calcext:value-type="float">
            <text:p>4.7E-173</text:p>
          </table:table-cell>
          <table:table-cell office:value-type="float" office:value="8E-176" calcext:value-type="float">
            <text:p>8E-176</text:p>
          </table:table-cell>
          <table:table-cell office:value-type="float" office:value="4.9E-172" calcext:value-type="float">
            <text:p>4.9E-172</text:p>
          </table:table-cell>
          <table:table-cell office:value-type="string" calcext:value-type="string">
            <text:p>hyaluronan synthase 2 [Hippoglossus stenolepis]</text:p>
          </table:table-cell>
        </table:table-row>
        <table:table-row table:style-name="ro1">
          <table:table-cell office:value-type="string" calcext:value-type="string">
            <text:p>XP_0395947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73" calcext:value-type="float">
            <text:p>4.9E-173</text:p>
          </table:table-cell>
          <table:table-cell office:value-type="float" office:value="8.1E-177" calcext:value-type="float">
            <text:p>8.1E-177</text:p>
          </table:table-cell>
          <table:table-cell office:value-type="float" office:value="4.9E-173" calcext:value-type="float">
            <text:p>4.9E-173</text:p>
          </table:table-cell>
          <table:table-cell office:value-type="string" calcext:value-type="string">
            <text:p>chitin synthase chs-2-like isoform X2 [Polypterus senegalus]</text:p>
          </table:table-cell>
        </table:table-row>
        <table:table-row table:style-name="ro1">
          <table:table-cell office:value-type="string" calcext:value-type="string">
            <text:p>XP_0388439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73" calcext:value-type="float">
            <text:p>6.3E-173</text:p>
          </table:table-cell>
          <table:table-cell office:value-type="float" office:value="1.2E-175" calcext:value-type="float">
            <text:p>1.2E-175</text:p>
          </table:table-cell>
          <table:table-cell office:value-type="float" office:value="7.3E-172" calcext:value-type="float">
            <text:p>7.3E-172</text:p>
          </table:table-cell>
          <table:table-cell office:value-type="string" calcext:value-type="string">
            <text:p>hyaluronan synthase 2-like [Salvelinus namaycush]</text:p>
          </table:table-cell>
        </table:table-row>
        <table:table-row table:style-name="ro1">
          <table:table-cell office:value-type="string" calcext:value-type="string">
            <text:p>XP_0388492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73" calcext:value-type="float">
            <text:p>6.3E-173</text:p>
          </table:table-cell>
          <table:table-cell office:value-type="float" office:value="1.2E-175" calcext:value-type="float">
            <text:p>1.2E-175</text:p>
          </table:table-cell>
          <table:table-cell office:value-type="float" office:value="7.3E-172" calcext:value-type="float">
            <text:p>7.3E-172</text:p>
          </table:table-cell>
          <table:table-cell office:value-type="string" calcext:value-type="string">
            <text:p>hyaluronan synthase 2 [Salvelinus namaycush]</text:p>
          </table:table-cell>
        </table:table-row>
        <table:table-row table:style-name="ro1">
          <table:table-cell office:value-type="string" calcext:value-type="string">
            <text:p>XP_0343849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1E-173" calcext:value-type="float">
            <text:p>8.1E-173</text:p>
          </table:table-cell>
          <table:table-cell office:value-type="float" office:value="1.2E-175" calcext:value-type="float">
            <text:p>1.2E-175</text:p>
          </table:table-cell>
          <table:table-cell office:value-type="float" office:value="7.5E-172" calcext:value-type="float">
            <text:p>7.5E-172</text:p>
          </table:table-cell>
          <table:table-cell office:value-type="string" calcext:value-type="string">
            <text:p>hyaluronan synthase 2 [Cyclopterus lumpus]</text:p>
          </table:table-cell>
        </table:table-row>
        <table:table-row table:style-name="ro1">
          <table:table-cell office:value-type="string" calcext:value-type="string">
            <text:p>XP_0367915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8E-173" calcext:value-type="float">
            <text:p>8.8E-173</text:p>
          </table:table-cell>
          <table:table-cell office:value-type="float" office:value="1.7E-175" calcext:value-type="float">
            <text:p>1.7E-175</text:p>
          </table:table-cell>
          <table:table-cell office:value-type="float" office:value="1E-171" calcext:value-type="float">
            <text:p>1E-171</text:p>
          </table:table-cell>
          <table:table-cell office:value-type="string" calcext:value-type="string">
            <text:p>hyaluronan synthase 2 [Oncorhynchus mykiss]</text:p>
          </table:table-cell>
        </table:table-row>
        <table:table-row table:style-name="ro1">
          <table:table-cell office:value-type="string" calcext:value-type="string">
            <text:p>XP_03022721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6E-173" calcext:value-type="float">
            <text:p>9.6E-173</text:p>
          </table:table-cell>
          <table:table-cell office:value-type="float" office:value="2.1E-175" calcext:value-type="float">
            <text:p>2.1E-175</text:p>
          </table:table-cell>
          <table:table-cell office:value-type="float" office:value="1.3E-171" calcext:value-type="float">
            <text:p>1.3E-171</text:p>
          </table:table-cell>
          <table:table-cell office:value-type="string" calcext:value-type="string">
            <text:p>hyaluronan synthase 2 [Gadus morhua]</text:p>
          </table:table-cell>
        </table:table-row>
        <table:table-row table:style-name="ro1">
          <table:table-cell office:value-type="string" calcext:value-type="string">
            <text:p>XP_0311342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72" calcext:value-type="float">
            <text:p>1.1E-172</text:p>
          </table:table-cell>
          <table:table-cell office:value-type="float" office:value="2.7E-175" calcext:value-type="float">
            <text:p>2.7E-175</text:p>
          </table:table-cell>
          <table:table-cell office:value-type="float" office:value="1.7E-171" calcext:value-type="float">
            <text:p>1.7E-171</text:p>
          </table:table-cell>
          <table:table-cell office:value-type="string" calcext:value-type="string">
            <text:p>hyaluronan synthase 2 [Sander lucioperca]</text:p>
          </table:table-cell>
        </table:table-row>
        <table:table-row table:style-name="ro1">
          <table:table-cell office:value-type="string" calcext:value-type="string">
            <text:p>XP_0400223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72" calcext:value-type="float">
            <text:p>1.1E-172</text:p>
          </table:table-cell>
          <table:table-cell office:value-type="float" office:value="1.8E-175" calcext:value-type="float">
            <text:p>1.8E-175</text:p>
          </table:table-cell>
          <table:table-cell office:value-type="float" office:value="1.1E-171" calcext:value-type="float">
            <text:p>1.1E-171</text:p>
          </table:table-cell>
          <table:table-cell office:value-type="string" calcext:value-type="string">
            <text:p>hyaluronan synthase 2 [Gasterosteus aculeatus aculeatus]</text:p>
          </table:table-cell>
        </table:table-row>
        <table:table-row table:style-name="ro1">
          <table:table-cell office:value-type="string" calcext:value-type="string">
            <text:p>XP_0284373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72" calcext:value-type="float">
            <text:p>1.4E-172</text:p>
          </table:table-cell>
          <table:table-cell office:value-type="float" office:value="3.3E-175" calcext:value-type="float">
            <text:p>3.3E-175</text:p>
          </table:table-cell>
          <table:table-cell office:value-type="float" office:value="2E-171" calcext:value-type="float">
            <text:p>2E-171</text:p>
          </table:table-cell>
          <table:table-cell office:value-type="string" calcext:value-type="string">
            <text:p>hyaluronan synthase 2 [Perca flavescens]</text:p>
          </table:table-cell>
        </table:table-row>
        <table:table-row table:style-name="ro1">
          <table:table-cell office:value-type="string" calcext:value-type="string">
            <text:p>XP_0396606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72" calcext:value-type="float">
            <text:p>1.4E-172</text:p>
          </table:table-cell>
          <table:table-cell office:value-type="float" office:value="3.3E-175" calcext:value-type="float">
            <text:p>3.3E-175</text:p>
          </table:table-cell>
          <table:table-cell office:value-type="float" office:value="2E-171" calcext:value-type="float">
            <text:p>2E-171</text:p>
          </table:table-cell>
          <table:table-cell office:value-type="string" calcext:value-type="string">
            <text:p>hyaluronan synthase 2 [Perca fluviatilis]</text:p>
          </table:table-cell>
        </table:table-row>
        <table:table-row table:style-name="ro1">
          <table:table-cell office:value-type="string" calcext:value-type="string">
            <text:p>XP_0267953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72" calcext:value-type="float">
            <text:p>1.8E-172</text:p>
          </table:table-cell>
          <table:table-cell office:value-type="float" office:value="3.5E-175" calcext:value-type="float">
            <text:p>3.5E-175</text:p>
          </table:table-cell>
          <table:table-cell office:value-type="float" office:value="2.1E-171" calcext:value-type="float">
            <text:p>2.1E-171</text:p>
          </table:table-cell>
          <table:table-cell office:value-type="string" calcext:value-type="string">
            <text:p>hyaluronan synthase 2 [Pangasianodon hypophthalmus]</text:p>
          </table:table-cell>
        </table:table-row>
        <table:table-row table:style-name="ro1">
          <table:table-cell office:value-type="string" calcext:value-type="string">
            <text:p>XP_0338370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72" calcext:value-type="float">
            <text:p>2E-172</text:p>
          </table:table-cell>
          <table:table-cell office:value-type="float" office:value="2.8E-175" calcext:value-type="float">
            <text:p>2.8E-175</text:p>
          </table:table-cell>
          <table:table-cell office:value-type="float" office:value="1.7E-171" calcext:value-type="float">
            <text:p>1.7E-171</text:p>
          </table:table-cell>
          <table:table-cell office:value-type="string" calcext:value-type="string">
            <text:p>hyaluronan synthase 2 [Periophthalmus magnuspinnatus]</text:p>
          </table:table-cell>
        </table:table-row>
        <table:table-row table:style-name="ro1">
          <table:table-cell office:value-type="string" calcext:value-type="string">
            <text:p>XP_0242446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72" calcext:value-type="float">
            <text:p>2.4E-172</text:p>
          </table:table-cell>
          <table:table-cell office:value-type="float" office:value="4.6E-175" calcext:value-type="float">
            <text:p>4.6E-175</text:p>
          </table:table-cell>
          <table:table-cell office:value-type="float" office:value="2.8E-171" calcext:value-type="float">
            <text:p>2.8E-171</text:p>
          </table:table-cell>
          <table:table-cell office:value-type="string" calcext:value-type="string">
            <text:p>hyaluronan synthase 2 [Oncorhynchus tshawytscha]</text:p>
          </table:table-cell>
        </table:table-row>
        <table:table-row table:style-name="ro1">
          <table:table-cell office:value-type="string" calcext:value-type="string">
            <text:p>XP_0316680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172" calcext:value-type="float">
            <text:p>5.4E-172</text:p>
          </table:table-cell>
          <table:table-cell office:value-type="float" office:value="1E-174" calcext:value-type="float">
            <text:p>1E-174</text:p>
          </table:table-cell>
          <table:table-cell office:value-type="float" office:value="6.3E-171" calcext:value-type="float">
            <text:p>6.3E-171</text:p>
          </table:table-cell>
          <table:table-cell office:value-type="string" calcext:value-type="string">
            <text:p>hyaluronan synthase 2-like [Oncorhynchus kisutch]</text:p>
          </table:table-cell>
        </table:table-row>
        <table:table-row table:style-name="ro1">
          <table:table-cell office:value-type="string" calcext:value-type="string">
            <text:p>XP_0354777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5E-172" calcext:value-type="float">
            <text:p>7.5E-172</text:p>
          </table:table-cell>
          <table:table-cell office:value-type="float" office:value="1.2E-174" calcext:value-type="float">
            <text:p>1.2E-174</text:p>
          </table:table-cell>
          <table:table-cell office:value-type="float" office:value="7.3E-171" calcext:value-type="float">
            <text:p>7.3E-171</text:p>
          </table:table-cell>
          <table:table-cell office:value-type="string" calcext:value-type="string">
            <text:p>hyaluronan synthase 2 [Scophthalmus maximus]</text:p>
          </table:table-cell>
        </table:table-row>
        <table:table-row table:style-name="ro1">
          <table:table-cell office:value-type="string" calcext:value-type="string">
            <text:p>XP_0353813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71" calcext:value-type="float">
            <text:p>1E-171</text:p>
          </table:table-cell>
          <table:table-cell office:value-type="float" office:value="5.2E-175" calcext:value-type="float">
            <text:p>5.2E-175</text:p>
          </table:table-cell>
          <table:table-cell office:value-type="float" office:value="3.2E-171" calcext:value-type="float">
            <text:p>3.2E-171</text:p>
          </table:table-cell>
          <table:table-cell office:value-type="string" calcext:value-type="string">
            <text:p>LOW QUALITY PROTEIN: chitin synthase chs-1 [Electrophorus electricus]</text:p>
          </table:table-cell>
        </table:table-row>
        <table:table-row table:style-name="ro1">
          <table:table-cell office:value-type="string" calcext:value-type="string">
            <text:p>XP_01726537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71" calcext:value-type="float">
            <text:p>1.1E-171</text:p>
          </table:table-cell>
          <table:table-cell office:value-type="float" office:value="1.5E-174" calcext:value-type="float">
            <text:p>1.5E-174</text:p>
          </table:table-cell>
          <table:table-cell office:value-type="float" office:value="8.9E-171" calcext:value-type="float">
            <text:p>8.9E-171</text:p>
          </table:table-cell>
          <table:table-cell office:value-type="string" calcext:value-type="string">
            <text:p>hyaluronan synthase 2 [Kryptolebias marmoratus]</text:p>
          </table:table-cell>
        </table:table-row>
        <table:table-row table:style-name="ro1">
          <table:table-cell office:value-type="string" calcext:value-type="string">
            <text:p>XP_0395947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71" calcext:value-type="float">
            <text:p>1.2E-171</text:p>
          </table:table-cell>
          <table:table-cell office:value-type="float" office:value="1.9E-175" calcext:value-type="float">
            <text:p>1.9E-175</text:p>
          </table:table-cell>
          <table:table-cell office:value-type="float" office:value="1.2E-171" calcext:value-type="float">
            <text:p>1.2E-171</text:p>
          </table:table-cell>
          <table:table-cell office:value-type="string" calcext:value-type="string">
            <text:p>chitin synthase-like isoform X4 [Polypterus senegalus]</text:p>
          </table:table-cell>
        </table:table-row>
        <table:table-row table:style-name="ro1">
          <table:table-cell office:value-type="string" calcext:value-type="string">
            <text:p>XP_0395947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71" calcext:value-type="float">
            <text:p>2.5E-171</text:p>
          </table:table-cell>
          <table:table-cell office:value-type="float" office:value="4.2E-175" calcext:value-type="float">
            <text:p>4.2E-175</text:p>
          </table:table-cell>
          <table:table-cell office:value-type="float" office:value="2.5E-171" calcext:value-type="float">
            <text:p>2.5E-171</text:p>
          </table:table-cell>
          <table:table-cell office:value-type="string" calcext:value-type="string">
            <text:p>chitin synthase chs-2-like isoform X1 [Polypterus senegalus]</text:p>
          </table:table-cell>
        </table:table-row>
        <table:table-row table:style-name="ro1">
          <table:table-cell office:value-type="string" calcext:value-type="string">
            <text:p>XP_03237541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71" calcext:value-type="float">
            <text:p>3.5E-171</text:p>
          </table:table-cell>
          <table:table-cell office:value-type="float" office:value="9.5E-174" calcext:value-type="float">
            <text:p>9.5E-174</text:p>
          </table:table-cell>
          <table:table-cell office:value-type="float" office:value="5.8E-170" calcext:value-type="float">
            <text:p>5.8E-170</text:p>
          </table:table-cell>
          <table:table-cell office:value-type="string" calcext:value-type="string">
            <text:p>hyaluronan synthase 2 [Etheostoma spectabile]</text:p>
          </table:table-cell>
        </table:table-row>
        <table:table-row table:style-name="ro1">
          <table:table-cell office:value-type="string" calcext:value-type="string">
            <text:p>XP_0347308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71" calcext:value-type="float">
            <text:p>3.5E-171</text:p>
          </table:table-cell>
          <table:table-cell office:value-type="float" office:value="9.5E-174" calcext:value-type="float">
            <text:p>9.5E-174</text:p>
          </table:table-cell>
          <table:table-cell office:value-type="float" office:value="5.8E-170" calcext:value-type="float">
            <text:p>5.8E-170</text:p>
          </table:table-cell>
          <table:table-cell office:value-type="string" calcext:value-type="string">
            <text:p>hyaluronan synthase 2 [Etheostoma cragini]</text:p>
          </table:table-cell>
        </table:table-row>
        <table:table-row table:style-name="ro1">
          <table:table-cell office:value-type="string" calcext:value-type="string">
            <text:p>XP_0293079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8E-171" calcext:value-type="float">
            <text:p>6.8E-171</text:p>
          </table:table-cell>
          <table:table-cell office:value-type="float" office:value="1.1E-173" calcext:value-type="float">
            <text:p>1.1E-173</text:p>
          </table:table-cell>
          <table:table-cell office:value-type="float" office:value="6.7E-170" calcext:value-type="float">
            <text:p>6.7E-170</text:p>
          </table:table-cell>
          <table:table-cell office:value-type="string" calcext:value-type="string">
            <text:p>hyaluronan synthase 2 [Cottoperca gobio]</text:p>
          </table:table-cell>
        </table:table-row>
        <table:table-row table:style-name="ro1">
          <table:table-cell office:value-type="string" calcext:value-type="string">
            <text:p>XP_03763943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7E-171" calcext:value-type="float">
            <text:p>8.7E-171</text:p>
          </table:table-cell>
          <table:table-cell office:value-type="float" office:value="1.3E-173" calcext:value-type="float">
            <text:p>1.3E-173</text:p>
          </table:table-cell>
          <table:table-cell office:value-type="float" office:value="8.1E-170" calcext:value-type="float">
            <text:p>8.1E-170</text:p>
          </table:table-cell>
          <table:table-cell office:value-type="string" calcext:value-type="string">
            <text:p>hyaluronan synthase 2 [Sebastes umbrosus]</text:p>
          </table:table-cell>
        </table:table-row>
        <table:table-row table:style-name="ro1">
          <table:table-cell office:value-type="string" calcext:value-type="string">
            <text:p>XP_03395762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70" calcext:value-type="float">
            <text:p>1.9E-170</text:p>
          </table:table-cell>
          <table:table-cell office:value-type="float" office:value="3.8E-173" calcext:value-type="float">
            <text:p>3.8E-173</text:p>
          </table:table-cell>
          <table:table-cell office:value-type="float" office:value="2.3E-169" calcext:value-type="float">
            <text:p>2.3E-169</text:p>
          </table:table-cell>
          <table:table-cell office:value-type="string" calcext:value-type="string">
            <text:p>hyaluronan synthase 2 [Pseudochaenichthys georgianus]</text:p>
          </table:table-cell>
        </table:table-row>
        <table:table-row table:style-name="ro1">
          <table:table-cell office:value-type="string" calcext:value-type="string">
            <text:p>XP_0289860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70" calcext:value-type="float">
            <text:p>2.2E-170</text:p>
          </table:table-cell>
          <table:table-cell office:value-type="float" office:value="3.5E-173" calcext:value-type="float">
            <text:p>3.5E-173</text:p>
          </table:table-cell>
          <table:table-cell office:value-type="float" office:value="2.1E-169" calcext:value-type="float">
            <text:p>2.1E-169</text:p>
          </table:table-cell>
          <table:table-cell office:value-type="string" calcext:value-type="string">
            <text:p>hyaluronan synthase 2 isoform X1 [Betta splendens]</text:p>
          </table:table-cell>
        </table:table-row>
        <table:table-row table:style-name="ro1">
          <table:table-cell office:value-type="string" calcext:value-type="string">
            <text:p>XP_0289860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70" calcext:value-type="float">
            <text:p>2.9E-170</text:p>
          </table:table-cell>
          <table:table-cell office:value-type="float" office:value="4.4E-173" calcext:value-type="float">
            <text:p>4.4E-173</text:p>
          </table:table-cell>
          <table:table-cell office:value-type="float" office:value="2.7E-169" calcext:value-type="float">
            <text:p>2.7E-169</text:p>
          </table:table-cell>
          <table:table-cell office:value-type="string" calcext:value-type="string">
            <text:p>hyaluronan synthase 2 isoform X2 [Betta splendens]</text:p>
          </table:table-cell>
        </table:table-row>
        <table:table-row table:style-name="ro1">
          <table:table-cell office:value-type="string" calcext:value-type="string">
            <text:p>XP_0430724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70" calcext:value-type="float">
            <text:p>3.1E-170</text:p>
          </table:table-cell>
          <table:table-cell office:value-type="float" office:value="1.1E-173" calcext:value-type="float">
            <text:p>1.1E-173</text:p>
          </table:table-cell>
          <table:table-cell office:value-type="float" office:value="6.6E-170" calcext:value-type="float">
            <text:p>6.6E-170</text:p>
          </table:table-cell>
          <table:table-cell office:value-type="string" calcext:value-type="string">
            <text:p>chitin synthase chs-1-like [Puntigrus tetrazona]</text:p>
          </table:table-cell>
        </table:table-row>
        <table:table-row table:style-name="ro1">
          <table:table-cell office:value-type="string" calcext:value-type="string">
            <text:p>XP_0278926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170" calcext:value-type="float">
            <text:p>7E-170</text:p>
          </table:table-cell>
          <table:table-cell office:value-type="float" office:value="1.1E-173" calcext:value-type="float">
            <text:p>1.1E-173</text:p>
          </table:table-cell>
          <table:table-cell office:value-type="float" office:value="7E-170" calcext:value-type="float">
            <text:p>7E-170</text:p>
          </table:table-cell>
          <table:table-cell office:value-type="string" calcext:value-type="string">
            <text:p>chitin synthase chs-2-like [Xiphophorus couchianus]</text:p>
          </table:table-cell>
        </table:table-row>
        <table:table-row table:style-name="ro1">
          <table:table-cell office:value-type="string" calcext:value-type="string">
            <text:p>XP_0345541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170" calcext:value-type="float">
            <text:p>7.8E-170</text:p>
          </table:table-cell>
          <table:table-cell office:value-type="float" office:value="1.1E-172" calcext:value-type="float">
            <text:p>1.1E-172</text:p>
          </table:table-cell>
          <table:table-cell office:value-type="float" office:value="6.5E-169" calcext:value-type="float">
            <text:p>6.5E-169</text:p>
          </table:table-cell>
          <table:table-cell office:value-type="string" calcext:value-type="string">
            <text:p>hyaluronan synthase 2 [Notolabrus celidotus]</text:p>
          </table:table-cell>
        </table:table-row>
        <table:table-row table:style-name="ro1">
          <table:table-cell office:value-type="string" calcext:value-type="string">
            <text:p>XP_0371300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9E-170" calcext:value-type="float">
            <text:p>9.9E-170</text:p>
          </table:table-cell>
          <table:table-cell office:value-type="float" office:value="1.4E-172" calcext:value-type="float">
            <text:p>1.4E-172</text:p>
          </table:table-cell>
          <table:table-cell office:value-type="float" office:value="8.6E-169" calcext:value-type="float">
            <text:p>8.6E-169</text:p>
          </table:table-cell>
          <table:table-cell office:value-type="string" calcext:value-type="string">
            <text:p>hyaluronan synthase 2 [Syngnathus acus]</text:p>
          </table:table-cell>
        </table:table-row>
        <table:table-row table:style-name="ro1">
          <table:table-cell office:value-type="string" calcext:value-type="string">
            <text:p>XP_0225378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69" calcext:value-type="float">
            <text:p>1.6E-169</text:p>
          </table:table-cell>
          <table:table-cell office:value-type="float" office:value="2.7E-173" calcext:value-type="float">
            <text:p>2.7E-173</text:p>
          </table:table-cell>
          <table:table-cell office:value-type="float" office:value="1.6E-169" calcext:value-type="float">
            <text:p>1.6E-169</text:p>
          </table:table-cell>
          <table:table-cell office:value-type="string" calcext:value-type="string">
            <text:p>LOW QUALITY PROTEIN: uncharacterized protein LOC103041484 [Astyanax mexicanus]</text:p>
          </table:table-cell>
        </table:table-row>
        <table:table-row table:style-name="ro1">
          <table:table-cell office:value-type="string" calcext:value-type="string">
            <text:p>XP_0341572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69" calcext:value-type="float">
            <text:p>1.8E-169</text:p>
          </table:table-cell>
          <table:table-cell office:value-type="float" office:value="4.5E-173" calcext:value-type="float">
            <text:p>4.5E-173</text:p>
          </table:table-cell>
          <table:table-cell office:value-type="float" office:value="2.8E-169" calcext:value-type="float">
            <text:p>2.8E-169</text:p>
          </table:table-cell>
          <table:table-cell office:value-type="string" calcext:value-type="string">
            <text:p>chitin synthase chs-2-like [Pangasianodon hypophthalmus]</text:p>
          </table:table-cell>
        </table:table-row>
        <table:table-row table:style-name="ro1">
          <table:table-cell office:value-type="string" calcext:value-type="string">
            <text:p>XP_007250610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69" calcext:value-type="float">
            <text:p>1.8E-169</text:p>
          </table:table-cell>
          <table:table-cell office:value-type="float" office:value="5E-173" calcext:value-type="float">
            <text:p>5E-173</text:p>
          </table:table-cell>
          <table:table-cell office:value-type="float" office:value="3E-169" calcext:value-type="float">
            <text:p>3E-169</text:p>
          </table:table-cell>
          <table:table-cell office:value-type="string" calcext:value-type="string">
            <text:p>uncharacterized protein LOC103046676 [Astyanax mexicanus]</text:p>
          </table:table-cell>
        </table:table-row>
        <table:table-row table:style-name="ro1">
          <table:table-cell office:value-type="string" calcext:value-type="string">
            <text:p>XP_03640278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69" calcext:value-type="float">
            <text:p>2.3E-169</text:p>
          </table:table-cell>
          <table:table-cell office:value-type="float" office:value="3.8E-173" calcext:value-type="float">
            <text:p>3.8E-173</text:p>
          </table:table-cell>
          <table:table-cell office:value-type="float" office:value="2.3E-169" calcext:value-type="float">
            <text:p>2.3E-169</text:p>
          </table:table-cell>
          <table:table-cell office:value-type="string" calcext:value-type="string">
            <text:p>chitin synthase chs-2-like [Megalops cyprinoides]</text:p>
          </table:table-cell>
        </table:table-row>
        <table:table-row table:style-name="ro1">
          <table:table-cell office:value-type="string" calcext:value-type="string">
            <text:p>XP_0324358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69" calcext:value-type="float">
            <text:p>3.1E-169</text:p>
          </table:table-cell>
          <table:table-cell office:value-type="float" office:value="5.1E-173" calcext:value-type="float">
            <text:p>5.1E-173</text:p>
          </table:table-cell>
          <table:table-cell office:value-type="float" office:value="3.1E-169" calcext:value-type="float">
            <text:p>3.1E-169</text:p>
          </table:table-cell>
          <table:table-cell office:value-type="string" calcext:value-type="string">
            <text:p>chitin synthase chs-2-like [Xiphophorus hellerii]</text:p>
          </table:table-cell>
        </table:table-row>
        <table:table-row table:style-name="ro1">
          <table:table-cell office:value-type="string" calcext:value-type="string">
            <text:p>XP_0375330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69" calcext:value-type="float">
            <text:p>3.4E-169</text:p>
          </table:table-cell>
          <table:table-cell office:value-type="float" office:value="4.6E-172" calcext:value-type="float">
            <text:p>4.6E-172</text:p>
          </table:table-cell>
          <table:table-cell office:value-type="float" office:value="2.8E-168" calcext:value-type="float">
            <text:p>2.8E-168</text:p>
          </table:table-cell>
          <table:table-cell office:value-type="string" calcext:value-type="string">
            <text:p>hyaluronan synthase 2 [Nematolebias whitei]</text:p>
          </table:table-cell>
        </table:table-row>
        <table:table-row table:style-name="ro1">
          <table:table-cell office:value-type="string" calcext:value-type="string">
            <text:p>XP_0359902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69" calcext:value-type="float">
            <text:p>4E-169</text:p>
          </table:table-cell>
          <table:table-cell office:value-type="float" office:value="6.6E-173" calcext:value-type="float">
            <text:p>6.6E-173</text:p>
          </table:table-cell>
          <table:table-cell office:value-type="float" office:value="4E-169" calcext:value-type="float">
            <text:p>4E-169</text:p>
          </table:table-cell>
          <table:table-cell office:value-type="string" calcext:value-type="string">
            <text:p>chitin synthase chs-2 [Fundulus heteroclitus]</text:p>
          </table:table-cell>
        </table:table-row>
        <table:table-row table:style-name="ro1">
          <table:table-cell office:value-type="string" calcext:value-type="string">
            <text:p>XP_0232010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69" calcext:value-type="float">
            <text:p>4.4E-169</text:p>
          </table:table-cell>
          <table:table-cell office:value-type="float" office:value="7.2E-173" calcext:value-type="float">
            <text:p>7.2E-173</text:p>
          </table:table-cell>
          <table:table-cell office:value-type="float" office:value="4.4E-169" calcext:value-type="float">
            <text:p>4.4E-169</text:p>
          </table:table-cell>
          <table:table-cell office:value-type="string" calcext:value-type="string">
            <text:p>uncharacterized protein LOC102223149 [Xiphophorus maculatus]</text:p>
          </table:table-cell>
        </table:table-row>
        <table:table-row table:style-name="ro1">
          <table:table-cell office:value-type="string" calcext:value-type="string">
            <text:p>XP_0341612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6E-169" calcext:value-type="float">
            <text:p>6.6E-169</text:p>
          </table:table-cell>
          <table:table-cell office:value-type="float" office:value="1.8E-172" calcext:value-type="float">
            <text:p>1.8E-172</text:p>
          </table:table-cell>
          <table:table-cell office:value-type="float" office:value="1.1E-168" calcext:value-type="float">
            <text:p>1.1E-168</text:p>
          </table:table-cell>
          <table:table-cell office:value-type="string" calcext:value-type="string">
            <text:p>chitin synthase chs-1-like [Pangasianodon hypophthalmus]</text:p>
          </table:table-cell>
        </table:table-row>
        <table:table-row table:style-name="ro1">
          <table:table-cell office:value-type="string" calcext:value-type="string">
            <text:p>XP_02608647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9E-169" calcext:value-type="float">
            <text:p>6.9E-169</text:p>
          </table:table-cell>
          <table:table-cell office:value-type="float" office:value="1.1E-172" calcext:value-type="float">
            <text:p>1.1E-172</text:p>
          </table:table-cell>
          <table:table-cell office:value-type="float" office:value="6.9E-169" calcext:value-type="float">
            <text:p>6.9E-169</text:p>
          </table:table-cell>
          <table:table-cell office:value-type="string" calcext:value-type="string">
            <text:p>chitin synthase chs-1-like [Carassius auratus]</text:p>
          </table:table-cell>
        </table:table-row>
        <table:table-row table:style-name="ro1">
          <table:table-cell office:value-type="string" calcext:value-type="string">
            <text:p>XP_0231879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68" calcext:value-type="float">
            <text:p>1.1E-168</text:p>
          </table:table-cell>
          <table:table-cell office:value-type="float" office:value="1.8E-172" calcext:value-type="float">
            <text:p>1.8E-172</text:p>
          </table:table-cell>
          <table:table-cell office:value-type="float" office:value="1.1E-168" calcext:value-type="float">
            <text:p>1.1E-168</text:p>
          </table:table-cell>
          <table:table-cell office:value-type="string" calcext:value-type="string">
            <text:p>uncharacterized protein LOC102216714 [Xiphophorus maculatus]</text:p>
          </table:table-cell>
        </table:table-row>
        <table:table-row table:style-name="ro1">
          <table:table-cell office:value-type="string" calcext:value-type="string">
            <text:p>XP_01720754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68" calcext:value-type="float">
            <text:p>1.2E-168</text:p>
          </table:table-cell>
          <table:table-cell office:value-type="float" office:value="2E-172" calcext:value-type="float">
            <text:p>2E-172</text:p>
          </table:table-cell>
          <table:table-cell office:value-type="float" office:value="1.2E-168" calcext:value-type="float">
            <text:p>1.2E-168</text:p>
          </table:table-cell>
          <table:table-cell office:value-type="string" calcext:value-type="string">
            <text:p>uncharacterized protein si:ch211-219a15.4 [Danio rerio]</text:p>
          </table:table-cell>
        </table:table-row>
        <table:table-row table:style-name="ro1">
          <table:table-cell office:value-type="string" calcext:value-type="string">
            <text:p>XP_0300023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68" calcext:value-type="float">
            <text:p>1.4E-168</text:p>
          </table:table-cell>
          <table:table-cell office:value-type="float" office:value="2.3E-172" calcext:value-type="float">
            <text:p>2.3E-172</text:p>
          </table:table-cell>
          <table:table-cell office:value-type="float" office:value="1.4E-168" calcext:value-type="float">
            <text:p>1.4E-168</text:p>
          </table:table-cell>
          <table:table-cell office:value-type="string" calcext:value-type="string">
            <text:p>chitin synthase chs-2-like [Sphaeramia orbicularis]</text:p>
          </table:table-cell>
        </table:table-row>
        <table:table-row table:style-name="ro1">
          <table:table-cell office:value-type="string" calcext:value-type="string">
            <text:p>XP_0352560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68" calcext:value-type="float">
            <text:p>1.7E-168</text:p>
          </table:table-cell>
          <table:table-cell office:value-type="float" office:value="2.8E-172" calcext:value-type="float">
            <text:p>2.8E-172</text:p>
          </table:table-cell>
          <table:table-cell office:value-type="float" office:value="1.7E-168" calcext:value-type="float">
            <text:p>1.7E-168</text:p>
          </table:table-cell>
          <table:table-cell office:value-type="string" calcext:value-type="string">
            <text:p>chitin synthase chs-2-like [Anguilla anguilla]</text:p>
          </table:table-cell>
        </table:table-row>
        <table:table-row table:style-name="ro1">
          <table:table-cell office:value-type="string" calcext:value-type="string">
            <text:p>XP_0158092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68" calcext:value-type="float">
            <text:p>1.9E-168</text:p>
          </table:table-cell>
          <table:table-cell office:value-type="float" office:value="3E-172" calcext:value-type="float">
            <text:p>3E-172</text:p>
          </table:table-cell>
          <table:table-cell office:value-type="float" office:value="1.9E-168" calcext:value-type="float">
            <text:p>1.9E-168</text:p>
          </table:table-cell>
          <table:table-cell office:value-type="string" calcext:value-type="string">
            <text:p>PREDICTED: uncharacterized protein LOC107381858 [Nothobranchius furzeri]</text:p>
          </table:table-cell>
        </table:table-row>
        <table:table-row table:style-name="ro1">
          <table:table-cell office:value-type="string" calcext:value-type="string">
            <text:p>XP_0395943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68" calcext:value-type="float">
            <text:p>3.1E-168</text:p>
          </table:table-cell>
          <table:table-cell office:value-type="float" office:value="9.3E-172" calcext:value-type="float">
            <text:p>9.3E-172</text:p>
          </table:table-cell>
          <table:table-cell office:value-type="float" office:value="5.7E-168" calcext:value-type="float">
            <text:p>5.7E-168</text:p>
          </table:table-cell>
          <table:table-cell office:value-type="string" calcext:value-type="string">
            <text:p>chitin synthase chs-1-like [Polypterus senegalus]</text:p>
          </table:table-cell>
        </table:table-row>
        <table:table-row table:style-name="ro1">
          <table:table-cell office:value-type="string" calcext:value-type="string">
            <text:p>XP_0414187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68" calcext:value-type="float">
            <text:p>3.8E-168</text:p>
          </table:table-cell>
          <table:table-cell office:value-type="float" office:value="1.1E-171" calcext:value-type="float">
            <text:p>1.1E-171</text:p>
          </table:table-cell>
          <table:table-cell office:value-type="float" office:value="6.6E-168" calcext:value-type="float">
            <text:p>6.6E-168</text:p>
          </table:table-cell>
          <table:table-cell office:value-type="string" calcext:value-type="string">
            <text:p>chitin synthase chs-2 [Xenopus laevis]</text:p>
          </table:table-cell>
        </table:table-row>
        <table:table-row table:style-name="ro1">
          <table:table-cell office:value-type="string" calcext:value-type="string">
            <text:p>XP_0328363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68" calcext:value-type="float">
            <text:p>4.5E-168</text:p>
          </table:table-cell>
          <table:table-cell office:value-type="float" office:value="0.00000000076" calcext:value-type="float">
            <text:p>7.6E-10</text:p>
          </table:table-cell>
          <table:table-cell office:value-type="float" office:value="0.0000046" calcext:value-type="float">
            <text:p>0.0000046</text:p>
          </table:table-cell>
          <table:table-cell office:value-type="string" calcext:value-type="string">
            <text:p>chitin synthase chs-2-like [Petromyzon marinus]</text:p>
          </table:table-cell>
        </table:table-row>
        <table:table-row table:style-name="ro1">
          <table:table-cell office:value-type="string" calcext:value-type="string">
            <text:p>XP_0306464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168" calcext:value-type="float">
            <text:p>5.4E-168</text:p>
          </table:table-cell>
          <table:table-cell office:value-type="float" office:value="8.8E-172" calcext:value-type="float">
            <text:p>8.8E-172</text:p>
          </table:table-cell>
          <table:table-cell office:value-type="float" office:value="5.4E-168" calcext:value-type="float">
            <text:p>5.4E-168</text:p>
          </table:table-cell>
          <table:table-cell office:value-type="string" calcext:value-type="string">
            <text:p>chitin synthase chs-2-like [Chanos chanos]</text:p>
          </table:table-cell>
        </table:table-row>
        <table:table-row table:style-name="ro1">
          <table:table-cell office:value-type="string" calcext:value-type="string">
            <text:p>XP_03241611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8E-168" calcext:value-type="float">
            <text:p>6.8E-168</text:p>
          </table:table-cell>
          <table:table-cell office:value-type="float" office:value="1.1E-171" calcext:value-type="float">
            <text:p>1.1E-171</text:p>
          </table:table-cell>
          <table:table-cell office:value-type="float" office:value="6.8E-168" calcext:value-type="float">
            <text:p>6.8E-168</text:p>
          </table:table-cell>
          <table:table-cell office:value-type="string" calcext:value-type="string">
            <text:p>chitin synthase chs-2-like isoform X2 [Xiphophorus hellerii]</text:p>
          </table:table-cell>
        </table:table-row>
        <table:table-row table:style-name="ro1">
          <table:table-cell office:value-type="string" calcext:value-type="string">
            <text:p>XP_03241611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1E-168" calcext:value-type="float">
            <text:p>9.1E-168</text:p>
          </table:table-cell>
          <table:table-cell office:value-type="float" office:value="1.5E-171" calcext:value-type="float">
            <text:p>1.5E-171</text:p>
          </table:table-cell>
          <table:table-cell office:value-type="float" office:value="9.1E-168" calcext:value-type="float">
            <text:p>9.1E-168</text:p>
          </table:table-cell>
          <table:table-cell office:value-type="string" calcext:value-type="string">
            <text:p>chitin synthase chs-2-like isoform X1 [Xiphophorus hellerii]</text:p>
          </table:table-cell>
        </table:table-row>
        <table:table-row table:style-name="ro1">
          <table:table-cell office:value-type="string" calcext:value-type="string">
            <text:p>XP_0213300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67" calcext:value-type="float">
            <text:p>1.1E-167</text:p>
          </table:table-cell>
          <table:table-cell office:value-type="float" office:value="1.8E-171" calcext:value-type="float">
            <text:p>1.8E-171</text:p>
          </table:table-cell>
          <table:table-cell office:value-type="float" office:value="1.1E-167" calcext:value-type="float">
            <text:p>1.1E-167</text:p>
          </table:table-cell>
          <table:table-cell office:value-type="string" calcext:value-type="string">
            <text:p>uncharacterized protein si:ch211-264e16.1 isoform X3 [Danio rerio]</text:p>
          </table:table-cell>
        </table:table-row>
        <table:table-row table:style-name="ro1">
          <table:table-cell office:value-type="string" calcext:value-type="string">
            <text:p>XP_0175801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67" calcext:value-type="float">
            <text:p>1.5E-167</text:p>
          </table:table-cell>
          <table:table-cell office:value-type="float" office:value="2.5E-171" calcext:value-type="float">
            <text:p>2.5E-171</text:p>
          </table:table-cell>
          <table:table-cell office:value-type="float" office:value="1.5E-167" calcext:value-type="float">
            <text:p>1.5E-167</text:p>
          </table:table-cell>
          <table:table-cell office:value-type="string" calcext:value-type="string">
            <text:p>chitin synthase 1 [Pygocentrus nattereri]</text:p>
          </table:table-cell>
        </table:table-row>
        <table:table-row table:style-name="ro1">
          <table:table-cell office:value-type="string" calcext:value-type="string">
            <text:p>XP_01271060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67" calcext:value-type="float">
            <text:p>2.7E-167</text:p>
          </table:table-cell>
          <table:table-cell office:value-type="float" office:value="4.4E-171" calcext:value-type="float">
            <text:p>4.4E-171</text:p>
          </table:table-cell>
          <table:table-cell office:value-type="float" office:value="2.7E-167" calcext:value-type="float">
            <text:p>2.7E-167</text:p>
          </table:table-cell>
          <table:table-cell office:value-type="string" calcext:value-type="string">
            <text:p>chitin synthase 1 [Fundulus heteroclitus]</text:p>
          </table:table-cell>
        </table:table-row>
        <table:table-row table:style-name="ro1">
          <table:table-cell office:value-type="string" calcext:value-type="string">
            <text:p>XP_0317588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67" calcext:value-type="float">
            <text:p>3.4E-167</text:p>
          </table:table-cell>
          <table:table-cell office:value-type="float" office:value="5.6E-171" calcext:value-type="float">
            <text:p>5.6E-171</text:p>
          </table:table-cell>
          <table:table-cell office:value-type="float" office:value="3.4E-167" calcext:value-type="float">
            <text:p>3.4E-167</text:p>
          </table:table-cell>
          <table:table-cell office:value-type="string" calcext:value-type="string">
            <text:p>chitin synthase chs-2-like isoform X1 [Xenopus tropicalis]</text:p>
          </table:table-cell>
        </table:table-row>
        <table:table-row table:style-name="ro1">
          <table:table-cell office:value-type="string" calcext:value-type="string">
            <text:p>XP_0317588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67" calcext:value-type="float">
            <text:p>3.4E-167</text:p>
          </table:table-cell>
          <table:table-cell office:value-type="float" office:value="5.6E-171" calcext:value-type="float">
            <text:p>5.6E-171</text:p>
          </table:table-cell>
          <table:table-cell office:value-type="float" office:value="3.4E-167" calcext:value-type="float">
            <text:p>3.4E-167</text:p>
          </table:table-cell>
          <table:table-cell office:value-type="string" calcext:value-type="string">
            <text:p>chitin synthase chs-2-like isoform X2 [Xenopus tropicalis]</text:p>
          </table:table-cell>
        </table:table-row>
        <table:table-row table:style-name="ro1">
          <table:table-cell office:value-type="string" calcext:value-type="string">
            <text:p>XP_0363743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67" calcext:value-type="float">
            <text:p>3.5E-167</text:p>
          </table:table-cell>
          <table:table-cell office:value-type="float" office:value="8.6E-171" calcext:value-type="float">
            <text:p>8.6E-171</text:p>
          </table:table-cell>
          <table:table-cell office:value-type="float" office:value="5.3E-167" calcext:value-type="float">
            <text:p>5.3E-167</text:p>
          </table:table-cell>
          <table:table-cell office:value-type="string" calcext:value-type="string">
            <text:p>LOW QUALITY PROTEIN: chitin synthase chs-2-like [Megalops cyprinoides]</text:p>
          </table:table-cell>
        </table:table-row>
        <table:table-row table:style-name="ro1">
          <table:table-cell office:value-type="string" calcext:value-type="string">
            <text:p>XP_0213234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67" calcext:value-type="float">
            <text:p>4.4E-167</text:p>
          </table:table-cell>
          <table:table-cell office:value-type="float" office:value="1.3E-170" calcext:value-type="float">
            <text:p>1.3E-170</text:p>
          </table:table-cell>
          <table:table-cell office:value-type="float" office:value="7.9E-167" calcext:value-type="float">
            <text:p>7.9E-167</text:p>
          </table:table-cell>
          <table:table-cell office:value-type="string" calcext:value-type="string">
            <text:p>uncharacterized protein si:ch211-264e16.2 isoform X1 [Danio rerio]</text:p>
          </table:table-cell>
        </table:table-row>
        <table:table-row table:style-name="ro1">
          <table:table-cell office:value-type="string" calcext:value-type="string">
            <text:p>XP_0306464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67" calcext:value-type="float">
            <text:p>4.6E-167</text:p>
          </table:table-cell>
          <table:table-cell office:value-type="float" office:value="7.5E-171" calcext:value-type="float">
            <text:p>7.5E-171</text:p>
          </table:table-cell>
          <table:table-cell office:value-type="float" office:value="4.6E-167" calcext:value-type="float">
            <text:p>4.6E-167</text:p>
          </table:table-cell>
          <table:table-cell office:value-type="string" calcext:value-type="string">
            <text:p>chitin synthase chs-1-like [Chanos chanos]</text:p>
          </table:table-cell>
        </table:table-row>
        <table:table-row table:style-name="ro1">
          <table:table-cell office:value-type="string" calcext:value-type="string">
            <text:p>XP_0213234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67" calcext:value-type="float">
            <text:p>4.9E-167</text:p>
          </table:table-cell>
          <table:table-cell office:value-type="float" office:value="8E-171" calcext:value-type="float">
            <text:p>8E-171</text:p>
          </table:table-cell>
          <table:table-cell office:value-type="float" office:value="4.9E-167" calcext:value-type="float">
            <text:p>4.9E-167</text:p>
          </table:table-cell>
          <table:table-cell office:value-type="string" calcext:value-type="string">
            <text:p>uncharacterized protein si:ch211-264e16.1 isoform X1 [Danio rerio]</text:p>
          </table:table-cell>
        </table:table-row>
        <table:table-row table:style-name="ro1">
          <table:table-cell office:value-type="string" calcext:value-type="string">
            <text:p>XP_04399261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167" calcext:value-type="float">
            <text:p>5.9E-167</text:p>
          </table:table-cell>
          <table:table-cell office:value-type="float" office:value="9.6E-171" calcext:value-type="float">
            <text:p>9.6E-171</text:p>
          </table:table-cell>
          <table:table-cell office:value-type="float" office:value="5.9E-167" calcext:value-type="float">
            <text:p>5.9E-167</text:p>
          </table:table-cell>
          <table:table-cell office:value-type="string" calcext:value-type="string">
            <text:p>chitin synthase 1 [Gambusia affinis]</text:p>
          </table:table-cell>
        </table:table-row>
        <table:table-row table:style-name="ro1">
          <table:table-cell office:value-type="string" calcext:value-type="string">
            <text:p>XP_0213234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167" calcext:value-type="float">
            <text:p>5.9E-167</text:p>
          </table:table-cell>
          <table:table-cell office:value-type="float" office:value="9.7E-171" calcext:value-type="float">
            <text:p>9.7E-171</text:p>
          </table:table-cell>
          <table:table-cell office:value-type="float" office:value="5.9E-167" calcext:value-type="float">
            <text:p>5.9E-167</text:p>
          </table:table-cell>
          <table:table-cell office:value-type="string" calcext:value-type="string">
            <text:p>uncharacterized protein si:ch211-264e16.1 isoform X2 [Danio rerio]</text:p>
          </table:table-cell>
        </table:table-row>
        <table:table-row table:style-name="ro1">
          <table:table-cell office:value-type="string" calcext:value-type="string">
            <text:p>XP_04262431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167" calcext:value-type="float">
            <text:p>9.2E-167</text:p>
          </table:table-cell>
          <table:table-cell office:value-type="float" office:value="1.5E-170" calcext:value-type="float">
            <text:p>1.5E-170</text:p>
          </table:table-cell>
          <table:table-cell office:value-type="float" office:value="9.2E-167" calcext:value-type="float">
            <text:p>9.2E-167</text:p>
          </table:table-cell>
          <table:table-cell office:value-type="string" calcext:value-type="string">
            <text:p>chitin synthase chs-2-like isoform X2 [Cyprinus carpio]</text:p>
          </table:table-cell>
        </table:table-row>
        <table:table-row table:style-name="ro1">
          <table:table-cell office:value-type="string" calcext:value-type="string">
            <text:p>XP_0440284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3E-167" calcext:value-type="float">
            <text:p>9.3E-167</text:p>
          </table:table-cell>
          <table:table-cell office:value-type="float" office:value="2.4E-170" calcext:value-type="float">
            <text:p>2.4E-170</text:p>
          </table:table-cell>
          <table:table-cell office:value-type="float" office:value="1.5E-166" calcext:value-type="float">
            <text:p>1.5E-166</text:p>
          </table:table-cell>
          <table:table-cell office:value-type="string" calcext:value-type="string">
            <text:p>chitin synthase chs-1-like [Siniperca chuatsi]</text:p>
          </table:table-cell>
        </table:table-row>
        <table:table-row table:style-name="ro1">
          <table:table-cell office:value-type="string" calcext:value-type="string">
            <text:p>XP_0413472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66" calcext:value-type="float">
            <text:p>1.1E-166</text:p>
          </table:table-cell>
          <table:table-cell office:value-type="float" office:value="8.9E-139" calcext:value-type="float">
            <text:p>8.9E-139</text:p>
          </table:table-cell>
          <table:table-cell office:value-type="float" office:value="5.4E-135" calcext:value-type="float">
            <text:p>5.4E-135</text:p>
          </table:table-cell>
          <table:table-cell office:value-type="string" calcext:value-type="string">
            <text:p>chitin synthase chs-1-like [Gigantopelta aegis]</text:p>
          </table:table-cell>
        </table:table-row>
        <table:table-row table:style-name="ro1">
          <table:table-cell office:value-type="string" calcext:value-type="string">
            <text:p>XP_03474868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66" calcext:value-type="float">
            <text:p>1.2E-166</text:p>
          </table:table-cell>
          <table:table-cell office:value-type="float" office:value="3.3E-170" calcext:value-type="float">
            <text:p>3.3E-170</text:p>
          </table:table-cell>
          <table:table-cell office:value-type="float" office:value="2E-166" calcext:value-type="float">
            <text:p>2E-166</text:p>
          </table:table-cell>
          <table:table-cell office:value-type="string" calcext:value-type="string">
            <text:p>chitin synthase chs-2-like [Etheostoma cragini]</text:p>
          </table:table-cell>
        </table:table-row>
        <table:table-row table:style-name="ro1">
          <table:table-cell office:value-type="string" calcext:value-type="string">
            <text:p>XP_0223249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66" calcext:value-type="float">
            <text:p>1.6E-166</text:p>
          </table:table-cell>
          <table:table-cell office:value-type="float" office:value="3.7E-170" calcext:value-type="float">
            <text:p>3.7E-170</text:p>
          </table:table-cell>
          <table:table-cell office:value-type="float" office:value="2.3E-166" calcext:value-type="float">
            <text:p>2.3E-166</text:p>
          </table:table-cell>
          <table:table-cell office:value-type="string" calcext:value-type="string">
            <text:p>chitin synthase 1-like isoform X1 [Crassostrea virginica]</text:p>
          </table:table-cell>
        </table:table-row>
        <table:table-row table:style-name="ro1">
          <table:table-cell office:value-type="string" calcext:value-type="string">
            <text:p>XP_0140356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66" calcext:value-type="float">
            <text:p>1.9E-166</text:p>
          </table:table-cell>
          <table:table-cell office:value-type="float" office:value="3.1E-170" calcext:value-type="float">
            <text:p>3.1E-170</text:p>
          </table:table-cell>
          <table:table-cell office:value-type="float" office:value="1.9E-166" calcext:value-type="float">
            <text:p>1.9E-166</text:p>
          </table:table-cell>
          <table:table-cell office:value-type="string" calcext:value-type="string">
            <text:p>PREDICTED: uncharacterized protein LOC106589822 isoform X2 [Salmo salar]</text:p>
          </table:table-cell>
        </table:table-row>
        <table:table-row table:style-name="ro1">
          <table:table-cell office:value-type="string" calcext:value-type="string">
            <text:p>XP_0413750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66" calcext:value-type="float">
            <text:p>2E-166</text:p>
          </table:table-cell>
          <table:table-cell office:value-type="float" office:value="3.4E-170" calcext:value-type="float">
            <text:p>3.4E-170</text:p>
          </table:table-cell>
          <table:table-cell office:value-type="float" office:value="2.1E-166" calcext:value-type="float">
            <text:p>2.1E-166</text:p>
          </table:table-cell>
          <table:table-cell office:value-type="string" calcext:value-type="string">
            <text:p>uncharacterized protein LOC121387901 [Gigantopelta aegis]</text:p>
          </table:table-cell>
        </table:table-row>
        <table:table-row table:style-name="ro1">
          <table:table-cell office:value-type="string" calcext:value-type="string">
            <text:p>XP_0278926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66" calcext:value-type="float">
            <text:p>2E-166</text:p>
          </table:table-cell>
          <table:table-cell office:value-type="float" office:value="3.3E-170" calcext:value-type="float">
            <text:p>3.3E-170</text:p>
          </table:table-cell>
          <table:table-cell office:value-type="float" office:value="2E-166" calcext:value-type="float">
            <text:p>2E-166</text:p>
          </table:table-cell>
          <table:table-cell office:value-type="string" calcext:value-type="string">
            <text:p>chitin synthase chs-2-like isoform X2 [Xiphophorus couchianus]</text:p>
          </table:table-cell>
        </table:table-row>
        <table:table-row table:style-name="ro1">
          <table:table-cell office:value-type="string" calcext:value-type="string">
            <text:p>XP_0140356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66" calcext:value-type="float">
            <text:p>2.5E-166</text:p>
          </table:table-cell>
          <table:table-cell office:value-type="float" office:value="4.1E-170" calcext:value-type="float">
            <text:p>4.1E-170</text:p>
          </table:table-cell>
          <table:table-cell office:value-type="float" office:value="2.5E-166" calcext:value-type="float">
            <text:p>2.5E-166</text:p>
          </table:table-cell>
          <table:table-cell office:value-type="string" calcext:value-type="string">
            <text:p>PREDICTED: uncharacterized protein LOC106589822 isoform X1 [Salmo salar]</text:p>
          </table:table-cell>
        </table:table-row>
        <table:table-row table:style-name="ro1">
          <table:table-cell office:value-type="string" calcext:value-type="string">
            <text:p>XP_0426243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66" calcext:value-type="float">
            <text:p>2.6E-166</text:p>
          </table:table-cell>
          <table:table-cell office:value-type="float" office:value="4.2E-170" calcext:value-type="float">
            <text:p>4.2E-170</text:p>
          </table:table-cell>
          <table:table-cell office:value-type="float" office:value="2.6E-166" calcext:value-type="float">
            <text:p>2.6E-166</text:p>
          </table:table-cell>
          <table:table-cell office:value-type="string" calcext:value-type="string">
            <text:p>chitin synthase chs-2-like isoform X1 [Cyprinus carpio]</text:p>
          </table:table-cell>
        </table:table-row>
        <table:table-row table:style-name="ro1">
          <table:table-cell office:value-type="string" calcext:value-type="string">
            <text:p>XP_0409093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66" calcext:value-type="float">
            <text:p>2.8E-166</text:p>
          </table:table-cell>
          <table:table-cell office:value-type="float" office:value="9.9E-170" calcext:value-type="float">
            <text:p>9.9E-170</text:p>
          </table:table-cell>
          <table:table-cell office:value-type="float" office:value="6E-166" calcext:value-type="float">
            <text:p>6E-166</text:p>
          </table:table-cell>
          <table:table-cell office:value-type="string" calcext:value-type="string">
            <text:p>chitin synthase chs-1-like [Toxotes jaculatrix]</text:p>
          </table:table-cell>
        </table:table-row>
        <table:table-row table:style-name="ro1">
          <table:table-cell office:value-type="string" calcext:value-type="string">
            <text:p>XP_0396515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166" calcext:value-type="float">
            <text:p>3.3E-166</text:p>
          </table:table-cell>
          <table:table-cell office:value-type="float" office:value="8.8E-170" calcext:value-type="float">
            <text:p>8.8E-170</text:p>
          </table:table-cell>
          <table:table-cell office:value-type="float" office:value="5.4E-166" calcext:value-type="float">
            <text:p>5.4E-166</text:p>
          </table:table-cell>
          <table:table-cell office:value-type="string" calcext:value-type="string">
            <text:p>chitin synthase 1 isoform X2 [Perca fluviatilis]</text:p>
          </table:table-cell>
        </table:table-row>
        <table:table-row table:style-name="ro1">
          <table:table-cell office:value-type="string" calcext:value-type="string">
            <text:p>XP_0323771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66" calcext:value-type="float">
            <text:p>3.5E-166</text:p>
          </table:table-cell>
          <table:table-cell office:value-type="float" office:value="5.7" calcext:value-type="float">
            <text:p>5.7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chitin synthase chs-1-like [Etheostoma spectabile]</text:p>
          </table:table-cell>
        </table:table-row>
        <table:table-row table:style-name="ro1">
          <table:table-cell office:value-type="string" calcext:value-type="string">
            <text:p>XP_0347333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166" calcext:value-type="float">
            <text:p>4.2E-166</text:p>
          </table:table-cell>
          <table:table-cell office:value-type="float" office:value="4.2" calcext:value-type="float">
            <text:p>4.2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chitin synthase 1 [Etheostoma cragini]</text:p>
          </table:table-cell>
        </table:table-row>
        <table:table-row table:style-name="ro1">
          <table:table-cell office:value-type="string" calcext:value-type="string">
            <text:p>XP_0323635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66" calcext:value-type="float">
            <text:p>4.5E-166</text:p>
          </table:table-cell>
          <table:table-cell office:value-type="float" office:value="7.3E-170" calcext:value-type="float">
            <text:p>7.3E-170</text:p>
          </table:table-cell>
          <table:table-cell office:value-type="float" office:value="4.5E-166" calcext:value-type="float">
            <text:p>4.5E-166</text:p>
          </table:table-cell>
          <table:table-cell office:value-type="string" calcext:value-type="string">
            <text:p>LOW QUALITY PROTEIN: chitin synthase chs-2-like [Etheostoma spectabile]</text:p>
          </table:table-cell>
        </table:table-row>
        <table:table-row table:style-name="ro1">
          <table:table-cell office:value-type="string" calcext:value-type="string">
            <text:p>XP_0439937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66" calcext:value-type="float">
            <text:p>4.5E-166</text:p>
          </table:table-cell>
          <table:table-cell office:value-type="float" office:value="7.4E-170" calcext:value-type="float">
            <text:p>7.4E-170</text:p>
          </table:table-cell>
          <table:table-cell office:value-type="float" office:value="4.5E-166" calcext:value-type="float">
            <text:p>4.5E-166</text:p>
          </table:table-cell>
          <table:table-cell office:value-type="string" calcext:value-type="string">
            <text:p>chitin synthase chs-2-like [Gambusia affinis]</text:p>
          </table:table-cell>
        </table:table-row>
        <table:table-row table:style-name="ro1">
          <table:table-cell office:value-type="string" calcext:value-type="string">
            <text:p>XP_021432194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166" calcext:value-type="float">
            <text:p>4.7E-166</text:p>
          </table:table-cell>
          <table:table-cell office:value-type="float" office:value="7.7E-170" calcext:value-type="float">
            <text:p>7.7E-170</text:p>
          </table:table-cell>
          <table:table-cell office:value-type="float" office:value="4.7E-166" calcext:value-type="float">
            <text:p>4.7E-166</text:p>
          </table:table-cell>
          <table:table-cell office:value-type="string" calcext:value-type="string">
            <text:p>chitin synthase chs-2 isoform X2 [Oncorhynchus mykiss]</text:p>
          </table:table-cell>
        </table:table-row>
        <table:table-row table:style-name="ro1">
          <table:table-cell office:value-type="string" calcext:value-type="string">
            <text:p>XP_0238494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166" calcext:value-type="float">
            <text:p>4.7E-166</text:p>
          </table:table-cell>
          <table:table-cell office:value-type="float" office:value="7.7E-170" calcext:value-type="float">
            <text:p>7.7E-170</text:p>
          </table:table-cell>
          <table:table-cell office:value-type="float" office:value="4.7E-166" calcext:value-type="float">
            <text:p>4.7E-166</text:p>
          </table:table-cell>
          <table:table-cell office:value-type="string" calcext:value-type="string">
            <text:p>uncharacterized protein LOC111968120 isoform X1 [Salvelinus alpinus]</text:p>
          </table:table-cell>
        </table:table-row>
        <table:table-row table:style-name="ro1">
          <table:table-cell office:value-type="string" calcext:value-type="string">
            <text:p>XP_0238494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166" calcext:value-type="float">
            <text:p>5E-166</text:p>
          </table:table-cell>
          <table:table-cell office:value-type="float" office:value="8.2E-170" calcext:value-type="float">
            <text:p>8.2E-170</text:p>
          </table:table-cell>
          <table:table-cell office:value-type="float" office:value="5E-166" calcext:value-type="float">
            <text:p>5E-166</text:p>
          </table:table-cell>
          <table:table-cell office:value-type="string" calcext:value-type="string">
            <text:p>uncharacterized protein LOC111968120 isoform X2 [Salvelinus alpinus]</text:p>
          </table:table-cell>
        </table:table-row>
        <table:table-row table:style-name="ro1">
          <table:table-cell office:value-type="string" calcext:value-type="string">
            <text:p>XP_0388305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66" calcext:value-type="float">
            <text:p>5.1E-166</text:p>
          </table:table-cell>
          <table:table-cell office:value-type="float" office:value="8.4E-170" calcext:value-type="float">
            <text:p>8.4E-170</text:p>
          </table:table-cell>
          <table:table-cell office:value-type="float" office:value="5.1E-166" calcext:value-type="float">
            <text:p>5.1E-166</text:p>
          </table:table-cell>
          <table:table-cell office:value-type="string" calcext:value-type="string">
            <text:p>chitin synthase chs-2-like [Salvelinus namaycush]</text:p>
          </table:table-cell>
        </table:table-row>
        <table:table-row table:style-name="ro1">
          <table:table-cell office:value-type="string" calcext:value-type="string">
            <text:p>XP_0295413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66" calcext:value-type="float">
            <text:p>5.1E-166</text:p>
          </table:table-cell>
          <table:table-cell office:value-type="float" office:value="8.4E-170" calcext:value-type="float">
            <text:p>8.4E-170</text:p>
          </table:table-cell>
          <table:table-cell office:value-type="float" office:value="5.1E-166" calcext:value-type="float">
            <text:p>5.1E-166</text:p>
          </table:table-cell>
          <table:table-cell office:value-type="string" calcext:value-type="string">
            <text:p>chitin synthase chs-2-like isoform X2 [Oncorhynchus nerka]</text:p>
          </table:table-cell>
        </table:table-row>
        <table:table-row table:style-name="ro1">
          <table:table-cell office:value-type="string" calcext:value-type="string">
            <text:p>XP_03236357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66" calcext:value-type="float">
            <text:p>6.1E-166</text:p>
          </table:table-cell>
          <table:table-cell office:value-type="float" office:value="1.5E-169" calcext:value-type="float">
            <text:p>1.5E-169</text:p>
          </table:table-cell>
          <table:table-cell office:value-type="float" office:value="9.4E-166" calcext:value-type="float">
            <text:p>9.4E-166</text:p>
          </table:table-cell>
          <table:table-cell office:value-type="string" calcext:value-type="string">
            <text:p>LOW QUALITY PROTEIN: chitin synthase chs-2-like <text:s/>partial [Etheostoma spectabile]</text:p>
          </table:table-cell>
        </table:table-row>
        <table:table-row table:style-name="ro1">
          <table:table-cell office:value-type="string" calcext:value-type="string">
            <text:p>XP_0356568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166" calcext:value-type="float">
            <text:p>7.8E-166</text:p>
          </table:table-cell>
          <table:table-cell office:value-type="float" office:value="1.3E-169" calcext:value-type="float">
            <text:p>1.3E-169</text:p>
          </table:table-cell>
          <table:table-cell office:value-type="float" office:value="7.8E-166" calcext:value-type="float">
            <text:p>7.8E-166</text:p>
          </table:table-cell>
          <table:table-cell office:value-type="string" calcext:value-type="string">
            <text:p>chitin synthase chs-2-like isoform X1 [Oncorhynchus keta]</text:p>
          </table:table-cell>
        </table:table-row>
        <table:table-row table:style-name="ro1">
          <table:table-cell office:value-type="string" calcext:value-type="string">
            <text:p>XP_0311700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4E-166" calcext:value-type="float">
            <text:p>8.4E-166</text:p>
          </table:table-cell>
          <table:table-cell office:value-type="float" office:value="8.6" calcext:value-type="float">
            <text:p>8.6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chitin synthase 1 [Sander lucioperca]</text:p>
          </table:table-cell>
        </table:table-row>
        <table:table-row table:style-name="ro1">
          <table:table-cell office:value-type="string" calcext:value-type="string">
            <text:p>XP_02143219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7E-166" calcext:value-type="float">
            <text:p>8.7E-166</text:p>
          </table:table-cell>
          <table:table-cell office:value-type="float" office:value="1.4E-169" calcext:value-type="float">
            <text:p>1.4E-169</text:p>
          </table:table-cell>
          <table:table-cell office:value-type="float" office:value="8.7E-166" calcext:value-type="float">
            <text:p>8.7E-166</text:p>
          </table:table-cell>
          <table:table-cell office:value-type="string" calcext:value-type="string">
            <text:p>chitin synthase chs-2 isoform X1 [Oncorhynchus mykiss]</text:p>
          </table:table-cell>
        </table:table-row>
        <table:table-row table:style-name="ro1">
          <table:table-cell office:value-type="string" calcext:value-type="string">
            <text:p>XP_0108102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166" calcext:value-type="float">
            <text:p>9.2E-166</text:p>
          </table:table-cell>
          <table:table-cell office:value-type="float" office:value="1.7E-168" calcext:value-type="float">
            <text:p>1.7E-168</text:p>
          </table:table-cell>
          <table:table-cell office:value-type="float" office:value="1E-164" calcext:value-type="float">
            <text:p>1E-164</text:p>
          </table:table-cell>
          <table:table-cell office:value-type="string" calcext:value-type="string">
            <text:p>LOW QUALITY PROTEIN: hyaluronan synthase 2-like [Bos taurus]</text:p>
          </table:table-cell>
        </table:table-row>
        <table:table-row table:style-name="ro1">
          <table:table-cell office:value-type="string" calcext:value-type="string">
            <text:p>XP_0339309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7E-166" calcext:value-type="float">
            <text:p>9.7E-166</text:p>
          </table:table-cell>
          <table:table-cell office:value-type="float" office:value="8" calcext:value-type="float">
            <text:p>8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chitin synthase 1 [Pseudochaenichthys georgianus]</text:p>
          </table:table-cell>
        </table:table-row>
        <table:table-row table:style-name="ro1">
          <table:table-cell office:value-type="string" calcext:value-type="string">
            <text:p>XP_0349820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65" calcext:value-type="float">
            <text:p>1.1E-165</text:p>
          </table:table-cell>
          <table:table-cell office:value-type="float" office:value="4.7E-034" calcext:value-type="float">
            <text:p>4.7E-34</text:p>
          </table:table-cell>
          <table:table-cell office:value-type="float" office:value="2.9E-030" calcext:value-type="float">
            <text:p>2.9E-30</text:p>
          </table:table-cell>
          <table:table-cell office:value-type="string" calcext:value-type="string">
            <text:p>hyaluronan synthase 2 isoform X2 [Zootoca vivipara]</text:p>
          </table:table-cell>
        </table:table-row>
        <table:table-row table:style-name="ro1">
          <table:table-cell office:value-type="string" calcext:value-type="string">
            <text:p>XP_0242441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65" calcext:value-type="float">
            <text:p>1.3E-165</text:p>
          </table:table-cell>
          <table:table-cell office:value-type="float" office:value="2.1E-169" calcext:value-type="float">
            <text:p>2.1E-169</text:p>
          </table:table-cell>
          <table:table-cell office:value-type="float" office:value="1.3E-165" calcext:value-type="float">
            <text:p>1.3E-165</text:p>
          </table:table-cell>
          <table:table-cell office:value-type="string" calcext:value-type="string">
            <text:p>chitin synthase chs-2 isoform X1 [Oncorhynchus tshawytscha]</text:p>
          </table:table-cell>
        </table:table-row>
        <table:table-row table:style-name="ro1">
          <table:table-cell office:value-type="string" calcext:value-type="string">
            <text:p>XP_0295413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65" calcext:value-type="float">
            <text:p>1.4E-165</text:p>
          </table:table-cell>
          <table:table-cell office:value-type="float" office:value="2.2E-169" calcext:value-type="float">
            <text:p>2.2E-169</text:p>
          </table:table-cell>
          <table:table-cell office:value-type="float" office:value="1.4E-165" calcext:value-type="float">
            <text:p>1.4E-165</text:p>
          </table:table-cell>
          <table:table-cell office:value-type="string" calcext:value-type="string">
            <text:p>chitin synthase chs-2-like isoform X1 [Oncorhynchus nerka]</text:p>
          </table:table-cell>
        </table:table-row>
        <table:table-row table:style-name="ro1">
          <table:table-cell office:value-type="string" calcext:value-type="string">
            <text:p>XP_0299507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65" calcext:value-type="float">
            <text:p>1.5E-165</text:p>
          </table:table-cell>
          <table:table-cell office:value-type="float" office:value="6.2" calcext:value-type="float">
            <text:p>6.2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chitin synthase chs-2-like [Salarias fasciatus]</text:p>
          </table:table-cell>
        </table:table-row>
        <table:table-row table:style-name="ro1">
          <table:table-cell office:value-type="string" calcext:value-type="string">
            <text:p>NP_49211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65" calcext:value-type="float">
            <text:p>1.5E-165</text:p>
          </table:table-cell>
          <table:table-cell office:value-type="float" office:value="4.1E-169" calcext:value-type="float">
            <text:p>4.1E-169</text:p>
          </table:table-cell>
          <table:table-cell office:value-type="float" office:value="2.5E-165" calcext:value-type="float">
            <text:p>2.5E-165</text:p>
          </table:table-cell>
          <table:table-cell office:value-type="string" calcext:value-type="string">
            <text:p>Chitin synthase chs-1 [Caenorhabditis elegans]</text:p>
          </table:table-cell>
        </table:table-row>
        <table:table-row table:style-name="ro1">
          <table:table-cell office:value-type="string" calcext:value-type="string">
            <text:p>XP_0114904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65" calcext:value-type="float">
            <text:p>1.5E-165</text:p>
          </table:table-cell>
          <table:table-cell office:value-type="float" office:value="2.5E-169" calcext:value-type="float">
            <text:p>2.5E-169</text:p>
          </table:table-cell>
          <table:table-cell office:value-type="float" office:value="1.5E-165" calcext:value-type="float">
            <text:p>1.5E-165</text:p>
          </table:table-cell>
          <table:table-cell office:value-type="string" calcext:value-type="string">
            <text:p>uncharacterized protein LOC105357250 [Oryzias latipes]</text:p>
          </table:table-cell>
        </table:table-row>
        <table:table-row table:style-name="ro1">
          <table:table-cell office:value-type="string" calcext:value-type="string">
            <text:p>XP_0203364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65" calcext:value-type="float">
            <text:p>1.6E-165</text:p>
          </table:table-cell>
          <table:table-cell office:value-type="float" office:value="2.7E-169" calcext:value-type="float">
            <text:p>2.7E-169</text:p>
          </table:table-cell>
          <table:table-cell office:value-type="float" office:value="1.6E-165" calcext:value-type="float">
            <text:p>1.6E-165</text:p>
          </table:table-cell>
          <table:table-cell office:value-type="string" calcext:value-type="string">
            <text:p>chitin synthase chs-2 [Oncorhynchus kisutch]</text:p>
          </table:table-cell>
        </table:table-row>
        <table:table-row table:style-name="ro1">
          <table:table-cell office:value-type="string" calcext:value-type="string">
            <text:p>XP_0284385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65" calcext:value-type="float">
            <text:p>1.8E-165</text:p>
          </table:table-cell>
          <table:table-cell office:value-type="float" office:value="3E-169" calcext:value-type="float">
            <text:p>3E-169</text:p>
          </table:table-cell>
          <table:table-cell office:value-type="float" office:value="1.8E-165" calcext:value-type="float">
            <text:p>1.8E-165</text:p>
          </table:table-cell>
          <table:table-cell office:value-type="string" calcext:value-type="string">
            <text:p>chitin synthase chs-2-like [Perca flavescens]</text:p>
          </table:table-cell>
        </table:table-row>
        <table:table-row table:style-name="ro1">
          <table:table-cell office:value-type="string" calcext:value-type="string">
            <text:p>XP_0241506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65" calcext:value-type="float">
            <text:p>2.1E-165</text:p>
          </table:table-cell>
          <table:table-cell office:value-type="float" office:value="3.4E-169" calcext:value-type="float">
            <text:p>3.4E-169</text:p>
          </table:table-cell>
          <table:table-cell office:value-type="float" office:value="2.1E-165" calcext:value-type="float">
            <text:p>2.1E-165</text:p>
          </table:table-cell>
          <table:table-cell office:value-type="string" calcext:value-type="string">
            <text:p>chitin synthase 1 [Oryzias melastigma]</text:p>
          </table:table-cell>
        </table:table-row>
        <table:table-row table:style-name="ro1">
          <table:table-cell office:value-type="string" calcext:value-type="string">
            <text:p>XP_0242441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65" calcext:value-type="float">
            <text:p>2.1E-165</text:p>
          </table:table-cell>
          <table:table-cell office:value-type="float" office:value="3.5E-169" calcext:value-type="float">
            <text:p>3.5E-169</text:p>
          </table:table-cell>
          <table:table-cell office:value-type="float" office:value="2.1E-165" calcext:value-type="float">
            <text:p>2.1E-165</text:p>
          </table:table-cell>
          <table:table-cell office:value-type="string" calcext:value-type="string">
            <text:p>chitin synthase chs-2 isoform X2 [Oncorhynchus tshawytscha]</text:p>
          </table:table-cell>
        </table:table-row>
        <table:table-row table:style-name="ro1">
          <table:table-cell office:value-type="string" calcext:value-type="string">
            <text:p>XP_0305976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65" calcext:value-type="float">
            <text:p>2.7E-165</text:p>
          </table:table-cell>
          <table:table-cell office:value-type="float" office:value="8.8E-169" calcext:value-type="float">
            <text:p>8.8E-169</text:p>
          </table:table-cell>
          <table:table-cell office:value-type="float" office:value="5.4E-165" calcext:value-type="float">
            <text:p>5.4E-165</text:p>
          </table:table-cell>
          <table:table-cell office:value-type="string" calcext:value-type="string">
            <text:p>chitin synthase chs-2-like [Archocentrus centrarchus]</text:p>
          </table:table-cell>
        </table:table-row>
        <table:table-row table:style-name="ro1">
          <table:table-cell office:value-type="string" calcext:value-type="string">
            <text:p>XP_01088724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65" calcext:value-type="float">
            <text:p>3E-165</text:p>
          </table:table-cell>
          <table:table-cell office:value-type="float" office:value="4.9E-169" calcext:value-type="float">
            <text:p>4.9E-169</text:p>
          </table:table-cell>
          <table:table-cell office:value-type="float" office:value="3E-165" calcext:value-type="float">
            <text:p>3E-165</text:p>
          </table:table-cell>
          <table:table-cell office:value-type="string" calcext:value-type="string">
            <text:p>chitin synthase 1 [Esox lucius]</text:p>
          </table:table-cell>
        </table:table-row>
        <table:table-row table:style-name="ro1">
          <table:table-cell office:value-type="string" calcext:value-type="string">
            <text:p>XP_0396515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65" calcext:value-type="float">
            <text:p>3.1E-165</text:p>
          </table:table-cell>
          <table:table-cell office:value-type="float" office:value="5.1E-169" calcext:value-type="float">
            <text:p>5.1E-169</text:p>
          </table:table-cell>
          <table:table-cell office:value-type="float" office:value="3.1E-165" calcext:value-type="float">
            <text:p>3.1E-165</text:p>
          </table:table-cell>
          <table:table-cell office:value-type="string" calcext:value-type="string">
            <text:p>chitin synthase 1 isoform X1 [Perca fluviatilis]</text:p>
          </table:table-cell>
        </table:table-row>
        <table:table-row table:style-name="ro1">
          <table:table-cell office:value-type="string" calcext:value-type="string">
            <text:p>XP_0356568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65" calcext:value-type="float">
            <text:p>3.4E-165</text:p>
          </table:table-cell>
          <table:table-cell office:value-type="float" office:value="5.5E-169" calcext:value-type="float">
            <text:p>5.5E-169</text:p>
          </table:table-cell>
          <table:table-cell office:value-type="float" office:value="3.4E-165" calcext:value-type="float">
            <text:p>3.4E-165</text:p>
          </table:table-cell>
          <table:table-cell office:value-type="string" calcext:value-type="string">
            <text:p>chitin synthase chs-2-like isoform X2 [Oncorhynchus keta]</text:p>
          </table:table-cell>
        </table:table-row>
        <table:table-row table:style-name="ro1">
          <table:table-cell office:value-type="string" calcext:value-type="string">
            <text:p>XP_0419208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65" calcext:value-type="float">
            <text:p>3.6E-165</text:p>
          </table:table-cell>
          <table:table-cell office:value-type="float" office:value="2.8" calcext:value-type="float">
            <text:p>2.8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chitin synthase 1 [Alosa sapidissima]</text:p>
          </table:table-cell>
        </table:table-row>
        <table:table-row table:style-name="ro1">
          <table:table-cell office:value-type="string" calcext:value-type="string">
            <text:p>XP_0338396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65" calcext:value-type="float">
            <text:p>4.3E-165</text:p>
          </table:table-cell>
          <table:table-cell office:value-type="float" office:value="7E-169" calcext:value-type="float">
            <text:p>7E-169</text:p>
          </table:table-cell>
          <table:table-cell office:value-type="float" office:value="4.3E-165" calcext:value-type="float">
            <text:p>4.3E-165</text:p>
          </table:table-cell>
          <table:table-cell office:value-type="string" calcext:value-type="string">
            <text:p>chitin synthase 1 isoform X2 [Periophthalmus magnuspinnatus]</text:p>
          </table:table-cell>
        </table:table-row>
        <table:table-row table:style-name="ro1">
          <table:table-cell office:value-type="string" calcext:value-type="string">
            <text:p>XP_0338396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65" calcext:value-type="float">
            <text:p>4.3E-165</text:p>
          </table:table-cell>
          <table:table-cell office:value-type="float" office:value="7E-169" calcext:value-type="float">
            <text:p>7E-169</text:p>
          </table:table-cell>
          <table:table-cell office:value-type="float" office:value="4.3E-165" calcext:value-type="float">
            <text:p>4.3E-165</text:p>
          </table:table-cell>
          <table:table-cell office:value-type="string" calcext:value-type="string">
            <text:p>chitin synthase 1 isoform X1 [Periophthalmus magnuspinnatus]</text:p>
          </table:table-cell>
        </table:table-row>
        <table:table-row table:style-name="ro1">
          <table:table-cell office:value-type="string" calcext:value-type="string">
            <text:p>XP_02741641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65" calcext:value-type="float">
            <text:p>4.4E-165</text:p>
          </table:table-cell>
          <table:table-cell office:value-type="float" office:value="8.3E-168" calcext:value-type="float">
            <text:p>8.3E-168</text:p>
          </table:table-cell>
          <table:table-cell office:value-type="float" office:value="5E-164" calcext:value-type="float">
            <text:p>5E-164</text:p>
          </table:table-cell>
          <table:table-cell office:value-type="string" calcext:value-type="string">
            <text:p>LOW QUALITY PROTEIN: hyaluronan synthase 2-like [Bos indicus x Bos taurus]</text:p>
          </table:table-cell>
        </table:table-row>
        <table:table-row table:style-name="ro1">
          <table:table-cell office:value-type="string" calcext:value-type="string">
            <text:p>XP_0186048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8E-165" calcext:value-type="float">
            <text:p>4.8E-165</text:p>
          </table:table-cell>
          <table:table-cell office:value-type="float" office:value="1.6" calcext:value-type="float">
            <text:p>1.6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chitin synthase chs-2-like [Scleropages formosus]</text:p>
          </table:table-cell>
        </table:table-row>
        <table:table-row table:style-name="ro1">
          <table:table-cell office:value-type="string" calcext:value-type="string">
            <text:p>XP_0423629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65" calcext:value-type="float">
            <text:p>5.1E-165</text:p>
          </table:table-cell>
          <table:table-cell office:value-type="float" office:value="8.3E-169" calcext:value-type="float">
            <text:p>8.3E-169</text:p>
          </table:table-cell>
          <table:table-cell office:value-type="float" office:value="5.1E-165" calcext:value-type="float">
            <text:p>5.1E-165</text:p>
          </table:table-cell>
          <table:table-cell office:value-type="string" calcext:value-type="string">
            <text:p>chitin synthase chs-2-like [Plectropomus leopardus]</text:p>
          </table:table-cell>
        </table:table-row>
        <table:table-row table:style-name="ro1">
          <table:table-cell office:value-type="string" calcext:value-type="string">
            <text:p>XP_0289178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165" calcext:value-type="float">
            <text:p>5.4E-165</text:p>
          </table:table-cell>
          <table:table-cell office:value-type="float" office:value="8E-168" calcext:value-type="float">
            <text:p>8E-168</text:p>
          </table:table-cell>
          <table:table-cell office:value-type="float" office:value="4.9E-164" calcext:value-type="float">
            <text:p>4.9E-164</text:p>
          </table:table-cell>
          <table:table-cell office:value-type="string" calcext:value-type="string">
            <text:p>hyaluronan synthase 2 isoform X2 [Ornithorhynchus anatinus]</text:p>
          </table:table-cell>
        </table:table-row>
        <table:table-row table:style-name="ro1">
          <table:table-cell office:value-type="string" calcext:value-type="string">
            <text:p>XP_0340444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65" calcext:value-type="float">
            <text:p>6.2E-165</text:p>
          </table:table-cell>
          <table:table-cell office:value-type="float" office:value="1E-168" calcext:value-type="float">
            <text:p>1E-168</text:p>
          </table:table-cell>
          <table:table-cell office:value-type="float" office:value="6.2E-165" calcext:value-type="float">
            <text:p>6.2E-165</text:p>
          </table:table-cell>
          <table:table-cell office:value-type="string" calcext:value-type="string">
            <text:p>chitin synthase 1 [Thalassophryne amazonica]</text:p>
          </table:table-cell>
        </table:table-row>
        <table:table-row table:style-name="ro1">
          <table:table-cell office:value-type="string" calcext:value-type="string">
            <text:p>XP_0422920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4E-165" calcext:value-type="float">
            <text:p>6.4E-165</text:p>
          </table:table-cell>
          <table:table-cell office:value-type="float" office:value="1.7E-168" calcext:value-type="float">
            <text:p>1.7E-168</text:p>
          </table:table-cell>
          <table:table-cell office:value-type="float" office:value="1E-164" calcext:value-type="float">
            <text:p>1E-164</text:p>
          </table:table-cell>
          <table:table-cell office:value-type="string" calcext:value-type="string">
            <text:p>chitin synthase chs-1-like [Thunnus maccoyii]</text:p>
          </table:table-cell>
        </table:table-row>
        <table:table-row table:style-name="ro1">
          <table:table-cell office:value-type="string" calcext:value-type="string">
            <text:p>XP_0232010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9E-165" calcext:value-type="float">
            <text:p>6.9E-165</text:p>
          </table:table-cell>
          <table:table-cell office:value-type="float" office:value="1.1E-168" calcext:value-type="float">
            <text:p>1.1E-168</text:p>
          </table:table-cell>
          <table:table-cell office:value-type="float" office:value="6.9E-165" calcext:value-type="float">
            <text:p>6.9E-165</text:p>
          </table:table-cell>
          <table:table-cell office:value-type="string" calcext:value-type="string">
            <text:p>uncharacterized protein LOC102222895 [Xiphophorus maculatus]</text:p>
          </table:table-cell>
        </table:table-row>
        <table:table-row table:style-name="ro1">
          <table:table-cell office:value-type="string" calcext:value-type="string">
            <text:p>XP_0314352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E-165" calcext:value-type="float">
            <text:p>7.3E-165</text:p>
          </table:table-cell>
          <table:table-cell office:value-type="float" office:value="6.4" calcext:value-type="float">
            <text:p>6.4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chitin synthase 1 [Clupea harengus]</text:p>
          </table:table-cell>
        </table:table-row>
        <table:table-row table:style-name="ro1">
          <table:table-cell office:value-type="string" calcext:value-type="string">
            <text:p>XP_0290005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7E-165" calcext:value-type="float">
            <text:p>7.7E-165</text:p>
          </table:table-cell>
          <table:table-cell office:value-type="float" office:value="1.7" calcext:value-type="float">
            <text:p>1.7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hitin synthase 1 isoform X1 [Betta splendens]</text:p>
          </table:table-cell>
        </table:table-row>
        <table:table-row table:style-name="ro1">
          <table:table-cell office:value-type="string" calcext:value-type="string">
            <text:p>XP_0290005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3E-165" calcext:value-type="float">
            <text:p>9.3E-165</text:p>
          </table:table-cell>
          <table:table-cell office:value-type="float" office:value="1.7" calcext:value-type="float">
            <text:p>1.7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hitin synthase 1 isoform X2 [Betta splendens]</text:p>
          </table:table-cell>
        </table:table-row>
        <table:table-row table:style-name="ro1">
          <table:table-cell office:value-type="string" calcext:value-type="string">
            <text:p>XP_0369452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64" calcext:value-type="float">
            <text:p>1E-164</text:p>
          </table:table-cell>
          <table:table-cell office:value-type="float" office:value="1.6E-168" calcext:value-type="float">
            <text:p>1.6E-168</text:p>
          </table:table-cell>
          <table:table-cell office:value-type="float" office:value="1E-164" calcext:value-type="float">
            <text:p>1E-164</text:p>
          </table:table-cell>
          <table:table-cell office:value-type="string" calcext:value-type="string">
            <text:p>chitin synthase chs-2-like [Acanthopagrus latus]</text:p>
          </table:table-cell>
        </table:table-row>
        <table:table-row table:style-name="ro1">
          <table:table-cell office:value-type="string" calcext:value-type="string">
            <text:p>XP_0376518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64" calcext:value-type="float">
            <text:p>1.1E-164</text:p>
          </table:table-cell>
          <table:table-cell office:value-type="float" office:value="1.7E-168" calcext:value-type="float">
            <text:p>1.7E-168</text:p>
          </table:table-cell>
          <table:table-cell office:value-type="float" office:value="1.1E-164" calcext:value-type="float">
            <text:p>1.1E-164</text:p>
          </table:table-cell>
          <table:table-cell office:value-type="string" calcext:value-type="string">
            <text:p>chitin synthase chs-2-like [Sebastes umbrosus]</text:p>
          </table:table-cell>
        </table:table-row>
        <table:table-row table:style-name="ro1">
          <table:table-cell office:value-type="string" calcext:value-type="string">
            <text:p>XP_0399778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64" calcext:value-type="float">
            <text:p>1.4E-164</text:p>
          </table:table-cell>
          <table:table-cell office:value-type="float" office:value="4.3E-168" calcext:value-type="float">
            <text:p>4.3E-168</text:p>
          </table:table-cell>
          <table:table-cell office:value-type="float" office:value="2.6E-164" calcext:value-type="float">
            <text:p>2.6E-164</text:p>
          </table:table-cell>
          <table:table-cell office:value-type="string" calcext:value-type="string">
            <text:p>LOW QUALITY PROTEIN: chitin synthase chs-1-like [Xiphias gladius]</text:p>
          </table:table-cell>
        </table:table-row>
        <table:table-row table:style-name="ro1">
          <table:table-cell office:value-type="string" calcext:value-type="string">
            <text:p>XP_026798939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64" calcext:value-type="float">
            <text:p>1.6E-164</text:p>
          </table:table-cell>
          <table:table-cell office:value-type="float" office:value="2.7E-168" calcext:value-type="float">
            <text:p>2.7E-168</text:p>
          </table:table-cell>
          <table:table-cell office:value-type="float" office:value="1.6E-164" calcext:value-type="float">
            <text:p>1.6E-164</text:p>
          </table:table-cell>
          <table:table-cell office:value-type="string" calcext:value-type="string">
            <text:p>chitin synthase 1 [Pangasianodon hypophthalmus]</text:p>
          </table:table-cell>
        </table:table-row>
        <table:table-row table:style-name="ro1">
          <table:table-cell office:value-type="string" calcext:value-type="string">
            <text:p>XP_0223255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64" calcext:value-type="float">
            <text:p>1.8E-164</text:p>
          </table:table-cell>
          <table:table-cell office:value-type="float" office:value="3.8E-168" calcext:value-type="float">
            <text:p>3.8E-168</text:p>
          </table:table-cell>
          <table:table-cell office:value-type="float" office:value="2.3E-164" calcext:value-type="float">
            <text:p>2.3E-164</text:p>
          </table:table-cell>
          <table:table-cell office:value-type="string" calcext:value-type="string">
            <text:p>LOW QUALITY PROTEIN: chitin synthase 2-like [Crassostrea virginica]</text:p>
          </table:table-cell>
        </table:table-row>
        <table:table-row table:style-name="ro1">
          <table:table-cell office:value-type="string" calcext:value-type="string">
            <text:p>XP_0315976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64" calcext:value-type="float">
            <text:p>1.8E-164</text:p>
          </table:table-cell>
          <table:table-cell office:value-type="float" office:value="3E-168" calcext:value-type="float">
            <text:p>3E-168</text:p>
          </table:table-cell>
          <table:table-cell office:value-type="float" office:value="1.8E-164" calcext:value-type="float">
            <text:p>1.8E-164</text:p>
          </table:table-cell>
          <table:table-cell office:value-type="string" calcext:value-type="string">
            <text:p>chitin synthase 1 [Oreochromis aureus]</text:p>
          </table:table-cell>
        </table:table-row>
        <table:table-row table:style-name="ro1">
          <table:table-cell office:value-type="string" calcext:value-type="string">
            <text:p>XP_0354769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64" calcext:value-type="float">
            <text:p>1.9E-164</text:p>
          </table:table-cell>
          <table:table-cell office:value-type="float" office:value="4.1E-168" calcext:value-type="float">
            <text:p>4.1E-168</text:p>
          </table:table-cell>
          <table:table-cell office:value-type="float" office:value="2.5E-164" calcext:value-type="float">
            <text:p>2.5E-164</text:p>
          </table:table-cell>
          <table:table-cell office:value-type="string" calcext:value-type="string">
            <text:p>chitin synthase chs-2-like [Scophthalmus maximus]</text:p>
          </table:table-cell>
        </table:table-row>
        <table:table-row table:style-name="ro1">
          <table:table-cell office:value-type="string" calcext:value-type="string">
            <text:p>XP_0192148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64" calcext:value-type="float">
            <text:p>2E-164</text:p>
          </table:table-cell>
          <table:table-cell office:value-type="float" office:value="8.8" calcext:value-type="float">
            <text:p>8.8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chitin synthase chs-1 [Oreochromis niloticus]</text:p>
          </table:table-cell>
        </table:table-row>
        <table:table-row table:style-name="ro1">
          <table:table-cell office:value-type="string" calcext:value-type="string">
            <text:p>XP_04186723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64" calcext:value-type="float">
            <text:p>2E-164</text:p>
          </table:table-cell>
          <table:table-cell office:value-type="float" office:value="3.3E-168" calcext:value-type="float">
            <text:p>3.3E-168</text:p>
          </table:table-cell>
          <table:table-cell office:value-type="float" office:value="2E-164" calcext:value-type="float">
            <text:p>2E-164</text:p>
          </table:table-cell>
          <table:table-cell office:value-type="string" calcext:value-type="string">
            <text:p>chitin synthase chs-2-like [Melanotaenia boesemani]</text:p>
          </table:table-cell>
        </table:table-row>
        <table:table-row table:style-name="ro1">
          <table:table-cell office:value-type="string" calcext:value-type="string">
            <text:p>XP_0422920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64" calcext:value-type="float">
            <text:p>2.1E-164</text:p>
          </table:table-cell>
          <table:table-cell office:value-type="float" office:value="5.5E-168" calcext:value-type="float">
            <text:p>5.5E-168</text:p>
          </table:table-cell>
          <table:table-cell office:value-type="float" office:value="3.4E-164" calcext:value-type="float">
            <text:p>3.4E-164</text:p>
          </table:table-cell>
          <table:table-cell office:value-type="string" calcext:value-type="string">
            <text:p>chitin synthase chs-2-like [Thunnus maccoyii]</text:p>
          </table:table-cell>
        </table:table-row>
        <table:table-row table:style-name="ro1">
          <table:table-cell office:value-type="string" calcext:value-type="string">
            <text:p>XP_0292995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64" calcext:value-type="float">
            <text:p>2.3E-164</text:p>
          </table:table-cell>
          <table:table-cell office:value-type="float" office:value="3.8E-168" calcext:value-type="float">
            <text:p>3.8E-168</text:p>
          </table:table-cell>
          <table:table-cell office:value-type="float" office:value="2.3E-164" calcext:value-type="float">
            <text:p>2.3E-164</text:p>
          </table:table-cell>
          <table:table-cell office:value-type="string" calcext:value-type="string">
            <text:p>chitin synthase chs-1-like [Cottoperca gobio]</text:p>
          </table:table-cell>
        </table:table-row>
        <table:table-row table:style-name="ro1">
          <table:table-cell office:value-type="string" calcext:value-type="string">
            <text:p>XP_03453621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64" calcext:value-type="float">
            <text:p>2.9E-164</text:p>
          </table:table-cell>
          <table:table-cell office:value-type="float" office:value="4.7E-168" calcext:value-type="float">
            <text:p>4.7E-168</text:p>
          </table:table-cell>
          <table:table-cell office:value-type="float" office:value="2.9E-164" calcext:value-type="float">
            <text:p>2.9E-164</text:p>
          </table:table-cell>
          <table:table-cell office:value-type="string" calcext:value-type="string">
            <text:p>chitin synthase 1 [Notolabrus celidotus]</text:p>
          </table:table-cell>
        </table:table-row>
        <table:table-row table:style-name="ro1">
          <table:table-cell office:value-type="string" calcext:value-type="string">
            <text:p>XP_0140691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64" calcext:value-type="float">
            <text:p>3.4E-164</text:p>
          </table:table-cell>
          <table:table-cell office:value-type="float" office:value="5.6E-168" calcext:value-type="float">
            <text:p>5.6E-168</text:p>
          </table:table-cell>
          <table:table-cell office:value-type="float" office:value="3.4E-164" calcext:value-type="float">
            <text:p>3.4E-164</text:p>
          </table:table-cell>
          <table:table-cell office:value-type="string" calcext:value-type="string">
            <text:p>PREDICTED: uncharacterized protein LOC106612488 isoform X1 [Salmo salar]</text:p>
          </table:table-cell>
        </table:table-row>
        <table:table-row table:style-name="ro1">
          <table:table-cell office:value-type="string" calcext:value-type="string">
            <text:p>XP_0417150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64" calcext:value-type="float">
            <text:p>3.5E-164</text:p>
          </table:table-cell>
          <table:table-cell office:value-type="float" office:value="5.7E-168" calcext:value-type="float">
            <text:p>5.7E-168</text:p>
          </table:table-cell>
          <table:table-cell office:value-type="float" office:value="3.5E-164" calcext:value-type="float">
            <text:p>3.5E-164</text:p>
          </table:table-cell>
          <table:table-cell office:value-type="string" calcext:value-type="string">
            <text:p>chitin synthase chs-2-like isoform X1 [Coregonus clupeaformis]</text:p>
          </table:table-cell>
        </table:table-row>
        <table:table-row table:style-name="ro1">
          <table:table-cell office:value-type="string" calcext:value-type="string">
            <text:p>XP_0140691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64" calcext:value-type="float">
            <text:p>3.5E-164</text:p>
          </table:table-cell>
          <table:table-cell office:value-type="float" office:value="5.7E-168" calcext:value-type="float">
            <text:p>5.7E-168</text:p>
          </table:table-cell>
          <table:table-cell office:value-type="float" office:value="3.5E-164" calcext:value-type="float">
            <text:p>3.5E-164</text:p>
          </table:table-cell>
          <table:table-cell office:value-type="string" calcext:value-type="string">
            <text:p>PREDICTED: uncharacterized protein LOC106612488 isoform X2 [Salmo salar]</text:p>
          </table:table-cell>
        </table:table-row>
        <table:table-row table:style-name="ro1">
          <table:table-cell office:value-type="string" calcext:value-type="string">
            <text:p>XP_0417150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64" calcext:value-type="float">
            <text:p>3.5E-164</text:p>
          </table:table-cell>
          <table:table-cell office:value-type="float" office:value="5.8E-168" calcext:value-type="float">
            <text:p>5.8E-168</text:p>
          </table:table-cell>
          <table:table-cell office:value-type="float" office:value="3.5E-164" calcext:value-type="float">
            <text:p>3.5E-164</text:p>
          </table:table-cell>
          <table:table-cell office:value-type="string" calcext:value-type="string">
            <text:p>chitin synthase chs-2-like isoform X2 [Coregonus clupeaformis]</text:p>
          </table:table-cell>
        </table:table-row>
        <table:table-row table:style-name="ro1">
          <table:table-cell office:value-type="string" calcext:value-type="string">
            <text:p>XP_0442030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164" calcext:value-type="float">
            <text:p>3.9E-164</text:p>
          </table:table-cell>
          <table:table-cell office:value-type="float" office:value="4.6" calcext:value-type="float">
            <text:p>4.6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chitin synthase 1 [Thunnus albacares]</text:p>
          </table:table-cell>
        </table:table-row>
        <table:table-row table:style-name="ro1">
          <table:table-cell office:value-type="string" calcext:value-type="string">
            <text:p>XP_0238636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64" calcext:value-type="float">
            <text:p>4.4E-164</text:p>
          </table:table-cell>
          <table:table-cell office:value-type="float" office:value="7.3E-168" calcext:value-type="float">
            <text:p>7.3E-168</text:p>
          </table:table-cell>
          <table:table-cell office:value-type="float" office:value="4.4E-164" calcext:value-type="float">
            <text:p>4.4E-164</text:p>
          </table:table-cell>
          <table:table-cell office:value-type="string" calcext:value-type="string">
            <text:p>uncharacterized protein LOC111978084 [Salvelinus alpinus]</text:p>
          </table:table-cell>
        </table:table-row>
        <table:table-row table:style-name="ro1">
          <table:table-cell office:value-type="string" calcext:value-type="string">
            <text:p>XP_0261350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64" calcext:value-type="float">
            <text:p>5.1E-164</text:p>
          </table:table-cell>
          <table:table-cell office:value-type="float" office:value="8.4E-168" calcext:value-type="float">
            <text:p>8.4E-168</text:p>
          </table:table-cell>
          <table:table-cell office:value-type="float" office:value="5.1E-164" calcext:value-type="float">
            <text:p>5.1E-164</text:p>
          </table:table-cell>
          <table:table-cell office:value-type="string" calcext:value-type="string">
            <text:p>chitin synthase chs-2-like [Carassius auratus]</text:p>
          </table:table-cell>
        </table:table-row>
        <table:table-row table:style-name="ro1">
          <table:table-cell office:value-type="string" calcext:value-type="string">
            <text:p>XP_031150650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64" calcext:value-type="float">
            <text:p>5.1E-164</text:p>
          </table:table-cell>
          <table:table-cell office:value-type="float" office:value="8.4E-168" calcext:value-type="float">
            <text:p>8.4E-168</text:p>
          </table:table-cell>
          <table:table-cell office:value-type="float" office:value="5.1E-164" calcext:value-type="float">
            <text:p>5.1E-164</text:p>
          </table:table-cell>
          <table:table-cell office:value-type="string" calcext:value-type="string">
            <text:p>chitin synthase chs-2-like [Sander lucioperca]</text:p>
          </table:table-cell>
        </table:table-row>
        <table:table-row table:style-name="ro1">
          <table:table-cell office:value-type="string" calcext:value-type="string">
            <text:p>XP_0422665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64" calcext:value-type="float">
            <text:p>6.3E-164</text:p>
          </table:table-cell>
          <table:table-cell office:value-type="float" office:value="4.6" calcext:value-type="float">
            <text:p>4.6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chitin synthase 1 [Thunnus maccoyii]</text:p>
          </table:table-cell>
        </table:table-row>
        <table:table-row table:style-name="ro1">
          <table:table-cell office:value-type="string" calcext:value-type="string">
            <text:p>XP_0411076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5E-164" calcext:value-type="float">
            <text:p>6.5E-164</text:p>
          </table:table-cell>
          <table:table-cell office:value-type="float" office:value="1.1E-167" calcext:value-type="float">
            <text:p>1.1E-167</text:p>
          </table:table-cell>
          <table:table-cell office:value-type="float" office:value="6.5E-164" calcext:value-type="float">
            <text:p>6.5E-164</text:p>
          </table:table-cell>
          <table:table-cell office:value-type="string" calcext:value-type="string">
            <text:p>chitin synthase chs-2-like [Polyodon spathula]</text:p>
          </table:table-cell>
        </table:table-row>
        <table:table-row table:style-name="ro1">
          <table:table-cell office:value-type="string" calcext:value-type="string">
            <text:p>XP_0203495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8E-164" calcext:value-type="float">
            <text:p>6.8E-164</text:p>
          </table:table-cell>
          <table:table-cell office:value-type="float" office:value="1.1E-167" calcext:value-type="float">
            <text:p>1.1E-167</text:p>
          </table:table-cell>
          <table:table-cell office:value-type="float" office:value="6.8E-164" calcext:value-type="float">
            <text:p>6.8E-164</text:p>
          </table:table-cell>
          <table:table-cell office:value-type="string" calcext:value-type="string">
            <text:p>chitin synthase chs-2 isoform X1 [Oncorhynchus kisutch]</text:p>
          </table:table-cell>
        </table:table-row>
        <table:table-row table:style-name="ro1">
          <table:table-cell office:value-type="string" calcext:value-type="string">
            <text:p>XP_0316913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9E-164" calcext:value-type="float">
            <text:p>6.9E-164</text:p>
          </table:table-cell>
          <table:table-cell office:value-type="float" office:value="1.1E-167" calcext:value-type="float">
            <text:p>1.1E-167</text:p>
          </table:table-cell>
          <table:table-cell office:value-type="float" office:value="6.9E-164" calcext:value-type="float">
            <text:p>6.9E-164</text:p>
          </table:table-cell>
          <table:table-cell office:value-type="string" calcext:value-type="string">
            <text:p>chitin synthase chs-2 isoform X2 [Oncorhynchus kisutch]</text:p>
          </table:table-cell>
        </table:table-row>
        <table:table-row table:style-name="ro1">
          <table:table-cell office:value-type="string" calcext:value-type="string">
            <text:p>XP_0305973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9E-164" calcext:value-type="float">
            <text:p>9.9E-164</text:p>
          </table:table-cell>
          <table:table-cell office:value-type="float" office:value="1.6E-167" calcext:value-type="float">
            <text:p>1.6E-167</text:p>
          </table:table-cell>
          <table:table-cell office:value-type="float" office:value="9.9E-164" calcext:value-type="float">
            <text:p>9.9E-164</text:p>
          </table:table-cell>
          <table:table-cell office:value-type="string" calcext:value-type="string">
            <text:p>LOW QUALITY PROTEIN: chitin synthase chs-1-like [Archocentrus centrarchus]</text:p>
          </table:table-cell>
        </table:table-row>
        <table:table-row table:style-name="ro1">
          <table:table-cell office:value-type="string" calcext:value-type="string">
            <text:p>XP_03023236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63" calcext:value-type="float">
            <text:p>1.1E-163</text:p>
          </table:table-cell>
          <table:table-cell office:value-type="float" office:value="1.9E-167" calcext:value-type="float">
            <text:p>1.9E-167</text:p>
          </table:table-cell>
          <table:table-cell office:value-type="float" office:value="1.1E-163" calcext:value-type="float">
            <text:p>1.1E-163</text:p>
          </table:table-cell>
          <table:table-cell office:value-type="string" calcext:value-type="string">
            <text:p>LOW QUALITY PROTEIN: chitin synthase chs-2-like [Gadus morhua]</text:p>
          </table:table-cell>
        </table:table-row>
        <table:table-row table:style-name="ro1">
          <table:table-cell office:value-type="string" calcext:value-type="string">
            <text:p>XP_0408947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63" calcext:value-type="float">
            <text:p>1.3E-163</text:p>
          </table:table-cell>
          <table:table-cell office:value-type="float" office:value="4.6" calcext:value-type="float">
            <text:p>4.6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chitin synthase 1 [Toxotes jaculatrix]</text:p>
          </table:table-cell>
        </table:table-row>
        <table:table-row table:style-name="ro1">
          <table:table-cell office:value-type="string" calcext:value-type="string">
            <text:p>XP_013824525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63" calcext:value-type="float">
            <text:p>1.8E-163</text:p>
          </table:table-cell>
          <table:table-cell office:value-type="float" office:value="3.2E-166" calcext:value-type="float">
            <text:p>3.2E-166</text:p>
          </table:table-cell>
          <table:table-cell office:value-type="float" office:value="2E-162" calcext:value-type="float">
            <text:p>2E-162</text:p>
          </table:table-cell>
          <table:table-cell office:value-type="string" calcext:value-type="string">
            <text:p>PREDICTED: LOW QUALITY PROTEIN: hyaluronan synthase 2-like [Capra hircus]</text:p>
          </table:table-cell>
        </table:table-row>
        <table:table-row table:style-name="ro1">
          <table:table-cell office:value-type="string" calcext:value-type="string">
            <text:p>XP_0423175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63" calcext:value-type="float">
            <text:p>1.8E-163</text:p>
          </table:table-cell>
          <table:table-cell office:value-type="float" office:value="2.8E-166" calcext:value-type="float">
            <text:p>2.8E-166</text:p>
          </table:table-cell>
          <table:table-cell office:value-type="float" office:value="1.7E-162" calcext:value-type="float">
            <text:p>1.7E-162</text:p>
          </table:table-cell>
          <table:table-cell office:value-type="string" calcext:value-type="string">
            <text:p>hyaluronan synthase 2 isoform X2 [Sceloporus undulatus]</text:p>
          </table:table-cell>
        </table:table-row>
        <table:table-row table:style-name="ro1">
          <table:table-cell office:value-type="string" calcext:value-type="string">
            <text:p>XP_0439080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63" calcext:value-type="float">
            <text:p>2.1E-163</text:p>
          </table:table-cell>
          <table:table-cell office:value-type="float" office:value="5.5E-167" calcext:value-type="float">
            <text:p>5.5E-167</text:p>
          </table:table-cell>
          <table:table-cell office:value-type="float" office:value="3.4E-163" calcext:value-type="float">
            <text:p>3.4E-163</text:p>
          </table:table-cell>
          <table:table-cell office:value-type="string" calcext:value-type="string">
            <text:p>chitin synthase chs-2-like [Solea senegalensis]</text:p>
          </table:table-cell>
        </table:table-row>
        <table:table-row table:style-name="ro1">
          <table:table-cell office:value-type="string" calcext:value-type="string">
            <text:p>XP_0198290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63" calcext:value-type="float">
            <text:p>2.3E-163</text:p>
          </table:table-cell>
          <table:table-cell office:value-type="float" office:value="4.3E-166" calcext:value-type="float">
            <text:p>4.3E-166</text:p>
          </table:table-cell>
          <table:table-cell office:value-type="float" office:value="2.6E-162" calcext:value-type="float">
            <text:p>2.6E-162</text:p>
          </table:table-cell>
          <table:table-cell office:value-type="string" calcext:value-type="string">
            <text:p>PREDICTED: LOW QUALITY PROTEIN: hyaluronan synthase 2-like [Bos indicus]</text:p>
          </table:table-cell>
        </table:table-row>
        <table:table-row table:style-name="ro1">
          <table:table-cell office:value-type="string" calcext:value-type="string">
            <text:p>XP_0209446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63" calcext:value-type="float">
            <text:p>2.4E-163</text:p>
          </table:table-cell>
          <table:table-cell office:value-type="float" office:value="5.2E-166" calcext:value-type="float">
            <text:p>5.2E-166</text:p>
          </table:table-cell>
          <table:table-cell office:value-type="float" office:value="3.2E-162" calcext:value-type="float">
            <text:p>3.2E-162</text:p>
          </table:table-cell>
          <table:table-cell office:value-type="string" calcext:value-type="string">
            <text:p>hyaluronan synthase 2-like [Sus scrofa]</text:p>
          </table:table-cell>
        </table:table-row>
        <table:table-row table:style-name="ro1">
          <table:table-cell office:value-type="string" calcext:value-type="string">
            <text:p>NP_0013032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63" calcext:value-type="float">
            <text:p>2.5E-163</text:p>
          </table:table-cell>
          <table:table-cell office:value-type="float" office:value="4E-167" calcext:value-type="float">
            <text:p>4E-167</text:p>
          </table:table-cell>
          <table:table-cell office:value-type="float" office:value="2.5E-163" calcext:value-type="float">
            <text:p>2.5E-163</text:p>
          </table:table-cell>
          <table:table-cell office:value-type="string" calcext:value-type="string">
            <text:p>uncharacterized protein LOC322468 [Danio rerio]</text:p>
          </table:table-cell>
        </table:table-row>
        <table:table-row table:style-name="ro1">
          <table:table-cell office:value-type="string" calcext:value-type="string">
            <text:p>XP_0306060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63" calcext:value-type="float">
            <text:p>2.7E-163</text:p>
          </table:table-cell>
          <table:table-cell office:value-type="float" office:value="4E-166" calcext:value-type="float">
            <text:p>4E-166</text:p>
          </table:table-cell>
          <table:table-cell office:value-type="float" office:value="2.4E-162" calcext:value-type="float">
            <text:p>2.4E-162</text:p>
          </table:table-cell>
          <table:table-cell office:value-type="string" calcext:value-type="string">
            <text:p>hyaluronan synthase 2 isoform X2 [Archocentrus centrarchus]</text:p>
          </table:table-cell>
        </table:table-row>
        <table:table-row table:style-name="ro1">
          <table:table-cell office:value-type="string" calcext:value-type="string">
            <text:p>XP_0419436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63" calcext:value-type="float">
            <text:p>3.5E-163</text:p>
          </table:table-cell>
          <table:table-cell office:value-type="float" office:value="6E-166" calcext:value-type="float">
            <text:p>6E-166</text:p>
          </table:table-cell>
          <table:table-cell office:value-type="float" office:value="3.6E-162" calcext:value-type="float">
            <text:p>3.6E-162</text:p>
          </table:table-cell>
          <table:table-cell office:value-type="string" calcext:value-type="string">
            <text:p>hyaluronan synthase 2 isoform X2 [Alosa sapidissima]</text:p>
          </table:table-cell>
        </table:table-row>
        <table:table-row table:style-name="ro1">
          <table:table-cell office:value-type="string" calcext:value-type="string">
            <text:p>XP_0440517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63" calcext:value-type="float">
            <text:p>3.7E-163</text:p>
          </table:table-cell>
          <table:table-cell office:value-type="float" office:value="6E-167" calcext:value-type="float">
            <text:p>6E-167</text:p>
          </table:table-cell>
          <table:table-cell office:value-type="float" office:value="3.7E-163" calcext:value-type="float">
            <text:p>3.7E-163</text:p>
          </table:table-cell>
          <table:table-cell office:value-type="string" calcext:value-type="string">
            <text:p>chitin synthase 1 [Siniperca chuatsi]</text:p>
          </table:table-cell>
        </table:table-row>
        <table:table-row table:style-name="ro1">
          <table:table-cell office:value-type="string" calcext:value-type="string">
            <text:p>XP_023007999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63" calcext:value-type="float">
            <text:p>4.4E-163</text:p>
          </table:table-cell>
          <table:table-cell office:value-type="float" office:value="7.2E-167" calcext:value-type="float">
            <text:p>7.2E-167</text:p>
          </table:table-cell>
          <table:table-cell office:value-type="float" office:value="4.4E-163" calcext:value-type="float">
            <text:p>4.4E-163</text:p>
          </table:table-cell>
          <table:table-cell office:value-type="string" calcext:value-type="string">
            <text:p>chitin synthase chs-1-like [Maylandia zebra]</text:p>
          </table:table-cell>
        </table:table-row>
        <table:table-row table:style-name="ro1">
          <table:table-cell office:value-type="string" calcext:value-type="string">
            <text:p>XP_0418112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8E-163" calcext:value-type="float">
            <text:p>4.8E-163</text:p>
          </table:table-cell>
          <table:table-cell office:value-type="float" office:value="7.8E-167" calcext:value-type="float">
            <text:p>7.8E-167</text:p>
          </table:table-cell>
          <table:table-cell office:value-type="float" office:value="4.8E-163" calcext:value-type="float">
            <text:p>4.8E-163</text:p>
          </table:table-cell>
          <table:table-cell office:value-type="string" calcext:value-type="string">
            <text:p>chitin synthase chs-2-like [Chelmon rostratus]</text:p>
          </table:table-cell>
        </table:table-row>
        <table:table-row table:style-name="ro1">
          <table:table-cell office:value-type="string" calcext:value-type="string">
            <text:p>XP_0350114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5E-163" calcext:value-type="float">
            <text:p>6.5E-163</text:p>
          </table:table-cell>
          <table:table-cell office:value-type="float" office:value="2" calcext:value-type="float">
            <text:p>2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hitin synthase 1 [Hippoglossus stenolepis]</text:p>
          </table:table-cell>
        </table:table-row>
        <table:table-row table:style-name="ro1">
          <table:table-cell office:value-type="string" calcext:value-type="string">
            <text:p>XP_0425921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4E-163" calcext:value-type="float">
            <text:p>7.4E-163</text:p>
          </table:table-cell>
          <table:table-cell office:value-type="float" office:value="1.2E-166" calcext:value-type="float">
            <text:p>1.2E-166</text:p>
          </table:table-cell>
          <table:table-cell office:value-type="float" office:value="7.4E-163" calcext:value-type="float">
            <text:p>7.4E-163</text:p>
          </table:table-cell>
          <table:table-cell office:value-type="string" calcext:value-type="string">
            <text:p>chitin synthase chs-2-like [Cyprinus carpio]</text:p>
          </table:table-cell>
        </table:table-row>
        <table:table-row table:style-name="ro1">
          <table:table-cell office:value-type="string" calcext:value-type="string">
            <text:p>XP_0344337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63" calcext:value-type="float">
            <text:p>8.6E-163</text:p>
          </table:table-cell>
          <table:table-cell office:value-type="float" office:value="2.1" calcext:value-type="float">
            <text:p>2.1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chitin synthase 1 [Hippoglossus hippoglossus]</text:p>
          </table:table-cell>
        </table:table-row>
        <table:table-row table:style-name="ro1">
          <table:table-cell office:value-type="string" calcext:value-type="string">
            <text:p>XP_0093053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63" calcext:value-type="float">
            <text:p>8.6E-163</text:p>
          </table:table-cell>
          <table:table-cell office:value-type="float" office:value="1.4E-166" calcext:value-type="float">
            <text:p>1.4E-166</text:p>
          </table:table-cell>
          <table:table-cell office:value-type="float" office:value="8.6E-163" calcext:value-type="float">
            <text:p>8.6E-163</text:p>
          </table:table-cell>
          <table:table-cell office:value-type="string" calcext:value-type="string">
            <text:p>uncharacterized protein LOC322468 isoform X1 [Danio rerio]</text:p>
          </table:table-cell>
        </table:table-row>
        <table:table-row table:style-name="ro1">
          <table:table-cell office:value-type="string" calcext:value-type="string">
            <text:p>XP_01990186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8E-163" calcext:value-type="float">
            <text:p>8.8E-163</text:p>
          </table:table-cell>
          <table:table-cell office:value-type="float" office:value="2.2E-166" calcext:value-type="float">
            <text:p>2.2E-166</text:p>
          </table:table-cell>
          <table:table-cell office:value-type="float" office:value="1.3E-162" calcext:value-type="float">
            <text:p>1.3E-162</text:p>
          </table:table-cell>
          <table:table-cell office:value-type="string" calcext:value-type="string">
            <text:p>chitin synthase chs-2-like [Esox lucius]</text:p>
          </table:table-cell>
        </table:table-row>
        <table:table-row table:style-name="ro1">
          <table:table-cell office:value-type="string" calcext:value-type="string">
            <text:p>XP_0223249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5E-163" calcext:value-type="float">
            <text:p>9.5E-163</text:p>
          </table:table-cell>
          <table:table-cell office:value-type="float" office:value="2.4E-166" calcext:value-type="float">
            <text:p>2.4E-166</text:p>
          </table:table-cell>
          <table:table-cell office:value-type="float" office:value="1.5E-162" calcext:value-type="float">
            <text:p>1.5E-162</text:p>
          </table:table-cell>
          <table:table-cell office:value-type="string" calcext:value-type="string">
            <text:p>chitin synthase 1-like isoform X2 [Crassostrea virginica]</text:p>
          </table:table-cell>
        </table:table-row>
        <table:table-row table:style-name="ro1">
          <table:table-cell office:value-type="string" calcext:value-type="string">
            <text:p>XP_0191098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62" calcext:value-type="float">
            <text:p>1.4E-162</text:p>
          </table:table-cell>
          <table:table-cell office:value-type="float" office:value="7.9" calcext:value-type="float">
            <text:p>7.9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hitin synthase chs-2 [Larimichthys crocea]</text:p>
          </table:table-cell>
        </table:table-row>
        <table:table-row table:style-name="ro1">
          <table:table-cell office:value-type="string" calcext:value-type="string">
            <text:p>XP_0306464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62" calcext:value-type="float">
            <text:p>1.4E-162</text:p>
          </table:table-cell>
          <table:table-cell office:value-type="float" office:value="2.3E-166" calcext:value-type="float">
            <text:p>2.3E-166</text:p>
          </table:table-cell>
          <table:table-cell office:value-type="float" office:value="1.4E-162" calcext:value-type="float">
            <text:p>1.4E-162</text:p>
          </table:table-cell>
          <table:table-cell office:value-type="string" calcext:value-type="string">
            <text:p>LOW QUALITY PROTEIN: chitin synthase chs-2-like [Chanos chanos]</text:p>
          </table:table-cell>
        </table:table-row>
        <table:table-row table:style-name="ro1">
          <table:table-cell office:value-type="string" calcext:value-type="string">
            <text:p>XP_0400564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62" calcext:value-type="float">
            <text:p>1.8E-162</text:p>
          </table:table-cell>
          <table:table-cell office:value-type="float" office:value="2.9E-166" calcext:value-type="float">
            <text:p>2.9E-166</text:p>
          </table:table-cell>
          <table:table-cell office:value-type="float" office:value="1.8E-162" calcext:value-type="float">
            <text:p>1.8E-162</text:p>
          </table:table-cell>
          <table:table-cell office:value-type="string" calcext:value-type="string">
            <text:p>chitin synthase 1 [Gasterosteus aculeatus aculeatus]</text:p>
          </table:table-cell>
        </table:table-row>
        <table:table-row table:style-name="ro1">
          <table:table-cell office:value-type="string" calcext:value-type="string">
            <text:p>XP_0439317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62" calcext:value-type="float">
            <text:p>1.9E-162</text:p>
          </table:table-cell>
          <table:table-cell office:value-type="float" office:value="3.1E-166" calcext:value-type="float">
            <text:p>3.1E-166</text:p>
          </table:table-cell>
          <table:table-cell office:value-type="float" office:value="1.9E-162" calcext:value-type="float">
            <text:p>1.9E-162</text:p>
          </table:table-cell>
          <table:table-cell office:value-type="string" calcext:value-type="string">
            <text:p>chitin synthase chs-2-like [Protopterus annectens]</text:p>
          </table:table-cell>
        </table:table-row>
        <table:table-row table:style-name="ro1">
          <table:table-cell office:value-type="string" calcext:value-type="string">
            <text:p>XP_0278926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62" calcext:value-type="float">
            <text:p>2.1E-162</text:p>
          </table:table-cell>
          <table:table-cell office:value-type="float" office:value="3.5E-166" calcext:value-type="float">
            <text:p>3.5E-166</text:p>
          </table:table-cell>
          <table:table-cell office:value-type="float" office:value="2.1E-162" calcext:value-type="float">
            <text:p>2.1E-162</text:p>
          </table:table-cell>
          <table:table-cell office:value-type="string" calcext:value-type="string">
            <text:p>chitin synthase chs-2-like isoform X1 [Xiphophorus couchianus]</text:p>
          </table:table-cell>
        </table:table-row>
        <table:table-row table:style-name="ro1">
          <table:table-cell office:value-type="string" calcext:value-type="string">
            <text:p>XP_0399846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62" calcext:value-type="float">
            <text:p>2.5E-162</text:p>
          </table:table-cell>
          <table:table-cell office:value-type="float" office:value="6.6" calcext:value-type="float">
            <text:p>6.6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hitin synthase 1 [Xiphias gladius]</text:p>
          </table:table-cell>
        </table:table-row>
        <table:table-row table:style-name="ro1">
          <table:table-cell office:value-type="string" calcext:value-type="string">
            <text:p>XP_0139976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62" calcext:value-type="float">
            <text:p>2.8E-162</text:p>
          </table:table-cell>
          <table:table-cell office:value-type="float" office:value="8.3E-166" calcext:value-type="float">
            <text:p>8.3E-166</text:p>
          </table:table-cell>
          <table:table-cell office:value-type="float" office:value="5.1E-162" calcext:value-type="float">
            <text:p>5.1E-162</text:p>
          </table:table-cell>
          <table:table-cell office:value-type="string" calcext:value-type="string">
            <text:p>PREDICTED: uncharacterized protein LOC106570137 [Salmo salar]</text:p>
          </table:table-cell>
        </table:table-row>
        <table:table-row table:style-name="ro1">
          <table:table-cell office:value-type="string" calcext:value-type="string">
            <text:p>XP_0419652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62" calcext:value-type="float">
            <text:p>3.7E-162</text:p>
          </table:table-cell>
          <table:table-cell office:value-type="float" office:value="9.3E-166" calcext:value-type="float">
            <text:p>9.3E-166</text:p>
          </table:table-cell>
          <table:table-cell office:value-type="float" office:value="5.7E-162" calcext:value-type="float">
            <text:p>5.7E-162</text:p>
          </table:table-cell>
          <table:table-cell office:value-type="string" calcext:value-type="string">
            <text:p>chitin synthase chs-2 [Alosa sapidissima]</text:p>
          </table:table-cell>
        </table:table-row>
        <table:table-row table:style-name="ro1">
          <table:table-cell office:value-type="string" calcext:value-type="string">
            <text:p>XP_0431110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162" calcext:value-type="float">
            <text:p>5E-162</text:p>
          </table:table-cell>
          <table:table-cell office:value-type="float" office:value="8.2E-166" calcext:value-type="float">
            <text:p>8.2E-166</text:p>
          </table:table-cell>
          <table:table-cell office:value-type="float" office:value="5E-162" calcext:value-type="float">
            <text:p>5E-162</text:p>
          </table:table-cell>
          <table:table-cell office:value-type="string" calcext:value-type="string">
            <text:p>chitin synthase 1 [Puntigrus tetrazona]</text:p>
          </table:table-cell>
        </table:table-row>
        <table:table-row table:style-name="ro1">
          <table:table-cell office:value-type="string" calcext:value-type="string">
            <text:p>XP_0354850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5E-162" calcext:value-type="float">
            <text:p>5.5E-162</text:p>
          </table:table-cell>
          <table:table-cell office:value-type="float" office:value="9E-166" calcext:value-type="float">
            <text:p>9E-166</text:p>
          </table:table-cell>
          <table:table-cell office:value-type="float" office:value="5.5E-162" calcext:value-type="float">
            <text:p>5.5E-162</text:p>
          </table:table-cell>
          <table:table-cell office:value-type="string" calcext:value-type="string">
            <text:p>LOW QUALITY PROTEIN: chitin synthase 1 [Scophthalmus maximus]</text:p>
          </table:table-cell>
        </table:table-row>
        <table:table-row table:style-name="ro1">
          <table:table-cell office:value-type="string" calcext:value-type="string">
            <text:p>XP_0172742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162" calcext:value-type="float">
            <text:p>5.9E-162</text:p>
          </table:table-cell>
          <table:table-cell office:value-type="float" office:value="9.6E-166" calcext:value-type="float">
            <text:p>9.6E-166</text:p>
          </table:table-cell>
          <table:table-cell office:value-type="float" office:value="5.9E-162" calcext:value-type="float">
            <text:p>5.9E-162</text:p>
          </table:table-cell>
          <table:table-cell office:value-type="string" calcext:value-type="string">
            <text:p>chitin synthase 1 [Kryptolebias marmoratus]</text:p>
          </table:table-cell>
        </table:table-row>
        <table:table-row table:style-name="ro1">
          <table:table-cell office:value-type="string" calcext:value-type="string">
            <text:p>XP_0232001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62" calcext:value-type="float">
            <text:p>6.3E-162</text:p>
          </table:table-cell>
          <table:table-cell office:value-type="float" office:value="1.3E-165" calcext:value-type="float">
            <text:p>1.3E-165</text:p>
          </table:table-cell>
          <table:table-cell office:value-type="float" office:value="8.2E-162" calcext:value-type="float">
            <text:p>8.2E-162</text:p>
          </table:table-cell>
          <table:table-cell office:value-type="string" calcext:value-type="string">
            <text:p>uncharacterized protein LOC102222640 [Xiphophorus maculatus]</text:p>
          </table:table-cell>
        </table:table-row>
        <table:table-row table:style-name="ro1">
          <table:table-cell office:value-type="string" calcext:value-type="string">
            <text:p>XP_04388576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1E-162" calcext:value-type="float">
            <text:p>7.1E-162</text:p>
          </table:table-cell>
          <table:table-cell office:value-type="float" office:value="1.2E-165" calcext:value-type="float">
            <text:p>1.2E-165</text:p>
          </table:table-cell>
          <table:table-cell office:value-type="float" office:value="7.1E-162" calcext:value-type="float">
            <text:p>7.1E-162</text:p>
          </table:table-cell>
          <table:table-cell office:value-type="string" calcext:value-type="string">
            <text:p>chitin synthase 1 isoform X1 [Solea senegalensis]</text:p>
          </table:table-cell>
        </table:table-row>
        <table:table-row table:style-name="ro1">
          <table:table-cell office:value-type="string" calcext:value-type="string">
            <text:p>XP_0438857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2E-162" calcext:value-type="float">
            <text:p>7.2E-162</text:p>
          </table:table-cell>
          <table:table-cell office:value-type="float" office:value="1.2E-165" calcext:value-type="float">
            <text:p>1.2E-165</text:p>
          </table:table-cell>
          <table:table-cell office:value-type="float" office:value="7.2E-162" calcext:value-type="float">
            <text:p>7.2E-162</text:p>
          </table:table-cell>
          <table:table-cell office:value-type="string" calcext:value-type="string">
            <text:p>chitin synthase 1 isoform X2 [Solea senegalensis]</text:p>
          </table:table-cell>
        </table:table-row>
        <table:table-row table:style-name="ro1">
          <table:table-cell office:value-type="string" calcext:value-type="string">
            <text:p>XP_0396761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162" calcext:value-type="float">
            <text:p>7.8E-162</text:p>
          </table:table-cell>
          <table:table-cell office:value-type="float" office:value="2.3E-165" calcext:value-type="float">
            <text:p>2.3E-165</text:p>
          </table:table-cell>
          <table:table-cell office:value-type="float" office:value="1.4E-161" calcext:value-type="float">
            <text:p>1.4E-161</text:p>
          </table:table-cell>
          <table:table-cell office:value-type="string" calcext:value-type="string">
            <text:p>chitin synthase chs-2-like [Perca fluviatilis]</text:p>
          </table:table-cell>
        </table:table-row>
        <table:table-row table:style-name="ro1">
          <table:table-cell office:value-type="string" calcext:value-type="string">
            <text:p>XP_04164508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7E-162" calcext:value-type="float">
            <text:p>8.7E-162</text:p>
          </table:table-cell>
          <table:table-cell office:value-type="float" office:value="1.4E-165" calcext:value-type="float">
            <text:p>1.4E-165</text:p>
          </table:table-cell>
          <table:table-cell office:value-type="float" office:value="8.7E-162" calcext:value-type="float">
            <text:p>8.7E-162</text:p>
          </table:table-cell>
          <table:table-cell office:value-type="string" calcext:value-type="string">
            <text:p>chitin synthase 1 [Cheilinus undulatus]</text:p>
          </table:table-cell>
        </table:table-row>
        <table:table-row table:style-name="ro1">
          <table:table-cell office:value-type="string" calcext:value-type="string">
            <text:p>XP_0369511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8E-162" calcext:value-type="float">
            <text:p>8.8E-162</text:p>
          </table:table-cell>
          <table:table-cell office:value-type="float" office:value="1.4E-165" calcext:value-type="float">
            <text:p>1.4E-165</text:p>
          </table:table-cell>
          <table:table-cell office:value-type="float" office:value="8.8E-162" calcext:value-type="float">
            <text:p>8.8E-162</text:p>
          </table:table-cell>
          <table:table-cell office:value-type="string" calcext:value-type="string">
            <text:p>chitin synthase 1 [Acanthopagrus latus]</text:p>
          </table:table-cell>
        </table:table-row>
        <table:table-row table:style-name="ro1">
          <table:table-cell office:value-type="string" calcext:value-type="string">
            <text:p>XP_01860474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61" calcext:value-type="float">
            <text:p>1E-161</text:p>
          </table:table-cell>
          <table:table-cell office:value-type="float" office:value="8E-165" calcext:value-type="float">
            <text:p>8E-165</text:p>
          </table:table-cell>
          <table:table-cell office:value-type="float" office:value="4.9E-161" calcext:value-type="float">
            <text:p>4.9E-161</text:p>
          </table:table-cell>
          <table:table-cell office:value-type="string" calcext:value-type="string">
            <text:p>chitin synthase-like [Scleropages formosus]</text:p>
          </table:table-cell>
        </table:table-row>
        <table:table-row table:style-name="ro1">
          <table:table-cell office:value-type="string" calcext:value-type="string">
            <text:p>XP_0364030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61" calcext:value-type="float">
            <text:p>1.1E-161</text:p>
          </table:table-cell>
          <table:table-cell office:value-type="float" office:value="1.7E-165" calcext:value-type="float">
            <text:p>1.7E-165</text:p>
          </table:table-cell>
          <table:table-cell office:value-type="float" office:value="1.1E-161" calcext:value-type="float">
            <text:p>1.1E-161</text:p>
          </table:table-cell>
          <table:table-cell office:value-type="string" calcext:value-type="string">
            <text:p>chitin synthase 1 [Megalops cyprinoides]</text:p>
          </table:table-cell>
        </table:table-row>
        <table:table-row table:style-name="ro1">
          <table:table-cell office:value-type="string" calcext:value-type="string">
            <text:p>XP_0410644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61" calcext:value-type="float">
            <text:p>1.1E-161</text:p>
          </table:table-cell>
          <table:table-cell office:value-type="float" office:value="0.0000000017" calcext:value-type="float">
            <text:p>0.0000000017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chitin synthase chs-2-like isoform X3 [Carcharodon carcharias]</text:p>
          </table:table-cell>
        </table:table-row>
        <table:table-row table:style-name="ro1">
          <table:table-cell office:value-type="string" calcext:value-type="string">
            <text:p>XP_03283633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61" calcext:value-type="float">
            <text:p>1.3E-161</text:p>
          </table:table-cell>
          <table:table-cell office:value-type="float" office:value="0.0021" calcext:value-type="float">
            <text:p>0.0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tin synthase chs-2-like isoform X1 [Petromyzon marinus]</text:p>
          </table:table-cell>
        </table:table-row>
        <table:table-row table:style-name="ro1">
          <table:table-cell office:value-type="string" calcext:value-type="string">
            <text:p>XP_0376093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61" calcext:value-type="float">
            <text:p>1.7E-161</text:p>
          </table:table-cell>
          <table:table-cell office:value-type="float" office:value="2.8E-165" calcext:value-type="float">
            <text:p>2.8E-165</text:p>
          </table:table-cell>
          <table:table-cell office:value-type="float" office:value="1.7E-161" calcext:value-type="float">
            <text:p>1.7E-161</text:p>
          </table:table-cell>
          <table:table-cell office:value-type="string" calcext:value-type="string">
            <text:p>chitin synthase 1 [Sebastes umbrosus]</text:p>
          </table:table-cell>
        </table:table-row>
        <table:table-row table:style-name="ro1">
          <table:table-cell office:value-type="string" calcext:value-type="string">
            <text:p>XP_0395949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61" calcext:value-type="float">
            <text:p>2.8E-161</text:p>
          </table:table-cell>
          <table:table-cell office:value-type="float" office:value="4.6E-165" calcext:value-type="float">
            <text:p>4.6E-165</text:p>
          </table:table-cell>
          <table:table-cell office:value-type="float" office:value="2.8E-161" calcext:value-type="float">
            <text:p>2.8E-161</text:p>
          </table:table-cell>
          <table:table-cell office:value-type="string" calcext:value-type="string">
            <text:p>chitin synthase 1 [Polypterus senegalus]</text:p>
          </table:table-cell>
        </table:table-row>
        <table:table-row table:style-name="ro1">
          <table:table-cell office:value-type="string" calcext:value-type="string">
            <text:p>XP_012039021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61" calcext:value-type="float">
            <text:p>3.4E-161</text:p>
          </table:table-cell>
          <table:table-cell office:value-type="float" office:value="6.9E-164" calcext:value-type="float">
            <text:p>6.9E-164</text:p>
          </table:table-cell>
          <table:table-cell office:value-type="float" office:value="4.2E-160" calcext:value-type="float">
            <text:p>4.2E-160</text:p>
          </table:table-cell>
          <table:table-cell office:value-type="string" calcext:value-type="string">
            <text:p>LOW QUALITY PROTEIN: hyaluronan synthase 2-like [Ovis aries]</text:p>
          </table:table-cell>
        </table:table-row>
        <table:table-row table:style-name="ro1">
          <table:table-cell office:value-type="string" calcext:value-type="string">
            <text:p>XP_0418366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61" calcext:value-type="float">
            <text:p>4.4E-161</text:p>
          </table:table-cell>
          <table:table-cell office:value-type="float" office:value="7.2E-165" calcext:value-type="float">
            <text:p>7.2E-165</text:p>
          </table:table-cell>
          <table:table-cell office:value-type="float" office:value="4.4E-161" calcext:value-type="float">
            <text:p>4.4E-161</text:p>
          </table:table-cell>
          <table:table-cell office:value-type="string" calcext:value-type="string">
            <text:p>chitin synthase 1 [Melanotaenia boesemani]</text:p>
          </table:table-cell>
        </table:table-row>
        <table:table-row table:style-name="ro1">
          <table:table-cell office:value-type="string" calcext:value-type="string">
            <text:p>XP_0344007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161" calcext:value-type="float">
            <text:p>5E-161</text:p>
          </table:table-cell>
          <table:table-cell office:value-type="float" office:value="9.7E-165" calcext:value-type="float">
            <text:p>9.7E-165</text:p>
          </table:table-cell>
          <table:table-cell office:value-type="float" office:value="5.9E-161" calcext:value-type="float">
            <text:p>5.9E-161</text:p>
          </table:table-cell>
          <table:table-cell office:value-type="string" calcext:value-type="string">
            <text:p>chitin synthase chs-2-like isoform X1 [Cyclopterus lumpus]</text:p>
          </table:table-cell>
        </table:table-row>
        <table:table-row table:style-name="ro1">
          <table:table-cell office:value-type="string" calcext:value-type="string">
            <text:p>XP_0328363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161" calcext:value-type="float">
            <text:p>5.4E-161</text:p>
          </table:table-cell>
          <table:table-cell office:value-type="float" office:value="0.0021" calcext:value-type="float">
            <text:p>0.0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tin synthase chs-2-like isoform X2 [Petromyzon marinus]</text:p>
          </table:table-cell>
        </table:table-row>
        <table:table-row table:style-name="ro1">
          <table:table-cell office:value-type="string" calcext:value-type="string">
            <text:p>XP_0350384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4E-161" calcext:value-type="float">
            <text:p>7.4E-161</text:p>
          </table:table-cell>
          <table:table-cell office:value-type="float" office:value="2.2E-164" calcext:value-type="float">
            <text:p>2.2E-164</text:p>
          </table:table-cell>
          <table:table-cell office:value-type="float" office:value="1.3E-160" calcext:value-type="float">
            <text:p>1.3E-160</text:p>
          </table:table-cell>
          <table:table-cell office:value-type="string" calcext:value-type="string">
            <text:p>chitin synthase chs-2-like [Hippoglossus stenolepis]</text:p>
          </table:table-cell>
        </table:table-row>
        <table:table-row table:style-name="ro1">
          <table:table-cell office:value-type="string" calcext:value-type="string">
            <text:p>XP_0338744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5E-161" calcext:value-type="float">
            <text:p>7.5E-161</text:p>
          </table:table-cell>
          <table:table-cell office:value-type="float" office:value="1.2E-164" calcext:value-type="float">
            <text:p>1.2E-164</text:p>
          </table:table-cell>
          <table:table-cell office:value-type="float" office:value="7.5E-161" calcext:value-type="float">
            <text:p>7.5E-161</text:p>
          </table:table-cell>
          <table:table-cell office:value-type="string" calcext:value-type="string">
            <text:p>chitin synthase chs-2-like [Acipenser ruthenus]</text:p>
          </table:table-cell>
        </table:table-row>
        <table:table-row table:style-name="ro1">
          <table:table-cell office:value-type="string" calcext:value-type="string">
            <text:p>XP_0423437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7E-161" calcext:value-type="float">
            <text:p>7.7E-161</text:p>
          </table:table-cell>
          <table:table-cell office:value-type="float" office:value="1.3E-164" calcext:value-type="float">
            <text:p>1.3E-164</text:p>
          </table:table-cell>
          <table:table-cell office:value-type="float" office:value="7.7E-161" calcext:value-type="float">
            <text:p>7.7E-161</text:p>
          </table:table-cell>
          <table:table-cell office:value-type="string" calcext:value-type="string">
            <text:p>chitin synthase 1 [Plectropomus leopardus]</text:p>
          </table:table-cell>
        </table:table-row>
        <table:table-row table:style-name="ro1">
          <table:table-cell office:value-type="string" calcext:value-type="string">
            <text:p>XP_0344561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61" calcext:value-type="float">
            <text:p>8.6E-161</text:p>
          </table:table-cell>
          <table:table-cell office:value-type="float" office:value="2.1E-164" calcext:value-type="float">
            <text:p>2.1E-164</text:p>
          </table:table-cell>
          <table:table-cell office:value-type="float" office:value="1.3E-160" calcext:value-type="float">
            <text:p>1.3E-160</text:p>
          </table:table-cell>
          <table:table-cell office:value-type="string" calcext:value-type="string">
            <text:p>LOW QUALITY PROTEIN: chitin synthase chs-2-like [Hippoglossus hippoglossus]</text:p>
          </table:table-cell>
        </table:table-row>
        <table:table-row table:style-name="ro1">
          <table:table-cell office:value-type="string" calcext:value-type="string">
            <text:p>XP_0192065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1E-161" calcext:value-type="float">
            <text:p>9.1E-161</text:p>
          </table:table-cell>
          <table:table-cell office:value-type="float" office:value="2.7E-164" calcext:value-type="float">
            <text:p>2.7E-164</text:p>
          </table:table-cell>
          <table:table-cell office:value-type="float" office:value="1.7E-160" calcext:value-type="float">
            <text:p>1.7E-160</text:p>
          </table:table-cell>
          <table:table-cell office:value-type="string" calcext:value-type="string">
            <text:p>chitin synthase chs-2 [Oreochromis niloticus]</text:p>
          </table:table-cell>
        </table:table-row>
        <table:table-row table:style-name="ro1">
          <table:table-cell office:value-type="string" calcext:value-type="string">
            <text:p>XP_02897563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60" calcext:value-type="float">
            <text:p>1.2E-160</text:p>
          </table:table-cell>
          <table:table-cell office:value-type="float" office:value="1.9E-164" calcext:value-type="float">
            <text:p>1.9E-164</text:p>
          </table:table-cell>
          <table:table-cell office:value-type="float" office:value="1.2E-160" calcext:value-type="float">
            <text:p>1.2E-160</text:p>
          </table:table-cell>
          <table:table-cell office:value-type="string" calcext:value-type="string">
            <text:p>chitin synthase chs-2-like isoform X1 [Esox lucius]</text:p>
          </table:table-cell>
        </table:table-row>
        <table:table-row table:style-name="ro1">
          <table:table-cell office:value-type="string" calcext:value-type="string">
            <text:p>XP_0271423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160" calcext:value-type="float">
            <text:p>4.7E-160</text:p>
          </table:table-cell>
          <table:table-cell office:value-type="float" office:value="1.1E-163" calcext:value-type="float">
            <text:p>1.1E-163</text:p>
          </table:table-cell>
          <table:table-cell office:value-type="float" office:value="6.8E-160" calcext:value-type="float">
            <text:p>6.8E-160</text:p>
          </table:table-cell>
          <table:table-cell office:value-type="string" calcext:value-type="string">
            <text:p>chitin synthase [Larimichthys crocea]</text:p>
          </table:table-cell>
        </table:table-row>
        <table:table-row table:style-name="ro1">
          <table:table-cell office:value-type="string" calcext:value-type="string">
            <text:p>XP_0242563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60" calcext:value-type="float">
            <text:p>6.1E-160</text:p>
          </table:table-cell>
          <table:table-cell office:value-type="float" office:value="1.5E-163" calcext:value-type="float">
            <text:p>1.5E-163</text:p>
          </table:table-cell>
          <table:table-cell office:value-type="float" office:value="8.9E-160" calcext:value-type="float">
            <text:p>8.9E-160</text:p>
          </table:table-cell>
          <table:table-cell office:value-type="string" calcext:value-type="string">
            <text:p>chitin synthase chs-2-like [Oncorhynchus tshawytscha]</text:p>
          </table:table-cell>
        </table:table-row>
        <table:table-row table:style-name="ro1">
          <table:table-cell office:value-type="string" calcext:value-type="string">
            <text:p>XP_0373017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2E-160" calcext:value-type="float">
            <text:p>7.2E-160</text:p>
          </table:table-cell>
          <table:table-cell office:value-type="float" office:value="2.6E-163" calcext:value-type="float">
            <text:p>2.6E-163</text:p>
          </table:table-cell>
          <table:table-cell office:value-type="float" office:value="1.6E-159" calcext:value-type="float">
            <text:p>1.6E-159</text:p>
          </table:table-cell>
          <table:table-cell office:value-type="string" calcext:value-type="string">
            <text:p>LOW QUALITY PROTEIN: chitin synthase chs-2-like <text:s/>partial [Manduca sexta]</text:p>
          </table:table-cell>
        </table:table-row>
        <table:table-row table:style-name="ro1">
          <table:table-cell office:value-type="string" calcext:value-type="string">
            <text:p>XP_0394610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E-160" calcext:value-type="float">
            <text:p>7.3E-160</text:p>
          </table:table-cell>
          <table:table-cell office:value-type="float" office:value="1.2E-163" calcext:value-type="float">
            <text:p>1.2E-163</text:p>
          </table:table-cell>
          <table:table-cell office:value-type="float" office:value="7.3E-160" calcext:value-type="float">
            <text:p>7.3E-160</text:p>
          </table:table-cell>
          <table:table-cell office:value-type="string" calcext:value-type="string">
            <text:p>chitin synthase chs-1-like [Oreochromis aureus]</text:p>
          </table:table-cell>
        </table:table-row>
        <table:table-row table:style-name="ro1">
          <table:table-cell office:value-type="string" calcext:value-type="string">
            <text:p>XP_0371029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59" calcext:value-type="float">
            <text:p>1E-159</text:p>
          </table:table-cell>
          <table:table-cell office:value-type="float" office:value="1.7E-163" calcext:value-type="float">
            <text:p>1.7E-163</text:p>
          </table:table-cell>
          <table:table-cell office:value-type="float" office:value="1E-159" calcext:value-type="float">
            <text:p>1E-159</text:p>
          </table:table-cell>
          <table:table-cell office:value-type="string" calcext:value-type="string">
            <text:p>chitin synthase 1 [Syngnathus acus]</text:p>
          </table:table-cell>
        </table:table-row>
        <table:table-row table:style-name="ro1">
          <table:table-cell office:value-type="string" calcext:value-type="string">
            <text:p>XP_0423629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59" calcext:value-type="float">
            <text:p>1.1E-159</text:p>
          </table:table-cell>
          <table:table-cell office:value-type="float" office:value="1.8E-163" calcext:value-type="float">
            <text:p>1.8E-163</text:p>
          </table:table-cell>
          <table:table-cell office:value-type="float" office:value="1.1E-159" calcext:value-type="float">
            <text:p>1.1E-159</text:p>
          </table:table-cell>
          <table:table-cell office:value-type="string" calcext:value-type="string">
            <text:p>LOW QUALITY PROTEIN: chitin synthase chs-1-like [Plectropomus leopardus]</text:p>
          </table:table-cell>
        </table:table-row>
        <table:table-row table:style-name="ro1">
          <table:table-cell office:value-type="string" calcext:value-type="string">
            <text:p>XP_0192065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59" calcext:value-type="float">
            <text:p>1.7E-159</text:p>
          </table:table-cell>
          <table:table-cell office:value-type="float" office:value="2.8E-163" calcext:value-type="float">
            <text:p>2.8E-163</text:p>
          </table:table-cell>
          <table:table-cell office:value-type="float" office:value="1.7E-159" calcext:value-type="float">
            <text:p>1.7E-159</text:p>
          </table:table-cell>
          <table:table-cell office:value-type="string" calcext:value-type="string">
            <text:p>chitin synthase chs-1 isoform X1 [Oreochromis niloticus]</text:p>
          </table:table-cell>
        </table:table-row>
        <table:table-row table:style-name="ro1">
          <table:table-cell office:value-type="string" calcext:value-type="string">
            <text:p>XP_0352560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59" calcext:value-type="float">
            <text:p>3E-159</text:p>
          </table:table-cell>
          <table:table-cell office:value-type="float" office:value="4.9E-163" calcext:value-type="float">
            <text:p>4.9E-163</text:p>
          </table:table-cell>
          <table:table-cell office:value-type="float" office:value="3E-159" calcext:value-type="float">
            <text:p>3E-159</text:p>
          </table:table-cell>
          <table:table-cell office:value-type="string" calcext:value-type="string">
            <text:p>chitin synthase 1 [Anguilla anguilla]</text:p>
          </table:table-cell>
        </table:table-row>
        <table:table-row table:style-name="ro1">
          <table:table-cell office:value-type="string" calcext:value-type="string">
            <text:p>XP_0192065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59" calcext:value-type="float">
            <text:p>4.3E-159</text:p>
          </table:table-cell>
          <table:table-cell office:value-type="float" office:value="7.1E-163" calcext:value-type="float">
            <text:p>7.1E-163</text:p>
          </table:table-cell>
          <table:table-cell office:value-type="float" office:value="4.3E-159" calcext:value-type="float">
            <text:p>4.3E-159</text:p>
          </table:table-cell>
          <table:table-cell office:value-type="string" calcext:value-type="string">
            <text:p>chitin synthase chs-1 isoform X2 [Oreochromis niloticus]</text:p>
          </table:table-cell>
        </table:table-row>
        <table:table-row table:style-name="ro1">
          <table:table-cell office:value-type="string" calcext:value-type="string">
            <text:p>XP_03441946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59" calcext:value-type="float">
            <text:p>4.3E-159</text:p>
          </table:table-cell>
          <table:table-cell office:value-type="float" office:value="9.5" calcext:value-type="float">
            <text:p>9.5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chitin synthase 1 [Cyclopterus lumpus]</text:p>
          </table:table-cell>
        </table:table-row>
        <table:table-row table:style-name="ro1">
          <table:table-cell office:value-type="string" calcext:value-type="string">
            <text:p>XP_0290235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59" calcext:value-type="float">
            <text:p>5.1E-159</text:p>
          </table:table-cell>
          <table:table-cell office:value-type="float" office:value="1.3E-162" calcext:value-type="float">
            <text:p>1.3E-162</text:p>
          </table:table-cell>
          <table:table-cell office:value-type="float" office:value="7.7E-159" calcext:value-type="float">
            <text:p>7.7E-159</text:p>
          </table:table-cell>
          <table:table-cell office:value-type="string" calcext:value-type="string">
            <text:p>chitin synthase chs-2-like [Betta splendens]</text:p>
          </table:table-cell>
        </table:table-row>
        <table:table-row table:style-name="ro1">
          <table:table-cell office:value-type="string" calcext:value-type="string">
            <text:p>XP_002127419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159" calcext:value-type="float">
            <text:p>5.4E-159</text:p>
          </table:table-cell>
          <table:table-cell office:value-type="float" office:value="8.9E-163" calcext:value-type="float">
            <text:p>8.9E-163</text:p>
          </table:table-cell>
          <table:table-cell office:value-type="float" office:value="5.4E-159" calcext:value-type="float">
            <text:p>5.4E-159</text:p>
          </table:table-cell>
          <table:table-cell office:value-type="string" calcext:value-type="string">
            <text:p>chitin synthase-like [Ciona intestinalis]</text:p>
          </table:table-cell>
        </table:table-row>
        <table:table-row table:style-name="ro1">
          <table:table-cell office:value-type="string" calcext:value-type="string">
            <text:p>XP_0405702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58" calcext:value-type="float">
            <text:p>1.7E-158</text:p>
          </table:table-cell>
          <table:table-cell office:value-type="float" office:value="3.7E-162" calcext:value-type="float">
            <text:p>3.7E-162</text:p>
          </table:table-cell>
          <table:table-cell office:value-type="float" office:value="2.2E-158" calcext:value-type="float">
            <text:p>2.2E-158</text:p>
          </table:table-cell>
          <table:table-cell office:value-type="string" calcext:value-type="string">
            <text:p>chitin synthase chs-2-like isoform X2 [Lepeophtheirus salmonis]</text:p>
          </table:table-cell>
        </table:table-row>
        <table:table-row table:style-name="ro1">
          <table:table-cell office:value-type="string" calcext:value-type="string">
            <text:p>XP_0405702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58" calcext:value-type="float">
            <text:p>1.7E-158</text:p>
          </table:table-cell>
          <table:table-cell office:value-type="float" office:value="3.8E-162" calcext:value-type="float">
            <text:p>3.8E-162</text:p>
          </table:table-cell>
          <table:table-cell office:value-type="float" office:value="2.3E-158" calcext:value-type="float">
            <text:p>2.3E-158</text:p>
          </table:table-cell>
          <table:table-cell office:value-type="string" calcext:value-type="string">
            <text:p>chitin synthase chs-2-like isoform X1 [Lepeophtheirus salmonis]</text:p>
          </table:table-cell>
        </table:table-row>
        <table:table-row table:style-name="ro1">
          <table:table-cell office:value-type="string" calcext:value-type="string">
            <text:p>XP_0302035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58" calcext:value-type="float">
            <text:p>2.3E-158</text:p>
          </table:table-cell>
          <table:table-cell office:value-type="float" office:value="6.3E-162" calcext:value-type="float">
            <text:p>6.3E-162</text:p>
          </table:table-cell>
          <table:table-cell office:value-type="float" office:value="3.8E-158" calcext:value-type="float">
            <text:p>3.8E-158</text:p>
          </table:table-cell>
          <table:table-cell office:value-type="string" calcext:value-type="string">
            <text:p>chitin synthase chs-1-like [Gadus morhua]</text:p>
          </table:table-cell>
        </table:table-row>
        <table:table-row table:style-name="ro1">
          <table:table-cell office:value-type="string" calcext:value-type="string">
            <text:p>XP_02931818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58" calcext:value-type="float">
            <text:p>2.4E-158</text:p>
          </table:table-cell>
          <table:table-cell office:value-type="float" office:value="3.3" calcext:value-type="float">
            <text:p>3.3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hitin synthase chs-2-like [Cottoperca gobio]</text:p>
          </table:table-cell>
        </table:table-row>
        <table:table-row table:style-name="ro1">
          <table:table-cell office:value-type="string" calcext:value-type="string">
            <text:p>XP_0366864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58" calcext:value-type="float">
            <text:p>2.5E-158</text:p>
          </table:table-cell>
          <table:table-cell office:value-type="float" office:value="6.2E-161" calcext:value-type="float">
            <text:p>6.2E-161</text:p>
          </table:table-cell>
          <table:table-cell office:value-type="float" office:value="3.8E-157" calcext:value-type="float">
            <text:p>3.8E-157</text:p>
          </table:table-cell>
          <table:table-cell office:value-type="string" calcext:value-type="string">
            <text:p>LOW QUALITY PROTEIN: hyaluronan synthase 2-like [Balaenoptera musculus]</text:p>
          </table:table-cell>
        </table:table-row>
        <table:table-row table:style-name="ro1">
          <table:table-cell office:value-type="string" calcext:value-type="string">
            <text:p>XP_0171593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58" calcext:value-type="float">
            <text:p>5.7E-158</text:p>
          </table:table-cell>
          <table:table-cell office:value-type="float" office:value="9.4E-162" calcext:value-type="float">
            <text:p>9.4E-162</text:p>
          </table:table-cell>
          <table:table-cell office:value-type="float" office:value="5.7E-158" calcext:value-type="float">
            <text:p>5.7E-158</text:p>
          </table:table-cell>
          <table:table-cell office:value-type="string" calcext:value-type="string">
            <text:p>PREDICTED: LOW QUALITY PROTEIN: uncharacterized protein LOC103462893 [Poecilia reticulata]</text:p>
          </table:table-cell>
        </table:table-row>
        <table:table-row table:style-name="ro1">
          <table:table-cell office:value-type="string" calcext:value-type="string">
            <text:p>XP_0395947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2E-158" calcext:value-type="float">
            <text:p>8.2E-158</text:p>
          </table:table-cell>
          <table:table-cell office:value-type="float" office:value="0.00000000014" calcext:value-type="float">
            <text:p>1.4E-10</text:p>
          </table:table-cell>
          <table:table-cell office:value-type="float" office:value="0.00000088" calcext:value-type="float">
            <text:p>0.00000088</text:p>
          </table:table-cell>
          <table:table-cell office:value-type="string" calcext:value-type="string">
            <text:p>chitin synthase chs-2-like isoform X3 [Polypterus senegalus]</text:p>
          </table:table-cell>
        </table:table-row>
        <table:table-row table:style-name="ro1">
          <table:table-cell office:value-type="string" calcext:value-type="string">
            <text:p>XP_0416643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57" calcext:value-type="float">
            <text:p>1.6E-157</text:p>
          </table:table-cell>
          <table:table-cell office:value-type="float" office:value="2.6E-161" calcext:value-type="float">
            <text:p>2.6E-161</text:p>
          </table:table-cell>
          <table:table-cell office:value-type="float" office:value="1.6E-157" calcext:value-type="float">
            <text:p>1.6E-157</text:p>
          </table:table-cell>
          <table:table-cell office:value-type="string" calcext:value-type="string">
            <text:p>LOW QUALITY PROTEIN: chitin synthase chs-2-like [Cheilinus undulatus]</text:p>
          </table:table-cell>
        </table:table-row>
        <table:table-row table:style-name="ro1">
          <table:table-cell office:value-type="string" calcext:value-type="string">
            <text:p>XP_0373960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57" calcext:value-type="float">
            <text:p>4.3E-157</text:p>
          </table:table-cell>
          <table:table-cell office:value-type="float" office:value="1.1E-160" calcext:value-type="float">
            <text:p>1.1E-160</text:p>
          </table:table-cell>
          <table:table-cell office:value-type="float" office:value="6.9E-157" calcext:value-type="float">
            <text:p>6.9E-157</text:p>
          </table:table-cell>
          <table:table-cell office:value-type="string" calcext:value-type="string">
            <text:p>chitin synthase chs-2 [Pygocentrus nattereri]</text:p>
          </table:table-cell>
        </table:table-row>
        <table:table-row table:style-name="ro1">
          <table:table-cell office:value-type="string" calcext:value-type="string">
            <text:p>XP_0334879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7E-157" calcext:value-type="float">
            <text:p>7.7E-157</text:p>
          </table:table-cell>
          <table:table-cell office:value-type="float" office:value="2.6" calcext:value-type="float">
            <text:p>2.6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chitin synthase 1 [Epinephelus lanceolatus]</text:p>
          </table:table-cell>
        </table:table-row>
        <table:table-row table:style-name="ro1">
          <table:table-cell office:value-type="string" calcext:value-type="string">
            <text:p>XP_0400452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3E-156" calcext:value-type="float">
            <text:p>9.3E-156</text:p>
          </table:table-cell>
          <table:table-cell office:value-type="float" office:value="3E-159" calcext:value-type="float">
            <text:p>3E-159</text:p>
          </table:table-cell>
          <table:table-cell office:value-type="float" office:value="1.8E-155" calcext:value-type="float">
            <text:p>1.8E-155</text:p>
          </table:table-cell>
          <table:table-cell office:value-type="string" calcext:value-type="string">
            <text:p>chitin synthase chs-2-like [Gasterosteus aculeatus aculeatus]</text:p>
          </table:table-cell>
        </table:table-row>
        <table:table-row table:style-name="ro1">
          <table:table-cell office:value-type="string" calcext:value-type="string">
            <text:p>XP_0344007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55" calcext:value-type="float">
            <text:p>1.8E-155</text:p>
          </table:table-cell>
          <table:table-cell office:value-type="float" office:value="5.2E-159" calcext:value-type="float">
            <text:p>5.2E-159</text:p>
          </table:table-cell>
          <table:table-cell office:value-type="float" office:value="3.2E-155" calcext:value-type="float">
            <text:p>3.2E-155</text:p>
          </table:table-cell>
          <table:table-cell office:value-type="string" calcext:value-type="string">
            <text:p>chitin synthase chs-1-like [Cyclopterus lumpus]</text:p>
          </table:table-cell>
        </table:table-row>
        <table:table-row table:style-name="ro1">
          <table:table-cell office:value-type="string" calcext:value-type="string">
            <text:p>XP_0416643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55" calcext:value-type="float">
            <text:p>2E-155</text:p>
          </table:table-cell>
          <table:table-cell office:value-type="float" office:value="3.2E-159" calcext:value-type="float">
            <text:p>3.2E-159</text:p>
          </table:table-cell>
          <table:table-cell office:value-type="float" office:value="2E-155" calcext:value-type="float">
            <text:p>2E-155</text:p>
          </table:table-cell>
          <table:table-cell office:value-type="string" calcext:value-type="string">
            <text:p>chitin synthase chs-2-like [Cheilinus undulatus]</text:p>
          </table:table-cell>
        </table:table-row>
        <table:table-row table:style-name="ro1">
          <table:table-cell office:value-type="string" calcext:value-type="string">
            <text:p>XP_0213300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54" calcext:value-type="float">
            <text:p>2.8E-154</text:p>
          </table:table-cell>
          <table:table-cell office:value-type="float" office:value="4.6E-158" calcext:value-type="float">
            <text:p>4.6E-158</text:p>
          </table:table-cell>
          <table:table-cell office:value-type="float" office:value="2.8E-154" calcext:value-type="float">
            <text:p>2.8E-154</text:p>
          </table:table-cell>
          <table:table-cell office:value-type="string" calcext:value-type="string">
            <text:p>LOW QUALITY PROTEIN: uncharacterized protein si:ch211-264e16.2 isoform X2 [Danio rerio]</text:p>
          </table:table-cell>
        </table:table-row>
        <table:table-row table:style-name="ro1">
          <table:table-cell office:value-type="string" calcext:value-type="string">
            <text:p>XP_0249207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54" calcext:value-type="float">
            <text:p>4.3E-154</text:p>
          </table:table-cell>
          <table:table-cell office:value-type="float" office:value="1.2E-157" calcext:value-type="float">
            <text:p>1.2E-157</text:p>
          </table:table-cell>
          <table:table-cell office:value-type="float" office:value="7.3E-154" calcext:value-type="float">
            <text:p>7.3E-154</text:p>
          </table:table-cell>
          <table:table-cell office:value-type="string" calcext:value-type="string">
            <text:p>chitin synthase chs-2-like [Cynoglossus semilaevis]</text:p>
          </table:table-cell>
        </table:table-row>
        <table:table-row table:style-name="ro1">
          <table:table-cell office:value-type="string" calcext:value-type="string">
            <text:p>XP_0356484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54" calcext:value-type="float">
            <text:p>5.7E-154</text:p>
          </table:table-cell>
          <table:table-cell office:value-type="float" office:value="1.2E-157" calcext:value-type="float">
            <text:p>1.2E-157</text:p>
          </table:table-cell>
          <table:table-cell office:value-type="float" office:value="7.4E-154" calcext:value-type="float">
            <text:p>7.4E-154</text:p>
          </table:table-cell>
          <table:table-cell office:value-type="string" calcext:value-type="string">
            <text:p>chitin synthase chs-2-like [Oncorhynchus keta]</text:p>
          </table:table-cell>
        </table:table-row>
        <table:table-row table:style-name="ro1">
          <table:table-cell office:value-type="string" calcext:value-type="string">
            <text:p>XP_0152182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8E-154" calcext:value-type="float">
            <text:p>5.8E-154</text:p>
          </table:table-cell>
          <table:table-cell office:value-type="float" office:value="9.6E-158" calcext:value-type="float">
            <text:p>9.6E-158</text:p>
          </table:table-cell>
          <table:table-cell office:value-type="float" office:value="5.8E-154" calcext:value-type="float">
            <text:p>5.8E-154</text:p>
          </table:table-cell>
          <table:table-cell office:value-type="string" calcext:value-type="string">
            <text:p>PREDICTED: uncharacterized protein LOC107079351 [Lepisosteus oculatus]</text:p>
          </table:table-cell>
        </table:table-row>
        <table:table-row table:style-name="ro1">
          <table:table-cell office:value-type="string" calcext:value-type="string">
            <text:p>XP_0295211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E-154" calcext:value-type="float">
            <text:p>9E-154</text:p>
          </table:table-cell>
          <table:table-cell office:value-type="float" office:value="1.9E-157" calcext:value-type="float">
            <text:p>1.9E-157</text:p>
          </table:table-cell>
          <table:table-cell office:value-type="float" office:value="1.1E-153" calcext:value-type="float">
            <text:p>1.1E-153</text:p>
          </table:table-cell>
          <table:table-cell office:value-type="string" calcext:value-type="string">
            <text:p>chitin synthase chs-1-like [Oncorhynchus nerka]</text:p>
          </table:table-cell>
        </table:table-row>
        <table:table-row table:style-name="ro1">
          <table:table-cell office:value-type="string" calcext:value-type="string">
            <text:p>XP_03164508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53" calcext:value-type="float">
            <text:p>1.2E-153</text:p>
          </table:table-cell>
          <table:table-cell office:value-type="float" office:value="2.4E-157" calcext:value-type="float">
            <text:p>2.4E-157</text:p>
          </table:table-cell>
          <table:table-cell office:value-type="float" office:value="1.5E-153" calcext:value-type="float">
            <text:p>1.5E-153</text:p>
          </table:table-cell>
          <table:table-cell office:value-type="string" calcext:value-type="string">
            <text:p>chitin synthase chs-2-like [Oncorhynchus kisutch]</text:p>
          </table:table-cell>
        </table:table-row>
        <table:table-row table:style-name="ro1">
          <table:table-cell office:value-type="string" calcext:value-type="string">
            <text:p>XP_0372680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53" calcext:value-type="float">
            <text:p>1.4E-153</text:p>
          </table:table-cell>
          <table:table-cell office:value-type="float" office:value="2.9E-157" calcext:value-type="float">
            <text:p>2.9E-157</text:p>
          </table:table-cell>
          <table:table-cell office:value-type="float" office:value="1.8E-153" calcext:value-type="float">
            <text:p>1.8E-153</text:p>
          </table:table-cell>
          <table:table-cell office:value-type="string" calcext:value-type="string">
            <text:p>chitin synthase chs-2-like isoform X2 [Rhipicephalus microplus]</text:p>
          </table:table-cell>
        </table:table-row>
        <table:table-row table:style-name="ro1">
          <table:table-cell office:value-type="string" calcext:value-type="string">
            <text:p>XP_0225372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153" calcext:value-type="float">
            <text:p>3.2E-153</text:p>
          </table:table-cell>
          <table:table-cell office:value-type="float" office:value="7E-157" calcext:value-type="float">
            <text:p>7E-157</text:p>
          </table:table-cell>
          <table:table-cell office:value-type="float" office:value="4.3E-153" calcext:value-type="float">
            <text:p>4.3E-153</text:p>
          </table:table-cell>
          <table:table-cell office:value-type="string" calcext:value-type="string">
            <text:p>chitin synthase 2-like <text:s/>partial [Astyanax mexicanus]</text:p>
          </table:table-cell>
        </table:table-row>
        <table:table-row table:style-name="ro1">
          <table:table-cell office:value-type="string" calcext:value-type="string">
            <text:p>XP_0368269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53" calcext:value-type="float">
            <text:p>3.7E-153</text:p>
          </table:table-cell>
          <table:table-cell office:value-type="float" office:value="8.1E-157" calcext:value-type="float">
            <text:p>8.1E-157</text:p>
          </table:table-cell>
          <table:table-cell office:value-type="float" office:value="5E-153" calcext:value-type="float">
            <text:p>5E-153</text:p>
          </table:table-cell>
          <table:table-cell office:value-type="string" calcext:value-type="string">
            <text:p>chitin synthase chs-2-like [Oncorhynchus mykiss]</text:p>
          </table:table-cell>
        </table:table-row>
        <table:table-row table:style-name="ro1">
          <table:table-cell office:value-type="string" calcext:value-type="string">
            <text:p>XP_0334920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52" calcext:value-type="float">
            <text:p>1.2E-152</text:p>
          </table:table-cell>
          <table:table-cell office:value-type="float" office:value="7E-049" calcext:value-type="float">
            <text:p>7E-49</text:p>
          </table:table-cell>
          <table:table-cell office:value-type="float" office:value="4.3E-045" calcext:value-type="float">
            <text:p>4.3E-45</text:p>
          </table:table-cell>
          <table:table-cell office:value-type="string" calcext:value-type="string">
            <text:p>chitin synthase chs-1-like [Epinephelus lanceolatus]</text:p>
          </table:table-cell>
        </table:table-row>
        <table:table-row table:style-name="ro1">
          <table:table-cell office:value-type="string" calcext:value-type="string">
            <text:p>XP_0345612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52" calcext:value-type="float">
            <text:p>2.5E-152</text:p>
          </table:table-cell>
          <table:table-cell office:value-type="float" office:value="6.7E-156" calcext:value-type="float">
            <text:p>6.7E-156</text:p>
          </table:table-cell>
          <table:table-cell office:value-type="float" office:value="4.1E-152" calcext:value-type="float">
            <text:p>4.1E-152</text:p>
          </table:table-cell>
          <table:table-cell office:value-type="string" calcext:value-type="string">
            <text:p>chitin synthase chs-2-like [Notolabrus celidotus]</text:p>
          </table:table-cell>
        </table:table-row>
        <table:table-row table:style-name="ro1">
          <table:table-cell office:value-type="string" calcext:value-type="string">
            <text:p>XP_0289758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50" calcext:value-type="float">
            <text:p>1.3E-150</text:p>
          </table:table-cell>
          <table:table-cell office:value-type="float" office:value="2.7E-154" calcext:value-type="float">
            <text:p>2.7E-154</text:p>
          </table:table-cell>
          <table:table-cell office:value-type="float" office:value="1.6E-150" calcext:value-type="float">
            <text:p>1.6E-150</text:p>
          </table:table-cell>
          <table:table-cell office:value-type="string" calcext:value-type="string">
            <text:p>chitin synthase chs-1-like [Esox lucius]</text:p>
          </table:table-cell>
        </table:table-row>
        <table:table-row table:style-name="ro1">
          <table:table-cell office:value-type="string" calcext:value-type="string">
            <text:p>XP_0388274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50" calcext:value-type="float">
            <text:p>1.4E-150</text:p>
          </table:table-cell>
          <table:table-cell office:value-type="float" office:value="1.5" calcext:value-type="float">
            <text:p>1.5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LOW QUALITY PROTEIN: chitin synthase chs-2-like [Salvelinus namaycush]</text:p>
          </table:table-cell>
        </table:table-row>
        <table:table-row table:style-name="ro1">
          <table:table-cell office:value-type="string" calcext:value-type="string">
            <text:p>XP_0328361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50" calcext:value-type="float">
            <text:p>5.1E-150</text:p>
          </table:table-cell>
          <table:table-cell office:value-type="float" office:value="3.2E-152" calcext:value-type="float">
            <text:p>3.2E-152</text:p>
          </table:table-cell>
          <table:table-cell office:value-type="float" office:value="2E-148" calcext:value-type="float">
            <text:p>2E-148</text:p>
          </table:table-cell>
          <table:table-cell office:value-type="string" calcext:value-type="string">
            <text:p>hyaluronan synthase 3-like [Petromyzon marinus]</text:p>
          </table:table-cell>
        </table:table-row>
        <table:table-row table:style-name="ro1">
          <table:table-cell office:value-type="string" calcext:value-type="string">
            <text:p>XP_0363720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49" calcext:value-type="float">
            <text:p>1.1E-149</text:p>
          </table:table-cell>
          <table:table-cell office:value-type="float" office:value="4.4E-152" calcext:value-type="float">
            <text:p>4.4E-152</text:p>
          </table:table-cell>
          <table:table-cell office:value-type="float" office:value="2.7E-148" calcext:value-type="float">
            <text:p>2.7E-148</text:p>
          </table:table-cell>
          <table:table-cell office:value-type="string" calcext:value-type="string">
            <text:p>hyaluronan synthase 2-like [Megalops cyprinoides]</text:p>
          </table:table-cell>
        </table:table-row>
        <table:table-row table:style-name="ro1">
          <table:table-cell office:value-type="string" calcext:value-type="string">
            <text:p>XP_0341482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49" calcext:value-type="float">
            <text:p>2.3E-149</text:p>
          </table:table-cell>
          <table:table-cell office:value-type="float" office:value="3.8E-153" calcext:value-type="float">
            <text:p>3.8E-153</text:p>
          </table:table-cell>
          <table:table-cell office:value-type="float" office:value="2.3E-149" calcext:value-type="float">
            <text:p>2.3E-149</text:p>
          </table:table-cell>
          <table:table-cell office:value-type="string" calcext:value-type="string">
            <text:p>chitin synthase chs-2-like isoform X2 [Esox lucius]</text:p>
          </table:table-cell>
        </table:table-row>
        <table:table-row table:style-name="ro1">
          <table:table-cell office:value-type="string" calcext:value-type="string">
            <text:p>XP_0299768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49" calcext:value-type="float">
            <text:p>2.9E-149</text:p>
          </table:table-cell>
          <table:table-cell office:value-type="float" office:value="7.1E-153" calcext:value-type="float">
            <text:p>7.1E-153</text:p>
          </table:table-cell>
          <table:table-cell office:value-type="float" office:value="4.4E-149" calcext:value-type="float">
            <text:p>4.4E-149</text:p>
          </table:table-cell>
          <table:table-cell office:value-type="string" calcext:value-type="string">
            <text:p>LOW QUALITY PROTEIN: chitin synthase chs-2-like [Salarias fasciatus]</text:p>
          </table:table-cell>
        </table:table-row>
        <table:table-row table:style-name="ro1">
          <table:table-cell office:value-type="string" calcext:value-type="string">
            <text:p>XP_0328363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48" calcext:value-type="float">
            <text:p>1.6E-148</text:p>
          </table:table-cell>
          <table:table-cell office:value-type="float" office:value="3.2E-152" calcext:value-type="float">
            <text:p>3.2E-152</text:p>
          </table:table-cell>
          <table:table-cell office:value-type="float" office:value="2E-148" calcext:value-type="float">
            <text:p>2E-148</text:p>
          </table:table-cell>
          <table:table-cell office:value-type="string" calcext:value-type="string">
            <text:p>chitin synthase-like [Petromyzon marinus]</text:p>
          </table:table-cell>
        </table:table-row>
        <table:table-row table:style-name="ro1">
          <table:table-cell office:value-type="string" calcext:value-type="string">
            <text:p>XP_031417776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48" calcext:value-type="float">
            <text:p>2.8E-148</text:p>
          </table:table-cell>
          <table:table-cell office:value-type="float" office:value="6.7E-152" calcext:value-type="float">
            <text:p>6.7E-152</text:p>
          </table:table-cell>
          <table:table-cell office:value-type="float" office:value="4.1E-148" calcext:value-type="float">
            <text:p>4.1E-148</text:p>
          </table:table-cell>
          <table:table-cell office:value-type="string" calcext:value-type="string">
            <text:p>LOW QUALITY PROTEIN: chitin synthase chs-2 [Clupea harengus]</text:p>
          </table:table-cell>
        </table:table-row>
        <table:table-row table:style-name="ro1">
          <table:table-cell office:value-type="string" calcext:value-type="string">
            <text:p>XP_0441923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47" calcext:value-type="float">
            <text:p>2E-147</text:p>
          </table:table-cell>
          <table:table-cell office:value-type="float" office:value="8.3" calcext:value-type="float">
            <text:p>8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hitin synthase-like [Thunnus albacares]</text:p>
          </table:table-cell>
        </table:table-row>
        <table:table-row table:style-name="ro1">
          <table:table-cell office:value-type="string" calcext:value-type="string">
            <text:p>XP_0343042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46" calcext:value-type="float">
            <text:p>3.4E-146</text:p>
          </table:table-cell>
          <table:table-cell office:value-type="float" office:value="5.5E-150" calcext:value-type="float">
            <text:p>5.5E-150</text:p>
          </table:table-cell>
          <table:table-cell office:value-type="float" office:value="3.4E-146" calcext:value-type="float">
            <text:p>3.4E-146</text:p>
          </table:table-cell>
          <table:table-cell office:value-type="string" calcext:value-type="string">
            <text:p>uncharacterized protein LOC105344892 [Crassostrea gigas]</text:p>
          </table:table-cell>
        </table:table-row>
        <table:table-row table:style-name="ro1">
          <table:table-cell office:value-type="string" calcext:value-type="string">
            <text:p>XP_03599023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46" calcext:value-type="float">
            <text:p>4.6E-146</text:p>
          </table:table-cell>
          <table:table-cell office:value-type="float" office:value="7.5E-150" calcext:value-type="float">
            <text:p>7.5E-150</text:p>
          </table:table-cell>
          <table:table-cell office:value-type="float" office:value="4.6E-146" calcext:value-type="float">
            <text:p>4.6E-146</text:p>
          </table:table-cell>
          <table:table-cell office:value-type="string" calcext:value-type="string">
            <text:p>uncharacterized protein LOC118562043 [Fundulus heteroclitus]</text:p>
          </table:table-cell>
        </table:table-row>
        <table:table-row table:style-name="ro1">
          <table:table-cell office:value-type="string" calcext:value-type="string">
            <text:p>XP_0066412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46" calcext:value-type="float">
            <text:p>6.2E-146</text:p>
          </table:table-cell>
          <table:table-cell office:value-type="float" office:value="2.7E-146" calcext:value-type="float">
            <text:p>2.7E-146</text:p>
          </table:table-cell>
          <table:table-cell office:value-type="float" office:value="1.7E-142" calcext:value-type="float">
            <text:p>1.7E-142</text:p>
          </table:table-cell>
          <table:table-cell office:value-type="string" calcext:value-type="string">
            <text:p>PREDICTED: hyaluronan synthase 3 [Lepisosteus oculatus]</text:p>
          </table:table-cell>
        </table:table-row>
        <table:table-row table:style-name="ro1">
          <table:table-cell office:value-type="string" calcext:value-type="string">
            <text:p>XP_02415398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146" calcext:value-type="float">
            <text:p>9.2E-146</text:p>
          </table:table-cell>
          <table:table-cell office:value-type="float" office:value="1.7E-149" calcext:value-type="float">
            <text:p>1.7E-149</text:p>
          </table:table-cell>
          <table:table-cell office:value-type="float" office:value="1.1E-145" calcext:value-type="float">
            <text:p>1.1E-145</text:p>
          </table:table-cell>
          <table:table-cell office:value-type="string" calcext:value-type="string">
            <text:p>chitin synthase chs-2-like [Oryzias melastigma]</text:p>
          </table:table-cell>
        </table:table-row>
        <table:table-row table:style-name="ro1">
          <table:table-cell office:value-type="string" calcext:value-type="string">
            <text:p>XP_0396194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45" calcext:value-type="float">
            <text:p>3.4E-145</text:p>
          </table:table-cell>
          <table:table-cell office:value-type="float" office:value="7.9E-146" calcext:value-type="float">
            <text:p>7.9E-146</text:p>
          </table:table-cell>
          <table:table-cell office:value-type="float" office:value="4.8E-142" calcext:value-type="float">
            <text:p>4.8E-142</text:p>
          </table:table-cell>
          <table:table-cell office:value-type="string" calcext:value-type="string">
            <text:p>hyaluronan synthase 3 [Polypterus senegalus]</text:p>
          </table:table-cell>
        </table:table-row>
        <table:table-row table:style-name="ro1">
          <table:table-cell office:value-type="string" calcext:value-type="string">
            <text:p>XP_0299203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45" calcext:value-type="float">
            <text:p>5.3E-145</text:p>
          </table:table-cell>
          <table:table-cell office:value-type="float" office:value="1.1E-148" calcext:value-type="float">
            <text:p>1.1E-148</text:p>
          </table:table-cell>
          <table:table-cell office:value-type="float" office:value="6.6E-145" calcext:value-type="float">
            <text:p>6.6E-145</text:p>
          </table:table-cell>
          <table:table-cell office:value-type="string" calcext:value-type="string">
            <text:p>chitin synthase chs-1-like [Myripristis murdjan]</text:p>
          </table:table-cell>
        </table:table-row>
        <table:table-row table:style-name="ro1">
          <table:table-cell office:value-type="string" calcext:value-type="string">
            <text:p>XP_0439379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144" calcext:value-type="float">
            <text:p>5.9E-144</text:p>
          </table:table-cell>
          <table:table-cell office:value-type="float" office:value="3E-146" calcext:value-type="float">
            <text:p>3E-146</text:p>
          </table:table-cell>
          <table:table-cell office:value-type="float" office:value="1.8E-142" calcext:value-type="float">
            <text:p>1.8E-142</text:p>
          </table:table-cell>
          <table:table-cell office:value-type="string" calcext:value-type="string">
            <text:p>hyaluronan synthase 3 [Protopterus annectens]</text:p>
          </table:table-cell>
        </table:table-row>
        <table:table-row table:style-name="ro1">
          <table:table-cell office:value-type="string" calcext:value-type="string">
            <text:p>XP_0441923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E-144" calcext:value-type="float">
            <text:p>9E-144</text:p>
          </table:table-cell>
          <table:table-cell office:value-type="float" office:value="1.8E-147" calcext:value-type="float">
            <text:p>1.8E-147</text:p>
          </table:table-cell>
          <table:table-cell office:value-type="float" office:value="1.1E-143" calcext:value-type="float">
            <text:p>1.1E-143</text:p>
          </table:table-cell>
          <table:table-cell office:value-type="string" calcext:value-type="string">
            <text:p>chitin synthase chs-1-like [Thunnus albacares]</text:p>
          </table:table-cell>
        </table:table-row>
        <table:table-row table:style-name="ro1">
          <table:table-cell office:value-type="string" calcext:value-type="string">
            <text:p>XP_02157736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7E-144" calcext:value-type="float">
            <text:p>9.7E-144</text:p>
          </table:table-cell>
          <table:table-cell office:value-type="float" office:value="1E-145" calcext:value-type="float">
            <text:p>1E-145</text:p>
          </table:table-cell>
          <table:table-cell office:value-type="float" office:value="6.3E-142" calcext:value-type="float">
            <text:p>6.3E-142</text:p>
          </table:table-cell>
          <table:table-cell office:value-type="string" calcext:value-type="string">
            <text:p>hyaluronan synthase 3 isoform X1 [Ictidomys tridecemlineatus]</text:p>
          </table:table-cell>
        </table:table-row>
        <table:table-row table:style-name="ro1">
          <table:table-cell office:value-type="string" calcext:value-type="string">
            <text:p>XP_01811343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43" calcext:value-type="float">
            <text:p>1.6E-143</text:p>
          </table:table-cell>
          <table:table-cell office:value-type="float" office:value="2.7E-030" calcext:value-type="float">
            <text:p>2.7E-30</text:p>
          </table:table-cell>
          <table:table-cell office:value-type="float" office:value="1.6E-026" calcext:value-type="float">
            <text:p>1.6E-26</text:p>
          </table:table-cell>
          <table:table-cell office:value-type="string" calcext:value-type="string">
            <text:p>hyaluronan synthase 3 [Xenopus laevis]</text:p>
          </table:table-cell>
        </table:table-row>
        <table:table-row table:style-name="ro1">
          <table:table-cell office:value-type="string" calcext:value-type="string">
            <text:p>XP_0401350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43" calcext:value-type="float">
            <text:p>1.6E-143</text:p>
          </table:table-cell>
          <table:table-cell office:value-type="float" office:value="1.7E-145" calcext:value-type="float">
            <text:p>1.7E-145</text:p>
          </table:table-cell>
          <table:table-cell office:value-type="float" office:value="1.1E-141" calcext:value-type="float">
            <text:p>1.1E-141</text:p>
          </table:table-cell>
          <table:table-cell office:value-type="string" calcext:value-type="string">
            <text:p>hyaluronan synthase 3 isoform X2 [Ictidomys tridecemlineatus]</text:p>
          </table:table-cell>
        </table:table-row>
        <table:table-row table:style-name="ro1">
          <table:table-cell office:value-type="string" calcext:value-type="string">
            <text:p>XP_03476011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43" calcext:value-type="float">
            <text:p>1.7E-143</text:p>
          </table:table-cell>
          <table:table-cell office:value-type="float" office:value="2.4E-144" calcext:value-type="float">
            <text:p>2.4E-144</text:p>
          </table:table-cell>
          <table:table-cell office:value-type="float" office:value="1.5E-140" calcext:value-type="float">
            <text:p>1.5E-140</text:p>
          </table:table-cell>
          <table:table-cell office:value-type="string" calcext:value-type="string">
            <text:p>hyaluronan synthase 3-like [Acipenser ruthenus]</text:p>
          </table:table-cell>
        </table:table-row>
        <table:table-row table:style-name="ro1">
          <table:table-cell office:value-type="string" calcext:value-type="string">
            <text:p>XP_033896655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43" calcext:value-type="float">
            <text:p>2.9E-143</text:p>
          </table:table-cell>
          <table:table-cell office:value-type="float" office:value="3.5E-144" calcext:value-type="float">
            <text:p>3.5E-144</text:p>
          </table:table-cell>
          <table:table-cell office:value-type="float" office:value="2.2E-140" calcext:value-type="float">
            <text:p>2.2E-140</text:p>
          </table:table-cell>
          <table:table-cell office:value-type="string" calcext:value-type="string">
            <text:p>hyaluronan synthase 3-like isoform X2 [Acipenser ruthenus]</text:p>
          </table:table-cell>
        </table:table-row>
        <table:table-row table:style-name="ro1">
          <table:table-cell office:value-type="string" calcext:value-type="string">
            <text:p>XP_0369453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143" calcext:value-type="float">
            <text:p>3.2E-143</text:p>
          </table:table-cell>
          <table:table-cell office:value-type="float" office:value="7E-147" calcext:value-type="float">
            <text:p>7E-147</text:p>
          </table:table-cell>
          <table:table-cell office:value-type="float" office:value="4.3E-143" calcext:value-type="float">
            <text:p>4.3E-143</text:p>
          </table:table-cell>
          <table:table-cell office:value-type="string" calcext:value-type="string">
            <text:p>chitin synthase chs-1-like [Acanthopagrus latus]</text:p>
          </table:table-cell>
        </table:table-row>
        <table:table-row table:style-name="ro1">
          <table:table-cell office:value-type="string" calcext:value-type="string">
            <text:p>XP_0349737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E-143" calcext:value-type="float">
            <text:p>6E-143</text:p>
          </table:table-cell>
          <table:table-cell office:value-type="float" office:value="3.8E-145" calcext:value-type="float">
            <text:p>3.8E-145</text:p>
          </table:table-cell>
          <table:table-cell office:value-type="float" office:value="2.3E-141" calcext:value-type="float">
            <text:p>2.3E-141</text:p>
          </table:table-cell>
          <table:table-cell office:value-type="string" calcext:value-type="string">
            <text:p>hyaluronan synthase 3 [Zootoca vivipara]</text:p>
          </table:table-cell>
        </table:table-row>
        <table:table-row table:style-name="ro1">
          <table:table-cell office:value-type="string" calcext:value-type="string">
            <text:p>XP_00293605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43" calcext:value-type="float">
            <text:p>6.1E-143</text:p>
          </table:table-cell>
          <table:table-cell office:value-type="float" office:value="3.7E-143" calcext:value-type="float">
            <text:p>3.7E-143</text:p>
          </table:table-cell>
          <table:table-cell office:value-type="float" office:value="2.3E-139" calcext:value-type="float">
            <text:p>2.3E-139</text:p>
          </table:table-cell>
          <table:table-cell office:value-type="string" calcext:value-type="string">
            <text:p>hyaluronan synthase 3 [Xenopus tropicalis]</text:p>
          </table:table-cell>
        </table:table-row>
        <table:table-row table:style-name="ro1">
          <table:table-cell office:value-type="string" calcext:value-type="string">
            <text:p>XP_033896654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4E-143" calcext:value-type="float">
            <text:p>6.4E-143</text:p>
          </table:table-cell>
          <table:table-cell office:value-type="float" office:value="4.4E-030" calcext:value-type="float">
            <text:p>4.4E-30</text:p>
          </table:table-cell>
          <table:table-cell office:value-type="float" office:value="2.7E-026" calcext:value-type="float">
            <text:p>2.7E-26</text:p>
          </table:table-cell>
          <table:table-cell office:value-type="string" calcext:value-type="string">
            <text:p>hyaluronan synthase 3-like isoform X1 [Acipenser ruthenus]</text:p>
          </table:table-cell>
        </table:table-row>
        <table:table-row table:style-name="ro1">
          <table:table-cell office:value-type="string" calcext:value-type="string">
            <text:p>XP_0401851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6E-143" calcext:value-type="float">
            <text:p>6.6E-143</text:p>
          </table:table-cell>
          <table:table-cell office:value-type="float" office:value="8.4E-031" calcext:value-type="float">
            <text:p>8.4E-31</text:p>
          </table:table-cell>
          <table:table-cell office:value-type="float" office:value="5.1E-027" calcext:value-type="float">
            <text:p>5.1E-27</text:p>
          </table:table-cell>
          <table:table-cell office:value-type="string" calcext:value-type="string">
            <text:p>hyaluronan synthase 3 isoform X1 [Rana temporaria]</text:p>
          </table:table-cell>
        </table:table-row>
        <table:table-row table:style-name="ro1">
          <table:table-cell office:value-type="string" calcext:value-type="string">
            <text:p>XP_0393587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8E-143" calcext:value-type="float">
            <text:p>6.8E-143</text:p>
          </table:table-cell>
          <table:table-cell office:value-type="float" office:value="2.4E-145" calcext:value-type="float">
            <text:p>2.4E-145</text:p>
          </table:table-cell>
          <table:table-cell office:value-type="float" office:value="1.4E-141" calcext:value-type="float">
            <text:p>1.4E-141</text:p>
          </table:table-cell>
          <table:table-cell office:value-type="string" calcext:value-type="string">
            <text:p>hyaluronan synthase 3 isoform X2 [Mauremys reevesii]</text:p>
          </table:table-cell>
        </table:table-row>
        <table:table-row table:style-name="ro1">
          <table:table-cell office:value-type="string" calcext:value-type="string">
            <text:p>XP_0448432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43" calcext:value-type="float">
            <text:p>8.6E-143</text:p>
          </table:table-cell>
          <table:table-cell office:value-type="float" office:value="3E-145" calcext:value-type="float">
            <text:p>3E-145</text:p>
          </table:table-cell>
          <table:table-cell office:value-type="float" office:value="1.8E-141" calcext:value-type="float">
            <text:p>1.8E-141</text:p>
          </table:table-cell>
          <table:table-cell office:value-type="string" calcext:value-type="string">
            <text:p>hyaluronan synthase 3 [Mauremys mutica]</text:p>
          </table:table-cell>
        </table:table-row>
        <table:table-row table:style-name="ro1">
          <table:table-cell office:value-type="string" calcext:value-type="string">
            <text:p>XP_018594996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5E-143" calcext:value-type="float">
            <text:p>9.5E-143</text:p>
          </table:table-cell>
          <table:table-cell office:value-type="float" office:value="2.7E-028" calcext:value-type="float">
            <text:p>2.7E-28</text:p>
          </table:table-cell>
          <table:table-cell office:value-type="float" office:value="1.7E-024" calcext:value-type="float">
            <text:p>1.7E-24</text:p>
          </table:table-cell>
          <table:table-cell office:value-type="string" calcext:value-type="string">
            <text:p>hyaluronan synthase 3 [Scleropages formosus]</text:p>
          </table:table-cell>
        </table:table-row>
        <table:table-row table:style-name="ro1">
          <table:table-cell office:value-type="string" calcext:value-type="string">
            <text:p>XP_0401851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42" calcext:value-type="float">
            <text:p>1.1E-142</text:p>
          </table:table-cell>
          <table:table-cell office:value-type="float" office:value="1.1E-030" calcext:value-type="float">
            <text:p>1.1E-30</text:p>
          </table:table-cell>
          <table:table-cell office:value-type="float" office:value="6.8E-027" calcext:value-type="float">
            <text:p>6.8E-27</text:p>
          </table:table-cell>
          <table:table-cell office:value-type="string" calcext:value-type="string">
            <text:p>hyaluronan synthase 3 isoform X2 [Rana temporaria]</text:p>
          </table:table-cell>
        </table:table-row>
        <table:table-row table:style-name="ro1">
          <table:table-cell office:value-type="string" calcext:value-type="string">
            <text:p>XP_0358679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42" calcext:value-type="float">
            <text:p>1.5E-142</text:p>
          </table:table-cell>
          <table:table-cell office:value-type="float" office:value="3E-144" calcext:value-type="float">
            <text:p>3E-144</text:p>
          </table:table-cell>
          <table:table-cell office:value-type="float" office:value="1.8E-140" calcext:value-type="float">
            <text:p>1.8E-140</text:p>
          </table:table-cell>
          <table:table-cell office:value-type="string" calcext:value-type="string">
            <text:p>hyaluronan synthase 3 isoform X1 [Phyllostomus discolor]</text:p>
          </table:table-cell>
        </table:table-row>
        <table:table-row table:style-name="ro1">
          <table:table-cell office:value-type="string" calcext:value-type="string">
            <text:p>XP_0393587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42" calcext:value-type="float">
            <text:p>1.6E-142</text:p>
          </table:table-cell>
          <table:table-cell office:value-type="float" office:value="5.4E-145" calcext:value-type="float">
            <text:p>5.4E-145</text:p>
          </table:table-cell>
          <table:table-cell office:value-type="float" office:value="3.3E-141" calcext:value-type="float">
            <text:p>3.3E-141</text:p>
          </table:table-cell>
          <table:table-cell office:value-type="string" calcext:value-type="string">
            <text:p>hyaluronan synthase 3 isoform X1 [Mauremys reevesii]</text:p>
          </table:table-cell>
        </table:table-row>
        <table:table-row table:style-name="ro1">
          <table:table-cell office:value-type="string" calcext:value-type="string">
            <text:p>XP_04476721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42" calcext:value-type="float">
            <text:p>2.4E-142</text:p>
          </table:table-cell>
          <table:table-cell office:value-type="float" office:value="5.4E-144" calcext:value-type="float">
            <text:p>5.4E-144</text:p>
          </table:table-cell>
          <table:table-cell office:value-type="float" office:value="3.3E-140" calcext:value-type="float">
            <text:p>3.3E-140</text:p>
          </table:table-cell>
          <table:table-cell office:value-type="string" calcext:value-type="string">
            <text:p>hyaluronan synthase 3 [Neomonachus schauinslandi]</text:p>
          </table:table-cell>
        </table:table-row>
        <table:table-row table:style-name="ro1">
          <table:table-cell office:value-type="string" calcext:value-type="string">
            <text:p>XP_0330129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42" calcext:value-type="float">
            <text:p>2.9E-142</text:p>
          </table:table-cell>
          <table:table-cell office:value-type="float" office:value="1.5E-144" calcext:value-type="float">
            <text:p>1.5E-144</text:p>
          </table:table-cell>
          <table:table-cell office:value-type="float" office:value="9.1E-141" calcext:value-type="float">
            <text:p>9.1E-141</text:p>
          </table:table-cell>
          <table:table-cell office:value-type="string" calcext:value-type="string">
            <text:p>hyaluronan synthase 3 [Lacerta agilis]</text:p>
          </table:table-cell>
        </table:table-row>
        <table:table-row table:style-name="ro1">
          <table:table-cell office:value-type="string" calcext:value-type="string">
            <text:p>XP_0053106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42" calcext:value-type="float">
            <text:p>3E-142</text:p>
          </table:table-cell>
          <table:table-cell office:value-type="float" office:value="1E-144" calcext:value-type="float">
            <text:p>1E-144</text:p>
          </table:table-cell>
          <table:table-cell office:value-type="float" office:value="6.4E-141" calcext:value-type="float">
            <text:p>6.4E-141</text:p>
          </table:table-cell>
          <table:table-cell office:value-type="string" calcext:value-type="string">
            <text:p>hyaluronan synthase 3 [Chrysemys picta bellii]</text:p>
          </table:table-cell>
        </table:table-row>
        <table:table-row table:style-name="ro1">
          <table:table-cell office:value-type="string" calcext:value-type="string">
            <text:p>NP_0010012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42" calcext:value-type="float">
            <text:p>3.5E-142</text:p>
          </table:table-cell>
          <table:table-cell office:value-type="float" office:value="8.6E-144" calcext:value-type="float">
            <text:p>8.6E-144</text:p>
          </table:table-cell>
          <table:table-cell office:value-type="float" office:value="5.3E-140" calcext:value-type="float">
            <text:p>5.3E-140</text:p>
          </table:table-cell>
          <table:table-cell office:value-type="string" calcext:value-type="string">
            <text:p>hyaluronan synthase 3 [Sus scrofa]</text:p>
          </table:table-cell>
        </table:table-row>
        <table:table-row table:style-name="ro1">
          <table:table-cell office:value-type="string" calcext:value-type="string">
            <text:p>XP_0209492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42" calcext:value-type="float">
            <text:p>3.5E-142</text:p>
          </table:table-cell>
          <table:table-cell office:value-type="float" office:value="8.6E-144" calcext:value-type="float">
            <text:p>8.6E-144</text:p>
          </table:table-cell>
          <table:table-cell office:value-type="float" office:value="5.3E-140" calcext:value-type="float">
            <text:p>5.3E-140</text:p>
          </table:table-cell>
          <table:table-cell office:value-type="string" calcext:value-type="string">
            <text:p>hyaluronan synthase 3 isoform X1 [Sus scrofa]</text:p>
          </table:table-cell>
        </table:table-row>
        <table:table-row table:style-name="ro1">
          <table:table-cell office:value-type="string" calcext:value-type="string">
            <text:p>XP_0344944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42" calcext:value-type="float">
            <text:p>3.5E-142</text:p>
          </table:table-cell>
          <table:table-cell office:value-type="float" office:value="8E-144" calcext:value-type="float">
            <text:p>8E-144</text:p>
          </table:table-cell>
          <table:table-cell office:value-type="float" office:value="4.9E-140" calcext:value-type="float">
            <text:p>4.9E-140</text:p>
          </table:table-cell>
          <table:table-cell office:value-type="string" calcext:value-type="string">
            <text:p>hyaluronan synthase 3 isoform X8 [Ailuropoda melanoleuca]</text:p>
          </table:table-cell>
        </table:table-row>
        <table:table-row table:style-name="ro1">
          <table:table-cell office:value-type="string" calcext:value-type="string">
            <text:p>XP_0304371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42" calcext:value-type="float">
            <text:p>3.6E-142</text:p>
          </table:table-cell>
          <table:table-cell office:value-type="float" office:value="1.3E-144" calcext:value-type="float">
            <text:p>1.3E-144</text:p>
          </table:table-cell>
          <table:table-cell office:value-type="float" office:value="7.6E-141" calcext:value-type="float">
            <text:p>7.6E-141</text:p>
          </table:table-cell>
          <table:table-cell office:value-type="string" calcext:value-type="string">
            <text:p>hyaluronan synthase 3 [Gopherus evgoodei]</text:p>
          </table:table-cell>
        </table:table-row>
        <table:table-row table:style-name="ro1">
          <table:table-cell office:value-type="string" calcext:value-type="string">
            <text:p>XP_0283905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42" calcext:value-type="float">
            <text:p>3.7E-142</text:p>
          </table:table-cell>
          <table:table-cell office:value-type="float" office:value="7.6E-144" calcext:value-type="float">
            <text:p>7.6E-144</text:p>
          </table:table-cell>
          <table:table-cell office:value-type="float" office:value="4.6E-140" calcext:value-type="float">
            <text:p>4.6E-140</text:p>
          </table:table-cell>
          <table:table-cell office:value-type="string" calcext:value-type="string">
            <text:p>hyaluronan synthase 3 isoform X2 [Phyllostomus discolor]</text:p>
          </table:table-cell>
        </table:table-row>
        <table:table-row table:style-name="ro1">
          <table:table-cell office:value-type="string" calcext:value-type="string">
            <text:p>XP_0070625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142" calcext:value-type="float">
            <text:p>3.9E-142</text:p>
          </table:table-cell>
          <table:table-cell office:value-type="float" office:value="1.5E-144" calcext:value-type="float">
            <text:p>1.5E-144</text:p>
          </table:table-cell>
          <table:table-cell office:value-type="float" office:value="8.9E-141" calcext:value-type="float">
            <text:p>8.9E-141</text:p>
          </table:table-cell>
          <table:table-cell office:value-type="string" calcext:value-type="string">
            <text:p>hyaluronan synthase 3 [Chelonia mydas]</text:p>
          </table:table-cell>
        </table:table-row>
        <table:table-row table:style-name="ro1">
          <table:table-cell office:value-type="string" calcext:value-type="string">
            <text:p>XP_0285957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42" calcext:value-type="float">
            <text:p>4.5E-142</text:p>
          </table:table-cell>
          <table:table-cell office:value-type="float" office:value="2.5E-144" calcext:value-type="float">
            <text:p>2.5E-144</text:p>
          </table:table-cell>
          <table:table-cell office:value-type="float" office:value="1.5E-140" calcext:value-type="float">
            <text:p>1.5E-140</text:p>
          </table:table-cell>
          <table:table-cell office:value-type="string" calcext:value-type="string">
            <text:p>hyaluronan synthase 3 isoform X3 [Podarcis muralis]</text:p>
          </table:table-cell>
        </table:table-row>
        <table:table-row table:style-name="ro1">
          <table:table-cell office:value-type="string" calcext:value-type="string">
            <text:p>XP_0070904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42" calcext:value-type="float">
            <text:p>5.1E-142</text:p>
          </table:table-cell>
          <table:table-cell office:value-type="float" office:value="1.2E-143" calcext:value-type="float">
            <text:p>1.2E-143</text:p>
          </table:table-cell>
          <table:table-cell office:value-type="float" office:value="7.3E-140" calcext:value-type="float">
            <text:p>7.3E-140</text:p>
          </table:table-cell>
          <table:table-cell office:value-type="string" calcext:value-type="string">
            <text:p>LOW QUALITY PROTEIN: hyaluronan synthase 3 [Panthera tigris]</text:p>
          </table:table-cell>
        </table:table-row>
        <table:table-row table:style-name="ro1">
          <table:table-cell office:value-type="string" calcext:value-type="string">
            <text:p>XP_0427740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42" calcext:value-type="float">
            <text:p>5.1E-142</text:p>
          </table:table-cell>
          <table:table-cell office:value-type="float" office:value="1.2E-143" calcext:value-type="float">
            <text:p>1.2E-143</text:p>
          </table:table-cell>
          <table:table-cell office:value-type="float" office:value="7.3E-140" calcext:value-type="float">
            <text:p>7.3E-140</text:p>
          </table:table-cell>
          <table:table-cell office:value-type="string" calcext:value-type="string">
            <text:p>hyaluronan synthase 3 [Panthera leo]</text:p>
          </table:table-cell>
        </table:table-row>
        <table:table-row table:style-name="ro1">
          <table:table-cell office:value-type="string" calcext:value-type="string">
            <text:p>XP_02978031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42" calcext:value-type="float">
            <text:p>5.3E-142</text:p>
          </table:table-cell>
          <table:table-cell office:value-type="float" office:value="1.2E-143" calcext:value-type="float">
            <text:p>1.2E-143</text:p>
          </table:table-cell>
          <table:table-cell office:value-type="float" office:value="7.6E-140" calcext:value-type="float">
            <text:p>7.6E-140</text:p>
          </table:table-cell>
          <table:table-cell office:value-type="string" calcext:value-type="string">
            <text:p>hyaluronan synthase 3 [Suricata suricatta]</text:p>
          </table:table-cell>
        </table:table-row>
        <table:table-row table:style-name="ro1">
          <table:table-cell office:value-type="string" calcext:value-type="string">
            <text:p>XP_0285957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42" calcext:value-type="float">
            <text:p>5.3E-142</text:p>
          </table:table-cell>
          <table:table-cell office:value-type="float" office:value="2.8E-144" calcext:value-type="float">
            <text:p>2.8E-144</text:p>
          </table:table-cell>
          <table:table-cell office:value-type="float" office:value="1.7E-140" calcext:value-type="float">
            <text:p>1.7E-140</text:p>
          </table:table-cell>
          <table:table-cell office:value-type="string" calcext:value-type="string">
            <text:p>hyaluronan synthase 3 isoform X2 [Podarcis muralis]</text:p>
          </table:table-cell>
        </table:table-row>
        <table:table-row table:style-name="ro1">
          <table:table-cell office:value-type="string" calcext:value-type="string">
            <text:p>XP_0196593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142" calcext:value-type="float">
            <text:p>5.9E-142</text:p>
          </table:table-cell>
          <table:table-cell office:value-type="float" office:value="1.3E-143" calcext:value-type="float">
            <text:p>1.3E-143</text:p>
          </table:table-cell>
          <table:table-cell office:value-type="float" office:value="8E-140" calcext:value-type="float">
            <text:p>8E-140</text:p>
          </table:table-cell>
          <table:table-cell office:value-type="string" calcext:value-type="string">
            <text:p>hyaluronan synthase 3 isoform X9 [Ailuropoda melanoleuca]</text:p>
          </table:table-cell>
        </table:table-row>
        <table:table-row table:style-name="ro1">
          <table:table-cell office:value-type="string" calcext:value-type="string">
            <text:p>XP_0285957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142" calcext:value-type="float">
            <text:p>5.9E-142</text:p>
          </table:table-cell>
          <table:table-cell office:value-type="float" office:value="2.7E-144" calcext:value-type="float">
            <text:p>2.7E-144</text:p>
          </table:table-cell>
          <table:table-cell office:value-type="float" office:value="1.7E-140" calcext:value-type="float">
            <text:p>1.7E-140</text:p>
          </table:table-cell>
          <table:table-cell office:value-type="string" calcext:value-type="string">
            <text:p>hyaluronan synthase 3 isoform X1 [Podarcis muralis]</text:p>
          </table:table-cell>
        </table:table-row>
        <table:table-row table:style-name="ro1">
          <table:table-cell office:value-type="string" calcext:value-type="string">
            <text:p>XP_0414171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142" calcext:value-type="float">
            <text:p>7E-142</text:p>
          </table:table-cell>
          <table:table-cell office:value-type="float" office:value="3.3E-142" calcext:value-type="float">
            <text:p>3.3E-142</text:p>
          </table:table-cell>
          <table:table-cell office:value-type="float" office:value="2E-138" calcext:value-type="float">
            <text:p>2E-138</text:p>
          </table:table-cell>
          <table:table-cell office:value-type="string" calcext:value-type="string">
            <text:p>hyaluronan synthase 3 isoform X1 [Xenopus laevis]</text:p>
          </table:table-cell>
        </table:table-row>
        <table:table-row table:style-name="ro1">
          <table:table-cell office:value-type="string" calcext:value-type="string">
            <text:p>XP_0252824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142" calcext:value-type="float">
            <text:p>7.6E-142</text:p>
          </table:table-cell>
          <table:table-cell office:value-type="float" office:value="1.7E-143" calcext:value-type="float">
            <text:p>1.7E-143</text:p>
          </table:table-cell>
          <table:table-cell office:value-type="float" office:value="1E-139" calcext:value-type="float">
            <text:p>1E-139</text:p>
          </table:table-cell>
          <table:table-cell office:value-type="string" calcext:value-type="string">
            <text:p>hyaluronan synthase 3 [Canis lupus dingo]</text:p>
          </table:table-cell>
        </table:table-row>
        <table:table-row table:style-name="ro1">
          <table:table-cell office:value-type="string" calcext:value-type="string">
            <text:p>XP_0383854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142" calcext:value-type="float">
            <text:p>7.6E-142</text:p>
          </table:table-cell>
          <table:table-cell office:value-type="float" office:value="1.7E-143" calcext:value-type="float">
            <text:p>1.7E-143</text:p>
          </table:table-cell>
          <table:table-cell office:value-type="float" office:value="1E-139" calcext:value-type="float">
            <text:p>1E-139</text:p>
          </table:table-cell>
          <table:table-cell office:value-type="string" calcext:value-type="string">
            <text:p>hyaluronan synthase 3 [Canis lupus familiaris]</text:p>
          </table:table-cell>
        </table:table-row>
        <table:table-row table:style-name="ro1">
          <table:table-cell office:value-type="string" calcext:value-type="string">
            <text:p>XP_0416258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142" calcext:value-type="float">
            <text:p>7.6E-142</text:p>
          </table:table-cell>
          <table:table-cell office:value-type="float" office:value="1.7E-143" calcext:value-type="float">
            <text:p>1.7E-143</text:p>
          </table:table-cell>
          <table:table-cell office:value-type="float" office:value="1E-139" calcext:value-type="float">
            <text:p>1E-139</text:p>
          </table:table-cell>
          <table:table-cell office:value-type="string" calcext:value-type="string">
            <text:p>hyaluronan synthase 3 [Vulpes lagopus]</text:p>
          </table:table-cell>
        </table:table-row>
        <table:table-row table:style-name="ro1">
          <table:table-cell office:value-type="string" calcext:value-type="string">
            <text:p>XP_0343781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9E-142" calcext:value-type="float">
            <text:p>7.9E-142</text:p>
          </table:table-cell>
          <table:table-cell office:value-type="float" office:value="1.1E-143" calcext:value-type="float">
            <text:p>1.1E-143</text:p>
          </table:table-cell>
          <table:table-cell office:value-type="float" office:value="6.5E-140" calcext:value-type="float">
            <text:p>6.5E-140</text:p>
          </table:table-cell>
          <table:table-cell office:value-type="string" calcext:value-type="string">
            <text:p>hyaluronan synthase 3 isoform X1 [Arvicanthis niloticus]</text:p>
          </table:table-cell>
        </table:table-row>
        <table:table-row table:style-name="ro1">
          <table:table-cell office:value-type="string" calcext:value-type="string">
            <text:p>XP_0410783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9E-142" calcext:value-type="float">
            <text:p>7.9E-142</text:p>
          </table:table-cell>
          <table:table-cell office:value-type="float" office:value="1.1E-142" calcext:value-type="float">
            <text:p>1.1E-142</text:p>
          </table:table-cell>
          <table:table-cell office:value-type="float" office:value="6.9E-139" calcext:value-type="float">
            <text:p>6.9E-139</text:p>
          </table:table-cell>
          <table:table-cell office:value-type="string" calcext:value-type="string">
            <text:p>hyaluronan synthase 3-like [Polyodon spathula]</text:p>
          </table:table-cell>
        </table:table-row>
        <table:table-row table:style-name="ro1">
          <table:table-cell office:value-type="string" calcext:value-type="string">
            <text:p>XP_0125978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5E-142" calcext:value-type="float">
            <text:p>8.5E-142</text:p>
          </table:table-cell>
          <table:table-cell office:value-type="float" office:value="2E-143" calcext:value-type="float">
            <text:p>2E-143</text:p>
          </table:table-cell>
          <table:table-cell office:value-type="float" office:value="1.2E-139" calcext:value-type="float">
            <text:p>1.2E-139</text:p>
          </table:table-cell>
          <table:table-cell office:value-type="string" calcext:value-type="string">
            <text:p>hyaluronan synthase 3 isoform X4 [Microcebus murinus]</text:p>
          </table:table-cell>
        </table:table-row>
        <table:table-row table:style-name="ro1">
          <table:table-cell office:value-type="string" calcext:value-type="string">
            <text:p>XP_0344944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5E-142" calcext:value-type="float">
            <text:p>8.5E-142</text:p>
          </table:table-cell>
          <table:table-cell office:value-type="float" office:value="1.6E-143" calcext:value-type="float">
            <text:p>1.6E-143</text:p>
          </table:table-cell>
          <table:table-cell office:value-type="float" office:value="9.9E-140" calcext:value-type="float">
            <text:p>9.9E-140</text:p>
          </table:table-cell>
          <table:table-cell office:value-type="string" calcext:value-type="string">
            <text:p>hyaluronan synthase 3 isoform X7 [Ailuropoda melanoleuca]</text:p>
          </table:table-cell>
        </table:table-row>
        <table:table-row table:style-name="ro1">
          <table:table-cell office:value-type="string" calcext:value-type="string">
            <text:p>XP_0197911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42" calcext:value-type="float">
            <text:p>8.6E-142</text:p>
          </table:table-cell>
          <table:table-cell office:value-type="float" office:value="1.1E-143" calcext:value-type="float">
            <text:p>1.1E-143</text:p>
          </table:table-cell>
          <table:table-cell office:value-type="float" office:value="6.7E-140" calcext:value-type="float">
            <text:p>6.7E-140</text:p>
          </table:table-cell>
          <table:table-cell office:value-type="string" calcext:value-type="string">
            <text:p>hyaluronan synthase 3 isoform X6 [Tursiops truncatus]</text:p>
          </table:table-cell>
        </table:table-row>
        <table:table-row table:style-name="ro1">
          <table:table-cell office:value-type="string" calcext:value-type="string">
            <text:p>XP_0324677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42" calcext:value-type="float">
            <text:p>8.6E-142</text:p>
          </table:table-cell>
          <table:table-cell office:value-type="float" office:value="1.1E-143" calcext:value-type="float">
            <text:p>1.1E-143</text:p>
          </table:table-cell>
          <table:table-cell office:value-type="float" office:value="6.7E-140" calcext:value-type="float">
            <text:p>6.7E-140</text:p>
          </table:table-cell>
          <table:table-cell office:value-type="string" calcext:value-type="string">
            <text:p>hyaluronan synthase 3 isoform X1 [Phocoena sinus]</text:p>
          </table:table-cell>
        </table:table-row>
        <table:table-row table:style-name="ro1">
          <table:table-cell office:value-type="string" calcext:value-type="string">
            <text:p>NP_7588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142" calcext:value-type="float">
            <text:p>9.2E-142</text:p>
          </table:table-cell>
          <table:table-cell office:value-type="float" office:value="1.3E-143" calcext:value-type="float">
            <text:p>1.3E-143</text:p>
          </table:table-cell>
          <table:table-cell office:value-type="float" office:value="7.7E-140" calcext:value-type="float">
            <text:p>7.7E-140</text:p>
          </table:table-cell>
          <table:table-cell office:value-type="string" calcext:value-type="string">
            <text:p>hyaluronan synthase 3 [Rattus norvegicus]</text:p>
          </table:table-cell>
        </table:table-row>
        <table:table-row table:style-name="ro1">
          <table:table-cell office:value-type="string" calcext:value-type="string">
            <text:p>XP_0062556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142" calcext:value-type="float">
            <text:p>9.2E-142</text:p>
          </table:table-cell>
          <table:table-cell office:value-type="float" office:value="1.3E-143" calcext:value-type="float">
            <text:p>1.3E-143</text:p>
          </table:table-cell>
          <table:table-cell office:value-type="float" office:value="7.7E-140" calcext:value-type="float">
            <text:p>7.7E-140</text:p>
          </table:table-cell>
          <table:table-cell office:value-type="string" calcext:value-type="string">
            <text:p>hyaluronan synthase 3 isoform X1 [Rattus norvegicus]</text:p>
          </table:table-cell>
        </table:table-row>
        <table:table-row table:style-name="ro1">
          <table:table-cell office:value-type="string" calcext:value-type="string">
            <text:p>XP_0327432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142" calcext:value-type="float">
            <text:p>9.2E-142</text:p>
          </table:table-cell>
          <table:table-cell office:value-type="float" office:value="1.3E-143" calcext:value-type="float">
            <text:p>1.3E-143</text:p>
          </table:table-cell>
          <table:table-cell office:value-type="float" office:value="7.7E-140" calcext:value-type="float">
            <text:p>7.7E-140</text:p>
          </table:table-cell>
          <table:table-cell office:value-type="string" calcext:value-type="string">
            <text:p>hyaluronan synthase 3 [Rattus rattus]</text:p>
          </table:table-cell>
        </table:table-row>
        <table:table-row table:style-name="ro1">
          <table:table-cell office:value-type="string" calcext:value-type="string">
            <text:p>XP_0301535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41" calcext:value-type="float">
            <text:p>1.1E-141</text:p>
          </table:table-cell>
          <table:table-cell office:value-type="float" office:value="2.5E-143" calcext:value-type="float">
            <text:p>2.5E-143</text:p>
          </table:table-cell>
          <table:table-cell office:value-type="float" office:value="1.5E-139" calcext:value-type="float">
            <text:p>1.5E-139</text:p>
          </table:table-cell>
          <table:table-cell office:value-type="string" calcext:value-type="string">
            <text:p>hyaluronan synthase 3 isoform X1 [Lynx canadensis]</text:p>
          </table:table-cell>
        </table:table-row>
        <table:table-row table:style-name="ro1">
          <table:table-cell office:value-type="string" calcext:value-type="string">
            <text:p>XP_0434554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41" calcext:value-type="float">
            <text:p>1.1E-141</text:p>
          </table:table-cell>
          <table:table-cell office:value-type="float" office:value="2.5E-143" calcext:value-type="float">
            <text:p>2.5E-143</text:p>
          </table:table-cell>
          <table:table-cell office:value-type="float" office:value="1.5E-139" calcext:value-type="float">
            <text:p>1.5E-139</text:p>
          </table:table-cell>
          <table:table-cell office:value-type="string" calcext:value-type="string">
            <text:p>hyaluronan synthase 3 isoform X1 [Prionailurus bengalensis]</text:p>
          </table:table-cell>
        </table:table-row>
        <table:table-row table:style-name="ro1">
          <table:table-cell office:value-type="string" calcext:value-type="string">
            <text:p>XP_0125978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41" calcext:value-type="float">
            <text:p>1.1E-141</text:p>
          </table:table-cell>
          <table:table-cell office:value-type="float" office:value="2.6E-143" calcext:value-type="float">
            <text:p>2.6E-143</text:p>
          </table:table-cell>
          <table:table-cell office:value-type="float" office:value="1.6E-139" calcext:value-type="float">
            <text:p>1.6E-139</text:p>
          </table:table-cell>
          <table:table-cell office:value-type="string" calcext:value-type="string">
            <text:p>hyaluronan synthase 3 isoform X3 [Microcebus murinus]</text:p>
          </table:table-cell>
        </table:table-row>
        <table:table-row table:style-name="ro1">
          <table:table-cell office:value-type="string" calcext:value-type="string">
            <text:p>XP_0125978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41" calcext:value-type="float">
            <text:p>1.1E-141</text:p>
          </table:table-cell>
          <table:table-cell office:value-type="float" office:value="2.7E-143" calcext:value-type="float">
            <text:p>2.7E-143</text:p>
          </table:table-cell>
          <table:table-cell office:value-type="float" office:value="1.6E-139" calcext:value-type="float">
            <text:p>1.6E-139</text:p>
          </table:table-cell>
          <table:table-cell office:value-type="string" calcext:value-type="string">
            <text:p>hyaluronan synthase 3 isoform X1 [Microcebus murinus]</text:p>
          </table:table-cell>
        </table:table-row>
        <table:table-row table:style-name="ro1">
          <table:table-cell office:value-type="string" calcext:value-type="string">
            <text:p>XP_0125978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41" calcext:value-type="float">
            <text:p>1.1E-141</text:p>
          </table:table-cell>
          <table:table-cell office:value-type="float" office:value="2.7E-143" calcext:value-type="float">
            <text:p>2.7E-143</text:p>
          </table:table-cell>
          <table:table-cell office:value-type="float" office:value="1.6E-139" calcext:value-type="float">
            <text:p>1.6E-139</text:p>
          </table:table-cell>
          <table:table-cell office:value-type="string" calcext:value-type="string">
            <text:p>hyaluronan synthase 3 isoform X2 [Microcebus murinus]</text:p>
          </table:table-cell>
        </table:table-row>
        <table:table-row table:style-name="ro1">
          <table:table-cell office:value-type="string" calcext:value-type="string">
            <text:p>XP_0320862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41" calcext:value-type="float">
            <text:p>1.2E-141</text:p>
          </table:table-cell>
          <table:table-cell office:value-type="float" office:value="5.7E-144" calcext:value-type="float">
            <text:p>5.7E-144</text:p>
          </table:table-cell>
          <table:table-cell office:value-type="float" office:value="3.5E-140" calcext:value-type="float">
            <text:p>3.5E-140</text:p>
          </table:table-cell>
          <table:table-cell office:value-type="string" calcext:value-type="string">
            <text:p>hyaluronan synthase 3 [Thamnophis elegans]</text:p>
          </table:table-cell>
        </table:table-row>
        <table:table-row table:style-name="ro1">
          <table:table-cell office:value-type="string" calcext:value-type="string">
            <text:p>XP_0311971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41" calcext:value-type="float">
            <text:p>1.2E-141</text:p>
          </table:table-cell>
          <table:table-cell office:value-type="float" office:value="1.6E-143" calcext:value-type="float">
            <text:p>1.6E-143</text:p>
          </table:table-cell>
          <table:table-cell office:value-type="float" office:value="9.8E-140" calcext:value-type="float">
            <text:p>9.8E-140</text:p>
          </table:table-cell>
          <table:table-cell office:value-type="string" calcext:value-type="string">
            <text:p>hyaluronan synthase 3 isoform X1 [Mastomys coucha]</text:p>
          </table:table-cell>
        </table:table-row>
        <table:table-row table:style-name="ro1">
          <table:table-cell office:value-type="string" calcext:value-type="string">
            <text:p>XP_0293882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41" calcext:value-type="float">
            <text:p>1.2E-141</text:p>
          </table:table-cell>
          <table:table-cell office:value-type="float" office:value="1.6E-143" calcext:value-type="float">
            <text:p>1.6E-143</text:p>
          </table:table-cell>
          <table:table-cell office:value-type="float" office:value="1E-139" calcext:value-type="float">
            <text:p>1E-139</text:p>
          </table:table-cell>
          <table:table-cell office:value-type="string" calcext:value-type="string">
            <text:p>hyaluronan synthase 3 [Mus pahari]</text:p>
          </table:table-cell>
        </table:table-row>
        <table:table-row table:style-name="ro1">
          <table:table-cell office:value-type="string" calcext:value-type="string">
            <text:p>NP_00131797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41" calcext:value-type="float">
            <text:p>1.2E-141</text:p>
          </table:table-cell>
          <table:table-cell office:value-type="float" office:value="1.7E-143" calcext:value-type="float">
            <text:p>1.7E-143</text:p>
          </table:table-cell>
          <table:table-cell office:value-type="float" office:value="1E-139" calcext:value-type="float">
            <text:p>1E-139</text:p>
          </table:table-cell>
          <table:table-cell office:value-type="string" calcext:value-type="string">
            <text:p>hyaluronan synthase 3 [Mus musculus]</text:p>
          </table:table-cell>
        </table:table-row>
        <table:table-row table:style-name="ro1">
          <table:table-cell office:value-type="string" calcext:value-type="string">
            <text:p>XP_0065307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41" calcext:value-type="float">
            <text:p>1.2E-141</text:p>
          </table:table-cell>
          <table:table-cell office:value-type="float" office:value="1.7E-143" calcext:value-type="float">
            <text:p>1.7E-143</text:p>
          </table:table-cell>
          <table:table-cell office:value-type="float" office:value="1E-139" calcext:value-type="float">
            <text:p>1E-139</text:p>
          </table:table-cell>
          <table:table-cell office:value-type="string" calcext:value-type="string">
            <text:p>hyaluronan synthase 3 isoform X1 [Mus musculus]</text:p>
          </table:table-cell>
        </table:table-row>
        <table:table-row table:style-name="ro1">
          <table:table-cell office:value-type="string" calcext:value-type="string">
            <text:p>XP_0293366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41" calcext:value-type="float">
            <text:p>1.2E-141</text:p>
          </table:table-cell>
          <table:table-cell office:value-type="float" office:value="1.7E-143" calcext:value-type="float">
            <text:p>1.7E-143</text:p>
          </table:table-cell>
          <table:table-cell office:value-type="float" office:value="1E-139" calcext:value-type="float">
            <text:p>1E-139</text:p>
          </table:table-cell>
          <table:table-cell office:value-type="string" calcext:value-type="string">
            <text:p>hyaluronan synthase 3 [Mus caroli]</text:p>
          </table:table-cell>
        </table:table-row>
        <table:table-row table:style-name="ro1">
          <table:table-cell office:value-type="string" calcext:value-type="string">
            <text:p>XP_0082557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41" calcext:value-type="float">
            <text:p>1.3E-141</text:p>
          </table:table-cell>
          <table:table-cell office:value-type="float" office:value="1.2E-143" calcext:value-type="float">
            <text:p>1.2E-143</text:p>
          </table:table-cell>
          <table:table-cell office:value-type="float" office:value="7.6E-140" calcext:value-type="float">
            <text:p>7.6E-140</text:p>
          </table:table-cell>
          <table:table-cell office:value-type="string" calcext:value-type="string">
            <text:p>PREDICTED: hyaluronan synthase 3 isoform X1 [Oryctolagus cuniculus]</text:p>
          </table:table-cell>
        </table:table-row>
        <table:table-row table:style-name="ro1">
          <table:table-cell office:value-type="string" calcext:value-type="string">
            <text:p>XP_0352985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41" calcext:value-type="float">
            <text:p>1.3E-141</text:p>
          </table:table-cell>
          <table:table-cell office:value-type="float" office:value="1.6E-143" calcext:value-type="float">
            <text:p>1.6E-143</text:p>
          </table:table-cell>
          <table:table-cell office:value-type="float" office:value="9.5E-140" calcext:value-type="float">
            <text:p>9.5E-140</text:p>
          </table:table-cell>
          <table:table-cell office:value-type="string" calcext:value-type="string">
            <text:p>hyaluronan synthase 3 [Cricetulus griseus]</text:p>
          </table:table-cell>
        </table:table-row>
        <table:table-row table:style-name="ro1">
          <table:table-cell office:value-type="string" calcext:value-type="string">
            <text:p>XP_0366899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41" calcext:value-type="float">
            <text:p>1.6E-141</text:p>
          </table:table-cell>
          <table:table-cell office:value-type="float" office:value="2.7E-143" calcext:value-type="float">
            <text:p>2.7E-143</text:p>
          </table:table-cell>
          <table:table-cell office:value-type="float" office:value="1.7E-139" calcext:value-type="float">
            <text:p>1.7E-139</text:p>
          </table:table-cell>
          <table:table-cell office:value-type="string" calcext:value-type="string">
            <text:p>hyaluronan synthase 3 [Balaenoptera musculus]</text:p>
          </table:table-cell>
        </table:table-row>
        <table:table-row table:style-name="ro1">
          <table:table-cell office:value-type="string" calcext:value-type="string">
            <text:p>XP_01811499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41" calcext:value-type="float">
            <text:p>1.6E-141</text:p>
          </table:table-cell>
          <table:table-cell office:value-type="float" office:value="9E-029" calcext:value-type="float">
            <text:p>9E-29</text:p>
          </table:table-cell>
          <table:table-cell office:value-type="float" office:value="5.5E-025" calcext:value-type="float">
            <text:p>5.5E-25</text:p>
          </table:table-cell>
          <table:table-cell office:value-type="string" calcext:value-type="string">
            <text:p>hyaluronan synthase 3 isoform X2 [Xenopus laevis]</text:p>
          </table:table-cell>
        </table:table-row>
        <table:table-row table:style-name="ro1">
          <table:table-cell office:value-type="string" calcext:value-type="string">
            <text:p>XP_0071108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41" calcext:value-type="float">
            <text:p>1.6E-141</text:p>
          </table:table-cell>
          <table:table-cell office:value-type="float" office:value="2.8E-143" calcext:value-type="float">
            <text:p>2.8E-143</text:p>
          </table:table-cell>
          <table:table-cell office:value-type="float" office:value="1.7E-139" calcext:value-type="float">
            <text:p>1.7E-139</text:p>
          </table:table-cell>
          <table:table-cell office:value-type="string" calcext:value-type="string">
            <text:p>hyaluronan synthase 3 isoform X1 [Physeter catodon]</text:p>
          </table:table-cell>
        </table:table-row>
        <table:table-row table:style-name="ro1">
          <table:table-cell office:value-type="string" calcext:value-type="string">
            <text:p>NP_0010761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41" calcext:value-type="float">
            <text:p>1.7E-141</text:p>
          </table:table-cell>
          <table:table-cell office:value-type="float" office:value="1.7E-143" calcext:value-type="float">
            <text:p>1.7E-143</text:p>
          </table:table-cell>
          <table:table-cell office:value-type="float" office:value="1E-139" calcext:value-type="float">
            <text:p>1E-139</text:p>
          </table:table-cell>
          <table:table-cell office:value-type="string" calcext:value-type="string">
            <text:p>hyaluronan synthase 3 [Oryctolagus cuniculus]</text:p>
          </table:table-cell>
        </table:table-row>
        <table:table-row table:style-name="ro1">
          <table:table-cell office:value-type="string" calcext:value-type="string">
            <text:p>XP_0439465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41" calcext:value-type="float">
            <text:p>1.7E-141</text:p>
          </table:table-cell>
          <table:table-cell office:value-type="float" office:value="4.7E-144" calcext:value-type="float">
            <text:p>4.7E-144</text:p>
          </table:table-cell>
          <table:table-cell office:value-type="float" office:value="2.9E-140" calcext:value-type="float">
            <text:p>2.9E-140</text:p>
          </table:table-cell>
          <table:table-cell office:value-type="string" calcext:value-type="string">
            <text:p>hyaluronan synthase 2-like [Protopterus annectens]</text:p>
          </table:table-cell>
        </table:table-row>
        <table:table-row table:style-name="ro1">
          <table:table-cell office:value-type="string" calcext:value-type="string">
            <text:p>XP_0382238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41" calcext:value-type="float">
            <text:p>2E-141</text:p>
          </table:table-cell>
          <table:table-cell office:value-type="float" office:value="7.4E-144" calcext:value-type="float">
            <text:p>7.4E-144</text:p>
          </table:table-cell>
          <table:table-cell office:value-type="float" office:value="4.5E-140" calcext:value-type="float">
            <text:p>4.5E-140</text:p>
          </table:table-cell>
          <table:table-cell office:value-type="string" calcext:value-type="string">
            <text:p>hyaluronan synthase 3 [Dermochelys coriacea]</text:p>
          </table:table-cell>
        </table:table-row>
        <table:table-row table:style-name="ro1">
          <table:table-cell office:value-type="string" calcext:value-type="string">
            <text:p>XP_0028266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41" calcext:value-type="float">
            <text:p>2.1E-141</text:p>
          </table:table-cell>
          <table:table-cell office:value-type="float" office:value="5E-143" calcext:value-type="float">
            <text:p>5E-143</text:p>
          </table:table-cell>
          <table:table-cell office:value-type="float" office:value="3E-139" calcext:value-type="float">
            <text:p>3E-139</text:p>
          </table:table-cell>
          <table:table-cell office:value-type="string" calcext:value-type="string">
            <text:p>hyaluronan synthase 3 [Pongo abelii]</text:p>
          </table:table-cell>
        </table:table-row>
        <table:table-row table:style-name="ro1">
          <table:table-cell office:value-type="string" calcext:value-type="string">
            <text:p>XP_023101474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41" calcext:value-type="float">
            <text:p>2.1E-141</text:p>
          </table:table-cell>
          <table:table-cell office:value-type="float" office:value="4.8E-143" calcext:value-type="float">
            <text:p>4.8E-143</text:p>
          </table:table-cell>
          <table:table-cell office:value-type="float" office:value="3E-139" calcext:value-type="float">
            <text:p>3E-139</text:p>
          </table:table-cell>
          <table:table-cell office:value-type="string" calcext:value-type="string">
            <text:p>hyaluronan synthase 3 isoform X1 [Felis catus]</text:p>
          </table:table-cell>
        </table:table-row>
        <table:table-row table:style-name="ro1">
          <table:table-cell office:value-type="string" calcext:value-type="string">
            <text:p>XP_0266343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41" calcext:value-type="float">
            <text:p>2.3E-141</text:p>
          </table:table-cell>
          <table:table-cell office:value-type="float" office:value="3.1E-143" calcext:value-type="float">
            <text:p>3.1E-143</text:p>
          </table:table-cell>
          <table:table-cell office:value-type="float" office:value="1.9E-139" calcext:value-type="float">
            <text:p>1.9E-139</text:p>
          </table:table-cell>
          <table:table-cell office:value-type="string" calcext:value-type="string">
            <text:p>hyaluronan synthase 3 [Microtus ochrogaster]</text:p>
          </table:table-cell>
        </table:table-row>
        <table:table-row table:style-name="ro1">
          <table:table-cell office:value-type="string" calcext:value-type="string">
            <text:p>XP_027474531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41" calcext:value-type="float">
            <text:p>2.5E-141</text:p>
          </table:table-cell>
          <table:table-cell office:value-type="float" office:value="5.5E-143" calcext:value-type="float">
            <text:p>5.5E-143</text:p>
          </table:table-cell>
          <table:table-cell office:value-type="float" office:value="3.4E-139" calcext:value-type="float">
            <text:p>3.4E-139</text:p>
          </table:table-cell>
          <table:table-cell office:value-type="string" calcext:value-type="string">
            <text:p>hyaluronan synthase 3 isoform X1 [Zalophus californianus]</text:p>
          </table:table-cell>
        </table:table-row>
        <table:table-row table:style-name="ro1">
          <table:table-cell office:value-type="string" calcext:value-type="string">
            <text:p>XP_0351377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41" calcext:value-type="float">
            <text:p>2.5E-141</text:p>
          </table:table-cell>
          <table:table-cell office:value-type="float" office:value="6E-143" calcext:value-type="float">
            <text:p>6E-143</text:p>
          </table:table-cell>
          <table:table-cell office:value-type="float" office:value="3.7E-139" calcext:value-type="float">
            <text:p>3.7E-139</text:p>
          </table:table-cell>
          <table:table-cell office:value-type="string" calcext:value-type="string">
            <text:p>hyaluronan synthase 3 isoform X12 [Callithrix jacchus]</text:p>
          </table:table-cell>
        </table:table-row>
        <table:table-row table:style-name="ro1">
          <table:table-cell office:value-type="string" calcext:value-type="string">
            <text:p>XP_0306506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41" calcext:value-type="float">
            <text:p>2.6E-141</text:p>
          </table:table-cell>
          <table:table-cell office:value-type="float" office:value="8.8E-143" calcext:value-type="float">
            <text:p>8.8E-143</text:p>
          </table:table-cell>
          <table:table-cell office:value-type="float" office:value="5.4E-139" calcext:value-type="float">
            <text:p>5.4E-139</text:p>
          </table:table-cell>
          <table:table-cell office:value-type="string" calcext:value-type="string">
            <text:p>hyaluronan synthase 3 isoform X2 [Nomascus leucogenys]</text:p>
          </table:table-cell>
        </table:table-row>
        <table:table-row table:style-name="ro1">
          <table:table-cell office:value-type="string" calcext:value-type="string">
            <text:p>XP_0040873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41" calcext:value-type="float">
            <text:p>2.7E-141</text:p>
          </table:table-cell>
          <table:table-cell office:value-type="float" office:value="8.7E-143" calcext:value-type="float">
            <text:p>8.7E-143</text:p>
          </table:table-cell>
          <table:table-cell office:value-type="float" office:value="5.3E-139" calcext:value-type="float">
            <text:p>5.3E-139</text:p>
          </table:table-cell>
          <table:table-cell office:value-type="string" calcext:value-type="string">
            <text:p>hyaluronan synthase 3 isoform X1 [Nomascus leucogenys]</text:p>
          </table:table-cell>
        </table:table-row>
        <table:table-row table:style-name="ro1">
          <table:table-cell office:value-type="string" calcext:value-type="string">
            <text:p>NP_0011862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41" calcext:value-type="float">
            <text:p>2.7E-141</text:p>
          </table:table-cell>
          <table:table-cell office:value-type="float" office:value="6.5E-143" calcext:value-type="float">
            <text:p>6.5E-143</text:p>
          </table:table-cell>
          <table:table-cell office:value-type="float" office:value="3.9E-139" calcext:value-type="float">
            <text:p>3.9E-139</text:p>
          </table:table-cell>
          <table:table-cell office:value-type="string" calcext:value-type="string">
            <text:p>hyaluronan synthase 3 isoform a [Homo sapiens]</text:p>
          </table:table-cell>
        </table:table-row>
        <table:table-row table:style-name="ro1">
          <table:table-cell office:value-type="string" calcext:value-type="string">
            <text:p>XP_00116849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41" calcext:value-type="float">
            <text:p>2.7E-141</text:p>
          </table:table-cell>
          <table:table-cell office:value-type="float" office:value="6.5E-143" calcext:value-type="float">
            <text:p>6.5E-143</text:p>
          </table:table-cell>
          <table:table-cell office:value-type="float" office:value="3.9E-139" calcext:value-type="float">
            <text:p>3.9E-139</text:p>
          </table:table-cell>
          <table:table-cell office:value-type="string" calcext:value-type="string">
            <text:p>hyaluronan synthase 3 [Pan troglodytes]</text:p>
          </table:table-cell>
        </table:table-row>
        <table:table-row table:style-name="ro1">
          <table:table-cell office:value-type="string" calcext:value-type="string">
            <text:p>XP_0052559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41" calcext:value-type="float">
            <text:p>2.7E-141</text:p>
          </table:table-cell>
          <table:table-cell office:value-type="float" office:value="6.5E-143" calcext:value-type="float">
            <text:p>6.5E-143</text:p>
          </table:table-cell>
          <table:table-cell office:value-type="float" office:value="3.9E-139" calcext:value-type="float">
            <text:p>3.9E-139</text:p>
          </table:table-cell>
          <table:table-cell office:value-type="string" calcext:value-type="string">
            <text:p>hyaluronan synthase 3 isoform X1 [Homo sapiens]</text:p>
          </table:table-cell>
        </table:table-row>
        <table:table-row table:style-name="ro1">
          <table:table-cell office:value-type="string" calcext:value-type="string">
            <text:p>XP_0188675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41" calcext:value-type="float">
            <text:p>2.7E-141</text:p>
          </table:table-cell>
          <table:table-cell office:value-type="float" office:value="6.5E-143" calcext:value-type="float">
            <text:p>6.5E-143</text:p>
          </table:table-cell>
          <table:table-cell office:value-type="float" office:value="3.9E-139" calcext:value-type="float">
            <text:p>3.9E-139</text:p>
          </table:table-cell>
          <table:table-cell office:value-type="string" calcext:value-type="string">
            <text:p>hyaluronan synthase 3 isoform X1 [Gorilla gorilla gorilla]</text:p>
          </table:table-cell>
        </table:table-row>
        <table:table-row table:style-name="ro1">
          <table:table-cell office:value-type="string" calcext:value-type="string">
            <text:p>XP_0381681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41" calcext:value-type="float">
            <text:p>2.7E-141</text:p>
          </table:table-cell>
          <table:table-cell office:value-type="float" office:value="3.7E-143" calcext:value-type="float">
            <text:p>3.7E-143</text:p>
          </table:table-cell>
          <table:table-cell office:value-type="float" office:value="2.2E-139" calcext:value-type="float">
            <text:p>2.2E-139</text:p>
          </table:table-cell>
          <table:table-cell office:value-type="string" calcext:value-type="string">
            <text:p>hyaluronan synthase 3 [Arvicola amphibius]</text:p>
          </table:table-cell>
        </table:table-row>
        <table:table-row table:style-name="ro1">
          <table:table-cell office:value-type="string" calcext:value-type="string">
            <text:p>XP_0045840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41" calcext:value-type="float">
            <text:p>2.7E-141</text:p>
          </table:table-cell>
          <table:table-cell office:value-type="float" office:value="3.9E-143" calcext:value-type="float">
            <text:p>3.9E-143</text:p>
          </table:table-cell>
          <table:table-cell office:value-type="float" office:value="2.4E-139" calcext:value-type="float">
            <text:p>2.4E-139</text:p>
          </table:table-cell>
          <table:table-cell office:value-type="string" calcext:value-type="string">
            <text:p>hyaluronan synthase 3 [Ochotona princeps]</text:p>
          </table:table-cell>
        </table:table-row>
        <table:table-row table:style-name="ro1">
          <table:table-cell office:value-type="string" calcext:value-type="string">
            <text:p>XP_0351377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41" calcext:value-type="float">
            <text:p>2.8E-141</text:p>
          </table:table-cell>
          <table:table-cell office:value-type="float" office:value="6.1E-143" calcext:value-type="float">
            <text:p>6.1E-143</text:p>
          </table:table-cell>
          <table:table-cell office:value-type="float" office:value="3.7E-139" calcext:value-type="float">
            <text:p>3.7E-139</text:p>
          </table:table-cell>
          <table:table-cell office:value-type="string" calcext:value-type="string">
            <text:p>hyaluronan synthase 3 isoform X11 [Callithrix jacchus]</text:p>
          </table:table-cell>
        </table:table-row>
        <table:table-row table:style-name="ro1">
          <table:table-cell office:value-type="string" calcext:value-type="string">
            <text:p>XP_0089843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41" calcext:value-type="float">
            <text:p>3.1E-141</text:p>
          </table:table-cell>
          <table:table-cell office:value-type="float" office:value="7.4E-143" calcext:value-type="float">
            <text:p>7.4E-143</text:p>
          </table:table-cell>
          <table:table-cell office:value-type="float" office:value="4.5E-139" calcext:value-type="float">
            <text:p>4.5E-139</text:p>
          </table:table-cell>
          <table:table-cell office:value-type="string" calcext:value-type="string">
            <text:p>hyaluronan synthase 3 isoform X13 [Callithrix jacchus]</text:p>
          </table:table-cell>
        </table:table-row>
        <table:table-row table:style-name="ro1">
          <table:table-cell office:value-type="string" calcext:value-type="string">
            <text:p>XP_0351377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41" calcext:value-type="float">
            <text:p>3.5E-141</text:p>
          </table:table-cell>
          <table:table-cell office:value-type="float" office:value="7.1E-143" calcext:value-type="float">
            <text:p>7.1E-143</text:p>
          </table:table-cell>
          <table:table-cell office:value-type="float" office:value="4.4E-139" calcext:value-type="float">
            <text:p>4.4E-139</text:p>
          </table:table-cell>
          <table:table-cell office:value-type="string" calcext:value-type="string">
            <text:p>hyaluronan synthase 3 isoform X14 [Callithrix jacchus]</text:p>
          </table:table-cell>
        </table:table-row>
        <table:table-row table:style-name="ro1">
          <table:table-cell office:value-type="string" calcext:value-type="string">
            <text:p>XP_0234929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141" calcext:value-type="float">
            <text:p>3.9E-141</text:p>
          </table:table-cell>
          <table:table-cell office:value-type="float" office:value="1.3E-142" calcext:value-type="float">
            <text:p>1.3E-142</text:p>
          </table:table-cell>
          <table:table-cell office:value-type="float" office:value="7.9E-139" calcext:value-type="float">
            <text:p>7.9E-139</text:p>
          </table:table-cell>
          <table:table-cell office:value-type="string" calcext:value-type="string">
            <text:p>hyaluronan synthase 3 [Equus caballus]</text:p>
          </table:table-cell>
        </table:table-row>
        <table:table-row table:style-name="ro1">
          <table:table-cell office:value-type="string" calcext:value-type="string">
            <text:p>XP_0321808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141" calcext:value-type="float">
            <text:p>4.2E-141</text:p>
          </table:table-cell>
          <table:table-cell office:value-type="float" office:value="1.8E-142" calcext:value-type="float">
            <text:p>1.8E-142</text:p>
          </table:table-cell>
          <table:table-cell office:value-type="float" office:value="1.1E-138" calcext:value-type="float">
            <text:p>1.1E-138</text:p>
          </table:table-cell>
          <table:table-cell office:value-type="string" calcext:value-type="string">
            <text:p>hyaluronan synthase 3 isoform X1 [Mustela erminea]</text:p>
          </table:table-cell>
        </table:table-row>
        <table:table-row table:style-name="ro1">
          <table:table-cell office:value-type="string" calcext:value-type="string">
            <text:p>XP_0321808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41" calcext:value-type="float">
            <text:p>4.3E-141</text:p>
          </table:table-cell>
          <table:table-cell office:value-type="float" office:value="1.9E-142" calcext:value-type="float">
            <text:p>1.9E-142</text:p>
          </table:table-cell>
          <table:table-cell office:value-type="float" office:value="1.2E-138" calcext:value-type="float">
            <text:p>1.2E-138</text:p>
          </table:table-cell>
          <table:table-cell office:value-type="string" calcext:value-type="string">
            <text:p>hyaluronan synthase 3 isoform X2 [Mustela erminea]</text:p>
          </table:table-cell>
        </table:table-row>
        <table:table-row table:style-name="ro1">
          <table:table-cell office:value-type="string" calcext:value-type="string">
            <text:p>XP_0441117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41" calcext:value-type="float">
            <text:p>4.3E-141</text:p>
          </table:table-cell>
          <table:table-cell office:value-type="float" office:value="1.9E-142" calcext:value-type="float">
            <text:p>1.9E-142</text:p>
          </table:table-cell>
          <table:table-cell office:value-type="float" office:value="1.2E-138" calcext:value-type="float">
            <text:p>1.2E-138</text:p>
          </table:table-cell>
          <table:table-cell office:value-type="string" calcext:value-type="string">
            <text:p>hyaluronan synthase 3 [Neovison vison]</text:p>
          </table:table-cell>
        </table:table-row>
        <table:table-row table:style-name="ro1">
          <table:table-cell office:value-type="string" calcext:value-type="string">
            <text:p>XP_0055924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41" calcext:value-type="float">
            <text:p>4.4E-141</text:p>
          </table:table-cell>
          <table:table-cell office:value-type="float" office:value="1.3E-142" calcext:value-type="float">
            <text:p>1.3E-142</text:p>
          </table:table-cell>
          <table:table-cell office:value-type="float" office:value="8.1E-139" calcext:value-type="float">
            <text:p>8.1E-139</text:p>
          </table:table-cell>
          <table:table-cell office:value-type="string" calcext:value-type="string">
            <text:p>PREDICTED: hyaluronan synthase 3 [Macaca fascicularis]</text:p>
          </table:table-cell>
        </table:table-row>
        <table:table-row table:style-name="ro1">
          <table:table-cell office:value-type="string" calcext:value-type="string">
            <text:p>XP_0286963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41" calcext:value-type="float">
            <text:p>4.4E-141</text:p>
          </table:table-cell>
          <table:table-cell office:value-type="float" office:value="1.3E-142" calcext:value-type="float">
            <text:p>1.3E-142</text:p>
          </table:table-cell>
          <table:table-cell office:value-type="float" office:value="8.1E-139" calcext:value-type="float">
            <text:p>8.1E-139</text:p>
          </table:table-cell>
          <table:table-cell office:value-type="string" calcext:value-type="string">
            <text:p>hyaluronan synthase 3 isoform X1 [Macaca mulatta]</text:p>
          </table:table-cell>
        </table:table-row>
        <table:table-row table:style-name="ro1">
          <table:table-cell office:value-type="string" calcext:value-type="string">
            <text:p>XP_0103533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41" calcext:value-type="float">
            <text:p>5.1E-141</text:p>
          </table:table-cell>
          <table:table-cell office:value-type="float" office:value="1.7E-142" calcext:value-type="float">
            <text:p>1.7E-142</text:p>
          </table:table-cell>
          <table:table-cell office:value-type="float" office:value="1E-138" calcext:value-type="float">
            <text:p>1E-138</text:p>
          </table:table-cell>
          <table:table-cell office:value-type="string" calcext:value-type="string">
            <text:p>hyaluronan synthase 3 [Rhinopithecus roxellana]</text:p>
          </table:table-cell>
        </table:table-row>
        <table:table-row table:style-name="ro1">
          <table:table-cell office:value-type="string" calcext:value-type="string">
            <text:p>XP_0230660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41" calcext:value-type="float">
            <text:p>5.1E-141</text:p>
          </table:table-cell>
          <table:table-cell office:value-type="float" office:value="1.7E-142" calcext:value-type="float">
            <text:p>1.7E-142</text:p>
          </table:table-cell>
          <table:table-cell office:value-type="float" office:value="1E-138" calcext:value-type="float">
            <text:p>1E-138</text:p>
          </table:table-cell>
          <table:table-cell office:value-type="string" calcext:value-type="string">
            <text:p>hyaluronan synthase 3 [Piliocolobus tephrosceles]</text:p>
          </table:table-cell>
        </table:table-row>
        <table:table-row table:style-name="ro1">
          <table:table-cell office:value-type="string" calcext:value-type="string">
            <text:p>XP_02178779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41" calcext:value-type="float">
            <text:p>5.3E-141</text:p>
          </table:table-cell>
          <table:table-cell office:value-type="float" office:value="1.3E-142" calcext:value-type="float">
            <text:p>1.3E-142</text:p>
          </table:table-cell>
          <table:table-cell office:value-type="float" office:value="7.9E-139" calcext:value-type="float">
            <text:p>7.9E-139</text:p>
          </table:table-cell>
          <table:table-cell office:value-type="string" calcext:value-type="string">
            <text:p>hyaluronan synthase 3 [Papio anubis]</text:p>
          </table:table-cell>
        </table:table-row>
        <table:table-row table:style-name="ro1">
          <table:table-cell office:value-type="string" calcext:value-type="string">
            <text:p>XP_0446177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41" calcext:value-type="float">
            <text:p>6.1E-141</text:p>
          </table:table-cell>
          <table:table-cell office:value-type="float" office:value="2E-142" calcext:value-type="float">
            <text:p>2E-142</text:p>
          </table:table-cell>
          <table:table-cell office:value-type="float" office:value="1.2E-138" calcext:value-type="float">
            <text:p>1.2E-138</text:p>
          </table:table-cell>
          <table:table-cell office:value-type="string" calcext:value-type="string">
            <text:p>hyaluronan synthase 3 isoform X2 [Equus asinus]</text:p>
          </table:table-cell>
        </table:table-row>
        <table:table-row table:style-name="ro1">
          <table:table-cell office:value-type="string" calcext:value-type="string">
            <text:p>XP_0146831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41" calcext:value-type="float">
            <text:p>6.3E-141</text:p>
          </table:table-cell>
          <table:table-cell office:value-type="float" office:value="2E-142" calcext:value-type="float">
            <text:p>2E-142</text:p>
          </table:table-cell>
          <table:table-cell office:value-type="float" office:value="1.2E-138" calcext:value-type="float">
            <text:p>1.2E-138</text:p>
          </table:table-cell>
          <table:table-cell office:value-type="string" calcext:value-type="string">
            <text:p>hyaluronan synthase 3 isoform X1 [Equus asinus]</text:p>
          </table:table-cell>
        </table:table-row>
        <table:table-row table:style-name="ro1">
          <table:table-cell office:value-type="string" calcext:value-type="string">
            <text:p>XP_0344944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4E-141" calcext:value-type="float">
            <text:p>6.4E-141</text:p>
          </table:table-cell>
          <table:table-cell office:value-type="float" office:value="5.3E-143" calcext:value-type="float">
            <text:p>5.3E-143</text:p>
          </table:table-cell>
          <table:table-cell office:value-type="float" office:value="3.3E-139" calcext:value-type="float">
            <text:p>3.3E-139</text:p>
          </table:table-cell>
          <table:table-cell office:value-type="string" calcext:value-type="string">
            <text:p>hyaluronan synthase 3 isoform X6 [Ailuropoda melanoleuca]</text:p>
          </table:table-cell>
        </table:table-row>
        <table:table-row table:style-name="ro1">
          <table:table-cell office:value-type="string" calcext:value-type="string">
            <text:p>XP_00276114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141" calcext:value-type="float">
            <text:p>7E-141</text:p>
          </table:table-cell>
          <table:table-cell office:value-type="float" office:value="1.3E-142" calcext:value-type="float">
            <text:p>1.3E-142</text:p>
          </table:table-cell>
          <table:table-cell office:value-type="float" office:value="8.2E-139" calcext:value-type="float">
            <text:p>8.2E-139</text:p>
          </table:table-cell>
          <table:table-cell office:value-type="string" calcext:value-type="string">
            <text:p>hyaluronan synthase 3 isoform X10 [Callithrix jacchus]</text:p>
          </table:table-cell>
        </table:table-row>
        <table:table-row table:style-name="ro1">
          <table:table-cell office:value-type="string" calcext:value-type="string">
            <text:p>XP_0440482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E-141" calcext:value-type="float">
            <text:p>7.3E-141</text:p>
          </table:table-cell>
          <table:table-cell office:value-type="float" office:value="3E-142" calcext:value-type="float">
            <text:p>3E-142</text:p>
          </table:table-cell>
          <table:table-cell office:value-type="float" office:value="1.8E-138" calcext:value-type="float">
            <text:p>1.8E-138</text:p>
          </table:table-cell>
          <table:table-cell office:value-type="string" calcext:value-type="string">
            <text:p>hyaluronan synthase 3 isoform X1 [Siniperca chuatsi]</text:p>
          </table:table-cell>
        </table:table-row>
        <table:table-row table:style-name="ro1">
          <table:table-cell office:value-type="string" calcext:value-type="string">
            <text:p>XP_0252252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4E-141" calcext:value-type="float">
            <text:p>7.4E-141</text:p>
          </table:table-cell>
          <table:table-cell office:value-type="float" office:value="2.4E-142" calcext:value-type="float">
            <text:p>2.4E-142</text:p>
          </table:table-cell>
          <table:table-cell office:value-type="float" office:value="1.5E-138" calcext:value-type="float">
            <text:p>1.5E-138</text:p>
          </table:table-cell>
          <table:table-cell office:value-type="string" calcext:value-type="string">
            <text:p>hyaluronan synthase 3 isoform X1 [Theropithecus gelada]</text:p>
          </table:table-cell>
        </table:table-row>
        <table:table-row table:style-name="ro1">
          <table:table-cell office:value-type="string" calcext:value-type="string">
            <text:p>XP_0440482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141" calcext:value-type="float">
            <text:p>7.8E-141</text:p>
          </table:table-cell>
          <table:table-cell office:value-type="float" office:value="3.1E-142" calcext:value-type="float">
            <text:p>3.1E-142</text:p>
          </table:table-cell>
          <table:table-cell office:value-type="float" office:value="1.9E-138" calcext:value-type="float">
            <text:p>1.9E-138</text:p>
          </table:table-cell>
          <table:table-cell office:value-type="string" calcext:value-type="string">
            <text:p>hyaluronan synthase 3 isoform X2 [Siniperca chuatsi]</text:p>
          </table:table-cell>
        </table:table-row>
        <table:table-row table:style-name="ro1">
          <table:table-cell office:value-type="string" calcext:value-type="string">
            <text:p>XP_0419662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2E-141" calcext:value-type="float">
            <text:p>8.2E-141</text:p>
          </table:table-cell>
          <table:table-cell office:value-type="float" office:value="5E-026" calcext:value-type="float">
            <text:p>5E-26</text:p>
          </table:table-cell>
          <table:table-cell office:value-type="float" office:value="3E-022" calcext:value-type="float">
            <text:p>3E-22</text:p>
          </table:table-cell>
          <table:table-cell office:value-type="string" calcext:value-type="string">
            <text:p>hyaluronan synthase 3 isoform X3 [Alosa sapidissima]</text:p>
          </table:table-cell>
        </table:table-row>
        <table:table-row table:style-name="ro1">
          <table:table-cell office:value-type="string" calcext:value-type="string">
            <text:p>XP_0197911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41" calcext:value-type="float">
            <text:p>8.6E-141</text:p>
          </table:table-cell>
          <table:table-cell office:value-type="float" office:value="4.9E-143" calcext:value-type="float">
            <text:p>4.9E-143</text:p>
          </table:table-cell>
          <table:table-cell office:value-type="float" office:value="3E-139" calcext:value-type="float">
            <text:p>3E-139</text:p>
          </table:table-cell>
          <table:table-cell office:value-type="string" calcext:value-type="string">
            <text:p>hyaluronan synthase 3 isoform X5 [Tursiops truncatus]</text:p>
          </table:table-cell>
        </table:table-row>
        <table:table-row table:style-name="ro1">
          <table:table-cell office:value-type="string" calcext:value-type="string">
            <text:p>XP_0419662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41" calcext:value-type="float">
            <text:p>8.6E-141</text:p>
          </table:table-cell>
          <table:table-cell office:value-type="float" office:value="2.6E-026" calcext:value-type="float">
            <text:p>2.6E-26</text:p>
          </table:table-cell>
          <table:table-cell office:value-type="float" office:value="1.6E-022" calcext:value-type="float">
            <text:p>1.6E-22</text:p>
          </table:table-cell>
          <table:table-cell office:value-type="string" calcext:value-type="string">
            <text:p>hyaluronan synthase 3 isoform X2 [Alosa sapidissima]</text:p>
          </table:table-cell>
        </table:table-row>
        <table:table-row table:style-name="ro1">
          <table:table-cell office:value-type="string" calcext:value-type="string">
            <text:p>XP_00724927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41" calcext:value-type="float">
            <text:p>8.6E-141</text:p>
          </table:table-cell>
          <table:table-cell office:value-type="float" office:value="2.2E-025" calcext:value-type="float">
            <text:p>2.2E-25</text:p>
          </table:table-cell>
          <table:table-cell office:value-type="float" office:value="1.4E-021" calcext:value-type="float">
            <text:p>1.4E-21</text:p>
          </table:table-cell>
          <table:table-cell office:value-type="string" calcext:value-type="string">
            <text:p>hyaluronan synthase 3 [Astyanax mexicanus]</text:p>
          </table:table-cell>
        </table:table-row>
        <table:table-row table:style-name="ro1">
          <table:table-cell office:value-type="string" calcext:value-type="string">
            <text:p>XP_0126979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7E-141" calcext:value-type="float">
            <text:p>8.7E-141</text:p>
          </table:table-cell>
          <table:table-cell office:value-type="float" office:value="5E-026" calcext:value-type="float">
            <text:p>5E-26</text:p>
          </table:table-cell>
          <table:table-cell office:value-type="float" office:value="3E-022" calcext:value-type="float">
            <text:p>3E-22</text:p>
          </table:table-cell>
          <table:table-cell office:value-type="string" calcext:value-type="string">
            <text:p>hyaluronan synthase 3 [Clupea harengus]</text:p>
          </table:table-cell>
        </table:table-row>
        <table:table-row table:style-name="ro1">
          <table:table-cell office:value-type="string" calcext:value-type="string">
            <text:p>XP_0369634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8E-141" calcext:value-type="float">
            <text:p>8.8E-141</text:p>
          </table:table-cell>
          <table:table-cell office:value-type="float" office:value="5.1E-027" calcext:value-type="float">
            <text:p>5.1E-27</text:p>
          </table:table-cell>
          <table:table-cell office:value-type="float" office:value="3.1E-023" calcext:value-type="float">
            <text:p>3.1E-23</text:p>
          </table:table-cell>
          <table:table-cell office:value-type="string" calcext:value-type="string">
            <text:p>hyaluronan synthase 3 [Acanthopagrus latus]</text:p>
          </table:table-cell>
        </table:table-row>
        <table:table-row table:style-name="ro1">
          <table:table-cell office:value-type="string" calcext:value-type="string">
            <text:p>XP_0417405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9E-141" calcext:value-type="float">
            <text:p>8.9E-141</text:p>
          </table:table-cell>
          <table:table-cell office:value-type="float" office:value="1.9E-144" calcext:value-type="float">
            <text:p>1.9E-144</text:p>
          </table:table-cell>
          <table:table-cell office:value-type="float" office:value="1.2E-140" calcext:value-type="float">
            <text:p>1.2E-140</text:p>
          </table:table-cell>
          <table:table-cell office:value-type="string" calcext:value-type="string">
            <text:p>chitin synthase chs-1-like [Coregonus clupeaformis]</text:p>
          </table:table-cell>
        </table:table-row>
        <table:table-row table:style-name="ro1">
          <table:table-cell office:value-type="string" calcext:value-type="string">
            <text:p>XP_0419662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7E-141" calcext:value-type="float">
            <text:p>9.7E-141</text:p>
          </table:table-cell>
          <table:table-cell office:value-type="float" office:value="1.8E-026" calcext:value-type="float">
            <text:p>1.8E-26</text:p>
          </table:table-cell>
          <table:table-cell office:value-type="float" office:value="1.1E-022" calcext:value-type="float">
            <text:p>1.1E-22</text:p>
          </table:table-cell>
          <table:table-cell office:value-type="string" calcext:value-type="string">
            <text:p>hyaluronan synthase 3 isoform X1 [Alosa sapidissima]</text:p>
          </table:table-cell>
        </table:table-row>
        <table:table-row table:style-name="ro1">
          <table:table-cell office:value-type="string" calcext:value-type="string">
            <text:p>XP_0305868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9E-141" calcext:value-type="float">
            <text:p>9.9E-141</text:p>
          </table:table-cell>
          <table:table-cell office:value-type="float" office:value="3.8E-027" calcext:value-type="float">
            <text:p>3.8E-27</text:p>
          </table:table-cell>
          <table:table-cell office:value-type="float" office:value="2.3E-023" calcext:value-type="float">
            <text:p>2.3E-23</text:p>
          </table:table-cell>
          <table:table-cell office:value-type="string" calcext:value-type="string">
            <text:p>LOW QUALITY PROTEIN: hyaluronan synthase 3 [Archocentrus centrarchus]</text:p>
          </table:table-cell>
        </table:table-row>
        <table:table-row table:style-name="ro1">
          <table:table-cell office:value-type="string" calcext:value-type="string">
            <text:p>XP_0343899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40" calcext:value-type="float">
            <text:p>1E-140</text:p>
          </table:table-cell>
          <table:table-cell office:value-type="float" office:value="3.8E-026" calcext:value-type="float">
            <text:p>3.8E-26</text:p>
          </table:table-cell>
          <table:table-cell office:value-type="float" office:value="2.3E-022" calcext:value-type="float">
            <text:p>2.3E-22</text:p>
          </table:table-cell>
          <table:table-cell office:value-type="string" calcext:value-type="string">
            <text:p>hyaluronan synthase 3 [Cyclopterus lumpus]</text:p>
          </table:table-cell>
        </table:table-row>
        <table:table-row table:style-name="ro1">
          <table:table-cell office:value-type="string" calcext:value-type="string">
            <text:p>XP_0432938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40" calcext:value-type="float">
            <text:p>1E-140</text:p>
          </table:table-cell>
          <table:table-cell office:value-type="float" office:value="2.5E-142" calcext:value-type="float">
            <text:p>2.5E-142</text:p>
          </table:table-cell>
          <table:table-cell office:value-type="float" office:value="1.5E-138" calcext:value-type="float">
            <text:p>1.5E-138</text:p>
          </table:table-cell>
          <table:table-cell office:value-type="string" calcext:value-type="string">
            <text:p>hyaluronan synthase 3 isoform X1 [Cervus canadensis]</text:p>
          </table:table-cell>
        </table:table-row>
        <table:table-row table:style-name="ro1">
          <table:table-cell office:value-type="string" calcext:value-type="string">
            <text:p>XP_0305883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40" calcext:value-type="float">
            <text:p>1.1E-140</text:p>
          </table:table-cell>
          <table:table-cell office:value-type="float" office:value="2.8E-027" calcext:value-type="float">
            <text:p>2.8E-27</text:p>
          </table:table-cell>
          <table:table-cell office:value-type="float" office:value="1.7E-023" calcext:value-type="float">
            <text:p>1.7E-23</text:p>
          </table:table-cell>
          <table:table-cell office:value-type="string" calcext:value-type="string">
            <text:p>hyaluronan synthase 3-like [Archocentrus centrarchus]</text:p>
          </table:table-cell>
        </table:table-row>
        <table:table-row table:style-name="ro1">
          <table:table-cell office:value-type="string" calcext:value-type="string">
            <text:p>XP_0399778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40" calcext:value-type="float">
            <text:p>1.1E-140</text:p>
          </table:table-cell>
          <table:table-cell office:value-type="float" office:value="2.5E-144" calcext:value-type="float">
            <text:p>2.5E-144</text:p>
          </table:table-cell>
          <table:table-cell office:value-type="float" office:value="1.5E-140" calcext:value-type="float">
            <text:p>1.5E-140</text:p>
          </table:table-cell>
          <table:table-cell office:value-type="string" calcext:value-type="string">
            <text:p>chitin synthase chs-1-like [Xiphias gladius]</text:p>
          </table:table-cell>
        </table:table-row>
        <table:table-row table:style-name="ro1">
          <table:table-cell office:value-type="string" calcext:value-type="string">
            <text:p>XP_0345419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40" calcext:value-type="float">
            <text:p>1.2E-140</text:p>
          </table:table-cell>
          <table:table-cell office:value-type="float" office:value="1.9E-142" calcext:value-type="float">
            <text:p>1.9E-142</text:p>
          </table:table-cell>
          <table:table-cell office:value-type="float" office:value="1.2E-138" calcext:value-type="float">
            <text:p>1.2E-138</text:p>
          </table:table-cell>
          <table:table-cell office:value-type="string" calcext:value-type="string">
            <text:p>hyaluronan synthase 3 [Notolabrus celidotus]</text:p>
          </table:table-cell>
        </table:table-row>
        <table:table-row table:style-name="ro1">
          <table:table-cell office:value-type="string" calcext:value-type="string">
            <text:p>XP_0323425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40" calcext:value-type="float">
            <text:p>1.3E-140</text:p>
          </table:table-cell>
          <table:table-cell office:value-type="float" office:value="3E-142" calcext:value-type="float">
            <text:p>3E-142</text:p>
          </table:table-cell>
          <table:table-cell office:value-type="float" office:value="1.8E-138" calcext:value-type="float">
            <text:p>1.8E-138</text:p>
          </table:table-cell>
          <table:table-cell office:value-type="string" calcext:value-type="string">
            <text:p>hyaluronan synthase 3 isoform X1 [Camelus ferus]</text:p>
          </table:table-cell>
        </table:table-row>
        <table:table-row table:style-name="ro1">
          <table:table-cell office:value-type="string" calcext:value-type="string">
            <text:p>XP_0447880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3.1E-142" calcext:value-type="float">
            <text:p>3.1E-142</text:p>
          </table:table-cell>
          <table:table-cell office:value-type="float" office:value="1.9E-138" calcext:value-type="float">
            <text:p>1.9E-138</text:p>
          </table:table-cell>
          <table:table-cell office:value-type="string" calcext:value-type="string">
            <text:p>hyaluronan synthase 3 isoform X8 [Bubalus bubalis]</text:p>
          </table:table-cell>
        </table:table-row>
        <table:table-row table:style-name="ro1">
          <table:table-cell office:value-type="string" calcext:value-type="string">
            <text:p>XP_0198344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3.1E-142" calcext:value-type="float">
            <text:p>3.1E-142</text:p>
          </table:table-cell>
          <table:table-cell office:value-type="float" office:value="1.9E-138" calcext:value-type="float">
            <text:p>1.9E-138</text:p>
          </table:table-cell>
          <table:table-cell office:value-type="string" calcext:value-type="string">
            <text:p>PREDICTED: hyaluronan synthase 3 isoform X2 [Bos indicus]</text:p>
          </table:table-cell>
        </table:table-row>
        <table:table-row table:style-name="ro1">
          <table:table-cell office:value-type="string" calcext:value-type="string">
            <text:p>XP_0248337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3.1E-142" calcext:value-type="float">
            <text:p>3.1E-142</text:p>
          </table:table-cell>
          <table:table-cell office:value-type="float" office:value="1.9E-138" calcext:value-type="float">
            <text:p>1.9E-138</text:p>
          </table:table-cell>
          <table:table-cell office:value-type="string" calcext:value-type="string">
            <text:p>hyaluronan synthase 3 isoform X2 [Bos taurus]</text:p>
          </table:table-cell>
        </table:table-row>
        <table:table-row table:style-name="ro1">
          <table:table-cell office:value-type="string" calcext:value-type="string">
            <text:p>XP_0273719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3.1E-142" calcext:value-type="float">
            <text:p>3.1E-142</text:p>
          </table:table-cell>
          <table:table-cell office:value-type="float" office:value="1.9E-138" calcext:value-type="float">
            <text:p>1.9E-138</text:p>
          </table:table-cell>
          <table:table-cell office:value-type="string" calcext:value-type="string">
            <text:p>hyaluronan synthase 3 isoform X2 [Bos indicus x Bos taurus]</text:p>
          </table:table-cell>
        </table:table-row>
        <table:table-row table:style-name="ro1">
          <table:table-cell office:value-type="string" calcext:value-type="string">
            <text:p>XP_0442135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1.3E-142" calcext:value-type="float">
            <text:p>1.3E-142</text:p>
          </table:table-cell>
          <table:table-cell office:value-type="float" office:value="8.2E-139" calcext:value-type="float">
            <text:p>8.2E-139</text:p>
          </table:table-cell>
          <table:table-cell office:value-type="string" calcext:value-type="string">
            <text:p>hyaluronan synthase 3 [Thunnus albacares]</text:p>
          </table:table-cell>
        </table:table-row>
        <table:table-row table:style-name="ro1">
          <table:table-cell office:value-type="string" calcext:value-type="string">
            <text:p>XP_0153311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3.2E-142" calcext:value-type="float">
            <text:p>3.2E-142</text:p>
          </table:table-cell>
          <table:table-cell office:value-type="float" office:value="2E-138" calcext:value-type="float">
            <text:p>2E-138</text:p>
          </table:table-cell>
          <table:table-cell office:value-type="string" calcext:value-type="string">
            <text:p>hyaluronan synthase 3 isoform X1 [Bos taurus]</text:p>
          </table:table-cell>
        </table:table-row>
        <table:table-row table:style-name="ro1">
          <table:table-cell office:value-type="string" calcext:value-type="string">
            <text:p>XP_0198344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3.2E-142" calcext:value-type="float">
            <text:p>3.2E-142</text:p>
          </table:table-cell>
          <table:table-cell office:value-type="float" office:value="2E-138" calcext:value-type="float">
            <text:p>2E-138</text:p>
          </table:table-cell>
          <table:table-cell office:value-type="string" calcext:value-type="string">
            <text:p>PREDICTED: hyaluronan synthase 3 isoform X1 [Bos indicus]</text:p>
          </table:table-cell>
        </table:table-row>
        <table:table-row table:style-name="ro1">
          <table:table-cell office:value-type="string" calcext:value-type="string">
            <text:p>XP_0273719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3.2E-142" calcext:value-type="float">
            <text:p>3.2E-142</text:p>
          </table:table-cell>
          <table:table-cell office:value-type="float" office:value="2E-138" calcext:value-type="float">
            <text:p>2E-138</text:p>
          </table:table-cell>
          <table:table-cell office:value-type="string" calcext:value-type="string">
            <text:p>hyaluronan synthase 3 isoform X1 [Bos indicus x Bos taurus]</text:p>
          </table:table-cell>
        </table:table-row>
        <table:table-row table:style-name="ro1">
          <table:table-cell office:value-type="string" calcext:value-type="string">
            <text:p>XP_0109775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40" calcext:value-type="float">
            <text:p>1.5E-140</text:p>
          </table:table-cell>
          <table:table-cell office:value-type="float" office:value="3.5E-142" calcext:value-type="float">
            <text:p>3.5E-142</text:p>
          </table:table-cell>
          <table:table-cell office:value-type="float" office:value="2.1E-138" calcext:value-type="float">
            <text:p>2.1E-138</text:p>
          </table:table-cell>
          <table:table-cell office:value-type="string" calcext:value-type="string">
            <text:p>hyaluronan synthase 3 [Camelus dromedarius]</text:p>
          </table:table-cell>
        </table:table-row>
        <table:table-row table:style-name="ro1">
          <table:table-cell office:value-type="string" calcext:value-type="string">
            <text:p>XP_0144112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40" calcext:value-type="float">
            <text:p>1.5E-140</text:p>
          </table:table-cell>
          <table:table-cell office:value-type="float" office:value="3.5E-142" calcext:value-type="float">
            <text:p>3.5E-142</text:p>
          </table:table-cell>
          <table:table-cell office:value-type="float" office:value="2.1E-138" calcext:value-type="float">
            <text:p>2.1E-138</text:p>
          </table:table-cell>
          <table:table-cell office:value-type="string" calcext:value-type="string">
            <text:p>hyaluronan synthase 3 isoform X2 [Camelus ferus]</text:p>
          </table:table-cell>
        </table:table-row>
        <table:table-row table:style-name="ro1">
          <table:table-cell office:value-type="string" calcext:value-type="string">
            <text:p>XP_03660755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40" calcext:value-type="float">
            <text:p>1.5E-140</text:p>
          </table:table-cell>
          <table:table-cell office:value-type="float" office:value="2.5E-142" calcext:value-type="float">
            <text:p>2.5E-142</text:p>
          </table:table-cell>
          <table:table-cell office:value-type="float" office:value="1.5E-138" calcext:value-type="float">
            <text:p>1.5E-138</text:p>
          </table:table-cell>
          <table:table-cell office:value-type="string" calcext:value-type="string">
            <text:p>hyaluronan synthase 3 [Trichosurus vulpecula]</text:p>
          </table:table-cell>
        </table:table-row>
        <table:table-row table:style-name="ro1">
          <table:table-cell office:value-type="string" calcext:value-type="string">
            <text:p>XP_0438374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40" calcext:value-type="float">
            <text:p>1.6E-140</text:p>
          </table:table-cell>
          <table:table-cell office:value-type="float" office:value="2.1E-142" calcext:value-type="float">
            <text:p>2.1E-142</text:p>
          </table:table-cell>
          <table:table-cell office:value-type="float" office:value="1.3E-138" calcext:value-type="float">
            <text:p>1.3E-138</text:p>
          </table:table-cell>
          <table:table-cell office:value-type="string" calcext:value-type="string">
            <text:p>hyaluronan synthase 3 [Dromiciops gliroides]</text:p>
          </table:table-cell>
        </table:table-row>
        <table:table-row table:style-name="ro1">
          <table:table-cell office:value-type="string" calcext:value-type="string">
            <text:p>XP_0422684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40" calcext:value-type="float">
            <text:p>1.6E-140</text:p>
          </table:table-cell>
          <table:table-cell office:value-type="float" office:value="2.1E-142" calcext:value-type="float">
            <text:p>2.1E-142</text:p>
          </table:table-cell>
          <table:table-cell office:value-type="float" office:value="1.3E-138" calcext:value-type="float">
            <text:p>1.3E-138</text:p>
          </table:table-cell>
          <table:table-cell office:value-type="string" calcext:value-type="string">
            <text:p>hyaluronan synthase 3 [Thunnus maccoyii]</text:p>
          </table:table-cell>
        </table:table-row>
        <table:table-row table:style-name="ro1">
          <table:table-cell office:value-type="string" calcext:value-type="string">
            <text:p>XP_0426312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40" calcext:value-type="float">
            <text:p>1.8E-140</text:p>
          </table:table-cell>
          <table:table-cell office:value-type="float" office:value="7.7E-027" calcext:value-type="float">
            <text:p>7.7E-27</text:p>
          </table:table-cell>
          <table:table-cell office:value-type="float" office:value="4.7E-023" calcext:value-type="float">
            <text:p>4.7E-23</text:p>
          </table:table-cell>
          <table:table-cell office:value-type="string" calcext:value-type="string">
            <text:p>hyaluronan synthase 3-like isoform X2 [Cyprinus carpio]</text:p>
          </table:table-cell>
        </table:table-row>
        <table:table-row table:style-name="ro1">
          <table:table-cell office:value-type="string" calcext:value-type="string">
            <text:p>XP_0179176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40" calcext:value-type="float">
            <text:p>1.8E-140</text:p>
          </table:table-cell>
          <table:table-cell office:value-type="float" office:value="4.4E-142" calcext:value-type="float">
            <text:p>4.4E-142</text:p>
          </table:table-cell>
          <table:table-cell office:value-type="float" office:value="2.7E-138" calcext:value-type="float">
            <text:p>2.7E-138</text:p>
          </table:table-cell>
          <table:table-cell office:value-type="string" calcext:value-type="string">
            <text:p>PREDICTED: hyaluronan synthase 3 [Capra hircus]</text:p>
          </table:table-cell>
        </table:table-row>
        <table:table-row table:style-name="ro1">
          <table:table-cell office:value-type="string" calcext:value-type="string">
            <text:p>XP_0278339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40" calcext:value-type="float">
            <text:p>1.8E-140</text:p>
          </table:table-cell>
          <table:table-cell office:value-type="float" office:value="4.4E-142" calcext:value-type="float">
            <text:p>4.4E-142</text:p>
          </table:table-cell>
          <table:table-cell office:value-type="float" office:value="2.7E-138" calcext:value-type="float">
            <text:p>2.7E-138</text:p>
          </table:table-cell>
          <table:table-cell office:value-type="string" calcext:value-type="string">
            <text:p>hyaluronan synthase 3 [Ovis aries]</text:p>
          </table:table-cell>
        </table:table-row>
        <table:table-row table:style-name="ro1">
          <table:table-cell office:value-type="string" calcext:value-type="string">
            <text:p>XP_0013666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40" calcext:value-type="float">
            <text:p>1.9E-140</text:p>
          </table:table-cell>
          <table:table-cell office:value-type="float" office:value="2.2E-142" calcext:value-type="float">
            <text:p>2.2E-142</text:p>
          </table:table-cell>
          <table:table-cell office:value-type="float" office:value="1.3E-138" calcext:value-type="float">
            <text:p>1.3E-138</text:p>
          </table:table-cell>
          <table:table-cell office:value-type="string" calcext:value-type="string">
            <text:p>PREDICTED: hyaluronan synthase 3 [Monodelphis domestica]</text:p>
          </table:table-cell>
        </table:table-row>
        <table:table-row table:style-name="ro1">
          <table:table-cell office:value-type="string" calcext:value-type="string">
            <text:p>XP_0445164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40" calcext:value-type="float">
            <text:p>1.9E-140</text:p>
          </table:table-cell>
          <table:table-cell office:value-type="float" office:value="2.2E-142" calcext:value-type="float">
            <text:p>2.2E-142</text:p>
          </table:table-cell>
          <table:table-cell office:value-type="float" office:value="1.3E-138" calcext:value-type="float">
            <text:p>1.3E-138</text:p>
          </table:table-cell>
          <table:table-cell office:value-type="string" calcext:value-type="string">
            <text:p>hyaluronan synthase 3 [Gracilinanus agilis]</text:p>
          </table:table-cell>
        </table:table-row>
        <table:table-row table:style-name="ro1">
          <table:table-cell office:value-type="string" calcext:value-type="string">
            <text:p>XP_0416521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40" calcext:value-type="float">
            <text:p>1.9E-140</text:p>
          </table:table-cell>
          <table:table-cell office:value-type="float" office:value="3E-026" calcext:value-type="float">
            <text:p>3E-26</text:p>
          </table:table-cell>
          <table:table-cell office:value-type="float" office:value="1.8E-022" calcext:value-type="float">
            <text:p>1.8E-22</text:p>
          </table:table-cell>
          <table:table-cell office:value-type="string" calcext:value-type="string">
            <text:p>hyaluronan synthase 3 isoform X2 [Cheilinus undulatus]</text:p>
          </table:table-cell>
        </table:table-row>
        <table:table-row table:style-name="ro1">
          <table:table-cell office:value-type="string" calcext:value-type="string">
            <text:p>XP_0292887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40" calcext:value-type="float">
            <text:p>2E-140</text:p>
          </table:table-cell>
          <table:table-cell office:value-type="float" office:value="9.5E-026" calcext:value-type="float">
            <text:p>9.5E-26</text:p>
          </table:table-cell>
          <table:table-cell office:value-type="float" office:value="5.8E-022" calcext:value-type="float">
            <text:p>5.8E-22</text:p>
          </table:table-cell>
          <table:table-cell office:value-type="string" calcext:value-type="string">
            <text:p>hyaluronan synthase 3 [Cottoperca gobio]</text:p>
          </table:table-cell>
        </table:table-row>
        <table:table-row table:style-name="ro1">
          <table:table-cell office:value-type="string" calcext:value-type="string">
            <text:p>NP_0011797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40" calcext:value-type="float">
            <text:p>2.1E-140</text:p>
          </table:table-cell>
          <table:table-cell office:value-type="float" office:value="5E-142" calcext:value-type="float">
            <text:p>5E-142</text:p>
          </table:table-cell>
          <table:table-cell office:value-type="float" office:value="3E-138" calcext:value-type="float">
            <text:p>3E-138</text:p>
          </table:table-cell>
          <table:table-cell office:value-type="string" calcext:value-type="string">
            <text:p>hyaluronan synthase 3 [Bos taurus]</text:p>
          </table:table-cell>
        </table:table-row>
        <table:table-row table:style-name="ro1">
          <table:table-cell office:value-type="string" calcext:value-type="string">
            <text:p>XP_00521851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40" calcext:value-type="float">
            <text:p>2.1E-140</text:p>
          </table:table-cell>
          <table:table-cell office:value-type="float" office:value="5E-142" calcext:value-type="float">
            <text:p>5E-142</text:p>
          </table:table-cell>
          <table:table-cell office:value-type="float" office:value="3E-138" calcext:value-type="float">
            <text:p>3E-138</text:p>
          </table:table-cell>
          <table:table-cell office:value-type="string" calcext:value-type="string">
            <text:p>hyaluronan synthase 3 isoform X3 [Bos taurus]</text:p>
          </table:table-cell>
        </table:table-row>
        <table:table-row table:style-name="ro1">
          <table:table-cell office:value-type="string" calcext:value-type="string">
            <text:p>XP_01983446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40" calcext:value-type="float">
            <text:p>2.1E-140</text:p>
          </table:table-cell>
          <table:table-cell office:value-type="float" office:value="5E-142" calcext:value-type="float">
            <text:p>5E-142</text:p>
          </table:table-cell>
          <table:table-cell office:value-type="float" office:value="3E-138" calcext:value-type="float">
            <text:p>3E-138</text:p>
          </table:table-cell>
          <table:table-cell office:value-type="string" calcext:value-type="string">
            <text:p>PREDICTED: hyaluronan synthase 3 isoform X3 [Bos indicus]</text:p>
          </table:table-cell>
        </table:table-row>
        <table:table-row table:style-name="ro1">
          <table:table-cell office:value-type="string" calcext:value-type="string">
            <text:p>XP_0273719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40" calcext:value-type="float">
            <text:p>2.1E-140</text:p>
          </table:table-cell>
          <table:table-cell office:value-type="float" office:value="5E-142" calcext:value-type="float">
            <text:p>5E-142</text:p>
          </table:table-cell>
          <table:table-cell office:value-type="float" office:value="3E-138" calcext:value-type="float">
            <text:p>3E-138</text:p>
          </table:table-cell>
          <table:table-cell office:value-type="string" calcext:value-type="string">
            <text:p>hyaluronan synthase 3 isoform X3 [Bos indicus x Bos taurus]</text:p>
          </table:table-cell>
        </table:table-row>
        <table:table-row table:style-name="ro1">
          <table:table-cell office:value-type="string" calcext:value-type="string">
            <text:p>XP_04329386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40" calcext:value-type="float">
            <text:p>2.1E-140</text:p>
          </table:table-cell>
          <table:table-cell office:value-type="float" office:value="5E-142" calcext:value-type="float">
            <text:p>5E-142</text:p>
          </table:table-cell>
          <table:table-cell office:value-type="float" office:value="3E-138" calcext:value-type="float">
            <text:p>3E-138</text:p>
          </table:table-cell>
          <table:table-cell office:value-type="string" calcext:value-type="string">
            <text:p>hyaluronan synthase 3 isoform X2 [Cervus canadensis]</text:p>
          </table:table-cell>
        </table:table-row>
        <table:table-row table:style-name="ro1">
          <table:table-cell office:value-type="string" calcext:value-type="string">
            <text:p>XP_0447880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40" calcext:value-type="float">
            <text:p>2.1E-140</text:p>
          </table:table-cell>
          <table:table-cell office:value-type="float" office:value="5E-142" calcext:value-type="float">
            <text:p>5E-142</text:p>
          </table:table-cell>
          <table:table-cell office:value-type="float" office:value="3E-138" calcext:value-type="float">
            <text:p>3E-138</text:p>
          </table:table-cell>
          <table:table-cell office:value-type="string" calcext:value-type="string">
            <text:p>hyaluronan synthase 3 isoform X9 [Bubalus bubalis]</text:p>
          </table:table-cell>
        </table:table-row>
        <table:table-row table:style-name="ro1">
          <table:table-cell office:value-type="string" calcext:value-type="string">
            <text:p>XP_0447880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40" calcext:value-type="float">
            <text:p>2.3E-140</text:p>
          </table:table-cell>
          <table:table-cell office:value-type="float" office:value="4.7E-142" calcext:value-type="float">
            <text:p>4.7E-142</text:p>
          </table:table-cell>
          <table:table-cell office:value-type="float" office:value="2.8E-138" calcext:value-type="float">
            <text:p>2.8E-138</text:p>
          </table:table-cell>
          <table:table-cell office:value-type="string" calcext:value-type="string">
            <text:p>hyaluronan synthase 3 isoform X7 [Bubalus bubalis]</text:p>
          </table:table-cell>
        </table:table-row>
        <table:table-row table:style-name="ro1">
          <table:table-cell office:value-type="string" calcext:value-type="string">
            <text:p>XP_0426312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40" calcext:value-type="float">
            <text:p>2.3E-140</text:p>
          </table:table-cell>
          <table:table-cell office:value-type="float" office:value="5.3E-027" calcext:value-type="float">
            <text:p>5.3E-27</text:p>
          </table:table-cell>
          <table:table-cell office:value-type="float" office:value="3.2E-023" calcext:value-type="float">
            <text:p>3.2E-23</text:p>
          </table:table-cell>
          <table:table-cell office:value-type="string" calcext:value-type="string">
            <text:p>hyaluronan synthase 3-like isoform X1 [Cyprinus carpio]</text:p>
          </table:table-cell>
        </table:table-row>
        <table:table-row table:style-name="ro1">
          <table:table-cell office:value-type="string" calcext:value-type="string">
            <text:p>XP_0287135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40" calcext:value-type="float">
            <text:p>2.4E-140</text:p>
          </table:table-cell>
          <table:table-cell office:value-type="float" office:value="5.2E-142" calcext:value-type="float">
            <text:p>5.2E-142</text:p>
          </table:table-cell>
          <table:table-cell office:value-type="float" office:value="3.2E-138" calcext:value-type="float">
            <text:p>3.2E-138</text:p>
          </table:table-cell>
          <table:table-cell office:value-type="string" calcext:value-type="string">
            <text:p>hyaluronan synthase 3 isoform X1 [Peromyscus leucopus]</text:p>
          </table:table-cell>
        </table:table-row>
        <table:table-row table:style-name="ro1">
          <table:table-cell office:value-type="string" calcext:value-type="string">
            <text:p>XP_0338246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40" calcext:value-type="float">
            <text:p>2.4E-140</text:p>
          </table:table-cell>
          <table:table-cell office:value-type="float" office:value="1.3E-026" calcext:value-type="float">
            <text:p>1.3E-26</text:p>
          </table:table-cell>
          <table:table-cell office:value-type="float" office:value="8E-023" calcext:value-type="float">
            <text:p>8E-23</text:p>
          </table:table-cell>
          <table:table-cell office:value-type="string" calcext:value-type="string">
            <text:p>hyaluronan synthase 3 [Periophthalmus magnuspinnatus]</text:p>
          </table:table-cell>
        </table:table-row>
        <table:table-row table:style-name="ro1">
          <table:table-cell office:value-type="string" calcext:value-type="string">
            <text:p>XP_0416521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40" calcext:value-type="float">
            <text:p>2.6E-140</text:p>
          </table:table-cell>
          <table:table-cell office:value-type="float" office:value="2.3E-026" calcext:value-type="float">
            <text:p>2.3E-26</text:p>
          </table:table-cell>
          <table:table-cell office:value-type="float" office:value="1.4E-022" calcext:value-type="float">
            <text:p>1.4E-22</text:p>
          </table:table-cell>
          <table:table-cell office:value-type="string" calcext:value-type="string">
            <text:p>hyaluronan synthase 3 isoform X1 [Cheilinus undulatus]</text:p>
          </table:table-cell>
        </table:table-row>
        <table:table-row table:style-name="ro1">
          <table:table-cell office:value-type="string" calcext:value-type="string">
            <text:p>XP_0437548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40" calcext:value-type="float">
            <text:p>2.6E-140</text:p>
          </table:table-cell>
          <table:table-cell office:value-type="float" office:value="4E-142" calcext:value-type="float">
            <text:p>4E-142</text:p>
          </table:table-cell>
          <table:table-cell office:value-type="float" office:value="2.4E-138" calcext:value-type="float">
            <text:p>2.4E-138</text:p>
          </table:table-cell>
          <table:table-cell office:value-type="string" calcext:value-type="string">
            <text:p>hyaluronan synthase 3 [Cervus elaphus]</text:p>
          </table:table-cell>
        </table:table-row>
        <table:table-row table:style-name="ro1">
          <table:table-cell office:value-type="string" calcext:value-type="string">
            <text:p>XP_0299099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40" calcext:value-type="float">
            <text:p>2.6E-140</text:p>
          </table:table-cell>
          <table:table-cell office:value-type="float" office:value="2.7E-026" calcext:value-type="float">
            <text:p>2.7E-26</text:p>
          </table:table-cell>
          <table:table-cell office:value-type="float" office:value="1.6E-022" calcext:value-type="float">
            <text:p>1.6E-22</text:p>
          </table:table-cell>
          <table:table-cell office:value-type="string" calcext:value-type="string">
            <text:p>hyaluronan synthase 3 [Myripristis murdjan]</text:p>
          </table:table-cell>
        </table:table-row>
        <table:table-row table:style-name="ro1">
          <table:table-cell office:value-type="string" calcext:value-type="string">
            <text:p>XP_0318059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40" calcext:value-type="float">
            <text:p>2.6E-140</text:p>
          </table:table-cell>
          <table:table-cell office:value-type="float" office:value="4.1E-142" calcext:value-type="float">
            <text:p>4.1E-142</text:p>
          </table:table-cell>
          <table:table-cell office:value-type="float" office:value="2.5E-138" calcext:value-type="float">
            <text:p>2.5E-138</text:p>
          </table:table-cell>
          <table:table-cell office:value-type="string" calcext:value-type="string">
            <text:p>hyaluronan synthase 3 [Sarcophilus harrisii]</text:p>
          </table:table-cell>
        </table:table-row>
        <table:table-row table:style-name="ro1">
          <table:table-cell office:value-type="string" calcext:value-type="string">
            <text:p>XP_0441268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40" calcext:value-type="float">
            <text:p>2.6E-140</text:p>
          </table:table-cell>
          <table:table-cell office:value-type="float" office:value="8.8E-029" calcext:value-type="float">
            <text:p>8.8E-29</text:p>
          </table:table-cell>
          <table:table-cell office:value-type="float" office:value="5.4E-025" calcext:value-type="float">
            <text:p>5.4E-25</text:p>
          </table:table-cell>
          <table:table-cell office:value-type="string" calcext:value-type="string">
            <text:p>hyaluronan synthase 3 [Bufo gargarizans]</text:p>
          </table:table-cell>
        </table:table-row>
        <table:table-row table:style-name="ro1">
          <table:table-cell office:value-type="string" calcext:value-type="string">
            <text:p>XP_0339438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40" calcext:value-type="float">
            <text:p>2.7E-140</text:p>
          </table:table-cell>
          <table:table-cell office:value-type="float" office:value="1.8E-025" calcext:value-type="float">
            <text:p>1.8E-25</text:p>
          </table:table-cell>
          <table:table-cell office:value-type="float" office:value="1.1E-021" calcext:value-type="float">
            <text:p>1.1E-21</text:p>
          </table:table-cell>
          <table:table-cell office:value-type="string" calcext:value-type="string">
            <text:p>hyaluronan synthase 3 [Pseudochaenichthys georgianus]</text:p>
          </table:table-cell>
        </table:table-row>
        <table:table-row table:style-name="ro1">
          <table:table-cell office:value-type="string" calcext:value-type="string">
            <text:p>XP_0325571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40" calcext:value-type="float">
            <text:p>3.1E-140</text:p>
          </table:table-cell>
          <table:table-cell office:value-type="float" office:value="2.1E-142" calcext:value-type="float">
            <text:p>2.1E-142</text:p>
          </table:table-cell>
          <table:table-cell office:value-type="float" office:value="1.3E-138" calcext:value-type="float">
            <text:p>1.3E-138</text:p>
          </table:table-cell>
          <table:table-cell office:value-type="string" calcext:value-type="string">
            <text:p>hyaluronan synthase 3 isoform X1 [Chiroxiphia lanceolata]</text:p>
          </table:table-cell>
        </table:table-row>
        <table:table-row table:style-name="ro1">
          <table:table-cell office:value-type="string" calcext:value-type="string">
            <text:p>XP_02031136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40" calcext:value-type="float">
            <text:p>3.8E-140</text:p>
          </table:table-cell>
          <table:table-cell office:value-type="float" office:value="9.1E-027" calcext:value-type="float">
            <text:p>9.1E-27</text:p>
          </table:table-cell>
          <table:table-cell office:value-type="float" office:value="5.6E-023" calcext:value-type="float">
            <text:p>5.6E-23</text:p>
          </table:table-cell>
          <table:table-cell office:value-type="string" calcext:value-type="string">
            <text:p>hyaluronan synthase 3 [Oncorhynchus kisutch]</text:p>
          </table:table-cell>
        </table:table-row>
        <table:table-row table:style-name="ro1">
          <table:table-cell office:value-type="string" calcext:value-type="string">
            <text:p>XP_02142525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40" calcext:value-type="float">
            <text:p>3.8E-140</text:p>
          </table:table-cell>
          <table:table-cell office:value-type="float" office:value="9.1E-027" calcext:value-type="float">
            <text:p>9.1E-27</text:p>
          </table:table-cell>
          <table:table-cell office:value-type="float" office:value="5.6E-023" calcext:value-type="float">
            <text:p>5.6E-23</text:p>
          </table:table-cell>
          <table:table-cell office:value-type="string" calcext:value-type="string">
            <text:p>hyaluronan synthase 3 [Oncorhynchus mykiss]</text:p>
          </table:table-cell>
        </table:table-row>
        <table:table-row table:style-name="ro1">
          <table:table-cell office:value-type="string" calcext:value-type="string">
            <text:p>XP_04215741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40" calcext:value-type="float">
            <text:p>3.8E-140</text:p>
          </table:table-cell>
          <table:table-cell office:value-type="float" office:value="9.1E-027" calcext:value-type="float">
            <text:p>9.1E-27</text:p>
          </table:table-cell>
          <table:table-cell office:value-type="float" office:value="5.6E-023" calcext:value-type="float">
            <text:p>5.6E-23</text:p>
          </table:table-cell>
          <table:table-cell office:value-type="string" calcext:value-type="string">
            <text:p>hyaluronan synthase 3 isoform X2 [Oncorhynchus tshawytscha]</text:p>
          </table:table-cell>
        </table:table-row>
        <table:table-row table:style-name="ro1">
          <table:table-cell office:value-type="string" calcext:value-type="string">
            <text:p>XP_0351376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40" calcext:value-type="float">
            <text:p>4E-140</text:p>
          </table:table-cell>
          <table:table-cell office:value-type="float" office:value="3E-142" calcext:value-type="float">
            <text:p>3E-142</text:p>
          </table:table-cell>
          <table:table-cell office:value-type="float" office:value="1.8E-138" calcext:value-type="float">
            <text:p>1.8E-138</text:p>
          </table:table-cell>
          <table:table-cell office:value-type="string" calcext:value-type="string">
            <text:p>hyaluronan synthase 3 isoform X9 [Callithrix jacchus]</text:p>
          </table:table-cell>
        </table:table-row>
        <table:table-row table:style-name="ro1">
          <table:table-cell office:value-type="string" calcext:value-type="string">
            <text:p>XP_0386103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40" calcext:value-type="float">
            <text:p>4.4E-140</text:p>
          </table:table-cell>
          <table:table-cell office:value-type="float" office:value="5.3E-028" calcext:value-type="float">
            <text:p>5.3E-28</text:p>
          </table:table-cell>
          <table:table-cell office:value-type="float" office:value="3.2E-024" calcext:value-type="float">
            <text:p>3.2E-24</text:p>
          </table:table-cell>
          <table:table-cell office:value-type="string" calcext:value-type="string">
            <text:p>hyaluronan synthase 3 [Tachyglossus aculeatus]</text:p>
          </table:table-cell>
        </table:table-row>
        <table:table-row table:style-name="ro1">
          <table:table-cell office:value-type="string" calcext:value-type="string">
            <text:p>XP_0306466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8E-140" calcext:value-type="float">
            <text:p>4.8E-140</text:p>
          </table:table-cell>
          <table:table-cell office:value-type="float" office:value="1.4E-025" calcext:value-type="float">
            <text:p>1.4E-25</text:p>
          </table:table-cell>
          <table:table-cell office:value-type="float" office:value="8.5E-022" calcext:value-type="float">
            <text:p>8.5E-22</text:p>
          </table:table-cell>
          <table:table-cell office:value-type="string" calcext:value-type="string">
            <text:p>hyaluronan synthase 3 [Chanos chanos]</text:p>
          </table:table-cell>
        </table:table-row>
        <table:table-row table:style-name="ro1">
          <table:table-cell office:value-type="string" calcext:value-type="string">
            <text:p>XP_0344944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40" calcext:value-type="float">
            <text:p>4.9E-140</text:p>
          </table:table-cell>
          <table:table-cell office:value-type="float" office:value="1.8E-142" calcext:value-type="float">
            <text:p>1.8E-142</text:p>
          </table:table-cell>
          <table:table-cell office:value-type="float" office:value="1.1E-138" calcext:value-type="float">
            <text:p>1.1E-138</text:p>
          </table:table-cell>
          <table:table-cell office:value-type="string" calcext:value-type="string">
            <text:p>transport and Golgi organization protein 6 homolog isoform X4 [Ailuropoda melanoleuca]</text:p>
          </table:table-cell>
        </table:table-row>
        <table:table-row table:style-name="ro1">
          <table:table-cell office:value-type="string" calcext:value-type="string">
            <text:p>XP_0417950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140" calcext:value-type="float">
            <text:p>5E-140</text:p>
          </table:table-cell>
          <table:table-cell office:value-type="float" office:value="1E-025" calcext:value-type="float">
            <text:p>1E-25</text:p>
          </table:table-cell>
          <table:table-cell office:value-type="float" office:value="6.4E-022" calcext:value-type="float">
            <text:p>6.4E-22</text:p>
          </table:table-cell>
          <table:table-cell office:value-type="string" calcext:value-type="string">
            <text:p>hyaluronan synthase 3 [Chelmon rostratus]</text:p>
          </table:table-cell>
        </table:table-row>
        <table:table-row table:style-name="ro1">
          <table:table-cell office:value-type="string" calcext:value-type="string">
            <text:p>XP_0157298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40" calcext:value-type="float">
            <text:p>5.3E-140</text:p>
          </table:table-cell>
          <table:table-cell office:value-type="float" office:value="3.9E-142" calcext:value-type="float">
            <text:p>3.9E-142</text:p>
          </table:table-cell>
          <table:table-cell office:value-type="float" office:value="2.4E-138" calcext:value-type="float">
            <text:p>2.4E-138</text:p>
          </table:table-cell>
          <table:table-cell office:value-type="string" calcext:value-type="string">
            <text:p>hyaluronan synthase 3 [Coturnix japonica]</text:p>
          </table:table-cell>
        </table:table-row>
        <table:table-row table:style-name="ro1">
          <table:table-cell office:value-type="string" calcext:value-type="string">
            <text:p>XP_02952403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40" calcext:value-type="float">
            <text:p>5.3E-140</text:p>
          </table:table-cell>
          <table:table-cell office:value-type="float" office:value="1.2E-026" calcext:value-type="float">
            <text:p>1.2E-26</text:p>
          </table:table-cell>
          <table:table-cell office:value-type="float" office:value="7.2E-023" calcext:value-type="float">
            <text:p>7.2E-23</text:p>
          </table:table-cell>
          <table:table-cell office:value-type="string" calcext:value-type="string">
            <text:p>hyaluronan synthase 3 [Oncorhynchus nerka]</text:p>
          </table:table-cell>
        </table:table-row>
        <table:table-row table:style-name="ro1">
          <table:table-cell office:value-type="string" calcext:value-type="string">
            <text:p>XP_0344944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140" calcext:value-type="float">
            <text:p>5.4E-140</text:p>
          </table:table-cell>
          <table:table-cell office:value-type="float" office:value="1.8E-142" calcext:value-type="float">
            <text:p>1.8E-142</text:p>
          </table:table-cell>
          <table:table-cell office:value-type="float" office:value="1.1E-138" calcext:value-type="float">
            <text:p>1.1E-138</text:p>
          </table:table-cell>
          <table:table-cell office:value-type="string" calcext:value-type="string">
            <text:p>transport and Golgi organization protein 6 homolog isoform X3 [Ailuropoda melanoleuca]</text:p>
          </table:table-cell>
        </table:table-row>
        <table:table-row table:style-name="ro1">
          <table:table-cell office:value-type="string" calcext:value-type="string">
            <text:p>XP_0376715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40" calcext:value-type="float">
            <text:p>6.1E-140</text:p>
          </table:table-cell>
          <table:table-cell office:value-type="float" office:value="1.1E-141" calcext:value-type="float">
            <text:p>1.1E-141</text:p>
          </table:table-cell>
          <table:table-cell office:value-type="float" office:value="6.7E-138" calcext:value-type="float">
            <text:p>6.7E-138</text:p>
          </table:table-cell>
          <table:table-cell office:value-type="string" calcext:value-type="string">
            <text:p>hyaluronan synthase 3 [Choloepus didactylus]</text:p>
          </table:table-cell>
        </table:table-row>
        <table:table-row table:style-name="ro1">
          <table:table-cell office:value-type="string" calcext:value-type="string">
            <text:p>XP_024235095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6E-140" calcext:value-type="float">
            <text:p>6.6E-140</text:p>
          </table:table-cell>
          <table:table-cell office:value-type="float" office:value="7.2E-027" calcext:value-type="float">
            <text:p>7.2E-27</text:p>
          </table:table-cell>
          <table:table-cell office:value-type="float" office:value="4.4E-023" calcext:value-type="float">
            <text:p>4.4E-23</text:p>
          </table:table-cell>
          <table:table-cell office:value-type="string" calcext:value-type="string">
            <text:p>hyaluronan synthase 3 isoform X1 [Oncorhynchus tshawytscha]</text:p>
          </table:table-cell>
        </table:table-row>
        <table:table-row table:style-name="ro1">
          <table:table-cell office:value-type="string" calcext:value-type="string">
            <text:p>XP_04233658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140" calcext:value-type="float">
            <text:p>7E-140</text:p>
          </table:table-cell>
          <table:table-cell office:value-type="float" office:value="5.2E-142" calcext:value-type="float">
            <text:p>5.2E-142</text:p>
          </table:table-cell>
          <table:table-cell office:value-type="float" office:value="3.2E-138" calcext:value-type="float">
            <text:p>3.2E-138</text:p>
          </table:table-cell>
          <table:table-cell office:value-type="string" calcext:value-type="string">
            <text:p>hyaluronan synthase 3 isoform X1 [Sceloporus undulatus]</text:p>
          </table:table-cell>
        </table:table-row>
        <table:table-row table:style-name="ro1">
          <table:table-cell office:value-type="string" calcext:value-type="string">
            <text:p>XP_0034492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5E-140" calcext:value-type="float">
            <text:p>7.5E-140</text:p>
          </table:table-cell>
          <table:table-cell office:value-type="float" office:value="1.2E-026" calcext:value-type="float">
            <text:p>1.2E-26</text:p>
          </table:table-cell>
          <table:table-cell office:value-type="float" office:value="7.5E-023" calcext:value-type="float">
            <text:p>7.5E-23</text:p>
          </table:table-cell>
          <table:table-cell office:value-type="string" calcext:value-type="string">
            <text:p>hyaluronan synthase 3 [Oreochromis niloticus]</text:p>
          </table:table-cell>
        </table:table-row>
        <table:table-row table:style-name="ro1">
          <table:table-cell office:value-type="string" calcext:value-type="string">
            <text:p>XP_0344944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5E-140" calcext:value-type="float">
            <text:p>7.5E-140</text:p>
          </table:table-cell>
          <table:table-cell office:value-type="float" office:value="2.2E-142" calcext:value-type="float">
            <text:p>2.2E-142</text:p>
          </table:table-cell>
          <table:table-cell office:value-type="float" office:value="1.4E-138" calcext:value-type="float">
            <text:p>1.4E-138</text:p>
          </table:table-cell>
          <table:table-cell office:value-type="string" calcext:value-type="string">
            <text:p>transport and Golgi organization protein 6 homolog isoform X1 [Ailuropoda melanoleuca]</text:p>
          </table:table-cell>
        </table:table-row>
        <table:table-row table:style-name="ro1">
          <table:table-cell office:value-type="string" calcext:value-type="string">
            <text:p>XP_0344944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5E-140" calcext:value-type="float">
            <text:p>7.5E-140</text:p>
          </table:table-cell>
          <table:table-cell office:value-type="float" office:value="2.2E-142" calcext:value-type="float">
            <text:p>2.2E-142</text:p>
          </table:table-cell>
          <table:table-cell office:value-type="float" office:value="1.4E-138" calcext:value-type="float">
            <text:p>1.4E-138</text:p>
          </table:table-cell>
          <table:table-cell office:value-type="string" calcext:value-type="string">
            <text:p>transport and Golgi organization protein 6 homolog isoform X2 [Ailuropoda melanoleuca]</text:p>
          </table:table-cell>
        </table:table-row>
        <table:table-row table:style-name="ro1">
          <table:table-cell office:value-type="string" calcext:value-type="string">
            <text:p>XP_0197911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7E-140" calcext:value-type="float">
            <text:p>7.7E-140</text:p>
          </table:table-cell>
          <table:table-cell office:value-type="float" office:value="1.4E-142" calcext:value-type="float">
            <text:p>1.4E-142</text:p>
          </table:table-cell>
          <table:table-cell office:value-type="float" office:value="8.6E-139" calcext:value-type="float">
            <text:p>8.6E-139</text:p>
          </table:table-cell>
          <table:table-cell office:value-type="string" calcext:value-type="string">
            <text:p>transport and Golgi organization protein 6 homolog isoform X1 [Tursiops truncatus]</text:p>
          </table:table-cell>
        </table:table-row>
        <table:table-row table:style-name="ro1">
          <table:table-cell office:value-type="string" calcext:value-type="string">
            <text:p>XP_0197911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140" calcext:value-type="float">
            <text:p>7.8E-140</text:p>
          </table:table-cell>
          <table:table-cell office:value-type="float" office:value="1.4E-142" calcext:value-type="float">
            <text:p>1.4E-142</text:p>
          </table:table-cell>
          <table:table-cell office:value-type="float" office:value="8.7E-139" calcext:value-type="float">
            <text:p>8.7E-139</text:p>
          </table:table-cell>
          <table:table-cell office:value-type="string" calcext:value-type="string">
            <text:p>transport and Golgi organization protein 6 homolog isoform X2 [Tursiops truncatus]</text:p>
          </table:table-cell>
        </table:table-row>
        <table:table-row table:style-name="ro1">
          <table:table-cell office:value-type="string" calcext:value-type="string">
            <text:p>XP_0316093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9E-140" calcext:value-type="float">
            <text:p>7.9E-140</text:p>
          </table:table-cell>
          <table:table-cell office:value-type="float" office:value="5.3E-141" calcext:value-type="float">
            <text:p>5.3E-141</text:p>
          </table:table-cell>
          <table:table-cell office:value-type="float" office:value="3.2E-137" calcext:value-type="float">
            <text:p>3.2E-137</text:p>
          </table:table-cell>
          <table:table-cell office:value-type="string" calcext:value-type="string">
            <text:p>hyaluronan synthase 3 [Oreochromis aureus]</text:p>
          </table:table-cell>
        </table:table-row>
        <table:table-row table:style-name="ro1">
          <table:table-cell office:value-type="string" calcext:value-type="string">
            <text:p>XP_0069742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9E-140" calcext:value-type="float">
            <text:p>7.9E-140</text:p>
          </table:table-cell>
          <table:table-cell office:value-type="float" office:value="1.8E-141" calcext:value-type="float">
            <text:p>1.8E-141</text:p>
          </table:table-cell>
          <table:table-cell office:value-type="float" office:value="1.1E-137" calcext:value-type="float">
            <text:p>1.1E-137</text:p>
          </table:table-cell>
          <table:table-cell office:value-type="string" calcext:value-type="string">
            <text:p>hyaluronan synthase 3 [Peromyscus maniculatus bairdii]</text:p>
          </table:table-cell>
        </table:table-row>
        <table:table-row table:style-name="ro1">
          <table:table-cell office:value-type="string" calcext:value-type="string">
            <text:p>XP_0287135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9E-140" calcext:value-type="float">
            <text:p>7.9E-140</text:p>
          </table:table-cell>
          <table:table-cell office:value-type="float" office:value="1.8E-141" calcext:value-type="float">
            <text:p>1.8E-141</text:p>
          </table:table-cell>
          <table:table-cell office:value-type="float" office:value="1.1E-137" calcext:value-type="float">
            <text:p>1.1E-137</text:p>
          </table:table-cell>
          <table:table-cell office:value-type="string" calcext:value-type="string">
            <text:p>hyaluronan synthase 3 isoform X2 [Peromyscus leucopus]</text:p>
          </table:table-cell>
        </table:table-row>
        <table:table-row table:style-name="ro1">
          <table:table-cell office:value-type="string" calcext:value-type="string">
            <text:p>XP_0351376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2E-140" calcext:value-type="float">
            <text:p>8.2E-140</text:p>
          </table:table-cell>
          <table:table-cell office:value-type="float" office:value="3.3E-142" calcext:value-type="float">
            <text:p>3.3E-142</text:p>
          </table:table-cell>
          <table:table-cell office:value-type="float" office:value="2E-138" calcext:value-type="float">
            <text:p>2E-138</text:p>
          </table:table-cell>
          <table:table-cell office:value-type="string" calcext:value-type="string">
            <text:p>hyaluronan synthase 3 isoform X7 [Callithrix jacchus]</text:p>
          </table:table-cell>
        </table:table-row>
        <table:table-row table:style-name="ro1">
          <table:table-cell office:value-type="string" calcext:value-type="string">
            <text:p>XP_0139797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8E-140" calcext:value-type="float">
            <text:p>8.8E-140</text:p>
          </table:table-cell>
          <table:table-cell office:value-type="float" office:value="1.7E-026" calcext:value-type="float">
            <text:p>1.7E-26</text:p>
          </table:table-cell>
          <table:table-cell office:value-type="float" office:value="1E-022" calcext:value-type="float">
            <text:p>1E-22</text:p>
          </table:table-cell>
          <table:table-cell office:value-type="string" calcext:value-type="string">
            <text:p>PREDICTED: hyaluronan synthase 3 [Salmo salar]</text:p>
          </table:table-cell>
        </table:table-row>
        <table:table-row table:style-name="ro1">
          <table:table-cell office:value-type="string" calcext:value-type="string">
            <text:p>XP_0431199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8E-140" calcext:value-type="float">
            <text:p>8.8E-140</text:p>
          </table:table-cell>
          <table:table-cell office:value-type="float" office:value="2.8E-026" calcext:value-type="float">
            <text:p>2.8E-26</text:p>
          </table:table-cell>
          <table:table-cell office:value-type="float" office:value="1.7E-022" calcext:value-type="float">
            <text:p>1.7E-22</text:p>
          </table:table-cell>
          <table:table-cell office:value-type="string" calcext:value-type="string">
            <text:p>hyaluronan synthase 3 isoform X2 [Puntigrus tetrazona]</text:p>
          </table:table-cell>
        </table:table-row>
        <table:table-row table:style-name="ro1">
          <table:table-cell office:value-type="string" calcext:value-type="string">
            <text:p>XP_0271283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39" calcext:value-type="float">
            <text:p>1E-139</text:p>
          </table:table-cell>
          <table:table-cell office:value-type="float" office:value="2.9E-026" calcext:value-type="float">
            <text:p>2.9E-26</text:p>
          </table:table-cell>
          <table:table-cell office:value-type="float" office:value="1.7E-022" calcext:value-type="float">
            <text:p>1.7E-22</text:p>
          </table:table-cell>
          <table:table-cell office:value-type="string" calcext:value-type="string">
            <text:p>hyaluronan synthase 3 [Larimichthys crocea]</text:p>
          </table:table-cell>
        </table:table-row>
        <table:table-row table:style-name="ro1">
          <table:table-cell office:value-type="string" calcext:value-type="string">
            <text:p>XP_0431199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39" calcext:value-type="float">
            <text:p>1.1E-139</text:p>
          </table:table-cell>
          <table:table-cell office:value-type="float" office:value="1.8E-026" calcext:value-type="float">
            <text:p>1.8E-26</text:p>
          </table:table-cell>
          <table:table-cell office:value-type="float" office:value="1.1E-022" calcext:value-type="float">
            <text:p>1.1E-22</text:p>
          </table:table-cell>
          <table:table-cell office:value-type="string" calcext:value-type="string">
            <text:p>hyaluronan synthase 3 isoform X1 [Puntigrus tetrazona]</text:p>
          </table:table-cell>
        </table:table-row>
        <table:table-row table:style-name="ro1">
          <table:table-cell office:value-type="string" calcext:value-type="string">
            <text:p>XP_0402662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39" calcext:value-type="float">
            <text:p>1.1E-139</text:p>
          </table:table-cell>
          <table:table-cell office:value-type="float" office:value="1.7E-028" calcext:value-type="float">
            <text:p>1.7E-28</text:p>
          </table:table-cell>
          <table:table-cell office:value-type="float" office:value="1E-024" calcext:value-type="float">
            <text:p>1E-24</text:p>
          </table:table-cell>
          <table:table-cell office:value-type="string" calcext:value-type="string">
            <text:p>hyaluronan synthase 3 isoform X2 [Bufo bufo]</text:p>
          </table:table-cell>
        </table:table-row>
        <table:table-row table:style-name="ro1">
          <table:table-cell office:value-type="string" calcext:value-type="string">
            <text:p>XP_0351376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39" calcext:value-type="float">
            <text:p>1.1E-139</text:p>
          </table:table-cell>
          <table:table-cell office:value-type="float" office:value="5.8E-142" calcext:value-type="float">
            <text:p>5.8E-142</text:p>
          </table:table-cell>
          <table:table-cell office:value-type="float" office:value="3.6E-138" calcext:value-type="float">
            <text:p>3.6E-138</text:p>
          </table:table-cell>
          <table:table-cell office:value-type="string" calcext:value-type="string">
            <text:p>transport and Golgi organization protein 6 homolog isoform X6 [Callithrix jacchus]</text:p>
          </table:table-cell>
        </table:table-row>
        <table:table-row table:style-name="ro1">
          <table:table-cell office:value-type="string" calcext:value-type="string">
            <text:p>XP_0360429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39" calcext:value-type="float">
            <text:p>1.2E-139</text:p>
          </table:table-cell>
          <table:table-cell office:value-type="float" office:value="1.7E-141" calcext:value-type="float">
            <text:p>1.7E-141</text:p>
          </table:table-cell>
          <table:table-cell office:value-type="float" office:value="1E-137" calcext:value-type="float">
            <text:p>1E-137</text:p>
          </table:table-cell>
          <table:table-cell office:value-type="string" calcext:value-type="string">
            <text:p>hyaluronan synthase 3 [Onychomys torridus]</text:p>
          </table:table-cell>
        </table:table-row>
        <table:table-row table:style-name="ro1">
          <table:table-cell office:value-type="string" calcext:value-type="string">
            <text:p>XP_0260864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39" calcext:value-type="float">
            <text:p>1.3E-139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6.7E-023" calcext:value-type="float">
            <text:p>6.7E-23</text:p>
          </table:table-cell>
          <table:table-cell office:value-type="string" calcext:value-type="string">
            <text:p>hyaluronan synthase 3-like [Carassius auratus]</text:p>
          </table:table-cell>
        </table:table-row>
        <table:table-row table:style-name="ro1">
          <table:table-cell office:value-type="string" calcext:value-type="string">
            <text:p>XP_0340314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39" calcext:value-type="float">
            <text:p>1.3E-139</text:p>
          </table:table-cell>
          <table:table-cell office:value-type="float" office:value="9.2E-026" calcext:value-type="float">
            <text:p>9.2E-26</text:p>
          </table:table-cell>
          <table:table-cell office:value-type="float" office:value="5.6E-022" calcext:value-type="float">
            <text:p>5.6E-22</text:p>
          </table:table-cell>
          <table:table-cell office:value-type="string" calcext:value-type="string">
            <text:p>hyaluronan synthase 3 [Thalassophryne amazonica]</text:p>
          </table:table-cell>
        </table:table-row>
        <table:table-row table:style-name="ro1">
          <table:table-cell office:value-type="string" calcext:value-type="string">
            <text:p>XP_0298822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39" calcext:value-type="float">
            <text:p>1.4E-139</text:p>
          </table:table-cell>
          <table:table-cell office:value-type="float" office:value="2.1E-141" calcext:value-type="float">
            <text:p>2.1E-141</text:p>
          </table:table-cell>
          <table:table-cell office:value-type="float" office:value="1.3E-137" calcext:value-type="float">
            <text:p>1.3E-137</text:p>
          </table:table-cell>
          <table:table-cell office:value-type="string" calcext:value-type="string">
            <text:p>hyaluronan synthase 3 [Aquila chrysaetos chrysaetos]</text:p>
          </table:table-cell>
        </table:table-row>
        <table:table-row table:style-name="ro1">
          <table:table-cell office:value-type="string" calcext:value-type="string">
            <text:p>XP_0388727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39" calcext:value-type="float">
            <text:p>1.7E-139</text:p>
          </table:table-cell>
          <table:table-cell office:value-type="float" office:value="4.4E-026" calcext:value-type="float">
            <text:p>4.4E-26</text:p>
          </table:table-cell>
          <table:table-cell office:value-type="float" office:value="2.7E-022" calcext:value-type="float">
            <text:p>2.7E-22</text:p>
          </table:table-cell>
          <table:table-cell office:value-type="string" calcext:value-type="string">
            <text:p>hyaluronan synthase 3 [Salvelinus namaycush]</text:p>
          </table:table-cell>
        </table:table-row>
        <table:table-row table:style-name="ro1">
          <table:table-cell office:value-type="string" calcext:value-type="string">
            <text:p>XP_0045562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39" calcext:value-type="float">
            <text:p>1.7E-139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6.9E-023" calcext:value-type="float">
            <text:p>6.9E-23</text:p>
          </table:table-cell>
          <table:table-cell office:value-type="string" calcext:value-type="string">
            <text:p>hyaluronan synthase 3 [Maylandia zebra]</text:p>
          </table:table-cell>
        </table:table-row>
        <table:table-row table:style-name="ro1">
          <table:table-cell office:value-type="string" calcext:value-type="string">
            <text:p>XP_0302218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39" calcext:value-type="float">
            <text:p>1.7E-139</text:p>
          </table:table-cell>
          <table:table-cell office:value-type="float" office:value="2.4E-026" calcext:value-type="float">
            <text:p>2.4E-26</text:p>
          </table:table-cell>
          <table:table-cell office:value-type="float" office:value="1.5E-022" calcext:value-type="float">
            <text:p>1.5E-22</text:p>
          </table:table-cell>
          <table:table-cell office:value-type="string" calcext:value-type="string">
            <text:p>hyaluronan synthase 3 [Gadus morhua]</text:p>
          </table:table-cell>
        </table:table-row>
        <table:table-row table:style-name="ro1">
          <table:table-cell office:value-type="string" calcext:value-type="string">
            <text:p>XP_0402662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39" calcext:value-type="float">
            <text:p>1.8E-139</text:p>
          </table:table-cell>
          <table:table-cell office:value-type="float" office:value="1.3E-028" calcext:value-type="float">
            <text:p>1.3E-28</text:p>
          </table:table-cell>
          <table:table-cell office:value-type="float" office:value="7.9E-025" calcext:value-type="float">
            <text:p>7.9E-25</text:p>
          </table:table-cell>
          <table:table-cell office:value-type="string" calcext:value-type="string">
            <text:p>hyaluronan synthase 3 isoform X1 [Bufo bufo]</text:p>
          </table:table-cell>
        </table:table-row>
        <table:table-row table:style-name="ro1">
          <table:table-cell office:value-type="string" calcext:value-type="string">
            <text:p>XP_0289887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39" calcext:value-type="float">
            <text:p>1.8E-139</text:p>
          </table:table-cell>
          <table:table-cell office:value-type="float" office:value="6.4E-026" calcext:value-type="float">
            <text:p>6.4E-26</text:p>
          </table:table-cell>
          <table:table-cell office:value-type="float" office:value="3.9E-022" calcext:value-type="float">
            <text:p>3.9E-22</text:p>
          </table:table-cell>
          <table:table-cell office:value-type="string" calcext:value-type="string">
            <text:p>hyaluronan synthase 3-like isoform X2 [Betta splendens]</text:p>
          </table:table-cell>
        </table:table-row>
        <table:table-row table:style-name="ro1">
          <table:table-cell office:value-type="string" calcext:value-type="string">
            <text:p>XP_0290091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39" calcext:value-type="float">
            <text:p>1.8E-139</text:p>
          </table:table-cell>
          <table:table-cell office:value-type="float" office:value="6.4E-026" calcext:value-type="float">
            <text:p>6.4E-26</text:p>
          </table:table-cell>
          <table:table-cell office:value-type="float" office:value="3.9E-022" calcext:value-type="float">
            <text:p>3.9E-22</text:p>
          </table:table-cell>
          <table:table-cell office:value-type="string" calcext:value-type="string">
            <text:p>hyaluronan synthase 3 isoform X2 [Betta splendens]</text:p>
          </table:table-cell>
        </table:table-row>
        <table:table-row table:style-name="ro1">
          <table:table-cell office:value-type="string" calcext:value-type="string">
            <text:p>XP_0108824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39" calcext:value-type="float">
            <text:p>1.8E-139</text:p>
          </table:table-cell>
          <table:table-cell office:value-type="float" office:value="3.8E-026" calcext:value-type="float">
            <text:p>3.8E-26</text:p>
          </table:table-cell>
          <table:table-cell office:value-type="float" office:value="2.3E-022" calcext:value-type="float">
            <text:p>2.3E-22</text:p>
          </table:table-cell>
          <table:table-cell office:value-type="string" calcext:value-type="string">
            <text:p>hyaluronan synthase 3 [Esox lucius]</text:p>
          </table:table-cell>
        </table:table-row>
        <table:table-row table:style-name="ro1">
          <table:table-cell office:value-type="string" calcext:value-type="string">
            <text:p>XP_0408944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39" calcext:value-type="float">
            <text:p>1.9E-139</text:p>
          </table:table-cell>
          <table:table-cell office:value-type="float" office:value="9.4E-141" calcext:value-type="float">
            <text:p>9.4E-141</text:p>
          </table:table-cell>
          <table:table-cell office:value-type="float" office:value="5.8E-137" calcext:value-type="float">
            <text:p>5.8E-137</text:p>
          </table:table-cell>
          <table:table-cell office:value-type="string" calcext:value-type="string">
            <text:p>hyaluronan synthase 3 [Toxotes jaculatrix]</text:p>
          </table:table-cell>
        </table:table-row>
        <table:table-row table:style-name="ro1">
          <table:table-cell office:value-type="string" calcext:value-type="string">
            <text:p>XP_0084107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39" calcext:value-type="float">
            <text:p>1.9E-139</text:p>
          </table:table-cell>
          <table:table-cell office:value-type="float" office:value="3.6E-026" calcext:value-type="float">
            <text:p>3.6E-26</text:p>
          </table:table-cell>
          <table:table-cell office:value-type="float" office:value="2.2E-022" calcext:value-type="float">
            <text:p>2.2E-22</text:p>
          </table:table-cell>
          <table:table-cell office:value-type="string" calcext:value-type="string">
            <text:p>PREDICTED: hyaluronan synthase 3 [Poecilia reticulata]</text:p>
          </table:table-cell>
        </table:table-row>
        <table:table-row table:style-name="ro1">
          <table:table-cell office:value-type="string" calcext:value-type="string">
            <text:p>XP_0351376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39" calcext:value-type="float">
            <text:p>2.1E-139</text:p>
          </table:table-cell>
          <table:table-cell office:value-type="float" office:value="4.8E-142" calcext:value-type="float">
            <text:p>4.8E-142</text:p>
          </table:table-cell>
          <table:table-cell office:value-type="float" office:value="2.9E-138" calcext:value-type="float">
            <text:p>2.9E-138</text:p>
          </table:table-cell>
          <table:table-cell office:value-type="string" calcext:value-type="string">
            <text:p>transport and Golgi organization protein 6 homolog isoform X5 [Callithrix jacchus]</text:p>
          </table:table-cell>
        </table:table-row>
        <table:table-row table:style-name="ro1">
          <table:table-cell office:value-type="string" calcext:value-type="string">
            <text:p>XP_0439817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39" calcext:value-type="float">
            <text:p>2.3E-139</text:p>
          </table:table-cell>
          <table:table-cell office:value-type="float" office:value="9.6E-026" calcext:value-type="float">
            <text:p>9.6E-26</text:p>
          </table:table-cell>
          <table:table-cell office:value-type="float" office:value="5.9E-022" calcext:value-type="float">
            <text:p>5.9E-22</text:p>
          </table:table-cell>
          <table:table-cell office:value-type="string" calcext:value-type="string">
            <text:p>hyaluronan synthase 3 [Gambusia affinis]</text:p>
          </table:table-cell>
        </table:table-row>
        <table:table-row table:style-name="ro1">
          <table:table-cell office:value-type="string" calcext:value-type="string">
            <text:p>XP_0299932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39" calcext:value-type="float">
            <text:p>2.4E-139</text:p>
          </table:table-cell>
          <table:table-cell office:value-type="float" office:value="8.2E-141" calcext:value-type="float">
            <text:p>8.2E-141</text:p>
          </table:table-cell>
          <table:table-cell office:value-type="float" office:value="5E-137" calcext:value-type="float">
            <text:p>5E-137</text:p>
          </table:table-cell>
          <table:table-cell office:value-type="string" calcext:value-type="string">
            <text:p>hyaluronan synthase 3 [Sphaeramia orbicularis]</text:p>
          </table:table-cell>
        </table:table-row>
        <table:table-row table:style-name="ro1">
          <table:table-cell office:value-type="string" calcext:value-type="string">
            <text:p>XP_0261431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39" calcext:value-type="float">
            <text:p>2.7E-139</text:p>
          </table:table-cell>
          <table:table-cell office:value-type="float" office:value="4.6E-026" calcext:value-type="float">
            <text:p>4.6E-26</text:p>
          </table:table-cell>
          <table:table-cell office:value-type="float" office:value="2.8E-022" calcext:value-type="float">
            <text:p>2.8E-22</text:p>
          </table:table-cell>
          <table:table-cell office:value-type="string" calcext:value-type="string">
            <text:p>hyaluronan synthase 3-like isoform X1 [Carassius auratus]</text:p>
          </table:table-cell>
        </table:table-row>
        <table:table-row table:style-name="ro1">
          <table:table-cell office:value-type="string" calcext:value-type="string">
            <text:p>XP_0351376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39" calcext:value-type="float">
            <text:p>2.9E-139</text:p>
          </table:table-cell>
          <table:table-cell office:value-type="float" office:value="8.7E-142" calcext:value-type="float">
            <text:p>8.7E-142</text:p>
          </table:table-cell>
          <table:table-cell office:value-type="float" office:value="5.3E-138" calcext:value-type="float">
            <text:p>5.3E-138</text:p>
          </table:table-cell>
          <table:table-cell office:value-type="string" calcext:value-type="string">
            <text:p>transport and Golgi organization protein 6 homolog isoform X3 [Callithrix jacchus]</text:p>
          </table:table-cell>
        </table:table-row>
        <table:table-row table:style-name="ro1">
          <table:table-cell office:value-type="string" calcext:value-type="string">
            <text:p>XP_0388564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139" calcext:value-type="float">
            <text:p>3.2E-139</text:p>
          </table:table-cell>
          <table:table-cell office:value-type="float" office:value="2.9E-026" calcext:value-type="float">
            <text:p>2.9E-26</text:p>
          </table:table-cell>
          <table:table-cell office:value-type="float" office:value="1.8E-022" calcext:value-type="float">
            <text:p>1.8E-22</text:p>
          </table:table-cell>
          <table:table-cell office:value-type="string" calcext:value-type="string">
            <text:p>hyaluronan synthase 3-like [Salvelinus namaycush]</text:p>
          </table:table-cell>
        </table:table-row>
        <table:table-row table:style-name="ro1">
          <table:table-cell office:value-type="string" calcext:value-type="string">
            <text:p>XP_03197797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139" calcext:value-type="float">
            <text:p>3.2E-139</text:p>
          </table:table-cell>
          <table:table-cell office:value-type="float" office:value="2.9E-141" calcext:value-type="float">
            <text:p>2.9E-141</text:p>
          </table:table-cell>
          <table:table-cell office:value-type="float" office:value="1.8E-137" calcext:value-type="float">
            <text:p>1.8E-137</text:p>
          </table:table-cell>
          <table:table-cell office:value-type="string" calcext:value-type="string">
            <text:p>hyaluronan synthase 3 [Corvus moneduloides]</text:p>
          </table:table-cell>
        </table:table-row>
        <table:table-row table:style-name="ro1">
          <table:table-cell office:value-type="string" calcext:value-type="string">
            <text:p>XP_0376229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139" calcext:value-type="float">
            <text:p>3.3E-139</text:p>
          </table:table-cell>
          <table:table-cell office:value-type="float" office:value="5.5E-141" calcext:value-type="float">
            <text:p>5.5E-141</text:p>
          </table:table-cell>
          <table:table-cell office:value-type="float" office:value="3.4E-137" calcext:value-type="float">
            <text:p>3.4E-137</text:p>
          </table:table-cell>
          <table:table-cell office:value-type="string" calcext:value-type="string">
            <text:p>hyaluronan synthase 3 [Sebastes umbrosus]</text:p>
          </table:table-cell>
        </table:table-row>
        <table:table-row table:style-name="ro1">
          <table:table-cell office:value-type="string" calcext:value-type="string">
            <text:p>XP_0417469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39" calcext:value-type="float">
            <text:p>3.5E-139</text:p>
          </table:table-cell>
          <table:table-cell office:value-type="float" office:value="3.2E-026" calcext:value-type="float">
            <text:p>3.2E-26</text:p>
          </table:table-cell>
          <table:table-cell office:value-type="float" office:value="2E-022" calcext:value-type="float">
            <text:p>2E-22</text:p>
          </table:table-cell>
          <table:table-cell office:value-type="string" calcext:value-type="string">
            <text:p>LOW QUALITY PROTEIN: hyaluronan synthase 3 [Coregonus clupeaformis]</text:p>
          </table:table-cell>
        </table:table-row>
        <table:table-row table:style-name="ro1">
          <table:table-cell office:value-type="string" calcext:value-type="string">
            <text:p>XP_0351376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39" calcext:value-type="float">
            <text:p>3.5E-139</text:p>
          </table:table-cell>
          <table:table-cell office:value-type="float" office:value="1.1E-141" calcext:value-type="float">
            <text:p>1.1E-141</text:p>
          </table:table-cell>
          <table:table-cell office:value-type="float" office:value="6.6E-138" calcext:value-type="float">
            <text:p>6.6E-138</text:p>
          </table:table-cell>
          <table:table-cell office:value-type="string" calcext:value-type="string">
            <text:p>transport and Golgi organization protein 6 homolog isoform X4 [Callithrix jacchus]</text:p>
          </table:table-cell>
        </table:table-row>
        <table:table-row table:style-name="ro1">
          <table:table-cell office:value-type="string" calcext:value-type="string">
            <text:p>XP_0394145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39" calcext:value-type="float">
            <text:p>3.8E-139</text:p>
          </table:table-cell>
          <table:table-cell office:value-type="float" office:value="3.5E-141" calcext:value-type="float">
            <text:p>3.5E-141</text:p>
          </table:table-cell>
          <table:table-cell office:value-type="float" office:value="2.1E-137" calcext:value-type="float">
            <text:p>2.1E-137</text:p>
          </table:table-cell>
          <table:table-cell office:value-type="string" calcext:value-type="string">
            <text:p>hyaluronan synthase 3 [Corvus cornix cornix]</text:p>
          </table:table-cell>
        </table:table-row>
        <table:table-row table:style-name="ro1">
          <table:table-cell office:value-type="string" calcext:value-type="string">
            <text:p>XP_0057958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39" calcext:value-type="float">
            <text:p>4E-139</text:p>
          </table:table-cell>
          <table:table-cell office:value-type="float" office:value="1.2E-025" calcext:value-type="float">
            <text:p>1.2E-25</text:p>
          </table:table-cell>
          <table:table-cell office:value-type="float" office:value="7.1E-022" calcext:value-type="float">
            <text:p>7.1E-22</text:p>
          </table:table-cell>
          <table:table-cell office:value-type="string" calcext:value-type="string">
            <text:p>hyaluronan synthase 3 [Xiphophorus maculatus]</text:p>
          </table:table-cell>
        </table:table-row>
        <table:table-row table:style-name="ro1">
          <table:table-cell office:value-type="string" calcext:value-type="string">
            <text:p>XP_0324365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39" calcext:value-type="float">
            <text:p>4E-139</text:p>
          </table:table-cell>
          <table:table-cell office:value-type="float" office:value="1.2E-025" calcext:value-type="float">
            <text:p>1.2E-25</text:p>
          </table:table-cell>
          <table:table-cell office:value-type="float" office:value="7.1E-022" calcext:value-type="float">
            <text:p>7.1E-22</text:p>
          </table:table-cell>
          <table:table-cell office:value-type="string" calcext:value-type="string">
            <text:p>hyaluronan synthase 3 isoform X2 [Xiphophorus hellerii]</text:p>
          </table:table-cell>
        </table:table-row>
        <table:table-row table:style-name="ro1">
          <table:table-cell office:value-type="string" calcext:value-type="string">
            <text:p>XP_0278858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39" calcext:value-type="float">
            <text:p>4E-139</text:p>
          </table:table-cell>
          <table:table-cell office:value-type="float" office:value="1.2E-025" calcext:value-type="float">
            <text:p>1.2E-25</text:p>
          </table:table-cell>
          <table:table-cell office:value-type="float" office:value="7.1E-022" calcext:value-type="float">
            <text:p>7.1E-22</text:p>
          </table:table-cell>
          <table:table-cell office:value-type="string" calcext:value-type="string">
            <text:p>hyaluronan synthase 3 [Xiphophorus couchianus]</text:p>
          </table:table-cell>
        </table:table-row>
        <table:table-row table:style-name="ro1">
          <table:table-cell office:value-type="string" calcext:value-type="string">
            <text:p>XP_0289887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39" calcext:value-type="float">
            <text:p>4E-139</text:p>
          </table:table-cell>
          <table:table-cell office:value-type="float" office:value="4.6E-026" calcext:value-type="float">
            <text:p>4.6E-26</text:p>
          </table:table-cell>
          <table:table-cell office:value-type="float" office:value="2.8E-022" calcext:value-type="float">
            <text:p>2.8E-22</text:p>
          </table:table-cell>
          <table:table-cell office:value-type="string" calcext:value-type="string">
            <text:p>hyaluronan synthase 3-like isoform X1 [Betta splendens]</text:p>
          </table:table-cell>
        </table:table-row>
        <table:table-row table:style-name="ro1">
          <table:table-cell office:value-type="string" calcext:value-type="string">
            <text:p>XP_0290091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39" calcext:value-type="float">
            <text:p>4E-139</text:p>
          </table:table-cell>
          <table:table-cell office:value-type="float" office:value="4.6E-026" calcext:value-type="float">
            <text:p>4.6E-26</text:p>
          </table:table-cell>
          <table:table-cell office:value-type="float" office:value="2.8E-022" calcext:value-type="float">
            <text:p>2.8E-22</text:p>
          </table:table-cell>
          <table:table-cell office:value-type="string" calcext:value-type="string">
            <text:p>hyaluronan synthase 3 isoform X1 [Betta splendens]</text:p>
          </table:table-cell>
        </table:table-row>
        <table:table-row table:style-name="ro1">
          <table:table-cell office:value-type="string" calcext:value-type="string">
            <text:p>XP_02614316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1E-139" calcext:value-type="float">
            <text:p>4.1E-139</text:p>
          </table:table-cell>
          <table:table-cell office:value-type="float" office:value="7.5E-026" calcext:value-type="float">
            <text:p>7.5E-26</text:p>
          </table:table-cell>
          <table:table-cell office:value-type="float" office:value="4.6E-022" calcext:value-type="float">
            <text:p>4.6E-22</text:p>
          </table:table-cell>
          <table:table-cell office:value-type="string" calcext:value-type="string">
            <text:p>hyaluronan synthase 3-like isoform X3 [Carassius auratus]</text:p>
          </table:table-cell>
        </table:table-row>
        <table:table-row table:style-name="ro1">
          <table:table-cell office:value-type="string" calcext:value-type="string">
            <text:p>XP_0423526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39" calcext:value-type="float">
            <text:p>4.3E-139</text:p>
          </table:table-cell>
          <table:table-cell office:value-type="float" office:value="1.9E-025" calcext:value-type="float">
            <text:p>1.9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hyaluronan synthase 3 [Plectropomus leopardus]</text:p>
          </table:table-cell>
        </table:table-row>
        <table:table-row table:style-name="ro1">
          <table:table-cell office:value-type="string" calcext:value-type="string">
            <text:p>XP_0372648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39" calcext:value-type="float">
            <text:p>4.6E-139</text:p>
          </table:table-cell>
          <table:table-cell office:value-type="float" office:value="1.6E-140" calcext:value-type="float">
            <text:p>1.6E-140</text:p>
          </table:table-cell>
          <table:table-cell office:value-type="float" office:value="9.9E-137" calcext:value-type="float">
            <text:p>9.9E-137</text:p>
          </table:table-cell>
          <table:table-cell office:value-type="string" calcext:value-type="string">
            <text:p>hyaluronan synthase 3 [Falco rusticolus]</text:p>
          </table:table-cell>
        </table:table-row>
        <table:table-row table:style-name="ro1">
          <table:table-cell office:value-type="string" calcext:value-type="string">
            <text:p>XP_0404712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39" calcext:value-type="float">
            <text:p>4.6E-139</text:p>
          </table:table-cell>
          <table:table-cell office:value-type="float" office:value="1.6E-140" calcext:value-type="float">
            <text:p>1.6E-140</text:p>
          </table:table-cell>
          <table:table-cell office:value-type="float" office:value="9.9E-137" calcext:value-type="float">
            <text:p>9.9E-137</text:p>
          </table:table-cell>
          <table:table-cell office:value-type="string" calcext:value-type="string">
            <text:p>hyaluronan synthase 3 [Falco naumanni]</text:p>
          </table:table-cell>
        </table:table-row>
        <table:table-row table:style-name="ro1">
          <table:table-cell office:value-type="string" calcext:value-type="string">
            <text:p>XP_0261431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39" calcext:value-type="float">
            <text:p>4.9E-139</text:p>
          </table:table-cell>
          <table:table-cell office:value-type="float" office:value="4.8E-026" calcext:value-type="float">
            <text:p>4.8E-26</text:p>
          </table:table-cell>
          <table:table-cell office:value-type="float" office:value="2.9E-022" calcext:value-type="float">
            <text:p>2.9E-22</text:p>
          </table:table-cell>
          <table:table-cell office:value-type="string" calcext:value-type="string">
            <text:p>hyaluronan synthase 3-like isoform X2 [Carassius auratus]</text:p>
          </table:table-cell>
        </table:table-row>
        <table:table-row table:style-name="ro1">
          <table:table-cell office:value-type="string" calcext:value-type="string">
            <text:p>XP_0416932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139" calcext:value-type="float">
            <text:p>5E-139</text:p>
          </table:table-cell>
          <table:table-cell office:value-type="float" office:value="3.1E-026" calcext:value-type="float">
            <text:p>3.1E-26</text:p>
          </table:table-cell>
          <table:table-cell office:value-type="float" office:value="1.9E-022" calcext:value-type="float">
            <text:p>1.9E-22</text:p>
          </table:table-cell>
          <table:table-cell office:value-type="string" calcext:value-type="string">
            <text:p>hyaluronan synthase 3-like [Coregonus clupeaformis]</text:p>
          </table:table-cell>
        </table:table-row>
        <table:table-row table:style-name="ro1">
          <table:table-cell office:value-type="string" calcext:value-type="string">
            <text:p>XP_0351376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5E-139" calcext:value-type="float">
            <text:p>5.5E-139</text:p>
          </table:table-cell>
          <table:table-cell office:value-type="float" office:value="9.5E-142" calcext:value-type="float">
            <text:p>9.5E-142</text:p>
          </table:table-cell>
          <table:table-cell office:value-type="float" office:value="5.8E-138" calcext:value-type="float">
            <text:p>5.8E-138</text:p>
          </table:table-cell>
          <table:table-cell office:value-type="string" calcext:value-type="string">
            <text:p>transport and Golgi organization protein 6 homolog isoform X2 [Callithrix jacchus]</text:p>
          </table:table-cell>
        </table:table-row>
        <table:table-row table:style-name="ro1">
          <table:table-cell office:value-type="string" calcext:value-type="string">
            <text:p>XP_0334905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39" calcext:value-type="float">
            <text:p>5.7E-139</text:p>
          </table:table-cell>
          <table:table-cell office:value-type="float" office:value="3.5E-025" calcext:value-type="float">
            <text:p>3.5E-25</text:p>
          </table:table-cell>
          <table:table-cell office:value-type="float" office:value="2.1E-021" calcext:value-type="float">
            <text:p>2.1E-21</text:p>
          </table:table-cell>
          <table:table-cell office:value-type="string" calcext:value-type="string">
            <text:p>hyaluronan synthase 3 [Epinephelus lanceolatus]</text:p>
          </table:table-cell>
        </table:table-row>
        <table:table-row table:style-name="ro1">
          <table:table-cell office:value-type="string" calcext:value-type="string">
            <text:p>XP_0447880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8E-139" calcext:value-type="float">
            <text:p>5.8E-139</text:p>
          </table:table-cell>
          <table:table-cell office:value-type="float" office:value="3.5E-141" calcext:value-type="float">
            <text:p>3.5E-141</text:p>
          </table:table-cell>
          <table:table-cell office:value-type="float" office:value="2.2E-137" calcext:value-type="float">
            <text:p>2.2E-137</text:p>
          </table:table-cell>
          <table:table-cell office:value-type="string" calcext:value-type="string">
            <text:p>transport and Golgi organization protein 6 homolog isoform X5 [Bubalus bubalis]</text:p>
          </table:table-cell>
        </table:table-row>
        <table:table-row table:style-name="ro1">
          <table:table-cell office:value-type="string" calcext:value-type="string">
            <text:p>XP_012707764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39" calcext:value-type="float">
            <text:p>6.1E-139</text:p>
          </table:table-cell>
          <table:table-cell office:value-type="float" office:value="8.2E-026" calcext:value-type="float">
            <text:p>8.2E-26</text:p>
          </table:table-cell>
          <table:table-cell office:value-type="float" office:value="5E-022" calcext:value-type="float">
            <text:p>5E-22</text:p>
          </table:table-cell>
          <table:table-cell office:value-type="string" calcext:value-type="string">
            <text:p>hyaluronan synthase 3 [Fundulus heteroclitus]</text:p>
          </table:table-cell>
        </table:table-row>
        <table:table-row table:style-name="ro1">
          <table:table-cell office:value-type="string" calcext:value-type="string">
            <text:p>XP_0447880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39" calcext:value-type="float">
            <text:p>6.1E-139</text:p>
          </table:table-cell>
          <table:table-cell office:value-type="float" office:value="3.4E-141" calcext:value-type="float">
            <text:p>3.4E-141</text:p>
          </table:table-cell>
          <table:table-cell office:value-type="float" office:value="2.1E-137" calcext:value-type="float">
            <text:p>2.1E-137</text:p>
          </table:table-cell>
          <table:table-cell office:value-type="string" calcext:value-type="string">
            <text:p>transport and Golgi organization protein 6 homolog isoform X4 [Bubalus bubalis]</text:p>
          </table:table-cell>
        </table:table-row>
        <table:table-row table:style-name="ro1">
          <table:table-cell office:value-type="string" calcext:value-type="string">
            <text:p>XP_0175464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39" calcext:value-type="float">
            <text:p>6.2E-139</text:p>
          </table:table-cell>
          <table:table-cell office:value-type="float" office:value="2.1E-025" calcext:value-type="float">
            <text:p>2.1E-25</text:p>
          </table:table-cell>
          <table:table-cell office:value-type="float" office:value="1.3E-021" calcext:value-type="float">
            <text:p>1.3E-21</text:p>
          </table:table-cell>
          <table:table-cell office:value-type="string" calcext:value-type="string">
            <text:p>hyaluronan synthase 3 [Pygocentrus nattereri]</text:p>
          </table:table-cell>
        </table:table-row>
        <table:table-row table:style-name="ro1">
          <table:table-cell office:value-type="string" calcext:value-type="string">
            <text:p>XP_02687378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4E-139" calcext:value-type="float">
            <text:p>6.4E-139</text:p>
          </table:table-cell>
          <table:table-cell office:value-type="float" office:value="1.5E-024" calcext:value-type="float">
            <text:p>1.5E-24</text:p>
          </table:table-cell>
          <table:table-cell office:value-type="float" office:value="8.9E-021" calcext:value-type="float">
            <text:p>8.9E-21</text:p>
          </table:table-cell>
          <table:table-cell office:value-type="string" calcext:value-type="string">
            <text:p>hyaluronan synthase 3 [Electrophorus electricus]</text:p>
          </table:table-cell>
        </table:table-row>
        <table:table-row table:style-name="ro1">
          <table:table-cell office:value-type="string" calcext:value-type="string">
            <text:p>XP_0351376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5E-139" calcext:value-type="float">
            <text:p>6.5E-139</text:p>
          </table:table-cell>
          <table:table-cell office:value-type="float" office:value="1.1E-141" calcext:value-type="float">
            <text:p>1.1E-141</text:p>
          </table:table-cell>
          <table:table-cell office:value-type="float" office:value="6.7E-138" calcext:value-type="float">
            <text:p>6.7E-138</text:p>
          </table:table-cell>
          <table:table-cell office:value-type="string" calcext:value-type="string">
            <text:p>transport and Golgi organization protein 6 homolog isoform X1 [Callithrix jacchus]</text:p>
          </table:table-cell>
        </table:table-row>
        <table:table-row table:style-name="ro1">
          <table:table-cell office:value-type="string" calcext:value-type="string">
            <text:p>XP_0324365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8E-139" calcext:value-type="float">
            <text:p>6.8E-139</text:p>
          </table:table-cell>
          <table:table-cell office:value-type="float" office:value="8.3E-026" calcext:value-type="float">
            <text:p>8.3E-26</text:p>
          </table:table-cell>
          <table:table-cell office:value-type="float" office:value="5E-022" calcext:value-type="float">
            <text:p>5E-22</text:p>
          </table:table-cell>
          <table:table-cell office:value-type="string" calcext:value-type="string">
            <text:p>hyaluronan synthase 3 isoform X1 [Xiphophorus hellerii]</text:p>
          </table:table-cell>
        </table:table-row>
        <table:table-row table:style-name="ro1">
          <table:table-cell office:value-type="string" calcext:value-type="string">
            <text:p>XP_0140044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139" calcext:value-type="float">
            <text:p>7E-139</text:p>
          </table:table-cell>
          <table:table-cell office:value-type="float" office:value="1.2E-026" calcext:value-type="float">
            <text:p>1.2E-26</text:p>
          </table:table-cell>
          <table:table-cell office:value-type="float" office:value="7.6E-023" calcext:value-type="float">
            <text:p>7.6E-23</text:p>
          </table:table-cell>
          <table:table-cell office:value-type="string" calcext:value-type="string">
            <text:p>PREDICTED: hyaluronan synthase 3-like isoform X2 [Salmo salar]</text:p>
          </table:table-cell>
        </table:table-row>
        <table:table-row table:style-name="ro1">
          <table:table-cell office:value-type="string" calcext:value-type="string">
            <text:p>XP_0267827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E-139" calcext:value-type="float">
            <text:p>7.3E-139</text:p>
          </table:table-cell>
          <table:table-cell office:value-type="float" office:value="1E-025" calcext:value-type="float">
            <text:p>1E-25</text:p>
          </table:table-cell>
          <table:table-cell office:value-type="float" office:value="6.3E-022" calcext:value-type="float">
            <text:p>6.3E-22</text:p>
          </table:table-cell>
          <table:table-cell office:value-type="string" calcext:value-type="string">
            <text:p>hyaluronan synthase 3 [Pangasianodon hypophthalmus]</text:p>
          </table:table-cell>
        </table:table-row>
        <table:table-row table:style-name="ro1">
          <table:table-cell office:value-type="string" calcext:value-type="string">
            <text:p>XP_0158206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5E-139" calcext:value-type="float">
            <text:p>7.5E-139</text:p>
          </table:table-cell>
          <table:table-cell office:value-type="float" office:value="2.7E-026" calcext:value-type="float">
            <text:p>2.7E-26</text:p>
          </table:table-cell>
          <table:table-cell office:value-type="float" office:value="1.6E-022" calcext:value-type="float">
            <text:p>1.6E-22</text:p>
          </table:table-cell>
          <table:table-cell office:value-type="string" calcext:value-type="string">
            <text:p>PREDICTED: hyaluronan synthase 3 isoform X2 [Nothobranchius furzeri]</text:p>
          </table:table-cell>
        </table:table-row>
        <table:table-row table:style-name="ro1">
          <table:table-cell office:value-type="string" calcext:value-type="string">
            <text:p>XP_030138415.3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5E-139" calcext:value-type="float">
            <text:p>7.5E-139</text:p>
          </table:table-cell>
          <table:table-cell office:value-type="float" office:value="1.6E-140" calcext:value-type="float">
            <text:p>1.6E-140</text:p>
          </table:table-cell>
          <table:table-cell office:value-type="float" office:value="9.6E-137" calcext:value-type="float">
            <text:p>9.6E-137</text:p>
          </table:table-cell>
          <table:table-cell office:value-type="string" calcext:value-type="string">
            <text:p>hyaluronan synthase 3 [Taeniopygia guttata]</text:p>
          </table:table-cell>
        </table:table-row>
        <table:table-row table:style-name="ro1">
          <table:table-cell office:value-type="string" calcext:value-type="string">
            <text:p>XP_0441923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139" calcext:value-type="float">
            <text:p>7.8E-139</text:p>
          </table:table-cell>
          <table:table-cell office:value-type="float" office:value="8.1" calcext:value-type="float">
            <text:p>8.1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chitin synthase chs-2-like [Thunnus albacares]</text:p>
          </table:table-cell>
        </table:table-row>
        <table:table-row table:style-name="ro1">
          <table:table-cell office:value-type="string" calcext:value-type="string">
            <text:p>XP_0172965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E-139" calcext:value-type="float">
            <text:p>8E-139</text:p>
          </table:table-cell>
          <table:table-cell office:value-type="float" office:value="2.4E-025" calcext:value-type="float">
            <text:p>2.4E-25</text:p>
          </table:table-cell>
          <table:table-cell office:value-type="float" office:value="1.5E-021" calcext:value-type="float">
            <text:p>1.5E-21</text:p>
          </table:table-cell>
          <table:table-cell office:value-type="string" calcext:value-type="string">
            <text:p>hyaluronan synthase 3 [Kryptolebias marmoratus]</text:p>
          </table:table-cell>
        </table:table-row>
        <table:table-row table:style-name="ro1">
          <table:table-cell office:value-type="string" calcext:value-type="string">
            <text:p>XP_0438729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3E-139" calcext:value-type="float">
            <text:p>8.3E-139</text:p>
          </table:table-cell>
          <table:table-cell office:value-type="float" office:value="3.6E-140" calcext:value-type="float">
            <text:p>3.6E-140</text:p>
          </table:table-cell>
          <table:table-cell office:value-type="float" office:value="2.2E-136" calcext:value-type="float">
            <text:p>2.2E-136</text:p>
          </table:table-cell>
          <table:table-cell office:value-type="string" calcext:value-type="string">
            <text:p>hyaluronan synthase 3-like [Solea senegalensis]</text:p>
          </table:table-cell>
        </table:table-row>
        <table:table-row table:style-name="ro1">
          <table:table-cell office:value-type="string" calcext:value-type="string">
            <text:p>XP_0438920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2E-139" calcext:value-type="float">
            <text:p>9.2E-139</text:p>
          </table:table-cell>
          <table:table-cell office:value-type="float" office:value="2.2E-142" calcext:value-type="float">
            <text:p>2.2E-142</text:p>
          </table:table-cell>
          <table:table-cell office:value-type="float" office:value="1.3E-138" calcext:value-type="float">
            <text:p>1.3E-138</text:p>
          </table:table-cell>
          <table:table-cell office:value-type="string" calcext:value-type="string">
            <text:p>chitin synthase chs-2-like <text:s/>partial [Solea senegalensis]</text:p>
          </table:table-cell>
        </table:table-row>
        <table:table-row table:style-name="ro1">
          <table:table-cell office:value-type="string" calcext:value-type="string">
            <text:p>XP_0303136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3E-139" calcext:value-type="float">
            <text:p>9.3E-139</text:p>
          </table:table-cell>
          <table:table-cell office:value-type="float" office:value="1.9E-140" calcext:value-type="float">
            <text:p>1.9E-140</text:p>
          </table:table-cell>
          <table:table-cell office:value-type="float" office:value="1.2E-136" calcext:value-type="float">
            <text:p>1.2E-136</text:p>
          </table:table-cell>
          <table:table-cell office:value-type="string" calcext:value-type="string">
            <text:p>hyaluronan synthase 3 [Calypte anna]</text:p>
          </table:table-cell>
        </table:table-row>
        <table:table-row table:style-name="ro1">
          <table:table-cell office:value-type="string" calcext:value-type="string">
            <text:p>XP_0238276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3E-139" calcext:value-type="float">
            <text:p>9.3E-139</text:p>
          </table:table-cell>
          <table:table-cell office:value-type="float" office:value="6.4E-026" calcext:value-type="float">
            <text:p>6.4E-26</text:p>
          </table:table-cell>
          <table:table-cell office:value-type="float" office:value="3.9E-022" calcext:value-type="float">
            <text:p>3.9E-22</text:p>
          </table:table-cell>
          <table:table-cell office:value-type="string" calcext:value-type="string">
            <text:p>hyaluronan synthase 3-like [Salvelinus alpinus]</text:p>
          </table:table-cell>
        </table:table-row>
        <table:table-row table:style-name="ro1">
          <table:table-cell office:value-type="string" calcext:value-type="string">
            <text:p>XP_0399317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39" calcext:value-type="float">
            <text:p>9.4E-139</text:p>
          </table:table-cell>
          <table:table-cell office:value-type="float" office:value="8.5E-141" calcext:value-type="float">
            <text:p>8.5E-141</text:p>
          </table:table-cell>
          <table:table-cell office:value-type="float" office:value="5.2E-137" calcext:value-type="float">
            <text:p>5.2E-137</text:p>
          </table:table-cell>
          <table:table-cell office:value-type="string" calcext:value-type="string">
            <text:p>hyaluronan synthase 3 [Hirundo rustica]</text:p>
          </table:table-cell>
        </table:table-row>
        <table:table-row table:style-name="ro1">
          <table:table-cell office:value-type="string" calcext:value-type="string">
            <text:p>XP_0203353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7E-139" calcext:value-type="float">
            <text:p>9.7E-139</text:p>
          </table:table-cell>
          <table:table-cell office:value-type="float" office:value="2.4E-026" calcext:value-type="float">
            <text:p>2.4E-26</text:p>
          </table:table-cell>
          <table:table-cell office:value-type="float" office:value="1.5E-022" calcext:value-type="float">
            <text:p>1.5E-22</text:p>
          </table:table-cell>
          <table:table-cell office:value-type="string" calcext:value-type="string">
            <text:p>hyaluronan synthase 3-like [Oncorhynchus kisutch]</text:p>
          </table:table-cell>
        </table:table-row>
        <table:table-row table:style-name="ro1">
          <table:table-cell office:value-type="string" calcext:value-type="string">
            <text:p>XP_0329260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38" calcext:value-type="float">
            <text:p>1.1E-138</text:p>
          </table:table-cell>
          <table:table-cell office:value-type="float" office:value="9.4E-141" calcext:value-type="float">
            <text:p>9.4E-141</text:p>
          </table:table-cell>
          <table:table-cell office:value-type="float" office:value="5.8E-137" calcext:value-type="float">
            <text:p>5.8E-137</text:p>
          </table:table-cell>
          <table:table-cell office:value-type="string" calcext:value-type="string">
            <text:p>hyaluronan synthase 3 isoform X1 [Catharus ustulatus]</text:p>
          </table:table-cell>
        </table:table-row>
        <table:table-row table:style-name="ro1">
          <table:table-cell office:value-type="string" calcext:value-type="string">
            <text:p>XP_03753853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38" calcext:value-type="float">
            <text:p>1.1E-138</text:p>
          </table:table-cell>
          <table:table-cell office:value-type="float" office:value="2.5E-025" calcext:value-type="float">
            <text:p>2.5E-25</text:p>
          </table:table-cell>
          <table:table-cell office:value-type="float" office:value="1.5E-021" calcext:value-type="float">
            <text:p>1.5E-21</text:p>
          </table:table-cell>
          <table:table-cell office:value-type="string" calcext:value-type="string">
            <text:p>hyaluronan synthase 3 [Nematolebias whitei]</text:p>
          </table:table-cell>
        </table:table-row>
        <table:table-row table:style-name="ro1">
          <table:table-cell office:value-type="string" calcext:value-type="string">
            <text:p>XP_02138265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38" calcext:value-type="float">
            <text:p>1.1E-138</text:p>
          </table:table-cell>
          <table:table-cell office:value-type="float" office:value="2.3E-140" calcext:value-type="float">
            <text:p>2.3E-140</text:p>
          </table:table-cell>
          <table:table-cell office:value-type="float" office:value="1.4E-136" calcext:value-type="float">
            <text:p>1.4E-136</text:p>
          </table:table-cell>
          <table:table-cell office:value-type="string" calcext:value-type="string">
            <text:p>hyaluronan synthase 3 [Lonchura striata domestica]</text:p>
          </table:table-cell>
        </table:table-row>
        <table:table-row table:style-name="ro1">
          <table:table-cell office:value-type="string" calcext:value-type="string">
            <text:p>XP_0447880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38" calcext:value-type="float">
            <text:p>1.1E-138</text:p>
          </table:table-cell>
          <table:table-cell office:value-type="float" office:value="4.9E-141" calcext:value-type="float">
            <text:p>4.9E-141</text:p>
          </table:table-cell>
          <table:table-cell office:value-type="float" office:value="3E-137" calcext:value-type="float">
            <text:p>3E-137</text:p>
          </table:table-cell>
          <table:table-cell office:value-type="string" calcext:value-type="string">
            <text:p>transport and Golgi organization protein 6 homolog isoform X2 [Bubalus bubalis]</text:p>
          </table:table-cell>
        </table:table-row>
        <table:table-row table:style-name="ro1">
          <table:table-cell office:value-type="string" calcext:value-type="string">
            <text:p>XP_0447880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38" calcext:value-type="float">
            <text:p>1.2E-138</text:p>
          </table:table-cell>
          <table:table-cell office:value-type="float" office:value="4.4E-141" calcext:value-type="float">
            <text:p>4.4E-141</text:p>
          </table:table-cell>
          <table:table-cell office:value-type="float" office:value="2.7E-137" calcext:value-type="float">
            <text:p>2.7E-137</text:p>
          </table:table-cell>
          <table:table-cell office:value-type="string" calcext:value-type="string">
            <text:p>transport and Golgi organization protein 6 homolog isoform X3 [Bubalus bubalis]</text:p>
          </table:table-cell>
        </table:table-row>
        <table:table-row table:style-name="ro1">
          <table:table-cell office:value-type="string" calcext:value-type="string">
            <text:p>XP_0242792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38" calcext:value-type="float">
            <text:p>1.3E-138</text:p>
          </table:table-cell>
          <table:table-cell office:value-type="float" office:value="2.3E-026" calcext:value-type="float">
            <text:p>2.3E-26</text:p>
          </table:table-cell>
          <table:table-cell office:value-type="float" office:value="1.4E-022" calcext:value-type="float">
            <text:p>1.4E-22</text:p>
          </table:table-cell>
          <table:table-cell office:value-type="string" calcext:value-type="string">
            <text:p>hyaluronan synthase 3-like [Oncorhynchus tshawytscha]</text:p>
          </table:table-cell>
        </table:table-row>
        <table:table-row table:style-name="ro1">
          <table:table-cell office:value-type="string" calcext:value-type="string">
            <text:p>XP_01549501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38" calcext:value-type="float">
            <text:p>1.3E-138</text:p>
          </table:table-cell>
          <table:table-cell office:value-type="float" office:value="1.2E-140" calcext:value-type="float">
            <text:p>1.2E-140</text:p>
          </table:table-cell>
          <table:table-cell office:value-type="float" office:value="7.2E-137" calcext:value-type="float">
            <text:p>7.2E-137</text:p>
          </table:table-cell>
          <table:table-cell office:value-type="string" calcext:value-type="string">
            <text:p>hyaluronan synthase 3 [Parus major]</text:p>
          </table:table-cell>
        </table:table-row>
        <table:table-row table:style-name="ro1">
          <table:table-cell office:value-type="string" calcext:value-type="string">
            <text:p>XP_01582066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38" calcext:value-type="float">
            <text:p>1.3E-138</text:p>
          </table:table-cell>
          <table:table-cell office:value-type="float" office:value="2.5E-026" calcext:value-type="float">
            <text:p>2.5E-26</text:p>
          </table:table-cell>
          <table:table-cell office:value-type="float" office:value="1.5E-022" calcext:value-type="float">
            <text:p>1.5E-22</text:p>
          </table:table-cell>
          <table:table-cell office:value-type="string" calcext:value-type="string">
            <text:p>PREDICTED: hyaluronan synthase 3 isoform X1 [Nothobranchius furzeri]</text:p>
          </table:table-cell>
        </table:table-row>
        <table:table-row table:style-name="ro1">
          <table:table-cell office:value-type="string" calcext:value-type="string">
            <text:p>XP_0140044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38" calcext:value-type="float">
            <text:p>1.4E-138</text:p>
          </table:table-cell>
          <table:table-cell office:value-type="float" office:value="7.5E-027" calcext:value-type="float">
            <text:p>7.5E-27</text:p>
          </table:table-cell>
          <table:table-cell office:value-type="float" office:value="4.6E-023" calcext:value-type="float">
            <text:p>4.6E-23</text:p>
          </table:table-cell>
          <table:table-cell office:value-type="string" calcext:value-type="string">
            <text:p>PREDICTED: hyaluronan synthase 3-like isoform X1 [Salmo salar]</text:p>
          </table:table-cell>
        </table:table-row>
        <table:table-row table:style-name="ro1">
          <table:table-cell office:value-type="string" calcext:value-type="string">
            <text:p>XP_0299529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38" calcext:value-type="float">
            <text:p>1.5E-138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1.1E-021" calcext:value-type="float">
            <text:p>1.1E-21</text:p>
          </table:table-cell>
          <table:table-cell office:value-type="string" calcext:value-type="string">
            <text:p>hyaluronan synthase 3 [Salarias fasciatus]</text:p>
          </table:table-cell>
        </table:table-row>
        <table:table-row table:style-name="ro1">
          <table:table-cell office:value-type="string" calcext:value-type="string">
            <text:p>XP_0447880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38" calcext:value-type="float">
            <text:p>1.5E-138</text:p>
          </table:table-cell>
          <table:table-cell office:value-type="float" office:value="5.4E-141" calcext:value-type="float">
            <text:p>5.4E-141</text:p>
          </table:table-cell>
          <table:table-cell office:value-type="float" office:value="3.3E-137" calcext:value-type="float">
            <text:p>3.3E-137</text:p>
          </table:table-cell>
          <table:table-cell office:value-type="string" calcext:value-type="string">
            <text:p>transport and Golgi organization protein 6 homolog isoform X1 [Bubalus bubalis]</text:p>
          </table:table-cell>
        </table:table-row>
        <table:table-row table:style-name="ro1">
          <table:table-cell office:value-type="string" calcext:value-type="string">
            <text:p>XP_0404272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38" calcext:value-type="float">
            <text:p>1.6E-138</text:p>
          </table:table-cell>
          <table:table-cell office:value-type="float" office:value="5E-140" calcext:value-type="float">
            <text:p>5E-140</text:p>
          </table:table-cell>
          <table:table-cell office:value-type="float" office:value="3.1E-136" calcext:value-type="float">
            <text:p>3.1E-136</text:p>
          </table:table-cell>
          <table:table-cell office:value-type="string" calcext:value-type="string">
            <text:p>hyaluronan synthase 3 [Cygnus olor]</text:p>
          </table:table-cell>
        </table:table-row>
        <table:table-row table:style-name="ro1">
          <table:table-cell office:value-type="string" calcext:value-type="string">
            <text:p>XP_0329260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38" calcext:value-type="float">
            <text:p>1.6E-138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8.5E-137" calcext:value-type="float">
            <text:p>8.5E-137</text:p>
          </table:table-cell>
          <table:table-cell office:value-type="string" calcext:value-type="string">
            <text:p>hyaluronan synthase 3 isoform X2 [Catharus ustulatus]</text:p>
          </table:table-cell>
        </table:table-row>
        <table:table-row table:style-name="ro1">
          <table:table-cell office:value-type="string" calcext:value-type="string">
            <text:p>XP_0238411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38" calcext:value-type="float">
            <text:p>2E-138</text:p>
          </table:table-cell>
          <table:table-cell office:value-type="float" office:value="4.2E-026" calcext:value-type="float">
            <text:p>4.2E-26</text:p>
          </table:table-cell>
          <table:table-cell office:value-type="float" office:value="2.5E-022" calcext:value-type="float">
            <text:p>2.5E-22</text:p>
          </table:table-cell>
          <table:table-cell office:value-type="string" calcext:value-type="string">
            <text:p>hyaluronan synthase 3 [Salvelinus alpinus]</text:p>
          </table:table-cell>
        </table:table-row>
        <table:table-row table:style-name="ro1">
          <table:table-cell office:value-type="string" calcext:value-type="string">
            <text:p>XP_0344443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38" calcext:value-type="float">
            <text:p>2.1E-138</text:p>
          </table:table-cell>
          <table:table-cell office:value-type="float" office:value="8.8E-140" calcext:value-type="float">
            <text:p>8.8E-140</text:p>
          </table:table-cell>
          <table:table-cell office:value-type="float" office:value="5.4E-136" calcext:value-type="float">
            <text:p>5.4E-136</text:p>
          </table:table-cell>
          <table:table-cell office:value-type="string" calcext:value-type="string">
            <text:p>LOW QUALITY PROTEIN: hyaluronan synthase 3 [Hippoglossus hippoglossus]</text:p>
          </table:table-cell>
        </table:table-row>
        <table:table-row table:style-name="ro1">
          <table:table-cell office:value-type="string" calcext:value-type="string">
            <text:p>XP_031150655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38" calcext:value-type="float">
            <text:p>2.3E-138</text:p>
          </table:table-cell>
          <table:table-cell office:value-type="float" office:value="5.4E-142" calcext:value-type="float">
            <text:p>5.4E-142</text:p>
          </table:table-cell>
          <table:table-cell office:value-type="float" office:value="3.3E-138" calcext:value-type="float">
            <text:p>3.3E-138</text:p>
          </table:table-cell>
          <table:table-cell office:value-type="string" calcext:value-type="string">
            <text:p>LOW QUALITY PROTEIN: chitin synthase chs-2-like [Sander lucioperca]</text:p>
          </table:table-cell>
        </table:table-row>
        <table:table-row table:style-name="ro1">
          <table:table-cell office:value-type="string" calcext:value-type="string">
            <text:p>XP_0399894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38" calcext:value-type="float">
            <text:p>2.4E-138</text:p>
          </table:table-cell>
          <table:table-cell office:value-type="float" office:value="6.2E-140" calcext:value-type="float">
            <text:p>6.2E-140</text:p>
          </table:table-cell>
          <table:table-cell office:value-type="float" office:value="3.8E-136" calcext:value-type="float">
            <text:p>3.8E-136</text:p>
          </table:table-cell>
          <table:table-cell office:value-type="string" calcext:value-type="string">
            <text:p>hyaluronan synthase 3 [Xiphias gladius]</text:p>
          </table:table-cell>
        </table:table-row>
        <table:table-row table:style-name="ro1">
          <table:table-cell office:value-type="string" calcext:value-type="string">
            <text:p>XP_0371111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38" calcext:value-type="float">
            <text:p>2.5E-138</text:p>
          </table:table-cell>
          <table:table-cell office:value-type="float" office:value="2E-139" calcext:value-type="float">
            <text:p>2E-139</text:p>
          </table:table-cell>
          <table:table-cell office:value-type="float" office:value="1.2E-135" calcext:value-type="float">
            <text:p>1.2E-135</text:p>
          </table:table-cell>
          <table:table-cell office:value-type="string" calcext:value-type="string">
            <text:p>hyaluronan synthase 3 isoform X1 [Syngnathus acus]</text:p>
          </table:table-cell>
        </table:table-row>
        <table:table-row table:style-name="ro1">
          <table:table-cell office:value-type="string" calcext:value-type="string">
            <text:p>XP_0371111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38" calcext:value-type="float">
            <text:p>2.7E-138</text:p>
          </table:table-cell>
          <table:table-cell office:value-type="float" office:value="2.1E-139" calcext:value-type="float">
            <text:p>2.1E-139</text:p>
          </table:table-cell>
          <table:table-cell office:value-type="float" office:value="1.3E-135" calcext:value-type="float">
            <text:p>1.3E-135</text:p>
          </table:table-cell>
          <table:table-cell office:value-type="string" calcext:value-type="string">
            <text:p>hyaluronan synthase 3 isoform X2 [Syngnathus acus]</text:p>
          </table:table-cell>
        </table:table-row>
        <table:table-row table:style-name="ro1">
          <table:table-cell office:value-type="string" calcext:value-type="string">
            <text:p>XP_0151481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38" calcext:value-type="float">
            <text:p>2.7E-138</text:p>
          </table:table-cell>
          <table:table-cell office:value-type="float" office:value="1.4E-140" calcext:value-type="float">
            <text:p>1.4E-140</text:p>
          </table:table-cell>
          <table:table-cell office:value-type="float" office:value="8.6E-137" calcext:value-type="float">
            <text:p>8.6E-137</text:p>
          </table:table-cell>
          <table:table-cell office:value-type="string" calcext:value-type="string">
            <text:p>hyaluronan synthase 3 isoform X1 [Gallus gallus]</text:p>
          </table:table-cell>
        </table:table-row>
        <table:table-row table:style-name="ro1">
          <table:table-cell office:value-type="string" calcext:value-type="string">
            <text:p>XP_0418520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38" calcext:value-type="float">
            <text:p>3E-138</text:p>
          </table:table-cell>
          <table:table-cell office:value-type="float" office:value="1.5E-025" calcext:value-type="float">
            <text:p>1.5E-25</text:p>
          </table:table-cell>
          <table:table-cell office:value-type="float" office:value="9.4E-022" calcext:value-type="float">
            <text:p>9.4E-22</text:p>
          </table:table-cell>
          <table:table-cell office:value-type="string" calcext:value-type="string">
            <text:p>hyaluronan synthase 3 [Melanotaenia boesemani]</text:p>
          </table:table-cell>
        </table:table-row>
        <table:table-row table:style-name="ro1">
          <table:table-cell office:value-type="string" calcext:value-type="string">
            <text:p>XP_0284530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38" calcext:value-type="float">
            <text:p>3.1E-138</text:p>
          </table:table-cell>
          <table:table-cell office:value-type="float" office:value="6.4E-142" calcext:value-type="float">
            <text:p>6.4E-142</text:p>
          </table:table-cell>
          <table:table-cell office:value-type="float" office:value="3.9E-138" calcext:value-type="float">
            <text:p>3.9E-138</text:p>
          </table:table-cell>
          <table:table-cell office:value-type="string" calcext:value-type="string">
            <text:p>chitin synthase-like [Perca flavescens]</text:p>
          </table:table-cell>
        </table:table-row>
        <table:table-row table:style-name="ro1">
          <table:table-cell office:value-type="string" calcext:value-type="string">
            <text:p>XP_0323792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138" calcext:value-type="float">
            <text:p>3.2E-138</text:p>
          </table:table-cell>
          <table:table-cell office:value-type="float" office:value="1.3E-139" calcext:value-type="float">
            <text:p>1.3E-139</text:p>
          </table:table-cell>
          <table:table-cell office:value-type="float" office:value="8.2E-136" calcext:value-type="float">
            <text:p>8.2E-136</text:p>
          </table:table-cell>
          <table:table-cell office:value-type="string" calcext:value-type="string">
            <text:p>hyaluronan synthase 3 [Etheostoma spectabile]</text:p>
          </table:table-cell>
        </table:table-row>
        <table:table-row table:style-name="ro1">
          <table:table-cell office:value-type="string" calcext:value-type="string">
            <text:p>XP_0400195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38" calcext:value-type="float">
            <text:p>3.5E-138</text:p>
          </table:table-cell>
          <table:table-cell office:value-type="float" office:value="6.7E-025" calcext:value-type="float">
            <text:p>6.7E-25</text:p>
          </table:table-cell>
          <table:table-cell office:value-type="float" office:value="4.1E-021" calcext:value-type="float">
            <text:p>4.1E-21</text:p>
          </table:table-cell>
          <table:table-cell office:value-type="string" calcext:value-type="string">
            <text:p>hyaluronan synthase 3-like isoform X1 [Gasterosteus aculeatus aculeatus]</text:p>
          </table:table-cell>
        </table:table-row>
        <table:table-row table:style-name="ro1">
          <table:table-cell office:value-type="string" calcext:value-type="string">
            <text:p>XP_0362461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38" calcext:value-type="float">
            <text:p>3.6E-138</text:p>
          </table:table-cell>
          <table:table-cell office:value-type="float" office:value="7.4E-140" calcext:value-type="float">
            <text:p>7.4E-140</text:p>
          </table:table-cell>
          <table:table-cell office:value-type="float" office:value="4.5E-136" calcext:value-type="float">
            <text:p>4.5E-136</text:p>
          </table:table-cell>
          <table:table-cell office:value-type="string" calcext:value-type="string">
            <text:p>hyaluronan synthase 3 [Molothrus ater]</text:p>
          </table:table-cell>
        </table:table-row>
        <table:table-row table:style-name="ro1">
          <table:table-cell office:value-type="string" calcext:value-type="string">
            <text:p>XP_0380043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38" calcext:value-type="float">
            <text:p>3.6E-138</text:p>
          </table:table-cell>
          <table:table-cell office:value-type="float" office:value="7.4E-140" calcext:value-type="float">
            <text:p>7.4E-140</text:p>
          </table:table-cell>
          <table:table-cell office:value-type="float" office:value="4.5E-136" calcext:value-type="float">
            <text:p>4.5E-136</text:p>
          </table:table-cell>
          <table:table-cell office:value-type="string" calcext:value-type="string">
            <text:p>hyaluronan synthase 3 [Motacilla alba alba]</text:p>
          </table:table-cell>
        </table:table-row>
        <table:table-row table:style-name="ro1">
          <table:table-cell office:value-type="string" calcext:value-type="string">
            <text:p>XP_0212643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38" calcext:value-type="float">
            <text:p>3.7E-138</text:p>
          </table:table-cell>
          <table:table-cell office:value-type="float" office:value="2.7E-140" calcext:value-type="float">
            <text:p>2.7E-140</text:p>
          </table:table-cell>
          <table:table-cell office:value-type="float" office:value="1.6E-136" calcext:value-type="float">
            <text:p>1.6E-136</text:p>
          </table:table-cell>
          <table:table-cell office:value-type="string" calcext:value-type="string">
            <text:p>hyaluronan synthase 3 [Numida meleagris]</text:p>
          </table:table-cell>
        </table:table-row>
        <table:table-row table:style-name="ro1">
          <table:table-cell office:value-type="string" calcext:value-type="string">
            <text:p>XP_0238117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38" calcext:value-type="float">
            <text:p>4.3E-138</text:p>
          </table:table-cell>
          <table:table-cell office:value-type="float" office:value="3.9E-026" calcext:value-type="float">
            <text:p>3.9E-26</text:p>
          </table:table-cell>
          <table:table-cell office:value-type="float" office:value="2.4E-022" calcext:value-type="float">
            <text:p>2.4E-22</text:p>
          </table:table-cell>
          <table:table-cell office:value-type="string" calcext:value-type="string">
            <text:p>hyaluronan synthase 3 [Oryzias latipes]</text:p>
          </table:table-cell>
        </table:table-row>
        <table:table-row table:style-name="ro1">
          <table:table-cell office:value-type="string" calcext:value-type="string">
            <text:p>NP_77532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38" calcext:value-type="float">
            <text:p>4.5E-138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6.6E-023" calcext:value-type="float">
            <text:p>6.6E-23</text:p>
          </table:table-cell>
          <table:table-cell office:value-type="string" calcext:value-type="string">
            <text:p>hyaluronan synthase 3 [Danio rerio]</text:p>
          </table:table-cell>
        </table:table-row>
        <table:table-row table:style-name="ro1">
          <table:table-cell office:value-type="string" calcext:value-type="string">
            <text:p>XP_0320517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6E-138" calcext:value-type="float">
            <text:p>4.6E-138</text:p>
          </table:table-cell>
          <table:table-cell office:value-type="float" office:value="1.3E-139" calcext:value-type="float">
            <text:p>1.3E-139</text:p>
          </table:table-cell>
          <table:table-cell office:value-type="float" office:value="7.6E-136" calcext:value-type="float">
            <text:p>7.6E-136</text:p>
          </table:table-cell>
          <table:table-cell office:value-type="string" calcext:value-type="string">
            <text:p>hyaluronan synthase 3 [Aythya fuligula]</text:p>
          </table:table-cell>
        </table:table-row>
        <table:table-row table:style-name="ro1">
          <table:table-cell office:value-type="string" calcext:value-type="string">
            <text:p>XP_0347342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8E-138" calcext:value-type="float">
            <text:p>4.8E-138</text:p>
          </table:table-cell>
          <table:table-cell office:value-type="float" office:value="1.9E-139" calcext:value-type="float">
            <text:p>1.9E-139</text:p>
          </table:table-cell>
          <table:table-cell office:value-type="float" office:value="1.1E-135" calcext:value-type="float">
            <text:p>1.1E-135</text:p>
          </table:table-cell>
          <table:table-cell office:value-type="string" calcext:value-type="string">
            <text:p>hyaluronan synthase 3 isoform X1 [Etheostoma cragini]</text:p>
          </table:table-cell>
        </table:table-row>
        <table:table-row table:style-name="ro1">
          <table:table-cell office:value-type="string" calcext:value-type="string">
            <text:p>XP_0351681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138" calcext:value-type="float">
            <text:p>5E-138</text:p>
          </table:table-cell>
          <table:table-cell office:value-type="float" office:value="1.8E-139" calcext:value-type="float">
            <text:p>1.8E-139</text:p>
          </table:table-cell>
          <table:table-cell office:value-type="float" office:value="1.1E-135" calcext:value-type="float">
            <text:p>1.1E-135</text:p>
          </table:table-cell>
          <table:table-cell office:value-type="string" calcext:value-type="string">
            <text:p>hyaluronan synthase 3 [Oxyura jamaicensis]</text:p>
          </table:table-cell>
        </table:table-row>
        <table:table-row table:style-name="ro1">
          <table:table-cell office:value-type="string" calcext:value-type="string">
            <text:p>XP_0347342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38" calcext:value-type="float">
            <text:p>5.1E-138</text:p>
          </table:table-cell>
          <table:table-cell office:value-type="float" office:value="2.1E-139" calcext:value-type="float">
            <text:p>2.1E-139</text:p>
          </table:table-cell>
          <table:table-cell office:value-type="float" office:value="1.3E-135" calcext:value-type="float">
            <text:p>1.3E-135</text:p>
          </table:table-cell>
          <table:table-cell office:value-type="string" calcext:value-type="string">
            <text:p>hyaluronan synthase 3 isoform X2 [Etheostoma cragini]</text:p>
          </table:table-cell>
        </table:table-row>
        <table:table-row table:style-name="ro1">
          <table:table-cell office:value-type="string" calcext:value-type="string">
            <text:p>XP_0294893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38" calcext:value-type="float">
            <text:p>5.1E-138</text:p>
          </table:table-cell>
          <table:table-cell office:value-type="float" office:value="2.4E-026" calcext:value-type="float">
            <text:p>2.4E-26</text:p>
          </table:table-cell>
          <table:table-cell office:value-type="float" office:value="1.5E-022" calcext:value-type="float">
            <text:p>1.5E-22</text:p>
          </table:table-cell>
          <table:table-cell office:value-type="string" calcext:value-type="string">
            <text:p>hyaluronan synthase 3-like [Oncorhynchus nerka]</text:p>
          </table:table-cell>
        </table:table-row>
        <table:table-row table:style-name="ro1">
          <table:table-cell office:value-type="string" calcext:value-type="string">
            <text:p>XP_0092917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138" calcext:value-type="float">
            <text:p>5.4E-138</text:p>
          </table:table-cell>
          <table:table-cell office:value-type="float" office:value="7E-027" calcext:value-type="float">
            <text:p>7E-27</text:p>
          </table:table-cell>
          <table:table-cell office:value-type="float" office:value="4.3E-023" calcext:value-type="float">
            <text:p>4.3E-23</text:p>
          </table:table-cell>
          <table:table-cell office:value-type="string" calcext:value-type="string">
            <text:p>hyaluronan synthase 3 isoform X1 [Danio rerio]</text:p>
          </table:table-cell>
        </table:table-row>
        <table:table-row table:style-name="ro1">
          <table:table-cell office:value-type="string" calcext:value-type="string">
            <text:p>XP_0350117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38" calcext:value-type="float">
            <text:p>6.1E-138</text:p>
          </table:table-cell>
          <table:table-cell office:value-type="float" office:value="1.6E-139" calcext:value-type="float">
            <text:p>1.6E-139</text:p>
          </table:table-cell>
          <table:table-cell office:value-type="float" office:value="9.8E-136" calcext:value-type="float">
            <text:p>9.8E-136</text:p>
          </table:table-cell>
          <table:table-cell office:value-type="string" calcext:value-type="string">
            <text:p>LOW QUALITY PROTEIN: hyaluronan synthase 3 [Hippoglossus stenolepis]</text:p>
          </table:table-cell>
        </table:table-row>
        <table:table-row table:style-name="ro1">
          <table:table-cell office:value-type="string" calcext:value-type="string">
            <text:p>XP_0050522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5E-138" calcext:value-type="float">
            <text:p>6.5E-138</text:p>
          </table:table-cell>
          <table:table-cell office:value-type="float" office:value="4.2E-140" calcext:value-type="float">
            <text:p>4.2E-140</text:p>
          </table:table-cell>
          <table:table-cell office:value-type="float" office:value="2.6E-136" calcext:value-type="float">
            <text:p>2.6E-136</text:p>
          </table:table-cell>
          <table:table-cell office:value-type="string" calcext:value-type="string">
            <text:p>PREDICTED: hyaluronan synthase 3 [Ficedula albicollis]</text:p>
          </table:table-cell>
        </table:table-row>
        <table:table-row table:style-name="ro1">
          <table:table-cell office:value-type="string" calcext:value-type="string">
            <text:p>XP_01071646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E-138" calcext:value-type="float">
            <text:p>7.3E-138</text:p>
          </table:table-cell>
          <table:table-cell office:value-type="float" office:value="1.4E-139" calcext:value-type="float">
            <text:p>1.4E-139</text:p>
          </table:table-cell>
          <table:table-cell office:value-type="float" office:value="8.5E-136" calcext:value-type="float">
            <text:p>8.5E-136</text:p>
          </table:table-cell>
          <table:table-cell office:value-type="string" calcext:value-type="string">
            <text:p>hyaluronan synthase 3 [Meleagris gallopavo]</text:p>
          </table:table-cell>
        </table:table-row>
        <table:table-row table:style-name="ro1">
          <table:table-cell office:value-type="string" calcext:value-type="string">
            <text:p>XP_0083096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3E-138" calcext:value-type="float">
            <text:p>8.3E-138</text:p>
          </table:table-cell>
          <table:table-cell office:value-type="float" office:value="5.2E-027" calcext:value-type="float">
            <text:p>5.2E-27</text:p>
          </table:table-cell>
          <table:table-cell office:value-type="float" office:value="3.2E-023" calcext:value-type="float">
            <text:p>3.2E-23</text:p>
          </table:table-cell>
          <table:table-cell office:value-type="string" calcext:value-type="string">
            <text:p>hyaluronan synthase 3 isoform X2 [Cynoglossus semilaevis]</text:p>
          </table:table-cell>
        </table:table-row>
        <table:table-row table:style-name="ro1">
          <table:table-cell office:value-type="string" calcext:value-type="string">
            <text:p>XP_0273222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9E-138" calcext:value-type="float">
            <text:p>9.9E-138</text:p>
          </table:table-cell>
          <table:table-cell office:value-type="float" office:value="2.8E-139" calcext:value-type="float">
            <text:p>2.8E-139</text:p>
          </table:table-cell>
          <table:table-cell office:value-type="float" office:value="1.7E-135" calcext:value-type="float">
            <text:p>1.7E-135</text:p>
          </table:table-cell>
          <table:table-cell office:value-type="string" calcext:value-type="string">
            <text:p>hyaluronan synthase 3 [Anas platyrhynchos]</text:p>
          </table:table-cell>
        </table:table-row>
        <table:table-row table:style-name="ro1">
          <table:table-cell office:value-type="string" calcext:value-type="string">
            <text:p>XP_0356536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37" calcext:value-type="float">
            <text:p>1.1E-137</text:p>
          </table:table-cell>
          <table:table-cell office:value-type="float" office:value="4.8E-026" calcext:value-type="float">
            <text:p>4.8E-26</text:p>
          </table:table-cell>
          <table:table-cell office:value-type="float" office:value="2.9E-022" calcext:value-type="float">
            <text:p>2.9E-22</text:p>
          </table:table-cell>
          <table:table-cell office:value-type="string" calcext:value-type="string">
            <text:p>hyaluronan synthase 3-like [Oncorhynchus keta]</text:p>
          </table:table-cell>
        </table:table-row>
        <table:table-row table:style-name="ro1">
          <table:table-cell office:value-type="string" calcext:value-type="string">
            <text:p>XP_04002497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37" calcext:value-type="float">
            <text:p>1.2E-137</text:p>
          </table:table-cell>
          <table:table-cell office:value-type="float" office:value="1.4E-024" calcext:value-type="float">
            <text:p>1.4E-24</text:p>
          </table:table-cell>
          <table:table-cell office:value-type="float" office:value="8.4E-021" calcext:value-type="float">
            <text:p>8.4E-21</text:p>
          </table:table-cell>
          <table:table-cell office:value-type="string" calcext:value-type="string">
            <text:p>hyaluronan synthase 3-like [Gasterosteus aculeatus aculeatus]</text:p>
          </table:table-cell>
        </table:table-row>
        <table:table-row table:style-name="ro1">
          <table:table-cell office:value-type="string" calcext:value-type="string">
            <text:p>XP_0308118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37" calcext:value-type="float">
            <text:p>1.2E-137</text:p>
          </table:table-cell>
          <table:table-cell office:value-type="float" office:value="2.6E-139" calcext:value-type="float">
            <text:p>2.6E-139</text:p>
          </table:table-cell>
          <table:table-cell office:value-type="float" office:value="1.6E-135" calcext:value-type="float">
            <text:p>1.6E-135</text:p>
          </table:table-cell>
          <table:table-cell office:value-type="string" calcext:value-type="string">
            <text:p>hyaluronan synthase 3 [Camarhynchus parvulus]</text:p>
          </table:table-cell>
        </table:table-row>
        <table:table-row table:style-name="ro1">
          <table:table-cell office:value-type="string" calcext:value-type="string">
            <text:p>XP_0358592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37" calcext:value-type="float">
            <text:p>1.3E-137</text:p>
          </table:table-cell>
          <table:table-cell office:value-type="float" office:value="9.3E-026" calcext:value-type="float">
            <text:p>9.3E-26</text:p>
          </table:table-cell>
          <table:table-cell office:value-type="float" office:value="5.7E-022" calcext:value-type="float">
            <text:p>5.7E-22</text:p>
          </table:table-cell>
          <table:table-cell office:value-type="string" calcext:value-type="string">
            <text:p>hyaluronan synthase 3 [Sander lucioperca]</text:p>
          </table:table-cell>
        </table:table-row>
        <table:table-row table:style-name="ro1">
          <table:table-cell office:value-type="string" calcext:value-type="string">
            <text:p>XP_0360684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37" calcext:value-type="float">
            <text:p>1.7E-137</text:p>
          </table:table-cell>
          <table:table-cell office:value-type="float" office:value="3E-026" calcext:value-type="float">
            <text:p>3E-26</text:p>
          </table:table-cell>
          <table:table-cell office:value-type="float" office:value="1.9E-022" calcext:value-type="float">
            <text:p>1.9E-22</text:p>
          </table:table-cell>
          <table:table-cell office:value-type="string" calcext:value-type="string">
            <text:p>hyaluronan synthase 3 isoform X1 [Oryzias melastigma]</text:p>
          </table:table-cell>
        </table:table-row>
        <table:table-row table:style-name="ro1">
          <table:table-cell office:value-type="string" calcext:value-type="string">
            <text:p>XP_0241380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37" calcext:value-type="float">
            <text:p>1.7E-137</text:p>
          </table:table-cell>
          <table:table-cell office:value-type="float" office:value="3.6E-026" calcext:value-type="float">
            <text:p>3.6E-26</text:p>
          </table:table-cell>
          <table:table-cell office:value-type="float" office:value="2.2E-022" calcext:value-type="float">
            <text:p>2.2E-22</text:p>
          </table:table-cell>
          <table:table-cell office:value-type="string" calcext:value-type="string">
            <text:p>hyaluronan synthase 3 isoform X2 [Oryzias melastigma]</text:p>
          </table:table-cell>
        </table:table-row>
        <table:table-row table:style-name="ro1">
          <table:table-cell office:value-type="string" calcext:value-type="string">
            <text:p>XP_0284419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37" calcext:value-type="float">
            <text:p>1.8E-137</text:p>
          </table:table-cell>
          <table:table-cell office:value-type="float" office:value="1.1E-025" calcext:value-type="float">
            <text:p>1.1E-25</text:p>
          </table:table-cell>
          <table:table-cell office:value-type="float" office:value="6.9E-022" calcext:value-type="float">
            <text:p>6.9E-22</text:p>
          </table:table-cell>
          <table:table-cell office:value-type="string" calcext:value-type="string">
            <text:p>hyaluronan synthase 3 [Perca flavescens]</text:p>
          </table:table-cell>
        </table:table-row>
        <table:table-row table:style-name="ro1">
          <table:table-cell office:value-type="string" calcext:value-type="string">
            <text:p>XP_0249121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37" calcext:value-type="float">
            <text:p>2.2E-137</text:p>
          </table:table-cell>
          <table:table-cell office:value-type="float" office:value="4.8E-027" calcext:value-type="float">
            <text:p>4.8E-27</text:p>
          </table:table-cell>
          <table:table-cell office:value-type="float" office:value="2.9E-023" calcext:value-type="float">
            <text:p>2.9E-23</text:p>
          </table:table-cell>
          <table:table-cell office:value-type="string" calcext:value-type="string">
            <text:p>hyaluronan synthase 3 isoform X1 [Cynoglossus semilaevis]</text:p>
          </table:table-cell>
        </table:table-row>
        <table:table-row table:style-name="ro1">
          <table:table-cell office:value-type="string" calcext:value-type="string">
            <text:p>XP_0396648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37" calcext:value-type="float">
            <text:p>2.5E-137</text:p>
          </table:table-cell>
          <table:table-cell office:value-type="float" office:value="1.1E-138" calcext:value-type="float">
            <text:p>1.1E-138</text:p>
          </table:table-cell>
          <table:table-cell office:value-type="float" office:value="6.5E-135" calcext:value-type="float">
            <text:p>6.5E-135</text:p>
          </table:table-cell>
          <table:table-cell office:value-type="string" calcext:value-type="string">
            <text:p>hyaluronan synthase 3 [Perca fluviatilis]</text:p>
          </table:table-cell>
        </table:table-row>
        <table:table-row table:style-name="ro1">
          <table:table-cell office:value-type="string" calcext:value-type="string">
            <text:p>XP_0343244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37" calcext:value-type="float">
            <text:p>3.7E-137</text:p>
          </table:table-cell>
          <table:table-cell office:value-type="float" office:value="6.1E-141" calcext:value-type="float">
            <text:p>6.1E-141</text:p>
          </table:table-cell>
          <table:table-cell office:value-type="float" office:value="3.7E-137" calcext:value-type="float">
            <text:p>3.7E-137</text:p>
          </table:table-cell>
          <table:table-cell office:value-type="string" calcext:value-type="string">
            <text:p>chitin synthase chs-2-like [Crassostrea gigas]</text:p>
          </table:table-cell>
        </table:table-row>
        <table:table-row table:style-name="ro1">
          <table:table-cell office:value-type="string" calcext:value-type="string">
            <text:p>XP_0354983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2E-137" calcext:value-type="float">
            <text:p>5.2E-137</text:p>
          </table:table-cell>
          <table:table-cell office:value-type="float" office:value="2.3E-026" calcext:value-type="float">
            <text:p>2.3E-26</text:p>
          </table:table-cell>
          <table:table-cell office:value-type="float" office:value="1.4E-022" calcext:value-type="float">
            <text:p>1.4E-22</text:p>
          </table:table-cell>
          <table:table-cell office:value-type="string" calcext:value-type="string">
            <text:p>LOW QUALITY PROTEIN: hyaluronan synthase 3 [Scophthalmus maximus]</text:p>
          </table:table-cell>
        </table:table-row>
        <table:table-row table:style-name="ro1">
          <table:table-cell office:value-type="string" calcext:value-type="string">
            <text:p>XP_0423365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36" calcext:value-type="float">
            <text:p>2.4E-136</text:p>
          </table:table-cell>
          <table:table-cell office:value-type="float" office:value="9.5E-028" calcext:value-type="float">
            <text:p>9.5E-28</text:p>
          </table:table-cell>
          <table:table-cell office:value-type="float" office:value="5.8E-024" calcext:value-type="float">
            <text:p>5.8E-24</text:p>
          </table:table-cell>
          <table:table-cell office:value-type="string" calcext:value-type="string">
            <text:p>hyaluronan synthase 3 isoform X2 [Sceloporus undulatus]</text:p>
          </table:table-cell>
        </table:table-row>
        <table:table-row table:style-name="ro1">
          <table:table-cell office:value-type="string" calcext:value-type="string">
            <text:p>XP_0339291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36" calcext:value-type="float">
            <text:p>6.1E-136</text:p>
          </table:table-cell>
          <table:table-cell office:value-type="float" office:value="1.5E-137" calcext:value-type="float">
            <text:p>1.5E-137</text:p>
          </table:table-cell>
          <table:table-cell office:value-type="float" office:value="9.2E-134" calcext:value-type="float">
            <text:p>9.2E-134</text:p>
          </table:table-cell>
          <table:table-cell office:value-type="string" calcext:value-type="string">
            <text:p>hyaluronan synthase 3 [Melopsittacus undulatus]</text:p>
          </table:table-cell>
        </table:table-row>
        <table:table-row table:style-name="ro1">
          <table:table-cell office:value-type="string" calcext:value-type="string">
            <text:p>XP_0352520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8E-136" calcext:value-type="float">
            <text:p>6.8E-136</text:p>
          </table:table-cell>
          <table:table-cell office:value-type="float" office:value="1.5E-025" calcext:value-type="float">
            <text:p>1.5E-25</text:p>
          </table:table-cell>
          <table:table-cell office:value-type="float" office:value="9.1E-022" calcext:value-type="float">
            <text:p>9.1E-22</text:p>
          </table:table-cell>
          <table:table-cell office:value-type="string" calcext:value-type="string">
            <text:p>hyaluronan synthase 3 isoform X2 [Anguilla anguilla]</text:p>
          </table:table-cell>
        </table:table-row>
        <table:table-row table:style-name="ro1">
          <table:table-cell office:value-type="string" calcext:value-type="string">
            <text:p>XP_0396761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35" calcext:value-type="float">
            <text:p>1.2E-135</text:p>
          </table:table-cell>
          <table:table-cell office:value-type="float" office:value="2.4E-139" calcext:value-type="float">
            <text:p>2.4E-139</text:p>
          </table:table-cell>
          <table:table-cell office:value-type="float" office:value="1.5E-135" calcext:value-type="float">
            <text:p>1.5E-135</text:p>
          </table:table-cell>
          <table:table-cell office:value-type="string" calcext:value-type="string">
            <text:p>chitin synthase-like [Perca fluviatilis]</text:p>
          </table:table-cell>
        </table:table-row>
        <table:table-row table:style-name="ro1">
          <table:table-cell office:value-type="string" calcext:value-type="string">
            <text:p>XP_0168540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32" calcext:value-type="float">
            <text:p>1.9E-132</text:p>
          </table:table-cell>
          <table:table-cell office:value-type="float" office:value="1.7E-133" calcext:value-type="float">
            <text:p>1.7E-133</text:p>
          </table:table-cell>
          <table:table-cell office:value-type="float" office:value="1E-129" calcext:value-type="float">
            <text:p>1E-129</text:p>
          </table:table-cell>
          <table:table-cell office:value-type="string" calcext:value-type="string">
            <text:p>PREDICTED: hyaluronan synthase 3 isoform X1 [Anolis carolinensis]</text:p>
          </table:table-cell>
        </table:table-row>
        <table:table-row table:style-name="ro1">
          <table:table-cell office:value-type="string" calcext:value-type="string">
            <text:p>XP_0168540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32" calcext:value-type="float">
            <text:p>2.4E-132</text:p>
          </table:table-cell>
          <table:table-cell office:value-type="float" office:value="1.7E-133" calcext:value-type="float">
            <text:p>1.7E-133</text:p>
          </table:table-cell>
          <table:table-cell office:value-type="float" office:value="1.1E-129" calcext:value-type="float">
            <text:p>1.1E-129</text:p>
          </table:table-cell>
          <table:table-cell office:value-type="string" calcext:value-type="string">
            <text:p>PREDICTED: hyaluronan synthase 3 isoform X2 [Anolis carolinensis]</text:p>
          </table:table-cell>
        </table:table-row>
        <table:table-row table:style-name="ro1">
          <table:table-cell office:value-type="string" calcext:value-type="string">
            <text:p>XP_0400260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32" calcext:value-type="float">
            <text:p>2.6E-132</text:p>
          </table:table-cell>
          <table:table-cell office:value-type="float" office:value="5.8E-136" calcext:value-type="float">
            <text:p>5.8E-136</text:p>
          </table:table-cell>
          <table:table-cell office:value-type="float" office:value="3.5E-132" calcext:value-type="float">
            <text:p>3.5E-132</text:p>
          </table:table-cell>
          <table:table-cell office:value-type="string" calcext:value-type="string">
            <text:p>LOW QUALITY PROTEIN: chitin synthase chs-1-like [Gasterosteus aculeatus aculeatus]</text:p>
          </table:table-cell>
        </table:table-row>
        <table:table-row table:style-name="ro1">
          <table:table-cell office:value-type="string" calcext:value-type="string">
            <text:p>XP_0344007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31" calcext:value-type="float">
            <text:p>1.4E-131</text:p>
          </table:table-cell>
          <table:table-cell office:value-type="float" office:value="2.7E-135" calcext:value-type="float">
            <text:p>2.7E-135</text:p>
          </table:table-cell>
          <table:table-cell office:value-type="float" office:value="1.7E-131" calcext:value-type="float">
            <text:p>1.7E-131</text:p>
          </table:table-cell>
          <table:table-cell office:value-type="string" calcext:value-type="string">
            <text:p>chitin synthase chs-2-like isoform X2 [Cyclopterus lumpus]</text:p>
          </table:table-cell>
        </table:table-row>
        <table:table-row table:style-name="ro1">
          <table:table-cell office:value-type="string" calcext:value-type="string">
            <text:p>XP_0299768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31" calcext:value-type="float">
            <text:p>1.8E-131</text:p>
          </table:table-cell>
          <table:table-cell office:value-type="float" office:value="4.3E-135" calcext:value-type="float">
            <text:p>4.3E-135</text:p>
          </table:table-cell>
          <table:table-cell office:value-type="float" office:value="2.6E-131" calcext:value-type="float">
            <text:p>2.6E-131</text:p>
          </table:table-cell>
          <table:table-cell office:value-type="string" calcext:value-type="string">
            <text:p>LOW QUALITY PROTEIN: chitin synthase chs-1-like [Salarias fasciatus]</text:p>
          </table:table-cell>
        </table:table-row>
        <table:table-row table:style-name="ro1">
          <table:table-cell office:value-type="string" calcext:value-type="string">
            <text:p>XP_0347773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7E-131" calcext:value-type="float">
            <text:p>6.7E-131</text:p>
          </table:table-cell>
          <table:table-cell office:value-type="float" office:value="1.3E-134" calcext:value-type="float">
            <text:p>1.3E-134</text:p>
          </table:table-cell>
          <table:table-cell office:value-type="float" office:value="7.9E-131" calcext:value-type="float">
            <text:p>7.9E-131</text:p>
          </table:table-cell>
          <table:table-cell office:value-type="string" calcext:value-type="string">
            <text:p>chitin synthase chs-1-like [Acipenser ruthenus]</text:p>
          </table:table-cell>
        </table:table-row>
        <table:table-row table:style-name="ro1">
          <table:table-cell office:value-type="string" calcext:value-type="string">
            <text:p>XP_0363911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9E-131" calcext:value-type="float">
            <text:p>6.9E-131</text:p>
          </table:table-cell>
          <table:table-cell office:value-type="float" office:value="6.8E-023" calcext:value-type="float">
            <text:p>6.8E-23</text:p>
          </table:table-cell>
          <table:table-cell office:value-type="float" office:value="4.1E-019" calcext:value-type="float">
            <text:p>4.1E-19</text:p>
          </table:table-cell>
          <table:table-cell office:value-type="string" calcext:value-type="string">
            <text:p>hyaluronan synthase 3 [Megalops cyprinoides]</text:p>
          </table:table-cell>
        </table:table-row>
        <table:table-row table:style-name="ro1">
          <table:table-cell office:value-type="string" calcext:value-type="string">
            <text:p>XP_0410481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130" calcext:value-type="float">
            <text:p>7E-130</text:p>
          </table:table-cell>
          <table:table-cell office:value-type="float" office:value="9.1E-132" calcext:value-type="float">
            <text:p>9.1E-132</text:p>
          </table:table-cell>
          <table:table-cell office:value-type="float" office:value="5.6E-128" calcext:value-type="float">
            <text:p>5.6E-128</text:p>
          </table:table-cell>
          <table:table-cell office:value-type="string" calcext:value-type="string">
            <text:p>hyaluronan synthase 3 [Carcharodon carcharias]</text:p>
          </table:table-cell>
        </table:table-row>
        <table:table-row table:style-name="ro1">
          <table:table-cell office:value-type="string" calcext:value-type="string">
            <text:p>XP_0328915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29" calcext:value-type="float">
            <text:p>3.8E-129</text:p>
          </table:table-cell>
          <table:table-cell office:value-type="float" office:value="1.2E-130" calcext:value-type="float">
            <text:p>1.2E-130</text:p>
          </table:table-cell>
          <table:table-cell office:value-type="float" office:value="7.2E-127" calcext:value-type="float">
            <text:p>7.2E-127</text:p>
          </table:table-cell>
          <table:table-cell office:value-type="string" calcext:value-type="string">
            <text:p>hyaluronan synthase 3-like isoform X1 [Amblyraja radiata]</text:p>
          </table:table-cell>
        </table:table-row>
        <table:table-row table:style-name="ro1">
          <table:table-cell office:value-type="string" calcext:value-type="string">
            <text:p>XP_03383081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29" calcext:value-type="float">
            <text:p>6.3E-129</text:p>
          </table:table-cell>
          <table:table-cell office:value-type="float" office:value="1.2E-132" calcext:value-type="float">
            <text:p>1.2E-132</text:p>
          </table:table-cell>
          <table:table-cell office:value-type="float" office:value="7.5E-129" calcext:value-type="float">
            <text:p>7.5E-129</text:p>
          </table:table-cell>
          <table:table-cell office:value-type="string" calcext:value-type="string">
            <text:p>LOW QUALITY PROTEIN: chitin synthase chs-2-like [Periophthalmus magnuspinnatus]</text:p>
          </table:table-cell>
        </table:table-row>
        <table:table-row table:style-name="ro1">
          <table:table-cell office:value-type="string" calcext:value-type="string">
            <text:p>XP_0435624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28" calcext:value-type="float">
            <text:p>3.6E-128</text:p>
          </table:table-cell>
          <table:table-cell office:value-type="float" office:value="4.7E-130" calcext:value-type="float">
            <text:p>4.7E-130</text:p>
          </table:table-cell>
          <table:table-cell office:value-type="float" office:value="2.8E-126" calcext:value-type="float">
            <text:p>2.8E-126</text:p>
          </table:table-cell>
          <table:table-cell office:value-type="string" calcext:value-type="string">
            <text:p>hyaluronan synthase 3 isoform X2 [Chiloscyllium plagiosum]</text:p>
          </table:table-cell>
        </table:table-row>
        <table:table-row table:style-name="ro1">
          <table:table-cell office:value-type="string" calcext:value-type="string">
            <text:p>XP_0435624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28" calcext:value-type="float">
            <text:p>3.6E-128</text:p>
          </table:table-cell>
          <table:table-cell office:value-type="float" office:value="4.7E-130" calcext:value-type="float">
            <text:p>4.7E-130</text:p>
          </table:table-cell>
          <table:table-cell office:value-type="float" office:value="2.9E-126" calcext:value-type="float">
            <text:p>2.9E-126</text:p>
          </table:table-cell>
          <table:table-cell office:value-type="string" calcext:value-type="string">
            <text:p>hyaluronan synthase 3 isoform X1 [Chiloscyllium plagiosum]</text:p>
          </table:table-cell>
        </table:table-row>
        <table:table-row table:style-name="ro1">
          <table:table-cell office:value-type="string" calcext:value-type="string">
            <text:p>XP_0378316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27" calcext:value-type="float">
            <text:p>2.1E-127</text:p>
          </table:table-cell>
          <table:table-cell office:value-type="float" office:value="4.4E-131" calcext:value-type="float">
            <text:p>4.4E-131</text:p>
          </table:table-cell>
          <table:table-cell office:value-type="float" office:value="2.7E-127" calcext:value-type="float">
            <text:p>2.7E-127</text:p>
          </table:table-cell>
          <table:table-cell office:value-type="string" calcext:value-type="string">
            <text:p>chitin synthase chs-1-like isoform X3 [Kryptolebias marmoratus]</text:p>
          </table:table-cell>
        </table:table-row>
        <table:table-row table:style-name="ro1">
          <table:table-cell office:value-type="string" calcext:value-type="string">
            <text:p>XP_02230657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27" calcext:value-type="float">
            <text:p>3E-127</text:p>
          </table:table-cell>
          <table:table-cell office:value-type="float" office:value="2E-130" calcext:value-type="float">
            <text:p>2E-130</text:p>
          </table:table-cell>
          <table:table-cell office:value-type="float" office:value="1.2E-126" calcext:value-type="float">
            <text:p>1.2E-126</text:p>
          </table:table-cell>
          <table:table-cell office:value-type="string" calcext:value-type="string">
            <text:p>uncharacterized protein LOC111112966 isoform X1 [Crassostrea virginica]</text:p>
          </table:table-cell>
        </table:table-row>
        <table:table-row table:style-name="ro1">
          <table:table-cell office:value-type="string" calcext:value-type="string">
            <text:p>XP_0378316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127" calcext:value-type="float">
            <text:p>3.3E-127</text:p>
          </table:table-cell>
          <table:table-cell office:value-type="float" office:value="7E-131" calcext:value-type="float">
            <text:p>7E-131</text:p>
          </table:table-cell>
          <table:table-cell office:value-type="float" office:value="4.3E-127" calcext:value-type="float">
            <text:p>4.3E-127</text:p>
          </table:table-cell>
          <table:table-cell office:value-type="string" calcext:value-type="string">
            <text:p>chitin synthase chs-1-like isoform X2 [Kryptolebias marmoratus]</text:p>
          </table:table-cell>
        </table:table-row>
        <table:table-row table:style-name="ro1">
          <table:table-cell office:value-type="string" calcext:value-type="string">
            <text:p>XP_0223065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26" calcext:value-type="float">
            <text:p>1.5E-126</text:p>
          </table:table-cell>
          <table:table-cell office:value-type="float" office:value="7.4E-130" calcext:value-type="float">
            <text:p>7.4E-130</text:p>
          </table:table-cell>
          <table:table-cell office:value-type="float" office:value="4.5E-126" calcext:value-type="float">
            <text:p>4.5E-126</text:p>
          </table:table-cell>
          <table:table-cell office:value-type="string" calcext:value-type="string">
            <text:p>uncharacterized protein LOC111112966 isoform X3 [Crassostrea virginica]</text:p>
          </table:table-cell>
        </table:table-row>
        <table:table-row table:style-name="ro1">
          <table:table-cell office:value-type="string" calcext:value-type="string">
            <text:p>XP_0248642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26" calcext:value-type="float">
            <text:p>2.7E-126</text:p>
          </table:table-cell>
          <table:table-cell office:value-type="float" office:value="4.4E-130" calcext:value-type="float">
            <text:p>4.4E-130</text:p>
          </table:table-cell>
          <table:table-cell office:value-type="float" office:value="2.7E-126" calcext:value-type="float">
            <text:p>2.7E-126</text:p>
          </table:table-cell>
          <table:table-cell office:value-type="string" calcext:value-type="string">
            <text:p>chitin synthase chs-2-like isoform X1 [Kryptolebias marmoratus]</text:p>
          </table:table-cell>
        </table:table-row>
        <table:table-row table:style-name="ro1">
          <table:table-cell office:value-type="string" calcext:value-type="string">
            <text:p>XP_029188601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26" calcext:value-type="float">
            <text:p>2.8E-126</text:p>
          </table:table-cell>
          <table:table-cell office:value-type="float" office:value="0.87" calcext:value-type="float">
            <text:p>0.87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uncharacterized protein LOC114955850 [Acropora millepora]</text:p>
          </table:table-cell>
        </table:table-row>
        <table:table-row table:style-name="ro1">
          <table:table-cell office:value-type="string" calcext:value-type="string">
            <text:p>XP_0343201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26" calcext:value-type="float">
            <text:p>6.3E-126</text:p>
          </table:table-cell>
          <table:table-cell office:value-type="float" office:value="1E-129" calcext:value-type="float">
            <text:p>1E-129</text:p>
          </table:table-cell>
          <table:table-cell office:value-type="float" office:value="6.3E-126" calcext:value-type="float">
            <text:p>6.3E-126</text:p>
          </table:table-cell>
          <table:table-cell office:value-type="string" calcext:value-type="string">
            <text:p>uncharacterized protein LOC105341274 isoform X1 [Crassostrea gigas]</text:p>
          </table:table-cell>
        </table:table-row>
        <table:table-row table:style-name="ro1">
          <table:table-cell office:value-type="string" calcext:value-type="string">
            <text:p>XP_01728308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126" calcext:value-type="float">
            <text:p>7E-126</text:p>
          </table:table-cell>
          <table:table-cell office:value-type="float" office:value="1.3E-129" calcext:value-type="float">
            <text:p>1.3E-129</text:p>
          </table:table-cell>
          <table:table-cell office:value-type="float" office:value="8.2E-126" calcext:value-type="float">
            <text:p>8.2E-126</text:p>
          </table:table-cell>
          <table:table-cell office:value-type="string" calcext:value-type="string">
            <text:p>chitin synthase chs-1-like isoform X4 [Kryptolebias marmoratus]</text:p>
          </table:table-cell>
        </table:table-row>
        <table:table-row table:style-name="ro1">
          <table:table-cell office:value-type="string" calcext:value-type="string">
            <text:p>XP_0343201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25" calcext:value-type="float">
            <text:p>2.8E-125</text:p>
          </table:table-cell>
          <table:table-cell office:value-type="float" office:value="7.2E-129" calcext:value-type="float">
            <text:p>7.2E-129</text:p>
          </table:table-cell>
          <table:table-cell office:value-type="float" office:value="4.4E-125" calcext:value-type="float">
            <text:p>4.4E-125</text:p>
          </table:table-cell>
          <table:table-cell office:value-type="string" calcext:value-type="string">
            <text:p>uncharacterized protein LOC105345033 isoform X2 [Crassostrea gigas]</text:p>
          </table:table-cell>
        </table:table-row>
        <table:table-row table:style-name="ro1">
          <table:table-cell office:value-type="string" calcext:value-type="string">
            <text:p>XP_0343201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25" calcext:value-type="float">
            <text:p>3.7E-125</text:p>
          </table:table-cell>
          <table:table-cell office:value-type="float" office:value="8.8E-129" calcext:value-type="float">
            <text:p>8.8E-129</text:p>
          </table:table-cell>
          <table:table-cell office:value-type="float" office:value="5.4E-125" calcext:value-type="float">
            <text:p>5.4E-125</text:p>
          </table:table-cell>
          <table:table-cell office:value-type="string" calcext:value-type="string">
            <text:p>uncharacterized protein LOC105345033 isoform X1 [Crassostrea gigas]</text:p>
          </table:table-cell>
        </table:table-row>
        <table:table-row table:style-name="ro1">
          <table:table-cell office:value-type="string" calcext:value-type="string">
            <text:p>XP_0337251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125" calcext:value-type="float">
            <text:p>4.7E-125</text:p>
          </table:table-cell>
          <table:table-cell office:value-type="float" office:value="1.1E-128" calcext:value-type="float">
            <text:p>1.1E-128</text:p>
          </table:table-cell>
          <table:table-cell office:value-type="float" office:value="6.7E-125" calcext:value-type="float">
            <text:p>6.7E-125</text:p>
          </table:table-cell>
          <table:table-cell office:value-type="string" calcext:value-type="string">
            <text:p>uncharacterized protein LOC117315086 isoform X2 [Pecten maximus]</text:p>
          </table:table-cell>
        </table:table-row>
        <table:table-row table:style-name="ro1">
          <table:table-cell office:value-type="string" calcext:value-type="string">
            <text:p>XP_0337251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25" calcext:value-type="float">
            <text:p>4.9E-125</text:p>
          </table:table-cell>
          <table:table-cell office:value-type="float" office:value="1.2E-128" calcext:value-type="float">
            <text:p>1.2E-128</text:p>
          </table:table-cell>
          <table:table-cell office:value-type="float" office:value="7E-125" calcext:value-type="float">
            <text:p>7E-125</text:p>
          </table:table-cell>
          <table:table-cell office:value-type="string" calcext:value-type="string">
            <text:p>uncharacterized protein LOC117315086 isoform X3 [Pecten maximus]</text:p>
          </table:table-cell>
        </table:table-row>
        <table:table-row table:style-name="ro1">
          <table:table-cell office:value-type="string" calcext:value-type="string">
            <text:p>XP_0337251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2E-125" calcext:value-type="float">
            <text:p>5.2E-125</text:p>
          </table:table-cell>
          <table:table-cell office:value-type="float" office:value="1.2E-128" calcext:value-type="float">
            <text:p>1.2E-128</text:p>
          </table:table-cell>
          <table:table-cell office:value-type="float" office:value="7.4E-125" calcext:value-type="float">
            <text:p>7.4E-125</text:p>
          </table:table-cell>
          <table:table-cell office:value-type="string" calcext:value-type="string">
            <text:p>uncharacterized protein LOC117315086 isoform X1 [Pecten maximus]</text:p>
          </table:table-cell>
        </table:table-row>
        <table:table-row table:style-name="ro1">
          <table:table-cell office:value-type="string" calcext:value-type="string">
            <text:p>XP_0400195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E-125" calcext:value-type="float">
            <text:p>9E-125</text:p>
          </table:table-cell>
          <table:table-cell office:value-type="float" office:value="0.000000000013" calcext:value-type="float">
            <text:p>1.3E-11</text:p>
          </table:table-cell>
          <table:table-cell office:value-type="float" office:value="0.000000081" calcext:value-type="float">
            <text:p>0.000000081</text:p>
          </table:table-cell>
          <table:table-cell office:value-type="string" calcext:value-type="string">
            <text:p>hyaluronan synthase 3-like isoform X2 [Gasterosteus aculeatus aculeatus]</text:p>
          </table:table-cell>
        </table:table-row>
        <table:table-row table:style-name="ro1">
          <table:table-cell office:value-type="string" calcext:value-type="string">
            <text:p>XP_0378316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24" calcext:value-type="float">
            <text:p>2E-124</text:p>
          </table:table-cell>
          <table:table-cell office:value-type="float" office:value="4.3E-128" calcext:value-type="float">
            <text:p>4.3E-128</text:p>
          </table:table-cell>
          <table:table-cell office:value-type="float" office:value="2.6E-124" calcext:value-type="float">
            <text:p>2.6E-124</text:p>
          </table:table-cell>
          <table:table-cell office:value-type="string" calcext:value-type="string">
            <text:p>chitin synthase chs-1-like isoform X5 [Kryptolebias marmoratus]</text:p>
          </table:table-cell>
        </table:table-row>
        <table:table-row table:style-name="ro1">
          <table:table-cell office:value-type="string" calcext:value-type="string">
            <text:p>XP_0378316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24" calcext:value-type="float">
            <text:p>3.5E-124</text:p>
          </table:table-cell>
          <table:table-cell office:value-type="float" office:value="5.7E-128" calcext:value-type="float">
            <text:p>5.7E-128</text:p>
          </table:table-cell>
          <table:table-cell office:value-type="float" office:value="3.5E-124" calcext:value-type="float">
            <text:p>3.5E-124</text:p>
          </table:table-cell>
          <table:table-cell office:value-type="string" calcext:value-type="string">
            <text:p>chitin synthase chs-1-like isoform X1 [Kryptolebias marmoratus]</text:p>
          </table:table-cell>
        </table:table-row>
        <table:table-row table:style-name="ro1">
          <table:table-cell office:value-type="string" calcext:value-type="string">
            <text:p>NP_00110424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24" calcext:value-type="float">
            <text:p>4.3E-124</text:p>
          </table:table-cell>
          <table:table-cell office:value-type="float" office:value="1.8E-125" calcext:value-type="float">
            <text:p>1.8E-125</text:p>
          </table:table-cell>
          <table:table-cell office:value-type="float" office:value="1.1E-121" calcext:value-type="float">
            <text:p>1.1E-121</text:p>
          </table:table-cell>
          <table:table-cell office:value-type="string" calcext:value-type="string">
            <text:p>hyaluronan synthase 3 [Macaca mulatta]</text:p>
          </table:table-cell>
        </table:table-row>
        <table:table-row table:style-name="ro1">
          <table:table-cell office:value-type="string" calcext:value-type="string">
            <text:p>XP_0356253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22" calcext:value-type="float">
            <text:p>1.2E-122</text:p>
          </table:table-cell>
          <table:table-cell office:value-type="float" office:value="2.6E-125" calcext:value-type="float">
            <text:p>2.6E-125</text:p>
          </table:table-cell>
          <table:table-cell office:value-type="float" office:value="1.6E-121" calcext:value-type="float">
            <text:p>1.6E-121</text:p>
          </table:table-cell>
          <table:table-cell office:value-type="string" calcext:value-type="string">
            <text:p>hyaluronan synthase 2 <text:s/>partial [Oncorhynchus keta]</text:p>
          </table:table-cell>
        </table:table-row>
        <table:table-row table:style-name="ro1">
          <table:table-cell office:value-type="string" calcext:value-type="string">
            <text:p>XP_0324677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22" calcext:value-type="float">
            <text:p>1.4E-122</text:p>
          </table:table-cell>
          <table:table-cell office:value-type="float" office:value="6.1E-029" calcext:value-type="float">
            <text:p>6.1E-29</text:p>
          </table:table-cell>
          <table:table-cell office:value-type="float" office:value="3.7E-025" calcext:value-type="float">
            <text:p>3.7E-25</text:p>
          </table:table-cell>
          <table:table-cell office:value-type="string" calcext:value-type="string">
            <text:p>hyaluronan synthase 3 isoform X2 [Phocoena sinus]</text:p>
          </table:table-cell>
        </table:table-row>
        <table:table-row table:style-name="ro1">
          <table:table-cell office:value-type="string" calcext:value-type="string">
            <text:p>XP_0223300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22" calcext:value-type="float">
            <text:p>2.2E-122</text:p>
          </table:table-cell>
          <table:table-cell office:value-type="float" office:value="7.2E-126" calcext:value-type="float">
            <text:p>7.2E-126</text:p>
          </table:table-cell>
          <table:table-cell office:value-type="float" office:value="4.4E-122" calcext:value-type="float">
            <text:p>4.4E-122</text:p>
          </table:table-cell>
          <table:table-cell office:value-type="string" calcext:value-type="string">
            <text:p>uncharacterized protein LOC111128616 [Crassostrea virginica]</text:p>
          </table:table-cell>
        </table:table-row>
        <table:table-row table:style-name="ro1">
          <table:table-cell office:value-type="string" calcext:value-type="string">
            <text:p>XP_02919879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21" calcext:value-type="float">
            <text:p>1.7E-121</text:p>
          </table:table-cell>
          <table:table-cell office:value-type="float" office:value="2.7E-125" calcext:value-type="float">
            <text:p>2.7E-125</text:p>
          </table:table-cell>
          <table:table-cell office:value-type="float" office:value="1.7E-121" calcext:value-type="float">
            <text:p>1.7E-121</text:p>
          </table:table-cell>
          <table:table-cell office:value-type="string" calcext:value-type="string">
            <text:p>uncharacterized protein LOC114963732 [Acropora millepora]</text:p>
          </table:table-cell>
        </table:table-row>
        <table:table-row table:style-name="ro1">
          <table:table-cell office:value-type="string" calcext:value-type="string">
            <text:p>XP_0329260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20" calcext:value-type="float">
            <text:p>3.6E-120</text:p>
          </table:table-cell>
          <table:table-cell office:value-type="float" office:value="7.9E-028" calcext:value-type="float">
            <text:p>7.9E-28</text:p>
          </table:table-cell>
          <table:table-cell office:value-type="float" office:value="4.8E-024" calcext:value-type="float">
            <text:p>4.8E-24</text:p>
          </table:table-cell>
          <table:table-cell office:value-type="string" calcext:value-type="string">
            <text:p>hyaluronan synthase 3 isoform X3 [Catharus ustulatus]</text:p>
          </table:table-cell>
        </table:table-row>
        <table:table-row table:style-name="ro1">
          <table:table-cell office:value-type="string" calcext:value-type="string">
            <text:p>XP_00151130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18" calcext:value-type="float">
            <text:p>1.5E-118</text:p>
          </table:table-cell>
          <table:table-cell office:value-type="float" office:value="2.3E-018" calcext:value-type="float">
            <text:p>2.3E-18</text:p>
          </table:table-cell>
          <table:table-cell office:value-type="float" office:value="0.000000000000014" calcext:value-type="float">
            <text:p>1.4E-14</text:p>
          </table:table-cell>
          <table:table-cell office:value-type="string" calcext:value-type="string">
            <text:p>LOW QUALITY PROTEIN: hyaluronan synthase 3 [Ornithorhynchus anatinus]</text:p>
          </table:table-cell>
        </table:table-row>
        <table:table-row table:style-name="ro1">
          <table:table-cell office:value-type="string" calcext:value-type="string">
            <text:p>XP_0371111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18" calcext:value-type="float">
            <text:p>2.1E-118</text:p>
          </table:table-cell>
          <table:table-cell office:value-type="float" office:value="9.7E-028" calcext:value-type="float">
            <text:p>9.7E-28</text:p>
          </table:table-cell>
          <table:table-cell office:value-type="float" office:value="5.9E-024" calcext:value-type="float">
            <text:p>5.9E-24</text:p>
          </table:table-cell>
          <table:table-cell office:value-type="string" calcext:value-type="string">
            <text:p>hyaluronan synthase 3 isoform X3 [Syngnathus acus]</text:p>
          </table:table-cell>
        </table:table-row>
        <table:table-row table:style-name="ro1">
          <table:table-cell office:value-type="string" calcext:value-type="string">
            <text:p>XP_02747453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18" calcext:value-type="float">
            <text:p>2.4E-118</text:p>
          </table:table-cell>
          <table:table-cell office:value-type="float" office:value="1.2E-120" calcext:value-type="float">
            <text:p>1.2E-120</text:p>
          </table:table-cell>
          <table:table-cell office:value-type="float" office:value="7.4E-117" calcext:value-type="float">
            <text:p>7.4E-117</text:p>
          </table:table-cell>
          <table:table-cell office:value-type="string" calcext:value-type="string">
            <text:p>hyaluronan synthase 3 isoform X2 [Zalophus californianus]</text:p>
          </table:table-cell>
        </table:table-row>
        <table:table-row table:style-name="ro1">
          <table:table-cell office:value-type="string" calcext:value-type="string">
            <text:p>XP_03143517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7E-118" calcext:value-type="float">
            <text:p>7.7E-118</text:p>
          </table:table-cell>
          <table:table-cell office:value-type="float" office:value="1.5E-121" calcext:value-type="float">
            <text:p>1.5E-121</text:p>
          </table:table-cell>
          <table:table-cell office:value-type="float" office:value="9.1E-118" calcext:value-type="float">
            <text:p>9.1E-118</text:p>
          </table:table-cell>
          <table:table-cell office:value-type="string" calcext:value-type="string">
            <text:p>LOW QUALITY PROTEIN: chitin synthase chs-1-like [Clupea harengus]</text:p>
          </table:table-cell>
        </table:table-row>
        <table:table-row table:style-name="ro1">
          <table:table-cell office:value-type="string" calcext:value-type="string">
            <text:p>XP_0223065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E-118" calcext:value-type="float">
            <text:p>9E-118</text:p>
          </table:table-cell>
          <table:table-cell office:value-type="float" office:value="5.7E-121" calcext:value-type="float">
            <text:p>5.7E-121</text:p>
          </table:table-cell>
          <table:table-cell office:value-type="float" office:value="3.5E-117" calcext:value-type="float">
            <text:p>3.5E-117</text:p>
          </table:table-cell>
          <table:table-cell office:value-type="string" calcext:value-type="string">
            <text:p>uncharacterized protein LOC111112966 isoform X2 [Crassostrea virginica]</text:p>
          </table:table-cell>
        </table:table-row>
        <table:table-row table:style-name="ro1">
          <table:table-cell office:value-type="string" calcext:value-type="string">
            <text:p>XP_0363562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17" calcext:value-type="float">
            <text:p>2.9E-117</text:p>
          </table:table-cell>
          <table:table-cell office:value-type="float" office:value="1.3E-120" calcext:value-type="float">
            <text:p>1.3E-120</text:p>
          </table:table-cell>
          <table:table-cell office:value-type="float" office:value="7.6E-117" calcext:value-type="float">
            <text:p>7.6E-117</text:p>
          </table:table-cell>
          <table:table-cell office:value-type="string" calcext:value-type="string">
            <text:p>chitin synthase chs-2-like isoform X1 [Octopus vulgaris]</text:p>
          </table:table-cell>
        </table:table-row>
        <table:table-row table:style-name="ro1">
          <table:table-cell office:value-type="string" calcext:value-type="string">
            <text:p>XP_029657956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17" calcext:value-type="float">
            <text:p>4.5E-117</text:p>
          </table:table-cell>
          <table:table-cell office:value-type="float" office:value="2E-120" calcext:value-type="float">
            <text:p>2E-120</text:p>
          </table:table-cell>
          <table:table-cell office:value-type="float" office:value="1.2E-116" calcext:value-type="float">
            <text:p>1.2E-116</text:p>
          </table:table-cell>
          <table:table-cell office:value-type="string" calcext:value-type="string">
            <text:p>chitin synthase chs-2-like isoform X2 [Octopus vulgaris]</text:p>
          </table:table-cell>
        </table:table-row>
        <table:table-row table:style-name="ro1">
          <table:table-cell office:value-type="string" calcext:value-type="string">
            <text:p>XP_0343197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16" calcext:value-type="float">
            <text:p>4E-116</text:p>
          </table:table-cell>
          <table:table-cell office:value-type="float" office:value="9.3" calcext:value-type="float">
            <text:p>9.3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uncharacterized protein LOC105341257 isoform X2 [Crassostrea gigas]</text:p>
          </table:table-cell>
        </table:table-row>
        <table:table-row table:style-name="ro1">
          <table:table-cell office:value-type="string" calcext:value-type="string">
            <text:p>XP_0343197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4E-116" calcext:value-type="float">
            <text:p>8.4E-116</text:p>
          </table:table-cell>
          <table:table-cell office:value-type="float" office:value="9.2" calcext:value-type="float">
            <text:p>9.2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uncharacterized protein LOC105341257 isoform X1 [Crassostrea gigas]</text:p>
          </table:table-cell>
        </table:table-row>
        <table:table-row table:style-name="ro1">
          <table:table-cell office:value-type="string" calcext:value-type="string">
            <text:p>XP_024864204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15" calcext:value-type="float">
            <text:p>2.3E-115</text:p>
          </table:table-cell>
          <table:table-cell office:value-type="float" office:value="3.8E-119" calcext:value-type="float">
            <text:p>3.8E-119</text:p>
          </table:table-cell>
          <table:table-cell office:value-type="float" office:value="2.3E-115" calcext:value-type="float">
            <text:p>2.3E-115</text:p>
          </table:table-cell>
          <table:table-cell office:value-type="string" calcext:value-type="string">
            <text:p>uncharacterized protein LOC108242633 [Kryptolebias marmoratus]</text:p>
          </table:table-cell>
        </table:table-row>
        <table:table-row table:style-name="ro1">
          <table:table-cell office:value-type="string" calcext:value-type="string">
            <text:p>XP_0356844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15" calcext:value-type="float">
            <text:p>3.5E-115</text:p>
          </table:table-cell>
          <table:table-cell office:value-type="float" office:value="9.8E-025" calcext:value-type="float">
            <text:p>9.8E-25</text:p>
          </table:table-cell>
          <table:table-cell office:value-type="float" office:value="6E-021" calcext:value-type="float">
            <text:p>6E-21</text:p>
          </table:table-cell>
          <table:table-cell office:value-type="string" calcext:value-type="string">
            <text:p>uncharacterized protein LOC118421304 [Branchiostoma floridae]</text:p>
          </table:table-cell>
        </table:table-row>
        <table:table-row table:style-name="ro1">
          <table:table-cell office:value-type="string" calcext:value-type="string">
            <text:p>XP_0250831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15" calcext:value-type="float">
            <text:p>6.1E-115</text:p>
          </table:table-cell>
          <table:table-cell office:value-type="float" office:value="2E-118" calcext:value-type="float">
            <text:p>2E-118</text:p>
          </table:table-cell>
          <table:table-cell office:value-type="float" office:value="1.2E-114" calcext:value-type="float">
            <text:p>1.2E-114</text:p>
          </table:table-cell>
          <table:table-cell office:value-type="string" calcext:value-type="string">
            <text:p>LOW QUALITY PROTEIN: uncharacterized protein LOC112557502 [Pomacea canaliculata]</text:p>
          </table:table-cell>
        </table:table-row>
        <table:table-row table:style-name="ro1">
          <table:table-cell office:value-type="string" calcext:value-type="string">
            <text:p>XP_0347486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5E-115" calcext:value-type="float">
            <text:p>8.5E-115</text:p>
          </table:table-cell>
          <table:table-cell office:value-type="float" office:value="1.7E-118" calcext:value-type="float">
            <text:p>1.7E-118</text:p>
          </table:table-cell>
          <table:table-cell office:value-type="float" office:value="1.1E-114" calcext:value-type="float">
            <text:p>1.1E-114</text:p>
          </table:table-cell>
          <table:table-cell office:value-type="string" calcext:value-type="string">
            <text:p>chitin synthase-like [Etheostoma cragini]</text:p>
          </table:table-cell>
        </table:table-row>
        <table:table-row table:style-name="ro1">
          <table:table-cell office:value-type="string" calcext:value-type="string">
            <text:p>XP_0315255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14" calcext:value-type="float">
            <text:p>2.2E-114</text:p>
          </table:table-cell>
          <table:table-cell office:value-type="float" office:value="3.5E-117" calcext:value-type="float">
            <text:p>3.5E-117</text:p>
          </table:table-cell>
          <table:table-cell office:value-type="float" office:value="2.1E-113" calcext:value-type="float">
            <text:p>2.1E-113</text:p>
          </table:table-cell>
          <table:table-cell office:value-type="string" calcext:value-type="string">
            <text:p>hyaluronan synthase 2 [Papio anubis]</text:p>
          </table:table-cell>
        </table:table-row>
        <table:table-row table:style-name="ro1">
          <table:table-cell office:value-type="string" calcext:value-type="string">
            <text:p>XP_0261408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14" calcext:value-type="float">
            <text:p>4E-114</text:p>
          </table:table-cell>
          <table:table-cell office:value-type="float" office:value="8.7E-116" calcext:value-type="float">
            <text:p>8.7E-116</text:p>
          </table:table-cell>
          <table:table-cell office:value-type="float" office:value="5.3E-112" calcext:value-type="float">
            <text:p>5.3E-112</text:p>
          </table:table-cell>
          <table:table-cell office:value-type="string" calcext:value-type="string">
            <text:p>hyaluronan synthase 1-like [Carassius auratus]</text:p>
          </table:table-cell>
        </table:table-row>
        <table:table-row table:style-name="ro1">
          <table:table-cell office:value-type="string" calcext:value-type="string">
            <text:p>XP_0356939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114" calcext:value-type="float">
            <text:p>4.2E-114</text:p>
          </table:table-cell>
          <table:table-cell office:value-type="float" office:value="1.3E-116" calcext:value-type="float">
            <text:p>1.3E-116</text:p>
          </table:table-cell>
          <table:table-cell office:value-type="float" office:value="7.9E-113" calcext:value-type="float">
            <text:p>7.9E-113</text:p>
          </table:table-cell>
          <table:table-cell office:value-type="string" calcext:value-type="string">
            <text:p>hyaluronan synthase 2-like isoform X1 [Branchiostoma floridae]</text:p>
          </table:table-cell>
        </table:table-row>
        <table:table-row table:style-name="ro1">
          <table:table-cell office:value-type="string" calcext:value-type="string">
            <text:p>XP_0356939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14" calcext:value-type="float">
            <text:p>4.3E-114</text:p>
          </table:table-cell>
          <table:table-cell office:value-type="float" office:value="1.3E-116" calcext:value-type="float">
            <text:p>1.3E-116</text:p>
          </table:table-cell>
          <table:table-cell office:value-type="float" office:value="7.8E-113" calcext:value-type="float">
            <text:p>7.8E-113</text:p>
          </table:table-cell>
          <table:table-cell office:value-type="string" calcext:value-type="string">
            <text:p>hyaluronan synthase 2-like isoform X2 [Branchiostoma floridae]</text:p>
          </table:table-cell>
        </table:table-row>
        <table:table-row table:style-name="ro1">
          <table:table-cell office:value-type="string" calcext:value-type="string">
            <text:p>XP_0413561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8E-114" calcext:value-type="float">
            <text:p>5.8E-114</text:p>
          </table:table-cell>
          <table:table-cell office:value-type="float" office:value="3.5" calcext:value-type="float">
            <text:p>3.5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uncharacterized protein LOC121373551 [Gigantopelta aegis]</text:p>
          </table:table-cell>
        </table:table-row>
        <table:table-row table:style-name="ro1">
          <table:table-cell office:value-type="string" calcext:value-type="string">
            <text:p>XP_0337475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14" calcext:value-type="float">
            <text:p>8.6E-114</text:p>
          </table:table-cell>
          <table:table-cell office:value-type="float" office:value="1.4E-117" calcext:value-type="float">
            <text:p>1.4E-117</text:p>
          </table:table-cell>
          <table:table-cell office:value-type="float" office:value="8.6E-114" calcext:value-type="float">
            <text:p>8.6E-114</text:p>
          </table:table-cell>
          <table:table-cell office:value-type="string" calcext:value-type="string">
            <text:p>uncharacterized protein LOC117332686 [Pecten maximus]</text:p>
          </table:table-cell>
        </table:table-row>
        <table:table-row table:style-name="ro1">
          <table:table-cell office:value-type="string" calcext:value-type="string">
            <text:p>XP_0422971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113" calcext:value-type="float">
            <text:p>3.2E-113</text:p>
          </table:table-cell>
          <table:table-cell office:value-type="float" office:value="1.4E-115" calcext:value-type="float">
            <text:p>1.4E-115</text:p>
          </table:table-cell>
          <table:table-cell office:value-type="float" office:value="8.3E-112" calcext:value-type="float">
            <text:p>8.3E-112</text:p>
          </table:table-cell>
          <table:table-cell office:value-type="string" calcext:value-type="string">
            <text:p>hyaluronan synthase 1 [Sceloporus undulatus]</text:p>
          </table:table-cell>
        </table:table-row>
        <table:table-row table:style-name="ro1">
          <table:table-cell office:value-type="string" calcext:value-type="string">
            <text:p>XP_0441660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2E-113" calcext:value-type="float">
            <text:p>5.2E-113</text:p>
          </table:table-cell>
          <table:table-cell office:value-type="float" office:value="8.5E-117" calcext:value-type="float">
            <text:p>8.5E-117</text:p>
          </table:table-cell>
          <table:table-cell office:value-type="float" office:value="5.2E-113" calcext:value-type="float">
            <text:p>5.2E-113</text:p>
          </table:table-cell>
          <table:table-cell office:value-type="string" calcext:value-type="string">
            <text:p>chitin synthase chs-2-like [Acropora millepora]</text:p>
          </table:table-cell>
        </table:table-row>
        <table:table-row table:style-name="ro1">
          <table:table-cell office:value-type="string" calcext:value-type="string">
            <text:p>XP_0299292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8E-113" calcext:value-type="float">
            <text:p>9.8E-113</text:p>
          </table:table-cell>
          <table:table-cell office:value-type="float" office:value="9.9E-115" calcext:value-type="float">
            <text:p>9.9E-115</text:p>
          </table:table-cell>
          <table:table-cell office:value-type="float" office:value="6E-111" calcext:value-type="float">
            <text:p>6E-111</text:p>
          </table:table-cell>
          <table:table-cell office:value-type="string" calcext:value-type="string">
            <text:p>hyaluronan synthase 1 [Myripristis murdjan]</text:p>
          </table:table-cell>
        </table:table-row>
        <table:table-row table:style-name="ro1">
          <table:table-cell office:value-type="string" calcext:value-type="string">
            <text:p>XP_03391248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12" calcext:value-type="float">
            <text:p>1.2E-112</text:p>
          </table:table-cell>
          <table:table-cell office:value-type="float" office:value="7.4E-115" calcext:value-type="float">
            <text:p>7.4E-115</text:p>
          </table:table-cell>
          <table:table-cell office:value-type="float" office:value="4.5E-111" calcext:value-type="float">
            <text:p>4.5E-111</text:p>
          </table:table-cell>
          <table:table-cell office:value-type="string" calcext:value-type="string">
            <text:p>hyaluronan synthase 1-like [Acipenser ruthenus]</text:p>
          </table:table-cell>
        </table:table-row>
        <table:table-row table:style-name="ro1">
          <table:table-cell office:value-type="string" calcext:value-type="string">
            <text:p>XP_0414259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12" calcext:value-type="float">
            <text:p>2.6E-112</text:p>
          </table:table-cell>
          <table:table-cell office:value-type="float" office:value="1.1E-114" calcext:value-type="float">
            <text:p>1.1E-114</text:p>
          </table:table-cell>
          <table:table-cell office:value-type="float" office:value="7E-111" calcext:value-type="float">
            <text:p>7E-111</text:p>
          </table:table-cell>
          <table:table-cell office:value-type="string" calcext:value-type="string">
            <text:p>hyaluronan synthase 1 [Xenopus laevis]</text:p>
          </table:table-cell>
        </table:table-row>
        <table:table-row table:style-name="ro1">
          <table:table-cell office:value-type="string" calcext:value-type="string">
            <text:p>XP_0439364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12" calcext:value-type="float">
            <text:p>3.5E-112</text:p>
          </table:table-cell>
          <table:table-cell office:value-type="float" office:value="1.5E-114" calcext:value-type="float">
            <text:p>1.5E-114</text:p>
          </table:table-cell>
          <table:table-cell office:value-type="float" office:value="9.4E-111" calcext:value-type="float">
            <text:p>9.4E-111</text:p>
          </table:table-cell>
          <table:table-cell office:value-type="string" calcext:value-type="string">
            <text:p>hyaluronan synthase 1-like [Protopterus annectens]</text:p>
          </table:table-cell>
        </table:table-row>
        <table:table-row table:style-name="ro1">
          <table:table-cell office:value-type="string" calcext:value-type="string">
            <text:p>XP_0431163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12" calcext:value-type="float">
            <text:p>3.7E-112</text:p>
          </table:table-cell>
          <table:table-cell office:value-type="float" office:value="5.6E-114" calcext:value-type="float">
            <text:p>5.6E-114</text:p>
          </table:table-cell>
          <table:table-cell office:value-type="float" office:value="3.4E-110" calcext:value-type="float">
            <text:p>3.4E-110</text:p>
          </table:table-cell>
          <table:table-cell office:value-type="string" calcext:value-type="string">
            <text:p>hyaluronan synthase 1 [Puntigrus tetrazona]</text:p>
          </table:table-cell>
        </table:table-row>
        <table:table-row table:style-name="ro1">
          <table:table-cell office:value-type="string" calcext:value-type="string">
            <text:p>XP_0414266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12" calcext:value-type="float">
            <text:p>4.9E-112</text:p>
          </table:table-cell>
          <table:table-cell office:value-type="float" office:value="2.3E-114" calcext:value-type="float">
            <text:p>2.3E-114</text:p>
          </table:table-cell>
          <table:table-cell office:value-type="float" office:value="1.4E-110" calcext:value-type="float">
            <text:p>1.4E-110</text:p>
          </table:table-cell>
          <table:table-cell office:value-type="string" calcext:value-type="string">
            <text:p>hyaluronan synthase 1-like [Xenopus laevis]</text:p>
          </table:table-cell>
        </table:table-row>
        <table:table-row table:style-name="ro1">
          <table:table-cell office:value-type="string" calcext:value-type="string">
            <text:p>XP_0140125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5E-112" calcext:value-type="float">
            <text:p>8.5E-112</text:p>
          </table:table-cell>
          <table:table-cell office:value-type="float" office:value="1.7E-113" calcext:value-type="float">
            <text:p>1.7E-113</text:p>
          </table:table-cell>
          <table:table-cell office:value-type="float" office:value="1.1E-109" calcext:value-type="float">
            <text:p>1.1E-109</text:p>
          </table:table-cell>
          <table:table-cell office:value-type="string" calcext:value-type="string">
            <text:p>PREDICTED: hyaluronan synthase 1-like [Salmo salar]</text:p>
          </table:table-cell>
        </table:table-row>
        <table:table-row table:style-name="ro1">
          <table:table-cell office:value-type="string" calcext:value-type="string">
            <text:p>XP_0425969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11" calcext:value-type="float">
            <text:p>1.1E-111</text:p>
          </table:table-cell>
          <table:table-cell office:value-type="float" office:value="1.2E-113" calcext:value-type="float">
            <text:p>1.2E-113</text:p>
          </table:table-cell>
          <table:table-cell office:value-type="float" office:value="7.4E-110" calcext:value-type="float">
            <text:p>7.4E-110</text:p>
          </table:table-cell>
          <table:table-cell office:value-type="string" calcext:value-type="string">
            <text:p>hyaluronan synthase 1 [Cyprinus carpio]</text:p>
          </table:table-cell>
        </table:table-row>
        <table:table-row table:style-name="ro1">
          <table:table-cell office:value-type="string" calcext:value-type="string">
            <text:p>XP_0306063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11" calcext:value-type="float">
            <text:p>1.2E-111</text:p>
          </table:table-cell>
          <table:table-cell office:value-type="float" office:value="9.4E-114" calcext:value-type="float">
            <text:p>9.4E-114</text:p>
          </table:table-cell>
          <table:table-cell office:value-type="float" office:value="5.8E-110" calcext:value-type="float">
            <text:p>5.8E-110</text:p>
          </table:table-cell>
          <table:table-cell office:value-type="string" calcext:value-type="string">
            <text:p>hyaluronan synthase 1 [Archocentrus centrarchus]</text:p>
          </table:table-cell>
        </table:table-row>
        <table:table-row table:style-name="ro1">
          <table:table-cell office:value-type="string" calcext:value-type="string">
            <text:p>XP_0081199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11" calcext:value-type="float">
            <text:p>1.3E-111</text:p>
          </table:table-cell>
          <table:table-cell office:value-type="float" office:value="5.9E-114" calcext:value-type="float">
            <text:p>5.9E-114</text:p>
          </table:table-cell>
          <table:table-cell office:value-type="float" office:value="3.6E-110" calcext:value-type="float">
            <text:p>3.6E-110</text:p>
          </table:table-cell>
          <table:table-cell office:value-type="string" calcext:value-type="string">
            <text:p>PREDICTED: hyaluronan synthase 1 isoform X3 [Anolis carolinensis]</text:p>
          </table:table-cell>
        </table:table-row>
        <table:table-row table:style-name="ro1">
          <table:table-cell office:value-type="string" calcext:value-type="string">
            <text:p>XP_0127109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11" calcext:value-type="float">
            <text:p>1.6E-111</text:p>
          </table:table-cell>
          <table:table-cell office:value-type="float" office:value="1.5E-113" calcext:value-type="float">
            <text:p>1.5E-113</text:p>
          </table:table-cell>
          <table:table-cell office:value-type="float" office:value="9E-110" calcext:value-type="float">
            <text:p>9E-110</text:p>
          </table:table-cell>
          <table:table-cell office:value-type="string" calcext:value-type="string">
            <text:p>hyaluronan synthase 1 [Fundulus heteroclitus]</text:p>
          </table:table-cell>
        </table:table-row>
        <table:table-row table:style-name="ro1">
          <table:table-cell office:value-type="string" calcext:value-type="string">
            <text:p>XP_0081199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11" calcext:value-type="float">
            <text:p>1.6E-111</text:p>
          </table:table-cell>
          <table:table-cell office:value-type="float" office:value="7.1E-114" calcext:value-type="float">
            <text:p>7.1E-114</text:p>
          </table:table-cell>
          <table:table-cell office:value-type="float" office:value="4.4E-110" calcext:value-type="float">
            <text:p>4.4E-110</text:p>
          </table:table-cell>
          <table:table-cell office:value-type="string" calcext:value-type="string">
            <text:p>PREDICTED: hyaluronan synthase 1 isoform X2 [Anolis carolinensis]</text:p>
          </table:table-cell>
        </table:table-row>
        <table:table-row table:style-name="ro1">
          <table:table-cell office:value-type="string" calcext:value-type="string">
            <text:p>XP_0081199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11" calcext:value-type="float">
            <text:p>1.8E-111</text:p>
          </table:table-cell>
          <table:table-cell office:value-type="float" office:value="7.7E-114" calcext:value-type="float">
            <text:p>7.7E-114</text:p>
          </table:table-cell>
          <table:table-cell office:value-type="float" office:value="4.7E-110" calcext:value-type="float">
            <text:p>4.7E-110</text:p>
          </table:table-cell>
          <table:table-cell office:value-type="string" calcext:value-type="string">
            <text:p>PREDICTED: hyaluronan synthase 1 isoform X1 [Anolis carolinensis]</text:p>
          </table:table-cell>
        </table:table-row>
        <table:table-row table:style-name="ro1">
          <table:table-cell office:value-type="string" calcext:value-type="string">
            <text:p>XP_0359840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11" calcext:value-type="float">
            <text:p>2E-111</text:p>
          </table:table-cell>
          <table:table-cell office:value-type="float" office:value="1.7E-113" calcext:value-type="float">
            <text:p>1.7E-113</text:p>
          </table:table-cell>
          <table:table-cell office:value-type="float" office:value="1.1E-109" calcext:value-type="float">
            <text:p>1.1E-109</text:p>
          </table:table-cell>
          <table:table-cell office:value-type="string" calcext:value-type="string">
            <text:p>hyaluronan synthase 1-like [Fundulus heteroclitus]</text:p>
          </table:table-cell>
        </table:table-row>
        <table:table-row table:style-name="ro1">
          <table:table-cell office:value-type="string" calcext:value-type="string">
            <text:p>XP_0439734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11" calcext:value-type="float">
            <text:p>3E-111</text:p>
          </table:table-cell>
          <table:table-cell office:value-type="float" office:value="2.9E-113" calcext:value-type="float">
            <text:p>2.9E-113</text:p>
          </table:table-cell>
          <table:table-cell office:value-type="float" office:value="1.8E-109" calcext:value-type="float">
            <text:p>1.8E-109</text:p>
          </table:table-cell>
          <table:table-cell office:value-type="string" calcext:value-type="string">
            <text:p>hyaluronan synthase 1 [Gambusia affinis]</text:p>
          </table:table-cell>
        </table:table-row>
        <table:table-row table:style-name="ro1">
          <table:table-cell office:value-type="string" calcext:value-type="string">
            <text:p>XP_0057984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11" calcext:value-type="float">
            <text:p>3.1E-111</text:p>
          </table:table-cell>
          <table:table-cell office:value-type="float" office:value="2.8E-113" calcext:value-type="float">
            <text:p>2.8E-113</text:p>
          </table:table-cell>
          <table:table-cell office:value-type="float" office:value="1.7E-109" calcext:value-type="float">
            <text:p>1.7E-109</text:p>
          </table:table-cell>
          <table:table-cell office:value-type="string" calcext:value-type="string">
            <text:p>hyaluronan synthase 1-like [Xiphophorus maculatus]</text:p>
          </table:table-cell>
        </table:table-row>
        <table:table-row table:style-name="ro1">
          <table:table-cell office:value-type="string" calcext:value-type="string">
            <text:p>XP_02714218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11" calcext:value-type="float">
            <text:p>3.4E-111</text:p>
          </table:table-cell>
          <table:table-cell office:value-type="float" office:value="2E-113" calcext:value-type="float">
            <text:p>2E-113</text:p>
          </table:table-cell>
          <table:table-cell office:value-type="float" office:value="1.3E-109" calcext:value-type="float">
            <text:p>1.3E-109</text:p>
          </table:table-cell>
          <table:table-cell office:value-type="string" calcext:value-type="string">
            <text:p>hyaluronan synthase 1 isoform X1 [Larimichthys crocea]</text:p>
          </table:table-cell>
        </table:table-row>
        <table:table-row table:style-name="ro1">
          <table:table-cell office:value-type="string" calcext:value-type="string">
            <text:p>XP_0442146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11" calcext:value-type="float">
            <text:p>3.6E-111</text:p>
          </table:table-cell>
          <table:table-cell office:value-type="float" office:value="2.5E-113" calcext:value-type="float">
            <text:p>2.5E-113</text:p>
          </table:table-cell>
          <table:table-cell office:value-type="float" office:value="1.5E-109" calcext:value-type="float">
            <text:p>1.5E-109</text:p>
          </table:table-cell>
          <table:table-cell office:value-type="string" calcext:value-type="string">
            <text:p>hyaluronan synthase 1 isoform X1 [Thunnus albacares]</text:p>
          </table:table-cell>
        </table:table-row>
        <table:table-row table:style-name="ro1">
          <table:table-cell office:value-type="string" calcext:value-type="string">
            <text:p>XP_0356931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11" calcext:value-type="float">
            <text:p>3.7E-111</text:p>
          </table:table-cell>
          <table:table-cell office:value-type="float" office:value="1.4E-114" calcext:value-type="float">
            <text:p>1.4E-114</text:p>
          </table:table-cell>
          <table:table-cell office:value-type="float" office:value="8.5E-111" calcext:value-type="float">
            <text:p>8.5E-111</text:p>
          </table:table-cell>
          <table:table-cell office:value-type="string" calcext:value-type="string">
            <text:p>hyaluronan synthase 2-like [Branchiostoma floridae]</text:p>
          </table:table-cell>
        </table:table-row>
        <table:table-row table:style-name="ro1">
          <table:table-cell office:value-type="string" calcext:value-type="string">
            <text:p>XP_0349768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111" calcext:value-type="float">
            <text:p>4.7E-111</text:p>
          </table:table-cell>
          <table:table-cell office:value-type="float" office:value="3.2E-113" calcext:value-type="float">
            <text:p>3.2E-113</text:p>
          </table:table-cell>
          <table:table-cell office:value-type="float" office:value="2E-109" calcext:value-type="float">
            <text:p>2E-109</text:p>
          </table:table-cell>
          <table:table-cell office:value-type="string" calcext:value-type="string">
            <text:p>hyaluronan synthase 1 isoform X2 [Zootoca vivipara]</text:p>
          </table:table-cell>
        </table:table-row>
        <table:table-row table:style-name="ro1">
          <table:table-cell office:value-type="string" calcext:value-type="string">
            <text:p>XP_0084305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1E-111" calcext:value-type="float">
            <text:p>8.1E-111</text:p>
          </table:table-cell>
          <table:table-cell office:value-type="float" office:value="7.4E-113" calcext:value-type="float">
            <text:p>7.4E-113</text:p>
          </table:table-cell>
          <table:table-cell office:value-type="float" office:value="4.5E-109" calcext:value-type="float">
            <text:p>4.5E-109</text:p>
          </table:table-cell>
          <table:table-cell office:value-type="string" calcext:value-type="string">
            <text:p>PREDICTED: hyaluronan synthase 1 [Poecilia reticulata]</text:p>
          </table:table-cell>
        </table:table-row>
        <table:table-row table:style-name="ro1">
          <table:table-cell office:value-type="string" calcext:value-type="string">
            <text:p>XP_0349768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4E-111" calcext:value-type="float">
            <text:p>8.4E-111</text:p>
          </table:table-cell>
          <table:table-cell office:value-type="float" office:value="5.1E-113" calcext:value-type="float">
            <text:p>5.1E-113</text:p>
          </table:table-cell>
          <table:table-cell office:value-type="float" office:value="3.1E-109" calcext:value-type="float">
            <text:p>3.1E-109</text:p>
          </table:table-cell>
          <table:table-cell office:value-type="string" calcext:value-type="string">
            <text:p>hyaluronan synthase 1 isoform X1 [Zootoca vivipara]</text:p>
          </table:table-cell>
        </table:table-row>
        <table:table-row table:style-name="ro1">
          <table:table-cell office:value-type="string" calcext:value-type="string">
            <text:p>XP_0250837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5E-111" calcext:value-type="float">
            <text:p>8.5E-111</text:p>
          </table:table-cell>
          <table:table-cell office:value-type="float" office:value="3.5E-114" calcext:value-type="float">
            <text:p>3.5E-114</text:p>
          </table:table-cell>
          <table:table-cell office:value-type="float" office:value="2.1E-110" calcext:value-type="float">
            <text:p>2.1E-110</text:p>
          </table:table-cell>
          <table:table-cell office:value-type="string" calcext:value-type="string">
            <text:p>LOW QUALITY PROTEIN: uncharacterized protein LOC112557843 [Pomacea canaliculata]</text:p>
          </table:table-cell>
        </table:table-row>
        <table:table-row table:style-name="ro1">
          <table:table-cell office:value-type="string" calcext:value-type="string">
            <text:p>XP_0271421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10" calcext:value-type="float">
            <text:p>1.2E-110</text:p>
          </table:table-cell>
          <table:table-cell office:value-type="float" office:value="7E-113" calcext:value-type="float">
            <text:p>7E-113</text:p>
          </table:table-cell>
          <table:table-cell office:value-type="float" office:value="4.3E-109" calcext:value-type="float">
            <text:p>4.3E-109</text:p>
          </table:table-cell>
          <table:table-cell office:value-type="string" calcext:value-type="string">
            <text:p>hyaluronan synthase 1 [Larimichthys crocea]</text:p>
          </table:table-cell>
        </table:table-row>
        <table:table-row table:style-name="ro1">
          <table:table-cell office:value-type="string" calcext:value-type="string">
            <text:p>XP_0285983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10" calcext:value-type="float">
            <text:p>1.5E-110</text:p>
          </table:table-cell>
          <table:table-cell office:value-type="float" office:value="8E-113" calcext:value-type="float">
            <text:p>8E-113</text:p>
          </table:table-cell>
          <table:table-cell office:value-type="float" office:value="4.9E-109" calcext:value-type="float">
            <text:p>4.9E-109</text:p>
          </table:table-cell>
          <table:table-cell office:value-type="string" calcext:value-type="string">
            <text:p>hyaluronan synthase 1 [Podarcis muralis]</text:p>
          </table:table-cell>
        </table:table-row>
        <table:table-row table:style-name="ro1">
          <table:table-cell office:value-type="string" calcext:value-type="string">
            <text:p>XP_0320841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10" calcext:value-type="float">
            <text:p>1.5E-110</text:p>
          </table:table-cell>
          <table:table-cell office:value-type="float" office:value="6.8E-113" calcext:value-type="float">
            <text:p>6.8E-113</text:p>
          </table:table-cell>
          <table:table-cell office:value-type="float" office:value="4.2E-109" calcext:value-type="float">
            <text:p>4.2E-109</text:p>
          </table:table-cell>
          <table:table-cell office:value-type="string" calcext:value-type="string">
            <text:p>hyaluronan synthase 1-like [Thamnophis elegans]</text:p>
          </table:table-cell>
        </table:table-row>
        <table:table-row table:style-name="ro1">
          <table:table-cell office:value-type="string" calcext:value-type="string">
            <text:p>XP_0356769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10" calcext:value-type="float">
            <text:p>2E-110</text:p>
          </table:table-cell>
          <table:table-cell office:value-type="float" office:value="2.6E-024" calcext:value-type="float">
            <text:p>2.6E-24</text:p>
          </table:table-cell>
          <table:table-cell office:value-type="float" office:value="1.6E-020" calcext:value-type="float">
            <text:p>1.6E-20</text:p>
          </table:table-cell>
          <table:table-cell office:value-type="string" calcext:value-type="string">
            <text:p>uncharacterized protein LOC118416032 isoform X2 [Branchiostoma floridae]</text:p>
          </table:table-cell>
        </table:table-row>
        <table:table-row table:style-name="ro1">
          <table:table-cell office:value-type="string" calcext:value-type="string">
            <text:p>XP_0340309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10" calcext:value-type="float">
            <text:p>2.1E-110</text:p>
          </table:table-cell>
          <table:table-cell office:value-type="float" office:value="1.4E-112" calcext:value-type="float">
            <text:p>1.4E-112</text:p>
          </table:table-cell>
          <table:table-cell office:value-type="float" office:value="8.6E-109" calcext:value-type="float">
            <text:p>8.6E-109</text:p>
          </table:table-cell>
          <table:table-cell office:value-type="string" calcext:value-type="string">
            <text:p>hyaluronan synthase 1 [Thalassophryne amazonica]</text:p>
          </table:table-cell>
        </table:table-row>
        <table:table-row table:style-name="ro1">
          <table:table-cell office:value-type="string" calcext:value-type="string">
            <text:p>XP_0317626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10" calcext:value-type="float">
            <text:p>2.3E-110</text:p>
          </table:table-cell>
          <table:table-cell office:value-type="float" office:value="9.2E-113" calcext:value-type="float">
            <text:p>9.2E-113</text:p>
          </table:table-cell>
          <table:table-cell office:value-type="float" office:value="5.6E-109" calcext:value-type="float">
            <text:p>5.6E-109</text:p>
          </table:table-cell>
          <table:table-cell office:value-type="string" calcext:value-type="string">
            <text:p>hyaluronan synthase 1 [Xenopus tropicalis]</text:p>
          </table:table-cell>
        </table:table-row>
        <table:table-row table:style-name="ro1">
          <table:table-cell office:value-type="string" calcext:value-type="string">
            <text:p>XP_0330140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10" calcext:value-type="float">
            <text:p>2.7E-110</text:p>
          </table:table-cell>
          <table:table-cell office:value-type="float" office:value="1.6E-112" calcext:value-type="float">
            <text:p>1.6E-112</text:p>
          </table:table-cell>
          <table:table-cell office:value-type="float" office:value="9.9E-109" calcext:value-type="float">
            <text:p>9.9E-109</text:p>
          </table:table-cell>
          <table:table-cell office:value-type="string" calcext:value-type="string">
            <text:p>hyaluronan synthase 1 [Lacerta agilis]</text:p>
          </table:table-cell>
        </table:table-row>
        <table:table-row table:style-name="ro1">
          <table:table-cell office:value-type="string" calcext:value-type="string">
            <text:p>XP_0417988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110" calcext:value-type="float">
            <text:p>3.2E-110</text:p>
          </table:table-cell>
          <table:table-cell office:value-type="float" office:value="1.9E-112" calcext:value-type="float">
            <text:p>1.9E-112</text:p>
          </table:table-cell>
          <table:table-cell office:value-type="float" office:value="1.2E-108" calcext:value-type="float">
            <text:p>1.2E-108</text:p>
          </table:table-cell>
          <table:table-cell office:value-type="string" calcext:value-type="string">
            <text:p>hyaluronan synthase 1 [Chelmon rostratus]</text:p>
          </table:table-cell>
        </table:table-row>
        <table:table-row table:style-name="ro1">
          <table:table-cell office:value-type="string" calcext:value-type="string">
            <text:p>XP_0448475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10" calcext:value-type="float">
            <text:p>3.4E-110</text:p>
          </table:table-cell>
          <table:table-cell office:value-type="float" office:value="1.7E-112" calcext:value-type="float">
            <text:p>1.7E-112</text:p>
          </table:table-cell>
          <table:table-cell office:value-type="float" office:value="1.1E-108" calcext:value-type="float">
            <text:p>1.1E-108</text:p>
          </table:table-cell>
          <table:table-cell office:value-type="string" calcext:value-type="string">
            <text:p>hyaluronan synthase 1 [Mauremys mutica]</text:p>
          </table:table-cell>
        </table:table-row>
        <table:table-row table:style-name="ro1">
          <table:table-cell office:value-type="string" calcext:value-type="string">
            <text:p>XP_0238356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110" calcext:value-type="float">
            <text:p>3.6E-110</text:p>
          </table:table-cell>
          <table:table-cell office:value-type="float" office:value="3.3E-112" calcext:value-type="float">
            <text:p>3.3E-112</text:p>
          </table:table-cell>
          <table:table-cell office:value-type="float" office:value="2E-108" calcext:value-type="float">
            <text:p>2E-108</text:p>
          </table:table-cell>
          <table:table-cell office:value-type="string" calcext:value-type="string">
            <text:p>hyaluronan synthase 1 [Salvelinus alpinus]</text:p>
          </table:table-cell>
        </table:table-row>
        <table:table-row table:style-name="ro1">
          <table:table-cell office:value-type="string" calcext:value-type="string">
            <text:p>XP_02424126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10" calcext:value-type="float">
            <text:p>4E-110</text:p>
          </table:table-cell>
          <table:table-cell office:value-type="float" office:value="9.5E-112" calcext:value-type="float">
            <text:p>9.5E-112</text:p>
          </table:table-cell>
          <table:table-cell office:value-type="float" office:value="5.8E-108" calcext:value-type="float">
            <text:p>5.8E-108</text:p>
          </table:table-cell>
          <table:table-cell office:value-type="string" calcext:value-type="string">
            <text:p>hyaluronan synthase 1 [Oncorhynchus tshawytscha]</text:p>
          </table:table-cell>
        </table:table-row>
        <table:table-row table:style-name="ro1">
          <table:table-cell office:value-type="string" calcext:value-type="string">
            <text:p>XP_004541646.3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1E-110" calcext:value-type="float">
            <text:p>4.1E-110</text:p>
          </table:table-cell>
          <table:table-cell office:value-type="float" office:value="4.6E-112" calcext:value-type="float">
            <text:p>4.6E-112</text:p>
          </table:table-cell>
          <table:table-cell office:value-type="float" office:value="2.8E-108" calcext:value-type="float">
            <text:p>2.8E-108</text:p>
          </table:table-cell>
          <table:table-cell office:value-type="string" calcext:value-type="string">
            <text:p>hyaluronan synthase 1 [Maylandia zebra]</text:p>
          </table:table-cell>
        </table:table-row>
        <table:table-row table:style-name="ro1">
          <table:table-cell office:value-type="string" calcext:value-type="string">
            <text:p>XP_0356769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110" calcext:value-type="float">
            <text:p>4.2E-110</text:p>
          </table:table-cell>
          <table:table-cell office:value-type="float" office:value="2.6E-024" calcext:value-type="float">
            <text:p>2.6E-24</text:p>
          </table:table-cell>
          <table:table-cell office:value-type="float" office:value="1.6E-020" calcext:value-type="float">
            <text:p>1.6E-20</text:p>
          </table:table-cell>
          <table:table-cell office:value-type="string" calcext:value-type="string">
            <text:p>uncharacterized protein LOC118416032 isoform X1 [Branchiostoma floridae]</text:p>
          </table:table-cell>
        </table:table-row>
        <table:table-row table:style-name="ro1">
          <table:table-cell office:value-type="string" calcext:value-type="string">
            <text:p>XP_03568421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10" calcext:value-type="float">
            <text:p>4.3E-110</text:p>
          </table:table-cell>
          <table:table-cell office:value-type="float" office:value="4.9E-022" calcext:value-type="float">
            <text:p>4.9E-22</text:p>
          </table:table-cell>
          <table:table-cell office:value-type="float" office:value="3E-018" calcext:value-type="float">
            <text:p>3E-18</text:p>
          </table:table-cell>
          <table:table-cell office:value-type="string" calcext:value-type="string">
            <text:p>uncharacterized protein LOC118421163 [Branchiostoma floridae]</text:p>
          </table:table-cell>
        </table:table-row>
        <table:table-row table:style-name="ro1">
          <table:table-cell office:value-type="string" calcext:value-type="string">
            <text:p>XP_0126734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10" calcext:value-type="float">
            <text:p>4.5E-110</text:p>
          </table:table-cell>
          <table:table-cell office:value-type="float" office:value="1.5E-111" calcext:value-type="float">
            <text:p>1.5E-111</text:p>
          </table:table-cell>
          <table:table-cell office:value-type="float" office:value="9.2E-108" calcext:value-type="float">
            <text:p>9.2E-108</text:p>
          </table:table-cell>
          <table:table-cell office:value-type="string" calcext:value-type="string">
            <text:p>hyaluronan synthase 1 [Clupea harengus]</text:p>
          </table:table-cell>
        </table:table-row>
        <table:table-row table:style-name="ro1">
          <table:table-cell office:value-type="string" calcext:value-type="string">
            <text:p>XP_0214475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110" calcext:value-type="float">
            <text:p>5.4E-110</text:p>
          </table:table-cell>
          <table:table-cell office:value-type="float" office:value="5.4E-112" calcext:value-type="float">
            <text:p>5.4E-112</text:p>
          </table:table-cell>
          <table:table-cell office:value-type="float" office:value="3.3E-108" calcext:value-type="float">
            <text:p>3.3E-108</text:p>
          </table:table-cell>
          <table:table-cell office:value-type="string" calcext:value-type="string">
            <text:p>hyaluronan synthase 1 [Oncorhynchus mykiss]</text:p>
          </table:table-cell>
        </table:table-row>
        <table:table-row table:style-name="ro1">
          <table:table-cell office:value-type="string" calcext:value-type="string">
            <text:p>XP_0324117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E-110" calcext:value-type="float">
            <text:p>6E-110</text:p>
          </table:table-cell>
          <table:table-cell office:value-type="float" office:value="5.4E-112" calcext:value-type="float">
            <text:p>5.4E-112</text:p>
          </table:table-cell>
          <table:table-cell office:value-type="float" office:value="3.3E-108" calcext:value-type="float">
            <text:p>3.3E-108</text:p>
          </table:table-cell>
          <table:table-cell office:value-type="string" calcext:value-type="string">
            <text:p>hyaluronan synthase 1 [Xiphophorus hellerii]</text:p>
          </table:table-cell>
        </table:table-row>
        <table:table-row table:style-name="ro1">
          <table:table-cell office:value-type="string" calcext:value-type="string">
            <text:p>XP_0421652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10" calcext:value-type="float">
            <text:p>6.2E-110</text:p>
          </table:table-cell>
          <table:table-cell office:value-type="float" office:value="1.6E-111" calcext:value-type="float">
            <text:p>1.6E-111</text:p>
          </table:table-cell>
          <table:table-cell office:value-type="float" office:value="9.6E-108" calcext:value-type="float">
            <text:p>9.6E-108</text:p>
          </table:table-cell>
          <table:table-cell office:value-type="string" calcext:value-type="string">
            <text:p>hyaluronan synthase 1-like [Oncorhynchus tshawytscha]</text:p>
          </table:table-cell>
        </table:table-row>
        <table:table-row table:style-name="ro1">
          <table:table-cell office:value-type="string" calcext:value-type="string">
            <text:p>XP_0422793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8E-110" calcext:value-type="float">
            <text:p>6.8E-110</text:p>
          </table:table-cell>
          <table:table-cell office:value-type="float" office:value="5.4E-112" calcext:value-type="float">
            <text:p>5.4E-112</text:p>
          </table:table-cell>
          <table:table-cell office:value-type="float" office:value="3.3E-108" calcext:value-type="float">
            <text:p>3.3E-108</text:p>
          </table:table-cell>
          <table:table-cell office:value-type="string" calcext:value-type="string">
            <text:p>hyaluronan synthase 1 isoform X1 [Thunnus maccoyii]</text:p>
          </table:table-cell>
        </table:table-row>
        <table:table-row table:style-name="ro1">
          <table:table-cell office:value-type="string" calcext:value-type="string">
            <text:p>XP_0278651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E-110" calcext:value-type="float">
            <text:p>7.3E-110</text:p>
          </table:table-cell>
          <table:table-cell office:value-type="float" office:value="7.5E-112" calcext:value-type="float">
            <text:p>7.5E-112</text:p>
          </table:table-cell>
          <table:table-cell office:value-type="float" office:value="4.6E-108" calcext:value-type="float">
            <text:p>4.6E-108</text:p>
          </table:table-cell>
          <table:table-cell office:value-type="string" calcext:value-type="string">
            <text:p>hyaluronan synthase 1 [Xiphophorus couchianus]</text:p>
          </table:table-cell>
        </table:table-row>
        <table:table-row table:style-name="ro1">
          <table:table-cell office:value-type="string" calcext:value-type="string">
            <text:p>XP_0083217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5E-110" calcext:value-type="float">
            <text:p>7.5E-110</text:p>
          </table:table-cell>
          <table:table-cell office:value-type="float" office:value="5.7E-112" calcext:value-type="float">
            <text:p>5.7E-112</text:p>
          </table:table-cell>
          <table:table-cell office:value-type="float" office:value="3.5E-108" calcext:value-type="float">
            <text:p>3.5E-108</text:p>
          </table:table-cell>
          <table:table-cell office:value-type="string" calcext:value-type="string">
            <text:p>hyaluronan synthase 1 [Cynoglossus semilaevis]</text:p>
          </table:table-cell>
        </table:table-row>
        <table:table-row table:style-name="ro1">
          <table:table-cell office:value-type="string" calcext:value-type="string">
            <text:p>XP_0442146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110" calcext:value-type="float">
            <text:p>7.6E-110</text:p>
          </table:table-cell>
          <table:table-cell office:value-type="float" office:value="5.4E-112" calcext:value-type="float">
            <text:p>5.4E-112</text:p>
          </table:table-cell>
          <table:table-cell office:value-type="float" office:value="3.3E-108" calcext:value-type="float">
            <text:p>3.3E-108</text:p>
          </table:table-cell>
          <table:table-cell office:value-type="string" calcext:value-type="string">
            <text:p>hyaluronan synthase 1 isoform X2 [Thunnus albacares]</text:p>
          </table:table-cell>
        </table:table-row>
        <table:table-row table:style-name="ro1">
          <table:table-cell office:value-type="string" calcext:value-type="string">
            <text:p>XP_0316588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110" calcext:value-type="float">
            <text:p>7.6E-110</text:p>
          </table:table-cell>
          <table:table-cell office:value-type="float" office:value="7.2E-112" calcext:value-type="float">
            <text:p>7.2E-112</text:p>
          </table:table-cell>
          <table:table-cell office:value-type="float" office:value="4.4E-108" calcext:value-type="float">
            <text:p>4.4E-108</text:p>
          </table:table-cell>
          <table:table-cell office:value-type="string" calcext:value-type="string">
            <text:p>hyaluronan synthase 1-like [Oncorhynchus kisutch]</text:p>
          </table:table-cell>
        </table:table-row>
        <table:table-row table:style-name="ro1">
          <table:table-cell office:value-type="string" calcext:value-type="string">
            <text:p>XP_0239960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09" calcext:value-type="float">
            <text:p>1E-109</text:p>
          </table:table-cell>
          <table:table-cell office:value-type="float" office:value="1.3E-111" calcext:value-type="float">
            <text:p>1.3E-111</text:p>
          </table:table-cell>
          <table:table-cell office:value-type="float" office:value="7.7E-108" calcext:value-type="float">
            <text:p>7.7E-108</text:p>
          </table:table-cell>
          <table:table-cell office:value-type="string" calcext:value-type="string">
            <text:p>hyaluronan synthase 1-like [Salvelinus alpinus]</text:p>
          </table:table-cell>
        </table:table-row>
        <table:table-row table:style-name="ro1">
          <table:table-cell office:value-type="string" calcext:value-type="string">
            <text:p>XP_0302269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09" calcext:value-type="float">
            <text:p>1E-109</text:p>
          </table:table-cell>
          <table:table-cell office:value-type="float" office:value="2.7E-111" calcext:value-type="float">
            <text:p>2.7E-111</text:p>
          </table:table-cell>
          <table:table-cell office:value-type="float" office:value="1.7E-107" calcext:value-type="float">
            <text:p>1.7E-107</text:p>
          </table:table-cell>
          <table:table-cell office:value-type="string" calcext:value-type="string">
            <text:p>hyaluronan synthase 1 [Gadus morhua]</text:p>
          </table:table-cell>
        </table:table-row>
        <table:table-row table:style-name="ro1">
          <table:table-cell office:value-type="string" calcext:value-type="string">
            <text:p>XP_03885057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09" calcext:value-type="float">
            <text:p>1.2E-109</text:p>
          </table:table-cell>
          <table:table-cell office:value-type="float" office:value="1.5E-111" calcext:value-type="float">
            <text:p>1.5E-111</text:p>
          </table:table-cell>
          <table:table-cell office:value-type="float" office:value="9E-108" calcext:value-type="float">
            <text:p>9E-108</text:p>
          </table:table-cell>
          <table:table-cell office:value-type="string" calcext:value-type="string">
            <text:p>hyaluronan synthase 1-like [Salvelinus namaycush]</text:p>
          </table:table-cell>
        </table:table-row>
        <table:table-row table:style-name="ro1">
          <table:table-cell office:value-type="string" calcext:value-type="string">
            <text:p>XP_0303991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09" calcext:value-type="float">
            <text:p>1.3E-109</text:p>
          </table:table-cell>
          <table:table-cell office:value-type="float" office:value="1.7E-112" calcext:value-type="float">
            <text:p>1.7E-112</text:p>
          </table:table-cell>
          <table:table-cell office:value-type="float" office:value="1E-108" calcext:value-type="float">
            <text:p>1E-108</text:p>
          </table:table-cell>
          <table:table-cell office:value-type="string" calcext:value-type="string">
            <text:p>hyaluronan synthase 1 [Gopherus evgoodei]</text:p>
          </table:table-cell>
        </table:table-row>
        <table:table-row table:style-name="ro1">
          <table:table-cell office:value-type="string" calcext:value-type="string">
            <text:p>XP_0175574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09" calcext:value-type="float">
            <text:p>1.4E-109</text:p>
          </table:table-cell>
          <table:table-cell office:value-type="float" office:value="6.2E-111" calcext:value-type="float">
            <text:p>6.2E-111</text:p>
          </table:table-cell>
          <table:table-cell office:value-type="float" office:value="3.8E-107" calcext:value-type="float">
            <text:p>3.8E-107</text:p>
          </table:table-cell>
          <table:table-cell office:value-type="string" calcext:value-type="string">
            <text:p>hyaluronan synthase 1 [Pygocentrus nattereri]</text:p>
          </table:table-cell>
        </table:table-row>
        <table:table-row table:style-name="ro1">
          <table:table-cell office:value-type="string" calcext:value-type="string">
            <text:p>XP_0417077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09" calcext:value-type="float">
            <text:p>1.5E-109</text:p>
          </table:table-cell>
          <table:table-cell office:value-type="float" office:value="3.4E-111" calcext:value-type="float">
            <text:p>3.4E-111</text:p>
          </table:table-cell>
          <table:table-cell office:value-type="float" office:value="2.1E-107" calcext:value-type="float">
            <text:p>2.1E-107</text:p>
          </table:table-cell>
          <table:table-cell office:value-type="string" calcext:value-type="string">
            <text:p>hyaluronan synthase 1-like [Coregonus clupeaformis]</text:p>
          </table:table-cell>
        </table:table-row>
        <table:table-row table:style-name="ro1">
          <table:table-cell office:value-type="string" calcext:value-type="string">
            <text:p>XP_021480511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109" calcext:value-type="float">
            <text:p>1.7E-109</text:p>
          </table:table-cell>
          <table:table-cell office:value-type="float" office:value="4.1E-111" calcext:value-type="float">
            <text:p>4.1E-111</text:p>
          </table:table-cell>
          <table:table-cell office:value-type="float" office:value="2.5E-107" calcext:value-type="float">
            <text:p>2.5E-107</text:p>
          </table:table-cell>
          <table:table-cell office:value-type="string" calcext:value-type="string">
            <text:p>hyaluronan synthase 1-like [Oncorhynchus mykiss]</text:p>
          </table:table-cell>
        </table:table-row>
        <table:table-row table:style-name="ro1">
          <table:table-cell office:value-type="string" calcext:value-type="string">
            <text:p>XP_02953516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09" calcext:value-type="float">
            <text:p>2.3E-109</text:p>
          </table:table-cell>
          <table:table-cell office:value-type="float" office:value="5.5E-111" calcext:value-type="float">
            <text:p>5.5E-111</text:p>
          </table:table-cell>
          <table:table-cell office:value-type="float" office:value="3.4E-107" calcext:value-type="float">
            <text:p>3.4E-107</text:p>
          </table:table-cell>
          <table:table-cell office:value-type="string" calcext:value-type="string">
            <text:p>hyaluronan synthase 1-like [Oncorhynchus nerka]</text:p>
          </table:table-cell>
        </table:table-row>
        <table:table-row table:style-name="ro1">
          <table:table-cell office:value-type="string" calcext:value-type="string">
            <text:p>XP_0410829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09" calcext:value-type="float">
            <text:p>2.3E-109</text:p>
          </table:table-cell>
          <table:table-cell office:value-type="float" office:value="1.3E-111" calcext:value-type="float">
            <text:p>1.3E-111</text:p>
          </table:table-cell>
          <table:table-cell office:value-type="float" office:value="8E-108" calcext:value-type="float">
            <text:p>8E-108</text:p>
          </table:table-cell>
          <table:table-cell office:value-type="string" calcext:value-type="string">
            <text:p>hyaluronan synthase 1-like [Polyodon spathula]</text:p>
          </table:table-cell>
        </table:table-row>
        <table:table-row table:style-name="ro1">
          <table:table-cell office:value-type="string" calcext:value-type="string">
            <text:p>XP_0418442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09" calcext:value-type="float">
            <text:p>2.9E-109</text:p>
          </table:table-cell>
          <table:table-cell office:value-type="float" office:value="1.7E-111" calcext:value-type="float">
            <text:p>1.7E-111</text:p>
          </table:table-cell>
          <table:table-cell office:value-type="float" office:value="1.1E-107" calcext:value-type="float">
            <text:p>1.1E-107</text:p>
          </table:table-cell>
          <table:table-cell office:value-type="string" calcext:value-type="string">
            <text:p>hyaluronan synthase 1 [Melanotaenia boesemani]</text:p>
          </table:table-cell>
        </table:table-row>
        <table:table-row table:style-name="ro1">
          <table:table-cell office:value-type="string" calcext:value-type="string">
            <text:p>XP_0410827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09" calcext:value-type="float">
            <text:p>4E-109</text:p>
          </table:table-cell>
          <table:table-cell office:value-type="float" office:value="2E-111" calcext:value-type="float">
            <text:p>2E-111</text:p>
          </table:table-cell>
          <table:table-cell office:value-type="float" office:value="1.2E-107" calcext:value-type="float">
            <text:p>1.2E-107</text:p>
          </table:table-cell>
          <table:table-cell office:value-type="string" calcext:value-type="string">
            <text:p>hyaluronan synthase 1 [Polyodon spathula]</text:p>
          </table:table-cell>
        </table:table-row>
        <table:table-row table:style-name="ro1">
          <table:table-cell office:value-type="string" calcext:value-type="string">
            <text:p>XP_0375494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109" calcext:value-type="float">
            <text:p>4.2E-109</text:p>
          </table:table-cell>
          <table:table-cell office:value-type="float" office:value="6.9E-113" calcext:value-type="float">
            <text:p>6.9E-113</text:p>
          </table:table-cell>
          <table:table-cell office:value-type="float" office:value="4.2E-109" calcext:value-type="float">
            <text:p>4.2E-109</text:p>
          </table:table-cell>
          <table:table-cell office:value-type="string" calcext:value-type="string">
            <text:p>chitin synthase 1 [Nematolebias whitei]</text:p>
          </table:table-cell>
        </table:table-row>
        <table:table-row table:style-name="ro1">
          <table:table-cell office:value-type="string" calcext:value-type="string">
            <text:p>XP_0356468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09" calcext:value-type="float">
            <text:p>4.5E-109</text:p>
          </table:table-cell>
          <table:table-cell office:value-type="float" office:value="1.1E-111" calcext:value-type="float">
            <text:p>1.1E-111</text:p>
          </table:table-cell>
          <table:table-cell office:value-type="float" office:value="6.9E-108" calcext:value-type="float">
            <text:p>6.9E-108</text:p>
          </table:table-cell>
          <table:table-cell office:value-type="string" calcext:value-type="string">
            <text:p>hyaluronan synthase 3 [Oncorhynchus keta]</text:p>
          </table:table-cell>
        </table:table-row>
        <table:table-row table:style-name="ro1">
          <table:table-cell office:value-type="string" calcext:value-type="string">
            <text:p>XP_0213223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09" calcext:value-type="float">
            <text:p>5.7E-109</text:p>
          </table:table-cell>
          <table:table-cell office:value-type="float" office:value="1E-110" calcext:value-type="float">
            <text:p>1E-110</text:p>
          </table:table-cell>
          <table:table-cell office:value-type="float" office:value="6.2E-107" calcext:value-type="float">
            <text:p>6.2E-107</text:p>
          </table:table-cell>
          <table:table-cell office:value-type="string" calcext:value-type="string">
            <text:p>hyaluronan synthase 1 isoform X1 [Danio rerio]</text:p>
          </table:table-cell>
        </table:table-row>
        <table:table-row table:style-name="ro1">
          <table:table-cell office:value-type="string" calcext:value-type="string">
            <text:p>XP_0345534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109" calcext:value-type="float">
            <text:p>5.9E-109</text:p>
          </table:table-cell>
          <table:table-cell office:value-type="float" office:value="5.3E-111" calcext:value-type="float">
            <text:p>5.3E-111</text:p>
          </table:table-cell>
          <table:table-cell office:value-type="float" office:value="3.2E-107" calcext:value-type="float">
            <text:p>3.2E-107</text:p>
          </table:table-cell>
          <table:table-cell office:value-type="string" calcext:value-type="string">
            <text:p>hyaluronan synthase 1 [Notolabrus celidotus]</text:p>
          </table:table-cell>
        </table:table-row>
        <table:table-row table:style-name="ro1">
          <table:table-cell office:value-type="string" calcext:value-type="string">
            <text:p>XP_0369297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1E-109" calcext:value-type="float">
            <text:p>6.1E-109</text:p>
          </table:table-cell>
          <table:table-cell office:value-type="float" office:value="3.6E-111" calcext:value-type="float">
            <text:p>3.6E-111</text:p>
          </table:table-cell>
          <table:table-cell office:value-type="float" office:value="2.2E-107" calcext:value-type="float">
            <text:p>2.2E-107</text:p>
          </table:table-cell>
          <table:table-cell office:value-type="string" calcext:value-type="string">
            <text:p>hyaluronan synthase 1 [Acanthopagrus latus]</text:p>
          </table:table-cell>
        </table:table-row>
        <table:table-row table:style-name="ro1">
          <table:table-cell office:value-type="string" calcext:value-type="string">
            <text:p>NP_0011575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09" calcext:value-type="float">
            <text:p>6.3E-109</text:p>
          </table:table-cell>
          <table:table-cell office:value-type="float" office:value="1.2E-110" calcext:value-type="float">
            <text:p>1.2E-110</text:p>
          </table:table-cell>
          <table:table-cell office:value-type="float" office:value="7.5E-107" calcext:value-type="float">
            <text:p>7.5E-107</text:p>
          </table:table-cell>
          <table:table-cell office:value-type="string" calcext:value-type="string">
            <text:p>hyaluronan synthase 1 [Danio rerio]</text:p>
          </table:table-cell>
        </table:table-row>
        <table:table-row table:style-name="ro1">
          <table:table-cell office:value-type="string" calcext:value-type="string">
            <text:p>XP_0393689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8E-109" calcext:value-type="float">
            <text:p>6.8E-109</text:p>
          </table:table-cell>
          <table:table-cell office:value-type="float" office:value="1.1E-111" calcext:value-type="float">
            <text:p>1.1E-111</text:p>
          </table:table-cell>
          <table:table-cell office:value-type="float" office:value="6.9E-108" calcext:value-type="float">
            <text:p>6.9E-108</text:p>
          </table:table-cell>
          <table:table-cell office:value-type="string" calcext:value-type="string">
            <text:p>hyaluronan synthase 1 [Mauremys reevesii]</text:p>
          </table:table-cell>
        </table:table-row>
        <table:table-row table:style-name="ro1">
          <table:table-cell office:value-type="string" calcext:value-type="string">
            <text:p>XP_0040778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109" calcext:value-type="float">
            <text:p>7.6E-109</text:p>
          </table:table-cell>
          <table:table-cell office:value-type="float" office:value="5.3E-111" calcext:value-type="float">
            <text:p>5.3E-111</text:p>
          </table:table-cell>
          <table:table-cell office:value-type="float" office:value="3.2E-107" calcext:value-type="float">
            <text:p>3.2E-107</text:p>
          </table:table-cell>
          <table:table-cell office:value-type="string" calcext:value-type="string">
            <text:p>hyaluronan synthase 1 isoform X2 [Oryzias latipes]</text:p>
          </table:table-cell>
        </table:table-row>
        <table:table-row table:style-name="ro1">
          <table:table-cell office:value-type="string" calcext:value-type="string">
            <text:p>XP_0157977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109" calcext:value-type="float">
            <text:p>7.6E-109</text:p>
          </table:table-cell>
          <table:table-cell office:value-type="float" office:value="6.2E-111" calcext:value-type="float">
            <text:p>6.2E-111</text:p>
          </table:table-cell>
          <table:table-cell office:value-type="float" office:value="3.8E-107" calcext:value-type="float">
            <text:p>3.8E-107</text:p>
          </table:table-cell>
          <table:table-cell office:value-type="string" calcext:value-type="string">
            <text:p>PREDICTED: hyaluronan synthase 1-like [Nothobranchius furzeri]</text:p>
          </table:table-cell>
        </table:table-row>
        <table:table-row table:style-name="ro1">
          <table:table-cell office:value-type="string" calcext:value-type="string">
            <text:p>XP_0377392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8E-109" calcext:value-type="float">
            <text:p>7.8E-109</text:p>
          </table:table-cell>
          <table:table-cell office:value-type="float" office:value="2.8E-111" calcext:value-type="float">
            <text:p>2.8E-111</text:p>
          </table:table-cell>
          <table:table-cell office:value-type="float" office:value="1.7E-107" calcext:value-type="float">
            <text:p>1.7E-107</text:p>
          </table:table-cell>
          <table:table-cell office:value-type="string" calcext:value-type="string">
            <text:p>hyaluronan synthase 1 [Chelonia mydas]</text:p>
          </table:table-cell>
        </table:table-row>
        <table:table-row table:style-name="ro1">
          <table:table-cell office:value-type="string" calcext:value-type="string">
            <text:p>XP_0408997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4E-109" calcext:value-type="float">
            <text:p>8.4E-109</text:p>
          </table:table-cell>
          <table:table-cell office:value-type="float" office:value="5.4E-111" calcext:value-type="float">
            <text:p>5.4E-111</text:p>
          </table:table-cell>
          <table:table-cell office:value-type="float" office:value="3.3E-107" calcext:value-type="float">
            <text:p>3.3E-107</text:p>
          </table:table-cell>
          <table:table-cell office:value-type="string" calcext:value-type="string">
            <text:p>hyaluronan synthase 1 [Toxotes jaculatrix]</text:p>
          </table:table-cell>
        </table:table-row>
        <table:table-row table:style-name="ro1">
          <table:table-cell office:value-type="string" calcext:value-type="string">
            <text:p>XP_04164928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4E-109" calcext:value-type="float">
            <text:p>8.4E-109</text:p>
          </table:table-cell>
          <table:table-cell office:value-type="float" office:value="1.2E-110" calcext:value-type="float">
            <text:p>1.2E-110</text:p>
          </table:table-cell>
          <table:table-cell office:value-type="float" office:value="7.6E-107" calcext:value-type="float">
            <text:p>7.6E-107</text:p>
          </table:table-cell>
          <table:table-cell office:value-type="string" calcext:value-type="string">
            <text:p>hyaluronan synthase 1 [Cheilinus undulatus]</text:p>
          </table:table-cell>
        </table:table-row>
        <table:table-row table:style-name="ro1">
          <table:table-cell office:value-type="string" calcext:value-type="string">
            <text:p>XP_0419620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08" calcext:value-type="float">
            <text:p>1.1E-108</text:p>
          </table:table-cell>
          <table:table-cell office:value-type="float" office:value="9.4E-111" calcext:value-type="float">
            <text:p>9.4E-111</text:p>
          </table:table-cell>
          <table:table-cell office:value-type="float" office:value="5.7E-107" calcext:value-type="float">
            <text:p>5.7E-107</text:p>
          </table:table-cell>
          <table:table-cell office:value-type="string" calcext:value-type="string">
            <text:p>hyaluronan synthase 1 isoform X1 [Alosa sapidissima]</text:p>
          </table:table-cell>
        </table:table-row>
        <table:table-row table:style-name="ro1">
          <table:table-cell office:value-type="string" calcext:value-type="string">
            <text:p>XP_0441385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08" calcext:value-type="float">
            <text:p>1.1E-108</text:p>
          </table:table-cell>
          <table:table-cell office:value-type="float" office:value="1.2E-108" calcext:value-type="float">
            <text:p>1.2E-108</text:p>
          </table:table-cell>
          <table:table-cell office:value-type="float" office:value="7.6E-105" calcext:value-type="float">
            <text:p>7.6E-105</text:p>
          </table:table-cell>
          <table:table-cell office:value-type="string" calcext:value-type="string">
            <text:p>hyaluronan synthase 1 [Bufo gargarizans]</text:p>
          </table:table-cell>
        </table:table-row>
        <table:table-row table:style-name="ro1">
          <table:table-cell office:value-type="string" calcext:value-type="string">
            <text:p>XP_0423464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08" calcext:value-type="float">
            <text:p>1.3E-108</text:p>
          </table:table-cell>
          <table:table-cell office:value-type="float" office:value="1E-110" calcext:value-type="float">
            <text:p>1E-110</text:p>
          </table:table-cell>
          <table:table-cell office:value-type="float" office:value="6.1E-107" calcext:value-type="float">
            <text:p>6.1E-107</text:p>
          </table:table-cell>
          <table:table-cell office:value-type="string" calcext:value-type="string">
            <text:p>hyaluronan synthase 1 [Plectropomus leopardus]</text:p>
          </table:table-cell>
        </table:table-row>
        <table:table-row table:style-name="ro1">
          <table:table-cell office:value-type="string" calcext:value-type="string">
            <text:p>XP_0375322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08" calcext:value-type="float">
            <text:p>1.5E-108</text:p>
          </table:table-cell>
          <table:table-cell office:value-type="float" office:value="1.1E-110" calcext:value-type="float">
            <text:p>1.1E-110</text:p>
          </table:table-cell>
          <table:table-cell office:value-type="float" office:value="6.7E-107" calcext:value-type="float">
            <text:p>6.7E-107</text:p>
          </table:table-cell>
          <table:table-cell office:value-type="string" calcext:value-type="string">
            <text:p>hyaluronan synthase 1 [Nematolebias whitei]</text:p>
          </table:table-cell>
        </table:table-row>
        <table:table-row table:style-name="ro1">
          <table:table-cell office:value-type="string" calcext:value-type="string">
            <text:p>XP_0289857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08" calcext:value-type="float">
            <text:p>1.5E-108</text:p>
          </table:table-cell>
          <table:table-cell office:value-type="float" office:value="1.1E-110" calcext:value-type="float">
            <text:p>1.1E-110</text:p>
          </table:table-cell>
          <table:table-cell office:value-type="float" office:value="6.9E-107" calcext:value-type="float">
            <text:p>6.9E-107</text:p>
          </table:table-cell>
          <table:table-cell office:value-type="string" calcext:value-type="string">
            <text:p>hyaluronan synthase 1 [Betta splendens]</text:p>
          </table:table-cell>
        </table:table-row>
        <table:table-row table:style-name="ro1">
          <table:table-cell office:value-type="string" calcext:value-type="string">
            <text:p>XP_0205657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08" calcext:value-type="float">
            <text:p>1.8E-108</text:p>
          </table:table-cell>
          <table:table-cell office:value-type="float" office:value="9.3E-111" calcext:value-type="float">
            <text:p>9.3E-111</text:p>
          </table:table-cell>
          <table:table-cell office:value-type="float" office:value="5.7E-107" calcext:value-type="float">
            <text:p>5.7E-107</text:p>
          </table:table-cell>
          <table:table-cell office:value-type="string" calcext:value-type="string">
            <text:p>hyaluronan synthase 1 isoform X1 [Oryzias latipes]</text:p>
          </table:table-cell>
        </table:table-row>
        <table:table-row table:style-name="ro1">
          <table:table-cell office:value-type="string" calcext:value-type="string">
            <text:p>XP_0422793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08" calcext:value-type="float">
            <text:p>1.8E-108</text:p>
          </table:table-cell>
          <table:table-cell office:value-type="float" office:value="1.4E-110" calcext:value-type="float">
            <text:p>1.4E-110</text:p>
          </table:table-cell>
          <table:table-cell office:value-type="float" office:value="8.8E-107" calcext:value-type="float">
            <text:p>8.8E-107</text:p>
          </table:table-cell>
          <table:table-cell office:value-type="string" calcext:value-type="string">
            <text:p>hyaluronan synthase 1 isoform X2 [Thunnus maccoyii]</text:p>
          </table:table-cell>
        </table:table-row>
        <table:table-row table:style-name="ro1">
          <table:table-cell office:value-type="string" calcext:value-type="string">
            <text:p>XP_0363939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08" calcext:value-type="float">
            <text:p>2E-108</text:p>
          </table:table-cell>
          <table:table-cell office:value-type="float" office:value="3.3E-110" calcext:value-type="float">
            <text:p>3.3E-110</text:p>
          </table:table-cell>
          <table:table-cell office:value-type="float" office:value="2E-106" calcext:value-type="float">
            <text:p>2E-106</text:p>
          </table:table-cell>
          <table:table-cell office:value-type="string" calcext:value-type="string">
            <text:p>hyaluronan synthase 1 [Megalops cyprinoides]</text:p>
          </table:table-cell>
        </table:table-row>
        <table:table-row table:style-name="ro1">
          <table:table-cell office:value-type="string" calcext:value-type="string">
            <text:p>XP_0399729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108" calcext:value-type="float">
            <text:p>2.8E-108</text:p>
          </table:table-cell>
          <table:table-cell office:value-type="float" office:value="2E-110" calcext:value-type="float">
            <text:p>2E-110</text:p>
          </table:table-cell>
          <table:table-cell office:value-type="float" office:value="1.2E-106" calcext:value-type="float">
            <text:p>1.2E-106</text:p>
          </table:table-cell>
          <table:table-cell office:value-type="string" calcext:value-type="string">
            <text:p>hyaluronan synthase 1 [Xiphias gladius]</text:p>
          </table:table-cell>
        </table:table-row>
        <table:table-row table:style-name="ro1">
          <table:table-cell office:value-type="string" calcext:value-type="string">
            <text:p>XP_0426284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08" calcext:value-type="float">
            <text:p>3.4E-108</text:p>
          </table:table-cell>
          <table:table-cell office:value-type="float" office:value="8.4E-110" calcext:value-type="float">
            <text:p>8.4E-110</text:p>
          </table:table-cell>
          <table:table-cell office:value-type="float" office:value="5.1E-106" calcext:value-type="float">
            <text:p>5.1E-106</text:p>
          </table:table-cell>
          <table:table-cell office:value-type="string" calcext:value-type="string">
            <text:p>LOW QUALITY PROTEIN: hyaluronan synthase 1-like [Cyprinus carpio]</text:p>
          </table:table-cell>
        </table:table-row>
        <table:table-row table:style-name="ro1">
          <table:table-cell office:value-type="string" calcext:value-type="string">
            <text:p>XP_0363939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08" calcext:value-type="float">
            <text:p>3.4E-108</text:p>
          </table:table-cell>
          <table:table-cell office:value-type="float" office:value="5.4E-110" calcext:value-type="float">
            <text:p>5.4E-110</text:p>
          </table:table-cell>
          <table:table-cell office:value-type="float" office:value="3.3E-106" calcext:value-type="float">
            <text:p>3.3E-106</text:p>
          </table:table-cell>
          <table:table-cell office:value-type="string" calcext:value-type="string">
            <text:p>hyaluronan synthase 1-like [Megalops cyprinoides]</text:p>
          </table:table-cell>
        </table:table-row>
        <table:table-row table:style-name="ro1">
          <table:table-cell office:value-type="string" calcext:value-type="string">
            <text:p>XP_0328809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108" calcext:value-type="float">
            <text:p>3.4E-108</text:p>
          </table:table-cell>
          <table:table-cell office:value-type="float" office:value="7.6E-112" calcext:value-type="float">
            <text:p>7.6E-112</text:p>
          </table:table-cell>
          <table:table-cell office:value-type="float" office:value="4.7E-108" calcext:value-type="float">
            <text:p>4.7E-108</text:p>
          </table:table-cell>
          <table:table-cell office:value-type="string" calcext:value-type="string">
            <text:p>LOW QUALITY PROTEIN: chitin synthase chs-1-like [Amblyraja radiata]</text:p>
          </table:table-cell>
        </table:table-row>
        <table:table-row table:style-name="ro1">
          <table:table-cell office:value-type="string" calcext:value-type="string">
            <text:p>XP_04018335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08" calcext:value-type="float">
            <text:p>3.8E-108</text:p>
          </table:table-cell>
          <table:table-cell office:value-type="float" office:value="1.2E-019" calcext:value-type="float">
            <text:p>1.2E-19</text:p>
          </table:table-cell>
          <table:table-cell office:value-type="float" office:value="7.5E-016" calcext:value-type="float">
            <text:p>7.5E-16</text:p>
          </table:table-cell>
          <table:table-cell office:value-type="string" calcext:value-type="string">
            <text:p>hyaluronan synthase 1-like [Rana temporaria]</text:p>
          </table:table-cell>
        </table:table-row>
        <table:table-row table:style-name="ro1">
          <table:table-cell office:value-type="string" calcext:value-type="string">
            <text:p>XP_0108833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108" calcext:value-type="float">
            <text:p>4.2E-108</text:p>
          </table:table-cell>
          <table:table-cell office:value-type="float" office:value="9E-110" calcext:value-type="float">
            <text:p>9E-110</text:p>
          </table:table-cell>
          <table:table-cell office:value-type="float" office:value="5.5E-106" calcext:value-type="float">
            <text:p>5.5E-106</text:p>
          </table:table-cell>
          <table:table-cell office:value-type="string" calcext:value-type="string">
            <text:p>hyaluronan synthase 1 [Esox lucius]</text:p>
          </table:table-cell>
        </table:table-row>
        <table:table-row table:style-name="ro1">
          <table:table-cell office:value-type="string" calcext:value-type="string">
            <text:p>XP_0356691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08" calcext:value-type="float">
            <text:p>4.3E-108</text:p>
          </table:table-cell>
          <table:table-cell office:value-type="float" office:value="9.4E-112" calcext:value-type="float">
            <text:p>9.4E-112</text:p>
          </table:table-cell>
          <table:table-cell office:value-type="float" office:value="5.7E-108" calcext:value-type="float">
            <text:p>5.7E-108</text:p>
          </table:table-cell>
          <table:table-cell office:value-type="string" calcext:value-type="string">
            <text:p>uncharacterized protein LOC118411184 [Branchiostoma floridae]</text:p>
          </table:table-cell>
        </table:table-row>
        <table:table-row table:style-name="ro1">
          <table:table-cell office:value-type="string" calcext:value-type="string">
            <text:p>XP_0306405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9E-108" calcext:value-type="float">
            <text:p>9.9E-108</text:p>
          </table:table-cell>
          <table:table-cell office:value-type="float" office:value="1.2E-109" calcext:value-type="float">
            <text:p>1.2E-109</text:p>
          </table:table-cell>
          <table:table-cell office:value-type="float" office:value="7.3E-106" calcext:value-type="float">
            <text:p>7.3E-106</text:p>
          </table:table-cell>
          <table:table-cell office:value-type="string" calcext:value-type="string">
            <text:p>hyaluronan synthase 1-like [Chanos chanos]</text:p>
          </table:table-cell>
        </table:table-row>
        <table:table-row table:style-name="ro1">
          <table:table-cell office:value-type="string" calcext:value-type="string">
            <text:p>XP_0323742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07" calcext:value-type="float">
            <text:p>1.2E-107</text:p>
          </table:table-cell>
          <table:table-cell office:value-type="float" office:value="8E-110" calcext:value-type="float">
            <text:p>8E-110</text:p>
          </table:table-cell>
          <table:table-cell office:value-type="float" office:value="4.9E-106" calcext:value-type="float">
            <text:p>4.9E-106</text:p>
          </table:table-cell>
          <table:table-cell office:value-type="string" calcext:value-type="string">
            <text:p>hyaluronan synthase 1 [Etheostoma spectabile]</text:p>
          </table:table-cell>
        </table:table-row>
        <table:table-row table:style-name="ro1">
          <table:table-cell office:value-type="string" calcext:value-type="string">
            <text:p>XP_0402763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07" calcext:value-type="float">
            <text:p>1.2E-107</text:p>
          </table:table-cell>
          <table:table-cell office:value-type="float" office:value="8.5E-019" calcext:value-type="float">
            <text:p>8.5E-19</text:p>
          </table:table-cell>
          <table:table-cell office:value-type="float" office:value="5.2E-015" calcext:value-type="float">
            <text:p>5.2E-15</text:p>
          </table:table-cell>
          <table:table-cell office:value-type="string" calcext:value-type="string">
            <text:p>hyaluronan synthase 1 [Bufo bufo]</text:p>
          </table:table-cell>
        </table:table-row>
        <table:table-row table:style-name="ro1">
          <table:table-cell office:value-type="string" calcext:value-type="string">
            <text:p>XP_0438898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07" calcext:value-type="float">
            <text:p>1.6E-107</text:p>
          </table:table-cell>
          <table:table-cell office:value-type="float" office:value="1.2E-109" calcext:value-type="float">
            <text:p>1.2E-109</text:p>
          </table:table-cell>
          <table:table-cell office:value-type="float" office:value="7.4E-106" calcext:value-type="float">
            <text:p>7.4E-106</text:p>
          </table:table-cell>
          <table:table-cell office:value-type="string" calcext:value-type="string">
            <text:p>hyaluronan synthase 1 [Solea senegalensis]</text:p>
          </table:table-cell>
        </table:table-row>
        <table:table-row table:style-name="ro1">
          <table:table-cell office:value-type="string" calcext:value-type="string">
            <text:p>XP_0334972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07" calcext:value-type="float">
            <text:p>1.6E-107</text:p>
          </table:table-cell>
          <table:table-cell office:value-type="float" office:value="2.3E-110" calcext:value-type="float">
            <text:p>2.3E-110</text:p>
          </table:table-cell>
          <table:table-cell office:value-type="float" office:value="1.4E-106" calcext:value-type="float">
            <text:p>1.4E-106</text:p>
          </table:table-cell>
          <table:table-cell office:value-type="string" calcext:value-type="string">
            <text:p>LOW QUALITY PROTEIN: hyaluronan synthase 1 [Epinephelus lanceolatus]</text:p>
          </table:table-cell>
        </table:table-row>
        <table:table-row table:style-name="ro1">
          <table:table-cell office:value-type="string" calcext:value-type="string">
            <text:p>XP_0382385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07" calcext:value-type="float">
            <text:p>1.8E-107</text:p>
          </table:table-cell>
          <table:table-cell office:value-type="float" office:value="4.9E-110" calcext:value-type="float">
            <text:p>4.9E-110</text:p>
          </table:table-cell>
          <table:table-cell office:value-type="float" office:value="3E-106" calcext:value-type="float">
            <text:p>3E-106</text:p>
          </table:table-cell>
          <table:table-cell office:value-type="string" calcext:value-type="string">
            <text:p>hyaluronan synthase 1-like [Dermochelys coriacea]</text:p>
          </table:table-cell>
        </table:table-row>
        <table:table-row table:style-name="ro1">
          <table:table-cell office:value-type="string" calcext:value-type="string">
            <text:p>XP_00725087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07" calcext:value-type="float">
            <text:p>2E-107</text:p>
          </table:table-cell>
          <table:table-cell office:value-type="float" office:value="5.5E-109" calcext:value-type="float">
            <text:p>5.5E-109</text:p>
          </table:table-cell>
          <table:table-cell office:value-type="float" office:value="3.4E-105" calcext:value-type="float">
            <text:p>3.4E-105</text:p>
          </table:table-cell>
          <table:table-cell office:value-type="string" calcext:value-type="string">
            <text:p>hyaluronan synthase 1 [Astyanax mexicanus]</text:p>
          </table:table-cell>
        </table:table-row>
        <table:table-row table:style-name="ro1">
          <table:table-cell office:value-type="string" calcext:value-type="string">
            <text:p>XP_0299587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E-107" calcext:value-type="float">
            <text:p>2.7E-107</text:p>
          </table:table-cell>
          <table:table-cell office:value-type="float" office:value="3.4E-109" calcext:value-type="float">
            <text:p>3.4E-109</text:p>
          </table:table-cell>
          <table:table-cell office:value-type="float" office:value="2.1E-105" calcext:value-type="float">
            <text:p>2.1E-105</text:p>
          </table:table-cell>
          <table:table-cell office:value-type="string" calcext:value-type="string">
            <text:p>hyaluronan synthase 1 [Salarias fasciatus]</text:p>
          </table:table-cell>
        </table:table-row>
        <table:table-row table:style-name="ro1">
          <table:table-cell office:value-type="string" calcext:value-type="string">
            <text:p>XP_0427024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107" calcext:value-type="float">
            <text:p>3.9E-107</text:p>
          </table:table-cell>
          <table:table-cell office:value-type="float" office:value="2.5E-110" calcext:value-type="float">
            <text:p>2.5E-110</text:p>
          </table:table-cell>
          <table:table-cell office:value-type="float" office:value="1.5E-106" calcext:value-type="float">
            <text:p>1.5E-106</text:p>
          </table:table-cell>
          <table:table-cell office:value-type="string" calcext:value-type="string">
            <text:p>hyaluronan synthase 1 [Chrysemys picta bellii]</text:p>
          </table:table-cell>
        </table:table-row>
        <table:table-row table:style-name="ro1">
          <table:table-cell office:value-type="string" calcext:value-type="string">
            <text:p>XP_03115470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07" calcext:value-type="float">
            <text:p>4E-107</text:p>
          </table:table-cell>
          <table:table-cell office:value-type="float" office:value="3E-109" calcext:value-type="float">
            <text:p>3E-109</text:p>
          </table:table-cell>
          <table:table-cell office:value-type="float" office:value="1.8E-105" calcext:value-type="float">
            <text:p>1.8E-105</text:p>
          </table:table-cell>
          <table:table-cell office:value-type="string" calcext:value-type="string">
            <text:p>hyaluronan synthase 1 [Sander lucioperca]</text:p>
          </table:table-cell>
        </table:table-row>
        <table:table-row table:style-name="ro1">
          <table:table-cell office:value-type="string" calcext:value-type="string">
            <text:p>XP_017295166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07" calcext:value-type="float">
            <text:p>5.1E-107</text:p>
          </table:table-cell>
          <table:table-cell office:value-type="float" office:value="3E-109" calcext:value-type="float">
            <text:p>3E-109</text:p>
          </table:table-cell>
          <table:table-cell office:value-type="float" office:value="1.8E-105" calcext:value-type="float">
            <text:p>1.8E-105</text:p>
          </table:table-cell>
          <table:table-cell office:value-type="string" calcext:value-type="string">
            <text:p>hyaluronan synthase 1 [Kryptolebias marmoratus]</text:p>
          </table:table-cell>
        </table:table-row>
        <table:table-row table:style-name="ro1">
          <table:table-cell office:value-type="string" calcext:value-type="string">
            <text:p>XP_01405701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4E-107" calcext:value-type="float">
            <text:p>6.4E-107</text:p>
          </table:table-cell>
          <table:table-cell office:value-type="float" office:value="1.2E-108" calcext:value-type="float">
            <text:p>1.2E-108</text:p>
          </table:table-cell>
          <table:table-cell office:value-type="float" office:value="7E-105" calcext:value-type="float">
            <text:p>7E-105</text:p>
          </table:table-cell>
          <table:table-cell office:value-type="string" calcext:value-type="string">
            <text:p>PREDICTED: LOW QUALITY PROTEIN: hyaluronan synthase 1-like [Salmo salar]</text:p>
          </table:table-cell>
        </table:table-row>
        <table:table-row table:style-name="ro1">
          <table:table-cell office:value-type="string" calcext:value-type="string">
            <text:p>XP_0241239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06" calcext:value-type="float">
            <text:p>1.5E-106</text:p>
          </table:table-cell>
          <table:table-cell office:value-type="float" office:value="1.1E-108" calcext:value-type="float">
            <text:p>1.1E-108</text:p>
          </table:table-cell>
          <table:table-cell office:value-type="float" office:value="6.6E-105" calcext:value-type="float">
            <text:p>6.6E-105</text:p>
          </table:table-cell>
          <table:table-cell office:value-type="string" calcext:value-type="string">
            <text:p>hyaluronan synthase 1 [Oryzias melastigma]</text:p>
          </table:table-cell>
        </table:table-row>
        <table:table-row table:style-name="ro1">
          <table:table-cell office:value-type="string" calcext:value-type="string">
            <text:p>XP_0419620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06" calcext:value-type="float">
            <text:p>1.6E-106</text:p>
          </table:table-cell>
          <table:table-cell office:value-type="float" office:value="1.7E-107" calcext:value-type="float">
            <text:p>1.7E-107</text:p>
          </table:table-cell>
          <table:table-cell office:value-type="float" office:value="1E-103" calcext:value-type="float">
            <text:p>1E-103</text:p>
          </table:table-cell>
          <table:table-cell office:value-type="string" calcext:value-type="string">
            <text:p>hyaluronan synthase 1 isoform X2 [Alosa sapidissima]</text:p>
          </table:table-cell>
        </table:table-row>
        <table:table-row table:style-name="ro1">
          <table:table-cell office:value-type="string" calcext:value-type="string">
            <text:p>XP_0347312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06" calcext:value-type="float">
            <text:p>1.9E-106</text:p>
          </table:table-cell>
          <table:table-cell office:value-type="float" office:value="1.3E-108" calcext:value-type="float">
            <text:p>1.3E-108</text:p>
          </table:table-cell>
          <table:table-cell office:value-type="float" office:value="8E-105" calcext:value-type="float">
            <text:p>8E-105</text:p>
          </table:table-cell>
          <table:table-cell office:value-type="string" calcext:value-type="string">
            <text:p>hyaluronan synthase 1 [Etheostoma cragini]</text:p>
          </table:table-cell>
        </table:table-row>
        <table:table-row table:style-name="ro1">
          <table:table-cell office:value-type="string" calcext:value-type="string">
            <text:p>XP_03966137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06" calcext:value-type="float">
            <text:p>1.9E-106</text:p>
          </table:table-cell>
          <table:table-cell office:value-type="float" office:value="1.3E-108" calcext:value-type="float">
            <text:p>1.3E-108</text:p>
          </table:table-cell>
          <table:table-cell office:value-type="float" office:value="7.9E-105" calcext:value-type="float">
            <text:p>7.9E-105</text:p>
          </table:table-cell>
          <table:table-cell office:value-type="string" calcext:value-type="string">
            <text:p>hyaluronan synthase 1 [Perca fluviatilis]</text:p>
          </table:table-cell>
        </table:table-row>
        <table:table-row table:style-name="ro1">
          <table:table-cell office:value-type="string" calcext:value-type="string">
            <text:p>XP_0352445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06" calcext:value-type="float">
            <text:p>2.2E-106</text:p>
          </table:table-cell>
          <table:table-cell office:value-type="float" office:value="1.9E-108" calcext:value-type="float">
            <text:p>1.9E-108</text:p>
          </table:table-cell>
          <table:table-cell office:value-type="float" office:value="1.1E-104" calcext:value-type="float">
            <text:p>1.1E-104</text:p>
          </table:table-cell>
          <table:table-cell office:value-type="string" calcext:value-type="string">
            <text:p>hyaluronan synthase 1-like [Anguilla anguilla]</text:p>
          </table:table-cell>
        </table:table-row>
        <table:table-row table:style-name="ro1">
          <table:table-cell office:value-type="string" calcext:value-type="string">
            <text:p>XP_0354807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06" calcext:value-type="float">
            <text:p>2.4E-106</text:p>
          </table:table-cell>
          <table:table-cell office:value-type="float" office:value="1.3E-108" calcext:value-type="float">
            <text:p>1.3E-108</text:p>
          </table:table-cell>
          <table:table-cell office:value-type="float" office:value="7.9E-105" calcext:value-type="float">
            <text:p>7.9E-105</text:p>
          </table:table-cell>
          <table:table-cell office:value-type="string" calcext:value-type="string">
            <text:p>hyaluronan synthase 1 [Scophthalmus maximus]</text:p>
          </table:table-cell>
        </table:table-row>
        <table:table-row table:style-name="ro1">
          <table:table-cell office:value-type="string" calcext:value-type="string">
            <text:p>XP_003458474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06" calcext:value-type="float">
            <text:p>2.6E-106</text:p>
          </table:table-cell>
          <table:table-cell office:value-type="float" office:value="3.9E-109" calcext:value-type="float">
            <text:p>3.9E-109</text:p>
          </table:table-cell>
          <table:table-cell office:value-type="float" office:value="2.4E-105" calcext:value-type="float">
            <text:p>2.4E-105</text:p>
          </table:table-cell>
          <table:table-cell office:value-type="string" calcext:value-type="string">
            <text:p>LOW QUALITY PROTEIN: hyaluronan synthase 1-like [Oreochromis niloticus]</text:p>
          </table:table-cell>
        </table:table-row>
        <table:table-row table:style-name="ro1">
          <table:table-cell office:value-type="string" calcext:value-type="string">
            <text:p>XP_0139831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106" calcext:value-type="float">
            <text:p>3.9E-106</text:p>
          </table:table-cell>
          <table:table-cell office:value-type="float" office:value="8.3E-110" calcext:value-type="float">
            <text:p>8.3E-110</text:p>
          </table:table-cell>
          <table:table-cell office:value-type="float" office:value="5.1E-106" calcext:value-type="float">
            <text:p>5.1E-106</text:p>
          </table:table-cell>
          <table:table-cell office:value-type="string" calcext:value-type="string">
            <text:p>PREDICTED: chitin synthase 2-like [Salmo salar]</text:p>
          </table:table-cell>
        </table:table-row>
        <table:table-row table:style-name="ro1">
          <table:table-cell office:value-type="string" calcext:value-type="string">
            <text:p>XP_0376417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06" calcext:value-type="float">
            <text:p>4.9E-106</text:p>
          </table:table-cell>
          <table:table-cell office:value-type="float" office:value="3.8E-108" calcext:value-type="float">
            <text:p>3.8E-108</text:p>
          </table:table-cell>
          <table:table-cell office:value-type="float" office:value="2.3E-104" calcext:value-type="float">
            <text:p>2.3E-104</text:p>
          </table:table-cell>
          <table:table-cell office:value-type="string" calcext:value-type="string">
            <text:p>hyaluronan synthase 1 [Sebastes umbrosus]</text:p>
          </table:table-cell>
        </table:table-row>
        <table:table-row table:style-name="ro1">
          <table:table-cell office:value-type="string" calcext:value-type="string">
            <text:p>XP_0344679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06" calcext:value-type="float">
            <text:p>4.9E-106</text:p>
          </table:table-cell>
          <table:table-cell office:value-type="float" office:value="2.4E-109" calcext:value-type="float">
            <text:p>2.4E-109</text:p>
          </table:table-cell>
          <table:table-cell office:value-type="float" office:value="1.5E-105" calcext:value-type="float">
            <text:p>1.5E-105</text:p>
          </table:table-cell>
          <table:table-cell office:value-type="string" calcext:value-type="string">
            <text:p>LOW QUALITY PROTEIN: hyaluronan synthase 1 [Hippoglossus hippoglossus]</text:p>
          </table:table-cell>
        </table:table-row>
        <table:table-row table:style-name="ro1">
          <table:table-cell office:value-type="string" calcext:value-type="string">
            <text:p>XP_0350184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7E-106" calcext:value-type="float">
            <text:p>5.7E-106</text:p>
          </table:table-cell>
          <table:table-cell office:value-type="float" office:value="2.9E-109" calcext:value-type="float">
            <text:p>2.9E-109</text:p>
          </table:table-cell>
          <table:table-cell office:value-type="float" office:value="1.8E-105" calcext:value-type="float">
            <text:p>1.8E-105</text:p>
          </table:table-cell>
          <table:table-cell office:value-type="string" calcext:value-type="string">
            <text:p>LOW QUALITY PROTEIN: hyaluronan synthase 1 [Hippoglossus stenolepis]</text:p>
          </table:table-cell>
        </table:table-row>
        <table:table-row table:style-name="ro1">
          <table:table-cell office:value-type="string" calcext:value-type="string">
            <text:p>XP_026770087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7E-106" calcext:value-type="float">
            <text:p>6.7E-106</text:p>
          </table:table-cell>
          <table:table-cell office:value-type="float" office:value="2.3E-106" calcext:value-type="float">
            <text:p>2.3E-106</text:p>
          </table:table-cell>
          <table:table-cell office:value-type="float" office:value="1.4E-102" calcext:value-type="float">
            <text:p>1.4E-102</text:p>
          </table:table-cell>
          <table:table-cell office:value-type="string" calcext:value-type="string">
            <text:p>hyaluronan synthase 1 isoform X2 [Pangasianodon hypophthalmus]</text:p>
          </table:table-cell>
        </table:table-row>
        <table:table-row table:style-name="ro1">
          <table:table-cell office:value-type="string" calcext:value-type="string">
            <text:p>XP_0338365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1E-106" calcext:value-type="float">
            <text:p>7.1E-106</text:p>
          </table:table-cell>
          <table:table-cell office:value-type="float" office:value="3.7E-108" calcext:value-type="float">
            <text:p>3.7E-108</text:p>
          </table:table-cell>
          <table:table-cell office:value-type="float" office:value="2.2E-104" calcext:value-type="float">
            <text:p>2.2E-104</text:p>
          </table:table-cell>
          <table:table-cell office:value-type="string" calcext:value-type="string">
            <text:p>hyaluronan synthase 1 [Periophthalmus magnuspinnatus]</text:p>
          </table:table-cell>
        </table:table-row>
        <table:table-row table:style-name="ro1">
          <table:table-cell office:value-type="string" calcext:value-type="string">
            <text:p>XP_018587696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4E-106" calcext:value-type="float">
            <text:p>8.4E-106</text:p>
          </table:table-cell>
          <table:table-cell office:value-type="float" office:value="1.3E-107" calcext:value-type="float">
            <text:p>1.3E-107</text:p>
          </table:table-cell>
          <table:table-cell office:value-type="float" office:value="8E-104" calcext:value-type="float">
            <text:p>8E-104</text:p>
          </table:table-cell>
          <table:table-cell office:value-type="string" calcext:value-type="string">
            <text:p>hyaluronan synthase 1 [Scleropages formosus]</text:p>
          </table:table-cell>
        </table:table-row>
        <table:table-row table:style-name="ro1">
          <table:table-cell office:value-type="string" calcext:value-type="string">
            <text:p>XP_0394756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7E-106" calcext:value-type="float">
            <text:p>8.7E-106</text:p>
          </table:table-cell>
          <table:table-cell office:value-type="float" office:value="1.4E-108" calcext:value-type="float">
            <text:p>1.4E-108</text:p>
          </table:table-cell>
          <table:table-cell office:value-type="float" office:value="8.3E-105" calcext:value-type="float">
            <text:p>8.3E-105</text:p>
          </table:table-cell>
          <table:table-cell office:value-type="string" calcext:value-type="string">
            <text:p>LOW QUALITY PROTEIN: hyaluronan synthase 1-like [Oreochromis aureus]</text:p>
          </table:table-cell>
        </table:table-row>
        <table:table-row table:style-name="ro1">
          <table:table-cell office:value-type="string" calcext:value-type="string">
            <text:p>XP_0421246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05" calcext:value-type="float">
            <text:p>2.2E-105</text:p>
          </table:table-cell>
          <table:table-cell office:value-type="float" office:value="5.2E-107" calcext:value-type="float">
            <text:p>5.2E-107</text:p>
          </table:table-cell>
          <table:table-cell office:value-type="float" office:value="3.1E-103" calcext:value-type="float">
            <text:p>3.1E-103</text:p>
          </table:table-cell>
          <table:table-cell office:value-type="string" calcext:value-type="string">
            <text:p>hyaluronan synthase 1 [Peromyscus maniculatus bairdii]</text:p>
          </table:table-cell>
        </table:table-row>
        <table:table-row table:style-name="ro1">
          <table:table-cell office:value-type="string" calcext:value-type="string">
            <text:p>XP_02871562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05" calcext:value-type="float">
            <text:p>2.4E-105</text:p>
          </table:table-cell>
          <table:table-cell office:value-type="float" office:value="6E-107" calcext:value-type="float">
            <text:p>6E-107</text:p>
          </table:table-cell>
          <table:table-cell office:value-type="float" office:value="3.6E-103" calcext:value-type="float">
            <text:p>3.6E-103</text:p>
          </table:table-cell>
          <table:table-cell office:value-type="string" calcext:value-type="string">
            <text:p>hyaluronan synthase 1 [Peromyscus leucopus]</text:p>
          </table:table-cell>
        </table:table-row>
        <table:table-row table:style-name="ro1">
          <table:table-cell office:value-type="string" calcext:value-type="string">
            <text:p>XP_0356922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05" calcext:value-type="float">
            <text:p>2.5E-105</text:p>
          </table:table-cell>
          <table:table-cell office:value-type="float" office:value="9.1E-109" calcext:value-type="float">
            <text:p>9.1E-109</text:p>
          </table:table-cell>
          <table:table-cell office:value-type="float" office:value="5.6E-105" calcext:value-type="float">
            <text:p>5.6E-105</text:p>
          </table:table-cell>
          <table:table-cell office:value-type="string" calcext:value-type="string">
            <text:p>LOW QUALITY PROTEIN: hyaluronan synthase 2-like [Branchiostoma floridae]</text:p>
          </table:table-cell>
        </table:table-row>
        <table:table-row table:style-name="ro1">
          <table:table-cell office:value-type="string" calcext:value-type="string">
            <text:p>XP_0440636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105" calcext:value-type="float">
            <text:p>2.6E-105</text:p>
          </table:table-cell>
          <table:table-cell office:value-type="float" office:value="1.3E-108" calcext:value-type="float">
            <text:p>1.3E-108</text:p>
          </table:table-cell>
          <table:table-cell office:value-type="float" office:value="7.7E-105" calcext:value-type="float">
            <text:p>7.7E-105</text:p>
          </table:table-cell>
          <table:table-cell office:value-type="string" calcext:value-type="string">
            <text:p>LOW QUALITY PROTEIN: hyaluronan synthase 1 [Siniperca chuatsi]</text:p>
          </table:table-cell>
        </table:table-row>
        <table:table-row table:style-name="ro1">
          <table:table-cell office:value-type="string" calcext:value-type="string">
            <text:p>XP_0360246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05" calcext:value-type="float">
            <text:p>3E-105</text:p>
          </table:table-cell>
          <table:table-cell office:value-type="float" office:value="7.5E-107" calcext:value-type="float">
            <text:p>7.5E-107</text:p>
          </table:table-cell>
          <table:table-cell office:value-type="float" office:value="4.6E-103" calcext:value-type="float">
            <text:p>4.6E-103</text:p>
          </table:table-cell>
          <table:table-cell office:value-type="string" calcext:value-type="string">
            <text:p>hyaluronan synthase 1 [Onychomys torridus]</text:p>
          </table:table-cell>
        </table:table-row>
        <table:table-row table:style-name="ro1">
          <table:table-cell office:value-type="string" calcext:value-type="string">
            <text:p>XP_0371302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105" calcext:value-type="float">
            <text:p>3.3E-105</text:p>
          </table:table-cell>
          <table:table-cell office:value-type="float" office:value="3.4E-107" calcext:value-type="float">
            <text:p>3.4E-107</text:p>
          </table:table-cell>
          <table:table-cell office:value-type="float" office:value="2.1E-103" calcext:value-type="float">
            <text:p>2.1E-103</text:p>
          </table:table-cell>
          <table:table-cell office:value-type="string" calcext:value-type="string">
            <text:p>hyaluronan synthase 1 [Syngnathus acus]</text:p>
          </table:table-cell>
        </table:table-row>
        <table:table-row table:style-name="ro1">
          <table:table-cell office:value-type="string" calcext:value-type="string">
            <text:p>XP_0284353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05" calcext:value-type="float">
            <text:p>3.8E-105</text:p>
          </table:table-cell>
          <table:table-cell office:value-type="float" office:value="2.6E-107" calcext:value-type="float">
            <text:p>2.6E-107</text:p>
          </table:table-cell>
          <table:table-cell office:value-type="float" office:value="1.6E-103" calcext:value-type="float">
            <text:p>1.6E-103</text:p>
          </table:table-cell>
          <table:table-cell office:value-type="string" calcext:value-type="string">
            <text:p>hyaluronan synthase 1 [Perca flavescens]</text:p>
          </table:table-cell>
        </table:table-row>
        <table:table-row table:style-name="ro1">
          <table:table-cell office:value-type="string" calcext:value-type="string">
            <text:p>XP_0328204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1E-105" calcext:value-type="float">
            <text:p>4.1E-105</text:p>
          </table:table-cell>
          <table:table-cell office:value-type="float" office:value="2.9E-106" calcext:value-type="float">
            <text:p>2.9E-106</text:p>
          </table:table-cell>
          <table:table-cell office:value-type="float" office:value="1.8E-102" calcext:value-type="float">
            <text:p>1.8E-102</text:p>
          </table:table-cell>
          <table:table-cell office:value-type="string" calcext:value-type="string">
            <text:p>hyaluronan synthase 1-like [Petromyzon marinus]</text:p>
          </table:table-cell>
        </table:table-row>
        <table:table-row table:style-name="ro1">
          <table:table-cell office:value-type="string" calcext:value-type="string">
            <text:p>XP_0266342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05" calcext:value-type="float">
            <text:p>4.3E-105</text:p>
          </table:table-cell>
          <table:table-cell office:value-type="float" office:value="9.4E-107" calcext:value-type="float">
            <text:p>9.4E-107</text:p>
          </table:table-cell>
          <table:table-cell office:value-type="float" office:value="5.8E-103" calcext:value-type="float">
            <text:p>5.8E-103</text:p>
          </table:table-cell>
          <table:table-cell office:value-type="string" calcext:value-type="string">
            <text:p>hyaluronan synthase 1 [Microtus ochrogaster]</text:p>
          </table:table-cell>
        </table:table-row>
        <table:table-row table:style-name="ro1">
          <table:table-cell office:value-type="string" calcext:value-type="string">
            <text:p>XP_02725447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05" calcext:value-type="float">
            <text:p>4.9E-105</text:p>
          </table:table-cell>
          <table:table-cell office:value-type="float" office:value="6.7E-107" calcext:value-type="float">
            <text:p>6.7E-107</text:p>
          </table:table-cell>
          <table:table-cell office:value-type="float" office:value="4.1E-103" calcext:value-type="float">
            <text:p>4.1E-103</text:p>
          </table:table-cell>
          <table:table-cell office:value-type="string" calcext:value-type="string">
            <text:p>hyaluronan synthase 1 [Cricetulus griseus]</text:p>
          </table:table-cell>
        </table:table-row>
        <table:table-row table:style-name="ro1">
          <table:table-cell office:value-type="string" calcext:value-type="string">
            <text:p>XP_0400222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05" calcext:value-type="float">
            <text:p>6.3E-105</text:p>
          </table:table-cell>
          <table:table-cell office:value-type="float" office:value="4.4E-107" calcext:value-type="float">
            <text:p>4.4E-107</text:p>
          </table:table-cell>
          <table:table-cell office:value-type="float" office:value="2.7E-103" calcext:value-type="float">
            <text:p>2.7E-103</text:p>
          </table:table-cell>
          <table:table-cell office:value-type="string" calcext:value-type="string">
            <text:p>hyaluronan synthase 1 [Gasterosteus aculeatus aculeatus]</text:p>
          </table:table-cell>
        </table:table-row>
        <table:table-row table:style-name="ro1">
          <table:table-cell office:value-type="string" calcext:value-type="string">
            <text:p>NP_7588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105" calcext:value-type="float">
            <text:p>8.6E-105</text:p>
          </table:table-cell>
          <table:table-cell office:value-type="float" office:value="9.9E-107" calcext:value-type="float">
            <text:p>9.9E-107</text:p>
          </table:table-cell>
          <table:table-cell office:value-type="float" office:value="6E-103" calcext:value-type="float">
            <text:p>6E-103</text:p>
          </table:table-cell>
          <table:table-cell office:value-type="string" calcext:value-type="string">
            <text:p>hyaluronan synthase 1 [Rattus norvegicus]</text:p>
          </table:table-cell>
        </table:table-row>
        <table:table-row table:style-name="ro1">
          <table:table-cell office:value-type="string" calcext:value-type="string">
            <text:p>XP_0312105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04" calcext:value-type="float">
            <text:p>1.4E-104</text:p>
          </table:table-cell>
          <table:table-cell office:value-type="float" office:value="1.7E-106" calcext:value-type="float">
            <text:p>1.7E-106</text:p>
          </table:table-cell>
          <table:table-cell office:value-type="float" office:value="1E-102" calcext:value-type="float">
            <text:p>1E-102</text:p>
          </table:table-cell>
          <table:table-cell office:value-type="string" calcext:value-type="string">
            <text:p>hyaluronan synthase 1 [Mastomys coucha]</text:p>
          </table:table-cell>
        </table:table-row>
        <table:table-row table:style-name="ro1">
          <table:table-cell office:value-type="string" calcext:value-type="string">
            <text:p>XP_0283855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04" calcext:value-type="float">
            <text:p>2.5E-104</text:p>
          </table:table-cell>
          <table:table-cell office:value-type="float" office:value="4.9E-106" calcext:value-type="float">
            <text:p>4.9E-106</text:p>
          </table:table-cell>
          <table:table-cell office:value-type="float" office:value="3E-102" calcext:value-type="float">
            <text:p>3E-102</text:p>
          </table:table-cell>
          <table:table-cell office:value-type="string" calcext:value-type="string">
            <text:p>hyaluronan synthase 1 [Phyllostomus discolor]</text:p>
          </table:table-cell>
        </table:table-row>
        <table:table-row table:style-name="ro1">
          <table:table-cell office:value-type="string" calcext:value-type="string">
            <text:p>NP_0322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104" calcext:value-type="float">
            <text:p>2.5E-104</text:p>
          </table:table-cell>
          <table:table-cell office:value-type="float" office:value="2.8E-106" calcext:value-type="float">
            <text:p>2.8E-106</text:p>
          </table:table-cell>
          <table:table-cell office:value-type="float" office:value="1.7E-102" calcext:value-type="float">
            <text:p>1.7E-102</text:p>
          </table:table-cell>
          <table:table-cell office:value-type="string" calcext:value-type="string">
            <text:p>hyaluronan synthase 1 [Mus musculus]</text:p>
          </table:table-cell>
        </table:table-row>
        <table:table-row table:style-name="ro1">
          <table:table-cell office:value-type="string" calcext:value-type="string">
            <text:p>XP_0327490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104" calcext:value-type="float">
            <text:p>3.5E-104</text:p>
          </table:table-cell>
          <table:table-cell office:value-type="float" office:value="3.6E-106" calcext:value-type="float">
            <text:p>3.6E-106</text:p>
          </table:table-cell>
          <table:table-cell office:value-type="float" office:value="2.2E-102" calcext:value-type="float">
            <text:p>2.2E-102</text:p>
          </table:table-cell>
          <table:table-cell office:value-type="string" calcext:value-type="string">
            <text:p>hyaluronan synthase 1 [Rattus rattus]</text:p>
          </table:table-cell>
        </table:table-row>
        <table:table-row table:style-name="ro1">
          <table:table-cell office:value-type="string" calcext:value-type="string">
            <text:p>XP_02686308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04" calcext:value-type="float">
            <text:p>4E-104</text:p>
          </table:table-cell>
          <table:table-cell office:value-type="float" office:value="9.8E-106" calcext:value-type="float">
            <text:p>9.8E-106</text:p>
          </table:table-cell>
          <table:table-cell office:value-type="float" office:value="6E-102" calcext:value-type="float">
            <text:p>6E-102</text:p>
          </table:table-cell>
          <table:table-cell office:value-type="string" calcext:value-type="string">
            <text:p>hyaluronan synthase 1 [Electrophorus electricus]</text:p>
          </table:table-cell>
        </table:table-row>
        <table:table-row table:style-name="ro1">
          <table:table-cell office:value-type="string" calcext:value-type="string">
            <text:p>XP_0300151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1E-104" calcext:value-type="float">
            <text:p>4.1E-104</text:p>
          </table:table-cell>
          <table:table-cell office:value-type="float" office:value="5.7E-107" calcext:value-type="float">
            <text:p>5.7E-107</text:p>
          </table:table-cell>
          <table:table-cell office:value-type="float" office:value="3.4E-103" calcext:value-type="float">
            <text:p>3.4E-103</text:p>
          </table:table-cell>
          <table:table-cell office:value-type="string" calcext:value-type="string">
            <text:p>LOW QUALITY PROTEIN: hyaluronan synthase 1-like [Sphaeramia orbicularis]</text:p>
          </table:table-cell>
        </table:table-row>
        <table:table-row table:style-name="ro1">
          <table:table-cell office:value-type="string" calcext:value-type="string">
            <text:p>XP_0419115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104" calcext:value-type="float">
            <text:p>5E-104</text:p>
          </table:table-cell>
          <table:table-cell office:value-type="float" office:value="7.9E-106" calcext:value-type="float">
            <text:p>7.9E-106</text:p>
          </table:table-cell>
          <table:table-cell office:value-type="float" office:value="4.8E-102" calcext:value-type="float">
            <text:p>4.8E-102</text:p>
          </table:table-cell>
          <table:table-cell office:value-type="string" calcext:value-type="string">
            <text:p>hyaluronan synthase 1 [Arvicola amphibius]</text:p>
          </table:table-cell>
        </table:table-row>
        <table:table-row table:style-name="ro1">
          <table:table-cell office:value-type="string" calcext:value-type="string">
            <text:p>XP_026770086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104" calcext:value-type="float">
            <text:p>5.3E-104</text:p>
          </table:table-cell>
          <table:table-cell office:value-type="float" office:value="1.4E-104" calcext:value-type="float">
            <text:p>1.4E-104</text:p>
          </table:table-cell>
          <table:table-cell office:value-type="float" office:value="8.2E-101" calcext:value-type="float">
            <text:p>8.2E-101</text:p>
          </table:table-cell>
          <table:table-cell office:value-type="string" calcext:value-type="string">
            <text:p>hyaluronan synthase 1 isoform X1 [Pangasianodon hypophthalmus]</text:p>
          </table:table-cell>
        </table:table-row>
        <table:table-row table:style-name="ro1">
          <table:table-cell office:value-type="string" calcext:value-type="string">
            <text:p>XP_0210772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5E-104" calcext:value-type="float">
            <text:p>6.5E-104</text:p>
          </table:table-cell>
          <table:table-cell office:value-type="float" office:value="7.5E-106" calcext:value-type="float">
            <text:p>7.5E-106</text:p>
          </table:table-cell>
          <table:table-cell office:value-type="float" office:value="4.6E-102" calcext:value-type="float">
            <text:p>4.6E-102</text:p>
          </table:table-cell>
          <table:table-cell office:value-type="string" calcext:value-type="string">
            <text:p>hyaluronan synthase 1 [Mus pahari]</text:p>
          </table:table-cell>
        </table:table-row>
        <table:table-row table:style-name="ro1">
          <table:table-cell office:value-type="string" calcext:value-type="string">
            <text:p>XP_0293267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1E-104" calcext:value-type="float">
            <text:p>7.1E-104</text:p>
          </table:table-cell>
          <table:table-cell office:value-type="float" office:value="8E-106" calcext:value-type="float">
            <text:p>8E-106</text:p>
          </table:table-cell>
          <table:table-cell office:value-type="float" office:value="4.9E-102" calcext:value-type="float">
            <text:p>4.9E-102</text:p>
          </table:table-cell>
          <table:table-cell office:value-type="string" calcext:value-type="string">
            <text:p>hyaluronan synthase 1 [Mus caroli]</text:p>
          </table:table-cell>
        </table:table-row>
        <table:table-row table:style-name="ro1">
          <table:table-cell office:value-type="string" calcext:value-type="string">
            <text:p>XP_0343487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6E-104" calcext:value-type="float">
            <text:p>9.6E-104</text:p>
          </table:table-cell>
          <table:table-cell office:value-type="float" office:value="1E-105" calcext:value-type="float">
            <text:p>1E-105</text:p>
          </table:table-cell>
          <table:table-cell office:value-type="float" office:value="6.4E-102" calcext:value-type="float">
            <text:p>6.4E-102</text:p>
          </table:table-cell>
          <table:table-cell office:value-type="string" calcext:value-type="string">
            <text:p>hyaluronan synthase 1 [Arvicanthis niloticus]</text:p>
          </table:table-cell>
        </table:table-row>
        <table:table-row table:style-name="ro1">
          <table:table-cell office:value-type="string" calcext:value-type="string">
            <text:p>XP_0306770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03" calcext:value-type="float">
            <text:p>1.2E-103</text:p>
          </table:table-cell>
          <table:table-cell office:value-type="float" office:value="1.9E-105" calcext:value-type="float">
            <text:p>1.9E-105</text:p>
          </table:table-cell>
          <table:table-cell office:value-type="float" office:value="1.2E-101" calcext:value-type="float">
            <text:p>1.2E-101</text:p>
          </table:table-cell>
          <table:table-cell office:value-type="string" calcext:value-type="string">
            <text:p>hyaluronan synthase 1 isoform X3 [Nomascus leucogenys]</text:p>
          </table:table-cell>
        </table:table-row>
        <table:table-row table:style-name="ro1">
          <table:table-cell office:value-type="string" calcext:value-type="string">
            <text:p>XP_03067703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03" calcext:value-type="float">
            <text:p>1.2E-103</text:p>
          </table:table-cell>
          <table:table-cell office:value-type="float" office:value="1.9E-105" calcext:value-type="float">
            <text:p>1.9E-105</text:p>
          </table:table-cell>
          <table:table-cell office:value-type="float" office:value="1.2E-101" calcext:value-type="float">
            <text:p>1.2E-101</text:p>
          </table:table-cell>
          <table:table-cell office:value-type="string" calcext:value-type="string">
            <text:p>hyaluronan synthase 1 isoform X2 [Nomascus leucogenys]</text:p>
          </table:table-cell>
        </table:table-row>
        <table:table-row table:style-name="ro1">
          <table:table-cell office:value-type="string" calcext:value-type="string">
            <text:p>XP_0215367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03" calcext:value-type="float">
            <text:p>1.2E-103</text:p>
          </table:table-cell>
          <table:table-cell office:value-type="float" office:value="2.9E-105" calcext:value-type="float">
            <text:p>2.9E-105</text:p>
          </table:table-cell>
          <table:table-cell office:value-type="float" office:value="1.7E-101" calcext:value-type="float">
            <text:p>1.7E-101</text:p>
          </table:table-cell>
          <table:table-cell office:value-type="string" calcext:value-type="string">
            <text:p>hyaluronan synthase 1 [Neomonachus schauinslandi]</text:p>
          </table:table-cell>
        </table:table-row>
        <table:table-row table:style-name="ro1">
          <table:table-cell office:value-type="string" calcext:value-type="string">
            <text:p>XP_0306770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03" calcext:value-type="float">
            <text:p>1.3E-103</text:p>
          </table:table-cell>
          <table:table-cell office:value-type="float" office:value="2E-105" calcext:value-type="float">
            <text:p>2E-105</text:p>
          </table:table-cell>
          <table:table-cell office:value-type="float" office:value="1.2E-101" calcext:value-type="float">
            <text:p>1.2E-101</text:p>
          </table:table-cell>
          <table:table-cell office:value-type="string" calcext:value-type="string">
            <text:p>hyaluronan synthase 1 isoform X1 [Nomascus leucogenys]</text:p>
          </table:table-cell>
        </table:table-row>
        <table:table-row table:style-name="ro1">
          <table:table-cell office:value-type="string" calcext:value-type="string">
            <text:p>XP_0351398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03" calcext:value-type="float">
            <text:p>1.5E-103</text:p>
          </table:table-cell>
          <table:table-cell office:value-type="float" office:value="3.1E-105" calcext:value-type="float">
            <text:p>3.1E-105</text:p>
          </table:table-cell>
          <table:table-cell office:value-type="float" office:value="1.9E-101" calcext:value-type="float">
            <text:p>1.9E-101</text:p>
          </table:table-cell>
          <table:table-cell office:value-type="string" calcext:value-type="string">
            <text:p>hyaluronan synthase 1 isoform X2 [Callithrix jacchus]</text:p>
          </table:table-cell>
        </table:table-row>
        <table:table-row table:style-name="ro1">
          <table:table-cell office:value-type="string" calcext:value-type="string">
            <text:p>XP_0351398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03" calcext:value-type="float">
            <text:p>1.5E-103</text:p>
          </table:table-cell>
          <table:table-cell office:value-type="float" office:value="3.1E-105" calcext:value-type="float">
            <text:p>3.1E-105</text:p>
          </table:table-cell>
          <table:table-cell office:value-type="float" office:value="1.9E-101" calcext:value-type="float">
            <text:p>1.9E-101</text:p>
          </table:table-cell>
          <table:table-cell office:value-type="string" calcext:value-type="string">
            <text:p>hyaluronan synthase 1 isoform X1 [Callithrix jacchus]</text:p>
          </table:table-cell>
        </table:table-row>
        <table:table-row table:style-name="ro1">
          <table:table-cell office:value-type="string" calcext:value-type="string">
            <text:p>XP_0140379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03" calcext:value-type="float">
            <text:p>1.9E-103</text:p>
          </table:table-cell>
          <table:table-cell office:value-type="float" office:value="4.5E-106" calcext:value-type="float">
            <text:p>4.5E-106</text:p>
          </table:table-cell>
          <table:table-cell office:value-type="float" office:value="2.7E-102" calcext:value-type="float">
            <text:p>2.7E-102</text:p>
          </table:table-cell>
          <table:table-cell office:value-type="string" calcext:value-type="string">
            <text:p>PREDICTED: hyaluronan synthase 3-like [Salmo salar]</text:p>
          </table:table-cell>
        </table:table-row>
        <table:table-row table:style-name="ro1">
          <table:table-cell office:value-type="string" calcext:value-type="string">
            <text:p>XP_0240932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03" calcext:value-type="float">
            <text:p>2E-103</text:p>
          </table:table-cell>
          <table:table-cell office:value-type="float" office:value="3.8E-105" calcext:value-type="float">
            <text:p>3.8E-105</text:p>
          </table:table-cell>
          <table:table-cell office:value-type="float" office:value="2.3E-101" calcext:value-type="float">
            <text:p>2.3E-101</text:p>
          </table:table-cell>
          <table:table-cell office:value-type="string" calcext:value-type="string">
            <text:p>hyaluronan synthase 1 isoform X3 [Pongo abelii]</text:p>
          </table:table-cell>
        </table:table-row>
        <table:table-row table:style-name="ro1">
          <table:table-cell office:value-type="string" calcext:value-type="string">
            <text:p>XP_0240932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103" calcext:value-type="float">
            <text:p>2E-103</text:p>
          </table:table-cell>
          <table:table-cell office:value-type="float" office:value="3.8E-105" calcext:value-type="float">
            <text:p>3.8E-105</text:p>
          </table:table-cell>
          <table:table-cell office:value-type="float" office:value="2.3E-101" calcext:value-type="float">
            <text:p>2.3E-101</text:p>
          </table:table-cell>
          <table:table-cell office:value-type="string" calcext:value-type="string">
            <text:p>hyaluronan synthase 1 isoform X2 [Pongo abelii]</text:p>
          </table:table-cell>
        </table:table-row>
        <table:table-row table:style-name="ro1">
          <table:table-cell office:value-type="string" calcext:value-type="string">
            <text:p>XP_0240932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103" calcext:value-type="float">
            <text:p>2.1E-103</text:p>
          </table:table-cell>
          <table:table-cell office:value-type="float" office:value="3.9E-105" calcext:value-type="float">
            <text:p>3.9E-105</text:p>
          </table:table-cell>
          <table:table-cell office:value-type="float" office:value="2.4E-101" calcext:value-type="float">
            <text:p>2.4E-101</text:p>
          </table:table-cell>
          <table:table-cell office:value-type="string" calcext:value-type="string">
            <text:p>hyaluronan synthase 1 isoform X1 [Pongo abelii]</text:p>
          </table:table-cell>
        </table:table-row>
        <table:table-row table:style-name="ro1">
          <table:table-cell office:value-type="string" calcext:value-type="string">
            <text:p>XP_0295010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103" calcext:value-type="float">
            <text:p>3.8E-103</text:p>
          </table:table-cell>
          <table:table-cell office:value-type="float" office:value="8.9E-106" calcext:value-type="float">
            <text:p>8.9E-106</text:p>
          </table:table-cell>
          <table:table-cell office:value-type="float" office:value="5.4E-102" calcext:value-type="float">
            <text:p>5.4E-102</text:p>
          </table:table-cell>
          <table:table-cell office:value-type="string" calcext:value-type="string">
            <text:p>hyaluronan synthase 2-like <text:s/>partial [Oncorhynchus nerka]</text:p>
          </table:table-cell>
        </table:table-row>
        <table:table-row table:style-name="ro1">
          <table:table-cell office:value-type="string" calcext:value-type="string">
            <text:p>XP_0252239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103" calcext:value-type="float">
            <text:p>3.9E-103</text:p>
          </table:table-cell>
          <table:table-cell office:value-type="float" office:value="5.6E-105" calcext:value-type="float">
            <text:p>5.6E-105</text:p>
          </table:table-cell>
          <table:table-cell office:value-type="float" office:value="3.4E-101" calcext:value-type="float">
            <text:p>3.4E-101</text:p>
          </table:table-cell>
          <table:table-cell office:value-type="string" calcext:value-type="string">
            <text:p>hyaluronan synthase 1 isoform X3 [Theropithecus gelada]</text:p>
          </table:table-cell>
        </table:table-row>
        <table:table-row table:style-name="ro1">
          <table:table-cell office:value-type="string" calcext:value-type="string">
            <text:p>XP_0252239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03" calcext:value-type="float">
            <text:p>4E-103</text:p>
          </table:table-cell>
          <table:table-cell office:value-type="float" office:value="5.6E-105" calcext:value-type="float">
            <text:p>5.6E-105</text:p>
          </table:table-cell>
          <table:table-cell office:value-type="float" office:value="3.4E-101" calcext:value-type="float">
            <text:p>3.4E-101</text:p>
          </table:table-cell>
          <table:table-cell office:value-type="string" calcext:value-type="string">
            <text:p>hyaluronan synthase 1 isoform X2 [Theropithecus gelada]</text:p>
          </table:table-cell>
        </table:table-row>
        <table:table-row table:style-name="ro1">
          <table:table-cell office:value-type="string" calcext:value-type="string">
            <text:p>XP_0252239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2E-103" calcext:value-type="float">
            <text:p>4.2E-103</text:p>
          </table:table-cell>
          <table:table-cell office:value-type="float" office:value="6E-105" calcext:value-type="float">
            <text:p>6E-105</text:p>
          </table:table-cell>
          <table:table-cell office:value-type="float" office:value="3.7E-101" calcext:value-type="float">
            <text:p>3.7E-101</text:p>
          </table:table-cell>
          <table:table-cell office:value-type="string" calcext:value-type="string">
            <text:p>hyaluronan synthase 1 isoform X1 [Theropithecus gelada]</text:p>
          </table:table-cell>
        </table:table-row>
        <table:table-row table:style-name="ro1">
          <table:table-cell office:value-type="string" calcext:value-type="string">
            <text:p>XP_0356996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103" calcext:value-type="float">
            <text:p>4.9E-103</text:p>
          </table:table-cell>
          <table:table-cell office:value-type="float" office:value="4.8E-022" calcext:value-type="float">
            <text:p>4.8E-22</text:p>
          </table:table-cell>
          <table:table-cell office:value-type="float" office:value="3E-018" calcext:value-type="float">
            <text:p>3E-18</text:p>
          </table:table-cell>
          <table:table-cell office:value-type="string" calcext:value-type="string">
            <text:p>uncharacterized protein LOC118432263 [Branchiostoma floridae]</text:p>
          </table:table-cell>
        </table:table-row>
        <table:table-row table:style-name="ro1">
          <table:table-cell office:value-type="string" calcext:value-type="string">
            <text:p>NP_0012843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5E-103" calcext:value-type="float">
            <text:p>5.5E-103</text:p>
          </table:table-cell>
          <table:table-cell office:value-type="float" office:value="3.8E-105" calcext:value-type="float">
            <text:p>3.8E-105</text:p>
          </table:table-cell>
          <table:table-cell office:value-type="float" office:value="2.3E-101" calcext:value-type="float">
            <text:p>2.3E-101</text:p>
          </table:table-cell>
          <table:table-cell office:value-type="string" calcext:value-type="string">
            <text:p>hyaluronan synthase 1 isoform 2 [Homo sapiens]</text:p>
          </table:table-cell>
        </table:table-row>
        <table:table-row table:style-name="ro1">
          <table:table-cell office:value-type="string" calcext:value-type="string">
            <text:p>NP_001514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6E-103" calcext:value-type="float">
            <text:p>5.6E-103</text:p>
          </table:table-cell>
          <table:table-cell office:value-type="float" office:value="3.8E-105" calcext:value-type="float">
            <text:p>3.8E-105</text:p>
          </table:table-cell>
          <table:table-cell office:value-type="float" office:value="2.3E-101" calcext:value-type="float">
            <text:p>2.3E-101</text:p>
          </table:table-cell>
          <table:table-cell office:value-type="string" calcext:value-type="string">
            <text:p>hyaluronan synthase 1 isoform 1 [Homo sapiens]</text:p>
          </table:table-cell>
        </table:table-row>
        <table:table-row table:style-name="ro1">
          <table:table-cell office:value-type="string" calcext:value-type="string">
            <text:p>XP_0167922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E-103" calcext:value-type="float">
            <text:p>6.2E-103</text:p>
          </table:table-cell>
          <table:table-cell office:value-type="float" office:value="1E-104" calcext:value-type="float">
            <text:p>1E-104</text:p>
          </table:table-cell>
          <table:table-cell office:value-type="float" office:value="6.1E-101" calcext:value-type="float">
            <text:p>6.1E-101</text:p>
          </table:table-cell>
          <table:table-cell office:value-type="string" calcext:value-type="string">
            <text:p>hyaluronan synthase 1 isoform X3 [Pan troglodytes]</text:p>
          </table:table-cell>
        </table:table-row>
        <table:table-row table:style-name="ro1">
          <table:table-cell office:value-type="string" calcext:value-type="string">
            <text:p>XP_01679222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03" calcext:value-type="float">
            <text:p>6.3E-103</text:p>
          </table:table-cell>
          <table:table-cell office:value-type="float" office:value="1E-104" calcext:value-type="float">
            <text:p>1E-104</text:p>
          </table:table-cell>
          <table:table-cell office:value-type="float" office:value="6.2E-101" calcext:value-type="float">
            <text:p>6.2E-101</text:p>
          </table:table-cell>
          <table:table-cell office:value-type="string" calcext:value-type="string">
            <text:p>hyaluronan synthase 1 isoform X2 [Pan troglodytes]</text:p>
          </table:table-cell>
        </table:table-row>
        <table:table-row table:style-name="ro1">
          <table:table-cell office:value-type="string" calcext:value-type="string">
            <text:p>XP_0235060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3E-103" calcext:value-type="float">
            <text:p>6.3E-103</text:p>
          </table:table-cell>
          <table:table-cell office:value-type="float" office:value="2.3E-105" calcext:value-type="float">
            <text:p>2.3E-105</text:p>
          </table:table-cell>
          <table:table-cell office:value-type="float" office:value="1.4E-101" calcext:value-type="float">
            <text:p>1.4E-101</text:p>
          </table:table-cell>
          <table:table-cell office:value-type="string" calcext:value-type="string">
            <text:p>hyaluronan synthase 1 isoform X2 [Equus caballus]</text:p>
          </table:table-cell>
        </table:table-row>
        <table:table-row table:style-name="ro1">
          <table:table-cell office:value-type="string" calcext:value-type="string">
            <text:p>XP_0167922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103" calcext:value-type="float">
            <text:p>7E-103</text:p>
          </table:table-cell>
          <table:table-cell office:value-type="float" office:value="1.2E-104" calcext:value-type="float">
            <text:p>1.2E-104</text:p>
          </table:table-cell>
          <table:table-cell office:value-type="float" office:value="7.2E-101" calcext:value-type="float">
            <text:p>7.2E-101</text:p>
          </table:table-cell>
          <table:table-cell office:value-type="string" calcext:value-type="string">
            <text:p>hyaluronan synthase 1 isoform X1 [Pan troglodytes]</text:p>
          </table:table-cell>
        </table:table-row>
        <table:table-row table:style-name="ro1">
          <table:table-cell office:value-type="string" calcext:value-type="string">
            <text:p>XP_0376758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2E-103" calcext:value-type="float">
            <text:p>7.2E-103</text:p>
          </table:table-cell>
          <table:table-cell office:value-type="float" office:value="4.7E-105" calcext:value-type="float">
            <text:p>4.7E-105</text:p>
          </table:table-cell>
          <table:table-cell office:value-type="float" office:value="2.8E-101" calcext:value-type="float">
            <text:p>2.8E-101</text:p>
          </table:table-cell>
          <table:table-cell office:value-type="string" calcext:value-type="string">
            <text:p>hyaluronan synthase 1 isoform X4 [Choloepus didactylus]</text:p>
          </table:table-cell>
        </table:table-row>
        <table:table-row table:style-name="ro1">
          <table:table-cell office:value-type="string" calcext:value-type="string">
            <text:p>XP_0376758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E-103" calcext:value-type="float">
            <text:p>7.3E-103</text:p>
          </table:table-cell>
          <table:table-cell office:value-type="float" office:value="4.7E-105" calcext:value-type="float">
            <text:p>4.7E-105</text:p>
          </table:table-cell>
          <table:table-cell office:value-type="float" office:value="2.9E-101" calcext:value-type="float">
            <text:p>2.9E-101</text:p>
          </table:table-cell>
          <table:table-cell office:value-type="string" calcext:value-type="string">
            <text:p>hyaluronan synthase 1 isoform X3 [Choloepus didactylus]</text:p>
          </table:table-cell>
        </table:table-row>
        <table:table-row table:style-name="ro1">
          <table:table-cell office:value-type="string" calcext:value-type="string">
            <text:p>XP_0235060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5E-103" calcext:value-type="float">
            <text:p>8.5E-103</text:p>
          </table:table-cell>
          <table:table-cell office:value-type="float" office:value="2.8E-105" calcext:value-type="float">
            <text:p>2.8E-105</text:p>
          </table:table-cell>
          <table:table-cell office:value-type="float" office:value="1.7E-101" calcext:value-type="float">
            <text:p>1.7E-101</text:p>
          </table:table-cell>
          <table:table-cell office:value-type="string" calcext:value-type="string">
            <text:p>hyaluronan synthase 1 isoform X1 [Equus caballus]</text:p>
          </table:table-cell>
        </table:table-row>
        <table:table-row table:style-name="ro1">
          <table:table-cell office:value-type="string" calcext:value-type="string">
            <text:p>XP_011288058.3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03" calcext:value-type="float">
            <text:p>9.4E-103</text:p>
          </table:table-cell>
          <table:table-cell office:value-type="float" office:value="9.7E-105" calcext:value-type="float">
            <text:p>9.7E-105</text:p>
          </table:table-cell>
          <table:table-cell office:value-type="float" office:value="5.9E-101" calcext:value-type="float">
            <text:p>5.9E-101</text:p>
          </table:table-cell>
          <table:table-cell office:value-type="string" calcext:value-type="string">
            <text:p>hyaluronan synthase 1 [Felis catus]</text:p>
          </table:table-cell>
        </table:table-row>
        <table:table-row table:style-name="ro1">
          <table:table-cell office:value-type="string" calcext:value-type="string">
            <text:p>XP_0434561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03" calcext:value-type="float">
            <text:p>9.4E-103</text:p>
          </table:table-cell>
          <table:table-cell office:value-type="float" office:value="9.7E-105" calcext:value-type="float">
            <text:p>9.7E-105</text:p>
          </table:table-cell>
          <table:table-cell office:value-type="float" office:value="5.9E-101" calcext:value-type="float">
            <text:p>5.9E-101</text:p>
          </table:table-cell>
          <table:table-cell office:value-type="string" calcext:value-type="string">
            <text:p>hyaluronan synthase 1 isoform X2 [Prionailurus bengalensis]</text:p>
          </table:table-cell>
        </table:table-row>
        <table:table-row table:style-name="ro1">
          <table:table-cell office:value-type="string" calcext:value-type="string">
            <text:p>XP_0315148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5E-103" calcext:value-type="float">
            <text:p>9.5E-103</text:p>
          </table:table-cell>
          <table:table-cell office:value-type="float" office:value="1E-104" calcext:value-type="float">
            <text:p>1E-104</text:p>
          </table:table-cell>
          <table:table-cell office:value-type="float" office:value="6.3E-101" calcext:value-type="float">
            <text:p>6.3E-101</text:p>
          </table:table-cell>
          <table:table-cell office:value-type="string" calcext:value-type="string">
            <text:p>hyaluronan synthase 1 isoform X1 [Papio anubis]</text:p>
          </table:table-cell>
        </table:table-row>
        <table:table-row table:style-name="ro1">
          <table:table-cell office:value-type="string" calcext:value-type="string">
            <text:p>XP_0188704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6E-103" calcext:value-type="float">
            <text:p>9.6E-103</text:p>
          </table:table-cell>
          <table:table-cell office:value-type="float" office:value="1.5E-104" calcext:value-type="float">
            <text:p>1.5E-104</text:p>
          </table:table-cell>
          <table:table-cell office:value-type="float" office:value="9E-101" calcext:value-type="float">
            <text:p>9E-101</text:p>
          </table:table-cell>
          <table:table-cell office:value-type="string" calcext:value-type="string">
            <text:p>hyaluronan synthase 1 isoform X2 [Gorilla gorilla gorilla]</text:p>
          </table:table-cell>
        </table:table-row>
        <table:table-row table:style-name="ro1">
          <table:table-cell office:value-type="string" calcext:value-type="string">
            <text:p>XP_0446156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8E-103" calcext:value-type="float">
            <text:p>9.8E-103</text:p>
          </table:table-cell>
          <table:table-cell office:value-type="float" office:value="3.6E-105" calcext:value-type="float">
            <text:p>3.6E-105</text:p>
          </table:table-cell>
          <table:table-cell office:value-type="float" office:value="2.2E-101" calcext:value-type="float">
            <text:p>2.2E-101</text:p>
          </table:table-cell>
          <table:table-cell office:value-type="string" calcext:value-type="string">
            <text:p>LOW QUALITY PROTEIN: hyaluronan synthase 1 [Equus asinus]</text:p>
          </table:table-cell>
        </table:table-row>
        <table:table-row table:style-name="ro1">
          <table:table-cell office:value-type="string" calcext:value-type="string">
            <text:p>XP_0252771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02" calcext:value-type="float">
            <text:p>1E-102</text:p>
          </table:table-cell>
          <table:table-cell office:value-type="float" office:value="1.8E-104" calcext:value-type="float">
            <text:p>1.8E-104</text:p>
          </table:table-cell>
          <table:table-cell office:value-type="float" office:value="1.1E-100" calcext:value-type="float">
            <text:p>1.1E-100</text:p>
          </table:table-cell>
          <table:table-cell office:value-type="string" calcext:value-type="string">
            <text:p>hyaluronan synthase 1 isoform X2 [Canis lupus dingo]</text:p>
          </table:table-cell>
        </table:table-row>
        <table:table-row table:style-name="ro1">
          <table:table-cell office:value-type="string" calcext:value-type="string">
            <text:p>XP_0385077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02" calcext:value-type="float">
            <text:p>1E-102</text:p>
          </table:table-cell>
          <table:table-cell office:value-type="float" office:value="1.8E-104" calcext:value-type="float">
            <text:p>1.8E-104</text:p>
          </table:table-cell>
          <table:table-cell office:value-type="float" office:value="1.1E-100" calcext:value-type="float">
            <text:p>1.1E-100</text:p>
          </table:table-cell>
          <table:table-cell office:value-type="string" calcext:value-type="string">
            <text:p>hyaluronan synthase 1 isoform X2 [Canis lupus familiaris]</text:p>
          </table:table-cell>
        </table:table-row>
        <table:table-row table:style-name="ro1">
          <table:table-cell office:value-type="string" calcext:value-type="string">
            <text:p>XP_0355617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02" calcext:value-type="float">
            <text:p>1E-102</text:p>
          </table:table-cell>
          <table:table-cell office:value-type="float" office:value="1.8E-104" calcext:value-type="float">
            <text:p>1.8E-104</text:p>
          </table:table-cell>
          <table:table-cell office:value-type="float" office:value="1.1E-100" calcext:value-type="float">
            <text:p>1.1E-100</text:p>
          </table:table-cell>
          <table:table-cell office:value-type="string" calcext:value-type="string">
            <text:p>hyaluronan synthase 1 isoform X1 [Canis lupus dingo]</text:p>
          </table:table-cell>
        </table:table-row>
        <table:table-row table:style-name="ro1">
          <table:table-cell office:value-type="string" calcext:value-type="string">
            <text:p>XP_0385076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02" calcext:value-type="float">
            <text:p>1E-102</text:p>
          </table:table-cell>
          <table:table-cell office:value-type="float" office:value="1.8E-104" calcext:value-type="float">
            <text:p>1.8E-104</text:p>
          </table:table-cell>
          <table:table-cell office:value-type="float" office:value="1.1E-100" calcext:value-type="float">
            <text:p>1.1E-100</text:p>
          </table:table-cell>
          <table:table-cell office:value-type="string" calcext:value-type="string">
            <text:p>hyaluronan synthase 1 isoform X1 [Canis lupus familiaris]</text:p>
          </table:table-cell>
        </table:table-row>
        <table:table-row table:style-name="ro1">
          <table:table-cell office:value-type="string" calcext:value-type="string">
            <text:p>XP_0428262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02" calcext:value-type="float">
            <text:p>1E-102</text:p>
          </table:table-cell>
          <table:table-cell office:value-type="float" office:value="1.1E-104" calcext:value-type="float">
            <text:p>1.1E-104</text:p>
          </table:table-cell>
          <table:table-cell office:value-type="float" office:value="6.8E-101" calcext:value-type="float">
            <text:p>6.8E-101</text:p>
          </table:table-cell>
          <table:table-cell office:value-type="string" calcext:value-type="string">
            <text:p>hyaluronan synthase 1 [Panthera tigris]</text:p>
          </table:table-cell>
        </table:table-row>
        <table:table-row table:style-name="ro1">
          <table:table-cell office:value-type="string" calcext:value-type="string">
            <text:p>XP_0416005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02" calcext:value-type="float">
            <text:p>1.1E-102</text:p>
          </table:table-cell>
          <table:table-cell office:value-type="float" office:value="2.2E-104" calcext:value-type="float">
            <text:p>2.2E-104</text:p>
          </table:table-cell>
          <table:table-cell office:value-type="float" office:value="1.3E-100" calcext:value-type="float">
            <text:p>1.3E-100</text:p>
          </table:table-cell>
          <table:table-cell office:value-type="string" calcext:value-type="string">
            <text:p>hyaluronan synthase 1 [Vulpes lagopus]</text:p>
          </table:table-cell>
        </table:table-row>
        <table:table-row table:style-name="ro1">
          <table:table-cell office:value-type="string" calcext:value-type="string">
            <text:p>XP_0188704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02" calcext:value-type="float">
            <text:p>1.1E-102</text:p>
          </table:table-cell>
          <table:table-cell office:value-type="float" office:value="1.6E-104" calcext:value-type="float">
            <text:p>1.6E-104</text:p>
          </table:table-cell>
          <table:table-cell office:value-type="float" office:value="9.6E-101" calcext:value-type="float">
            <text:p>9.6E-101</text:p>
          </table:table-cell>
          <table:table-cell office:value-type="string" calcext:value-type="string">
            <text:p>hyaluronan synthase 1 isoform X1 [Gorilla gorilla gorilla]</text:p>
          </table:table-cell>
        </table:table-row>
        <table:table-row table:style-name="ro1">
          <table:table-cell office:value-type="string" calcext:value-type="string">
            <text:p>XP_0274741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02" calcext:value-type="float">
            <text:p>1.1E-102</text:p>
          </table:table-cell>
          <table:table-cell office:value-type="float" office:value="1.9E-104" calcext:value-type="float">
            <text:p>1.9E-104</text:p>
          </table:table-cell>
          <table:table-cell office:value-type="float" office:value="1.2E-100" calcext:value-type="float">
            <text:p>1.2E-100</text:p>
          </table:table-cell>
          <table:table-cell office:value-type="string" calcext:value-type="string">
            <text:p>hyaluronan synthase 1 isoform X2 [Zalophus californianus]</text:p>
          </table:table-cell>
        </table:table-row>
        <table:table-row table:style-name="ro1">
          <table:table-cell office:value-type="string" calcext:value-type="string">
            <text:p>XP_02747414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102" calcext:value-type="float">
            <text:p>1.1E-102</text:p>
          </table:table-cell>
          <table:table-cell office:value-type="float" office:value="1.9E-104" calcext:value-type="float">
            <text:p>1.9E-104</text:p>
          </table:table-cell>
          <table:table-cell office:value-type="float" office:value="1.2E-100" calcext:value-type="float">
            <text:p>1.2E-100</text:p>
          </table:table-cell>
          <table:table-cell office:value-type="string" calcext:value-type="string">
            <text:p>hyaluronan synthase 1 isoform X1 [Zalophus californianus]</text:p>
          </table:table-cell>
        </table:table-row>
        <table:table-row table:style-name="ro1">
          <table:table-cell office:value-type="string" calcext:value-type="string">
            <text:p>XP_0339576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02" calcext:value-type="float">
            <text:p>1.2E-102</text:p>
          </table:table-cell>
          <table:table-cell office:value-type="float" office:value="1.4E-017" calcext:value-type="float">
            <text:p>1.4E-17</text:p>
          </table:table-cell>
          <table:table-cell office:value-type="float" office:value="0.000000000000086" calcext:value-type="float">
            <text:p>8.6E-14</text:p>
          </table:table-cell>
          <table:table-cell office:value-type="string" calcext:value-type="string">
            <text:p>hyaluronan synthase 1 [Pseudochaenichthys georgianus]</text:p>
          </table:table-cell>
        </table:table-row>
        <table:table-row table:style-name="ro1">
          <table:table-cell office:value-type="string" calcext:value-type="string">
            <text:p>XP_0055901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02" calcext:value-type="float">
            <text:p>1.2E-102</text:p>
          </table:table-cell>
          <table:table-cell office:value-type="float" office:value="1.9E-104" calcext:value-type="float">
            <text:p>1.9E-104</text:p>
          </table:table-cell>
          <table:table-cell office:value-type="float" office:value="1.1E-100" calcext:value-type="float">
            <text:p>1.1E-100</text:p>
          </table:table-cell>
          <table:table-cell office:value-type="string" calcext:value-type="string">
            <text:p>PREDICTED: hyaluronan synthase 1 isoform X2 [Macaca fascicularis]</text:p>
          </table:table-cell>
        </table:table-row>
        <table:table-row table:style-name="ro1">
          <table:table-cell office:value-type="string" calcext:value-type="string">
            <text:p>XP_0434561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102" calcext:value-type="float">
            <text:p>1.2E-102</text:p>
          </table:table-cell>
          <table:table-cell office:value-type="float" office:value="1.2E-104" calcext:value-type="float">
            <text:p>1.2E-104</text:p>
          </table:table-cell>
          <table:table-cell office:value-type="float" office:value="7.2E-101" calcext:value-type="float">
            <text:p>7.2E-101</text:p>
          </table:table-cell>
          <table:table-cell office:value-type="string" calcext:value-type="string">
            <text:p>hyaluronan synthase 1 isoform X1 [Prionailurus bengalensis]</text:p>
          </table:table-cell>
        </table:table-row>
        <table:table-row table:style-name="ro1">
          <table:table-cell office:value-type="string" calcext:value-type="string">
            <text:p>XP_0152975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02" calcext:value-type="float">
            <text:p>1.3E-102</text:p>
          </table:table-cell>
          <table:table-cell office:value-type="float" office:value="1.9E-104" calcext:value-type="float">
            <text:p>1.9E-104</text:p>
          </table:table-cell>
          <table:table-cell office:value-type="float" office:value="1.2E-100" calcext:value-type="float">
            <text:p>1.2E-100</text:p>
          </table:table-cell>
          <table:table-cell office:value-type="string" calcext:value-type="string">
            <text:p>PREDICTED: hyaluronan synthase 1 isoform X1 [Macaca fascicularis]</text:p>
          </table:table-cell>
        </table:table-row>
        <table:table-row table:style-name="ro1">
          <table:table-cell office:value-type="string" calcext:value-type="string">
            <text:p>NP_0011060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02" calcext:value-type="float">
            <text:p>1.5E-102</text:p>
          </table:table-cell>
          <table:table-cell office:value-type="float" office:value="2E-104" calcext:value-type="float">
            <text:p>2E-104</text:p>
          </table:table-cell>
          <table:table-cell office:value-type="float" office:value="1.2E-100" calcext:value-type="float">
            <text:p>1.2E-100</text:p>
          </table:table-cell>
          <table:table-cell office:value-type="string" calcext:value-type="string">
            <text:p>hyaluronan synthase 1 [Papio anubis]</text:p>
          </table:table-cell>
        </table:table-row>
        <table:table-row table:style-name="ro1">
          <table:table-cell office:value-type="string" calcext:value-type="string">
            <text:p>XP_03767585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02" calcext:value-type="float">
            <text:p>1.5E-102</text:p>
          </table:table-cell>
          <table:table-cell office:value-type="float" office:value="7.8E-105" calcext:value-type="float">
            <text:p>7.8E-105</text:p>
          </table:table-cell>
          <table:table-cell office:value-type="float" office:value="4.8E-101" calcext:value-type="float">
            <text:p>4.8E-101</text:p>
          </table:table-cell>
          <table:table-cell office:value-type="string" calcext:value-type="string">
            <text:p>hyaluronan synthase 1 isoform X2 [Choloepus didactylus]</text:p>
          </table:table-cell>
        </table:table-row>
        <table:table-row table:style-name="ro1">
          <table:table-cell office:value-type="string" calcext:value-type="string">
            <text:p>XP_0376758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02" calcext:value-type="float">
            <text:p>1.8E-102</text:p>
          </table:table-cell>
          <table:table-cell office:value-type="float" office:value="8.7E-105" calcext:value-type="float">
            <text:p>8.7E-105</text:p>
          </table:table-cell>
          <table:table-cell office:value-type="float" office:value="5.3E-101" calcext:value-type="float">
            <text:p>5.3E-101</text:p>
          </table:table-cell>
          <table:table-cell office:value-type="string" calcext:value-type="string">
            <text:p>hyaluronan synthase 1 isoform X1 [Choloepus didactylus]</text:p>
          </table:table-cell>
        </table:table-row>
        <table:table-row table:style-name="ro1">
          <table:table-cell office:value-type="string" calcext:value-type="string">
            <text:p>XP_0230384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02" calcext:value-type="float">
            <text:p>1.9E-102</text:p>
          </table:table-cell>
          <table:table-cell office:value-type="float" office:value="2.2E-104" calcext:value-type="float">
            <text:p>2.2E-104</text:p>
          </table:table-cell>
          <table:table-cell office:value-type="float" office:value="1.3E-100" calcext:value-type="float">
            <text:p>1.3E-100</text:p>
          </table:table-cell>
          <table:table-cell office:value-type="string" calcext:value-type="string">
            <text:p>hyaluronan synthase 1 isoform X2 [Piliocolobus tephrosceles]</text:p>
          </table:table-cell>
        </table:table-row>
        <table:table-row table:style-name="ro1">
          <table:table-cell office:value-type="string" calcext:value-type="string">
            <text:p>XP_0230384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102" calcext:value-type="float">
            <text:p>1.9E-102</text:p>
          </table:table-cell>
          <table:table-cell office:value-type="float" office:value="2.2E-104" calcext:value-type="float">
            <text:p>2.2E-104</text:p>
          </table:table-cell>
          <table:table-cell office:value-type="float" office:value="1.3E-100" calcext:value-type="float">
            <text:p>1.3E-100</text:p>
          </table:table-cell>
          <table:table-cell office:value-type="string" calcext:value-type="string">
            <text:p>hyaluronan synthase 1 isoform X1 [Piliocolobus tephrosceles]</text:p>
          </table:table-cell>
        </table:table-row>
        <table:table-row table:style-name="ro1">
          <table:table-cell office:value-type="string" calcext:value-type="string">
            <text:p>XP_0315148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02" calcext:value-type="float">
            <text:p>2.2E-102</text:p>
          </table:table-cell>
          <table:table-cell office:value-type="float" office:value="2.8E-104" calcext:value-type="float">
            <text:p>2.8E-104</text:p>
          </table:table-cell>
          <table:table-cell office:value-type="float" office:value="1.7E-100" calcext:value-type="float">
            <text:p>1.7E-100</text:p>
          </table:table-cell>
          <table:table-cell office:value-type="string" calcext:value-type="string">
            <text:p>hyaluronan synthase 1 isoform X2 [Papio anubis]</text:p>
          </table:table-cell>
        </table:table-row>
        <table:table-row table:style-name="ro1">
          <table:table-cell office:value-type="string" calcext:value-type="string">
            <text:p>XP_0103748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102" calcext:value-type="float">
            <text:p>2.2E-102</text:p>
          </table:table-cell>
          <table:table-cell office:value-type="float" office:value="3.6E-104" calcext:value-type="float">
            <text:p>3.6E-104</text:p>
          </table:table-cell>
          <table:table-cell office:value-type="float" office:value="2.2E-100" calcext:value-type="float">
            <text:p>2.2E-100</text:p>
          </table:table-cell>
          <table:table-cell office:value-type="string" calcext:value-type="string">
            <text:p>hyaluronan synthase 1 isoform X2 [Rhinopithecus roxellana]</text:p>
          </table:table-cell>
        </table:table-row>
        <table:table-row table:style-name="ro1">
          <table:table-cell office:value-type="string" calcext:value-type="string">
            <text:p>XP_0103748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102" calcext:value-type="float">
            <text:p>2.3E-102</text:p>
          </table:table-cell>
          <table:table-cell office:value-type="float" office:value="3.6E-104" calcext:value-type="float">
            <text:p>3.6E-104</text:p>
          </table:table-cell>
          <table:table-cell office:value-type="float" office:value="2.2E-100" calcext:value-type="float">
            <text:p>2.2E-100</text:p>
          </table:table-cell>
          <table:table-cell office:value-type="string" calcext:value-type="string">
            <text:p>hyaluronan synthase 1 isoform X1 [Rhinopithecus roxellana]</text:p>
          </table:table-cell>
        </table:table-row>
        <table:table-row table:style-name="ro1">
          <table:table-cell office:value-type="string" calcext:value-type="string">
            <text:p>XP_0248345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02" calcext:value-type="float">
            <text:p>2.4E-102</text:p>
          </table:table-cell>
          <table:table-cell office:value-type="float" office:value="1.9E-104" calcext:value-type="float">
            <text:p>1.9E-104</text:p>
          </table:table-cell>
          <table:table-cell office:value-type="float" office:value="1.2E-100" calcext:value-type="float">
            <text:p>1.2E-100</text:p>
          </table:table-cell>
          <table:table-cell office:value-type="string" calcext:value-type="string">
            <text:p>hyaluronan synthase 1 [Bos taurus]</text:p>
          </table:table-cell>
        </table:table-row>
        <table:table-row table:style-name="ro1">
          <table:table-cell office:value-type="string" calcext:value-type="string">
            <text:p>XP_0273699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102" calcext:value-type="float">
            <text:p>2.4E-102</text:p>
          </table:table-cell>
          <table:table-cell office:value-type="float" office:value="1.9E-104" calcext:value-type="float">
            <text:p>1.9E-104</text:p>
          </table:table-cell>
          <table:table-cell office:value-type="float" office:value="1.2E-100" calcext:value-type="float">
            <text:p>1.2E-100</text:p>
          </table:table-cell>
          <table:table-cell office:value-type="string" calcext:value-type="string">
            <text:p>hyaluronan synthase 1 [Bos indicus x Bos taurus]</text:p>
          </table:table-cell>
        </table:table-row>
        <table:table-row table:style-name="ro1">
          <table:table-cell office:value-type="string" calcext:value-type="string">
            <text:p>XP_0323635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02" calcext:value-type="float">
            <text:p>2.9E-102</text:p>
          </table:table-cell>
          <table:table-cell office:value-type="float" office:value="5.4E-106" calcext:value-type="float">
            <text:p>5.4E-106</text:p>
          </table:table-cell>
          <table:table-cell office:value-type="float" office:value="3.3E-102" calcext:value-type="float">
            <text:p>3.3E-102</text:p>
          </table:table-cell>
          <table:table-cell office:value-type="string" calcext:value-type="string">
            <text:p>chitin synthase chs-2-like [Etheostoma spectabile]</text:p>
          </table:table-cell>
        </table:table-row>
        <table:table-row table:style-name="ro1">
          <table:table-cell office:value-type="string" calcext:value-type="string">
            <text:p>XP_0432918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02" calcext:value-type="float">
            <text:p>3E-102</text:p>
          </table:table-cell>
          <table:table-cell office:value-type="float" office:value="2.3E-104" calcext:value-type="float">
            <text:p>2.3E-104</text:p>
          </table:table-cell>
          <table:table-cell office:value-type="float" office:value="1.4E-100" calcext:value-type="float">
            <text:p>1.4E-100</text:p>
          </table:table-cell>
          <table:table-cell office:value-type="string" calcext:value-type="string">
            <text:p>hyaluronan synthase 1 [Cervus canadensis]</text:p>
          </table:table-cell>
        </table:table-row>
        <table:table-row table:style-name="ro1">
          <table:table-cell office:value-type="string" calcext:value-type="string">
            <text:p>XP_0437559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102" calcext:value-type="float">
            <text:p>3E-102</text:p>
          </table:table-cell>
          <table:table-cell office:value-type="float" office:value="2.3E-104" calcext:value-type="float">
            <text:p>2.3E-104</text:p>
          </table:table-cell>
          <table:table-cell office:value-type="float" office:value="1.4E-100" calcext:value-type="float">
            <text:p>1.4E-100</text:p>
          </table:table-cell>
          <table:table-cell office:value-type="string" calcext:value-type="string">
            <text:p>hyaluronan synthase 1 [Cervus elaphus]</text:p>
          </table:table-cell>
        </table:table-row>
        <table:table-row table:style-name="ro1">
          <table:table-cell office:value-type="string" calcext:value-type="string">
            <text:p>XP_02512589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102" calcext:value-type="float">
            <text:p>3.1E-102</text:p>
          </table:table-cell>
          <table:table-cell office:value-type="float" office:value="2.7E-104" calcext:value-type="float">
            <text:p>2.7E-104</text:p>
          </table:table-cell>
          <table:table-cell office:value-type="float" office:value="1.6E-100" calcext:value-type="float">
            <text:p>1.6E-100</text:p>
          </table:table-cell>
          <table:table-cell office:value-type="string" calcext:value-type="string">
            <text:p>hyaluronan synthase 1 [Bubalus bubalis]</text:p>
          </table:table-cell>
        </table:table-row>
        <table:table-row table:style-name="ro1">
          <table:table-cell office:value-type="string" calcext:value-type="string">
            <text:p>XP_0327855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102" calcext:value-type="float">
            <text:p>3.2E-102</text:p>
          </table:table-cell>
          <table:table-cell office:value-type="float" office:value="6.3" calcext:value-type="float">
            <text:p>6.3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chitin synthase chs-2-like isoform X4 [Daphnia magna]</text:p>
          </table:table-cell>
        </table:table-row>
        <table:table-row table:style-name="ro1">
          <table:table-cell office:value-type="string" calcext:value-type="string">
            <text:p>XP_0427762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102" calcext:value-type="float">
            <text:p>3.7E-102</text:p>
          </table:table-cell>
          <table:table-cell office:value-type="float" office:value="4E-104" calcext:value-type="float">
            <text:p>4E-104</text:p>
          </table:table-cell>
          <table:table-cell office:value-type="float" office:value="2.4E-100" calcext:value-type="float">
            <text:p>2.4E-100</text:p>
          </table:table-cell>
          <table:table-cell office:value-type="string" calcext:value-type="string">
            <text:p>LOW QUALITY PROTEIN: hyaluronan synthase 1 [Panthera leo]</text:p>
          </table:table-cell>
        </table:table-row>
        <table:table-row table:style-name="ro1">
          <table:table-cell office:value-type="string" calcext:value-type="string">
            <text:p>XP_0344104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02" calcext:value-type="float">
            <text:p>4.3E-102</text:p>
          </table:table-cell>
          <table:table-cell office:value-type="float" office:value="3E-104" calcext:value-type="float">
            <text:p>3E-104</text:p>
          </table:table-cell>
          <table:table-cell office:value-type="float" office:value="1.8E-100" calcext:value-type="float">
            <text:p>1.8E-100</text:p>
          </table:table-cell>
          <table:table-cell office:value-type="string" calcext:value-type="string">
            <text:p>hyaluronan synthase 1 [Cyclopterus lumpus]</text:p>
          </table:table-cell>
        </table:table-row>
        <table:table-row table:style-name="ro1">
          <table:table-cell office:value-type="string" calcext:value-type="string">
            <text:p>XP_0321799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02" calcext:value-type="float">
            <text:p>4.4E-102</text:p>
          </table:table-cell>
          <table:table-cell office:value-type="float" office:value="3.6E-104" calcext:value-type="float">
            <text:p>3.6E-104</text:p>
          </table:table-cell>
          <table:table-cell office:value-type="float" office:value="2.2E-100" calcext:value-type="float">
            <text:p>2.2E-100</text:p>
          </table:table-cell>
          <table:table-cell office:value-type="string" calcext:value-type="string">
            <text:p>hyaluronan synthase 1 isoform X2 [Mustela erminea]</text:p>
          </table:table-cell>
        </table:table-row>
        <table:table-row table:style-name="ro1">
          <table:table-cell office:value-type="string" calcext:value-type="string">
            <text:p>XP_0321799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102" calcext:value-type="float">
            <text:p>4.4E-102</text:p>
          </table:table-cell>
          <table:table-cell office:value-type="float" office:value="3.7E-104" calcext:value-type="float">
            <text:p>3.7E-104</text:p>
          </table:table-cell>
          <table:table-cell office:value-type="float" office:value="2.2E-100" calcext:value-type="float">
            <text:p>2.2E-100</text:p>
          </table:table-cell>
          <table:table-cell office:value-type="string" calcext:value-type="string">
            <text:p>hyaluronan synthase 1 isoform X1 [Mustela erminea]</text:p>
          </table:table-cell>
        </table:table-row>
        <table:table-row table:style-name="ro1">
          <table:table-cell office:value-type="string" calcext:value-type="string">
            <text:p>XP_0230384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02" calcext:value-type="float">
            <text:p>4.5E-102</text:p>
          </table:table-cell>
          <table:table-cell office:value-type="float" office:value="6.1E-104" calcext:value-type="float">
            <text:p>6.1E-104</text:p>
          </table:table-cell>
          <table:table-cell office:value-type="float" office:value="3.7E-100" calcext:value-type="float">
            <text:p>3.7E-100</text:p>
          </table:table-cell>
          <table:table-cell office:value-type="string" calcext:value-type="string">
            <text:p>hyaluronan synthase 1 isoform X3 [Piliocolobus tephrosceles]</text:p>
          </table:table-cell>
        </table:table-row>
        <table:table-row table:style-name="ro1">
          <table:table-cell office:value-type="string" calcext:value-type="string">
            <text:p>XP_0323436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02" calcext:value-type="float">
            <text:p>4.5E-102</text:p>
          </table:table-cell>
          <table:table-cell office:value-type="float" office:value="2.4E-104" calcext:value-type="float">
            <text:p>2.4E-104</text:p>
          </table:table-cell>
          <table:table-cell office:value-type="float" office:value="1.5E-100" calcext:value-type="float">
            <text:p>1.5E-100</text:p>
          </table:table-cell>
          <table:table-cell office:value-type="string" calcext:value-type="string">
            <text:p>hyaluronan synthase 1 isoform X2 [Camelus ferus]</text:p>
          </table:table-cell>
        </table:table-row>
        <table:table-row table:style-name="ro1">
          <table:table-cell office:value-type="string" calcext:value-type="string">
            <text:p>XP_0441126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02" calcext:value-type="float">
            <text:p>4.5E-102</text:p>
          </table:table-cell>
          <table:table-cell office:value-type="float" office:value="5E-104" calcext:value-type="float">
            <text:p>5E-104</text:p>
          </table:table-cell>
          <table:table-cell office:value-type="float" office:value="3E-100" calcext:value-type="float">
            <text:p>3E-100</text:p>
          </table:table-cell>
          <table:table-cell office:value-type="string" calcext:value-type="string">
            <text:p>hyaluronan synthase 1 [Neovison vison]</text:p>
          </table:table-cell>
        </table:table-row>
        <table:table-row table:style-name="ro1">
          <table:table-cell office:value-type="string" calcext:value-type="string">
            <text:p>XP_0323436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02" calcext:value-type="float">
            <text:p>4.5E-102</text:p>
          </table:table-cell>
          <table:table-cell office:value-type="float" office:value="2.4E-104" calcext:value-type="float">
            <text:p>2.4E-104</text:p>
          </table:table-cell>
          <table:table-cell office:value-type="float" office:value="1.5E-100" calcext:value-type="float">
            <text:p>1.5E-100</text:p>
          </table:table-cell>
          <table:table-cell office:value-type="string" calcext:value-type="string">
            <text:p>hyaluronan synthase 1 isoform X1 [Camelus ferus]</text:p>
          </table:table-cell>
        </table:table-row>
        <table:table-row table:style-name="ro1">
          <table:table-cell office:value-type="string" calcext:value-type="string">
            <text:p>NP_0011296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7E-102" calcext:value-type="float">
            <text:p>7.7E-102</text:p>
          </table:table-cell>
          <table:table-cell office:value-type="float" office:value="4.2E-104" calcext:value-type="float">
            <text:p>4.2E-104</text:p>
          </table:table-cell>
          <table:table-cell office:value-type="float" office:value="2.6E-100" calcext:value-type="float">
            <text:p>2.6E-100</text:p>
          </table:table-cell>
          <table:table-cell office:value-type="string" calcext:value-type="string">
            <text:p>hyaluronan synthase 1 [Sus scrofa]</text:p>
          </table:table-cell>
        </table:table-row>
        <table:table-row table:style-name="ro1">
          <table:table-cell office:value-type="string" calcext:value-type="string">
            <text:p>XP_01791842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E-102" calcext:value-type="float">
            <text:p>9E-102</text:p>
          </table:table-cell>
          <table:table-cell office:value-type="float" office:value="6.8E-104" calcext:value-type="float">
            <text:p>6.8E-104</text:p>
          </table:table-cell>
          <table:table-cell office:value-type="float" office:value="4.1E-100" calcext:value-type="float">
            <text:p>4.1E-100</text:p>
          </table:table-cell>
          <table:table-cell office:value-type="string" calcext:value-type="string">
            <text:p>PREDICTED: hyaluronan synthase 1 [Capra hircus]</text:p>
          </table:table-cell>
        </table:table-row>
        <table:table-row table:style-name="ro1">
          <table:table-cell office:value-type="string" calcext:value-type="string">
            <text:p>XP_0356073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4E-102" calcext:value-type="float">
            <text:p>9.4E-102</text:p>
          </table:table-cell>
          <table:table-cell office:value-type="float" office:value="7.5E-104" calcext:value-type="float">
            <text:p>7.5E-104</text:p>
          </table:table-cell>
          <table:table-cell office:value-type="float" office:value="4.6E-100" calcext:value-type="float">
            <text:p>4.6E-100</text:p>
          </table:table-cell>
          <table:table-cell office:value-type="string" calcext:value-type="string">
            <text:p>LOW QUALITY PROTEIN: hyaluronan synthase 1 [Oncorhynchus keta]</text:p>
          </table:table-cell>
        </table:table-row>
        <table:table-row table:style-name="ro1">
          <table:table-cell office:value-type="string" calcext:value-type="string">
            <text:p>XP_0126410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01" calcext:value-type="float">
            <text:p>1E-101</text:p>
          </table:table-cell>
          <table:table-cell office:value-type="float" office:value="5.3E-104" calcext:value-type="float">
            <text:p>5.3E-104</text:p>
          </table:table-cell>
          <table:table-cell office:value-type="float" office:value="3.2E-100" calcext:value-type="float">
            <text:p>3.2E-100</text:p>
          </table:table-cell>
          <table:table-cell office:value-type="string" calcext:value-type="string">
            <text:p>hyaluronan synthase 1 isoform X2 [Microcebus murinus]</text:p>
          </table:table-cell>
        </table:table-row>
        <table:table-row table:style-name="ro1">
          <table:table-cell office:value-type="string" calcext:value-type="string">
            <text:p>XP_01264100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E-101" calcext:value-type="float">
            <text:p>1E-101</text:p>
          </table:table-cell>
          <table:table-cell office:value-type="float" office:value="5.4E-104" calcext:value-type="float">
            <text:p>5.4E-104</text:p>
          </table:table-cell>
          <table:table-cell office:value-type="float" office:value="3.3E-100" calcext:value-type="float">
            <text:p>3.3E-100</text:p>
          </table:table-cell>
          <table:table-cell office:value-type="string" calcext:value-type="string">
            <text:p>hyaluronan synthase 1 isoform X1 [Microcebus murinus]</text:p>
          </table:table-cell>
        </table:table-row>
        <table:table-row table:style-name="ro1">
          <table:table-cell office:value-type="string" calcext:value-type="string">
            <text:p>XP_02783327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101" calcext:value-type="float">
            <text:p>1.3E-101</text:p>
          </table:table-cell>
          <table:table-cell office:value-type="float" office:value="1.1E-103" calcext:value-type="float">
            <text:p>1.1E-103</text:p>
          </table:table-cell>
          <table:table-cell office:value-type="float" office:value="6.7E-100" calcext:value-type="float">
            <text:p>6.7E-100</text:p>
          </table:table-cell>
          <table:table-cell office:value-type="string" calcext:value-type="string">
            <text:p>hyaluronan synthase 1 [Ovis aries]</text:p>
          </table:table-cell>
        </table:table-row>
        <table:table-row table:style-name="ro1">
          <table:table-cell office:value-type="string" calcext:value-type="string">
            <text:p>XP_014980199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101" calcext:value-type="float">
            <text:p>1.4E-101</text:p>
          </table:table-cell>
          <table:table-cell office:value-type="float" office:value="9.7E-104" calcext:value-type="float">
            <text:p>9.7E-104</text:p>
          </table:table-cell>
          <table:table-cell office:value-type="float" office:value="5.9E-100" calcext:value-type="float">
            <text:p>5.9E-100</text:p>
          </table:table-cell>
          <table:table-cell office:value-type="string" calcext:value-type="string">
            <text:p>hyaluronan synthase 1 [Macaca mulatta]</text:p>
          </table:table-cell>
        </table:table-row>
        <table:table-row table:style-name="ro1">
          <table:table-cell office:value-type="string" calcext:value-type="string">
            <text:p>XP_03449501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101" calcext:value-type="float">
            <text:p>1.5E-101</text:p>
          </table:table-cell>
          <table:table-cell office:value-type="float" office:value="3.6E-103" calcext:value-type="float">
            <text:p>3.6E-103</text:p>
          </table:table-cell>
          <table:table-cell office:value-type="float" office:value="2.2E-099" calcext:value-type="float">
            <text:p>2.2E-99</text:p>
          </table:table-cell>
          <table:table-cell office:value-type="string" calcext:value-type="string">
            <text:p>LOW QUALITY PROTEIN: hyaluronan synthase 1 [Ailuropoda melanoleuca]</text:p>
          </table:table-cell>
        </table:table-row>
        <table:table-row table:style-name="ro1">
          <table:table-cell office:value-type="string" calcext:value-type="string">
            <text:p>XP_03568421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101" calcext:value-type="float">
            <text:p>1.6E-101</text:p>
          </table:table-cell>
          <table:table-cell office:value-type="float" office:value="1.2E-019" calcext:value-type="float">
            <text:p>1.2E-19</text:p>
          </table:table-cell>
          <table:table-cell office:value-type="float" office:value="7.2E-016" calcext:value-type="float">
            <text:p>7.2E-16</text:p>
          </table:table-cell>
          <table:table-cell office:value-type="string" calcext:value-type="string">
            <text:p>uncharacterized protein LOC118421164 [Branchiostoma floridae]</text:p>
          </table:table-cell>
        </table:table-row>
        <table:table-row table:style-name="ro1">
          <table:table-cell office:value-type="string" calcext:value-type="string">
            <text:p>XP_01278580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101" calcext:value-type="float">
            <text:p>1.8E-101</text:p>
          </table:table-cell>
          <table:table-cell office:value-type="float" office:value="9.4E-104" calcext:value-type="float">
            <text:p>9.4E-104</text:p>
          </table:table-cell>
          <table:table-cell office:value-type="float" office:value="5.8E-100" calcext:value-type="float">
            <text:p>5.8E-100</text:p>
          </table:table-cell>
          <table:table-cell office:value-type="string" calcext:value-type="string">
            <text:p>hyaluronan synthase 1 [Ochotona princeps]</text:p>
          </table:table-cell>
        </table:table-row>
        <table:table-row table:style-name="ro1">
          <table:table-cell office:value-type="string" calcext:value-type="string">
            <text:p>XP_0313150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01" calcext:value-type="float">
            <text:p>2.9E-101</text:p>
          </table:table-cell>
          <table:table-cell office:value-type="float" office:value="2.4E-103" calcext:value-type="float">
            <text:p>2.4E-103</text:p>
          </table:table-cell>
          <table:table-cell office:value-type="float" office:value="1.4E-099" calcext:value-type="float">
            <text:p>1.4E-99</text:p>
          </table:table-cell>
          <table:table-cell office:value-type="string" calcext:value-type="string">
            <text:p>LOW QUALITY PROTEIN: hyaluronan synthase 1 [Camelus dromedarius]</text:p>
          </table:table-cell>
        </table:table-row>
        <table:table-row table:style-name="ro1">
          <table:table-cell office:value-type="string" calcext:value-type="string">
            <text:p>XP_0438913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01" calcext:value-type="float">
            <text:p>4E-101</text:p>
          </table:table-cell>
          <table:table-cell office:value-type="float" office:value="1E-103" calcext:value-type="float">
            <text:p>1E-103</text:p>
          </table:table-cell>
          <table:table-cell office:value-type="float" office:value="6.1E-100" calcext:value-type="float">
            <text:p>6.1E-100</text:p>
          </table:table-cell>
          <table:table-cell office:value-type="string" calcext:value-type="string">
            <text:p>hyaluronan synthase 3 [Solea senegalensis]</text:p>
          </table:table-cell>
        </table:table-row>
        <table:table-row table:style-name="ro1">
          <table:table-cell office:value-type="string" calcext:value-type="string">
            <text:p>XP_0337014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101" calcext:value-type="float">
            <text:p>4.5E-101</text:p>
          </table:table-cell>
          <table:table-cell office:value-type="float" office:value="1.2E-103" calcext:value-type="float">
            <text:p>1.2E-103</text:p>
          </table:table-cell>
          <table:table-cell office:value-type="float" office:value="7.4E-100" calcext:value-type="float">
            <text:p>7.4E-100</text:p>
          </table:table-cell>
          <table:table-cell office:value-type="string" calcext:value-type="string">
            <text:p>hyaluronan synthase 1 [Tursiops truncatus]</text:p>
          </table:table-cell>
        </table:table-row>
        <table:table-row table:style-name="ro1">
          <table:table-cell office:value-type="string" calcext:value-type="string">
            <text:p>XP_03246862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1E-101" calcext:value-type="float">
            <text:p>5.1E-101</text:p>
          </table:table-cell>
          <table:table-cell office:value-type="float" office:value="1.3E-103" calcext:value-type="float">
            <text:p>1.3E-103</text:p>
          </table:table-cell>
          <table:table-cell office:value-type="float" office:value="8.2E-100" calcext:value-type="float">
            <text:p>8.2E-100</text:p>
          </table:table-cell>
          <table:table-cell office:value-type="string" calcext:value-type="string">
            <text:p>hyaluronan synthase 1 [Phocoena sinus]</text:p>
          </table:table-cell>
        </table:table-row>
        <table:table-row table:style-name="ro1">
          <table:table-cell office:value-type="string" calcext:value-type="string">
            <text:p>XP_03566916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100" calcext:value-type="float">
            <text:p>2.9E-100</text:p>
          </table:table-cell>
          <table:table-cell office:value-type="float" office:value="3.6E-022" calcext:value-type="float">
            <text:p>3.6E-22</text:p>
          </table:table-cell>
          <table:table-cell office:value-type="float" office:value="2.2E-018" calcext:value-type="float">
            <text:p>2.2E-18</text:p>
          </table:table-cell>
          <table:table-cell office:value-type="string" calcext:value-type="string">
            <text:p>chitin synthase chs-2-like [Branchiostoma floridae]</text:p>
          </table:table-cell>
        </table:table-row>
        <table:table-row table:style-name="ro1">
          <table:table-cell office:value-type="string" calcext:value-type="string">
            <text:p>XP_0293071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E-100" calcext:value-type="float">
            <text:p>4E-100</text:p>
          </table:table-cell>
          <table:table-cell office:value-type="float" office:value="2.4E-102" calcext:value-type="float">
            <text:p>2.4E-102</text:p>
          </table:table-cell>
          <table:table-cell office:value-type="float" office:value="1.4E-098" calcext:value-type="float">
            <text:p>1.4E-98</text:p>
          </table:table-cell>
          <table:table-cell office:value-type="string" calcext:value-type="string">
            <text:p>hyaluronan synthase 1 [Cottoperca gobio]</text:p>
          </table:table-cell>
        </table:table-row>
        <table:table-row table:style-name="ro1">
          <table:table-cell office:value-type="string" calcext:value-type="string">
            <text:p>XP_0239881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100" calcext:value-type="float">
            <text:p>4.3E-100</text:p>
          </table:table-cell>
          <table:table-cell office:value-type="float" office:value="9.6E-103" calcext:value-type="float">
            <text:p>9.6E-103</text:p>
          </table:table-cell>
          <table:table-cell office:value-type="float" office:value="5.8E-099" calcext:value-type="float">
            <text:p>5.8E-99</text:p>
          </table:table-cell>
          <table:table-cell office:value-type="string" calcext:value-type="string">
            <text:p>hyaluronan synthase 1 [Physeter catodon]</text:p>
          </table:table-cell>
        </table:table-row>
        <table:table-row table:style-name="ro1">
          <table:table-cell office:value-type="string" calcext:value-type="string">
            <text:p>XP_0445244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2E-100" calcext:value-type="float">
            <text:p>8.2E-100</text:p>
          </table:table-cell>
          <table:table-cell office:value-type="float" office:value="6.5E-102" calcext:value-type="float">
            <text:p>6.5E-102</text:p>
          </table:table-cell>
          <table:table-cell office:value-type="float" office:value="3.9E-098" calcext:value-type="float">
            <text:p>3.9E-98</text:p>
          </table:table-cell>
          <table:table-cell office:value-type="string" calcext:value-type="string">
            <text:p>hyaluronan synthase 1 [Gracilinanus agilis]</text:p>
          </table:table-cell>
        </table:table-row>
        <table:table-row table:style-name="ro1">
          <table:table-cell office:value-type="string" calcext:value-type="string">
            <text:p>XP_03669712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8E-099" calcext:value-type="float">
            <text:p>2.8E-99</text:p>
          </table:table-cell>
          <table:table-cell office:value-type="float" office:value="1.9E-101" calcext:value-type="float">
            <text:p>1.9E-101</text:p>
          </table:table-cell>
          <table:table-cell office:value-type="float" office:value="1.2E-097" calcext:value-type="float">
            <text:p>1.2E-97</text:p>
          </table:table-cell>
          <table:table-cell office:value-type="string" calcext:value-type="string">
            <text:p>hyaluronan synthase 1 <text:s/>partial [Balaenoptera musculus]</text:p>
          </table:table-cell>
        </table:table-row>
        <table:table-row table:style-name="ro1">
          <table:table-cell office:value-type="string" calcext:value-type="string">
            <text:p>XP_0318191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2E-099" calcext:value-type="float">
            <text:p>3.2E-99</text:p>
          </table:table-cell>
          <table:table-cell office:value-type="float" office:value="1.9E-101" calcext:value-type="float">
            <text:p>1.9E-101</text:p>
          </table:table-cell>
          <table:table-cell office:value-type="float" office:value="1.2E-097" calcext:value-type="float">
            <text:p>1.2E-97</text:p>
          </table:table-cell>
          <table:table-cell office:value-type="string" calcext:value-type="string">
            <text:p>hyaluronan synthase 1 [Sarcophilus harrisii]</text:p>
          </table:table-cell>
        </table:table-row>
        <table:table-row table:style-name="ro1">
          <table:table-cell office:value-type="string" calcext:value-type="string">
            <text:p>XP_0394612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098" calcext:value-type="float">
            <text:p>1.8E-98</text:p>
          </table:table-cell>
          <table:table-cell office:value-type="float" office:value="3E-032" calcext:value-type="float">
            <text:p>3E-32</text:p>
          </table:table-cell>
          <table:table-cell office:value-type="float" office:value="1.8E-028" calcext:value-type="float">
            <text:p>1.8E-28</text:p>
          </table:table-cell>
          <table:table-cell office:value-type="string" calcext:value-type="string">
            <text:p>chitin synthase chs-2-like [Oreochromis aureus]</text:p>
          </table:table-cell>
        </table:table-row>
        <table:table-row table:style-name="ro1">
          <table:table-cell office:value-type="string" calcext:value-type="string">
            <text:p>XP_0366033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098" calcext:value-type="float">
            <text:p>3.4E-98</text:p>
          </table:table-cell>
          <table:table-cell office:value-type="float" office:value="2.4E-100" calcext:value-type="float">
            <text:p>2.4E-100</text:p>
          </table:table-cell>
          <table:table-cell office:value-type="float" office:value="1.5E-096" calcext:value-type="float">
            <text:p>1.5E-96</text:p>
          </table:table-cell>
          <table:table-cell office:value-type="string" calcext:value-type="string">
            <text:p>hyaluronan synthase 1 [Trichosurus vulpecula]</text:p>
          </table:table-cell>
        </table:table-row>
        <table:table-row table:style-name="ro1">
          <table:table-cell office:value-type="string" calcext:value-type="string">
            <text:p>XP_0239851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E-097" calcext:value-type="float">
            <text:p>1.5E-97</text:p>
          </table:table-cell>
          <table:table-cell office:value-type="float" office:value="4.4E-101" calcext:value-type="float">
            <text:p>4.4E-101</text:p>
          </table:table-cell>
          <table:table-cell office:value-type="float" office:value="2.7E-097" calcext:value-type="float">
            <text:p>2.7E-97</text:p>
          </table:table-cell>
          <table:table-cell office:value-type="string" calcext:value-type="string">
            <text:p>hyaluronan synthase 2 isoform X2 [Physeter catodon]</text:p>
          </table:table-cell>
        </table:table-row>
        <table:table-row table:style-name="ro1">
          <table:table-cell office:value-type="string" calcext:value-type="string">
            <text:p>XP_0325571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097" calcext:value-type="float">
            <text:p>2.3E-97</text:p>
          </table:table-cell>
          <table:table-cell office:value-type="float" office:value="2.2E-100" calcext:value-type="float">
            <text:p>2.2E-100</text:p>
          </table:table-cell>
          <table:table-cell office:value-type="float" office:value="1.4E-096" calcext:value-type="float">
            <text:p>1.4E-96</text:p>
          </table:table-cell>
          <table:table-cell office:value-type="string" calcext:value-type="string">
            <text:p>hyaluronan synthase 3 isoform X2 [Chiroxiphia lanceolata]</text:p>
          </table:table-cell>
        </table:table-row>
        <table:table-row table:style-name="ro1">
          <table:table-cell office:value-type="string" calcext:value-type="string">
            <text:p>XP_0386234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096" calcext:value-type="float">
            <text:p>1.7E-96</text:p>
          </table:table-cell>
          <table:table-cell office:value-type="float" office:value="9.6E-100" calcext:value-type="float">
            <text:p>9.6E-100</text:p>
          </table:table-cell>
          <table:table-cell office:value-type="float" office:value="5.9E-096" calcext:value-type="float">
            <text:p>5.9E-96</text:p>
          </table:table-cell>
          <table:table-cell office:value-type="string" calcext:value-type="string">
            <text:p>hyaluronan synthase 1 [Tachyglossus aculeatus]</text:p>
          </table:table-cell>
        </table:table-row>
        <table:table-row table:style-name="ro1">
          <table:table-cell office:value-type="string" calcext:value-type="string">
            <text:p>XP_0356691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096" calcext:value-type="float">
            <text:p>4.5E-96</text:p>
          </table:table-cell>
          <table:table-cell office:value-type="float" office:value="2.4E-020" calcext:value-type="float">
            <text:p>2.4E-20</text:p>
          </table:table-cell>
          <table:table-cell office:value-type="float" office:value="1.5E-016" calcext:value-type="float">
            <text:p>1.5E-16</text:p>
          </table:table-cell>
          <table:table-cell office:value-type="string" calcext:value-type="string">
            <text:p>uncharacterized protein LOC118411191 [Branchiostoma floridae]</text:p>
          </table:table-cell>
        </table:table-row>
        <table:table-row table:style-name="ro1">
          <table:table-cell office:value-type="string" calcext:value-type="string">
            <text:p>XP_02892211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4E-096" calcext:value-type="float">
            <text:p>8.4E-96</text:p>
          </table:table-cell>
          <table:table-cell office:value-type="float" office:value="9.4E-099" calcext:value-type="float">
            <text:p>9.4E-99</text:p>
          </table:table-cell>
          <table:table-cell office:value-type="float" office:value="5.7E-095" calcext:value-type="float">
            <text:p>5.7E-95</text:p>
          </table:table-cell>
          <table:table-cell office:value-type="string" calcext:value-type="string">
            <text:p>hyaluronan synthase 1 [Ornithorhynchus anatinus]</text:p>
          </table:table-cell>
        </table:table-row>
        <table:table-row table:style-name="ro1">
          <table:table-cell office:value-type="string" calcext:value-type="string">
            <text:p>XP_0356603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E-095" calcext:value-type="float">
            <text:p>1.4E-95</text:p>
          </table:table-cell>
          <table:table-cell office:value-type="float" office:value="4.4E-018" calcext:value-type="float">
            <text:p>4.4E-18</text:p>
          </table:table-cell>
          <table:table-cell office:value-type="float" office:value="0.000000000000027" calcext:value-type="float">
            <text:p>2.7E-14</text:p>
          </table:table-cell>
          <table:table-cell office:value-type="string" calcext:value-type="string">
            <text:p>uncharacterized protein LOC118405094 [Branchiostoma floridae]</text:p>
          </table:table-cell>
        </table:table-row>
        <table:table-row table:style-name="ro1">
          <table:table-cell office:value-type="string" calcext:value-type="string">
            <text:p>XP_0410302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092" calcext:value-type="float">
            <text:p>1.1E-92</text:p>
          </table:table-cell>
          <table:table-cell office:value-type="float" office:value="3.9E-096" calcext:value-type="float">
            <text:p>3.9E-96</text:p>
          </table:table-cell>
          <table:table-cell office:value-type="float" office:value="2.4E-092" calcext:value-type="float">
            <text:p>2.4E-92</text:p>
          </table:table-cell>
          <table:table-cell office:value-type="string" calcext:value-type="string">
            <text:p>hyaluronan synthase 1-like [Carcharodon carcharias]</text:p>
          </table:table-cell>
        </table:table-row>
        <table:table-row table:style-name="ro1">
          <table:table-cell office:value-type="string" calcext:value-type="string">
            <text:p>XP_0223308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092" calcext:value-type="float">
            <text:p>1.8E-92</text:p>
          </table:table-cell>
          <table:table-cell office:value-type="float" office:value="3.2E-096" calcext:value-type="float">
            <text:p>3.2E-96</text:p>
          </table:table-cell>
          <table:table-cell office:value-type="float" office:value="1.9E-092" calcext:value-type="float">
            <text:p>1.9E-92</text:p>
          </table:table-cell>
          <table:table-cell office:value-type="string" calcext:value-type="string">
            <text:p>chitin synthase D-like <text:s/>partial [Crassostrea virginica]</text:p>
          </table:table-cell>
        </table:table-row>
        <table:table-row table:style-name="ro1">
          <table:table-cell office:value-type="string" calcext:value-type="string">
            <text:p>XP_0140424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4E-092" calcext:value-type="float">
            <text:p>3.4E-92</text:p>
          </table:table-cell>
          <table:table-cell office:value-type="float" office:value="6.7E-096" calcext:value-type="float">
            <text:p>6.7E-96</text:p>
          </table:table-cell>
          <table:table-cell office:value-type="float" office:value="4.1E-092" calcext:value-type="float">
            <text:p>4.1E-92</text:p>
          </table:table-cell>
          <table:table-cell office:value-type="string" calcext:value-type="string">
            <text:p>PREDICTED: chitin synthase 8-like [Salmo salar]</text:p>
          </table:table-cell>
        </table:table-row>
        <table:table-row table:style-name="ro1">
          <table:table-cell office:value-type="string" calcext:value-type="string">
            <text:p>XP_04385217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E-092" calcext:value-type="float">
            <text:p>5E-92</text:p>
          </table:table-cell>
          <table:table-cell office:value-type="float" office:value="3.6E-095" calcext:value-type="float">
            <text:p>3.6E-95</text:p>
          </table:table-cell>
          <table:table-cell office:value-type="float" office:value="2.2E-091" calcext:value-type="float">
            <text:p>2.2E-91</text:p>
          </table:table-cell>
          <table:table-cell office:value-type="string" calcext:value-type="string">
            <text:p>LOW QUALITY PROTEIN: hyaluronan synthase 1 [Dromiciops gliroides]</text:p>
          </table:table-cell>
        </table:table-row>
        <table:table-row table:style-name="ro1">
          <table:table-cell office:value-type="string" calcext:value-type="string">
            <text:p>XP_0329054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E-091" calcext:value-type="float">
            <text:p>1.7E-91</text:p>
          </table:table-cell>
          <table:table-cell office:value-type="float" office:value="6.4E-095" calcext:value-type="float">
            <text:p>6.4E-95</text:p>
          </table:table-cell>
          <table:table-cell office:value-type="float" office:value="3.9E-091" calcext:value-type="float">
            <text:p>3.9E-91</text:p>
          </table:table-cell>
          <table:table-cell office:value-type="string" calcext:value-type="string">
            <text:p>hyaluronan synthase 1-like [Amblyraja radiata]</text:p>
          </table:table-cell>
        </table:table-row>
        <table:table-row table:style-name="ro1">
          <table:table-cell office:value-type="string" calcext:value-type="string">
            <text:p>XP_0327999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5E-090" calcext:value-type="float">
            <text:p>4.5E-90</text:p>
          </table:table-cell>
          <table:table-cell office:value-type="float" office:value="0.000000000000065" calcext:value-type="float">
            <text:p>6.5E-14</text:p>
          </table:table-cell>
          <table:table-cell office:value-type="float" office:value="0.00000000039" calcext:value-type="float">
            <text:p>3.9E-10</text:p>
          </table:table-cell>
          <table:table-cell office:value-type="string" calcext:value-type="string">
            <text:p>chitin synthase chs-2-like <text:s/>partial [Petromyzon marinus]</text:p>
          </table:table-cell>
        </table:table-row>
        <table:table-row table:style-name="ro1">
          <table:table-cell office:value-type="string" calcext:value-type="string">
            <text:p>XP_0271421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E-090" calcext:value-type="float">
            <text:p>8E-90</text:p>
          </table:table-cell>
          <table:table-cell office:value-type="float" office:value="2.5E-093" calcext:value-type="float">
            <text:p>2.5E-93</text:p>
          </table:table-cell>
          <table:table-cell office:value-type="float" office:value="1.6E-089" calcext:value-type="float">
            <text:p>1.6E-89</text:p>
          </table:table-cell>
          <table:table-cell office:value-type="string" calcext:value-type="string">
            <text:p>hyaluronan synthase 1 isoform X3 [Larimichthys crocea]</text:p>
          </table:table-cell>
        </table:table-row>
        <table:table-row table:style-name="ro1">
          <table:table-cell office:value-type="string" calcext:value-type="string">
            <text:p>XP_0435323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089" calcext:value-type="float">
            <text:p>3.8E-89</text:p>
          </table:table-cell>
          <table:table-cell office:value-type="float" office:value="1.2E-092" calcext:value-type="float">
            <text:p>1.2E-92</text:p>
          </table:table-cell>
          <table:table-cell office:value-type="float" office:value="7.2E-089" calcext:value-type="float">
            <text:p>7.2E-89</text:p>
          </table:table-cell>
          <table:table-cell office:value-type="string" calcext:value-type="string">
            <text:p>hyaluronan synthase 1-like [Chiloscyllium plagiosum]</text:p>
          </table:table-cell>
        </table:table-row>
        <table:table-row table:style-name="ro1">
          <table:table-cell office:value-type="string" calcext:value-type="string">
            <text:p>XP_0297802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4E-089" calcext:value-type="float">
            <text:p>6.4E-89</text:p>
          </table:table-cell>
          <table:table-cell office:value-type="float" office:value="7.5E-092" calcext:value-type="float">
            <text:p>7.5E-92</text:p>
          </table:table-cell>
          <table:table-cell office:value-type="float" office:value="4.6E-088" calcext:value-type="float">
            <text:p>4.6E-88</text:p>
          </table:table-cell>
          <table:table-cell office:value-type="string" calcext:value-type="string">
            <text:p>hyaluronan synthase 1 [Suricata suricatta]</text:p>
          </table:table-cell>
        </table:table-row>
        <table:table-row table:style-name="ro1">
          <table:table-cell office:value-type="string" calcext:value-type="string">
            <text:p>XP_0271421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4E-089" calcext:value-type="float">
            <text:p>7.4E-89</text:p>
          </table:table-cell>
          <table:table-cell office:value-type="float" office:value="2.3E-092" calcext:value-type="float">
            <text:p>2.3E-92</text:p>
          </table:table-cell>
          <table:table-cell office:value-type="float" office:value="1.4E-088" calcext:value-type="float">
            <text:p>1.4E-88</text:p>
          </table:table-cell>
          <table:table-cell office:value-type="string" calcext:value-type="string">
            <text:p>hyaluronan synthase 1 isoform X2 [Larimichthys crocea]</text:p>
          </table:table-cell>
        </table:table-row>
        <table:table-row table:style-name="ro1">
          <table:table-cell office:value-type="string" calcext:value-type="string">
            <text:p>XP_0074917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6E-087" calcext:value-type="float">
            <text:p>3.6E-87</text:p>
          </table:table-cell>
          <table:table-cell office:value-type="float" office:value="2.3E-089" calcext:value-type="float">
            <text:p>2.3E-89</text:p>
          </table:table-cell>
          <table:table-cell office:value-type="float" office:value="1.4E-085" calcext:value-type="float">
            <text:p>1.4E-85</text:p>
          </table:table-cell>
          <table:table-cell office:value-type="string" calcext:value-type="string">
            <text:p>PREDICTED: hyaluronan synthase 1 [Monodelphis domestica]</text:p>
          </table:table-cell>
        </table:table-row>
        <table:table-row table:style-name="ro1">
          <table:table-cell office:value-type="string" calcext:value-type="string">
            <text:p>XP_0250943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085" calcext:value-type="float">
            <text:p>1.3E-85</text:p>
          </table:table-cell>
          <table:table-cell office:value-type="float" office:value="6.6E-015" calcext:value-type="float">
            <text:p>6.6E-15</text:p>
          </table:table-cell>
          <table:table-cell office:value-type="float" office:value="0.000000000041" calcext:value-type="float">
            <text:p>4.1E-11</text:p>
          </table:table-cell>
          <table:table-cell office:value-type="string" calcext:value-type="string">
            <text:p>uncharacterized protein LOC112564043 [Pomacea canaliculata]</text:p>
          </table:table-cell>
        </table:table-row>
        <table:table-row table:style-name="ro1">
          <table:table-cell office:value-type="string" calcext:value-type="string">
            <text:p>XP_0375489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9E-084" calcext:value-type="float">
            <text:p>6.9E-84</text:p>
          </table:table-cell>
          <table:table-cell office:value-type="float" office:value="1.3E-087" calcext:value-type="float">
            <text:p>1.3E-87</text:p>
          </table:table-cell>
          <table:table-cell office:value-type="float" office:value="7.9E-084" calcext:value-type="float">
            <text:p>7.9E-84</text:p>
          </table:table-cell>
          <table:table-cell office:value-type="string" calcext:value-type="string">
            <text:p>chitin synthase chs-1-like <text:s/>partial [Nematolebias whitei]</text:p>
          </table:table-cell>
        </table:table-row>
        <table:table-row table:style-name="ro1">
          <table:table-cell office:value-type="string" calcext:value-type="string">
            <text:p>XP_04136529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083" calcext:value-type="float">
            <text:p>1.1E-83</text:p>
          </table:table-cell>
          <table:table-cell office:value-type="float" office:value="2E-017" calcext:value-type="float">
            <text:p>2E-17</text:p>
          </table:table-cell>
          <table:table-cell office:value-type="float" office:value="0.00000000000012" calcext:value-type="float">
            <text:p>1.2E-13</text:p>
          </table:table-cell>
          <table:table-cell office:value-type="string" calcext:value-type="string">
            <text:p>uncharacterized protein LOC121380520 [Gigantopelta aegis]</text:p>
          </table:table-cell>
        </table:table-row>
        <table:table-row table:style-name="ro1">
          <table:table-cell office:value-type="string" calcext:value-type="string">
            <text:p>XP_0250926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082" calcext:value-type="float">
            <text:p>1.1E-82</text:p>
          </table:table-cell>
          <table:table-cell office:value-type="float" office:value="1.6E-015" calcext:value-type="float">
            <text:p>1.6E-15</text:p>
          </table:table-cell>
          <table:table-cell office:value-type="float" office:value="0.0000000000098" calcext:value-type="float">
            <text:p>9.8E-12</text:p>
          </table:table-cell>
          <table:table-cell office:value-type="string" calcext:value-type="string">
            <text:p>uncharacterized protein LOC112563113 [Pomacea canaliculata]</text:p>
          </table:table-cell>
        </table:table-row>
        <table:table-row table:style-name="ro1">
          <table:table-cell office:value-type="string" calcext:value-type="string">
            <text:p>XP_0356691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081" calcext:value-type="float">
            <text:p>2.4E-81</text:p>
          </table:table-cell>
          <table:table-cell office:value-type="float" office:value="6.7E-024" calcext:value-type="float">
            <text:p>6.7E-24</text:p>
          </table:table-cell>
          <table:table-cell office:value-type="float" office:value="4.1E-020" calcext:value-type="float">
            <text:p>4.1E-20</text:p>
          </table:table-cell>
          <table:table-cell office:value-type="string" calcext:value-type="string">
            <text:p>uncharacterized protein LOC118411195 [Branchiostoma floridae]</text:p>
          </table:table-cell>
        </table:table-row>
        <table:table-row table:style-name="ro1">
          <table:table-cell office:value-type="string" calcext:value-type="string">
            <text:p>XP_011440423.3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1E-081" calcext:value-type="float">
            <text:p>3.1E-81</text:p>
          </table:table-cell>
          <table:table-cell office:value-type="float" office:value="8.2E-021" calcext:value-type="float">
            <text:p>8.2E-21</text:p>
          </table:table-cell>
          <table:table-cell office:value-type="float" office:value="5E-017" calcext:value-type="float">
            <text:p>5E-17</text:p>
          </table:table-cell>
          <table:table-cell office:value-type="string" calcext:value-type="string">
            <text:p>uncharacterized protein LOC105337412 [Crassostrea gigas]</text:p>
          </table:table-cell>
        </table:table-row>
        <table:table-row table:style-name="ro1">
          <table:table-cell office:value-type="string" calcext:value-type="string">
            <text:p>XP_0356842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081" calcext:value-type="float">
            <text:p>3.5E-81</text:p>
          </table:table-cell>
          <table:table-cell office:value-type="float" office:value="9.2E-017" calcext:value-type="float">
            <text:p>9.2E-17</text:p>
          </table:table-cell>
          <table:table-cell office:value-type="float" office:value="0.00000000000056" calcext:value-type="float">
            <text:p>5.6E-13</text:p>
          </table:table-cell>
          <table:table-cell office:value-type="string" calcext:value-type="string">
            <text:p>uncharacterized protein LOC118421190 [Branchiostoma floridae]</text:p>
          </table:table-cell>
        </table:table-row>
        <table:table-row table:style-name="ro1">
          <table:table-cell office:value-type="string" calcext:value-type="string">
            <text:p>XP_0301552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6E-081" calcext:value-type="float">
            <text:p>6.6E-81</text:p>
          </table:table-cell>
          <table:table-cell office:value-type="float" office:value="2.7E-083" calcext:value-type="float">
            <text:p>2.7E-83</text:p>
          </table:table-cell>
          <table:table-cell office:value-type="float" office:value="1.6E-079" calcext:value-type="float">
            <text:p>1.6E-79</text:p>
          </table:table-cell>
          <table:table-cell office:value-type="string" calcext:value-type="string">
            <text:p>hyaluronan synthase 1 [Lynx canadensis]</text:p>
          </table:table-cell>
        </table:table-row>
        <table:table-row table:style-name="ro1">
          <table:table-cell office:value-type="string" calcext:value-type="string">
            <text:p>XP_0363621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E-080" calcext:value-type="float">
            <text:p>1.2E-80</text:p>
          </table:table-cell>
          <table:table-cell office:value-type="float" office:value="6.4" calcext:value-type="float">
            <text:p>6.4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uncharacterized protein LOC118765021 [Octopus vulgaris]</text:p>
          </table:table-cell>
        </table:table-row>
        <table:table-row table:style-name="ro1">
          <table:table-cell office:value-type="string" calcext:value-type="string">
            <text:p>XP_0223048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080" calcext:value-type="float">
            <text:p>2.4E-80</text:p>
          </table:table-cell>
          <table:table-cell office:value-type="float" office:value="1.7E-019" calcext:value-type="float">
            <text:p>1.7E-19</text:p>
          </table:table-cell>
          <table:table-cell office:value-type="float" office:value="1E-015" calcext:value-type="float">
            <text:p>1E-15</text:p>
          </table:table-cell>
          <table:table-cell office:value-type="string" calcext:value-type="string">
            <text:p>uncharacterized protein LOC111111926 [Crassostrea virginica]</text:p>
          </table:table-cell>
        </table:table-row>
        <table:table-row table:style-name="ro1">
          <table:table-cell office:value-type="string" calcext:value-type="string">
            <text:p>XP_0192065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079" calcext:value-type="float">
            <text:p>1.1E-79</text:p>
          </table:table-cell>
          <table:table-cell office:value-type="float" office:value="2.2E-083" calcext:value-type="float">
            <text:p>2.2E-83</text:p>
          </table:table-cell>
          <table:table-cell office:value-type="float" office:value="1.3E-079" calcext:value-type="float">
            <text:p>1.3E-79</text:p>
          </table:table-cell>
          <table:table-cell office:value-type="string" calcext:value-type="string">
            <text:p>chitin synthase chs-2 isoform X1 [Oreochromis niloticus]</text:p>
          </table:table-cell>
        </table:table-row>
        <table:table-row table:style-name="ro1">
          <table:table-cell office:value-type="string" calcext:value-type="string">
            <text:p>XP_0363624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E-079" calcext:value-type="float">
            <text:p>9E-79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0.00000000014" calcext:value-type="float">
            <text:p>1.4E-10</text:p>
          </table:table-cell>
          <table:table-cell office:value-type="string" calcext:value-type="string">
            <text:p>uncharacterized protein LOC118765089 [Octopus vulgaris]</text:p>
          </table:table-cell>
        </table:table-row>
        <table:table-row table:style-name="ro1">
          <table:table-cell office:value-type="string" calcext:value-type="string">
            <text:p>XP_0257580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078" calcext:value-type="float">
            <text:p>1.3E-78</text:p>
          </table:table-cell>
          <table:table-cell office:value-type="float" office:value="2.6E-082" calcext:value-type="float">
            <text:p>2.6E-82</text:p>
          </table:table-cell>
          <table:table-cell office:value-type="float" office:value="1.6E-078" calcext:value-type="float">
            <text:p>1.6E-78</text:p>
          </table:table-cell>
          <table:table-cell office:value-type="string" calcext:value-type="string">
            <text:p>chitin synthase chs-2 isoform X2 [Oreochromis niloticus]</text:p>
          </table:table-cell>
        </table:table-row>
        <table:table-row table:style-name="ro1">
          <table:table-cell office:value-type="string" calcext:value-type="string">
            <text:p>XP_04013578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078" calcext:value-type="float">
            <text:p>1.9E-78</text:p>
          </table:table-cell>
          <table:table-cell office:value-type="float" office:value="1.1E-049" calcext:value-type="float">
            <text:p>1.1E-49</text:p>
          </table:table-cell>
          <table:table-cell office:value-type="float" office:value="6.8E-046" calcext:value-type="float">
            <text:p>6.8E-46</text:p>
          </table:table-cell>
          <table:table-cell office:value-type="string" calcext:value-type="string">
            <text:p>hyaluronan synthase 1 [Ictidomys tridecemlineatus]</text:p>
          </table:table-cell>
        </table:table-row>
        <table:table-row table:style-name="ro1">
          <table:table-cell office:value-type="string" calcext:value-type="string">
            <text:p>XP_0363561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2E-077" calcext:value-type="float">
            <text:p>7.2E-77</text:p>
          </table:table-cell>
          <table:table-cell office:value-type="float" office:value="0.000000007" calcext:value-type="float">
            <text:p>0.000000007</text:p>
          </table:table-cell>
          <table:table-cell office:value-type="float" office:value="0.000043" calcext:value-type="float">
            <text:p>0.000043</text:p>
          </table:table-cell>
          <table:table-cell office:value-type="string" calcext:value-type="string">
            <text:p>chitin synthase chs-1-like <text:s/>partial [Octopus vulgaris]</text:p>
          </table:table-cell>
        </table:table-row>
        <table:table-row table:style-name="ro1">
          <table:table-cell office:value-type="string" calcext:value-type="string">
            <text:p>XP_02965537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076" calcext:value-type="float">
            <text:p>7E-76</text:p>
          </table:table-cell>
          <table:table-cell office:value-type="float" office:value="4.4E-016" calcext:value-type="float">
            <text:p>4.4E-16</text:p>
          </table:table-cell>
          <table:table-cell office:value-type="float" office:value="0.0000000000027" calcext:value-type="float">
            <text:p>2.7E-12</text:p>
          </table:table-cell>
          <table:table-cell office:value-type="string" calcext:value-type="string">
            <text:p>uncharacterized protein LOC115229098 <text:s/>partial [Octopus vulgaris]</text:p>
          </table:table-cell>
        </table:table-row>
        <table:table-row table:style-name="ro1">
          <table:table-cell office:value-type="string" calcext:value-type="string">
            <text:p>XP_03376278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075" calcext:value-type="float">
            <text:p>2.4E-75</text:p>
          </table:table-cell>
          <table:table-cell office:value-type="float" office:value="1.6E-016" calcext:value-type="float">
            <text:p>1.6E-16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uncharacterized protein LOC117344218 [Pecten maximus]</text:p>
          </table:table-cell>
        </table:table-row>
        <table:table-row table:style-name="ro1">
          <table:table-cell office:value-type="string" calcext:value-type="string">
            <text:p>NP_00108182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9E-075" calcext:value-type="float">
            <text:p>8.9E-75</text:p>
          </table:table-cell>
          <table:table-cell office:value-type="float" office:value="2.9E-077" calcext:value-type="float">
            <text:p>2.9E-77</text:p>
          </table:table-cell>
          <table:table-cell office:value-type="float" office:value="1.7E-073" calcext:value-type="float">
            <text:p>1.7E-73</text:p>
          </table:table-cell>
          <table:table-cell office:value-type="string" calcext:value-type="string">
            <text:p>hyaluronan synthase-related protein [Xenopus laevis]</text:p>
          </table:table-cell>
        </table:table-row>
        <table:table-row table:style-name="ro1">
          <table:table-cell office:value-type="string" calcext:value-type="string">
            <text:p>XP_0171937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E-074" calcext:value-type="float">
            <text:p>1.3E-74</text:p>
          </table:table-cell>
          <table:table-cell office:value-type="float" office:value="5E-077" calcext:value-type="float">
            <text:p>5E-77</text:p>
          </table:table-cell>
          <table:table-cell office:value-type="float" office:value="3E-073" calcext:value-type="float">
            <text:p>3E-73</text:p>
          </table:table-cell>
          <table:table-cell office:value-type="string" calcext:value-type="string">
            <text:p>PREDICTED: LOW QUALITY PROTEIN: hyaluronan synthase 1 [Oryctolagus cuniculus]</text:p>
          </table:table-cell>
        </table:table-row>
        <table:table-row table:style-name="ro1">
          <table:table-cell office:value-type="string" calcext:value-type="string">
            <text:p>XP_0414434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074" calcext:value-type="float">
            <text:p>2.3E-74</text:p>
          </table:table-cell>
          <table:table-cell office:value-type="float" office:value="7.3E-077" calcext:value-type="float">
            <text:p>7.3E-77</text:p>
          </table:table-cell>
          <table:table-cell office:value-type="float" office:value="4.4E-073" calcext:value-type="float">
            <text:p>4.4E-73</text:p>
          </table:table-cell>
          <table:table-cell office:value-type="string" calcext:value-type="string">
            <text:p>hyaluronan synthase-related protein isoform X1 [Xenopus laevis]</text:p>
          </table:table-cell>
        </table:table-row>
        <table:table-row table:style-name="ro1">
          <table:table-cell office:value-type="string" calcext:value-type="string">
            <text:p>XP_03278558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E-072" calcext:value-type="float">
            <text:p>6E-72</text:p>
          </table:table-cell>
          <table:table-cell office:value-type="float" office:value="7.1" calcext:value-type="float">
            <text:p>7.1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chitin synthase chs-2-like isoform X3 [Daphnia magna]</text:p>
          </table:table-cell>
        </table:table-row>
        <table:table-row table:style-name="ro1">
          <table:table-cell office:value-type="string" calcext:value-type="string">
            <text:p>XP_0439353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6E-072" calcext:value-type="float">
            <text:p>9.6E-72</text:p>
          </table:table-cell>
          <table:table-cell office:value-type="float" office:value="7.5E-074" calcext:value-type="float">
            <text:p>7.5E-74</text:p>
          </table:table-cell>
          <table:table-cell office:value-type="float" office:value="4.6E-070" calcext:value-type="float">
            <text:p>4.6E-70</text:p>
          </table:table-cell>
          <table:table-cell office:value-type="string" calcext:value-type="string">
            <text:p>LOW QUALITY PROTEIN: hyaluronan synthase 1-like [Protopterus annectens]</text:p>
          </table:table-cell>
        </table:table-row>
        <table:table-row table:style-name="ro1">
          <table:table-cell office:value-type="string" calcext:value-type="string">
            <text:p>XP_0343046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4E-070" calcext:value-type="float">
            <text:p>4.4E-70</text:p>
          </table:table-cell>
          <table:table-cell office:value-type="float" office:value="1.1E-017" calcext:value-type="float">
            <text:p>1.1E-17</text:p>
          </table:table-cell>
          <table:table-cell office:value-type="float" office:value="0.00000000000007" calcext:value-type="float">
            <text:p>7E-14</text:p>
          </table:table-cell>
          <table:table-cell office:value-type="string" calcext:value-type="string">
            <text:p>uncharacterized protein LOC105321379 isoform X2 [Crassostrea gigas]</text:p>
          </table:table-cell>
        </table:table-row>
        <table:table-row table:style-name="ro1">
          <table:table-cell office:value-type="string" calcext:value-type="string">
            <text:p>XP_03175432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7E-070" calcext:value-type="float">
            <text:p>4.7E-70</text:p>
          </table:table-cell>
          <table:table-cell office:value-type="float" office:value="1.2E-017" calcext:value-type="float">
            <text:p>1.2E-17</text:p>
          </table:table-cell>
          <table:table-cell office:value-type="float" office:value="0.000000000000076" calcext:value-type="float">
            <text:p>7.6E-14</text:p>
          </table:table-cell>
          <table:table-cell office:value-type="string" calcext:value-type="string">
            <text:p>hyaluronan synthase-related protein-like [Xenopus tropicalis]</text:p>
          </table:table-cell>
        </table:table-row>
        <table:table-row table:style-name="ro1">
          <table:table-cell office:value-type="string" calcext:value-type="string">
            <text:p>XP_02575807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9E-069" calcext:value-type="float">
            <text:p>5.9E-69</text:p>
          </table:table-cell>
          <table:table-cell office:value-type="float" office:value="2.2" calcext:value-type="float">
            <text:p>2.2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chitin synthase chs-1 isoform X3 [Oreochromis niloticus]</text:p>
          </table:table-cell>
        </table:table-row>
        <table:table-row table:style-name="ro1">
          <table:table-cell office:value-type="string" calcext:value-type="string">
            <text:p>XP_0419475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E-067" calcext:value-type="float">
            <text:p>1.8E-67</text:p>
          </table:table-cell>
          <table:table-cell office:value-type="float" office:value="3.7E-071" calcext:value-type="float">
            <text:p>3.7E-71</text:p>
          </table:table-cell>
          <table:table-cell office:value-type="float" office:value="2.2E-067" calcext:value-type="float">
            <text:p>2.2E-67</text:p>
          </table:table-cell>
          <table:table-cell office:value-type="string" calcext:value-type="string">
            <text:p>LOW QUALITY PROTEIN: chitin synthase chs-1-like [Alosa sapidissima]</text:p>
          </table:table-cell>
        </table:table-row>
        <table:table-row table:style-name="ro1">
          <table:table-cell office:value-type="string" calcext:value-type="string">
            <text:p>XP_0343046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5E-067" calcext:value-type="float">
            <text:p>2.5E-67</text:p>
          </table:table-cell>
          <table:table-cell office:value-type="float" office:value="3.9E-015" calcext:value-type="float">
            <text:p>3.9E-15</text:p>
          </table:table-cell>
          <table:table-cell office:value-type="float" office:value="0.000000000024" calcext:value-type="float">
            <text:p>2.4E-11</text:p>
          </table:table-cell>
          <table:table-cell office:value-type="string" calcext:value-type="string">
            <text:p>uncharacterized protein LOC105321379 isoform X1 [Crassostrea gigas]</text:p>
          </table:table-cell>
        </table:table-row>
        <table:table-row table:style-name="ro1">
          <table:table-cell office:value-type="string" calcext:value-type="string">
            <text:p>XP_0433633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065" calcext:value-type="float">
            <text:p>2.2E-65</text:p>
          </table:table-cell>
          <table:table-cell office:value-type="float" office:value="7.1E-069" calcext:value-type="float">
            <text:p>7.1E-69</text:p>
          </table:table-cell>
          <table:table-cell office:value-type="float" office:value="4.3E-065" calcext:value-type="float">
            <text:p>4.3E-65</text:p>
          </table:table-cell>
          <table:table-cell office:value-type="string" calcext:value-type="string">
            <text:p>hyaluronan synthase 2 isoform X2 [Dermochelys coriacea]</text:p>
          </table:table-cell>
        </table:table-row>
        <table:table-row table:style-name="ro1">
          <table:table-cell office:value-type="string" calcext:value-type="string">
            <text:p>XP_03824422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065" calcext:value-type="float">
            <text:p>2.3E-65</text:p>
          </table:table-cell>
          <table:table-cell office:value-type="float" office:value="7.7E-069" calcext:value-type="float">
            <text:p>7.7E-69</text:p>
          </table:table-cell>
          <table:table-cell office:value-type="float" office:value="4.7E-065" calcext:value-type="float">
            <text:p>4.7E-65</text:p>
          </table:table-cell>
          <table:table-cell office:value-type="string" calcext:value-type="string">
            <text:p>hyaluronan synthase 2 isoform X1 [Dermochelys coriacea]</text:p>
          </table:table-cell>
        </table:table-row>
        <table:table-row table:style-name="ro1">
          <table:table-cell office:value-type="string" calcext:value-type="string">
            <text:p>XP_03895852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9E-065" calcext:value-type="float">
            <text:p>3.9E-65</text:p>
          </table:table-cell>
          <table:table-cell office:value-type="float" office:value="4.1E-068" calcext:value-type="float">
            <text:p>4.1E-68</text:p>
          </table:table-cell>
          <table:table-cell office:value-type="float" office:value="2.5E-064" calcext:value-type="float">
            <text:p>2.5E-64</text:p>
          </table:table-cell>
          <table:table-cell office:value-type="string" calcext:value-type="string">
            <text:p>hyaluronan synthase 1 isoform X1 [Rattus norvegicus]</text:p>
          </table:table-cell>
        </table:table-row>
        <table:table-row table:style-name="ro1">
          <table:table-cell office:value-type="string" calcext:value-type="string">
            <text:p>XP_0198343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065" calcext:value-type="float">
            <text:p>5.4E-65</text:p>
          </table:table-cell>
          <table:table-cell office:value-type="float" office:value="7.6E-068" calcext:value-type="float">
            <text:p>7.6E-68</text:p>
          </table:table-cell>
          <table:table-cell office:value-type="float" office:value="4.6E-064" calcext:value-type="float">
            <text:p>4.6E-64</text:p>
          </table:table-cell>
          <table:table-cell office:value-type="string" calcext:value-type="string">
            <text:p>PREDICTED: hyaluronan synthase 1 [Bos indicus]</text:p>
          </table:table-cell>
        </table:table-row>
        <table:table-row table:style-name="ro1">
          <table:table-cell office:value-type="string" calcext:value-type="string">
            <text:p>XP_03562321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058" calcext:value-type="float">
            <text:p>1.1E-58</text:p>
          </table:table-cell>
          <table:table-cell office:value-type="float" office:value="2.5E-018" calcext:value-type="float">
            <text:p>2.5E-18</text:p>
          </table:table-cell>
          <table:table-cell office:value-type="float" office:value="0.000000000000015" calcext:value-type="float">
            <text:p>1.5E-14</text:p>
          </table:table-cell>
          <table:table-cell office:value-type="string" calcext:value-type="string">
            <text:p>hyaluronan synthase 1-like [Oncorhynchus keta]</text:p>
          </table:table-cell>
        </table:table-row>
        <table:table-row table:style-name="ro1">
          <table:table-cell office:value-type="string" calcext:value-type="string">
            <text:p>XP_0066416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058" calcext:value-type="float">
            <text:p>5.4E-58</text:p>
          </table:table-cell>
          <table:table-cell office:value-type="float" office:value="4.7E-019" calcext:value-type="float">
            <text:p>4.7E-19</text:p>
          </table:table-cell>
          <table:table-cell office:value-type="float" office:value="2.9E-015" calcext:value-type="float">
            <text:p>2.9E-15</text:p>
          </table:table-cell>
          <table:table-cell office:value-type="string" calcext:value-type="string">
            <text:p>PREDICTED: uncharacterized protein LOC102693980 [Lepisosteus oculatus]</text:p>
          </table:table-cell>
        </table:table-row>
        <table:table-row table:style-name="ro1">
          <table:table-cell office:value-type="string" calcext:value-type="string">
            <text:p>XP_04110740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3E-057" calcext:value-type="float">
            <text:p>4.3E-57</text:p>
          </table:table-cell>
          <table:table-cell office:value-type="float" office:value="2.5" calcext:value-type="float">
            <text:p>2.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uncharacterized protein LOC121316388 [Polyodon spathula]</text:p>
          </table:table-cell>
        </table:table-row>
        <table:table-row table:style-name="ro1">
          <table:table-cell office:value-type="string" calcext:value-type="string">
            <text:p>XP_0260860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E-055" calcext:value-type="float">
            <text:p>7.3E-55</text:p>
          </table:table-cell>
          <table:table-cell office:value-type="float" office:value="1.4E-058" calcext:value-type="float">
            <text:p>1.4E-58</text:p>
          </table:table-cell>
          <table:table-cell office:value-type="float" office:value="8.3E-055" calcext:value-type="float">
            <text:p>8.3E-55</text:p>
          </table:table-cell>
          <table:table-cell office:value-type="string" calcext:value-type="string">
            <text:p>LOW QUALITY PROTEIN: chitin synthase chs-1-like [Carassius auratus]</text:p>
          </table:table-cell>
        </table:table-row>
        <table:table-row table:style-name="ro1">
          <table:table-cell office:value-type="string" calcext:value-type="string">
            <text:p>XP_0373012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052" calcext:value-type="float">
            <text:p>2.4E-52</text:p>
          </table:table-cell>
          <table:table-cell office:value-type="float" office:value="4.3E-056" calcext:value-type="float">
            <text:p>4.3E-56</text:p>
          </table:table-cell>
          <table:table-cell office:value-type="float" office:value="2.6E-052" calcext:value-type="float">
            <text:p>2.6E-52</text:p>
          </table:table-cell>
          <table:table-cell office:value-type="string" calcext:value-type="string">
            <text:p>chitin synthase chs-2-like [Manduca sexta]</text:p>
          </table:table-cell>
        </table:table-row>
        <table:table-row table:style-name="ro1">
          <table:table-cell office:value-type="string" calcext:value-type="string">
            <text:p>XP_03773944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4.9E-050" calcext:value-type="float">
            <text:p>4.9E-50</text:p>
          </table:table-cell>
          <table:table-cell office:value-type="float" office:value="2E-053" calcext:value-type="float">
            <text:p>2E-53</text:p>
          </table:table-cell>
          <table:table-cell office:value-type="float" office:value="1.2E-049" calcext:value-type="float">
            <text:p>1.2E-49</text:p>
          </table:table-cell>
          <table:table-cell office:value-type="string" calcext:value-type="string">
            <text:p>hyaluronan synthase 1-like [Chelonia mydas]</text:p>
          </table:table-cell>
        </table:table-row>
        <table:table-row table:style-name="ro1">
          <table:table-cell office:value-type="string" calcext:value-type="string">
            <text:p>XP_0328359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E-049" calcext:value-type="float">
            <text:p>8E-49</text:p>
          </table:table-cell>
          <table:table-cell office:value-type="float" office:value="0.0000000021" calcext:value-type="float">
            <text:p>0.0000000021</text:p>
          </table:table-cell>
          <table:table-cell office:value-type="float" office:value="0.000013" calcext:value-type="float">
            <text:p>0.000013</text:p>
          </table:table-cell>
          <table:table-cell office:value-type="string" calcext:value-type="string">
            <text:p>uncharacterized protein LOC116957733 [Petromyzon marinus]</text:p>
          </table:table-cell>
        </table:table-row>
        <table:table-row table:style-name="ro1">
          <table:table-cell office:value-type="string" calcext:value-type="string">
            <text:p>XP_0419221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1E-048" calcext:value-type="float">
            <text:p>9.1E-48</text:p>
          </table:table-cell>
          <table:table-cell office:value-type="float" office:value="7.9E-051" calcext:value-type="float">
            <text:p>7.9E-51</text:p>
          </table:table-cell>
          <table:table-cell office:value-type="float" office:value="4.8E-047" calcext:value-type="float">
            <text:p>4.8E-47</text:p>
          </table:table-cell>
          <table:table-cell office:value-type="string" calcext:value-type="string">
            <text:p>LOW QUALITY PROTEIN: chitin synthase chs-1-like <text:s/>partial [Alosa sapidissima]</text:p>
          </table:table-cell>
        </table:table-row>
        <table:table-row table:style-name="ro1">
          <table:table-cell office:value-type="string" calcext:value-type="string">
            <text:p>XP_01152518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5E-048" calcext:value-type="float">
            <text:p>9.5E-48</text:p>
          </table:table-cell>
          <table:table-cell office:value-type="float" office:value="1.5E-050" calcext:value-type="float">
            <text:p>1.5E-50</text:p>
          </table:table-cell>
          <table:table-cell office:value-type="float" office:value="8.9E-047" calcext:value-type="float">
            <text:p>8.9E-47</text:p>
          </table:table-cell>
          <table:table-cell office:value-type="string" calcext:value-type="string">
            <text:p>hyaluronan synthase 1 isoform X1 [Homo sapiens]</text:p>
          </table:table-cell>
        </table:table-row>
        <table:table-row table:style-name="ro1">
          <table:table-cell office:value-type="string" calcext:value-type="string">
            <text:p>XP_0356244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3E-044" calcext:value-type="float">
            <text:p>3.3E-44</text:p>
          </table:table-cell>
          <table:table-cell office:value-type="float" office:value="9.7E-048" calcext:value-type="float">
            <text:p>9.7E-48</text:p>
          </table:table-cell>
          <table:table-cell office:value-type="float" office:value="5.9E-044" calcext:value-type="float">
            <text:p>5.9E-44</text:p>
          </table:table-cell>
          <table:table-cell office:value-type="string" calcext:value-type="string">
            <text:p>hyaluronan synthase 2-like <text:s/>partial [Oncorhynchus keta]</text:p>
          </table:table-cell>
        </table:table-row>
        <table:table-row table:style-name="ro1">
          <table:table-cell office:value-type="string" calcext:value-type="string">
            <text:p>XP_03566916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4E-043" calcext:value-type="float">
            <text:p>5.4E-43</text:p>
          </table:table-cell>
          <table:table-cell office:value-type="float" office:value="3.3E-031" calcext:value-type="float">
            <text:p>3.3E-31</text:p>
          </table:table-cell>
          <table:table-cell office:value-type="float" office:value="2E-027" calcext:value-type="float">
            <text:p>2E-27</text:p>
          </table:table-cell>
          <table:table-cell office:value-type="string" calcext:value-type="string">
            <text:p>uncharacterized protein LOC118411193 [Branchiostoma floridae]</text:p>
          </table:table-cell>
        </table:table-row>
        <table:table-row table:style-name="ro1">
          <table:table-cell office:value-type="string" calcext:value-type="string">
            <text:p>XP_021577368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041" calcext:value-type="float">
            <text:p>1.9E-41</text:p>
          </table:table-cell>
          <table:table-cell office:value-type="float" office:value="7.5E-044" calcext:value-type="float">
            <text:p>7.5E-44</text:p>
          </table:table-cell>
          <table:table-cell office:value-type="float" office:value="4.6E-040" calcext:value-type="float">
            <text:p>4.6E-40</text:p>
          </table:table-cell>
          <table:table-cell office:value-type="string" calcext:value-type="string">
            <text:p>hyaluronan synthase 3 isoform X4 [Ictidomys tridecemlineatus]</text:p>
          </table:table-cell>
        </table:table-row>
        <table:table-row table:style-name="ro1">
          <table:table-cell office:value-type="string" calcext:value-type="string">
            <text:p>XP_04013501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E-041" calcext:value-type="float">
            <text:p>1.9E-41</text:p>
          </table:table-cell>
          <table:table-cell office:value-type="float" office:value="8E-044" calcext:value-type="float">
            <text:p>8E-44</text:p>
          </table:table-cell>
          <table:table-cell office:value-type="float" office:value="4.9E-040" calcext:value-type="float">
            <text:p>4.9E-40</text:p>
          </table:table-cell>
          <table:table-cell office:value-type="string" calcext:value-type="string">
            <text:p>hyaluronan synthase 3 isoform X3 [Ictidomys tridecemlineatus]</text:p>
          </table:table-cell>
        </table:table-row>
        <table:table-row table:style-name="ro1">
          <table:table-cell office:value-type="string" calcext:value-type="string">
            <text:p>XP_04136506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E-041" calcext:value-type="float">
            <text:p>2E-41</text:p>
          </table:table-cell>
          <table:table-cell office:value-type="float" office:value="4.9E-045" calcext:value-type="float">
            <text:p>4.9E-45</text:p>
          </table:table-cell>
          <table:table-cell office:value-type="float" office:value="3E-041" calcext:value-type="float">
            <text:p>3E-41</text:p>
          </table:table-cell>
          <table:table-cell office:value-type="string" calcext:value-type="string">
            <text:p>chitin synthase-like [Gigantopelta aegis]</text:p>
          </table:table-cell>
        </table:table-row>
        <table:table-row table:style-name="ro1">
          <table:table-cell office:value-type="string" calcext:value-type="string">
            <text:p>XP_0323234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E-041" calcext:value-type="float">
            <text:p>3E-41</text:p>
          </table:table-cell>
          <table:table-cell office:value-type="float" office:value="1.2E-044" calcext:value-type="float">
            <text:p>1.2E-44</text:p>
          </table:table-cell>
          <table:table-cell office:value-type="float" office:value="7.1E-041" calcext:value-type="float">
            <text:p>7.1E-41</text:p>
          </table:table-cell>
          <table:table-cell office:value-type="string" calcext:value-type="string">
            <text:p>LOW QUALITY PROTEIN: hyaluronan synthase 2-like [Camelus ferus]</text:p>
          </table:table-cell>
        </table:table-row>
        <table:table-row table:style-name="ro1">
          <table:table-cell office:value-type="string" calcext:value-type="string">
            <text:p>XP_04345545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040" calcext:value-type="float">
            <text:p>2.9E-40</text:p>
          </table:table-cell>
          <table:table-cell office:value-type="float" office:value="2.5E-042" calcext:value-type="float">
            <text:p>2.5E-42</text:p>
          </table:table-cell>
          <table:table-cell office:value-type="float" office:value="1.5E-038" calcext:value-type="float">
            <text:p>1.5E-38</text:p>
          </table:table-cell>
          <table:table-cell office:value-type="string" calcext:value-type="string">
            <text:p>hyaluronan synthase 3 isoform X2 [Prionailurus bengalensis]</text:p>
          </table:table-cell>
        </table:table-row>
        <table:table-row table:style-name="ro1">
          <table:table-cell office:value-type="string" calcext:value-type="string">
            <text:p>XP_0370380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9E-040" calcext:value-type="float">
            <text:p>2.9E-40</text:p>
          </table:table-cell>
          <table:table-cell office:value-type="float" office:value="4.7E-044" calcext:value-type="float">
            <text:p>4.7E-44</text:p>
          </table:table-cell>
          <table:table-cell office:value-type="float" office:value="2.9E-040" calcext:value-type="float">
            <text:p>2.9E-40</text:p>
          </table:table-cell>
          <table:table-cell office:value-type="string" calcext:value-type="string">
            <text:p>chitin synthase D-like isoform X1 [Bradysia coprophila]</text:p>
          </table:table-cell>
        </table:table-row>
        <table:table-row table:style-name="ro1">
          <table:table-cell office:value-type="string" calcext:value-type="string">
            <text:p>XP_0301535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7E-040" calcext:value-type="float">
            <text:p>3.7E-40</text:p>
          </table:table-cell>
          <table:table-cell office:value-type="float" office:value="3.2E-042" calcext:value-type="float">
            <text:p>3.2E-42</text:p>
          </table:table-cell>
          <table:table-cell office:value-type="float" office:value="1.9E-038" calcext:value-type="float">
            <text:p>1.9E-38</text:p>
          </table:table-cell>
          <table:table-cell office:value-type="string" calcext:value-type="string">
            <text:p>hyaluronan synthase 3 isoform X2 [Lynx canadensis]</text:p>
          </table:table-cell>
        </table:table-row>
        <table:table-row table:style-name="ro1">
          <table:table-cell office:value-type="string" calcext:value-type="string">
            <text:p>XP_00399824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4E-040" calcext:value-type="float">
            <text:p>6.4E-40</text:p>
          </table:table-cell>
          <table:table-cell office:value-type="float" office:value="5.5E-042" calcext:value-type="float">
            <text:p>5.5E-42</text:p>
          </table:table-cell>
          <table:table-cell office:value-type="float" office:value="3.3E-038" calcext:value-type="float">
            <text:p>3.3E-38</text:p>
          </table:table-cell>
          <table:table-cell office:value-type="string" calcext:value-type="string">
            <text:p>hyaluronan synthase 3 isoform X2 [Felis catus]</text:p>
          </table:table-cell>
        </table:table-row>
        <table:table-row table:style-name="ro1">
          <table:table-cell office:value-type="string" calcext:value-type="string">
            <text:p>XP_0223249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E-040" calcext:value-type="float">
            <text:p>7E-40</text:p>
          </table:table-cell>
          <table:table-cell office:value-type="float" office:value="1.5E-043" calcext:value-type="float">
            <text:p>1.5E-43</text:p>
          </table:table-cell>
          <table:table-cell office:value-type="float" office:value="9.2E-040" calcext:value-type="float">
            <text:p>9.2E-40</text:p>
          </table:table-cell>
          <table:table-cell office:value-type="string" calcext:value-type="string">
            <text:p>LOW QUALITY PROTEIN: uncharacterized protein LOC111125449 [Crassostrea virginica]</text:p>
          </table:table-cell>
        </table:table-row>
        <table:table-row table:style-name="ro1">
          <table:table-cell office:value-type="string" calcext:value-type="string">
            <text:p>XP_0343781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E-040" calcext:value-type="float">
            <text:p>7.6E-40</text:p>
          </table:table-cell>
          <table:table-cell office:value-type="float" office:value="3.4E-042" calcext:value-type="float">
            <text:p>3.4E-42</text:p>
          </table:table-cell>
          <table:table-cell office:value-type="float" office:value="2.1E-038" calcext:value-type="float">
            <text:p>2.1E-38</text:p>
          </table:table-cell>
          <table:table-cell office:value-type="string" calcext:value-type="string">
            <text:p>hyaluronan synthase 3 isoform X2 [Arvicanthis niloticus]</text:p>
          </table:table-cell>
        </table:table-row>
        <table:table-row table:style-name="ro1">
          <table:table-cell office:value-type="string" calcext:value-type="string">
            <text:p>XP_0311971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6E-040" calcext:value-type="float">
            <text:p>8.6E-40</text:p>
          </table:table-cell>
          <table:table-cell office:value-type="float" office:value="4.1E-042" calcext:value-type="float">
            <text:p>4.1E-42</text:p>
          </table:table-cell>
          <table:table-cell office:value-type="float" office:value="2.5E-038" calcext:value-type="float">
            <text:p>2.5E-38</text:p>
          </table:table-cell>
          <table:table-cell office:value-type="string" calcext:value-type="string">
            <text:p>hyaluronan synthase 3 isoform X4 [Mastomys coucha]</text:p>
          </table:table-cell>
        </table:table-row>
        <table:table-row table:style-name="ro1">
          <table:table-cell office:value-type="string" calcext:value-type="string">
            <text:p>XP_014683163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E-039" calcext:value-type="float">
            <text:p>2.2E-39</text:p>
          </table:table-cell>
          <table:table-cell office:value-type="float" office:value="2.6E-041" calcext:value-type="float">
            <text:p>2.6E-41</text:p>
          </table:table-cell>
          <table:table-cell office:value-type="float" office:value="1.6E-037" calcext:value-type="float">
            <text:p>1.6E-37</text:p>
          </table:table-cell>
          <table:table-cell office:value-type="string" calcext:value-type="string">
            <text:p>hyaluronan synthase 3 isoform X3 [Equus asinus]</text:p>
          </table:table-cell>
        </table:table-row>
        <table:table-row table:style-name="ro1">
          <table:table-cell office:value-type="string" calcext:value-type="string">
            <text:p>NP_6195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039" calcext:value-type="float">
            <text:p>2.3E-39</text:p>
          </table:table-cell>
          <table:table-cell office:value-type="float" office:value="2.1E-041" calcext:value-type="float">
            <text:p>2.1E-41</text:p>
          </table:table-cell>
          <table:table-cell office:value-type="float" office:value="1.3E-037" calcext:value-type="float">
            <text:p>1.3E-37</text:p>
          </table:table-cell>
          <table:table-cell office:value-type="string" calcext:value-type="string">
            <text:p>hyaluronan synthase 3 isoform b [Homo sapiens]</text:p>
          </table:table-cell>
        </table:table-row>
        <table:table-row table:style-name="ro1">
          <table:table-cell office:value-type="string" calcext:value-type="string">
            <text:p>XP_0188675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3E-039" calcext:value-type="float">
            <text:p>2.3E-39</text:p>
          </table:table-cell>
          <table:table-cell office:value-type="float" office:value="2.1E-041" calcext:value-type="float">
            <text:p>2.1E-41</text:p>
          </table:table-cell>
          <table:table-cell office:value-type="float" office:value="1.3E-037" calcext:value-type="float">
            <text:p>1.3E-37</text:p>
          </table:table-cell>
          <table:table-cell office:value-type="string" calcext:value-type="string">
            <text:p>hyaluronan synthase 3 isoform X2 [Gorilla gorilla gorilla]</text:p>
          </table:table-cell>
        </table:table-row>
        <table:table-row table:style-name="ro1">
          <table:table-cell office:value-type="string" calcext:value-type="string">
            <text:p>XP_0311971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E-039" calcext:value-type="float">
            <text:p>2.6E-39</text:p>
          </table:table-cell>
          <table:table-cell office:value-type="float" office:value="1.2E-041" calcext:value-type="float">
            <text:p>1.2E-41</text:p>
          </table:table-cell>
          <table:table-cell office:value-type="float" office:value="7.6E-038" calcext:value-type="float">
            <text:p>7.6E-38</text:p>
          </table:table-cell>
          <table:table-cell office:value-type="string" calcext:value-type="string">
            <text:p>hyaluronan synthase 3 isoform X3 [Mastomys coucha]</text:p>
          </table:table-cell>
        </table:table-row>
        <table:table-row table:style-name="ro1">
          <table:table-cell office:value-type="string" calcext:value-type="string">
            <text:p>XP_03119717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E-039" calcext:value-type="float">
            <text:p>3.5E-39</text:p>
          </table:table-cell>
          <table:table-cell office:value-type="float" office:value="1.7E-041" calcext:value-type="float">
            <text:p>1.7E-41</text:p>
          </table:table-cell>
          <table:table-cell office:value-type="float" office:value="1E-037" calcext:value-type="float">
            <text:p>1E-37</text:p>
          </table:table-cell>
          <table:table-cell office:value-type="string" calcext:value-type="string">
            <text:p>hyaluronan synthase 3 isoform X2 [Mastomys coucha]</text:p>
          </table:table-cell>
        </table:table-row>
        <table:table-row table:style-name="ro1">
          <table:table-cell office:value-type="string" calcext:value-type="string">
            <text:p>XP_0370621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4E-039" calcext:value-type="float">
            <text:p>8.4E-39</text:p>
          </table:table-cell>
          <table:table-cell office:value-type="float" office:value="6.6E-041" calcext:value-type="float">
            <text:p>6.6E-41</text:p>
          </table:table-cell>
          <table:table-cell office:value-type="float" office:value="4E-037" calcext:value-type="float">
            <text:p>4E-37</text:p>
          </table:table-cell>
          <table:table-cell office:value-type="string" calcext:value-type="string">
            <text:p>hyaluronan synthase 3 isoform X3 [Peromyscus leucopus]</text:p>
          </table:table-cell>
        </table:table-row>
        <table:table-row table:style-name="ro1">
          <table:table-cell office:value-type="string" calcext:value-type="string">
            <text:p>XP_02833350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038" calcext:value-type="float">
            <text:p>1.1E-38</text:p>
          </table:table-cell>
          <table:table-cell office:value-type="float" office:value="7.4E-041" calcext:value-type="float">
            <text:p>7.4E-41</text:p>
          </table:table-cell>
          <table:table-cell office:value-type="float" office:value="4.5E-037" calcext:value-type="float">
            <text:p>4.5E-37</text:p>
          </table:table-cell>
          <table:table-cell office:value-type="string" calcext:value-type="string">
            <text:p>hyaluronan synthase 3 isoform X2 [Physeter catodon]</text:p>
          </table:table-cell>
        </table:table-row>
        <table:table-row table:style-name="ro1">
          <table:table-cell office:value-type="string" calcext:value-type="string">
            <text:p>XP_02522530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1E-038" calcext:value-type="float">
            <text:p>2.1E-38</text:p>
          </table:table-cell>
          <table:table-cell office:value-type="float" office:value="2.6E-040" calcext:value-type="float">
            <text:p>2.6E-40</text:p>
          </table:table-cell>
          <table:table-cell office:value-type="float" office:value="1.6E-036" calcext:value-type="float">
            <text:p>1.6E-36</text:p>
          </table:table-cell>
          <table:table-cell office:value-type="string" calcext:value-type="string">
            <text:p>hyaluronan synthase 3 isoform X2 [Theropithecus gelada]</text:p>
          </table:table-cell>
        </table:table-row>
        <table:table-row table:style-name="ro1">
          <table:table-cell office:value-type="string" calcext:value-type="string">
            <text:p>XP_0201383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E-038" calcext:value-type="float">
            <text:p>3.8E-38</text:p>
          </table:table-cell>
          <table:table-cell office:value-type="float" office:value="3.5E-040" calcext:value-type="float">
            <text:p>3.5E-40</text:p>
          </table:table-cell>
          <table:table-cell office:value-type="float" office:value="2.1E-036" calcext:value-type="float">
            <text:p>2.1E-36</text:p>
          </table:table-cell>
          <table:table-cell office:value-type="string" calcext:value-type="string">
            <text:p>hyaluronan synthase 3 isoform X5 [Microcebus murinus]</text:p>
          </table:table-cell>
        </table:table-row>
        <table:table-row table:style-name="ro1">
          <table:table-cell office:value-type="string" calcext:value-type="string">
            <text:p>XP_01979117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9E-037" calcext:value-type="float">
            <text:p>6.9E-37</text:p>
          </table:table-cell>
          <table:table-cell office:value-type="float" office:value="1.3E-039" calcext:value-type="float">
            <text:p>1.3E-39</text:p>
          </table:table-cell>
          <table:table-cell office:value-type="float" office:value="8.1E-036" calcext:value-type="float">
            <text:p>8.1E-36</text:p>
          </table:table-cell>
          <table:table-cell office:value-type="string" calcext:value-type="string">
            <text:p>transport and Golgi organization protein 6 homolog isoform X3 [Tursiops truncatus]</text:p>
          </table:table-cell>
        </table:table-row>
        <table:table-row table:style-name="ro1">
          <table:table-cell office:value-type="string" calcext:value-type="string">
            <text:p>XP_04387408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7E-035" calcext:value-type="float">
            <text:p>7.7E-35</text:p>
          </table:table-cell>
          <table:table-cell office:value-type="float" office:value="6.9E-037" calcext:value-type="float">
            <text:p>6.9E-37</text:p>
          </table:table-cell>
          <table:table-cell office:value-type="float" office:value="4.2E-033" calcext:value-type="float">
            <text:p>4.2E-33</text:p>
          </table:table-cell>
          <table:table-cell office:value-type="string" calcext:value-type="string">
            <text:p>hyaluronan synthase 3-like <text:s/>partial [Solea senegalensis]</text:p>
          </table:table-cell>
        </table:table-row>
        <table:table-row table:style-name="ro1">
          <table:table-cell office:value-type="string" calcext:value-type="string">
            <text:p>XP_03525203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E-033" calcext:value-type="float">
            <text:p>5.3E-33</text:p>
          </table:table-cell>
          <table:table-cell office:value-type="float" office:value="1.6E-025" calcext:value-type="float">
            <text:p>1.6E-25</text:p>
          </table:table-cell>
          <table:table-cell office:value-type="float" office:value="1E-021" calcext:value-type="float">
            <text:p>1E-21</text:p>
          </table:table-cell>
          <table:table-cell office:value-type="string" calcext:value-type="string">
            <text:p>hyaluronan synthase 3 isoform X1 [Anguilla anguilla]</text:p>
          </table:table-cell>
        </table:table-row>
        <table:table-row table:style-name="ro1">
          <table:table-cell office:value-type="string" calcext:value-type="string">
            <text:p>XP_00842094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E-027" calcext:value-type="float">
            <text:p>1.1E-27</text:p>
          </table:table-cell>
          <table:table-cell office:value-type="float" office:value="2.2E-031" calcext:value-type="float">
            <text:p>2.2E-31</text:p>
          </table:table-cell>
          <table:table-cell office:value-type="float" office:value="1.4E-027" calcext:value-type="float">
            <text:p>1.4E-27</text:p>
          </table:table-cell>
          <table:table-cell office:value-type="string" calcext:value-type="string">
            <text:p>PREDICTED: uncharacterized protein LOC103472863 [Poecilia reticulata]</text:p>
          </table:table-cell>
        </table:table-row>
        <table:table-row table:style-name="ro1">
          <table:table-cell office:value-type="string" calcext:value-type="string">
            <text:p>XP_0346128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5E-020" calcext:value-type="float">
            <text:p>5.5E-20</text:p>
          </table:table-cell>
          <table:table-cell office:value-type="float" office:value="1.6E-023" calcext:value-type="float">
            <text:p>1.6E-23</text:p>
          </table:table-cell>
          <table:table-cell office:value-type="float" office:value="1E-019" calcext:value-type="float">
            <text:p>1E-19</text:p>
          </table:table-cell>
          <table:table-cell office:value-type="string" calcext:value-type="string">
            <text:p>LOW QUALITY PROTEIN: hyaluronan synthase 1-like [Trachemys scripta elegans]</text:p>
          </table:table-cell>
        </table:table-row>
        <table:table-row table:style-name="ro1">
          <table:table-cell office:value-type="string" calcext:value-type="string">
            <text:p>XP_01252663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E-017" calcext:value-type="float">
            <text:p>2.4E-17</text:p>
          </table:table-cell>
          <table:table-cell office:value-type="float" office:value="4.2E-021" calcext:value-type="float">
            <text:p>4.2E-21</text:p>
          </table:table-cell>
          <table:table-cell office:value-type="float" office:value="2.6E-017" calcext:value-type="float">
            <text:p>2.6E-17</text:p>
          </table:table-cell>
          <table:table-cell office:value-type="string" calcext:value-type="string">
            <text:p>chitin synthase chs-1 [Monomorium pharaonis]</text:p>
          </table:table-cell>
        </table:table-row>
        <table:table-row table:style-name="ro1">
          <table:table-cell office:value-type="string" calcext:value-type="string">
            <text:p>XP_02232936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6E-016" calcext:value-type="float">
            <text:p>1.6E-16</text:p>
          </table:table-cell>
          <table:table-cell office:value-type="float" office:value="4.3E-019" calcext:value-type="float">
            <text:p>4.3E-19</text:p>
          </table:table-cell>
          <table:table-cell office:value-type="float" office:value="2.6E-015" calcext:value-type="float">
            <text:p>2.6E-15</text:p>
          </table:table-cell>
          <table:table-cell office:value-type="string" calcext:value-type="string">
            <text:p>uncharacterized protein LOC111128180 [Crassostrea virginica]</text:p>
          </table:table-cell>
        </table:table-row>
        <table:table-row table:style-name="ro1">
          <table:table-cell office:value-type="string" calcext:value-type="string">
            <text:p>XP_04194929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5E-016" calcext:value-type="float">
            <text:p>5.5E-16</text:p>
          </table:table-cell>
          <table:table-cell office:value-type="float" office:value="9.2E-020" calcext:value-type="float">
            <text:p>9.2E-20</text:p>
          </table:table-cell>
          <table:table-cell office:value-type="float" office:value="5.6E-016" calcext:value-type="float">
            <text:p>5.6E-16</text:p>
          </table:table-cell>
          <table:table-cell office:value-type="string" calcext:value-type="string">
            <text:p>chitin synthase chs-1-like [Alosa sapidissima]</text:p>
          </table:table-cell>
        </table:table-row>
        <table:table-row table:style-name="ro1">
          <table:table-cell office:value-type="string" calcext:value-type="string">
            <text:p>XP_0084209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0000039" calcext:value-type="float">
            <text:p>3.9E-14</text:p>
          </table:table-cell>
          <table:table-cell office:value-type="float" office:value="7.1E-018" calcext:value-type="float">
            <text:p>7.1E-18</text:p>
          </table:table-cell>
          <table:table-cell office:value-type="float" office:value="0.000000000000043" calcext:value-type="float">
            <text:p>4.3E-14</text:p>
          </table:table-cell>
          <table:table-cell office:value-type="string" calcext:value-type="string">
            <text:p>PREDICTED: uncharacterized protein LOC103472864 [Poecilia reticulata]</text:p>
          </table:table-cell>
        </table:table-row>
        <table:table-row table:style-name="ro1">
          <table:table-cell office:value-type="string" calcext:value-type="string">
            <text:p>XP_0250950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000033" calcext:value-type="float">
            <text:p>3.3E-13</text:p>
          </table:table-cell>
          <table:table-cell office:value-type="float" office:value="0.00000000016" calcext:value-type="float">
            <text:p>1.6E-10</text:p>
          </table:table-cell>
          <table:table-cell office:value-type="float" office:value="0.00000099" calcext:value-type="float">
            <text:p>0.00000099</text:p>
          </table:table-cell>
          <table:table-cell office:value-type="string" calcext:value-type="string">
            <text:p>uncharacterized protein LOC112564466 [Pomacea canaliculata]</text:p>
          </table:table-cell>
        </table:table-row>
        <table:table-row table:style-name="ro1">
          <table:table-cell office:value-type="string" calcext:value-type="string">
            <text:p>XP_0223119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00024" calcext:value-type="float">
            <text:p>2.4E-12</text:p>
          </table:table-cell>
          <table:table-cell office:value-type="float" office:value="5.1E-016" calcext:value-type="float">
            <text:p>5.1E-16</text:p>
          </table:table-cell>
          <table:table-cell office:value-type="float" office:value="0.0000000000031" calcext:value-type="float">
            <text:p>3.1E-12</text:p>
          </table:table-cell>
          <table:table-cell office:value-type="string" calcext:value-type="string">
            <text:p>uncharacterized protein LOC111117154 [Crassostrea virginica]</text:p>
          </table:table-cell>
        </table:table-row>
        <table:table-row table:style-name="ro1">
          <table:table-cell office:value-type="string" calcext:value-type="string">
            <text:p>XP_01404504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0003" calcext:value-type="float">
            <text:p>3E-12</text:p>
          </table:table-cell>
          <table:table-cell office:value-type="float" office:value="8.7E-016" calcext:value-type="float">
            <text:p>8.7E-16</text:p>
          </table:table-cell>
          <table:table-cell office:value-type="float" office:value="0.0000000000053" calcext:value-type="float">
            <text:p>5.3E-12</text:p>
          </table:table-cell>
          <table:table-cell office:value-type="string" calcext:value-type="string">
            <text:p>PREDICTED: uncharacterized protein LOC106598527 <text:s/>partial [Salmo salar]</text:p>
          </table:table-cell>
        </table:table-row>
        <table:table-row table:style-name="ro1">
          <table:table-cell office:value-type="string" calcext:value-type="string">
            <text:p>XP_02232938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00033" calcext:value-type="float">
            <text:p>3.3E-12</text:p>
          </table:table-cell>
          <table:table-cell office:value-type="float" office:value="6.3E-016" calcext:value-type="float">
            <text:p>6.3E-16</text:p>
          </table:table-cell>
          <table:table-cell office:value-type="float" office:value="0.0000000000039" calcext:value-type="float">
            <text:p>3.9E-12</text:p>
          </table:table-cell>
          <table:table-cell office:value-type="string" calcext:value-type="string">
            <text:p>uncharacterized protein LOC111128187 <text:s/>partial [Crassostrea virginica]</text:p>
          </table:table-cell>
        </table:table-row>
        <table:table-row table:style-name="ro1">
          <table:table-cell office:value-type="string" calcext:value-type="string">
            <text:p>XP_01404503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00056" calcext:value-type="float">
            <text:p>5.6E-12</text:p>
          </table:table-cell>
          <table:table-cell office:value-type="float" office:value="9.2E-016" calcext:value-type="float">
            <text:p>9.2E-16</text:p>
          </table:table-cell>
          <table:table-cell office:value-type="float" office:value="0.0000000000056" calcext:value-type="float">
            <text:p>5.6E-12</text:p>
          </table:table-cell>
          <table:table-cell office:value-type="string" calcext:value-type="string">
            <text:p>PREDICTED: uncharacterized protein LOC106598515 <text:s/>partial [Salmo salar]</text:p>
          </table:table-cell>
        </table:table-row>
        <table:table-row table:style-name="ro1">
          <table:table-cell office:value-type="string" calcext:value-type="string">
            <text:p>XP_031150651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016" calcext:value-type="float">
            <text:p>1.6E-10</text:p>
          </table:table-cell>
          <table:table-cell office:value-type="float" office:value="0.000000000000026" calcext:value-type="float">
            <text:p>2.6E-14</text:p>
          </table:table-cell>
          <table:table-cell office:value-type="float" office:value="0.00000000016" calcext:value-type="float">
            <text:p>1.6E-10</text:p>
          </table:table-cell>
          <table:table-cell office:value-type="string" calcext:value-type="string">
            <text:p>chitin synthase chs-1-like [Sander lucioperca]</text:p>
          </table:table-cell>
        </table:table-row>
        <table:table-row table:style-name="ro1">
          <table:table-cell office:value-type="string" calcext:value-type="string">
            <text:p>XP_03566915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041" calcext:value-type="float">
            <text:p>4.1E-10</text:p>
          </table:table-cell>
          <table:table-cell office:value-type="float" office:value="0.098" calcext:value-type="float">
            <text:p>0.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ncharacterized protein LOC118411181 [Branchiostoma floridae]</text:p>
          </table:table-cell>
        </table:table-row>
        <table:table-row table:style-name="ro1">
          <table:table-cell office:value-type="string" calcext:value-type="string">
            <text:p>XP_022329457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065" calcext:value-type="float">
            <text:p>6.5E-10</text:p>
          </table:table-cell>
          <table:table-cell office:value-type="float" office:value="0.00000000000013" calcext:value-type="float">
            <text:p>1.3E-13</text:p>
          </table:table-cell>
          <table:table-cell office:value-type="float" office:value="0.00000000079" calcext:value-type="float">
            <text:p>7.9E-10</text:p>
          </table:table-cell>
          <table:table-cell office:value-type="string" calcext:value-type="string">
            <text:p>uncharacterized protein LOC111128243 [Crassostrea virginica]</text:p>
          </table:table-cell>
        </table:table-row>
        <table:table-row table:style-name="ro1">
          <table:table-cell office:value-type="string" calcext:value-type="string">
            <text:p>XP_0347486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15" calcext:value-type="float">
            <text:p>0.0000000015</text:p>
          </table:table-cell>
          <table:table-cell office:value-type="float" office:value="0.00000000000024" calcext:value-type="float">
            <text:p>2.4E-13</text:p>
          </table:table-cell>
          <table:table-cell office:value-type="float" office:value="0.0000000015" calcext:value-type="float">
            <text:p>0.0000000015</text:p>
          </table:table-cell>
          <table:table-cell office:value-type="string" calcext:value-type="string">
            <text:p>chitin synthase chs-1-like [Etheostoma cragini]</text:p>
          </table:table-cell>
        </table:table-row>
        <table:table-row table:style-name="ro1">
          <table:table-cell office:value-type="string" calcext:value-type="string">
            <text:p>XP_0347773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0025" calcext:value-type="float">
            <text:p>0.0000000025</text:p>
          </table:table-cell>
          <table:table-cell office:value-type="float" office:value="0.00000000000045" calcext:value-type="float">
            <text:p>4.5E-13</text:p>
          </table:table-cell>
          <table:table-cell office:value-type="float" office:value="0.0000000027" calcext:value-type="float">
            <text:p>0.0000000027</text:p>
          </table:table-cell>
          <table:table-cell office:value-type="string" calcext:value-type="string">
            <text:p>chitin synthase chs-1-like <text:s/>partial [Acipenser ruthenus]</text:p>
          </table:table-cell>
        </table:table-row>
        <table:table-row table:style-name="ro1">
          <table:table-cell office:value-type="string" calcext:value-type="string">
            <text:p>XP_03386079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11" calcext:value-type="float">
            <text:p>0.00000011</text:p>
          </table:table-cell>
          <table:table-cell office:value-type="float" office:value="0.000000000018" calcext:value-type="float">
            <text:p>1.8E-11</text:p>
          </table:table-cell>
          <table:table-cell office:value-type="float" office:value="0.00000011" calcext:value-type="float">
            <text:p>0.00000011</text:p>
          </table:table-cell>
          <table:table-cell office:value-type="string" calcext:value-type="string">
            <text:p>uncharacterized protein LOC117403046 [Acipenser ruthenus]</text:p>
          </table:table-cell>
        </table:table-row>
        <table:table-row table:style-name="ro1">
          <table:table-cell office:value-type="string" calcext:value-type="string">
            <text:p>XP_02965622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17" calcext:value-type="float">
            <text:p>0.00000017</text:p>
          </table:table-cell>
          <table:table-cell office:value-type="float" office:value="0.000000000051" calcext:value-type="float">
            <text:p>5.1E-11</text:p>
          </table:table-cell>
          <table:table-cell office:value-type="float" office:value="0.00000031" calcext:value-type="float">
            <text:p>0.00000031</text:p>
          </table:table-cell>
          <table:table-cell office:value-type="string" calcext:value-type="string">
            <text:p>uncharacterized protein LOC115230150 [Octopus vulgaris]</text:p>
          </table:table-cell>
        </table:table-row>
        <table:table-row table:style-name="ro1">
          <table:table-cell office:value-type="string" calcext:value-type="string">
            <text:p>XP_0363558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017" calcext:value-type="float">
            <text:p>0.00000017</text:p>
          </table:table-cell>
          <table:table-cell office:value-type="float" office:value="0.000000000054" calcext:value-type="float">
            <text:p>5.4E-11</text:p>
          </table:table-cell>
          <table:table-cell office:value-type="float" office:value="0.00000033" calcext:value-type="float">
            <text:p>0.00000033</text:p>
          </table:table-cell>
          <table:table-cell office:value-type="string" calcext:value-type="string">
            <text:p>uncharacterized protein LOC118760849 [Octopus vulgaris]</text:p>
          </table:table-cell>
        </table:table-row>
        <table:table-row table:style-name="ro1">
          <table:table-cell office:value-type="string" calcext:value-type="string">
            <text:p>XP_03283594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0.00000000026" calcext:value-type="float">
            <text:p>2.6E-10</text:p>
          </table:table-cell>
          <table:table-cell office:value-type="float" office:value="0.0000016" calcext:value-type="float">
            <text:p>0.0000016</text:p>
          </table:table-cell>
          <table:table-cell office:value-type="string" calcext:value-type="string">
            <text:p>uncharacterized protein LOC116957729 isoform X3 [Petromyzon marinus]</text:p>
          </table:table-cell>
        </table:table-row>
        <table:table-row table:style-name="ro1">
          <table:table-cell office:value-type="string" calcext:value-type="string">
            <text:p>XP_0425655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000069" calcext:value-type="float">
            <text:p>6.9E-10</text:p>
          </table:table-cell>
          <table:table-cell office:value-type="float" office:value="0.0000042" calcext:value-type="float">
            <text:p>0.0000042</text:p>
          </table:table-cell>
          <table:table-cell office:value-type="string" calcext:value-type="string">
            <text:p>chitin synthase chs-1-like [Clupea harengus]</text:p>
          </table:table-cell>
        </table:table-row>
        <table:table-row table:style-name="ro1">
          <table:table-cell office:value-type="string" calcext:value-type="string">
            <text:p>XP_03477309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51" calcext:value-type="float">
            <text:p>0.0000051</text:p>
          </table:table-cell>
          <table:table-cell office:value-type="float" office:value="0.00000000083" calcext:value-type="float">
            <text:p>8.3E-10</text:p>
          </table:table-cell>
          <table:table-cell office:value-type="float" office:value="0.0000051" calcext:value-type="float">
            <text:p>0.0000051</text:p>
          </table:table-cell>
          <table:table-cell office:value-type="string" calcext:value-type="string">
            <text:p>chitin synthase-like [Acipenser ruthenus]</text:p>
          </table:table-cell>
        </table:table-row>
        <table:table-row table:style-name="ro1">
          <table:table-cell office:value-type="string" calcext:value-type="string">
            <text:p>XP_0358489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93" calcext:value-type="float">
            <text:p>0.0000093</text:p>
          </table:table-cell>
          <table:table-cell office:value-type="float" office:value="0.0000000015" calcext:value-type="float">
            <text:p>0.0000000015</text:p>
          </table:table-cell>
          <table:table-cell office:value-type="float" office:value="0.0000093" calcext:value-type="float">
            <text:p>0.0000093</text:p>
          </table:table-cell>
          <table:table-cell office:value-type="string" calcext:value-type="string">
            <text:p>uncharacterized protein LOC118493404 [Sander lucioperca]</text:p>
          </table:table-cell>
        </table:table-row>
        <table:table-row table:style-name="ro1">
          <table:table-cell office:value-type="string" calcext:value-type="string">
            <text:p>XP_0323635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094" calcext:value-type="float">
            <text:p>0.0000094</text:p>
          </table:table-cell>
          <table:table-cell office:value-type="float" office:value="0.0000000019" calcext:value-type="float">
            <text:p>0.0000000019</text:p>
          </table:table-cell>
          <table:table-cell office:value-type="float" office:value="0.000012" calcext:value-type="float">
            <text:p>0.000012</text:p>
          </table:table-cell>
          <table:table-cell office:value-type="string" calcext:value-type="string">
            <text:p>chitin synthase-like [Etheostoma spectabile]</text:p>
          </table:table-cell>
        </table:table-row>
        <table:table-row table:style-name="ro1">
          <table:table-cell office:value-type="string" calcext:value-type="string">
            <text:p>XP_0225372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000018" calcext:value-type="float">
            <text:p>0.0000000018</text:p>
          </table:table-cell>
          <table:table-cell office:value-type="float" office:value="0.000011" calcext:value-type="float">
            <text:p>0.000011</text:p>
          </table:table-cell>
          <table:table-cell office:value-type="string" calcext:value-type="string">
            <text:p>uncharacterized protein LOC111195146 [Astyanax mexicanus]</text:p>
          </table:table-cell>
        </table:table-row>
        <table:table-row table:style-name="ro1">
          <table:table-cell office:value-type="string" calcext:value-type="string">
            <text:p>XP_02232952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000019" calcext:value-type="float">
            <text:p>0.0000000019</text:p>
          </table:table-cell>
          <table:table-cell office:value-type="float" office:value="0.000011" calcext:value-type="float">
            <text:p>0.000011</text:p>
          </table:table-cell>
          <table:table-cell office:value-type="string" calcext:value-type="string">
            <text:p>uncharacterized protein LOC111128272 [Crassostrea virginica]</text:p>
          </table:table-cell>
        </table:table-row>
        <table:table-row table:style-name="ro1">
          <table:table-cell office:value-type="string" calcext:value-type="string">
            <text:p>XP_04389251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00034" calcext:value-type="float">
            <text:p>0.0000000034</text:p>
          </table:table-cell>
          <table:table-cell office:value-type="float" office:value="0.000021" calcext:value-type="float">
            <text:p>0.000021</text:p>
          </table:table-cell>
          <table:table-cell office:value-type="string" calcext:value-type="string">
            <text:p>chitin synthase-like [Solea senegalensis]</text:p>
          </table:table-cell>
        </table:table-row>
        <table:table-row table:style-name="ro1">
          <table:table-cell office:value-type="string" calcext:value-type="string">
            <text:p>XP_0303671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00037" calcext:value-type="float">
            <text:p>0.0000000037</text:p>
          </table:table-cell>
          <table:table-cell office:value-type="float" office:value="0.000023" calcext:value-type="float">
            <text:p>0.000023</text:p>
          </table:table-cell>
          <table:table-cell office:value-type="string" calcext:value-type="string">
            <text:p>U3 small nucleolar RNA-associated protein 4 homolog [Strigops habroptila]</text:p>
          </table:table-cell>
        </table:table-row>
        <table:table-row table:style-name="ro1">
          <table:table-cell office:value-type="string" calcext:value-type="string">
            <text:p>XP_03283594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00004" calcext:value-type="float">
            <text:p>0.00000004</text:p>
          </table:table-cell>
          <table:table-cell office:value-type="float" office:value="0.00024" calcext:value-type="float">
            <text:p>0.00024</text:p>
          </table:table-cell>
          <table:table-cell office:value-type="string" calcext:value-type="string">
            <text:p>uncharacterized protein LOC116957729 isoform X1 [Petromyzon marinus]</text:p>
          </table:table-cell>
        </table:table-row>
        <table:table-row table:style-name="ro1">
          <table:table-cell office:value-type="string" calcext:value-type="string">
            <text:p>XP_0223294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00089" calcext:value-type="float">
            <text:p>0.000000089</text:p>
          </table:table-cell>
          <table:table-cell office:value-type="float" office:value="0.00054" calcext:value-type="float">
            <text:p>0.00054</text:p>
          </table:table-cell>
          <table:table-cell office:value-type="string" calcext:value-type="string">
            <text:p>uncharacterized protein LOC111128257 [Crassostrea virginica]</text:p>
          </table:table-cell>
        </table:table-row>
        <table:table-row table:style-name="ro1">
          <table:table-cell office:value-type="string" calcext:value-type="string">
            <text:p>XP_0223293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0003" calcext:value-type="float">
            <text:p>0.0000003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uncharacterized protein LOC111128191 [Crassostrea virginica]</text:p>
          </table:table-cell>
        </table:table-row>
        <table:table-row table:style-name="ro1">
          <table:table-cell office:value-type="string" calcext:value-type="string">
            <text:p>XP_03694930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uncharacterized protein LOC119017021 [Acanthopagrus latus]</text:p>
          </table:table-cell>
        </table:table-row>
        <table:table-row table:style-name="ro1">
          <table:table-cell office:value-type="string" calcext:value-type="string">
            <text:p>XP_0418672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00059" calcext:value-type="float">
            <text:p>0.0000059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chitin synthase-like [Melanotaenia boesemani]</text:p>
          </table:table-cell>
        </table:table-row>
        <table:table-row table:style-name="ro1">
          <table:table-cell office:value-type="string" calcext:value-type="string">
            <text:p>XP_0338308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00062" calcext:value-type="float">
            <text:p>0.0000062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hitin synthase chs-2-like [Periophthalmus magnuspinnatus]</text:p>
          </table:table-cell>
        </table:table-row>
        <table:table-row table:style-name="ro1">
          <table:table-cell office:value-type="string" calcext:value-type="string">
            <text:p>XP_03793020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0087" calcext:value-type="float">
            <text:p>0.0000087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poly-beta-1 6-N-acetyl-D-glucosamine synthase-like [Teleopsis dalmanni]</text:p>
          </table:table-cell>
        </table:table-row>
        <table:table-row table:style-name="ro1">
          <table:table-cell office:value-type="string" calcext:value-type="string">
            <text:p>XP_0405641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092" calcext:value-type="float">
            <text:p>0.0000092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gamma-aminobutyric acid receptor subunit beta-like [Lepeophtheirus salmonis]</text:p>
          </table:table-cell>
        </table:table-row>
        <table:table-row table:style-name="ro1">
          <table:table-cell office:value-type="string" calcext:value-type="string">
            <text:p>XP_011450219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gamma-aminobutyric acid receptor subunit beta-like [Crassostrea gigas]</text:p>
          </table:table-cell>
        </table:table-row>
        <table:table-row table:style-name="ro1">
          <table:table-cell office:value-type="string" calcext:value-type="string">
            <text:p>XP_0447287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gamma-aminobutyric acid receptor subunit beta-like [Chrysoperla carnea]</text:p>
          </table:table-cell>
        </table:table-row>
        <table:table-row table:style-name="ro1">
          <table:table-cell office:value-type="string" calcext:value-type="string">
            <text:p>XP_03792181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gamma-aminobutyric acid receptor subunit beta-like [Hermetia illucens]</text:p>
          </table:table-cell>
        </table:table-row>
        <table:table-row table:style-name="ro1">
          <table:table-cell office:value-type="string" calcext:value-type="string">
            <text:p>XP_03780508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gamma-aminobutyric acid receptor subunit beta-like [Penaeus monodon]</text:p>
          </table:table-cell>
        </table:table-row>
        <table:table-row table:style-name="ro1">
          <table:table-cell office:value-type="string" calcext:value-type="string">
            <text:p>XP_03372502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39" calcext:value-type="float">
            <text:p>0.3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5-hydroxytryptamine receptor 1F-like [Pecten maximus]</text:p>
          </table:table-cell>
        </table:table-row>
        <table:table-row table:style-name="ro1">
          <table:table-cell office:value-type="string" calcext:value-type="string">
            <text:p>XP_03793874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46" calcext:value-type="float">
            <text:p>0.4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amma-aminobutyric acid receptor subunit beta-like [Teleopsis dalmanni]</text:p>
          </table:table-cell>
        </table:table-row>
        <table:table-row table:style-name="ro1">
          <table:table-cell office:value-type="string" calcext:value-type="string">
            <text:p>XP_03321671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49" calcext:value-type="float">
            <text:p>0.4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amma-aminobutyric acid receptor subunit beta-like [Belonocnema treatae]</text:p>
          </table:table-cell>
        </table:table-row>
        <table:table-row table:style-name="ro1">
          <table:table-cell office:value-type="string" calcext:value-type="string">
            <text:p>XP_0357805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5" calcext:value-type="float">
            <text:p>0.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gamma-aminobutyric acid receptor subunit beta-like isoform X2 [Anopheles albimanus]</text:p>
          </table:table-cell>
        </table:table-row>
        <table:table-row table:style-name="ro1">
          <table:table-cell office:value-type="string" calcext:value-type="string">
            <text:p>NP_0012348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68" calcext:value-type="float">
            <text:p>0.6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ligand-gated chloride channel homolog 3 precursor [Nasonia vitripennis]</text:p>
          </table:table-cell>
        </table:table-row>
        <table:table-row table:style-name="ro1">
          <table:table-cell office:value-type="string" calcext:value-type="string">
            <text:p>XP_008203302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68" calcext:value-type="float">
            <text:p>0.6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ligand-gated chloride channel homolog 3 isoform X1 [Nasonia vitripennis]</text:p>
          </table:table-cell>
        </table:table-row>
        <table:table-row table:style-name="ro1">
          <table:table-cell office:value-type="string" calcext:value-type="string">
            <text:p>XP_311123.3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71" calcext:value-type="float">
            <text:p>0.7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GAP000038-PA [Anopheles gambiae str. PEST]</text:p>
          </table:table-cell>
        </table:table-row>
        <table:table-row table:style-name="ro1">
          <table:table-cell office:value-type="string" calcext:value-type="string">
            <text:p>XP_04144140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71" calcext:value-type="float">
            <text:p>0.7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transmembrane 7 superfamily member 3-like [Xenopus laevis]</text:p>
          </table:table-cell>
        </table:table-row>
        <table:table-row table:style-name="ro1">
          <table:table-cell office:value-type="string" calcext:value-type="string">
            <text:p>XP_04023503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78" calcext:value-type="float">
            <text:p>0.7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amma-aminobutyric acid receptor subunit beta-like [Anopheles coluzzii]</text:p>
          </table:table-cell>
        </table:table-row>
        <table:table-row table:style-name="ro1">
          <table:table-cell office:value-type="string" calcext:value-type="string">
            <text:p>XP_04176479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78" calcext:value-type="float">
            <text:p>0.7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amma-aminobutyric acid receptor subunit beta-like [Anopheles merus]</text:p>
          </table:table-cell>
        </table:table-row>
        <table:table-row table:style-name="ro1">
          <table:table-cell office:value-type="string" calcext:value-type="string">
            <text:p>XP_04017437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78" calcext:value-type="float">
            <text:p>0.7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amma-aminobutyric acid receptor subunit beta-like [Anopheles arabiensis]</text:p>
          </table:table-cell>
        </table:table-row>
        <table:table-row table:style-name="ro1">
          <table:table-cell office:value-type="string" calcext:value-type="string">
            <text:p>NP_00110325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81" calcext:value-type="float">
            <text:p>0.8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igand-gated chloride channel homolog 3 [Tribolium castaneum]</text:p>
          </table:table-cell>
        </table:table-row>
        <table:table-row table:style-name="ro1">
          <table:table-cell office:value-type="string" calcext:value-type="string">
            <text:p>XP_03812273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0.93" calcext:value-type="float">
            <text:p>0.93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gamma-aminobutyric acid receptor subunit beta-like [Culex quinquefasciatus]</text:p>
          </table:table-cell>
        </table:table-row>
        <table:table-row table:style-name="ro1">
          <table:table-cell office:value-type="string" calcext:value-type="string">
            <text:p>XP_04360419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" calcext:value-type="float">
            <text:p>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amma-aminobutyric acid receptor subunit beta-like isoform X5 [Bombus pyrosoma]</text:p>
          </table:table-cell>
        </table:table-row>
        <table:table-row table:style-name="ro1">
          <table:table-cell office:value-type="string" calcext:value-type="string">
            <text:p>XP_0414750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" calcext:value-type="float">
            <text:p>1.1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eramide glucosyltransferase-B-like [Lytechinus variegatus]</text:p>
          </table:table-cell>
        </table:table-row>
        <table:table-row table:style-name="ro1">
          <table:table-cell office:value-type="string" calcext:value-type="string">
            <text:p>XP_01217342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" calcext:value-type="float">
            <text:p>1.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gamma-aminobutyric acid receptor subunit beta-like isoform X2 [Bombus terrestris]</text:p>
          </table:table-cell>
        </table:table-row>
        <table:table-row table:style-name="ro1">
          <table:table-cell office:value-type="string" calcext:value-type="string">
            <text:p>XP_0332438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1" calcext:value-type="float">
            <text:p>1.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amma-aminobutyric acid receptor subunit beta-like [Drosophila miranda]</text:p>
          </table:table-cell>
        </table:table-row>
        <table:table-row table:style-name="ro1">
          <table:table-cell office:value-type="string" calcext:value-type="string">
            <text:p>XP_0436041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" calcext:value-type="float">
            <text:p>1.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gamma-aminobutyric acid receptor subunit beta-like isoform X4 [Bombus pyrosoma]</text:p>
          </table:table-cell>
        </table:table-row>
        <table:table-row table:style-name="ro1">
          <table:table-cell office:value-type="string" calcext:value-type="string">
            <text:p>XP_011443096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" calcext:value-type="float">
            <text:p>1.2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rotein rolling stone-like [Crassostrea gigas]</text:p>
          </table:table-cell>
        </table:table-row>
        <table:table-row table:style-name="ro1">
          <table:table-cell office:value-type="string" calcext:value-type="string">
            <text:p>XP_0113491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2" calcext:value-type="float">
            <text:p>1.2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gamma-aminobutyric acid receptor subunit beta-like [Ooceraea biroi]</text:p>
          </table:table-cell>
        </table:table-row>
        <table:table-row table:style-name="ro1">
          <table:table-cell office:value-type="string" calcext:value-type="string">
            <text:p>XP_04360418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" calcext:value-type="float">
            <text:p>1.3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gamma-aminobutyric acid receptor subunit beta-like isoform X2 [Bombus pyrosoma]</text:p>
          </table:table-cell>
        </table:table-row>
        <table:table-row table:style-name="ro1">
          <table:table-cell office:value-type="string" calcext:value-type="string">
            <text:p>XP_02072311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" calcext:value-type="float">
            <text:p>1.3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amma-aminobutyric acid receptor subunit beta-like isoform X1 [Bombus terrestris]</text:p>
          </table:table-cell>
        </table:table-row>
        <table:table-row table:style-name="ro1">
          <table:table-cell office:value-type="string" calcext:value-type="string">
            <text:p>XP_04360418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" calcext:value-type="float">
            <text:p>1.3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amma-aminobutyric acid receptor subunit beta-like isoform X3 [Bombus pyrosoma]</text:p>
          </table:table-cell>
        </table:table-row>
        <table:table-row table:style-name="ro1">
          <table:table-cell office:value-type="string" calcext:value-type="string">
            <text:p>XP_01726513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voltage-dependent L-type calcium channel subunit alpha-1D isoform X2 [Kryptolebias marmoratus]</text:p>
          </table:table-cell>
        </table:table-row>
        <table:table-row table:style-name="ro1">
          <table:table-cell office:value-type="string" calcext:value-type="string">
            <text:p>XP_01726513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voltage-dependent L-type calcium channel subunit alpha-1D isoform X1 [Kryptolebias marmoratus]</text:p>
          </table:table-cell>
        </table:table-row>
        <table:table-row table:style-name="ro1">
          <table:table-cell office:value-type="string" calcext:value-type="string">
            <text:p>XP_02169493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4" calcext:value-type="float">
            <text:p>1.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gamma-aminobutyric acid receptor subunit beta-like [Aedes aegypti]</text:p>
          </table:table-cell>
        </table:table-row>
        <table:table-row table:style-name="ro1">
          <table:table-cell office:value-type="string" calcext:value-type="string">
            <text:p>XP_03445082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" calcext:value-type="float">
            <text:p>1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granzyme A-like isoform X2 [Hippoglossus hippoglossus]</text:p>
          </table:table-cell>
        </table:table-row>
        <table:table-row table:style-name="ro1">
          <table:table-cell office:value-type="string" calcext:value-type="string">
            <text:p>XP_04360418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" calcext:value-type="float">
            <text:p>1.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gamma-aminobutyric acid receptor subunit beta-like isoform X1 [Bombus pyrosoma]</text:p>
          </table:table-cell>
        </table:table-row>
        <table:table-row table:style-name="ro1">
          <table:table-cell office:value-type="string" calcext:value-type="string">
            <text:p>XP_0399597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5" calcext:value-type="float">
            <text:p>1.5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gamma-aminobutyric acid receptor subunit beta-like [Bactrocera tryoni]</text:p>
          </table:table-cell>
        </table:table-row>
        <table:table-row table:style-name="ro1">
          <table:table-cell office:value-type="string" calcext:value-type="string">
            <text:p>XP_02629840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" calcext:value-type="float">
            <text:p>1.7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gand-gated chloride channel homolog 3 isoform X2 [Apis mellifera]</text:p>
          </table:table-cell>
        </table:table-row>
        <table:table-row table:style-name="ro1">
          <table:table-cell office:value-type="string" calcext:value-type="string">
            <text:p>NP_00107128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" calcext:value-type="float">
            <text:p>1.7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gand-gated chloride channel homolog 3 precursor [Apis mellifera]</text:p>
          </table:table-cell>
        </table:table-row>
        <table:table-row table:style-name="ro1">
          <table:table-cell office:value-type="string" calcext:value-type="string">
            <text:p>XP_02629839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" calcext:value-type="float">
            <text:p>1.7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and-gated chloride channel homolog 3 isoform X1 [Apis mellifera]</text:p>
          </table:table-cell>
        </table:table-row>
        <table:table-row table:style-name="ro1">
          <table:table-cell office:value-type="string" calcext:value-type="string">
            <text:p>XP_04326856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" calcext:value-type="float">
            <text:p>1.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gamma-aminobutyric acid receptor subunit beta-like isoform X3 [Venturia canescens]</text:p>
          </table:table-cell>
        </table:table-row>
        <table:table-row table:style-name="ro1">
          <table:table-cell office:value-type="string" calcext:value-type="string">
            <text:p>XP_04326856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" calcext:value-type="float">
            <text:p>1.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gamma-aminobutyric acid receptor subunit beta-like isoform X2 [Venturia canescens]</text:p>
          </table:table-cell>
        </table:table-row>
        <table:table-row table:style-name="ro1">
          <table:table-cell office:value-type="string" calcext:value-type="string">
            <text:p>XP_04326856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7" calcext:value-type="float">
            <text:p>1.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gamma-aminobutyric acid receptor subunit beta-like isoform X1 [Venturia canescens]</text:p>
          </table:table-cell>
        </table:table-row>
        <table:table-row table:style-name="ro1">
          <table:table-cell office:value-type="string" calcext:value-type="string">
            <text:p>XP_0436638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8" calcext:value-type="float">
            <text:p>1.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mma-aminobutyric acid receptor subunit beta-like [Vespula pensylvanica]</text:p>
          </table:table-cell>
        </table:table-row>
        <table:table-row table:style-name="ro1">
          <table:table-cell office:value-type="string" calcext:value-type="string">
            <text:p>XP_0055560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1.9" calcext:value-type="float">
            <text:p>1.9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REDICTED: endothelin-1 receptor isoform X2 [Macaca fascicularis]</text:p>
          </table:table-cell>
        </table:table-row>
        <table:table-row table:style-name="ro1">
          <table:table-cell office:value-type="string" calcext:value-type="string">
            <text:p>XP_01726774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" calcext:value-type="float">
            <text:p>2.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granzyme A [Kryptolebias marmoratus]</text:p>
          </table:table-cell>
        </table:table-row>
        <table:table-row table:style-name="ro1">
          <table:table-cell office:value-type="string" calcext:value-type="string">
            <text:p>XP_02232217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2" calcext:value-type="float">
            <text:p>2.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gamma-aminobutyric acid receptor subunit beta-like [Crassostrea virginica]</text:p>
          </table:table-cell>
        </table:table-row>
        <table:table-row table:style-name="ro1">
          <table:table-cell office:value-type="string" calcext:value-type="string">
            <text:p>XP_03323905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4" calcext:value-type="float">
            <text:p>2.4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gamma-aminobutyric acid receptor subunit beta-like isoform X3 [Drosophila pseudoobscura]</text:p>
          </table:table-cell>
        </table:table-row>
        <table:table-row table:style-name="ro1">
          <table:table-cell office:value-type="string" calcext:value-type="string">
            <text:p>XP_03323905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" calcext:value-type="float">
            <text:p>2.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gamma-aminobutyric acid receptor subunit beta-like isoform X1 [Drosophila pseudoobscura]</text:p>
          </table:table-cell>
        </table:table-row>
        <table:table-row table:style-name="ro1">
          <table:table-cell office:value-type="string" calcext:value-type="string">
            <text:p>XP_01253547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" calcext:value-type="float">
            <text:p>2.6</text:p>
          </table:table-cell>
          <table:table-cell office:value-type="float" office:value="0.0005" calcext:value-type="float">
            <text:p>0.000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gamma-aminobutyric acid receptor subunit beta-like [Monomorium pharaonis]</text:p>
          </table:table-cell>
        </table:table-row>
        <table:table-row table:style-name="ro1">
          <table:table-cell office:value-type="string" calcext:value-type="string">
            <text:p>XP_03703000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6" calcext:value-type="float">
            <text:p>2.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gamma-aminobutyric acid receptor subunit beta-like [Bradysia coprophila]</text:p>
          </table:table-cell>
        </table:table-row>
        <table:table-row table:style-name="ro1">
          <table:table-cell office:value-type="string" calcext:value-type="string">
            <text:p>XP_03323905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2.7" calcext:value-type="float">
            <text:p>2.7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mma-aminobutyric acid receptor subunit beta-like isoform X2 [Drosophila pseudoobscura]</text:p>
          </table:table-cell>
        </table:table-row>
        <table:table-row table:style-name="ro1">
          <table:table-cell office:value-type="string" calcext:value-type="string">
            <text:p>XP_04018757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" calcext:value-type="float">
            <text:p>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keratin-like protein KRT222 [Rana temporaria]</text:p>
          </table:table-cell>
        </table:table-row>
        <table:table-row table:style-name="ro1">
          <table:table-cell office:value-type="string" calcext:value-type="string">
            <text:p>XP_036355495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5" calcext:value-type="float">
            <text:p>3.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uncharacterized protein LOC118761567 <text:s/>partial [Octopus vulgaris]</text:p>
          </table:table-cell>
        </table:table-row>
        <table:table-row table:style-name="ro1">
          <table:table-cell office:value-type="string" calcext:value-type="string">
            <text:p>XP_0341152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3.8" calcext:value-type="float">
            <text:p>3.8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gamma-aminobutyric acid receptor subunit beta-like [Drosophila albomicans]</text:p>
          </table:table-cell>
        </table:table-row>
        <table:table-row table:style-name="ro1">
          <table:table-cell office:value-type="string" calcext:value-type="string">
            <text:p>XP_03466904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3" calcext:value-type="float">
            <text:p>5.3</text:p>
          </table:table-cell>
          <table:table-cell office:value-type="float" office:value="0.0012" calcext:value-type="float">
            <text:p>0.001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gamma-aminobutyric acid receptor subunit beta-like isoform X2 [Drosophila subobscura]</text:p>
          </table:table-cell>
        </table:table-row>
        <table:table-row table:style-name="ro1">
          <table:table-cell office:value-type="string" calcext:value-type="string">
            <text:p>XP_03466904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5" calcext:value-type="float">
            <text:p>5.5</text:p>
          </table:table-cell>
          <table:table-cell office:value-type="float" office:value="0.0012" calcext:value-type="float">
            <text:p>0.001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gamma-aminobutyric acid receptor subunit beta-like isoform X1 [Drosophila subobscura]</text:p>
          </table:table-cell>
        </table:table-row>
        <table:table-row table:style-name="ro1">
          <table:table-cell office:value-type="string" calcext:value-type="string">
            <text:p>XP_01583476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5.6" calcext:value-type="float">
            <text:p>5.6</text:p>
          </table:table-cell>
          <table:table-cell office:value-type="float" office:value="0.027" calcext:value-type="float">
            <text:p>0.0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EDICTED: uncharacterized protein LOC663563 isoform X12 [Tribolium castaneum]</text:p>
          </table:table-cell>
        </table:table-row>
        <table:table-row table:style-name="ro1">
          <table:table-cell office:value-type="string" calcext:value-type="string">
            <text:p>XP_033747592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6.2" calcext:value-type="float">
            <text:p>6.2</text:p>
          </table:table-cell>
          <table:table-cell office:value-type="float" office:value="0.001" calcext:value-type="float">
            <text:p>0.00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ceramide glucosyltransferase-like [Pecten maximus]</text:p>
          </table:table-cell>
        </table:table-row>
        <table:table-row table:style-name="ro1">
          <table:table-cell office:value-type="string" calcext:value-type="string">
            <text:p>XP_011420081.2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1" calcext:value-type="float">
            <text:p>7.1</text:p>
          </table:table-cell>
          <table:table-cell office:value-type="float" office:value="0.0016" calcext:value-type="float">
            <text:p>0.0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ta-1 3-galactosyltransferase 1-like [Crassostrea gigas]</text:p>
          </table:table-cell>
        </table:table-row>
        <table:table-row table:style-name="ro1">
          <table:table-cell office:value-type="string" calcext:value-type="string">
            <text:p>XP_04144687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2" calcext:value-type="float">
            <text:p>7.2</text:p>
          </table:table-cell>
          <table:table-cell office:value-type="float" office:value="0.0016" calcext:value-type="float">
            <text:p>0.0016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extended synaptotagmin-1-like isoform X1 [Xenopus laevis]</text:p>
          </table:table-cell>
        </table:table-row>
        <table:table-row table:style-name="ro1">
          <table:table-cell office:value-type="string" calcext:value-type="string">
            <text:p>XP_0378710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3" calcext:value-type="float">
            <text:p>7.3</text:p>
          </table:table-cell>
          <table:table-cell office:value-type="float" office:value="0.0014" calcext:value-type="float">
            <text:p>0.001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gamma-aminobutyric acid receptor subunit beta-like isoform X2 [Bombyx mori]</text:p>
          </table:table-cell>
        </table:table-row>
        <table:table-row table:style-name="ro1">
          <table:table-cell office:value-type="string" calcext:value-type="string">
            <text:p>XP_022329674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5" calcext:value-type="float">
            <text:p>7.5</text:p>
          </table:table-cell>
          <table:table-cell office:value-type="float" office:value="0.0023" calcext:value-type="float">
            <text:p>0.0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W QUALITY PROTEIN: beta-1 3-galactosyltransferase 1-like [Crassostrea virginica]</text:p>
          </table:table-cell>
        </table:table-row>
        <table:table-row table:style-name="ro1">
          <table:table-cell office:value-type="string" calcext:value-type="string">
            <text:p>XP_0274538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6" calcext:value-type="float">
            <text:p>7.6</text:p>
          </table:table-cell>
          <table:table-cell office:value-type="float" office:value="0.0016" calcext:value-type="float">
            <text:p>0.0016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endothelin-1 receptor isoform X2 [Zalophus californianus]</text:p>
          </table:table-cell>
        </table:table-row>
        <table:table-row table:style-name="ro1">
          <table:table-cell office:value-type="string" calcext:value-type="string">
            <text:p>XP_036006153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9" calcext:value-type="float">
            <text:p>7.9</text:p>
          </table:table-cell>
          <table:table-cell office:value-type="float" office:value="0.0013" calcext:value-type="float">
            <text:p>0.001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somatolactin alpha isoform X3 [Fundulus heteroclitus]</text:p>
          </table:table-cell>
        </table:table-row>
        <table:table-row table:style-name="ro1">
          <table:table-cell office:value-type="string" calcext:value-type="string">
            <text:p>XP_03928041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7.9" calcext:value-type="float">
            <text:p>7.9</text:p>
          </table:table-cell>
          <table:table-cell office:value-type="float" office:value="0.0018" calcext:value-type="float">
            <text:p>0.0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mma-aminobutyric acid receptor subunit beta-like [Nilaparvata lugens]</text:p>
          </table:table-cell>
        </table:table-row>
        <table:table-row table:style-name="ro1">
          <table:table-cell office:value-type="string" calcext:value-type="string">
            <text:p>XP_02155445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7" calcext:value-type="float">
            <text:p>8.7</text:p>
          </table:table-cell>
          <table:table-cell office:value-type="float" office:value="0.002" calcext:value-type="float">
            <text:p>0.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othelin-1 receptor [Neomonachus schauinslandi]</text:p>
          </table:table-cell>
        </table:table-row>
        <table:table-row table:style-name="ro1">
          <table:table-cell office:value-type="string" calcext:value-type="string">
            <text:p>XP_02232826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8.9" calcext:value-type="float">
            <text:p>8.9</text:p>
          </table:table-cell>
          <table:table-cell office:value-type="float" office:value="0.0022" calcext:value-type="float">
            <text:p>0.00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lypeptide N-acetylgalactosaminyltransferase 5-like [Crassostrea virginica]</text:p>
          </table:table-cell>
        </table:table-row>
        <table:table-row table:style-name="ro1">
          <table:table-cell office:value-type="string" calcext:value-type="string">
            <text:p>NP_001248421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" calcext:value-type="float">
            <text:p>9</text:p>
          </table:table-cell>
          <table:table-cell office:value-type="float" office:value="0.0021" calcext:value-type="float">
            <text:p>0.0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othelin-1 receptor precursor [Macaca mulatta]</text:p>
          </table:table-cell>
        </table:table-row>
        <table:table-row table:style-name="ro1">
          <table:table-cell office:value-type="string" calcext:value-type="string">
            <text:p>XP_005556090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" calcext:value-type="float">
            <text:p>9</text:p>
          </table:table-cell>
          <table:table-cell office:value-type="float" office:value="0.0021" calcext:value-type="float">
            <text:p>0.0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DICTED: endothelin-1 receptor isoform X1 [Macaca fascicularis]</text:p>
          </table:table-cell>
        </table:table-row>
        <table:table-row table:style-name="ro1">
          <table:table-cell office:value-type="string" calcext:value-type="string">
            <text:p>XP_017917076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3" calcext:value-type="float">
            <text:p>9.3</text:p>
          </table:table-cell>
          <table:table-cell office:value-type="float" office:value="0.0017" calcext:value-type="float">
            <text:p>0.0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DICTED: endothelin-1 receptor isoform X2 [Capra hircus]</text:p>
          </table:table-cell>
        </table:table-row>
        <table:table-row table:style-name="ro1">
          <table:table-cell office:value-type="string" calcext:value-type="string">
            <text:p>XP_024909188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7" calcext:value-type="float">
            <text:p>9.7</text:p>
          </table:table-cell>
          <table:table-cell office:value-type="float" office:value="0.002" calcext:value-type="float">
            <text:p>0.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nzyme A-like <text:s/>partial [Cynoglossus semilaevis]</text:p>
          </table:table-cell>
        </table:table-row>
        <table:table-row table:style-name="ro1">
          <table:table-cell office:value-type="string" calcext:value-type="string">
            <text:p>XP_037871049.1</text:p>
          </table:table-cell>
          <table:table-cell office:value-type="string" calcext:value-type="string">
            <text:p>msaprobs_alignment_4742434</text:p>
          </table:table-cell>
          <table:table-cell office:value-type="float" office:value="9.9" calcext:value-type="float">
            <text:p>9.9</text:p>
          </table:table-cell>
          <table:table-cell office:value-type="float" office:value="0.002" calcext:value-type="float">
            <text:p>0.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mma-aminobutyric acid receptor subunit beta-like isoform X1 [Bombyx mori]</text:p>
          </table:table-cell>
        </table:table-row>
      </table:table>
      <table:table table:name="Graficas" table:style-name="ta1">
        <table:shapes>
          <draw:frame draw:z-index="0" draw:style-name="gr1" draw:text-style-name="P1" svg:width="15.999cm" svg:height="8.999cm" svg:x="0.001cm" svg:y="0.001cm">
            <draw:object draw:notify-on-update-of-ranges="maze_feene.C1:maze_feene.C1 maze_feene.C2:maze_feene.C1437 maze_feene.F1:maze_feene.F1 maze_feene.F2:maze_feene.F14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001cm" svg:y="9.032cm">
            <draw:object draw:notify-on-update-of-ranges="maze_feene.D1:maze_feene.D1 maze_feene.D2:maze_feene.D1437 maze_feene.F1:maze_feene.F1 maze_feene.F2:maze_feene.F14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001cm" svg:y="18.063cm">
            <draw:object draw:notify-on-update-of-ranges="maze_feene.E1:maze_feene.E1 maze_feene.E2:maze_feene.E1437 maze_feene.F1:maze_feene.F1 maze_feene.F2:maze_feene.F14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21T21:36:43.022336410</dc:date>
    <meta:editing-duration>PT3M50S</meta:editing-duration>
    <meta:editing-cycles>2</meta:editing-cycles>
    <meta:document-statistic meta:table-count="2" meta:cell-count="862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77cm" svg:y="0.316cm" chart:style-name="ch2">
          <text:p>Grafica 1. Distribución de e-values</text:p>
        </chart:title>
        <chart:legend chart:legend-position="end" svg:x="13.578cm" svg:y="3.952cm" style:legend-expansion="high" chart:style-name="ch3"/>
        <chart:plot-area chart:style-name="ch4" table:cell-range-address="maze_feene.C1:maze_feene.C1437 maze_feene.F1:maze_feene.F1437" chart:data-source-has-labels="row" svg:x="0.32cm" svg:y="1.275cm" svg:width="12.938cm" svg:height="7.545cm">
          <chart:coordinate-region svg:x="0.941cm" svg:y="1.474cm" svg:width="12.317cm" svg:height="6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ze_feene.C2:maze_feene.C1437" chart:label-cell-address="maze_feene.C1:maze_feene.C1" chart:class="chart:bar">
            <chart:data-point chart:repeated="1436"/>
          </chart:series>
          <chart:series chart:style-name="ch9" chart:values-cell-range-address="maze_feene.F2:maze_feene.F1437" chart:label-cell-address="maze_feene.F1:maze_feene.F1" chart:class="chart:bar">
            <chart:data-point chart:repeated="14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value</text:p>
                <draw:g>
                  <svg:desc>maze_feene.C1:maze_feene.C1</svg:desc>
                </draw:g>
              </table:table-cell>
              <table:table-cell office:value-type="string">
                <text:p>Organismo</text:p>
                <draw:g>
                  <svg:desc>maze_feene.F1:maze_feen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ze_feene.C2:maze_feene.C1437</svg:desc>
                </draw:g>
              </table:table-cell>
              <table:table-cell office:value-type="float" office:value="NaN">
                <text:p>NaN</text:p>
                <draw:g>
                  <svg:desc>maze_feene.F2:maze_feene.F1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E-259">
                <text:p>2.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E-259">
                <text:p>2.8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E-259">
                <text:p>4.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E-259">
                <text:p>4.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E-259">
                <text:p>4.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E-259">
                <text:p>4.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E-259">
                <text:p>4.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E-259">
                <text:p>4.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E-259">
                <text:p>4.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E-259">
                <text:p>4.3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E-259">
                <text:p>4.5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E-259">
                <text:p>6.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E-259">
                <text:p>6.5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E-259">
                <text:p>6.9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E-258">
                <text:p>1.7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E-258">
                <text:p>1.8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E-258">
                <text:p>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E-258">
                <text:p>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E-258">
                <text:p>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E-258">
                <text:p>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E-258">
                <text:p>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E-258">
                <text:p>2.1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E-258">
                <text:p>2.1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E-258">
                <text:p>2.1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E-258">
                <text:p>2.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E-258">
                <text:p>2.5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E-258">
                <text:p>2.7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E-258">
                <text:p>2.9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E-258">
                <text:p>3.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E-258">
                <text:p>4.8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E-258">
                <text:p>8.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E-257">
                <text:p>6.2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2E-257">
                <text:p>9.2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E-256">
                <text:p>1.7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E-256">
                <text:p>1.7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E-256">
                <text:p>6.1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7E-256">
                <text:p>7.7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E-255">
                <text:p>1.1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E-254">
                <text:p>3.3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E-253">
                <text:p>3.1E-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E-252">
                <text:p>1.6E-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E-252">
                <text:p>7E-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4E-252">
                <text:p>7.4E-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1E-252">
                <text:p>8.1E-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6E-252">
                <text:p>8.6E-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9E-252">
                <text:p>8.9E-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E-252">
                <text:p>9.8E-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E-251">
                <text:p>1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E-251">
                <text:p>1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E-251">
                <text:p>1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E-251">
                <text:p>1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E-251">
                <text:p>1.1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E-251">
                <text:p>1.2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E-251">
                <text:p>1.2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E-251">
                <text:p>1.3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E-251">
                <text:p>1.4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E-251">
                <text:p>1.5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E-251">
                <text:p>1.7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E-251">
                <text:p>1.7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E-251">
                <text:p>2.5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E-251">
                <text:p>2.7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E-251">
                <text:p>3.4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E-251">
                <text:p>3.6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E-251">
                <text:p>3.6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E-251">
                <text:p>4.6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E-251">
                <text:p>4.9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E-250">
                <text:p>1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E-250">
                <text:p>2.8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9E-250">
                <text:p>4.9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E-249">
                <text:p>1.3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E-249">
                <text:p>2.8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E-249">
                <text:p>3.4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E-249">
                <text:p>9.8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E-248">
                <text:p>2.8E-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1E-248">
                <text:p>6.1E-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E-248">
                <text:p>7.8E-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E-247">
                <text:p>1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E-247">
                <text:p>1.1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E-247">
                <text:p>2.9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E-247">
                <text:p>4.1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E-247">
                <text:p>4.2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1E-247">
                <text:p>6.1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E-246">
                <text:p>1.2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E-246">
                <text:p>1.6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E-246">
                <text:p>1.8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E-246">
                <text:p>3.8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E-246">
                <text:p>5.3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9E-246">
                <text:p>5.9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6E-246">
                <text:p>7.6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E-245">
                <text:p>1.7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E-245">
                <text:p>2.3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5E-245">
                <text:p>3.5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E-245">
                <text:p>4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E-244">
                <text:p>1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E-244">
                <text:p>1.7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E-244">
                <text:p>3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E-244">
                <text:p>3.7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4E-244">
                <text:p>5.4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7E-244">
                <text:p>5.7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E-244">
                <text:p>5.9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E-244">
                <text:p>6.3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2E-244">
                <text:p>9.2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E-243">
                <text:p>1.2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E-243">
                <text:p>1.7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E-243">
                <text:p>1.7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1E-243">
                <text:p>3.1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E-243">
                <text:p>3.1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1E-243">
                <text:p>6.1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2E-243">
                <text:p>8.2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5E-243">
                <text:p>8.5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E-242">
                <text:p>1.1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E-242">
                <text:p>1.4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E-242">
                <text:p>1.7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E-242">
                <text:p>3.3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E-242">
                <text:p>4.3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5E-242">
                <text:p>8.5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E-241">
                <text:p>2.6E-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E-241">
                <text:p>3.9E-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3E-241">
                <text:p>4.3E-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E-241">
                <text:p>8E-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E-240">
                <text:p>1.1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E-240">
                <text:p>1.3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E-240">
                <text:p>2.3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E-240">
                <text:p>2.5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E-240">
                <text:p>2.7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E-240">
                <text:p>2.9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E-240">
                <text:p>3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6E-240">
                <text:p>3.6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E-240">
                <text:p>3.9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E-239">
                <text:p>4.4E-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E-238">
                <text:p>2.3E-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E-238">
                <text:p>7.8E-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E-237">
                <text:p>2.1E-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4E-235">
                <text:p>2.4E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E-235">
                <text:p>3.1E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E-235">
                <text:p>3.3E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E-235">
                <text:p>3.6E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E-235">
                <text:p>3.9E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E-235">
                <text:p>8E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5E-234">
                <text:p>9.5E-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E-233">
                <text:p>1.1E-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E-228">
                <text:p>9E-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E-224">
                <text:p>2.6E-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1E-224">
                <text:p>5.1E-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3E-223">
                <text:p>8.3E-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E-219">
                <text:p>1.6E-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E-219">
                <text:p>6.1E-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2E-218">
                <text:p>5.2E-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E-217">
                <text:p>1.7E-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E-217">
                <text:p>2.5E-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E-216">
                <text:p>1.3E-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9E-213">
                <text:p>4.9E-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3E-211">
                <text:p>4.3E-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8E-211">
                <text:p>4.8E-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E-210">
                <text:p>1.3E-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E-209">
                <text:p>1E-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E-209">
                <text:p>2.4E-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E-208">
                <text:p>2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E-208">
                <text:p>2.5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7E-208">
                <text:p>2.7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9E-208">
                <text:p>2.9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8E-208">
                <text:p>3.8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E-208">
                <text:p>5.6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E-208">
                <text:p>7.8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E-208">
                <text:p>8.8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E-207">
                <text:p>3.3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E-207">
                <text:p>3.9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1E-207">
                <text:p>5.1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5E-207">
                <text:p>5.5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E-206">
                <text:p>4E-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2E-206">
                <text:p>6.2E-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E-205">
                <text:p>1.5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E-205">
                <text:p>1.8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E-205">
                <text:p>4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9E-205">
                <text:p>4.9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4E-205">
                <text:p>6.4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E-204">
                <text:p>4E-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E-203">
                <text:p>1.1E-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E-203">
                <text:p>1.6E-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E-203">
                <text:p>4.4E-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7E-201">
                <text:p>1.7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E-201">
                <text:p>1.7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2E-201">
                <text:p>4.2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3E-201">
                <text:p>4.3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E-200">
                <text:p>1.3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E-200">
                <text:p>2.1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E-200">
                <text:p>3.9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2E-200">
                <text:p>9.2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E-199">
                <text:p>1.2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E-199">
                <text:p>1.3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E-199">
                <text:p>2.5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E-198">
                <text:p>1.1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E-198">
                <text:p>1.1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E-198">
                <text:p>2.4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5E-198">
                <text:p>2.5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E-198">
                <text:p>3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E-198">
                <text:p>3.3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E-198">
                <text:p>5.9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E-197">
                <text:p>1.2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E-197">
                <text:p>1.3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4E-197">
                <text:p>2.4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E-197">
                <text:p>5.5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9E-197">
                <text:p>7.9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4E-196">
                <text:p>2.4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7E-196">
                <text:p>2.7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E-196">
                <text:p>9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9E-196">
                <text:p>9.9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E-195">
                <text:p>1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E-195">
                <text:p>1.3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6E-195">
                <text:p>3.6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9E-195">
                <text:p>4.9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4E-195">
                <text:p>7.4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E-194">
                <text:p>1.5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2E-194">
                <text:p>6.2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8E-193">
                <text:p>2.8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3E-193">
                <text:p>5.3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7E-193">
                <text:p>5.7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7E-193">
                <text:p>5.7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7E-193">
                <text:p>5.7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7E-193">
                <text:p>5.7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7E-193">
                <text:p>5.7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7E-193">
                <text:p>5.7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E-193">
                <text:p>7.6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1E-193">
                <text:p>9.1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9E-193">
                <text:p>9.9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E-192">
                <text:p>1.1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E-192">
                <text:p>1.1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E-192">
                <text:p>1.1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E-192">
                <text:p>1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E-192">
                <text:p>1.3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E-192">
                <text:p>1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E-192">
                <text:p>1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E-192">
                <text:p>2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E-192">
                <text:p>2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2E-192">
                <text:p>2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2E-192">
                <text:p>2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2E-192">
                <text:p>2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E-192">
                <text:p>2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E-192">
                <text:p>2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E-192">
                <text:p>2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2E-192">
                <text:p>2.2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3E-192">
                <text:p>2.3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E-192">
                <text:p>2.4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E-192">
                <text:p>2.4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7E-192">
                <text:p>2.7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8E-192">
                <text:p>2.8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9E-192">
                <text:p>2.9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9E-192">
                <text:p>2.9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E-192">
                <text:p>2.9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9E-192">
                <text:p>2.9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E-192">
                <text:p>4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E-192">
                <text:p>4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E-192">
                <text:p>4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E-192">
                <text:p>4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6E-192">
                <text:p>4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E-192">
                <text:p>4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E-192">
                <text:p>4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6E-192">
                <text:p>4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6E-192">
                <text:p>4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E-191">
                <text:p>1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E-191">
                <text:p>1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E-191">
                <text:p>1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1E-191">
                <text:p>1.1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E-191">
                <text:p>1.1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E-191">
                <text:p>1.4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4E-191">
                <text:p>1.4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E-191">
                <text:p>1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E-191">
                <text:p>2.1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3E-191">
                <text:p>2.3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4E-191">
                <text:p>2.4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E-191">
                <text:p>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E-191">
                <text:p>9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E-190">
                <text:p>1.9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4E-190">
                <text:p>2.4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1E-190">
                <text:p>4.1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6E-190">
                <text:p>5.6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6E-190">
                <text:p>5.6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1E-190">
                <text:p>6.1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3E-190">
                <text:p>8.3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3E-190">
                <text:p>8.3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E-188">
                <text:p>1.1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E-188">
                <text:p>1.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E-188">
                <text:p>1.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E-188">
                <text:p>1.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E-188">
                <text:p>1.5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8E-188">
                <text:p>1.8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6E-188">
                <text:p>3.6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E-188">
                <text:p>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E-188">
                <text:p>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2E-188">
                <text:p>6.2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2E-188">
                <text:p>6.2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2E-188">
                <text:p>6.2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2E-188">
                <text:p>6.2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7E-188">
                <text:p>8.7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9E-188">
                <text:p>8.9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E-187">
                <text:p>1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E-187">
                <text:p>1.1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E-187">
                <text:p>1.5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1E-187">
                <text:p>2.1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1E-187">
                <text:p>2.1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5E-187">
                <text:p>2.5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8E-187">
                <text:p>3.8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E-187">
                <text:p>7.2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E-187">
                <text:p>9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E-186">
                <text:p>1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4E-186">
                <text:p>1.4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E-186">
                <text:p>1.4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4E-186">
                <text:p>1.4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2E-186">
                <text:p>2.2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E-185">
                <text:p>1.9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E-185">
                <text:p>1.9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1E-185">
                <text:p>3.1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E-185">
                <text:p>3.1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1E-185">
                <text:p>3.1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1E-185">
                <text:p>3.1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7E-185">
                <text:p>3.7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7E-185">
                <text:p>4.7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7E-185">
                <text:p>4.7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E-185">
                <text:p>5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E-185">
                <text:p>6.9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2E-185">
                <text:p>7.2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E-185">
                <text:p>7.2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4E-185">
                <text:p>9.4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4E-185">
                <text:p>9.4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4E-185">
                <text:p>9.4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4E-185">
                <text:p>9.4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.4E-185">
                <text:p>9.4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4E-185">
                <text:p>9.4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4E-185">
                <text:p>9.4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4E-185">
                <text:p>9.4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4E-185">
                <text:p>9.4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6E-185">
                <text:p>9.6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E-184">
                <text:p>1.2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1E-184">
                <text:p>2.1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1E-184">
                <text:p>2.1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8E-184">
                <text:p>2.8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3E-184">
                <text:p>7.3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7E-184">
                <text:p>8.7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E-183">
                <text:p>1.1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E-183">
                <text:p>1.5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E-183">
                <text:p>3.6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1E-183">
                <text:p>4.1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8E-183">
                <text:p>5.8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1E-183">
                <text:p>9.1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6E-182">
                <text:p>1.6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6E-182">
                <text:p>1.6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5E-182">
                <text:p>2.5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1E-182">
                <text:p>3.1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1E-182">
                <text:p>7.1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3E-181">
                <text:p>1.3E-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6E-181">
                <text:p>2.6E-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E-181">
                <text:p>6E-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E-180">
                <text:p>1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E-180">
                <text:p>1.1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4E-180">
                <text:p>1.4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5E-180">
                <text:p>2.5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9E-180">
                <text:p>4.9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.6E-180">
                <text:p>9.6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E-179">
                <text:p>1.5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8E-179">
                <text:p>2.8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4E-179">
                <text:p>6.4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E-178">
                <text:p>1.3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E-178">
                <text:p>1.8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E-178">
                <text:p>3.8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4E-178">
                <text:p>4.4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3E-178">
                <text:p>5.3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5E-178">
                <text:p>8.5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9E-178">
                <text:p>9.9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3E-177">
                <text:p>1.3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8E-177">
                <text:p>2.8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E-177">
                <text:p>3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8E-177">
                <text:p>4.8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4E-177">
                <text:p>7.4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.4E-177">
                <text:p>9.4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.6E-177">
                <text:p>9.6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E-176">
                <text:p>3.8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E-175">
                <text:p>1.2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6E-175">
                <text:p>1.6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E-175">
                <text:p>2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1E-175">
                <text:p>2.1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2E-175">
                <text:p>2.2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9E-175">
                <text:p>2.9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7E-175">
                <text:p>3.7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8E-175">
                <text:p>3.8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E-175">
                <text:p>3.8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E-175">
                <text:p>4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2E-175">
                <text:p>4.2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6E-175">
                <text:p>4.6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6E-175">
                <text:p>4.6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5E-175">
                <text:p>9.5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E-174">
                <text:p>1.1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E-174">
                <text:p>1.5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8E-174">
                <text:p>1.8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9E-174">
                <text:p>1.9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E-174">
                <text:p>1.9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E-174">
                <text:p>2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5E-174">
                <text:p>2.5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5E-174">
                <text:p>2.5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E-174">
                <text:p>3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3E-174">
                <text:p>3.3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5E-174">
                <text:p>3.5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6E-174">
                <text:p>3.6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7E-174">
                <text:p>3.7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8E-174">
                <text:p>3.8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8E-174">
                <text:p>4.8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3E-174">
                <text:p>5.3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3E-174">
                <text:p>6.3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E-174">
                <text:p>7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7E-174">
                <text:p>7.7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7E-174">
                <text:p>8.7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4E-174">
                <text:p>9.4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E-173">
                <text:p>1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E-173">
                <text:p>1.2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E-173">
                <text:p>1.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4E-173">
                <text:p>1.4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3E-173">
                <text:p>2.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4E-173">
                <text:p>2.4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5E-173">
                <text:p>2.5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7E-173">
                <text:p>2.7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2E-173">
                <text:p>3.2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E-173">
                <text:p>3.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E-173">
                <text:p>3.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9E-173">
                <text:p>3.9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7E-173">
                <text:p>4.7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7E-173">
                <text:p>4.7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9E-173">
                <text:p>4.9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3E-173">
                <text:p>6.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3E-173">
                <text:p>6.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1E-173">
                <text:p>8.1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E-173">
                <text:p>8.8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6E-173">
                <text:p>9.6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E-172">
                <text:p>1.1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1E-172">
                <text:p>1.1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E-172">
                <text:p>1.4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E-172">
                <text:p>1.4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8E-172">
                <text:p>1.8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E-172">
                <text:p>2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4E-172">
                <text:p>2.4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4E-172">
                <text:p>5.4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E-172">
                <text:p>7.5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E-171">
                <text:p>1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E-171">
                <text:p>1.1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E-171">
                <text:p>1.2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5E-171">
                <text:p>2.5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5E-171">
                <text:p>3.5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5E-171">
                <text:p>3.5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8E-171">
                <text:p>6.8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7E-171">
                <text:p>8.7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E-170">
                <text:p>1.9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2E-170">
                <text:p>2.2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9E-170">
                <text:p>2.9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1E-170">
                <text:p>3.1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E-170">
                <text:p>7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8E-170">
                <text:p>7.8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9E-170">
                <text:p>9.9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6E-169">
                <text:p>1.6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8E-169">
                <text:p>1.8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8E-169">
                <text:p>1.8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3E-169">
                <text:p>2.3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1E-169">
                <text:p>3.1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4E-169">
                <text:p>3.4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E-169">
                <text:p>4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4E-169">
                <text:p>4.4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6E-169">
                <text:p>6.6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9E-169">
                <text:p>6.9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E-168">
                <text:p>1.1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E-168">
                <text:p>1.2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E-168">
                <text:p>1.4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7E-168">
                <text:p>1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E-168">
                <text:p>1.9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1E-168">
                <text:p>3.1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8E-168">
                <text:p>3.8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5E-168">
                <text:p>4.5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4E-168">
                <text:p>5.4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8E-168">
                <text:p>6.8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1E-168">
                <text:p>9.1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1E-167">
                <text:p>1.1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E-167">
                <text:p>1.5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7E-167">
                <text:p>2.7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E-167">
                <text:p>3.4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E-167">
                <text:p>3.4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5E-167">
                <text:p>3.5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4E-167">
                <text:p>4.4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6E-167">
                <text:p>4.6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E-167">
                <text:p>4.9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9E-167">
                <text:p>5.9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9E-167">
                <text:p>5.9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2E-167">
                <text:p>9.2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3E-167">
                <text:p>9.3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E-166">
                <text:p>1.1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E-166">
                <text:p>1.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6E-166">
                <text:p>1.6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E-166">
                <text:p>1.9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E-166">
                <text:p>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E-166">
                <text:p>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5E-166">
                <text:p>2.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6E-166">
                <text:p>2.6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8E-166">
                <text:p>2.8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3E-166">
                <text:p>3.3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5E-166">
                <text:p>3.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2E-166">
                <text:p>4.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5E-166">
                <text:p>4.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5E-166">
                <text:p>4.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7E-166">
                <text:p>4.7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7E-166">
                <text:p>4.7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E-166">
                <text:p>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1E-166">
                <text:p>5.1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1E-166">
                <text:p>5.1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1E-166">
                <text:p>6.1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.8E-166">
                <text:p>7.8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4E-166">
                <text:p>8.4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7E-166">
                <text:p>8.7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.2E-166">
                <text:p>9.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7E-166">
                <text:p>9.7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1E-165">
                <text:p>1.1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3E-165">
                <text:p>1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4E-165">
                <text:p>1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5E-165">
                <text:p>1.5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E-165">
                <text:p>1.5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5E-165">
                <text:p>1.5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6E-165">
                <text:p>1.6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8E-165">
                <text:p>1.8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1E-165">
                <text:p>2.1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1E-165">
                <text:p>2.1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7E-165">
                <text:p>2.7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E-165">
                <text:p>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1E-165">
                <text:p>3.1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4E-165">
                <text:p>3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6E-165">
                <text:p>3.6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3E-165">
                <text:p>4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3E-165">
                <text:p>4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4E-165">
                <text:p>4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8E-165">
                <text:p>4.8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1E-165">
                <text:p>5.1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E-165">
                <text:p>5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2E-165">
                <text:p>6.2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4E-165">
                <text:p>6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9E-165">
                <text:p>6.9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3E-165">
                <text:p>7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7E-165">
                <text:p>7.7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.3E-165">
                <text:p>9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E-164">
                <text:p>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E-164">
                <text:p>1.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4E-164">
                <text:p>1.4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6E-164">
                <text:p>1.6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8E-164">
                <text:p>1.8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8E-164">
                <text:p>1.8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9E-164">
                <text:p>1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E-164">
                <text:p>2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E-164">
                <text:p>2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E-164">
                <text:p>2.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3E-164">
                <text:p>2.3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9E-164">
                <text:p>2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4E-164">
                <text:p>3.4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5E-164">
                <text:p>3.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5E-164">
                <text:p>3.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5E-164">
                <text:p>3.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9E-164">
                <text:p>3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4E-164">
                <text:p>4.4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1E-164">
                <text:p>5.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1E-164">
                <text:p>5.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3E-164">
                <text:p>6.3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5E-164">
                <text:p>6.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8E-164">
                <text:p>6.8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9E-164">
                <text:p>6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9E-164">
                <text:p>9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E-163">
                <text:p>1.1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3E-163">
                <text:p>1.3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E-163">
                <text:p>1.8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E-163">
                <text:p>1.8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1E-163">
                <text:p>2.1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3E-163">
                <text:p>2.3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4E-163">
                <text:p>2.4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5E-163">
                <text:p>2.5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7E-163">
                <text:p>2.7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5E-163">
                <text:p>3.5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7E-163">
                <text:p>3.7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4E-163">
                <text:p>4.4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8E-163">
                <text:p>4.8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5E-163">
                <text:p>6.5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4E-163">
                <text:p>7.4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.6E-163">
                <text:p>8.6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.6E-163">
                <text:p>8.6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.8E-163">
                <text:p>8.8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5E-163">
                <text:p>9.5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4E-162">
                <text:p>1.4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4E-162">
                <text:p>1.4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E-162">
                <text:p>1.8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E-162">
                <text:p>1.9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1E-162">
                <text:p>2.1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5E-162">
                <text:p>2.5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8E-162">
                <text:p>2.8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7E-162">
                <text:p>3.7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E-162">
                <text:p>5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5E-162">
                <text:p>5.5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9E-162">
                <text:p>5.9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3E-162">
                <text:p>6.3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1E-162">
                <text:p>7.1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2E-162">
                <text:p>7.2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.8E-162">
                <text:p>7.8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7E-162">
                <text:p>8.7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.8E-162">
                <text:p>8.8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E-161">
                <text:p>1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1E-161">
                <text:p>1.1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1E-161">
                <text:p>1.1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3E-161">
                <text:p>1.3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7E-161">
                <text:p>1.7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8E-161">
                <text:p>2.8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4E-161">
                <text:p>3.4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4E-161">
                <text:p>4.4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E-161">
                <text:p>5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4E-161">
                <text:p>5.4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4E-161">
                <text:p>7.4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5E-161">
                <text:p>7.5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7E-161">
                <text:p>7.7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.6E-161">
                <text:p>8.6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.1E-161">
                <text:p>9.1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2E-160">
                <text:p>1.2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7E-160">
                <text:p>4.7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1E-160">
                <text:p>6.1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2E-160">
                <text:p>7.2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3E-160">
                <text:p>7.3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E-159">
                <text:p>1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E-159">
                <text:p>1.1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7E-159">
                <text:p>1.7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E-159">
                <text:p>3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3E-159">
                <text:p>4.3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3E-159">
                <text:p>4.3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.1E-159">
                <text:p>5.1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.4E-159">
                <text:p>5.4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7E-158">
                <text:p>1.7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7E-158">
                <text:p>1.7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3E-158">
                <text:p>2.3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4E-158">
                <text:p>2.4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5E-158">
                <text:p>2.5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.7E-158">
                <text:p>5.7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.2E-158">
                <text:p>8.2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6E-157">
                <text:p>1.6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3E-157">
                <text:p>4.3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.7E-157">
                <text:p>7.7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.3E-156">
                <text:p>9.3E-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8E-155">
                <text:p>1.8E-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E-155">
                <text:p>2E-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8E-154">
                <text:p>2.8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.3E-154">
                <text:p>4.3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.7E-154">
                <text:p>5.7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.8E-154">
                <text:p>5.8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E-154">
                <text:p>9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2E-153">
                <text:p>1.2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4E-153">
                <text:p>1.4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2E-153">
                <text:p>3.2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7E-153">
                <text:p>3.7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2E-152">
                <text:p>1.2E-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5E-152">
                <text:p>2.5E-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3E-150">
                <text:p>1.3E-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4E-150">
                <text:p>1.4E-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.1E-150">
                <text:p>5.1E-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1E-149">
                <text:p>1.1E-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3E-149">
                <text:p>2.3E-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9E-149">
                <text:p>2.9E-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6E-148">
                <text:p>1.6E-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8E-148">
                <text:p>2.8E-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E-147">
                <text:p>2E-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4E-146">
                <text:p>3.4E-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6E-146">
                <text:p>4.6E-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2E-146">
                <text:p>6.2E-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.2E-146">
                <text:p>9.2E-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4E-145">
                <text:p>3.4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3E-145">
                <text:p>5.3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9E-144">
                <text:p>5.9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E-144">
                <text:p>9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.7E-144">
                <text:p>9.7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6E-143">
                <text:p>1.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6E-143">
                <text:p>1.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7E-143">
                <text:p>1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9E-143">
                <text:p>2.9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2E-143">
                <text:p>3.2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E-143">
                <text:p>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1E-143">
                <text:p>6.1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4E-143">
                <text:p>6.4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6E-143">
                <text:p>6.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8E-143">
                <text:p>6.8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.6E-143">
                <text:p>8.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.5E-143">
                <text:p>9.5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1E-142">
                <text:p>1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5E-142">
                <text:p>1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6E-142">
                <text:p>1.6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4E-142">
                <text:p>2.4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9E-142">
                <text:p>2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E-142">
                <text:p>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5E-142">
                <text:p>3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5E-142">
                <text:p>3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5E-142">
                <text:p>3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6E-142">
                <text:p>3.6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7E-142">
                <text:p>3.7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9E-142">
                <text:p>3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5E-142">
                <text:p>4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1E-142">
                <text:p>5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1E-142">
                <text:p>5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3E-142">
                <text:p>5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3E-142">
                <text:p>5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9E-142">
                <text:p>5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9E-142">
                <text:p>5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E-142">
                <text:p>7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6E-142">
                <text:p>7.6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6E-142">
                <text:p>7.6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6E-142">
                <text:p>7.6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9E-142">
                <text:p>7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9E-142">
                <text:p>7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.5E-142">
                <text:p>8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.5E-142">
                <text:p>8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.6E-142">
                <text:p>8.6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.6E-142">
                <text:p>8.6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.2E-142">
                <text:p>9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.2E-142">
                <text:p>9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.2E-142">
                <text:p>9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E-141">
                <text:p>1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E-141">
                <text:p>1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1E-141">
                <text:p>1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E-141">
                <text:p>1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1E-141">
                <text:p>1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2E-141">
                <text:p>1.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2E-141">
                <text:p>1.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2E-141">
                <text:p>1.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2E-141">
                <text:p>1.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2E-141">
                <text:p>1.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2E-141">
                <text:p>1.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3E-141">
                <text:p>1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3E-141">
                <text:p>1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6E-141">
                <text:p>1.6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6E-141">
                <text:p>1.6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6E-141">
                <text:p>1.6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7E-141">
                <text:p>1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7E-141">
                <text:p>1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E-141">
                <text:p>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1E-141">
                <text:p>2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1E-141">
                <text:p>2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3E-141">
                <text:p>2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E-141">
                <text:p>2.5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E-141">
                <text:p>2.5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6E-141">
                <text:p>2.6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7E-141">
                <text:p>2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7E-141">
                <text:p>2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7E-141">
                <text:p>2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7E-141">
                <text:p>2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7E-141">
                <text:p>2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7E-141">
                <text:p>2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7E-141">
                <text:p>2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8E-141">
                <text:p>2.8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1E-141">
                <text:p>3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5E-141">
                <text:p>3.5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9E-141">
                <text:p>3.9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2E-141">
                <text:p>4.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3E-141">
                <text:p>4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3E-141">
                <text:p>4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4E-141">
                <text:p>4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4E-141">
                <text:p>4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.1E-141">
                <text:p>5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.1E-141">
                <text:p>5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.3E-141">
                <text:p>5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1E-141">
                <text:p>6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.3E-141">
                <text:p>6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.4E-141">
                <text:p>6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E-141">
                <text:p>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3E-141">
                <text:p>7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4E-141">
                <text:p>7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E-141">
                <text:p>7.8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.2E-141">
                <text:p>8.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.6E-141">
                <text:p>8.6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.6E-141">
                <text:p>8.6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.6E-141">
                <text:p>8.6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.7E-141">
                <text:p>8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.8E-141">
                <text:p>8.8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.9E-141">
                <text:p>8.9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.7E-141">
                <text:p>9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.9E-141">
                <text:p>9.9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E-140">
                <text:p>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E-140">
                <text:p>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1E-140">
                <text:p>1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1E-140">
                <text:p>1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2E-140">
                <text:p>1.2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3E-140">
                <text:p>1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5E-140">
                <text:p>1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5E-140">
                <text:p>1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5E-140">
                <text:p>1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6E-140">
                <text:p>1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6E-140">
                <text:p>1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8E-140">
                <text:p>1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8E-140">
                <text:p>1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8E-140">
                <text:p>1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9E-140">
                <text:p>1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9E-140">
                <text:p>1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9E-140">
                <text:p>1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E-140">
                <text:p>2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1E-140">
                <text:p>2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1E-140">
                <text:p>2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1E-140">
                <text:p>2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1E-140">
                <text:p>2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1E-140">
                <text:p>2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1E-140">
                <text:p>2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3E-140">
                <text:p>2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3E-140">
                <text:p>2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4E-140">
                <text:p>2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4E-140">
                <text:p>2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6E-140">
                <text:p>2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6E-140">
                <text:p>2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6E-140">
                <text:p>2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6E-140">
                <text:p>2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6E-140">
                <text:p>2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7E-140">
                <text:p>2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1E-140">
                <text:p>3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8E-140">
                <text:p>3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8E-140">
                <text:p>3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8E-140">
                <text:p>3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E-140">
                <text:p>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4E-140">
                <text:p>4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8E-140">
                <text:p>4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9E-140">
                <text:p>4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E-140">
                <text:p>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.3E-140">
                <text:p>5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.3E-140">
                <text:p>5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.4E-140">
                <text:p>5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.1E-140">
                <text:p>6.1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.6E-140">
                <text:p>6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E-140">
                <text:p>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.5E-140">
                <text:p>7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.5E-140">
                <text:p>7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.5E-140">
                <text:p>7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.7E-140">
                <text:p>7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.8E-140">
                <text:p>7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.9E-140">
                <text:p>7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.9E-140">
                <text:p>7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.9E-140">
                <text:p>7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2E-140">
                <text:p>8.2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8E-140">
                <text:p>8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8E-140">
                <text:p>8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E-139">
                <text:p>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1E-139">
                <text:p>1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1E-139">
                <text:p>1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1E-139">
                <text:p>1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2E-139">
                <text:p>1.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3E-139">
                <text:p>1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3E-139">
                <text:p>1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4E-139">
                <text:p>1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7E-139">
                <text:p>1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7E-139">
                <text:p>1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7E-139">
                <text:p>1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8E-139">
                <text:p>1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8E-139">
                <text:p>1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8E-139">
                <text:p>1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8E-139">
                <text:p>1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9E-139">
                <text:p>1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9E-139">
                <text:p>1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1E-139">
                <text:p>2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3E-139">
                <text:p>2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4E-139">
                <text:p>2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7E-139">
                <text:p>2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9E-139">
                <text:p>2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2E-139">
                <text:p>3.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2E-139">
                <text:p>3.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3E-139">
                <text:p>3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5E-139">
                <text:p>3.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5E-139">
                <text:p>3.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8E-139">
                <text:p>3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E-139">
                <text:p>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E-139">
                <text:p>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E-139">
                <text:p>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E-139">
                <text:p>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E-139">
                <text:p>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1E-139">
                <text:p>4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3E-139">
                <text:p>4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6E-139">
                <text:p>4.6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6E-139">
                <text:p>4.6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9E-139">
                <text:p>4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E-139">
                <text:p>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.5E-139">
                <text:p>5.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.7E-139">
                <text:p>5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.8E-139">
                <text:p>5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.1E-139">
                <text:p>6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.1E-139">
                <text:p>6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.2E-139">
                <text:p>6.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.4E-139">
                <text:p>6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.5E-139">
                <text:p>6.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.8E-139">
                <text:p>6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E-139">
                <text:p>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.3E-139">
                <text:p>7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.5E-139">
                <text:p>7.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.5E-139">
                <text:p>7.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.8E-139">
                <text:p>7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E-139">
                <text:p>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.3E-139">
                <text:p>8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2E-139">
                <text:p>9.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3E-139">
                <text:p>9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3E-139">
                <text:p>9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4E-139">
                <text:p>9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7E-139">
                <text:p>9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1E-138">
                <text:p>1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1E-138">
                <text:p>1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1E-138">
                <text:p>1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1E-138">
                <text:p>1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2E-138">
                <text:p>1.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3E-138">
                <text:p>1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3E-138">
                <text:p>1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3E-138">
                <text:p>1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4E-138">
                <text:p>1.4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5E-138">
                <text:p>1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5E-138">
                <text:p>1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6E-138">
                <text:p>1.6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6E-138">
                <text:p>1.6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E-138">
                <text:p>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1E-138">
                <text:p>2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3E-138">
                <text:p>2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4E-138">
                <text:p>2.4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E-138">
                <text:p>2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7E-138">
                <text:p>2.7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7E-138">
                <text:p>2.7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E-138">
                <text:p>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1E-138">
                <text:p>3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2E-138">
                <text:p>3.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5E-138">
                <text:p>3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6E-138">
                <text:p>3.6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6E-138">
                <text:p>3.6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7E-138">
                <text:p>3.7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3E-138">
                <text:p>4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5E-138">
                <text:p>4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6E-138">
                <text:p>4.6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8E-138">
                <text:p>4.8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E-138">
                <text:p>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.1E-138">
                <text:p>5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.1E-138">
                <text:p>5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.4E-138">
                <text:p>5.4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.1E-138">
                <text:p>6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.5E-138">
                <text:p>6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.3E-138">
                <text:p>7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.3E-138">
                <text:p>8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9E-138">
                <text:p>9.9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1E-137">
                <text:p>1.1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2E-137">
                <text:p>1.2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2E-137">
                <text:p>1.2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3E-137">
                <text:p>1.3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7E-137">
                <text:p>1.7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7E-137">
                <text:p>1.7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8E-137">
                <text:p>1.8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2E-137">
                <text:p>2.2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E-137">
                <text:p>2.5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7E-137">
                <text:p>3.7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.2E-137">
                <text:p>5.2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4E-136">
                <text:p>2.4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.1E-136">
                <text:p>6.1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.8E-136">
                <text:p>6.8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2E-135">
                <text:p>1.2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9E-132">
                <text:p>1.9E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4E-132">
                <text:p>2.4E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6E-132">
                <text:p>2.6E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4E-131">
                <text:p>1.4E-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8E-131">
                <text:p>1.8E-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.7E-131">
                <text:p>6.7E-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.9E-131">
                <text:p>6.9E-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E-130">
                <text:p>7E-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8E-129">
                <text:p>3.8E-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.3E-129">
                <text:p>6.3E-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6E-128">
                <text:p>3.6E-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6E-128">
                <text:p>3.6E-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1E-127">
                <text:p>2.1E-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E-127">
                <text:p>3E-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3E-127">
                <text:p>3.3E-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5E-126">
                <text:p>1.5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7E-126">
                <text:p>2.7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8E-126">
                <text:p>2.8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3E-126">
                <text:p>6.3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E-126">
                <text:p>7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8E-125">
                <text:p>2.8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7E-125">
                <text:p>3.7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7E-125">
                <text:p>4.7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9E-125">
                <text:p>4.9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.2E-125">
                <text:p>5.2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E-125">
                <text:p>9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E-124">
                <text:p>2E-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5E-124">
                <text:p>3.5E-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.3E-124">
                <text:p>4.3E-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2E-122">
                <text:p>1.2E-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4E-122">
                <text:p>1.4E-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2E-122">
                <text:p>2.2E-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7E-121">
                <text:p>1.7E-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6E-120">
                <text:p>3.6E-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5E-118">
                <text:p>1.5E-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.1E-118">
                <text:p>2.1E-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.4E-118">
                <text:p>2.4E-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.7E-118">
                <text:p>7.7E-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E-118">
                <text:p>9E-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.9E-117">
                <text:p>2.9E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5E-117">
                <text:p>4.5E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E-116">
                <text:p>4E-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.4E-116">
                <text:p>8.4E-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.3E-115">
                <text:p>2.3E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5E-115">
                <text:p>3.5E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.1E-115">
                <text:p>6.1E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.5E-115">
                <text:p>8.5E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.2E-114">
                <text:p>2.2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E-114">
                <text:p>4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.2E-114">
                <text:p>4.2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3E-114">
                <text:p>4.3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.8E-114">
                <text:p>5.8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.6E-114">
                <text:p>8.6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2E-113">
                <text:p>3.2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.2E-113">
                <text:p>5.2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.8E-113">
                <text:p>9.8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2E-112">
                <text:p>1.2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.6E-112">
                <text:p>2.6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5E-112">
                <text:p>3.5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7E-112">
                <text:p>3.7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.9E-112">
                <text:p>4.9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.5E-112">
                <text:p>8.5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1E-111">
                <text:p>1.1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2E-111">
                <text:p>1.2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3E-111">
                <text:p>1.3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6E-111">
                <text:p>1.6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6E-111">
                <text:p>1.6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8E-111">
                <text:p>1.8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E-111">
                <text:p>2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E-111">
                <text:p>3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1E-111">
                <text:p>3.1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4E-111">
                <text:p>3.4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6E-111">
                <text:p>3.6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7E-111">
                <text:p>3.7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.7E-111">
                <text:p>4.7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8.1E-111">
                <text:p>8.1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.4E-111">
                <text:p>8.4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.5E-111">
                <text:p>8.5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2E-110">
                <text:p>1.2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5E-110">
                <text:p>1.5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5E-110">
                <text:p>1.5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E-110">
                <text:p>2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1E-110">
                <text:p>2.1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.3E-110">
                <text:p>2.3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.7E-110">
                <text:p>2.7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2E-110">
                <text:p>3.2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4E-110">
                <text:p>3.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6E-110">
                <text:p>3.6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E-110">
                <text:p>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1E-110">
                <text:p>4.1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.2E-110">
                <text:p>4.2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3E-110">
                <text:p>4.3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.5E-110">
                <text:p>4.5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.4E-110">
                <text:p>5.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E-110">
                <text:p>6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.2E-110">
                <text:p>6.2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.8E-110">
                <text:p>6.8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.3E-110">
                <text:p>7.3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.5E-110">
                <text:p>7.5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.6E-110">
                <text:p>7.6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.6E-110">
                <text:p>7.6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E-109">
                <text:p>1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E-109">
                <text:p>1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2E-109">
                <text:p>1.2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3E-109">
                <text:p>1.3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4E-109">
                <text:p>1.4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5E-109">
                <text:p>1.5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7E-109">
                <text:p>1.7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.3E-109">
                <text:p>2.3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.3E-109">
                <text:p>2.3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.9E-109">
                <text:p>2.9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E-109">
                <text:p>4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2E-109">
                <text:p>4.2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.5E-109">
                <text:p>4.5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.7E-109">
                <text:p>5.7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.9E-109">
                <text:p>5.9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.1E-109">
                <text:p>6.1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.3E-109">
                <text:p>6.3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.8E-109">
                <text:p>6.8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.6E-109">
                <text:p>7.6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.6E-109">
                <text:p>7.6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.8E-109">
                <text:p>7.8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.4E-109">
                <text:p>8.4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.4E-109">
                <text:p>8.4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1E-108">
                <text:p>1.1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1E-108">
                <text:p>1.1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3E-108">
                <text:p>1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5E-108">
                <text:p>1.5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5E-108">
                <text:p>1.5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8E-108">
                <text:p>1.8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8E-108">
                <text:p>1.8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E-108">
                <text:p>2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.8E-108">
                <text:p>2.8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.4E-108">
                <text:p>3.4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4E-108">
                <text:p>3.4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.4E-108">
                <text:p>3.4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8E-108">
                <text:p>3.8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.2E-108">
                <text:p>4.2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.3E-108">
                <text:p>4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.9E-108">
                <text:p>9.9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2E-107">
                <text:p>1.2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2E-107">
                <text:p>1.2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6E-107">
                <text:p>1.6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6E-107">
                <text:p>1.6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8E-107">
                <text:p>1.8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E-107">
                <text:p>2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7E-107">
                <text:p>2.7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.9E-107">
                <text:p>3.9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E-107">
                <text:p>4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.1E-107">
                <text:p>5.1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4E-107">
                <text:p>6.4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5E-106">
                <text:p>1.5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6E-106">
                <text:p>1.6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9E-106">
                <text:p>1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9E-106">
                <text:p>1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.2E-106">
                <text:p>2.2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.4E-106">
                <text:p>2.4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.6E-106">
                <text:p>2.6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.9E-106">
                <text:p>3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.9E-106">
                <text:p>4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.9E-106">
                <text:p>4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.7E-106">
                <text:p>5.7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.7E-106">
                <text:p>6.7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.1E-106">
                <text:p>7.1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8.4E-106">
                <text:p>8.4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8.7E-106">
                <text:p>8.7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.2E-105">
                <text:p>2.2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.4E-105">
                <text:p>2.4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.5E-105">
                <text:p>2.5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.6E-105">
                <text:p>2.6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E-105">
                <text:p>3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3E-105">
                <text:p>3.3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.8E-105">
                <text:p>3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.1E-105">
                <text:p>4.1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.3E-105">
                <text:p>4.3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.9E-105">
                <text:p>4.9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.3E-105">
                <text:p>6.3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8.6E-105">
                <text:p>8.6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4E-104">
                <text:p>1.4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5E-104">
                <text:p>2.5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5E-104">
                <text:p>2.5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5E-104">
                <text:p>3.5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E-104">
                <text:p>4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.1E-104">
                <text:p>4.1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E-104">
                <text:p>5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.3E-104">
                <text:p>5.3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.5E-104">
                <text:p>6.5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.1E-104">
                <text:p>7.1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.6E-104">
                <text:p>9.6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2E-103">
                <text:p>1.2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2E-103">
                <text:p>1.2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2E-103">
                <text:p>1.2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3E-103">
                <text:p>1.3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5E-103">
                <text:p>1.5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5E-103">
                <text:p>1.5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9E-103">
                <text:p>1.9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E-103">
                <text:p>2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E-103">
                <text:p>2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1E-103">
                <text:p>2.1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.8E-103">
                <text:p>3.8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.9E-103">
                <text:p>3.9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E-103">
                <text:p>4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.2E-103">
                <text:p>4.2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.9E-103">
                <text:p>4.9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.5E-103">
                <text:p>5.5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.6E-103">
                <text:p>5.6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.2E-103">
                <text:p>6.2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.3E-103">
                <text:p>6.3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.3E-103">
                <text:p>6.3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E-103">
                <text:p>7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.2E-103">
                <text:p>7.2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.3E-103">
                <text:p>7.3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.5E-103">
                <text:p>8.5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.4E-103">
                <text:p>9.4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.4E-103">
                <text:p>9.4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.5E-103">
                <text:p>9.5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.6E-103">
                <text:p>9.6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.8E-103">
                <text:p>9.8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E-102">
                <text:p>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E-102">
                <text:p>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E-102">
                <text:p>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E-102">
                <text:p>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E-102">
                <text:p>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1E-102">
                <text:p>1.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1E-102">
                <text:p>1.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1E-102">
                <text:p>1.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1E-102">
                <text:p>1.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2E-102">
                <text:p>1.2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2E-102">
                <text:p>1.2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2E-102">
                <text:p>1.2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3E-102">
                <text:p>1.3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5E-102">
                <text:p>1.5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5E-102">
                <text:p>1.5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8E-102">
                <text:p>1.8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9E-102">
                <text:p>1.9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9E-102">
                <text:p>1.9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2E-102">
                <text:p>2.2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2E-102">
                <text:p>2.2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3E-102">
                <text:p>2.3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4E-102">
                <text:p>2.4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4E-102">
                <text:p>2.4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9E-102">
                <text:p>2.9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E-102">
                <text:p>3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E-102">
                <text:p>3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.1E-102">
                <text:p>3.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.2E-102">
                <text:p>3.2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.7E-102">
                <text:p>3.7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.3E-102">
                <text:p>4.3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.4E-102">
                <text:p>4.4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.4E-102">
                <text:p>4.4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.5E-102">
                <text:p>4.5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.5E-102">
                <text:p>4.5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.5E-102">
                <text:p>4.5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.5E-102">
                <text:p>4.5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.7E-102">
                <text:p>7.7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E-102">
                <text:p>9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.4E-102">
                <text:p>9.4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E-101">
                <text:p>1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E-101">
                <text:p>1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3E-101">
                <text:p>1.3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4E-101">
                <text:p>1.4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5E-101">
                <text:p>1.5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6E-101">
                <text:p>1.6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8E-101">
                <text:p>1.8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9E-101">
                <text:p>2.9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E-101">
                <text:p>4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.5E-101">
                <text:p>4.5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.1E-101">
                <text:p>5.1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9E-100">
                <text:p>2.9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E-100">
                <text:p>4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.3E-100">
                <text:p>4.3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.2E-100">
                <text:p>8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8E-099">
                <text:p>2.8E-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.2E-099">
                <text:p>3.2E-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8E-098">
                <text:p>1.8E-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.4E-098">
                <text:p>3.4E-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5E-097">
                <text:p>1.5E-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3E-097">
                <text:p>2.3E-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7E-096">
                <text:p>1.7E-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.5E-096">
                <text:p>4.5E-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.4E-096">
                <text:p>8.4E-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4E-095">
                <text:p>1.4E-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1E-092">
                <text:p>1.1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8E-092">
                <text:p>1.8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4E-092">
                <text:p>3.4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E-092">
                <text:p>5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7E-091">
                <text:p>1.7E-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.5E-090">
                <text:p>4.5E-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E-090">
                <text:p>8E-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8E-089">
                <text:p>3.8E-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.4E-089">
                <text:p>6.4E-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.4E-089">
                <text:p>7.4E-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6E-087">
                <text:p>3.6E-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3E-085">
                <text:p>1.3E-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.9E-084">
                <text:p>6.9E-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1E-083">
                <text:p>1.1E-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1E-082">
                <text:p>1.1E-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.4E-081">
                <text:p>2.4E-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1E-081">
                <text:p>3.1E-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E-081">
                <text:p>3.5E-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.6E-081">
                <text:p>6.6E-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2E-080">
                <text:p>1.2E-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.4E-080">
                <text:p>2.4E-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1E-079">
                <text:p>1.1E-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E-079">
                <text:p>9E-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3E-078">
                <text:p>1.3E-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9E-078">
                <text:p>1.9E-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.2E-077">
                <text:p>7.2E-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E-076">
                <text:p>7E-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4E-075">
                <text:p>2.4E-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.9E-075">
                <text:p>8.9E-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3E-074">
                <text:p>1.3E-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3E-074">
                <text:p>2.3E-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E-072">
                <text:p>6E-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.6E-072">
                <text:p>9.6E-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.4E-070">
                <text:p>4.4E-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.7E-070">
                <text:p>4.7E-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.9E-069">
                <text:p>5.9E-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8E-067">
                <text:p>1.8E-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5E-067">
                <text:p>2.5E-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.2E-065">
                <text:p>2.2E-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3E-065">
                <text:p>2.3E-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9E-065">
                <text:p>3.9E-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.4E-065">
                <text:p>5.4E-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1E-058">
                <text:p>1.1E-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.4E-058">
                <text:p>5.4E-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.3E-057">
                <text:p>4.3E-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.3E-055">
                <text:p>7.3E-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4E-052">
                <text:p>2.4E-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.9E-050">
                <text:p>4.9E-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E-049">
                <text:p>8E-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9.1E-048">
                <text:p>9.1E-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.5E-048">
                <text:p>9.5E-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3E-044">
                <text:p>3.3E-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.4E-043">
                <text:p>5.4E-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9E-041">
                <text:p>1.9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9E-041">
                <text:p>1.9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E-041">
                <text:p>2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E-041">
                <text:p>3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9E-040">
                <text:p>2.9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9E-040">
                <text:p>2.9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7E-040">
                <text:p>3.7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.4E-040">
                <text:p>6.4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E-040">
                <text:p>7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.6E-040">
                <text:p>7.6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.6E-040">
                <text:p>8.6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.2E-039">
                <text:p>2.2E-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.3E-039">
                <text:p>2.3E-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.3E-039">
                <text:p>2.3E-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.6E-039">
                <text:p>2.6E-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E-039">
                <text:p>3.5E-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.4E-039">
                <text:p>8.4E-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1E-038">
                <text:p>1.1E-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.1E-038">
                <text:p>2.1E-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8E-038">
                <text:p>3.8E-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.9E-037">
                <text:p>6.9E-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.7E-035">
                <text:p>7.7E-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.3E-033">
                <text:p>5.3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1E-027">
                <text:p>1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.5E-020">
                <text:p>5.5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4E-017">
                <text:p>2.4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.6E-016">
                <text:p>1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.5E-016">
                <text:p>5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000000000039">
                <text:p>0.000000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0000000024">
                <text:p>0.0000000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000000003">
                <text:p>0.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00000000033">
                <text:p>0.000000000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00000000056">
                <text:p>0.000000000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00000016">
                <text:p>0.0000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000000041">
                <text:p>0.0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00000065">
                <text:p>0.00000000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0000015">
                <text:p>0.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0000025">
                <text:p>0.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00011">
                <text:p>0.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00017">
                <text:p>0.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00017">
                <text:p>0.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0013">
                <text:p>0.00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0051">
                <text:p>0.000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0093">
                <text:p>0.000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0094">
                <text:p>0.0000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011">
                <text:p>0.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011">
                <text:p>0.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021">
                <text:p>0.0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023">
                <text:p>0.0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24">
                <text:p>0.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54">
                <text:p>0.0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89">
                <text:p>0.0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32cm" svg:y="0.316cm" chart:style-name="ch2">
          <text:p>Grafica 2. Distribución de c-Evalues</text:p>
        </chart:title>
        <chart:legend chart:legend-position="end" svg:x="13.578cm" svg:y="3.952cm" style:legend-expansion="high" chart:style-name="ch3"/>
        <chart:plot-area chart:style-name="ch4" table:cell-range-address="maze_feene.D1:maze_feene.D1437 maze_feene.F1:maze_feene.F1437" chart:data-source-has-labels="row" svg:x="0.32cm" svg:y="1.275cm" svg:width="12.938cm" svg:height="7.545cm">
          <chart:coordinate-region svg:x="0.941cm" svg:y="1.474cm" svg:width="12.317cm" svg:height="6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ze_feene.D2:maze_feene.D1437" chart:label-cell-address="maze_feene.D1:maze_feene.D1" chart:class="chart:bar">
            <chart:data-point chart:repeated="1436"/>
          </chart:series>
          <chart:series chart:style-name="ch9" chart:values-cell-range-address="maze_feene.F2:maze_feene.F1437" chart:label-cell-address="maze_feene.F1:maze_feene.F1" chart:class="chart:bar">
            <chart:data-point chart:repeated="14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Evalue</text:p>
                <draw:g>
                  <svg:desc>maze_feene.D1:maze_feene.D1</svg:desc>
                </draw:g>
              </table:table-cell>
              <table:table-cell office:value-type="string">
                <text:p>Organismo</text:p>
                <draw:g>
                  <svg:desc>maze_feene.F1:maze_feen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E-189">
                <text:p>3.6E-189</text:p>
                <draw:g>
                  <svg:desc>maze_feene.D2:maze_feene.D1437</svg:desc>
                </draw:g>
              </table:table-cell>
              <table:table-cell office:value-type="float" office:value="NaN">
                <text:p>NaN</text:p>
                <draw:g>
                  <svg:desc>maze_feene.F2:maze_feene.F1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E-170">
                <text:p>2.8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E-262">
                <text:p>2.6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E-262">
                <text:p>2.2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E-262">
                <text:p>3.2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E-262">
                <text:p>3.2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E-262">
                <text:p>3.2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E-262">
                <text:p>3.2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E-262">
                <text:p>3.2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E-262">
                <text:p>3.2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E-262">
                <text:p>3.2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E-262">
                <text:p>3.5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E-262">
                <text:p>2.4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E-262">
                <text:p>3.3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E-261">
                <text:p>1.1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E-262">
                <text:p>3.3E-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E-261">
                <text:p>1.2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E-261">
                <text:p>2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E-261">
                <text:p>1.1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E-261">
                <text:p>1.8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E-261">
                <text:p>1.8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E-261">
                <text:p>1.8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E-261">
                <text:p>1.8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E-261">
                <text:p>1.7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E-261">
                <text:p>1.7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E-261">
                <text:p>2.9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E-261">
                <text:p>1.3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E-261">
                <text:p>1.6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E-261">
                <text:p>1.7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E-261">
                <text:p>1.7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E-261">
                <text:p>3.1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E-261">
                <text:p>6.4E-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E-260">
                <text:p>1.5E-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E-260">
                <text:p>4.4E-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1E-260">
                <text:p>8.1E-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E-259">
                <text:p>1.1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E-260">
                <text:p>4.4E-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E-259">
                <text:p>1.5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E-259">
                <text:p>2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E-259">
                <text:p>2.8E-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E-258">
                <text:p>7.4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E-257">
                <text:p>5.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E-256">
                <text:p>2.6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E-255">
                <text:p>5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E-255">
                <text:p>5.3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4E-255">
                <text:p>6.4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5E-255">
                <text:p>6.5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E-255">
                <text:p>2.9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E-255">
                <text:p>6.9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E-255">
                <text:p>7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5E-255">
                <text:p>7.5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5E-255">
                <text:p>7.5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5E-255">
                <text:p>7.5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3E-255">
                <text:p>7.3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E-255">
                <text:p>7.5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5E-255">
                <text:p>7.5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E-255">
                <text:p>8.7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5E-255">
                <text:p>8.5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E-255">
                <text:p>9.3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E-255">
                <text:p>9.5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E-254">
                <text:p>1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E-254">
                <text:p>1.8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E-254">
                <text:p>2.8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3E-254">
                <text:p>5.3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E-254">
                <text:p>5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E-254">
                <text:p>4.1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E-254">
                <text:p>3.2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E-254">
                <text:p>3.6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E-254">
                <text:p>6.6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E-253">
                <text:p>2.2E-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E-253">
                <text:p>3.4E-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E-253">
                <text:p>3.1E-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E-253">
                <text:p>6.6E-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E-253">
                <text:p>8E-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E-250">
                <text:p>1.1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E-251">
                <text:p>2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E-251">
                <text:p>4.4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E-251">
                <text:p>2.4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1E-251">
                <text:p>8.1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E-251">
                <text:p>2.8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E-250">
                <text:p>2.2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E-250">
                <text:p>1.2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E-250">
                <text:p>2.5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E-250">
                <text:p>2.8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8E-250">
                <text:p>9.8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E-249">
                <text:p>1.4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E-249">
                <text:p>1.1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E-249">
                <text:p>3.3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E-249">
                <text:p>4.4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E-249">
                <text:p>4.3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E-244">
                <text:p>2.1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E-248">
                <text:p>1E-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E-248">
                <text:p>1.7E-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E-248">
                <text:p>3.2E-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E-248">
                <text:p>2.5E-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E-247">
                <text:p>1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E-247">
                <text:p>1.6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E-247">
                <text:p>4.9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E-248">
                <text:p>9E-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E-247">
                <text:p>1.3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E-247">
                <text:p>2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E-247">
                <text:p>1.7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E-247">
                <text:p>1.5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E-247">
                <text:p>2.1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2E-247">
                <text:p>7.2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E-247">
                <text:p>3.8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E-247">
                <text:p>3.8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E-247">
                <text:p>7.4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3E-247">
                <text:p>7.3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E-246">
                <text:p>1.6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E-246">
                <text:p>5.4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E-246">
                <text:p>5.7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1E-246">
                <text:p>6.1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3E-246">
                <text:p>6.3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4E-246">
                <text:p>4.4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E-245">
                <text:p>1.6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E-245">
                <text:p>1.1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E-245">
                <text:p>1.7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E-245">
                <text:p>6.3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E-244">
                <text:p>2.6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E-245">
                <text:p>7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E-244">
                <text:p>1.8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4E-244">
                <text:p>8.4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E-244">
                <text:p>4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4E-244">
                <text:p>5.4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E-243">
                <text:p>1.8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E-243">
                <text:p>2.9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4E-244">
                <text:p>6.4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E-243">
                <text:p>2.5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7E-244">
                <text:p>8.7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2E-244">
                <text:p>9.2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E-242">
                <text:p>1.1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8E-242">
                <text:p>3.8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E-241">
                <text:p>7.1E-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E-240">
                <text:p>1.6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8E-239">
                <text:p>4.8E-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E-238">
                <text:p>2.4E-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E-238">
                <text:p>3.3E-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9E-239">
                <text:p>5.9E-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2E-238">
                <text:p>4.2E-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E-238">
                <text:p>1.3E-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E-237">
                <text:p>1.8E-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E-236">
                <text:p>1.1E-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E-231">
                <text:p>1.9E-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4E-228">
                <text:p>5.4E-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E-227">
                <text:p>1.1E-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E-226">
                <text:p>1.4E-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6E-223">
                <text:p>2.6E-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E-222">
                <text:p>1E-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E-221">
                <text:p>1.2E-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1E-221">
                <text:p>4.1E-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6E-221">
                <text:p>5.6E-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3E-220">
                <text:p>3.3E-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E-216">
                <text:p>1.2E-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4E-215">
                <text:p>9.4E-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E-214">
                <text:p>1.1E-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E-214">
                <text:p>5E-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3E-213">
                <text:p>2.3E-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E-213">
                <text:p>3.9E-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2E-212">
                <text:p>3.2E-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E-212">
                <text:p>4.1E-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5E-212">
                <text:p>4.5E-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8E-212">
                <text:p>4.8E-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E-212">
                <text:p>6.2E-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E-211">
                <text:p>1.2E-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E-211">
                <text:p>4.6E-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1E-211">
                <text:p>5.1E-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9E-211">
                <text:p>8.9E-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1E-211">
                <text:p>8.1E-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E-210">
                <text:p>1.1E-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E-210">
                <text:p>1.2E-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E-209">
                <text:p>1.1E-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E-209">
                <text:p>1.3E-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E-209">
                <text:p>4.1E-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9E-209">
                <text:p>4.9E-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4E-190">
                <text:p>2.4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E-209">
                <text:p>8.1E-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E-208">
                <text:p>1.1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1E-208">
                <text:p>9.1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E-207">
                <text:p>1.7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E-187">
                <text:p>9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9E-207">
                <text:p>8.9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E-205">
                <text:p>2.8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7E-205">
                <text:p>5.7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9E-205">
                <text:p>6.9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1E-205">
                <text:p>7.1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7E-204">
                <text:p>7.7E-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8E-204">
                <text:p>4.8E-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E-204">
                <text:p>8.8E-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E-203">
                <text:p>2E-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E-203">
                <text:p>2.7E-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E-203">
                <text:p>2.9E-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E-202">
                <text:p>1.1E-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7E-202">
                <text:p>6.7E-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1E-202">
                <text:p>7.1E-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E-201">
                <text:p>1.9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E-201">
                <text:p>1.5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E-201">
                <text:p>3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E-201">
                <text:p>3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9E-201">
                <text:p>3.9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E-200">
                <text:p>1.3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9E-200">
                <text:p>5.9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4E-200">
                <text:p>4.4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E-199">
                <text:p>2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3E-199">
                <text:p>2.3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E-199">
                <text:p>2.3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E-199">
                <text:p>2.9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9E-199">
                <text:p>6.9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E-198">
                <text:p>1.2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E-198">
                <text:p>1.2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1E-198">
                <text:p>3.1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E-197">
                <text:p>1.5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E-197">
                <text:p>4.6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7E-196">
                <text:p>6.7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E-196">
                <text:p>7.3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E-196">
                <text:p>7.3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E-196">
                <text:p>7.3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3E-196">
                <text:p>7.3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3E-196">
                <text:p>7.3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3E-196">
                <text:p>7.3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7E-196">
                <text:p>9.7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E-195">
                <text:p>1.2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E-195">
                <text:p>1.3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E-195">
                <text:p>1.4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E-196">
                <text:p>2.8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E-195">
                <text:p>1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E-195">
                <text:p>1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E-195">
                <text:p>1.7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E-195">
                <text:p>2.4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E-195">
                <text:p>2.4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8E-195">
                <text:p>2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8E-195">
                <text:p>2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8E-195">
                <text:p>2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8E-195">
                <text:p>2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8E-195">
                <text:p>2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8E-195">
                <text:p>2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8E-195">
                <text:p>2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8E-195">
                <text:p>2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8E-195">
                <text:p>2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E-195">
                <text:p>3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1E-195">
                <text:p>3.1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E-195">
                <text:p>3.1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5E-195">
                <text:p>3.5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8E-195">
                <text:p>3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8E-195">
                <text:p>3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8E-195">
                <text:p>3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8E-195">
                <text:p>3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1E-195">
                <text:p>5.1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8E-195">
                <text:p>5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8E-195">
                <text:p>5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8E-195">
                <text:p>5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8E-195">
                <text:p>5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8E-195">
                <text:p>5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8E-195">
                <text:p>5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8E-195">
                <text:p>5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8E-195">
                <text:p>5.8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E-194">
                <text:p>1.3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E-194">
                <text:p>1.3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4E-194">
                <text:p>1.4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4E-194">
                <text:p>1.4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4E-194">
                <text:p>1.4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E-194">
                <text:p>1.9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E-195">
                <text:p>3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E-195">
                <text:p>4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E-194">
                <text:p>2.7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1E-194">
                <text:p>3.1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1E-194">
                <text:p>3.1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E-194">
                <text:p>2.9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1E-194">
                <text:p>3.1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3E-195">
                <text:p>8.3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E-194">
                <text:p>1.9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1E-194">
                <text:p>3.1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9E-194">
                <text:p>3.9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6E-193">
                <text:p>6.6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E-193">
                <text:p>1.3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3E-193">
                <text:p>3.3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E-193">
                <text:p>1.5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E-192">
                <text:p>1.1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E-192">
                <text:p>1.1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4E-192">
                <text:p>2.4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E-192">
                <text:p>3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8E-191">
                <text:p>1.8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E-192">
                <text:p>2.4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6E-192">
                <text:p>3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E-192">
                <text:p>4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7E-191">
                <text:p>4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E-191">
                <text:p>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4E-191">
                <text:p>5.4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9E-191">
                <text:p>7.9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9E-191">
                <text:p>7.9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9E-191">
                <text:p>7.9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9E-191">
                <text:p>7.9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E-190">
                <text:p>1.1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E-190">
                <text:p>1.1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3E-190">
                <text:p>1.3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3E-190">
                <text:p>1.3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E-190">
                <text:p>2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8E-190">
                <text:p>2.8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8E-190">
                <text:p>2.8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3E-190">
                <text:p>3.3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E-190">
                <text:p>4.9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3E-190">
                <text:p>9.3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E-189">
                <text:p>1.2E-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7E-190">
                <text:p>1.7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3E-190">
                <text:p>2.3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E-189">
                <text:p>1.8E-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E-189">
                <text:p>1.8E-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9E-189">
                <text:p>2.9E-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5E-188">
                <text:p>2.5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5E-188">
                <text:p>2.5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E-188">
                <text:p>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E-188">
                <text:p>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E-188">
                <text:p>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E-188">
                <text:p>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7E-188">
                <text:p>4.7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E-188">
                <text:p>6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E-188">
                <text:p>6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4E-188">
                <text:p>6.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E-188">
                <text:p>1.1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2E-188">
                <text:p>1.2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2E-188">
                <text:p>1.2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4E-187">
                <text:p>1.4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E-187">
                <text:p>1.4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E-187">
                <text:p>1.4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4E-187">
                <text:p>1.4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4E-187">
                <text:p>1.4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4E-187">
                <text:p>1.4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4E-187">
                <text:p>1.4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E-187">
                <text:p>1.4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4E-187">
                <text:p>1.4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E-187">
                <text:p>1.3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9E-188">
                <text:p>1.9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E-187">
                <text:p>3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E-187">
                <text:p>3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E-188">
                <text:p>6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1E-186">
                <text:p>1.1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9E-187">
                <text:p>2.9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E-186">
                <text:p>1.4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E-186">
                <text:p>2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8E-186">
                <text:p>4.8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4E-186">
                <text:p>6.4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5E-186">
                <text:p>8.5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E-185">
                <text:p>1.3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E-173">
                <text:p>3.5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7E-186">
                <text:p>6.7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46">
                <text:p>0.00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8E-186">
                <text:p>7.8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E-184">
                <text:p>1.1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1E-185">
                <text:p>2.1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8E-184">
                <text:p>3.8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9E-184">
                <text:p>8.9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E-183">
                <text:p>1.5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3E-184">
                <text:p>2.3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4E-184">
                <text:p>3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E-183">
                <text:p>3.6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6E-183">
                <text:p>7.6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2E-182">
                <text:p>1.2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1E-182">
                <text:p>2.1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6E-182">
                <text:p>3.6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5E-182">
                <text:p>8.5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4E-182">
                <text:p>3.4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9E-182">
                <text:p>3.9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E-180">
                <text:p>2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6E-181">
                <text:p>5.6E-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E-180">
                <text:p>1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E-180">
                <text:p>1.2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E-181">
                <text:p>2.5E-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1E-180">
                <text:p>2.1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8E-180">
                <text:p>4.8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1E-180">
                <text:p>5.1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1E-180">
                <text:p>1.1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E-179">
                <text:p>1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E-179">
                <text:p>1.5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3E-179">
                <text:p>1.3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6E-179">
                <text:p>5.6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6E-178">
                <text:p>1.6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5E-178">
                <text:p>2.5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E-178">
                <text:p>2.9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4E-179">
                <text:p>3.4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6E-178">
                <text:p>3.6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8E-179">
                <text:p>4.8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2E-178">
                <text:p>6.2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1E-178">
                <text:p>5.1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1E-178">
                <text:p>5.1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9E-178">
                <text:p>5.9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E-178">
                <text:p>6.2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6E-179">
                <text:p>7.6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6E-179">
                <text:p>7.6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E-177">
                <text:p>1.5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8E-177">
                <text:p>1.8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3E-177">
                <text:p>2.3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3E-177">
                <text:p>2.3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6E-177">
                <text:p>2.6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7E-177">
                <text:p>2.7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1E-177">
                <text:p>3.1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5E-177">
                <text:p>3.5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E-177">
                <text:p>3.5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E-177">
                <text:p>4.1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9E-177">
                <text:p>4.9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8E-177">
                <text:p>4.8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9E-177">
                <text:p>4.9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E-177">
                <text:p>5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5E-177">
                <text:p>5.5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2E-177">
                <text:p>6.2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8E-177">
                <text:p>8.8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1E-177">
                <text:p>9.1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E-176">
                <text:p>1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1E-176">
                <text:p>1.1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E-176">
                <text:p>1.5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E-176">
                <text:p>1.3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7E-177">
                <text:p>1.7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2E-176">
                <text:p>2.2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8E-176">
                <text:p>1.8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2E-176">
                <text:p>2.2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1E-176">
                <text:p>3.1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6E-176">
                <text:p>3.6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E-176">
                <text:p>4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6E-176">
                <text:p>4.6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3E-176">
                <text:p>5.3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5E-176">
                <text:p>4.5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4E-176">
                <text:p>5.4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1E-176">
                <text:p>7.1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E-176">
                <text:p>8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E-176">
                <text:p>8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1E-177">
                <text:p>8.1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E-175">
                <text:p>1.2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E-175">
                <text:p>1.2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E-175">
                <text:p>1.2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7E-175">
                <text:p>1.7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1E-175">
                <text:p>2.1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7E-175">
                <text:p>2.7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8E-175">
                <text:p>1.8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3E-175">
                <text:p>3.3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3E-175">
                <text:p>3.3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5E-175">
                <text:p>3.5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8E-175">
                <text:p>2.8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E-175">
                <text:p>4.6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E-174">
                <text:p>1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E-174">
                <text:p>1.2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2E-175">
                <text:p>5.2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E-174">
                <text:p>1.5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E-175">
                <text:p>1.9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2E-175">
                <text:p>4.2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5E-174">
                <text:p>9.5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5E-174">
                <text:p>9.5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E-173">
                <text:p>1.1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3E-173">
                <text:p>1.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8E-173">
                <text:p>3.8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5E-173">
                <text:p>3.5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4E-173">
                <text:p>4.4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E-173">
                <text:p>1.1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1E-173">
                <text:p>1.1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E-172">
                <text:p>1.1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E-172">
                <text:p>1.4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7E-173">
                <text:p>2.7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5E-173">
                <text:p>4.5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E-173">
                <text:p>5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8E-173">
                <text:p>3.8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1E-173">
                <text:p>5.1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6E-172">
                <text:p>4.6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6E-173">
                <text:p>6.6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2E-173">
                <text:p>7.2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8E-172">
                <text:p>1.8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E-172">
                <text:p>1.1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E-172">
                <text:p>1.8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E-172">
                <text:p>2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3E-172">
                <text:p>2.3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8E-172">
                <text:p>2.8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E-172">
                <text:p>3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3E-172">
                <text:p>9.3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E-171">
                <text:p>1.1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000076">
                <text:p>0.00000000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8E-172">
                <text:p>8.8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E-171">
                <text:p>1.1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E-171">
                <text:p>1.5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8E-171">
                <text:p>1.8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5E-171">
                <text:p>2.5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4E-171">
                <text:p>4.4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6E-171">
                <text:p>5.6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6E-171">
                <text:p>5.6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6E-171">
                <text:p>8.6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3E-170">
                <text:p>1.3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5E-171">
                <text:p>7.5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E-171">
                <text:p>8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6E-171">
                <text:p>9.6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7E-171">
                <text:p>9.7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5E-170">
                <text:p>1.5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4E-170">
                <text:p>2.4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.9E-139">
                <text:p>8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3E-170">
                <text:p>3.3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7E-170">
                <text:p>3.7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1E-170">
                <text:p>3.1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4E-170">
                <text:p>3.4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3E-170">
                <text:p>3.3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1E-170">
                <text:p>4.1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2E-170">
                <text:p>4.2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.9E-170">
                <text:p>9.9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8E-170">
                <text:p>8.8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3E-170">
                <text:p>7.3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4E-170">
                <text:p>7.4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7E-170">
                <text:p>7.7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7E-170">
                <text:p>7.7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2E-170">
                <text:p>8.2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4E-170">
                <text:p>8.4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4E-170">
                <text:p>8.4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5E-169">
                <text:p>1.5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3E-169">
                <text:p>1.3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4E-169">
                <text:p>1.4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E-168">
                <text:p>1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7E-034">
                <text:p>4.7E-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1E-169">
                <text:p>2.1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E-169">
                <text:p>2.2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1E-169">
                <text:p>4.1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5E-169">
                <text:p>2.5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7E-169">
                <text:p>2.7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E-169">
                <text:p>3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4E-169">
                <text:p>3.4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5E-169">
                <text:p>3.5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8E-169">
                <text:p>8.8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9E-169">
                <text:p>4.9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1E-169">
                <text:p>5.1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E-169">
                <text:p>5.5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E-169">
                <text:p>7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E-169">
                <text:p>7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3E-168">
                <text:p>8.3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3E-169">
                <text:p>8.3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E-168">
                <text:p>8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E-168">
                <text:p>1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E-168">
                <text:p>1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1E-168">
                <text:p>1.1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6E-168">
                <text:p>1.6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E-168">
                <text:p>1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3E-168">
                <text:p>4.3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7E-168">
                <text:p>2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8E-168">
                <text:p>3.8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E-168">
                <text:p>3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1E-168">
                <text:p>4.1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3E-168">
                <text:p>3.3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5E-168">
                <text:p>5.5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8E-168">
                <text:p>3.8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7E-168">
                <text:p>4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E-168">
                <text:p>5.6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E-168">
                <text:p>5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E-168">
                <text:p>5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E-168">
                <text:p>5.8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3E-168">
                <text:p>7.3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.4E-168">
                <text:p>8.4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.4E-168">
                <text:p>8.4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E-167">
                <text:p>1.1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E-167">
                <text:p>1.1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E-167">
                <text:p>1.1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6E-167">
                <text:p>1.6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E-167">
                <text:p>1.9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2E-166">
                <text:p>3.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8E-166">
                <text:p>2.8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5E-167">
                <text:p>5.5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3E-166">
                <text:p>4.3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2E-166">
                <text:p>5.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E-167">
                <text:p>4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E-166">
                <text:p>4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E-166">
                <text:p>6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E-167">
                <text:p>6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.2E-167">
                <text:p>7.2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8E-167">
                <text:p>7.8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E-166">
                <text:p>1.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4E-166">
                <text:p>1.4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2E-166">
                <text:p>2.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4E-166">
                <text:p>2.4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3E-166">
                <text:p>2.3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9E-166">
                <text:p>2.9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1E-166">
                <text:p>3.1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5E-166">
                <text:p>3.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.3E-166">
                <text:p>8.3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.3E-166">
                <text:p>9.3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.2E-166">
                <text:p>8.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E-166">
                <text:p>9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.6E-166">
                <text:p>9.6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3E-165">
                <text:p>1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E-165">
                <text:p>1.2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E-165">
                <text:p>1.2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3E-165">
                <text:p>2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4E-165">
                <text:p>1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4E-165">
                <text:p>1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E-165">
                <text:p>8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7E-165">
                <text:p>1.7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000017">
                <text:p>0.00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8E-165">
                <text:p>2.8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6E-165">
                <text:p>4.6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9E-164">
                <text:p>6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2E-165">
                <text:p>7.2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.7E-165">
                <text:p>9.7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2E-164">
                <text:p>2.2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2E-164">
                <text:p>1.2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3E-164">
                <text:p>1.3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1E-164">
                <text:p>2.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7E-164">
                <text:p>2.7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E-164">
                <text:p>1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1E-163">
                <text:p>1.1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5E-163">
                <text:p>1.5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6E-163">
                <text:p>2.6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2E-163">
                <text:p>1.2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7E-163">
                <text:p>1.7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8E-163">
                <text:p>1.8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8E-163">
                <text:p>2.8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9E-163">
                <text:p>4.9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1E-163">
                <text:p>7.1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3E-162">
                <text:p>1.3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.9E-163">
                <text:p>8.9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7E-162">
                <text:p>3.7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8E-162">
                <text:p>3.8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3E-162">
                <text:p>6.3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2E-161">
                <text:p>6.2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.4E-162">
                <text:p>9.4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0000014">
                <text:p>0.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6E-161">
                <text:p>2.6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1E-160">
                <text:p>1.1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E-159">
                <text:p>3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.2E-159">
                <text:p>5.2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2E-159">
                <text:p>3.2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6E-158">
                <text:p>4.6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2E-157">
                <text:p>1.2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2E-157">
                <text:p>1.2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.6E-158">
                <text:p>9.6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E-157">
                <text:p>1.9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4E-157">
                <text:p>2.4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9E-157">
                <text:p>2.9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E-157">
                <text:p>7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.1E-157">
                <text:p>8.1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E-049">
                <text:p>7E-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7E-156">
                <text:p>6.7E-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7E-154">
                <text:p>2.7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2E-152">
                <text:p>3.2E-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4E-152">
                <text:p>4.4E-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8E-153">
                <text:p>3.8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.1E-153">
                <text:p>7.1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2E-152">
                <text:p>3.2E-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E-152">
                <text:p>6.7E-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5E-150">
                <text:p>5.5E-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.5E-150">
                <text:p>7.5E-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7E-146">
                <text:p>2.7E-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7E-149">
                <text:p>1.7E-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9E-146">
                <text:p>7.9E-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1E-148">
                <text:p>1.1E-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E-146">
                <text:p>3E-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8E-147">
                <text:p>1.8E-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E-145">
                <text:p>1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7E-030">
                <text:p>2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7E-145">
                <text:p>1.7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4E-144">
                <text:p>2.4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5E-144">
                <text:p>3.5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E-147">
                <text:p>7E-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8E-145">
                <text:p>3.8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7E-143">
                <text:p>3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.4E-030">
                <text:p>4.4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4E-031">
                <text:p>8.4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4E-145">
                <text:p>2.4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E-145">
                <text:p>3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7E-028">
                <text:p>2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1E-030">
                <text:p>1.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E-144">
                <text:p>3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.4E-145">
                <text:p>5.4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.4E-144">
                <text:p>5.4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5E-144">
                <text:p>1.5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E-144">
                <text:p>1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.6E-144">
                <text:p>8.6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.6E-144">
                <text:p>8.6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E-144">
                <text:p>8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3E-144">
                <text:p>1.3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6E-144">
                <text:p>7.6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5E-144">
                <text:p>1.5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5E-144">
                <text:p>2.5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2E-143">
                <text:p>1.2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2E-143">
                <text:p>1.2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2E-143">
                <text:p>1.2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8E-144">
                <text:p>2.8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3E-143">
                <text:p>1.3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7E-144">
                <text:p>2.7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3E-142">
                <text:p>3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7E-143">
                <text:p>1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7E-143">
                <text:p>1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7E-143">
                <text:p>1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E-143">
                <text:p>1.1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1E-142">
                <text:p>1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E-143">
                <text:p>2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6E-143">
                <text:p>1.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E-143">
                <text:p>1.1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1E-143">
                <text:p>1.1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3E-143">
                <text:p>1.3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3E-143">
                <text:p>1.3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E-143">
                <text:p>1.3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5E-143">
                <text:p>2.5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5E-143">
                <text:p>2.5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6E-143">
                <text:p>2.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7E-143">
                <text:p>2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7E-143">
                <text:p>2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.7E-144">
                <text:p>5.7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6E-143">
                <text:p>1.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6E-143">
                <text:p>1.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7E-143">
                <text:p>1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7E-143">
                <text:p>1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7E-143">
                <text:p>1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2E-143">
                <text:p>1.2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6E-143">
                <text:p>1.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7E-143">
                <text:p>2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E-029">
                <text:p>9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8E-143">
                <text:p>2.8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7E-143">
                <text:p>1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7E-144">
                <text:p>4.7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E-144">
                <text:p>7.4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E-143">
                <text:p>5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8E-143">
                <text:p>4.8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1E-143">
                <text:p>3.1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.5E-143">
                <text:p>5.5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E-143">
                <text:p>6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.8E-143">
                <text:p>8.8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.7E-143">
                <text:p>8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5E-143">
                <text:p>6.5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5E-143">
                <text:p>6.5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5E-143">
                <text:p>6.5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.5E-143">
                <text:p>6.5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7E-143">
                <text:p>3.7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9E-143">
                <text:p>3.9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.1E-143">
                <text:p>6.1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4E-143">
                <text:p>7.4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1E-143">
                <text:p>7.1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3E-142">
                <text:p>1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8E-142">
                <text:p>1.8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9E-142">
                <text:p>1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9E-142">
                <text:p>1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3E-142">
                <text:p>1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3E-142">
                <text:p>1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7E-142">
                <text:p>1.7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7E-142">
                <text:p>1.7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3E-142">
                <text:p>1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E-142">
                <text:p>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E-142">
                <text:p>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.3E-143">
                <text:p>5.3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3E-142">
                <text:p>1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E-142">
                <text:p>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4E-142">
                <text:p>2.4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1E-142">
                <text:p>3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E-026">
                <text:p>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9E-143">
                <text:p>4.9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6E-026">
                <text:p>2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2E-025">
                <text:p>2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E-026">
                <text:p>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.1E-027">
                <text:p>5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9E-144">
                <text:p>1.9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8E-026">
                <text:p>1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8E-027">
                <text:p>3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8E-026">
                <text:p>3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E-142">
                <text:p>2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8E-027">
                <text:p>2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E-144">
                <text:p>2.5E-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9E-142">
                <text:p>1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E-142">
                <text:p>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1E-142">
                <text:p>3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1E-142">
                <text:p>3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1E-142">
                <text:p>3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1E-142">
                <text:p>3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3E-142">
                <text:p>1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2E-142">
                <text:p>3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2E-142">
                <text:p>3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2E-142">
                <text:p>3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5E-142">
                <text:p>3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5E-142">
                <text:p>3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E-142">
                <text:p>2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1E-142">
                <text:p>2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1E-142">
                <text:p>2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.7E-027">
                <text:p>7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4E-142">
                <text:p>4.4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4E-142">
                <text:p>4.4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2E-142">
                <text:p>2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2E-142">
                <text:p>2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E-026">
                <text:p>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.5E-026">
                <text:p>9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E-142">
                <text:p>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E-142">
                <text:p>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E-142">
                <text:p>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E-142">
                <text:p>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E-142">
                <text:p>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E-142">
                <text:p>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7E-142">
                <text:p>4.7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.3E-027">
                <text:p>5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2E-142">
                <text:p>5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3E-026">
                <text:p>1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3E-026">
                <text:p>2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E-142">
                <text:p>4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7E-026">
                <text:p>2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1E-142">
                <text:p>4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8E-029">
                <text:p>8.8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8E-025">
                <text:p>1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1E-142">
                <text:p>2.1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.1E-027">
                <text:p>9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.1E-027">
                <text:p>9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.1E-027">
                <text:p>9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E-142">
                <text:p>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.3E-028">
                <text:p>5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4E-025">
                <text:p>1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8E-142">
                <text:p>1.8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E-025">
                <text:p>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9E-142">
                <text:p>3.9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2E-026">
                <text:p>1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8E-142">
                <text:p>1.8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1E-141">
                <text:p>1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.2E-027">
                <text:p>7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.2E-142">
                <text:p>5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2E-026">
                <text:p>1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2E-142">
                <text:p>2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2E-142">
                <text:p>2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4E-142">
                <text:p>1.4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4E-142">
                <text:p>1.4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.3E-141">
                <text:p>5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8E-141">
                <text:p>1.8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8E-141">
                <text:p>1.8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3E-142">
                <text:p>3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7E-026">
                <text:p>1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8E-026">
                <text:p>2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9E-026">
                <text:p>2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8E-026">
                <text:p>1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7E-028">
                <text:p>1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.8E-142">
                <text:p>5.8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7E-141">
                <text:p>1.7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.2E-026">
                <text:p>9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1E-141">
                <text:p>2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4E-026">
                <text:p>4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4E-026">
                <text:p>2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E-028">
                <text:p>1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4E-026">
                <text:p>6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.4E-026">
                <text:p>6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8E-026">
                <text:p>3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.4E-141">
                <text:p>9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6E-026">
                <text:p>3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8E-142">
                <text:p>4.8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.6E-026">
                <text:p>9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2E-141">
                <text:p>8.2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6E-026">
                <text:p>4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E-142">
                <text:p>8.7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9E-026">
                <text:p>2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9E-141">
                <text:p>2.9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5E-141">
                <text:p>5.5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2E-026">
                <text:p>3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1E-141">
                <text:p>1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5E-141">
                <text:p>3.5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2E-025">
                <text:p>1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2E-025">
                <text:p>1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2E-025">
                <text:p>1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6E-026">
                <text:p>4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6E-026">
                <text:p>4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.5E-026">
                <text:p>7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9E-025">
                <text:p>1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6E-140">
                <text:p>1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6E-140">
                <text:p>1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8E-026">
                <text:p>4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1E-026">
                <text:p>3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.5E-142">
                <text:p>9.5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5E-025">
                <text:p>3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5E-141">
                <text:p>3.5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2E-026">
                <text:p>8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4E-141">
                <text:p>3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1E-025">
                <text:p>2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5E-024">
                <text:p>1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1E-141">
                <text:p>1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.3E-026">
                <text:p>8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2E-026">
                <text:p>1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E-025">
                <text:p>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7E-026">
                <text:p>2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6E-140">
                <text:p>1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4E-025">
                <text:p>2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6E-140">
                <text:p>3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2E-142">
                <text:p>2.2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9E-140">
                <text:p>1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.4E-026">
                <text:p>6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.5E-141">
                <text:p>8.5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4E-026">
                <text:p>2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4E-141">
                <text:p>9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E-025">
                <text:p>2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3E-140">
                <text:p>2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9E-141">
                <text:p>4.9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4E-141">
                <text:p>4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3E-026">
                <text:p>2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2E-140">
                <text:p>1.2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E-026">
                <text:p>2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.5E-027">
                <text:p>7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.4E-141">
                <text:p>5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E-140">
                <text:p>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2E-026">
                <text:p>4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.8E-140">
                <text:p>8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.4E-142">
                <text:p>5.4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.2E-140">
                <text:p>6.2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E-139">
                <text:p>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1E-139">
                <text:p>2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4E-140">
                <text:p>1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5E-025">
                <text:p>1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4E-142">
                <text:p>6.4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3E-139">
                <text:p>1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.7E-025">
                <text:p>6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4E-140">
                <text:p>7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.4E-140">
                <text:p>7.4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7E-140">
                <text:p>2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9E-026">
                <text:p>3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3E-139">
                <text:p>1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9E-139">
                <text:p>1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8E-139">
                <text:p>1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1E-139">
                <text:p>2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4E-026">
                <text:p>2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E-027">
                <text:p>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6E-139">
                <text:p>1.6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2E-140">
                <text:p>4.2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4E-139">
                <text:p>1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.2E-027">
                <text:p>5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8E-139">
                <text:p>2.8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8E-026">
                <text:p>4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4E-024">
                <text:p>1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6E-139">
                <text:p>2.6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3E-026">
                <text:p>9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E-026">
                <text:p>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6E-026">
                <text:p>3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1E-025">
                <text:p>1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8E-027">
                <text:p>4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1E-138">
                <text:p>1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.1E-141">
                <text:p>6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3E-026">
                <text:p>2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5E-028">
                <text:p>9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5E-137">
                <text:p>1.5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5E-025">
                <text:p>1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4E-139">
                <text:p>2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7E-133">
                <text:p>1.7E-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7E-133">
                <text:p>1.7E-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.8E-136">
                <text:p>5.8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7E-135">
                <text:p>2.7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3E-135">
                <text:p>4.3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3E-134">
                <text:p>1.3E-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.8E-023">
                <text:p>6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1E-132">
                <text:p>9.1E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2E-130">
                <text:p>1.2E-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2E-132">
                <text:p>1.2E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7E-130">
                <text:p>4.7E-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7E-130">
                <text:p>4.7E-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4E-131">
                <text:p>4.4E-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E-130">
                <text:p>2E-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E-131">
                <text:p>7E-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.4E-130">
                <text:p>7.4E-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4E-130">
                <text:p>4.4E-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E-129">
                <text:p>1E-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3E-129">
                <text:p>1.3E-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.2E-129">
                <text:p>7.2E-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.8E-129">
                <text:p>8.8E-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1E-128">
                <text:p>1.1E-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2E-128">
                <text:p>1.2E-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2E-128">
                <text:p>1.2E-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000000013">
                <text:p>0.0000000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3E-128">
                <text:p>4.3E-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.7E-128">
                <text:p>5.7E-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8E-125">
                <text:p>1.8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6E-125">
                <text:p>2.6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.1E-029">
                <text:p>6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.2E-126">
                <text:p>7.2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.7E-125">
                <text:p>2.7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.9E-028">
                <text:p>7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.3E-018">
                <text:p>2.3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.7E-028">
                <text:p>9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2E-120">
                <text:p>1.2E-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5E-121">
                <text:p>1.5E-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.7E-121">
                <text:p>5.7E-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3E-120">
                <text:p>1.3E-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E-120">
                <text:p>2E-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8E-119">
                <text:p>3.8E-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.8E-025">
                <text:p>9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E-118">
                <text:p>2E-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7E-118">
                <text:p>1.7E-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5E-117">
                <text:p>3.5E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.7E-116">
                <text:p>8.7E-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3E-116">
                <text:p>1.3E-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3E-116">
                <text:p>1.3E-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4E-117">
                <text:p>1.4E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4E-115">
                <text:p>1.4E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.5E-117">
                <text:p>8.5E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.9E-115">
                <text:p>9.9E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.4E-115">
                <text:p>7.4E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1E-114">
                <text:p>1.1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5E-114">
                <text:p>1.5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.6E-114">
                <text:p>5.6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.3E-114">
                <text:p>2.3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7E-113">
                <text:p>1.7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2E-113">
                <text:p>1.2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.4E-114">
                <text:p>9.4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.9E-114">
                <text:p>5.9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5E-113">
                <text:p>1.5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.1E-114">
                <text:p>7.1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.7E-114">
                <text:p>7.7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7E-113">
                <text:p>1.7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.9E-113">
                <text:p>2.9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.8E-113">
                <text:p>2.8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E-113">
                <text:p>2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5E-113">
                <text:p>2.5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4E-114">
                <text:p>1.4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2E-113">
                <text:p>3.2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.4E-113">
                <text:p>7.4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.1E-113">
                <text:p>5.1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5E-114">
                <text:p>3.5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E-113">
                <text:p>7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E-113">
                <text:p>8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.8E-113">
                <text:p>6.8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6E-024">
                <text:p>2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4E-112">
                <text:p>1.4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.2E-113">
                <text:p>9.2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6E-112">
                <text:p>1.6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9E-112">
                <text:p>1.9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7E-112">
                <text:p>1.7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3E-112">
                <text:p>3.3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.5E-112">
                <text:p>9.5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6E-112">
                <text:p>4.6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.6E-024">
                <text:p>2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9E-022">
                <text:p>4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5E-111">
                <text:p>1.5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.4E-112">
                <text:p>5.4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.4E-112">
                <text:p>5.4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6E-111">
                <text:p>1.6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.4E-112">
                <text:p>5.4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.5E-112">
                <text:p>7.5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.7E-112">
                <text:p>5.7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.4E-112">
                <text:p>5.4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.2E-112">
                <text:p>7.2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3E-111">
                <text:p>1.3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.7E-111">
                <text:p>2.7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5E-111">
                <text:p>1.5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7E-112">
                <text:p>1.7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.2E-111">
                <text:p>6.2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4E-111">
                <text:p>3.4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1E-111">
                <text:p>4.1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.5E-111">
                <text:p>5.5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3E-111">
                <text:p>1.3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7E-111">
                <text:p>1.7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E-111">
                <text:p>2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.9E-113">
                <text:p>6.9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1E-111">
                <text:p>1.1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E-110">
                <text:p>1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.3E-111">
                <text:p>5.3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6E-111">
                <text:p>3.6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2E-110">
                <text:p>1.2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1E-111">
                <text:p>1.1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.3E-111">
                <text:p>5.3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.2E-111">
                <text:p>6.2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.8E-111">
                <text:p>2.8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.4E-111">
                <text:p>5.4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2E-110">
                <text:p>1.2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.4E-111">
                <text:p>9.4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2E-108">
                <text:p>1.2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E-110">
                <text:p>1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1E-110">
                <text:p>1.1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1E-110">
                <text:p>1.1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.3E-111">
                <text:p>9.3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4E-110">
                <text:p>1.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3E-110">
                <text:p>3.3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E-110">
                <text:p>2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.4E-110">
                <text:p>8.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.4E-110">
                <text:p>5.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.6E-112">
                <text:p>7.6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2E-019">
                <text:p>1.2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E-110">
                <text:p>9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.4E-112">
                <text:p>9.4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2E-109">
                <text:p>1.2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8E-110">
                <text:p>8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8.5E-019">
                <text:p>8.5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2E-109">
                <text:p>1.2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.3E-110">
                <text:p>2.3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.9E-110">
                <text:p>4.9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.5E-109">
                <text:p>5.5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.4E-109">
                <text:p>3.4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.5E-110">
                <text:p>2.5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E-109">
                <text:p>3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E-109">
                <text:p>3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2E-108">
                <text:p>1.2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1E-108">
                <text:p>1.1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7E-107">
                <text:p>1.7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3E-108">
                <text:p>1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3E-108">
                <text:p>1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9E-108">
                <text:p>1.9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3E-108">
                <text:p>1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.9E-109">
                <text:p>3.9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.3E-110">
                <text:p>8.3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8E-108">
                <text:p>3.8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.4E-109">
                <text:p>2.4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.9E-109">
                <text:p>2.9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.3E-106">
                <text:p>2.3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7E-108">
                <text:p>3.7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3E-107">
                <text:p>1.3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4E-108">
                <text:p>1.4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.2E-107">
                <text:p>5.2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E-107">
                <text:p>6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.1E-109">
                <text:p>9.1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3E-108">
                <text:p>1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.5E-107">
                <text:p>7.5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4E-107">
                <text:p>3.4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.6E-107">
                <text:p>2.6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.9E-106">
                <text:p>2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.4E-107">
                <text:p>9.4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.7E-107">
                <text:p>6.7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.4E-107">
                <text:p>4.4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.9E-107">
                <text:p>9.9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7E-106">
                <text:p>1.7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.9E-106">
                <text:p>4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8E-106">
                <text:p>2.8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6E-106">
                <text:p>3.6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.8E-106">
                <text:p>9.8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.7E-107">
                <text:p>5.7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.9E-106">
                <text:p>7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4E-104">
                <text:p>1.4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.5E-106">
                <text:p>7.5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E-106">
                <text:p>8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E-105">
                <text:p>1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9E-105">
                <text:p>1.9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9E-105">
                <text:p>1.9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.9E-105">
                <text:p>2.9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E-105">
                <text:p>2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.1E-105">
                <text:p>3.1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.1E-105">
                <text:p>3.1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.5E-106">
                <text:p>4.5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8E-105">
                <text:p>3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.8E-105">
                <text:p>3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.9E-105">
                <text:p>3.9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.9E-106">
                <text:p>8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.6E-105">
                <text:p>5.6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.6E-105">
                <text:p>5.6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E-105">
                <text:p>6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.8E-022">
                <text:p>4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.8E-105">
                <text:p>3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.8E-105">
                <text:p>3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E-104">
                <text:p>1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E-104">
                <text:p>1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3E-105">
                <text:p>2.3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2E-104">
                <text:p>1.2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.7E-105">
                <text:p>4.7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.7E-105">
                <text:p>4.7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.8E-105">
                <text:p>2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.7E-105">
                <text:p>9.7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.7E-105">
                <text:p>9.7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E-104">
                <text:p>1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5E-104">
                <text:p>1.5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.6E-105">
                <text:p>3.6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8E-104">
                <text:p>1.8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8E-104">
                <text:p>1.8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8E-104">
                <text:p>1.8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8E-104">
                <text:p>1.8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1E-104">
                <text:p>1.1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.2E-104">
                <text:p>2.2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6E-104">
                <text:p>1.6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9E-104">
                <text:p>1.9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9E-104">
                <text:p>1.9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4E-017">
                <text:p>1.4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9E-104">
                <text:p>1.9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2E-104">
                <text:p>1.2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9E-104">
                <text:p>1.9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E-104">
                <text:p>2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.8E-105">
                <text:p>7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.7E-105">
                <text:p>8.7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2E-104">
                <text:p>2.2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2E-104">
                <text:p>2.2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8E-104">
                <text:p>2.8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.6E-104">
                <text:p>3.6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.6E-104">
                <text:p>3.6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9E-104">
                <text:p>1.9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9E-104">
                <text:p>1.9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.4E-106">
                <text:p>5.4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.3E-104">
                <text:p>2.3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.3E-104">
                <text:p>2.3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.7E-104">
                <text:p>2.7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E-104">
                <text:p>4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E-104">
                <text:p>3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.6E-104">
                <text:p>3.6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.7E-104">
                <text:p>3.7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.1E-104">
                <text:p>6.1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.4E-104">
                <text:p>2.4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E-104">
                <text:p>5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4E-104">
                <text:p>2.4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.2E-104">
                <text:p>4.2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.8E-104">
                <text:p>6.8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.5E-104">
                <text:p>7.5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.3E-104">
                <text:p>5.3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.4E-104">
                <text:p>5.4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1E-103">
                <text:p>1.1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9.7E-104">
                <text:p>9.7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.6E-103">
                <text:p>3.6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2E-019">
                <text:p>1.2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.4E-104">
                <text:p>9.4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4E-103">
                <text:p>2.4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E-103">
                <text:p>1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2E-103">
                <text:p>1.2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3E-103">
                <text:p>1.3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.6E-022">
                <text:p>3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4E-102">
                <text:p>2.4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.6E-103">
                <text:p>9.6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.5E-102">
                <text:p>6.5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9E-101">
                <text:p>1.9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9E-101">
                <text:p>1.9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E-032">
                <text:p>3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.4E-100">
                <text:p>2.4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.4E-101">
                <text:p>4.4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2E-100">
                <text:p>2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9.6E-100">
                <text:p>9.6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.4E-020">
                <text:p>2.4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.4E-099">
                <text:p>9.4E-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.4E-018">
                <text:p>4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9E-096">
                <text:p>3.9E-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2E-096">
                <text:p>3.2E-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.7E-096">
                <text:p>6.7E-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6E-095">
                <text:p>3.6E-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.4E-095">
                <text:p>6.4E-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000000000065">
                <text:p>0.000000000000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.5E-093">
                <text:p>2.5E-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.2E-092">
                <text:p>1.2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.5E-092">
                <text:p>7.5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.3E-092">
                <text:p>2.3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.3E-089">
                <text:p>2.3E-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.6E-015">
                <text:p>6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3E-087">
                <text:p>1.3E-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E-017">
                <text:p>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6E-015">
                <text:p>1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.7E-024">
                <text:p>6.7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.2E-021">
                <text:p>8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9.2E-017">
                <text:p>9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.7E-083">
                <text:p>2.7E-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7E-019">
                <text:p>1.7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.2E-083">
                <text:p>2.2E-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000000000022">
                <text:p>0.0000000000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.6E-082">
                <text:p>2.6E-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1E-049">
                <text:p>1.1E-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.4E-016">
                <text:p>4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6E-016">
                <text:p>1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9E-077">
                <text:p>2.9E-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E-077">
                <text:p>5E-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.3E-077">
                <text:p>7.3E-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.5E-074">
                <text:p>7.5E-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1E-017">
                <text:p>1.1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2E-017">
                <text:p>1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7E-071">
                <text:p>3.7E-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9E-015">
                <text:p>3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.1E-069">
                <text:p>7.1E-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.7E-069">
                <text:p>7.7E-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.1E-068">
                <text:p>4.1E-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.6E-068">
                <text:p>7.6E-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5E-018">
                <text:p>2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.7E-019">
                <text:p>4.7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.4E-058">
                <text:p>1.4E-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.3E-056">
                <text:p>4.3E-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E-053">
                <text:p>2E-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0000021">
                <text:p>0.00000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.9E-051">
                <text:p>7.9E-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5E-050">
                <text:p>1.5E-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9.7E-048">
                <text:p>9.7E-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3E-031">
                <text:p>3.3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.5E-044">
                <text:p>7.5E-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E-044">
                <text:p>8E-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.9E-045">
                <text:p>4.9E-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.2E-044">
                <text:p>1.2E-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5E-042">
                <text:p>2.5E-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.7E-044">
                <text:p>4.7E-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2E-042">
                <text:p>3.2E-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.5E-042">
                <text:p>5.5E-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.5E-043">
                <text:p>1.5E-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4E-042">
                <text:p>3.4E-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.1E-042">
                <text:p>4.1E-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.6E-041">
                <text:p>2.6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.1E-041">
                <text:p>2.1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.1E-041">
                <text:p>2.1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2E-041">
                <text:p>1.2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.7E-041">
                <text:p>1.7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.6E-041">
                <text:p>6.6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.4E-041">
                <text:p>7.4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.6E-040">
                <text:p>2.6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E-040">
                <text:p>3.5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.3E-039">
                <text:p>1.3E-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.9E-037">
                <text:p>6.9E-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6E-025">
                <text:p>1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.2E-031">
                <text:p>2.2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.6E-023">
                <text:p>1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.2E-021">
                <text:p>4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.3E-019">
                <text:p>4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.2E-020">
                <text:p>9.2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.1E-018">
                <text:p>7.1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00000016">
                <text:p>0.0000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.1E-016">
                <text:p>5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.7E-016">
                <text:p>8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.3E-016">
                <text:p>6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9.2E-016">
                <text:p>9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000000000026">
                <text:p>0.0000000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98">
                <text:p>0.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00000000013">
                <text:p>0.000000000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00000000024">
                <text:p>0.00000000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00000000045">
                <text:p>0.0000000000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000000018">
                <text:p>0.0000000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000000051">
                <text:p>0.00000000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000000054">
                <text:p>0.00000000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00000026">
                <text:p>0.000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00000069">
                <text:p>0.00000000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00000083">
                <text:p>0.0000000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0000015">
                <text:p>0.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0000019">
                <text:p>0.0000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0000018">
                <text:p>0.00000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0000019">
                <text:p>0.0000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0000034">
                <text:p>0.000000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0000037">
                <text:p>0.0000000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00004">
                <text:p>0.00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000089">
                <text:p>0.000000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00003">
                <text:p>0.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00015">
                <text:p>0.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00059">
                <text:p>0.00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00062">
                <text:p>0.000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0087">
                <text:p>0.0000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00092">
                <text:p>0.0000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0028">
                <text:p>0.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0034">
                <text:p>0.00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0062">
                <text:p>0.00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0072">
                <text:p>0.000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009">
                <text:p>0.0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11">
                <text:p>0.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011">
                <text:p>0.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018">
                <text:p>0.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022">
                <text:p>0.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018">
                <text:p>0.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029">
                <text:p>0.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018">
                <text:p>0.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022">
                <text:p>0.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026">
                <text:p>0.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24">
                <text:p>0.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026">
                <text:p>0.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024">
                <text:p>0.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025">
                <text:p>0.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031">
                <text:p>0.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031">
                <text:p>0.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034">
                <text:p>0.0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032">
                <text:p>0.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032">
                <text:p>0.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033">
                <text:p>0.0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039">
                <text:p>0.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039">
                <text:p>0.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039">
                <text:p>0.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033">
                <text:p>0.0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034">
                <text:p>0.0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054">
                <text:p>0.0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053">
                <text:p>0.00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061">
                <text:p>0.0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062">
                <text:p>0.0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66">
                <text:p>0.00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075">
                <text:p>0.00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58">
                <text:p>0.00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089">
                <text:p>0.00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23">
                <text:p>0.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Grafica 3. Distribución de i-Evalues</text:p>
        </chart:title>
        <chart:legend chart:legend-position="end" svg:x="13.578cm" svg:y="3.952cm" style:legend-expansion="high" chart:style-name="ch3"/>
        <chart:plot-area chart:style-name="ch4" table:cell-range-address="maze_feene.E1:maze_feene.F1437" chart:data-source-has-labels="row" svg:x="0.32cm" svg:y="1.275cm" svg:width="12.938cm" svg:height="7.545cm">
          <chart:coordinate-region svg:x="1.497cm" svg:y="1.474cm" svg:width="11.761cm" svg:height="6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ze_feene.E2:maze_feene.E1437" chart:label-cell-address="maze_feene.E1:maze_feene.E1" chart:class="chart:bar">
            <chart:data-point chart:repeated="1436"/>
          </chart:series>
          <chart:series chart:style-name="ch9" chart:values-cell-range-address="maze_feene.F2:maze_feene.F1437" chart:label-cell-address="maze_feene.F1:maze_feene.F1" chart:class="chart:bar">
            <chart:data-point chart:repeated="14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-Evalue</text:p>
                <draw:g>
                  <svg:desc>maze_feene.E1:maze_feene.E1</svg:desc>
                </draw:g>
              </table:table-cell>
              <table:table-cell office:value-type="string">
                <text:p>Organismo</text:p>
                <draw:g>
                  <svg:desc>maze_feene.F1:maze_feen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E-185">
                <text:p>2.2E-185</text:p>
                <draw:g>
                  <svg:desc>maze_feene.E2:maze_feene.E1437</svg:desc>
                </draw:g>
              </table:table-cell>
              <table:table-cell office:value-type="float" office:value="NaN">
                <text:p>NaN</text:p>
                <draw:g>
                  <svg:desc>maze_feene.F2:maze_feene.F1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E-166">
                <text:p>1.7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E-258">
                <text:p>1.6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E-258">
                <text:p>1.4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E-258">
                <text:p>1.9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E-258">
                <text:p>1.9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E-258">
                <text:p>1.9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E-258">
                <text:p>1.9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E-258">
                <text:p>1.9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E-258">
                <text:p>1.9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E-258">
                <text:p>1.9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E-258">
                <text:p>2.1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E-258">
                <text:p>1.5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E-258">
                <text:p>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E-258">
                <text:p>7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E-258">
                <text:p>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E-258">
                <text:p>7.2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E-257">
                <text:p>1.2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E-258">
                <text:p>6.5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E-257">
                <text:p>1.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E-257">
                <text:p>1.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E-257">
                <text:p>1.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E-257">
                <text:p>1.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E-257">
                <text:p>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E-257">
                <text:p>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E-257">
                <text:p>1.8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E-258">
                <text:p>7.8E-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E-257">
                <text:p>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E-257">
                <text:p>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E-257">
                <text:p>1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E-257">
                <text:p>1.9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E-257">
                <text:p>3.9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E-257">
                <text:p>9.3E-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E-256">
                <text:p>2.7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E-256">
                <text:p>5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E-256">
                <text:p>6.5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E-256">
                <text:p>2.7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E-256">
                <text:p>9.2E-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E-255">
                <text:p>1.2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E-255">
                <text:p>1.7E-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E-254">
                <text:p>4.5E-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E-253">
                <text:p>3.1E-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E-252">
                <text:p>1.6E-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E-251">
                <text:p>3.1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E-251">
                <text:p>3.2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E-251">
                <text:p>3.9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E-251">
                <text:p>4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E-251">
                <text:p>1.8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E-251">
                <text:p>4.2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E-251">
                <text:p>4.3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E-251">
                <text:p>4.6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6E-251">
                <text:p>4.6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E-251">
                <text:p>4.6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5E-251">
                <text:p>4.5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E-251">
                <text:p>4.6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E-251">
                <text:p>4.6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E-251">
                <text:p>5.3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E-251">
                <text:p>5.2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6E-251">
                <text:p>5.6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E-251">
                <text:p>5.8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E-251">
                <text:p>6.1E-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E-250">
                <text:p>1.1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E-250">
                <text:p>1.7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E-250">
                <text:p>3.2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E-250">
                <text:p>3.1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E-250">
                <text:p>2.5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E-250">
                <text:p>2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E-250">
                <text:p>2.2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E-250">
                <text:p>4E-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E-249">
                <text:p>1.4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E-249">
                <text:p>2.1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E-249">
                <text:p>1.9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E-249">
                <text:p>4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9E-249">
                <text:p>4.9E-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E-247">
                <text:p>6.6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E-247">
                <text:p>1.2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E-247">
                <text:p>2.7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E-247">
                <text:p>1.5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E-247">
                <text:p>4.9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E-247">
                <text:p>1.7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E-246">
                <text:p>1.3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1E-247">
                <text:p>7.1E-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E-246">
                <text:p>1.5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E-246">
                <text:p>1.7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E-246">
                <text:p>6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E-246">
                <text:p>8.6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5E-246">
                <text:p>6.5E-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E-245">
                <text:p>2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E-245">
                <text:p>2.7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E-245">
                <text:p>2.6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E-240">
                <text:p>1.3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3E-245">
                <text:p>6.3E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E-244">
                <text:p>1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E-244">
                <text:p>2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E-244">
                <text:p>1.5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4E-244">
                <text:p>6.4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E-244">
                <text:p>9.8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E-243">
                <text:p>3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E-244">
                <text:p>5.5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8E-244">
                <text:p>7.8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E-243">
                <text:p>1.2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E-243">
                <text:p>1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E-244">
                <text:p>9E-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E-243">
                <text:p>1.3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4E-243">
                <text:p>4.4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E-243">
                <text:p>2.3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E-243">
                <text:p>2.3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E-243">
                <text:p>4.5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E-243">
                <text:p>4.4E-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E-242">
                <text:p>1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3E-242">
                <text:p>3.3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E-242">
                <text:p>3.5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E-242">
                <text:p>3.7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E-242">
                <text:p>3.8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E-242">
                <text:p>2.7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8E-242">
                <text:p>9.8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E-242">
                <text:p>6.8E-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E-241">
                <text:p>1E-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8E-241">
                <text:p>3.8E-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E-240">
                <text:p>1.6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3E-241">
                <text:p>4.3E-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E-240">
                <text:p>1.1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1E-240">
                <text:p>5.1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E-240">
                <text:p>2.5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E-240">
                <text:p>3.3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E-239">
                <text:p>1.1E-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E-239">
                <text:p>1.7E-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9E-240">
                <text:p>3.9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E-239">
                <text:p>1.5E-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E-240">
                <text:p>5.3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6E-240">
                <text:p>5.6E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7E-239">
                <text:p>6.7E-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E-238">
                <text:p>2.3E-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E-237">
                <text:p>4.4E-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5E-237">
                <text:p>9.5E-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E-235">
                <text:p>2.9E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E-234">
                <text:p>1.4E-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E-234">
                <text:p>2E-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E-235">
                <text:p>3.6E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E-234">
                <text:p>2.6E-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E-235">
                <text:p>8E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E-233">
                <text:p>1.1E-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8E-233">
                <text:p>6.8E-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E-227">
                <text:p>1.1E-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E-224">
                <text:p>3.3E-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9E-224">
                <text:p>6.9E-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3E-223">
                <text:p>8.3E-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E-219">
                <text:p>1.6E-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E-219">
                <text:p>6.1E-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5E-218">
                <text:p>7.5E-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E-217">
                <text:p>2.5E-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E-217">
                <text:p>3.4E-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E-216">
                <text:p>2E-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3E-213">
                <text:p>7.3E-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7E-211">
                <text:p>5.7E-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4E-211">
                <text:p>6.4E-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E-210">
                <text:p>3.1E-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E-209">
                <text:p>1.4E-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E-209">
                <text:p>2.4E-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E-208">
                <text:p>2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E-208">
                <text:p>2.5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7E-208">
                <text:p>2.7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9E-208">
                <text:p>2.9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8E-208">
                <text:p>3.8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6E-208">
                <text:p>7.6E-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8E-207">
                <text:p>2.8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E-207">
                <text:p>3.1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5E-207">
                <text:p>5.5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9E-207">
                <text:p>4.9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E-207">
                <text:p>7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5E-207">
                <text:p>7.5E-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5E-206">
                <text:p>6.5E-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1E-206">
                <text:p>8.1E-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E-205">
                <text:p>2.5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E-205">
                <text:p>3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E-186">
                <text:p>1.4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9E-205">
                <text:p>4.9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4E-205">
                <text:p>6.4E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6E-204">
                <text:p>5.6E-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E-203">
                <text:p>1.1E-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5E-183">
                <text:p>5.5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5E-203">
                <text:p>5.5E-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7E-201">
                <text:p>1.7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5E-201">
                <text:p>3.5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2E-201">
                <text:p>4.2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3E-201">
                <text:p>4.3E-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7E-200">
                <text:p>4.7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E-200">
                <text:p>2.9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4E-200">
                <text:p>5.4E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E-199">
                <text:p>1.2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E-199">
                <text:p>1.7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8E-199">
                <text:p>1.8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7E-199">
                <text:p>6.7E-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1E-198">
                <text:p>4.1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4E-198">
                <text:p>4.4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00">
                <text:p>9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E-197">
                <text:p>1.1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9E-198">
                <text:p>8.9E-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E-197">
                <text:p>1.9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8E-197">
                <text:p>1.8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4E-197">
                <text:p>2.4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9E-197">
                <text:p>7.9E-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6E-196">
                <text:p>3.6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7E-196">
                <text:p>2.7E-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E-195">
                <text:p>1.2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E-195">
                <text:p>1.4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E-195">
                <text:p>1.4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E-195">
                <text:p>1.7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E-195">
                <text:p>4.2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E-195">
                <text:p>7.1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4E-195">
                <text:p>7.4E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E-194">
                <text:p>1.9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5E-194">
                <text:p>9.5E-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8E-193">
                <text:p>2.8E-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1E-192">
                <text:p>4.1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5E-192">
                <text:p>4.5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E-192">
                <text:p>4.5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E-192">
                <text:p>4.5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5E-192">
                <text:p>4.5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5E-192">
                <text:p>4.5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5E-192">
                <text:p>4.5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9E-192">
                <text:p>5.9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1E-192">
                <text:p>7.1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7E-192">
                <text:p>7.7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6E-192">
                <text:p>8.6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E-192">
                <text:p>1.7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9E-192">
                <text:p>8.9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E-192">
                <text:p>9E-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E-191">
                <text:p>1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E-191">
                <text:p>1.4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E-191">
                <text:p>1.4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E-191">
                <text:p>1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E-191">
                <text:p>1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E-191">
                <text:p>1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E-191">
                <text:p>1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E-191">
                <text:p>1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E-191">
                <text:p>1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E-191">
                <text:p>1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E-191">
                <text:p>1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E-191">
                <text:p>1.7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E-191">
                <text:p>1.8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E-191">
                <text:p>1.9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E-191">
                <text:p>1.9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1E-191">
                <text:p>2.1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2E-191">
                <text:p>2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3E-191">
                <text:p>2.3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3E-191">
                <text:p>2.3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3E-191">
                <text:p>2.3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3E-191">
                <text:p>2.3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1E-191">
                <text:p>3.1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E-191">
                <text:p>3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5E-191">
                <text:p>3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5E-191">
                <text:p>3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5E-191">
                <text:p>3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5E-191">
                <text:p>3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5E-191">
                <text:p>3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5E-191">
                <text:p>3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5E-191">
                <text:p>3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2E-191">
                <text:p>8.2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9E-191">
                <text:p>7.9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5E-191">
                <text:p>8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5E-191">
                <text:p>8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5E-191">
                <text:p>8.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E-190">
                <text:p>1.1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E-191">
                <text:p>1.8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4E-191">
                <text:p>2.4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E-190">
                <text:p>1.6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E-190">
                <text:p>1.9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E-190">
                <text:p>1.9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E-190">
                <text:p>1.8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E-190">
                <text:p>1.9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E-191">
                <text:p>5E-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2E-190">
                <text:p>1.2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E-190">
                <text:p>1.9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4E-190">
                <text:p>2.4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E-189">
                <text:p>4E-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2E-190">
                <text:p>8.2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E-189">
                <text:p>2E-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9E-190">
                <text:p>8.9E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5E-189">
                <text:p>6.5E-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5E-189">
                <text:p>6.5E-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E-188">
                <text:p>1.5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E-188">
                <text:p>1.9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E-187">
                <text:p>1.1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E-188">
                <text:p>1.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2E-188">
                <text:p>2.2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4E-188">
                <text:p>2.4E-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8E-187">
                <text:p>2.8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E-187">
                <text:p>3.1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3E-187">
                <text:p>3.3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8E-187">
                <text:p>4.8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8E-187">
                <text:p>4.8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8E-187">
                <text:p>4.8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8E-187">
                <text:p>4.8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8E-187">
                <text:p>6.8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E-187">
                <text:p>7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E-187">
                <text:p>8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2E-187">
                <text:p>8.2E-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E-186">
                <text:p>1.2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7E-186">
                <text:p>1.7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E-186">
                <text:p>1.7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E-186">
                <text:p>2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E-186">
                <text:p>3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7E-186">
                <text:p>5.7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E-186">
                <text:p>7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E-186">
                <text:p>1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4E-186">
                <text:p>1.4E-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E-185">
                <text:p>1.1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E-185">
                <text:p>1.1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8E-185">
                <text:p>1.8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E-184">
                <text:p>1.5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E-184">
                <text:p>1.5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4E-184">
                <text:p>2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4E-184">
                <text:p>2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4E-184">
                <text:p>2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4E-184">
                <text:p>2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9E-184">
                <text:p>2.9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6E-184">
                <text:p>3.6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6E-184">
                <text:p>3.6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9E-184">
                <text:p>3.9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E-185">
                <text:p>6.9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2E-185">
                <text:p>7.2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E-185">
                <text:p>7.2E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4E-184">
                <text:p>8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4E-184">
                <text:p>8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4E-184">
                <text:p>8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4E-184">
                <text:p>8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4E-184">
                <text:p>8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4E-184">
                <text:p>8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4E-184">
                <text:p>8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4E-184">
                <text:p>8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4E-184">
                <text:p>8.4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2E-184">
                <text:p>8.2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E-184">
                <text:p>1.2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8E-183">
                <text:p>1.8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8E-183">
                <text:p>1.8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7E-184">
                <text:p>3.7E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6E-183">
                <text:p>6.6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E-183">
                <text:p>1.8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3E-183">
                <text:p>8.3E-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2E-182">
                <text:p>1.2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9E-182">
                <text:p>2.9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9E-182">
                <text:p>3.9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2E-182">
                <text:p>5.2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2E-182">
                <text:p>8.2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2E-169">
                <text:p>2.2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1E-182">
                <text:p>4.1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8E-182">
                <text:p>4.8E-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E-181">
                <text:p>7E-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3E-181">
                <text:p>1.3E-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3E-180">
                <text:p>2.3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4E-180">
                <text:p>5.4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.3E-180">
                <text:p>9.3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E-180">
                <text:p>1.4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1E-180">
                <text:p>2.1E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2E-179">
                <text:p>2.2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6E-179">
                <text:p>4.6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6E-179">
                <text:p>7.6E-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3E-178">
                <text:p>1.3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2E-178">
                <text:p>2.2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2E-178">
                <text:p>5.2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1E-178">
                <text:p>2.1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4E-178">
                <text:p>2.4E-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2E-176">
                <text:p>1.2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4E-177">
                <text:p>3.4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4E-177">
                <text:p>6.4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6E-177">
                <text:p>7.6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E-177">
                <text:p>1.5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3E-176">
                <text:p>1.3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9E-176">
                <text:p>2.9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1E-176">
                <text:p>3.1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8E-177">
                <text:p>6.8E-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3E-176">
                <text:p>6.3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.4E-176">
                <text:p>9.4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E-176">
                <text:p>7.7E-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4E-175">
                <text:p>3.4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.5E-175">
                <text:p>9.5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E-174">
                <text:p>1.5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8E-174">
                <text:p>1.8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1E-175">
                <text:p>2.1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2E-174">
                <text:p>2.2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9E-175">
                <text:p>2.9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8E-174">
                <text:p>3.8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1E-174">
                <text:p>3.1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1E-174">
                <text:p>3.1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6E-174">
                <text:p>3.6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8E-174">
                <text:p>3.8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6E-175">
                <text:p>4.6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6E-175">
                <text:p>4.6E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E-174">
                <text:p>9E-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E-173">
                <text:p>1.1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4E-173">
                <text:p>1.4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4E-173">
                <text:p>1.4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6E-173">
                <text:p>1.6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6E-173">
                <text:p>1.6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E-173">
                <text:p>1.9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2E-173">
                <text:p>2.2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2E-173">
                <text:p>2.2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5E-173">
                <text:p>2.5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E-173">
                <text:p>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9E-173">
                <text:p>2.9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E-173">
                <text:p>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1E-173">
                <text:p>3.1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4E-173">
                <text:p>3.4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8E-173">
                <text:p>3.8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4E-173">
                <text:p>5.4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5E-173">
                <text:p>5.5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3E-173">
                <text:p>6.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8E-173">
                <text:p>6.8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3E-173">
                <text:p>9.3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9E-173">
                <text:p>7.9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E-173">
                <text:p>1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4E-172">
                <text:p>1.4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1E-172">
                <text:p>1.1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E-172">
                <text:p>1.3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E-172">
                <text:p>1.9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2E-172">
                <text:p>2.2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4E-172">
                <text:p>2.4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8E-172">
                <text:p>2.8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3E-172">
                <text:p>3.3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8E-172">
                <text:p>2.8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E-172">
                <text:p>3.3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E-172">
                <text:p>4.3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9E-172">
                <text:p>4.9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9E-172">
                <text:p>4.9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9E-173">
                <text:p>4.9E-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E-172">
                <text:p>7.3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E-172">
                <text:p>7.3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5E-172">
                <text:p>7.5E-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E-171">
                <text:p>1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E-171">
                <text:p>1.3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E-171">
                <text:p>1.7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1E-171">
                <text:p>1.1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E-171">
                <text:p>2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E-171">
                <text:p>2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1E-171">
                <text:p>2.1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7E-171">
                <text:p>1.7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8E-171">
                <text:p>2.8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3E-171">
                <text:p>6.3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3E-171">
                <text:p>7.3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2E-171">
                <text:p>3.2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9E-171">
                <text:p>8.9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E-171">
                <text:p>1.2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5E-171">
                <text:p>2.5E-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8E-170">
                <text:p>5.8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8E-170">
                <text:p>5.8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7E-170">
                <text:p>6.7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1E-170">
                <text:p>8.1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3E-169">
                <text:p>2.3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1E-169">
                <text:p>2.1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7E-169">
                <text:p>2.7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6E-170">
                <text:p>6.6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E-170">
                <text:p>7E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5E-169">
                <text:p>6.5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.6E-169">
                <text:p>8.6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6E-169">
                <text:p>1.6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8E-169">
                <text:p>2.8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E-169">
                <text:p>3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3E-169">
                <text:p>2.3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1E-169">
                <text:p>3.1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8E-168">
                <text:p>2.8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E-169">
                <text:p>4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4E-169">
                <text:p>4.4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E-168">
                <text:p>1.1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9E-169">
                <text:p>6.9E-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E-168">
                <text:p>1.1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E-168">
                <text:p>1.2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E-168">
                <text:p>1.4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7E-168">
                <text:p>1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E-168">
                <text:p>1.9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7E-168">
                <text:p>5.7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6E-168">
                <text:p>6.6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46">
                <text:p>0.0000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4E-168">
                <text:p>5.4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8E-168">
                <text:p>6.8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1E-168">
                <text:p>9.1E-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1E-167">
                <text:p>1.1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E-167">
                <text:p>1.5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7E-167">
                <text:p>2.7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E-167">
                <text:p>3.4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E-167">
                <text:p>3.4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3E-167">
                <text:p>5.3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9E-167">
                <text:p>7.9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6E-167">
                <text:p>4.6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E-167">
                <text:p>4.9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9E-167">
                <text:p>5.9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9E-167">
                <text:p>5.9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2E-167">
                <text:p>9.2E-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5E-166">
                <text:p>1.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4E-135">
                <text:p>5.4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E-166">
                <text:p>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3E-166">
                <text:p>2.3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E-166">
                <text:p>1.9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1E-166">
                <text:p>2.1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E-166">
                <text:p>2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5E-166">
                <text:p>2.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6E-166">
                <text:p>2.6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E-166">
                <text:p>6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4E-166">
                <text:p>5.4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000">
                <text:p>2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5E-166">
                <text:p>4.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5E-166">
                <text:p>4.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7E-166">
                <text:p>4.7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7E-166">
                <text:p>4.7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E-166">
                <text:p>5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1E-166">
                <text:p>5.1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1E-166">
                <text:p>5.1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4E-166">
                <text:p>9.4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.8E-166">
                <text:p>7.8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3000">
                <text:p>5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7E-166">
                <text:p>8.7E-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E-164">
                <text:p>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9000">
                <text:p>4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9E-030">
                <text:p>2.9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3E-165">
                <text:p>1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4E-165">
                <text:p>1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8000">
                <text:p>3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5E-165">
                <text:p>2.5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5E-165">
                <text:p>1.5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6E-165">
                <text:p>1.6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8E-165">
                <text:p>1.8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1E-165">
                <text:p>2.1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1E-165">
                <text:p>2.1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E-165">
                <text:p>5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E-165">
                <text:p>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1E-165">
                <text:p>3.1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4E-165">
                <text:p>3.4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000">
                <text:p>1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3E-165">
                <text:p>4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3E-165">
                <text:p>4.3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E-164">
                <text:p>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00">
                <text:p>9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1E-165">
                <text:p>5.1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9E-164">
                <text:p>4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2E-165">
                <text:p>6.2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E-164">
                <text:p>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9E-165">
                <text:p>6.9E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9000">
                <text:p>3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E-164">
                <text:p>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E-164">
                <text:p>1.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6E-164">
                <text:p>2.6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6E-164">
                <text:p>1.6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3E-164">
                <text:p>2.3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8E-164">
                <text:p>1.8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5E-164">
                <text:p>2.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000">
                <text:p>5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E-164">
                <text:p>2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4E-164">
                <text:p>3.4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3E-164">
                <text:p>2.3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9E-164">
                <text:p>2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4E-164">
                <text:p>3.4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5E-164">
                <text:p>3.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5E-164">
                <text:p>3.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5E-164">
                <text:p>3.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000">
                <text:p>2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4E-164">
                <text:p>4.4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1E-164">
                <text:p>5.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1E-164">
                <text:p>5.1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000">
                <text:p>2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5E-164">
                <text:p>6.5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8E-164">
                <text:p>6.8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9E-164">
                <text:p>6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9E-164">
                <text:p>9.9E-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E-163">
                <text:p>1.1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8000">
                <text:p>2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E-162">
                <text:p>2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7E-162">
                <text:p>1.7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4E-163">
                <text:p>3.4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6E-162">
                <text:p>2.6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2E-162">
                <text:p>3.2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5E-163">
                <text:p>2.5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4E-162">
                <text:p>2.4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6E-162">
                <text:p>3.6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7E-163">
                <text:p>3.7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4E-163">
                <text:p>4.4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8E-163">
                <text:p>4.8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4E-163">
                <text:p>7.4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.6E-163">
                <text:p>8.6E-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3E-162">
                <text:p>1.3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5E-162">
                <text:p>1.5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8000">
                <text:p>4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4E-162">
                <text:p>1.4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E-162">
                <text:p>1.8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E-162">
                <text:p>1.9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1E-162">
                <text:p>2.1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.1E-162">
                <text:p>5.1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7E-162">
                <text:p>5.7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E-162">
                <text:p>5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5E-162">
                <text:p>5.5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9E-162">
                <text:p>5.9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.2E-162">
                <text:p>8.2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1E-162">
                <text:p>7.1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2E-162">
                <text:p>7.2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4E-161">
                <text:p>1.4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7E-162">
                <text:p>8.7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.8E-162">
                <text:p>8.8E-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9E-161">
                <text:p>4.9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1E-161">
                <text:p>1.1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7E-161">
                <text:p>1.7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8E-161">
                <text:p>2.8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2E-160">
                <text:p>4.2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4E-161">
                <text:p>4.4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.9E-161">
                <text:p>5.9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3E-160">
                <text:p>1.3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5E-161">
                <text:p>7.5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7E-161">
                <text:p>7.7E-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3E-160">
                <text:p>1.3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7E-160">
                <text:p>1.7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2E-160">
                <text:p>1.2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8E-160">
                <text:p>6.8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.9E-160">
                <text:p>8.9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6E-159">
                <text:p>1.6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3E-160">
                <text:p>7.3E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E-159">
                <text:p>1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E-159">
                <text:p>1.1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7E-159">
                <text:p>1.7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E-159">
                <text:p>3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3E-159">
                <text:p>4.3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8000">
                <text:p>5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.7E-159">
                <text:p>7.7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.4E-159">
                <text:p>5.4E-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2E-158">
                <text:p>2.2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3E-158">
                <text:p>2.3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8E-158">
                <text:p>3.8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8E-157">
                <text:p>3.8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.7E-158">
                <text:p>5.7E-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0088">
                <text:p>0.00000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6E-157">
                <text:p>1.6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9E-157">
                <text:p>6.9E-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8E-155">
                <text:p>1.8E-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2E-155">
                <text:p>3.2E-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E-155">
                <text:p>2E-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8E-154">
                <text:p>2.8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.3E-154">
                <text:p>7.3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.4E-154">
                <text:p>7.4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.8E-154">
                <text:p>5.8E-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1E-153">
                <text:p>1.1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5E-153">
                <text:p>1.5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8E-153">
                <text:p>1.8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3E-153">
                <text:p>4.3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E-153">
                <text:p>5E-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3E-045">
                <text:p>4.3E-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1E-152">
                <text:p>4.1E-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6E-150">
                <text:p>1.6E-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400">
                <text:p>9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E-148">
                <text:p>2E-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7E-148">
                <text:p>2.7E-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3E-149">
                <text:p>2.3E-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4E-149">
                <text:p>4.4E-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E-148">
                <text:p>2E-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1E-148">
                <text:p>4.1E-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4E-146">
                <text:p>3.4E-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6E-146">
                <text:p>4.6E-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7E-142">
                <text:p>1.7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1E-145">
                <text:p>1.1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8E-142">
                <text:p>4.8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6E-145">
                <text:p>6.6E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8E-142">
                <text:p>1.8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1E-143">
                <text:p>1.1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3E-142">
                <text:p>6.3E-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6E-026">
                <text:p>1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1E-141">
                <text:p>1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5E-140">
                <text:p>1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2E-140">
                <text:p>2.2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3E-143">
                <text:p>4.3E-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3E-141">
                <text:p>2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3E-139">
                <text:p>2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7E-026">
                <text:p>2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.1E-027">
                <text:p>5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4E-141">
                <text:p>1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8E-141">
                <text:p>1.8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7E-024">
                <text:p>1.7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8E-027">
                <text:p>6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8E-140">
                <text:p>1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3E-141">
                <text:p>3.3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3E-140">
                <text:p>3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.1E-141">
                <text:p>9.1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.4E-141">
                <text:p>6.4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.3E-140">
                <text:p>5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3E-140">
                <text:p>5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.9E-140">
                <text:p>4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6E-141">
                <text:p>7.6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.6E-140">
                <text:p>4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.9E-141">
                <text:p>8.9E-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5E-140">
                <text:p>1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3E-140">
                <text:p>7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3E-140">
                <text:p>7.3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6E-140">
                <text:p>7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7E-140">
                <text:p>1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E-140">
                <text:p>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7E-140">
                <text:p>1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E-138">
                <text:p>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E-139">
                <text:p>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E-139">
                <text:p>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E-139">
                <text:p>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5E-140">
                <text:p>6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.9E-139">
                <text:p>6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2E-139">
                <text:p>1.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.9E-140">
                <text:p>9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7E-140">
                <text:p>6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7E-140">
                <text:p>6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7E-140">
                <text:p>7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7E-140">
                <text:p>7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7E-140">
                <text:p>7.7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5E-139">
                <text:p>1.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E-139">
                <text:p>1.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6E-139">
                <text:p>1.6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6E-139">
                <text:p>1.6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6E-139">
                <text:p>1.6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5E-140">
                <text:p>3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.8E-140">
                <text:p>9.8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E-139">
                <text:p>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E-139">
                <text:p>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E-139">
                <text:p>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E-139">
                <text:p>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6E-140">
                <text:p>7.6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.5E-140">
                <text:p>9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7E-139">
                <text:p>1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.5E-025">
                <text:p>5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7E-139">
                <text:p>1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E-139">
                <text:p>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9E-140">
                <text:p>2.9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5E-140">
                <text:p>4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E-139">
                <text:p>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E-139">
                <text:p>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E-139">
                <text:p>1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4E-139">
                <text:p>3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7E-139">
                <text:p>3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.4E-139">
                <text:p>5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.3E-139">
                <text:p>5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9E-139">
                <text:p>3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9E-139">
                <text:p>3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9E-139">
                <text:p>3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9E-139">
                <text:p>3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2E-139">
                <text:p>2.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4E-139">
                <text:p>2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7E-139">
                <text:p>3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5E-139">
                <text:p>4.5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4E-139">
                <text:p>4.4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9E-139">
                <text:p>7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1E-138">
                <text:p>1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2E-138">
                <text:p>1.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2E-138">
                <text:p>1.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.1E-139">
                <text:p>8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.1E-139">
                <text:p>8.1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E-138">
                <text:p>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E-138">
                <text:p>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9E-139">
                <text:p>7.9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2E-138">
                <text:p>1.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2E-138">
                <text:p>1.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3E-139">
                <text:p>3.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.2E-139">
                <text:p>8.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8E-138">
                <text:p>1.8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5E-138">
                <text:p>1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9E-138">
                <text:p>1.9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E-022">
                <text:p>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E-139">
                <text:p>3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6E-022">
                <text:p>1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4E-021">
                <text:p>1.4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E-022">
                <text:p>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1E-023">
                <text:p>3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2E-140">
                <text:p>1.2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3E-023">
                <text:p>2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3E-022">
                <text:p>2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5E-138">
                <text:p>1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7E-023">
                <text:p>1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5E-140">
                <text:p>1.5E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2E-138">
                <text:p>1.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8E-138">
                <text:p>1.8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9E-138">
                <text:p>1.9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9E-138">
                <text:p>1.9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9E-138">
                <text:p>1.9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9E-138">
                <text:p>1.9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2E-139">
                <text:p>8.2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E-138">
                <text:p>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E-138">
                <text:p>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E-138">
                <text:p>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1E-138">
                <text:p>2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1E-138">
                <text:p>2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5E-138">
                <text:p>1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3E-138">
                <text:p>1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3E-138">
                <text:p>1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7E-023">
                <text:p>4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7E-138">
                <text:p>2.7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7E-138">
                <text:p>2.7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3E-138">
                <text:p>1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3E-138">
                <text:p>1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8E-022">
                <text:p>1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.8E-022">
                <text:p>5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E-138">
                <text:p>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E-138">
                <text:p>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E-138">
                <text:p>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E-138">
                <text:p>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E-138">
                <text:p>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E-138">
                <text:p>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8E-138">
                <text:p>2.8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2E-023">
                <text:p>3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2E-138">
                <text:p>3.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E-023">
                <text:p>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4E-022">
                <text:p>1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4E-138">
                <text:p>2.4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6E-022">
                <text:p>1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E-138">
                <text:p>2.5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4E-025">
                <text:p>5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3E-138">
                <text:p>1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.6E-023">
                <text:p>5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.6E-023">
                <text:p>5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.6E-023">
                <text:p>5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8E-138">
                <text:p>1.8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2E-024">
                <text:p>3.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5E-022">
                <text:p>8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1E-138">
                <text:p>1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.4E-022">
                <text:p>6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4E-138">
                <text:p>2.4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.2E-023">
                <text:p>7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1E-138">
                <text:p>1.1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.7E-138">
                <text:p>6.7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4E-023">
                <text:p>4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2E-138">
                <text:p>3.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.5E-023">
                <text:p>7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4E-138">
                <text:p>1.4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4E-138">
                <text:p>1.4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6E-139">
                <text:p>8.6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7E-139">
                <text:p>8.7E-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2E-137">
                <text:p>3.2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1E-137">
                <text:p>1.1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1E-137">
                <text:p>1.1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E-138">
                <text:p>2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E-022">
                <text:p>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7E-022">
                <text:p>1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7E-022">
                <text:p>1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E-024">
                <text:p>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6E-138">
                <text:p>3.6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E-137">
                <text:p>1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.7E-023">
                <text:p>6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.6E-022">
                <text:p>5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3E-137">
                <text:p>1.3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7E-022">
                <text:p>2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.9E-023">
                <text:p>6.9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5E-022">
                <text:p>1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.9E-025">
                <text:p>7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9E-022">
                <text:p>3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9E-022">
                <text:p>3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3E-022">
                <text:p>2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8E-137">
                <text:p>5.8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2E-022">
                <text:p>2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9E-138">
                <text:p>2.9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9E-022">
                <text:p>5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E-137">
                <text:p>5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3E-138">
                <text:p>5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8E-022">
                <text:p>1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8E-137">
                <text:p>1.8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4E-137">
                <text:p>3.4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E-022">
                <text:p>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.6E-138">
                <text:p>6.6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1E-137">
                <text:p>2.1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.1E-022">
                <text:p>7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.1E-022">
                <text:p>7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.1E-022">
                <text:p>7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6E-022">
                <text:p>4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.9E-137">
                <text:p>9.9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.9E-137">
                <text:p>9.9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9E-022">
                <text:p>2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9E-022">
                <text:p>1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.8E-138">
                <text:p>5.8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1E-021">
                <text:p>2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2E-137">
                <text:p>2.2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E-022">
                <text:p>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1E-137">
                <text:p>2.1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3E-021">
                <text:p>1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.9E-021">
                <text:p>8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.7E-138">
                <text:p>6.7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E-022">
                <text:p>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6E-023">
                <text:p>7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.3E-022">
                <text:p>6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6E-022">
                <text:p>1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6E-137">
                <text:p>9.6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9000">
                <text:p>4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5E-021">
                <text:p>1.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2E-136">
                <text:p>2.2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3E-138">
                <text:p>1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2E-136">
                <text:p>1.2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9E-022">
                <text:p>3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.2E-137">
                <text:p>5.2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5E-022">
                <text:p>1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.8E-137">
                <text:p>5.8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5E-021">
                <text:p>1.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E-136">
                <text:p>1.4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E-137">
                <text:p>3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7E-137">
                <text:p>2.7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4E-022">
                <text:p>1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.2E-137">
                <text:p>7.2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5E-022">
                <text:p>1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6E-023">
                <text:p>4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3E-137">
                <text:p>3.3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1E-136">
                <text:p>3.1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.5E-137">
                <text:p>8.5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E-022">
                <text:p>2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.4E-136">
                <text:p>5.4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3E-138">
                <text:p>3.3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8E-136">
                <text:p>3.8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2E-135">
                <text:p>1.2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3E-135">
                <text:p>1.3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.6E-137">
                <text:p>8.6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4E-022">
                <text:p>9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9E-138">
                <text:p>3.9E-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.2E-136">
                <text:p>8.2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1E-021">
                <text:p>4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5E-136">
                <text:p>4.5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5E-136">
                <text:p>4.5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6E-136">
                <text:p>1.6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4E-022">
                <text:p>2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.6E-023">
                <text:p>6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6E-136">
                <text:p>7.6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1E-135">
                <text:p>1.1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1E-135">
                <text:p>1.1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3E-135">
                <text:p>1.3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5E-022">
                <text:p>1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3E-023">
                <text:p>4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8E-136">
                <text:p>9.8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6E-136">
                <text:p>2.6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.5E-136">
                <text:p>8.5E-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2E-023">
                <text:p>3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7E-135">
                <text:p>1.7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9E-022">
                <text:p>2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4E-021">
                <text:p>8.4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6E-135">
                <text:p>1.6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.7E-022">
                <text:p>5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9E-022">
                <text:p>1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2E-022">
                <text:p>2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.9E-022">
                <text:p>6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9E-023">
                <text:p>2.9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.5E-135">
                <text:p>6.5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7E-137">
                <text:p>3.7E-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4E-022">
                <text:p>1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.8E-024">
                <text:p>5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2E-134">
                <text:p>9.2E-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1E-022">
                <text:p>9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5E-135">
                <text:p>1.5E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E-129">
                <text:p>1E-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1E-129">
                <text:p>1.1E-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5E-132">
                <text:p>3.5E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7E-131">
                <text:p>1.7E-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6E-131">
                <text:p>2.6E-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.9E-131">
                <text:p>7.9E-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1E-019">
                <text:p>4.1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.6E-128">
                <text:p>5.6E-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.2E-127">
                <text:p>7.2E-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.5E-129">
                <text:p>7.5E-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8E-126">
                <text:p>2.8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9E-126">
                <text:p>2.9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7E-127">
                <text:p>2.7E-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2E-126">
                <text:p>1.2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3E-127">
                <text:p>4.3E-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5E-126">
                <text:p>4.5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7E-126">
                <text:p>2.7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3E-126">
                <text:p>6.3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.2E-126">
                <text:p>8.2E-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4E-125">
                <text:p>4.4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.4E-125">
                <text:p>5.4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.7E-125">
                <text:p>6.7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E-125">
                <text:p>7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.4E-125">
                <text:p>7.4E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000081">
                <text:p>0.000000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6E-124">
                <text:p>2.6E-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5E-124">
                <text:p>3.5E-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1E-121">
                <text:p>1.1E-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6E-121">
                <text:p>1.6E-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7E-025">
                <text:p>3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.4E-122">
                <text:p>4.4E-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7E-121">
                <text:p>1.7E-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.8E-024">
                <text:p>4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000000000014">
                <text:p>0.0000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.9E-024">
                <text:p>5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.4E-117">
                <text:p>7.4E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.1E-118">
                <text:p>9.1E-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5E-117">
                <text:p>3.5E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.6E-117">
                <text:p>7.6E-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2E-116">
                <text:p>1.2E-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7000">
                <text:p>5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6000">
                <text:p>5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.3E-115">
                <text:p>2.3E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E-021">
                <text:p>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2E-114">
                <text:p>1.2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1E-114">
                <text:p>1.1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.1E-113">
                <text:p>2.1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.3E-112">
                <text:p>5.3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.9E-113">
                <text:p>7.9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.8E-113">
                <text:p>7.8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2000">
                <text:p>2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.6E-114">
                <text:p>8.6E-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.3E-112">
                <text:p>8.3E-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.2E-113">
                <text:p>5.2E-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E-111">
                <text:p>6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.5E-111">
                <text:p>4.5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E-111">
                <text:p>7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.4E-111">
                <text:p>9.4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4E-110">
                <text:p>3.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4E-110">
                <text:p>1.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1E-109">
                <text:p>1.1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.4E-110">
                <text:p>7.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.8E-110">
                <text:p>5.8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6E-110">
                <text:p>3.6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E-110">
                <text:p>9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.4E-110">
                <text:p>4.4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.7E-110">
                <text:p>4.7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1E-109">
                <text:p>1.1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8E-109">
                <text:p>1.8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7E-109">
                <text:p>1.7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3E-109">
                <text:p>1.3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5E-109">
                <text:p>1.5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.5E-111">
                <text:p>8.5E-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E-109">
                <text:p>2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.5E-109">
                <text:p>4.5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1E-109">
                <text:p>3.1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.1E-110">
                <text:p>2.1E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3E-109">
                <text:p>4.3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9E-109">
                <text:p>4.9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.2E-109">
                <text:p>4.2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6E-020">
                <text:p>1.6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8.6E-109">
                <text:p>8.6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.6E-109">
                <text:p>5.6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.9E-109">
                <text:p>9.9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2E-108">
                <text:p>1.2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1E-108">
                <text:p>1.1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E-108">
                <text:p>2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.8E-108">
                <text:p>5.8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8E-108">
                <text:p>2.8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6E-020">
                <text:p>1.6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E-018">
                <text:p>3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.2E-108">
                <text:p>9.2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3E-108">
                <text:p>3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3E-108">
                <text:p>3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.6E-108">
                <text:p>9.6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3E-108">
                <text:p>3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6E-108">
                <text:p>4.6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5E-108">
                <text:p>3.5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3E-108">
                <text:p>3.3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.4E-108">
                <text:p>4.4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.7E-108">
                <text:p>7.7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7E-107">
                <text:p>1.7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E-108">
                <text:p>9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E-108">
                <text:p>1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8E-107">
                <text:p>3.8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.1E-107">
                <text:p>2.1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.5E-107">
                <text:p>2.5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4E-107">
                <text:p>3.4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8E-108">
                <text:p>8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1E-107">
                <text:p>1.1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2E-107">
                <text:p>1.2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2E-109">
                <text:p>4.2E-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.9E-108">
                <text:p>6.9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.2E-107">
                <text:p>6.2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2E-107">
                <text:p>3.2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.2E-107">
                <text:p>2.2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.5E-107">
                <text:p>7.5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.9E-108">
                <text:p>6.9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2E-107">
                <text:p>3.2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8E-107">
                <text:p>3.8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7E-107">
                <text:p>1.7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3E-107">
                <text:p>3.3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.6E-107">
                <text:p>7.6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.7E-107">
                <text:p>5.7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.6E-105">
                <text:p>7.6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.1E-107">
                <text:p>6.1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.7E-107">
                <text:p>6.7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.9E-107">
                <text:p>6.9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.7E-107">
                <text:p>5.7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.8E-107">
                <text:p>8.8E-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E-106">
                <text:p>2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2E-106">
                <text:p>1.2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.1E-106">
                <text:p>5.1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3E-106">
                <text:p>3.3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.7E-108">
                <text:p>4.7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.5E-016">
                <text:p>7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.5E-106">
                <text:p>5.5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.7E-108">
                <text:p>5.7E-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.3E-106">
                <text:p>7.3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.9E-106">
                <text:p>4.9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.2E-015">
                <text:p>5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.4E-106">
                <text:p>7.4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4E-106">
                <text:p>1.4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E-106">
                <text:p>3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.4E-105">
                <text:p>3.4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1E-105">
                <text:p>2.1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5E-106">
                <text:p>1.5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8E-105">
                <text:p>1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8E-105">
                <text:p>1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E-105">
                <text:p>7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.6E-105">
                <text:p>6.6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E-103">
                <text:p>1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E-105">
                <text:p>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.9E-105">
                <text:p>7.9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1E-104">
                <text:p>1.1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.9E-105">
                <text:p>7.9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.4E-105">
                <text:p>2.4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.1E-106">
                <text:p>5.1E-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.3E-104">
                <text:p>2.3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5E-105">
                <text:p>1.5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8E-105">
                <text:p>1.8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4E-102">
                <text:p>1.4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.2E-104">
                <text:p>2.2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8E-104">
                <text:p>8E-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8.3E-105">
                <text:p>8.3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1E-103">
                <text:p>3.1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.6E-103">
                <text:p>3.6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.6E-105">
                <text:p>5.6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.7E-105">
                <text:p>7.7E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.6E-103">
                <text:p>4.6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.1E-103">
                <text:p>2.1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6E-103">
                <text:p>1.6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8E-102">
                <text:p>1.8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.8E-103">
                <text:p>5.8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.1E-103">
                <text:p>4.1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7E-103">
                <text:p>2.7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E-103">
                <text:p>6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E-102">
                <text:p>1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E-102">
                <text:p>3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7E-102">
                <text:p>1.7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.2E-102">
                <text:p>2.2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E-102">
                <text:p>6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.4E-103">
                <text:p>3.4E-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.8E-102">
                <text:p>4.8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.2E-101">
                <text:p>8.2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.6E-102">
                <text:p>4.6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.9E-102">
                <text:p>4.9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.4E-102">
                <text:p>6.4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2E-101">
                <text:p>1.2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2E-101">
                <text:p>1.2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7E-101">
                <text:p>1.7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2E-101">
                <text:p>1.2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9E-101">
                <text:p>1.9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9E-101">
                <text:p>1.9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7E-102">
                <text:p>2.7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3E-101">
                <text:p>2.3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.3E-101">
                <text:p>2.3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4E-101">
                <text:p>2.4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.4E-102">
                <text:p>5.4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.4E-101">
                <text:p>3.4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.4E-101">
                <text:p>3.4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.7E-101">
                <text:p>3.7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E-018">
                <text:p>3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3E-101">
                <text:p>2.3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3E-101">
                <text:p>2.3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.1E-101">
                <text:p>6.1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.2E-101">
                <text:p>6.2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4E-101">
                <text:p>1.4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.2E-101">
                <text:p>7.2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.8E-101">
                <text:p>2.8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.9E-101">
                <text:p>2.9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7E-101">
                <text:p>1.7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.9E-101">
                <text:p>5.9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.9E-101">
                <text:p>5.9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.3E-101">
                <text:p>6.3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E-101">
                <text:p>9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.2E-101">
                <text:p>2.2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1E-100">
                <text:p>1.1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1E-100">
                <text:p>1.1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1E-100">
                <text:p>1.1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1E-100">
                <text:p>1.1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.8E-101">
                <text:p>6.8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3E-100">
                <text:p>1.3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.6E-101">
                <text:p>9.6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2E-100">
                <text:p>1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2E-100">
                <text:p>1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000000000086">
                <text:p>0.000000000000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1E-100">
                <text:p>1.1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.2E-101">
                <text:p>7.2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2E-100">
                <text:p>1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2E-100">
                <text:p>1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.8E-101">
                <text:p>4.8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.3E-101">
                <text:p>5.3E-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3E-100">
                <text:p>1.3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3E-100">
                <text:p>1.3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7E-100">
                <text:p>1.7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2E-100">
                <text:p>2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2E-100">
                <text:p>2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2E-100">
                <text:p>1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2E-100">
                <text:p>1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.3E-102">
                <text:p>3.3E-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4E-100">
                <text:p>1.4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4E-100">
                <text:p>1.4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6E-100">
                <text:p>1.6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8000">
                <text:p>3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.4E-100">
                <text:p>2.4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8E-100">
                <text:p>1.8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2E-100">
                <text:p>2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2E-100">
                <text:p>2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.7E-100">
                <text:p>3.7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5E-100">
                <text:p>1.5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E-100">
                <text:p>3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5E-100">
                <text:p>1.5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6E-100">
                <text:p>2.6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.1E-100">
                <text:p>4.1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.6E-100">
                <text:p>4.6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.2E-100">
                <text:p>3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.3E-100">
                <text:p>3.3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.7E-100">
                <text:p>6.7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.9E-100">
                <text:p>5.9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2E-099">
                <text:p>2.2E-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.2E-016">
                <text:p>7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.8E-100">
                <text:p>5.8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4E-099">
                <text:p>1.4E-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.1E-100">
                <text:p>6.1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.4E-100">
                <text:p>7.4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.2E-100">
                <text:p>8.2E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2E-018">
                <text:p>2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4E-098">
                <text:p>1.4E-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.8E-099">
                <text:p>5.8E-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.9E-098">
                <text:p>3.9E-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2E-097">
                <text:p>1.2E-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2E-097">
                <text:p>1.2E-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8E-028">
                <text:p>1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5E-096">
                <text:p>1.5E-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7E-097">
                <text:p>2.7E-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4E-096">
                <text:p>1.4E-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.9E-096">
                <text:p>5.9E-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5E-016">
                <text:p>1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.7E-095">
                <text:p>5.7E-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000000000027">
                <text:p>0.00000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4E-092">
                <text:p>2.4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9E-092">
                <text:p>1.9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.1E-092">
                <text:p>4.1E-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.2E-091">
                <text:p>2.2E-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9E-091">
                <text:p>3.9E-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00000039">
                <text:p>0.00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6E-089">
                <text:p>1.6E-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.2E-089">
                <text:p>7.2E-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.6E-088">
                <text:p>4.6E-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4E-088">
                <text:p>1.4E-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4E-085">
                <text:p>1.4E-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000000041">
                <text:p>0.00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.9E-084">
                <text:p>7.9E-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00000000012">
                <text:p>0.00000000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0000000098">
                <text:p>0.0000000000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.1E-020">
                <text:p>4.1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E-017">
                <text:p>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00000000056">
                <text:p>0.0000000000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6E-079">
                <text:p>1.6E-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9000">
                <text:p>3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3E-079">
                <text:p>1.3E-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00000014">
                <text:p>0.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6E-078">
                <text:p>1.6E-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.8E-046">
                <text:p>6.8E-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043">
                <text:p>0.00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0000000027">
                <text:p>0.000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7E-073">
                <text:p>1.7E-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E-073">
                <text:p>3E-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.4E-073">
                <text:p>4.4E-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3000">
                <text:p>4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.6E-070">
                <text:p>4.6E-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00000000007">
                <text:p>0.0000000000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000000000076">
                <text:p>0.000000000000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.2E-067">
                <text:p>2.2E-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000000024">
                <text:p>0.000000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.3E-065">
                <text:p>4.3E-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.7E-065">
                <text:p>4.7E-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5E-064">
                <text:p>2.5E-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.6E-064">
                <text:p>4.6E-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000000000015">
                <text:p>0.00000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9E-015">
                <text:p>2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.3E-055">
                <text:p>8.3E-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6E-052">
                <text:p>2.6E-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.2E-049">
                <text:p>1.2E-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013">
                <text:p>0.0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.8E-047">
                <text:p>4.8E-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.9E-047">
                <text:p>8.9E-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.9E-044">
                <text:p>5.9E-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E-027">
                <text:p>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.6E-040">
                <text:p>4.6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.9E-040">
                <text:p>4.9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E-041">
                <text:p>3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.1E-041">
                <text:p>7.1E-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.5E-038">
                <text:p>1.5E-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9E-040">
                <text:p>2.9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9E-038">
                <text:p>1.9E-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3E-038">
                <text:p>3.3E-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9.2E-040">
                <text:p>9.2E-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.1E-038">
                <text:p>2.1E-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.5E-038">
                <text:p>2.5E-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6E-037">
                <text:p>1.6E-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.3E-037">
                <text:p>1.3E-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.3E-037">
                <text:p>1.3E-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.6E-038">
                <text:p>7.6E-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E-037">
                <text:p>1E-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E-037">
                <text:p>4E-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.5E-037">
                <text:p>4.5E-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.6E-036">
                <text:p>1.6E-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1E-036">
                <text:p>2.1E-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.1E-036">
                <text:p>8.1E-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.2E-033">
                <text:p>4.2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E-021">
                <text:p>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E-019">
                <text:p>1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6E-017">
                <text:p>2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6E-015">
                <text:p>2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.6E-016">
                <text:p>5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000000000043">
                <text:p>0.00000000000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00099">
                <text:p>0.0000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0000000031">
                <text:p>0.00000000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0000000053">
                <text:p>0.0000000000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00000000039">
                <text:p>0.0000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00000000056">
                <text:p>0.000000000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00000016">
                <text:p>0.0000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00000079">
                <text:p>0.0000000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0000015">
                <text:p>0.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0000027">
                <text:p>0.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00011">
                <text:p>0.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00031">
                <text:p>0.000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00033">
                <text:p>0.0000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0016">
                <text:p>0.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0042">
                <text:p>0.000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0051">
                <text:p>0.000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0093">
                <text:p>0.000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012">
                <text:p>0.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011">
                <text:p>0.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011">
                <text:p>0.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021">
                <text:p>0.0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023">
                <text:p>0.0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24">
                <text:p>0.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54">
                <text:p>0.0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89">
                <text:p>0.0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